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P10" style:parent-style-name="Normalny" style:family="paragraph">
      <style:paragraph-properties fo:text-align="justify" fo:line-height="150%"/>
    </style:style>
    <style:style style:name="T11" style:parent-style-name="Domyślnaczcionkaakapitu" style:family="text">
      <style:text-properties fo:background-color="#80FFFF"/>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fo:background-color="#80FFFF" style:text-underline-type="single" style:text-underline-style="solid" style:text-underline-width="auto" style:text-underline-mode="continuous"/>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fo:text-align="justify" fo:line-height="150%"/>
    </style:style>
    <style:style style:name="T18" style:parent-style-name="Domyślnaczcionkaakapitu" style:family="text">
      <style:text-properties style:text-underline-type="single" style:text-underline-style="solid" style:text-underline-width="auto" style:text-underline-mode="continuous"/>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style:style>
    <style:style style:name="T24" style:parent-style-name="Domyślnaczcionkaakapitu" style:family="text">
      <style:text-properties style:text-underline-type="single" style:text-underline-style="solid" style:text-underline-width="auto" style:text-underline-mode="continuous"/>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fo:text-indent="0.2479in"/>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style:tab-stops>
          <style:tab-stop style:type="left" style:position="2.3763in"/>
        </style:tab-stops>
      </style:paragraph-properties>
    </style:style>
    <style:style style:name="T52" style:parent-style-name="Domyślnaczcionkaakapitu" style:family="text">
      <style:text-properties style:text-underline-type="single" style:text-underline-style="solid" style:text-underline-width="auto" style:text-underline-mode="continuous"/>
    </style:style>
    <style:style style:name="T53" style:parent-style-name="Domyślnaczcionkaakapitu" style:family="text">
      <style:text-properties fo:background-color="#80FFFF" style:text-underline-type="single" style:text-underline-style="solid" style:text-underline-width="auto" style:text-underline-mode="continuous"/>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style>
    <style:style style:name="P56" style:parent-style-name="Normalny" style:family="paragraph">
      <style:paragraph-properties fo:text-align="justify" fo:line-height="150%" fo:text-indent="0.2479in">
        <style:tab-stops>
          <style:tab-stop style:type="left" style:position="2.3763in"/>
        </style:tab-stops>
      </style:paragraph-properties>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479in"/>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style:tab-stops>
          <style:tab-stop style:type="left" style:position="2.793in"/>
        </style:tab-stops>
      </style:paragraph-properties>
    </style:style>
    <style:style style:name="T65" style:parent-style-name="Domyślnaczcionkaakapitu" style:family="text">
      <style:text-properties style:text-underline-type="single" style:text-underline-style="solid" style:text-underline-width="auto" style:text-underline-mode="continuous"/>
    </style:style>
    <style:style style:name="T66" style:parent-style-name="Domyślnaczcionkaakapitu" style:family="text">
      <style:text-properties fo:background-color="#80FFFF" style:text-underline-type="single" style:text-underline-style="solid" style:text-underline-width="auto" style:text-underline-mode="continuous"/>
    </style:style>
    <style:style style:name="T67" style:parent-style-name="Domyślnaczcionkaakapitu" style:family="text">
      <style:text-properties style:text-underline-type="single" style:text-underline-style="solid" style:text-underline-width="auto" style:text-underline-mode="continuous"/>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tab-stops>
          <style:tab-stop style:type="left" style:position="2.793in"/>
        </style:tab-stops>
      </style:paragraph-properties>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P110" style:parent-style-name="Normalny" style:family="paragraph">
      <style:paragraph-properties fo:text-align="justify" fo:line-height="150%" fo:text-indent="0.2479in"/>
    </style:style>
    <style:style style:name="P111" style:parent-style-name="Normalny" style:family="paragraph">
      <style:paragraph-properties fo:text-align="justify" fo:line-height="150%"/>
    </style:style>
    <style:style style:name="T112" style:parent-style-name="Domyślnaczcionkaakapitu" style:family="text">
      <style:text-properties style:text-underline-type="single" style:text-underline-style="solid" style:text-underline-width="auto" style:text-underline-mode="continuous"/>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T115" style:parent-style-name="Domyślnaczcionkaakapitu" style:family="text">
      <style:text-properties fo:background-color="#80FFFF" style:text-underline-type="single" style:text-underline-style="solid" style:text-underline-width="auto" style:text-underline-mode="continuous"/>
    </style:style>
    <style:style style:name="T116" style:parent-style-name="Domyślnaczcionkaakapitu" style:family="text">
      <style:text-properties style:text-underline-type="single" style:text-underline-style="solid" style:text-underline-width="auto" style:text-underline-mode="continuous"/>
    </style:style>
    <style:style style:name="T117" style:parent-style-name="Domyślnaczcionkaakapitu" style:family="text">
      <style:text-properties fo:background-color="#80FFFF" style:text-underline-type="single" style:text-underline-style="solid" style:text-underline-width="auto" style:text-underline-mode="continuous"/>
    </style:style>
    <style:style style:name="T118" style:parent-style-name="Domyślnaczcionkaakapitu" style:family="text">
      <style:text-properties style:text-underline-type="single" style:text-underline-style="solid" style:text-underline-width="auto" style:text-underline-mode="continuous"/>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P121" style:parent-style-name="Normalny" style:family="paragraph">
      <style:paragraph-properties fo:text-align="justify" fo:line-height="150%"/>
    </style:style>
    <style:style style:name="T122" style:parent-style-name="Domyślnaczcionkaakapitu" style:family="text">
      <style:text-properties fo:background-color="#80FFFF" style:text-underline-type="single" style:text-underline-style="solid" style:text-underline-width="auto" style:text-underline-mode="continuous"/>
    </style:style>
    <style:style style:name="T123" style:parent-style-name="Domyślnaczcionkaakapitu" style:family="text">
      <style:text-properties style:text-underline-type="single" style:text-underline-style="solid" style:text-underline-width="auto" style:text-underline-mode="continuous"/>
    </style:style>
    <style:style style:name="T124" style:parent-style-name="Domyślnaczcionkaakapitu" style:family="text">
      <style:text-properties fo:background-color="#80FFFF" style:text-underline-type="single" style:text-underline-style="solid" style:text-underline-width="auto" style:text-underline-mode="continuous"/>
    </style:style>
    <style:style style:name="T125" style:parent-style-name="Domyślnaczcionkaakapitu" style:family="text">
      <style:text-properties style:text-underline-type="single" style:text-underline-style="solid" style:text-underline-width="auto" style:text-underline-mode="continuous"/>
    </style:style>
    <style:style style:name="T126" style:parent-style-name="Domyślnaczcionkaakapitu" style:family="text">
      <style:text-properties fo:background-color="#80FFFF" style:text-underline-type="single" style:text-underline-style="solid" style:text-underline-width="auto" style:text-underline-mode="continuous"/>
    </style:style>
    <style:style style:name="T127" style:parent-style-name="Domyślnaczcionkaakapitu" style:family="text">
      <style:text-properties style:text-underline-type="single" style:text-underline-style="solid" style:text-underline-width="auto" style:text-underline-mode="continuous"/>
    </style:style>
    <style:style style:name="T128" style:parent-style-name="Domyślnaczcionkaakapitu" style:family="text">
      <style:text-properties fo:background-color="#80FFFF" style:text-underline-type="single" style:text-underline-style="solid" style:text-underline-width="auto" style:text-underline-mode="continuous"/>
    </style:style>
    <style:style style:name="T129" style:parent-style-name="Domyślnaczcionkaakapitu" style:family="text">
      <style:text-properties style:text-underline-type="single" style:text-underline-style="solid" style:text-underline-width="auto" style:text-underline-mode="continuous"/>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479in"/>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P140" style:parent-style-name="Normalny" style:family="paragraph">
      <style:paragraph-properties fo:text-align="justify" fo:line-height="150%"/>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style:style>
    <style:style style:name="T144" style:parent-style-name="Domyślnaczcionkaakapitu" style:family="text">
      <style:text-properties style:text-underline-type="single" style:text-underline-style="solid" style:text-underline-width="auto" style:text-underline-mode="continuous"/>
    </style:style>
    <style:style style:name="T145" style:parent-style-name="Domyślnaczcionkaakapitu" style:family="text">
      <style:text-properties fo:background-color="#80FFFF" style:text-underline-type="single" style:text-underline-style="solid" style:text-underline-width="auto" style:text-underline-mode="continuous"/>
    </style:style>
    <style:style style:name="T146" style:parent-style-name="Domyślnaczcionkaakapitu" style:family="text">
      <style:text-properties style:text-underline-type="single" style:text-underline-style="solid" style:text-underline-width="auto" style:text-underline-mode="continuous"/>
    </style:style>
    <style:style style:name="T147" style:parent-style-name="Domyślnaczcionkaakapitu" style:family="text">
      <style:text-properties fo:background-color="#80FFFF" style:text-underline-type="single" style:text-underline-style="solid" style:text-underline-width="auto" style:text-underline-mode="continuous"/>
    </style:style>
    <style:style style:name="T148" style:parent-style-name="Domyślnaczcionkaakapitu" style:family="text">
      <style:text-properties style:text-underline-type="single" style:text-underline-style="solid" style:text-underline-width="auto" style:text-underline-mode="continuous"/>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P151" style:parent-style-name="Normalny" style:family="paragraph">
      <style:paragraph-properties fo:text-align="justify" fo:line-height="150%"/>
    </style:style>
    <style:style style:name="T152" style:parent-style-name="Domyślnaczcionkaakapitu" style:family="text">
      <style:text-properties style:text-underline-type="single" style:text-underline-style="solid" style:text-underline-width="auto" style:text-underline-mode="continuous"/>
    </style:style>
    <style:style style:name="T153" style:parent-style-name="Domyślnaczcionkaakapitu" style:family="text">
      <style:text-properties fo:background-color="#80FFFF" style:text-underline-type="single" style:text-underline-style="solid" style:text-underline-width="auto" style:text-underline-mode="continuous"/>
    </style:style>
    <style:style style:name="T154" style:parent-style-name="Domyślnaczcionkaakapitu" style:family="text">
      <style:text-properties style:text-underline-type="single" style:text-underline-style="solid" style:text-underline-width="auto" style:text-underline-mode="continuous"/>
    </style:style>
    <style:style style:name="T155" style:parent-style-name="Domyślnaczcionkaakapitu" style:family="text">
      <style:text-properties fo:background-color="#80FFFF" style:text-underline-type="single" style:text-underline-style="solid" style:text-underline-width="auto" style:text-underline-mode="continuous"/>
    </style:style>
    <style:style style:name="T156" style:parent-style-name="Domyślnaczcionkaakapitu" style:family="text">
      <style:text-properties style:text-underline-type="single" style:text-underline-style="solid" style:text-underline-width="auto" style:text-underline-mode="continuous"/>
    </style:style>
    <style:style style:name="T157" style:parent-style-name="Domyślnaczcionkaakapitu" style:family="text">
      <style:text-properties fo:background-color="#80FFFF" style:text-underline-type="single" style:text-underline-style="solid" style:text-underline-width="auto" style:text-underline-mode="continuous"/>
    </style:style>
    <style:style style:name="T158" style:parent-style-name="Domyślnaczcionkaakapitu" style:family="text">
      <style:text-properties style:text-underline-type="single" style:text-underline-style="solid" style:text-underline-width="auto" style:text-underline-mode="continuous"/>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style:style>
    <style:style style:name="T163" style:parent-style-name="Domyślnaczcionkaakapitu" style:family="text">
      <style:text-properties fo:background-color="#80FFFF" style:text-underline-type="single" style:text-underline-style="solid" style:text-underline-width="auto" style:text-underline-mode="continuous"/>
    </style:style>
    <style:style style:name="T164" style:parent-style-name="Domyślnaczcionkaakapitu" style:family="text">
      <style:text-properties style:text-underline-type="single" style:text-underline-style="solid" style:text-underline-width="auto" style:text-underline-mode="continuous"/>
    </style:style>
    <style:style style:name="T165" style:parent-style-name="Domyślnaczcionkaakapitu" style:family="text">
      <style:text-properties fo:background-color="#80FFFF" style:text-underline-type="single" style:text-underline-style="solid" style:text-underline-width="auto" style:text-underline-mode="continuous"/>
    </style:style>
    <style:style style:name="T166" style:parent-style-name="Domyślnaczcionkaakapitu" style:family="text">
      <style:text-properties style:text-underline-type="single" style:text-underline-style="solid" style:text-underline-width="auto" style:text-underline-mode="continuous"/>
    </style:style>
    <style:style style:name="T167" style:parent-style-name="Domyślnaczcionkaakapitu" style:family="text">
      <style:text-properties fo:background-color="#80FFFF" style:text-underline-type="single" style:text-underline-style="solid" style:text-underline-width="auto" style:text-underline-mode="continuous"/>
    </style:style>
    <style:style style:name="T168" style:parent-style-name="Domyślnaczcionkaakapitu" style:family="text">
      <style:text-properties style:text-underline-type="single" style:text-underline-style="solid" style:text-underline-width="auto" style:text-underline-mode="continuous"/>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T173" style:parent-style-name="Domyślnaczcionkaakapitu" style:family="text">
      <style:text-properties fo:background-color="#80FFFF"/>
    </style:style>
    <style:style style:name="T174" style:parent-style-name="Domyślnaczcionkaakapitu" style:family="text">
      <style:text-properties fo:background-color="#80FFFF"/>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style:style>
    <style:style style:name="T184" style:parent-style-name="Domyślnaczcionkaakapitu" style:family="text">
      <style:text-properties style:text-underline-type="single" style:text-underline-style="solid" style:text-underline-width="auto" style:text-underline-mode="continuous"/>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479in"/>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style:style>
    <style:style style:name="T230" style:parent-style-name="Domyślnaczcionkaakapitu" style:family="text">
      <style:text-properties fo:background-color="#80FFFF" style:text-underline-type="single" style:text-underline-style="solid" style:text-underline-width="auto" style:text-underline-mode="continuous"/>
    </style:style>
    <style:style style:name="T231" style:parent-style-name="Domyślnaczcionkaakapitu" style:family="text">
      <style:text-properties style:text-underline-type="single" style:text-underline-style="solid" style:text-underline-width="auto" style:text-underline-mode="continuous"/>
    </style:style>
    <style:style style:name="T232" style:parent-style-name="Domyślnaczcionkaakapitu" style:family="text">
      <style:text-properties fo:background-color="#80FFFF" style:text-underline-type="single" style:text-underline-style="solid" style:text-underline-width="auto" style:text-underline-mode="continuous"/>
    </style:style>
    <style:style style:name="T233" style:parent-style-name="Domyślnaczcionkaakapitu" style:family="text">
      <style:text-properties style:text-underline-type="single" style:text-underline-style="solid" style:text-underline-width="auto" style:text-underline-mode="continuous"/>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P246" style:parent-style-name="Normalny" style:family="paragraph">
      <style:paragraph-properties fo:text-align="justify" fo:line-height="150%" fo:text-indent="0.2479in"/>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style:style>
    <style:style style:name="T249" style:parent-style-name="Domyślnaczcionkaakapitu" style:family="text">
      <style:text-properties fo:background-color="#80FFFF"/>
    </style:style>
    <style:style style:name="P250" style:parent-style-name="Normalny" style:family="paragraph">
      <style:paragraph-properties fo:text-align="justify" fo:line-height="150%"/>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style:style>
    <style:style style:name="T256" style:parent-style-name="Domyślnaczcionkaakapitu" style:family="text">
      <style:text-properties style:text-underline-type="single" style:text-underline-style="solid" style:text-underline-width="auto" style:text-underline-mode="continuous"/>
    </style:style>
    <style:style style:name="T257" style:parent-style-name="Domyślnaczcionkaakapitu" style:family="text">
      <style:text-properties fo:background-color="#80FFFF" style:text-underline-type="single" style:text-underline-style="solid" style:text-underline-width="auto" style:text-underline-mode="continuous"/>
    </style:style>
    <style:style style:name="T258" style:parent-style-name="Domyślnaczcionkaakapitu" style:family="text">
      <style:text-properties style:text-underline-type="single" style:text-underline-style="solid" style:text-underline-width="auto" style:text-underline-mode="continuous"/>
    </style:style>
    <style:style style:name="T259" style:parent-style-name="Domyślnaczcionkaakapitu" style:family="text">
      <style:text-properties fo:background-color="#80FFFF" style:text-underline-type="single" style:text-underline-style="solid" style:text-underline-width="auto" style:text-underline-mode="continuous"/>
    </style:style>
    <style:style style:name="T260" style:parent-style-name="Domyślnaczcionkaakapitu" style:family="text">
      <style:text-properties style:text-underline-type="single" style:text-underline-style="solid" style:text-underline-width="auto" style:text-underline-mode="continuous"/>
    </style:style>
    <style:style style:name="T261" style:parent-style-name="Domyślnaczcionkaakapitu" style:family="text">
      <style:text-properties fo:background-color="#80FFFF"/>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P270" style:parent-style-name="Normalny" style:family="paragraph">
      <style:paragraph-properties fo:text-align="justify" fo:line-height="150%"/>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T272" style:parent-style-name="Domyślnaczcionkaakapitu" style:family="text">
      <style:text-properties style:text-underline-type="single" style:text-underline-style="solid" style:text-underline-width="auto" style:text-underline-mode="continuous"/>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P276" style:parent-style-name="Normalny" style:family="paragraph">
      <style:paragraph-properties fo:text-align="justify" fo:line-height="150%"/>
    </style:style>
    <style:style style:name="T277" style:parent-style-name="Domyślnaczcionkaakapitu" style:family="text">
      <style:text-properties fo:background-color="#80FFFF" style:text-underline-type="single" style:text-underline-style="solid" style:text-underline-width="auto" style:text-underline-mode="continuous"/>
    </style:style>
    <style:style style:name="T278" style:parent-style-name="Domyślnaczcionkaakapitu" style:family="text">
      <style:text-properties style:text-underline-type="single" style:text-underline-style="solid" style:text-underline-width="auto" style:text-underline-mode="continuous"/>
    </style:style>
    <style:style style:name="T279" style:parent-style-name="Domyślnaczcionkaakapitu" style:family="text">
      <style:text-properties fo:background-color="#80FFFF" style:text-underline-type="single" style:text-underline-style="solid" style:text-underline-width="auto" style:text-underline-mode="continuous"/>
    </style:style>
    <style:style style:name="T280" style:parent-style-name="Domyślnaczcionkaakapitu" style:family="text">
      <style:text-properties style:text-underline-type="single" style:text-underline-style="solid" style:text-underline-width="auto" style:text-underline-mode="continuous"/>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P298" style:parent-style-name="Normalny" style:family="paragraph">
      <style:paragraph-properties fo:text-align="justify" fo:line-height="150%" fo:text-indent="0.2479in"/>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T310" style:parent-style-name="Domyślnaczcionkaakapitu" style:family="text">
      <style:text-properties fo:background-color="#80FFFF"/>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P344" style:parent-style-name="Normalny" style:family="paragraph">
      <style:paragraph-properties fo:text-align="justify" fo:line-height="150%" fo:text-indent="0.2479in"/>
    </style:style>
    <style:style style:name="P345" style:parent-style-name="Normalny" style:family="paragraph">
      <style:paragraph-properties fo:text-align="justify" fo:line-height="150%"/>
    </style:style>
    <style:style style:name="T346" style:parent-style-name="Domyślnaczcionkaakapitu" style:family="text">
      <style:text-properties style:text-underline-type="single" style:text-underline-style="solid" style:text-underline-width="auto" style:text-underline-mode="continuous"/>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style:style>
    <style:style style:name="T350" style:parent-style-name="Domyślnaczcionkaakapitu" style:family="text">
      <style:text-properties fo:background-color="#80FFFF" style:text-underline-type="single" style:text-underline-style="solid" style:text-underline-width="auto" style:text-underline-mode="continuous"/>
    </style:style>
    <style:style style:name="T351" style:parent-style-name="Domyślnaczcionkaakapitu" style:family="text">
      <style:text-properties style:text-underline-type="single" style:text-underline-style="solid" style:text-underline-width="auto" style:text-underline-mode="continuous"/>
    </style:style>
    <style:style style:name="T352" style:parent-style-name="Domyślnaczcionkaakapitu" style:family="text">
      <style:text-properties fo:background-color="#80FFFF" style:text-underline-type="single" style:text-underline-style="solid" style:text-underline-width="auto" style:text-underline-mode="continuous"/>
    </style:style>
    <style:style style:name="T353" style:parent-style-name="Domyślnaczcionkaakapitu" style:family="text">
      <style:text-properties style:text-underline-type="single" style:text-underline-style="solid" style:text-underline-width="auto" style:text-underline-mode="continuous"/>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style:style>
    <style:style style:name="T387" style:parent-style-name="Domyślnaczcionkaakapitu" style:family="text">
      <style:text-properties style:text-underline-type="single" style:text-underline-style="solid" style:text-underline-width="auto" style:text-underline-mode="continuous"/>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style:style>
    <style:style style:name="T393" style:parent-style-name="Domyślnaczcionkaakapitu" style:family="text">
      <style:text-properties style:text-underline-type="single" style:text-underline-style="solid" style:text-underline-width="auto" style:text-underline-mode="continuous"/>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P399" style:parent-style-name="Normalny" style:family="paragraph">
      <style:paragraph-properties fo:text-align="justify" fo:line-height="150%" fo:text-indent="0.2479in"/>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T438" style:parent-style-name="Domyślnaczcionkaakapitu" style:family="text">
      <style:text-properties fo:background-color="#80FFFF"/>
    </style:style>
    <style:style style:name="P439" style:parent-style-name="Normalny" style:family="paragraph">
      <style:paragraph-properties fo:text-align="justify" fo:line-height="150%"/>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T442" style:parent-style-name="Domyślnaczcionkaakapitu" style:family="text">
      <style:text-properties fo:background-color="#80FFFF" style:text-underline-type="single" style:text-underline-style="solid" style:text-underline-width="auto" style:text-underline-mode="continuous"/>
    </style:style>
    <style:style style:name="T443" style:parent-style-name="Domyślnaczcionkaakapitu" style:family="text">
      <style:text-properties style:text-underline-type="single" style:text-underline-style="solid" style:text-underline-width="auto" style:text-underline-mode="continuous"/>
    </style:style>
    <style:style style:name="T444" style:parent-style-name="Domyślnaczcionkaakapitu" style:family="text">
      <style:text-properties fo:background-color="#80FFFF" style:text-underline-type="single" style:text-underline-style="solid" style:text-underline-width="auto" style:text-underline-mode="continuous"/>
    </style:style>
    <style:style style:name="T445" style:parent-style-name="Domyślnaczcionkaakapitu" style:family="text">
      <style:text-properties fo:background-color="#80FFFF"/>
    </style:style>
    <style:style style:name="P446" style:parent-style-name="Normalny" style:family="paragraph">
      <style:paragraph-properties fo:text-align="justify" fo:line-height="150%" fo:text-indent="0.2479in"/>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479in"/>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style:style>
    <style:style style:name="T467" style:parent-style-name="Domyślnaczcionkaakapitu" style:family="text">
      <style:text-properties fo:background-color="#80FFFF" style:text-underline-type="single" style:text-underline-style="solid" style:text-underline-width="auto" style:text-underline-mode="continuous"/>
    </style:style>
    <style:style style:name="T468" style:parent-style-name="Domyślnaczcionkaakapitu" style:family="text">
      <style:text-properties style:text-underline-type="single" style:text-underline-style="solid" style:text-underline-width="auto" style:text-underline-mode="continuous"/>
    </style:style>
    <style:style style:name="T469" style:parent-style-name="Domyślnaczcionkaakapitu" style:family="text">
      <style:text-properties fo:background-color="#80FFFF" style:text-underline-type="single" style:text-underline-style="solid" style:text-underline-width="auto" style:text-underline-mode="continuous"/>
    </style:style>
    <style:style style:name="T470" style:parent-style-name="Domyślnaczcionkaakapitu" style:family="text">
      <style:text-properties style:text-underline-type="single" style:text-underline-style="solid" style:text-underline-width="auto" style:text-underline-mode="continuous"/>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style:style>
    <style:style style:name="T490" style:parent-style-name="Domyślnaczcionkaakapitu" style:family="text">
      <style:text-properties fo:background-color="#80FFFF" style:text-underline-type="single" style:text-underline-style="solid" style:text-underline-width="auto" style:text-underline-mode="continuous"/>
    </style:style>
    <style:style style:name="T491" style:parent-style-name="Domyślnaczcionkaakapitu" style:family="text">
      <style:text-properties style:text-underline-type="single" style:text-underline-style="solid" style:text-underline-width="auto" style:text-underline-mode="continuous"/>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T505" style:parent-style-name="Domyślnaczcionkaakapitu" style:family="text">
      <style:text-properties style:text-underline-type="single" style:text-underline-style="solid" style:text-underline-width="auto" style:text-underline-mode="continuous"/>
    </style:style>
    <style:style style:name="T506" style:parent-style-name="Domyślnaczcionkaakapitu" style:family="text">
      <style:text-properties fo:background-color="#80FFFF" style:text-underline-type="single" style:text-underline-style="solid" style:text-underline-width="auto" style:text-underline-mode="continuous"/>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479in"/>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P520" style:parent-style-name="Normalny" style:family="paragraph">
      <style:paragraph-properties fo:text-align="justify" fo:line-height="150%"/>
    </style:style>
    <style:style style:name="T521" style:parent-style-name="Domyślnaczcionkaakapitu" style:family="text">
      <style:text-properties style:text-underline-type="single" style:text-underline-style="solid" style:text-underline-width="auto" style:text-underline-mode="continuous"/>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style:style>
    <style:style style:name="T529" style:parent-style-name="Domyślnaczcionkaakapitu" style:family="text">
      <style:text-properties style:text-underline-type="single" style:text-underline-style="solid" style:text-underline-width="auto" style:text-underline-mode="continuous"/>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style:style>
    <style:style style:name="T541" style:parent-style-name="Domyślnaczcionkaakapitu" style:family="text">
      <style:text-properties fo:background-color="#80FFFF"/>
    </style:style>
    <style:style style:name="P542" style:parent-style-name="Normalny" style:family="paragraph">
      <style:paragraph-properties fo:text-align="justify" fo:line-height="150%"/>
    </style:style>
    <style:style style:name="T543" style:parent-style-name="Domyślnaczcionkaakapitu" style:family="text">
      <style:text-properties style:text-underline-type="single" style:text-underline-style="solid" style:text-underline-width="auto" style:text-underline-mode="continuous"/>
    </style:style>
    <style:style style:name="T544" style:parent-style-name="Domyślnaczcionkaakapitu" style:family="text">
      <style:text-properties fo:background-color="#80FFFF" style:text-underline-type="single" style:text-underline-style="solid" style:text-underline-width="auto" style:text-underline-mode="continuous"/>
    </style:style>
    <style:style style:name="T545" style:parent-style-name="Domyślnaczcionkaakapitu" style:family="text">
      <style:text-properties style:text-underline-type="single" style:text-underline-style="solid" style:text-underline-width="auto" style:text-underline-mode="continuous"/>
    </style:style>
    <style:style style:name="T546" style:parent-style-name="Domyślnaczcionkaakapitu" style:family="text">
      <style:text-properties fo:background-color="#80FFFF"/>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P562" style:parent-style-name="Normalny" style:family="paragraph">
      <style:paragraph-properties fo:text-align="justify" fo:line-height="150%"/>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style:style>
    <style:style style:name="T565" style:parent-style-name="Domyślnaczcionkaakapitu" style:family="text">
      <style:text-properties style:text-underline-type="single" style:text-underline-style="solid" style:text-underline-width="auto" style:text-underline-mode="continuous"/>
    </style:style>
    <style:style style:name="T566" style:parent-style-name="Domyślnaczcionkaakapitu" style:family="text">
      <style:text-properties fo:background-color="#80FFFF" style:text-underline-type="single" style:text-underline-style="solid" style:text-underline-width="auto" style:text-underline-mode="continuous"/>
    </style:style>
    <style:style style:name="T567" style:parent-style-name="Domyślnaczcionkaakapitu" style:family="text">
      <style:text-properties style:text-underline-type="single" style:text-underline-style="solid" style:text-underline-width="auto" style:text-underline-mode="continuous"/>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style:style>
    <style:style style:name="T576" style:parent-style-name="Domyślnaczcionkaakapitu" style:family="text">
      <style:text-properties style:text-underline-type="single" style:text-underline-style="solid" style:text-underline-width="auto" style:text-underline-mode="continuous"/>
    </style:style>
    <style:style style:name="T577" style:parent-style-name="Domyślnaczcionkaakapitu" style:family="text">
      <style:text-properties fo:background-color="#80FFFF" style:text-underline-type="single" style:text-underline-style="solid" style:text-underline-width="auto" style:text-underline-mode="continuous"/>
    </style:style>
    <style:style style:name="T578" style:parent-style-name="Domyślnaczcionkaakapitu" style:family="text">
      <style:text-properties style:text-underline-type="single" style:text-underline-style="solid" style:text-underline-width="auto" style:text-underline-mode="continuous"/>
    </style:style>
    <style:style style:name="T579" style:parent-style-name="Domyślnaczcionkaakapitu" style:family="text">
      <style:text-properties fo:background-color="#80FFFF" style:text-underline-type="single" style:text-underline-style="solid" style:text-underline-width="auto" style:text-underline-mode="continuous"/>
    </style:style>
    <style:style style:name="T580" style:parent-style-name="Domyślnaczcionkaakapitu" style:family="text">
      <style:text-properties style:text-underline-type="single" style:text-underline-style="solid" style:text-underline-width="auto" style:text-underline-mode="continuous"/>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fo:text-indent="0.2479in"/>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479in"/>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fo:text-indent="0.2479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479in"/>
    </style:style>
    <style:style style:name="P661" style:parent-style-name="Normalny" style:family="paragraph">
      <style:paragraph-properties fo:text-align="justify" fo:line-height="150%"/>
    </style:style>
    <style:style style:name="T662" style:parent-style-name="Domyślnaczcionkaakapitu" style:family="text">
      <style:text-properties style:text-underline-type="single" style:text-underline-style="solid" style:text-underline-width="auto" style:text-underline-mode="continuous"/>
    </style:style>
    <style:style style:name="T663" style:parent-style-name="Domyślnaczcionkaakapitu" style:family="text">
      <style:text-properties fo:background-color="#80FFFF" style:text-underline-type="single" style:text-underline-style="solid" style:text-underline-width="auto" style:text-underline-mode="continuous"/>
    </style:style>
    <style:style style:name="T664" style:parent-style-name="Domyślnaczcionkaakapitu" style:family="text">
      <style:text-properties style:text-underline-type="single" style:text-underline-style="solid" style:text-underline-width="auto" style:text-underline-mode="continuous"/>
    </style:style>
    <style:style style:name="T665" style:parent-style-name="Domyślnaczcionkaakapitu" style:family="text">
      <style:text-properties fo:background-color="#80FFFF" style:text-underline-type="single" style:text-underline-style="solid" style:text-underline-width="auto" style:text-underline-mode="continuous"/>
    </style:style>
    <style:style style:name="T666" style:parent-style-name="Domyślnaczcionkaakapitu" style:family="text">
      <style:text-properties style:text-underline-type="single" style:text-underline-style="solid" style:text-underline-width="auto" style:text-underline-mode="continuous"/>
    </style:style>
    <style:style style:name="T667" style:parent-style-name="Domyślnaczcionkaakapitu" style:family="text">
      <style:text-properties fo:background-color="#80FFFF" style:text-underline-type="single" style:text-underline-style="solid" style:text-underline-width="auto" style:text-underline-mode="continuous"/>
    </style:style>
    <style:style style:name="T668" style:parent-style-name="Domyślnaczcionkaakapitu" style:family="text">
      <style:text-properties style:text-underline-type="single" style:text-underline-style="solid" style:text-underline-width="auto" style:text-underline-mode="continuous"/>
    </style:style>
    <style:style style:name="T669" style:parent-style-name="Domyślnaczcionkaakapitu" style:family="text">
      <style:text-properties fo:background-color="#80FFFF" style:text-underline-type="single" style:text-underline-style="solid" style:text-underline-width="auto" style:text-underline-mode="continuous"/>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P694" style:parent-style-name="Normalny" style:family="paragraph">
      <style:paragraph-properties fo:text-align="justify" fo:line-height="150%" fo:text-indent="0.2479in"/>
    </style:style>
    <style:style style:name="P695" style:parent-style-name="Normalny" style:family="paragraph">
      <style:paragraph-properties fo:text-align="justify" fo:line-height="150%"/>
    </style:style>
    <style:style style:name="T696" style:parent-style-name="Domyślnaczcionkaakapitu" style:family="text">
      <style:text-properties style:text-underline-type="single" style:text-underline-style="solid" style:text-underline-width="auto" style:text-underline-mode="continuous"/>
    </style:style>
    <style:style style:name="T697" style:parent-style-name="Domyślnaczcionkaakapitu" style:family="text">
      <style:text-properties fo:background-color="#80FFFF" style:text-underline-type="single" style:text-underline-style="solid" style:text-underline-width="auto" style:text-underline-mode="continuous"/>
    </style:style>
    <style:style style:name="T698" style:parent-style-name="Domyślnaczcionkaakapitu" style:family="text">
      <style:text-properties style:text-underline-type="single" style:text-underline-style="solid" style:text-underline-width="auto" style:text-underline-mode="continuous"/>
    </style:style>
    <style:style style:name="T699" style:parent-style-name="Domyślnaczcionkaakapitu" style:family="text">
      <style:text-properties fo:background-color="#80FFFF" style:text-underline-type="single" style:text-underline-style="solid" style:text-underline-width="auto" style:text-underline-mode="continuous"/>
    </style:style>
    <style:style style:name="T700" style:parent-style-name="Domyślnaczcionkaakapitu" style:family="text">
      <style:text-properties style:text-underline-type="single" style:text-underline-style="solid" style:text-underline-width="auto" style:text-underline-mode="continuous"/>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P705" style:parent-style-name="Normalny" style:family="paragraph">
      <style:paragraph-properties fo:text-align="justify" fo:line-height="150%" fo:text-indent="0.2479in"/>
    </style:style>
    <style:style style:name="P706" style:parent-style-name="Normalny" style:family="paragraph">
      <style:paragraph-properties fo:text-align="justify" fo:line-height="150%" fo:text-indent="0.2479in"/>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P712" style:parent-style-name="Normalny" style:family="paragraph">
      <style:paragraph-properties fo:text-align="justify" fo:line-height="150%" fo:text-indent="0.2479in"/>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P745" style:parent-style-name="Normalny" style:family="paragraph">
      <style:paragraph-properties fo:text-align="justify" fo:line-height="150%" fo:text-indent="0.2479in"/>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style:style>
    <style:style style:name="T752" style:parent-style-name="Domyślnaczcionkaakapitu" style:family="text">
      <style:text-properties style:text-underline-type="single" style:text-underline-style="solid" style:text-underline-width="auto" style:text-underline-mode="continuous"/>
    </style:style>
    <style:style style:name="T753" style:parent-style-name="Domyślnaczcionkaakapitu" style:family="text">
      <style:text-properties fo:background-color="#80FFFF" style:text-underline-type="single" style:text-underline-style="solid" style:text-underline-width="auto" style:text-underline-mode="continuous"/>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P758" style:parent-style-name="Normalny" style:family="paragraph">
      <style:paragraph-properties fo:text-align="justify" fo:line-height="150%"/>
    </style:style>
    <style:style style:name="T759" style:parent-style-name="Domyślnaczcionkaakapitu" style:family="text">
      <style:text-properties fo:background-color="#80FFFF" style:text-underline-type="single" style:text-underline-style="solid" style:text-underline-width="auto" style:text-underline-mode="continuous"/>
    </style:style>
    <style:style style:name="T760" style:parent-style-name="Domyślnaczcionkaakapitu" style:family="text">
      <style:text-properties style:text-underline-type="single" style:text-underline-style="solid" style:text-underline-width="auto" style:text-underline-mode="continuous"/>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fo:text-indent="0.2479in"/>
    </style:style>
    <style:style style:name="T774" style:parent-style-name="Domyślnaczcionkaakapitu" style:family="text">
      <style:text-properties fo:background-color="#80FFFF"/>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P799" style:parent-style-name="Normalny" style:family="paragraph">
      <style:paragraph-properties fo:text-align="justify" fo:line-height="150%"/>
    </style:style>
    <style:style style:name="T800" style:parent-style-name="Domyślnaczcionkaakapitu" style:family="text">
      <style:text-properties style:text-underline-type="single" style:text-underline-style="solid" style:text-underline-width="auto" style:text-underline-mode="continuous"/>
    </style:style>
    <style:style style:name="T801" style:parent-style-name="Domyślnaczcionkaakapitu" style:family="text">
      <style:text-properties fo:background-color="#80FFFF" style:text-underline-type="single" style:text-underline-style="solid" style:text-underline-width="auto" style:text-underline-mode="continuous"/>
    </style:style>
    <style:style style:name="T802" style:parent-style-name="Domyślnaczcionkaakapitu" style:family="text">
      <style:text-properties style:text-underline-type="single" style:text-underline-style="solid" style:text-underline-width="auto" style:text-underline-mode="continuous"/>
    </style:style>
    <style:style style:name="T803" style:parent-style-name="Domyślnaczcionkaakapitu" style:family="text">
      <style:text-properties fo:background-color="#80FFFF" style:text-underline-type="single" style:text-underline-style="solid" style:text-underline-width="auto" style:text-underline-mode="continuous"/>
    </style:style>
    <style:style style:name="T804" style:parent-style-name="Domyślnaczcionkaakapitu" style:family="text">
      <style:text-properties style:text-underline-type="single" style:text-underline-style="solid" style:text-underline-width="auto" style:text-underline-mode="continuous"/>
    </style:style>
    <style:style style:name="T805" style:parent-style-name="Domyślnaczcionkaakapitu" style:family="text">
      <style:text-properties fo:background-color="#80FFFF" style:text-underline-type="single" style:text-underline-style="solid" style:text-underline-width="auto" style:text-underline-mode="continuous"/>
    </style:style>
    <style:style style:name="T806" style:parent-style-name="Domyślnaczcionkaakapitu" style:family="text">
      <style:text-properties style:text-underline-type="single" style:text-underline-style="solid" style:text-underline-width="auto" style:text-underline-mode="continuous"/>
    </style:style>
    <style:style style:name="T807" style:parent-style-name="Domyślnaczcionkaakapitu" style:family="text">
      <style:text-properties fo:background-color="#80FFFF" style:text-underline-type="single" style:text-underline-style="solid" style:text-underline-width="auto" style:text-underline-mode="continuous"/>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P810" style:parent-style-name="Normalny" style:family="paragraph">
      <style:paragraph-properties fo:text-align="justify" fo:line-height="150%"/>
    </style:style>
    <style:style style:name="T811" style:parent-style-name="Domyślnaczcionkaakapitu" style:family="text">
      <style:text-properties style:text-underline-type="single" style:text-underline-style="solid" style:text-underline-width="auto" style:text-underline-mode="continuous"/>
    </style:style>
    <style:style style:name="T812" style:parent-style-name="Domyślnaczcionkaakapitu" style:family="text">
      <style:text-properties fo:background-color="#80FFFF" style:text-underline-type="single" style:text-underline-style="solid" style:text-underline-width="auto" style:text-underline-mode="continuous"/>
    </style:style>
    <style:style style:name="T813" style:parent-style-name="Domyślnaczcionkaakapitu" style:family="text">
      <style:text-properties style:text-underline-type="single" style:text-underline-style="solid" style:text-underline-width="auto" style:text-underline-mode="continuous"/>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fo:text-indent="0.2479in"/>
    </style:style>
    <style:style style:name="T816" style:parent-style-name="Domyślnaczcionkaakapitu" style:family="text">
      <style:text-properties fo:background-color="#80FFFF"/>
    </style:style>
    <style:style style:name="T817" style:parent-style-name="Domyślnaczcionkaakapitu" style:family="text">
      <style:text-properties fo:background-color="#80FFFF"/>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P824" style:parent-style-name="Normalny" style:family="paragraph">
      <style:paragraph-properties fo:text-align="justify" fo:line-height="150%" fo:text-indent="0.2479in"/>
    </style:style>
    <style:style style:name="T825" style:parent-style-name="Domyślnaczcionkaakapitu" style:family="text">
      <style:text-properties fo:background-color="#80FFFF"/>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T869" style:parent-style-name="Domyślnaczcionkaakapitu" style:family="text">
      <style:text-properties fo:background-color="#80FFFF"/>
    </style:style>
    <style:style style:name="P870" style:parent-style-name="Normalny" style:family="paragraph">
      <style:paragraph-properties fo:text-align="justify" fo:line-height="150%"/>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text-underline-type="single" style:text-underline-style="solid" style:text-underline-width="auto" style:text-underline-mode="continuous"/>
    </style:style>
    <style:style style:name="T873" style:parent-style-name="Domyślnaczcionkaakapitu" style:family="text">
      <style:text-properties style:text-underline-type="single" style:text-underline-style="solid" style:text-underline-width="auto" style:text-underline-mode="continuous"/>
    </style:style>
    <style:style style:name="T874" style:parent-style-name="Domyślnaczcionkaakapitu" style:family="text">
      <style:text-properties fo:background-color="#80FFFF" style:text-underline-type="single" style:text-underline-style="solid" style:text-underline-width="auto" style:text-underline-mode="continuous"/>
    </style:style>
    <style:style style:name="T875" style:parent-style-name="Domyślnaczcionkaakapitu" style:family="text">
      <style:text-properties style:text-underline-type="single" style:text-underline-style="solid" style:text-underline-width="auto" style:text-underline-mode="continuous"/>
    </style:style>
    <style:style style:name="T876" style:parent-style-name="Domyślnaczcionkaakapitu" style:family="text">
      <style:text-properties fo:background-color="#80FFFF" style:text-underline-type="single" style:text-underline-style="solid" style:text-underline-width="auto" style:text-underline-mode="continuous"/>
    </style:style>
    <style:style style:name="T877" style:parent-style-name="Domyślnaczcionkaakapitu" style:family="text">
      <style:text-properties style:text-underline-type="single" style:text-underline-style="solid" style:text-underline-width="auto" style:text-underline-mode="continuous"/>
    </style:style>
    <style:style style:name="T878" style:parent-style-name="Domyślnaczcionkaakapitu" style:family="text">
      <style:text-properties fo:background-color="#80FFFF" style:text-underline-type="single" style:text-underline-style="solid" style:text-underline-width="auto" style:text-underline-mode="continuous"/>
    </style:style>
    <style:style style:name="T879" style:parent-style-name="Domyślnaczcionkaakapitu" style:family="text">
      <style:text-properties fo:background-color="#80FFFF"/>
    </style:style>
    <style:style style:name="P880" style:parent-style-name="Normalny" style:family="paragraph">
      <style:paragraph-properties fo:text-align="justify" fo:line-height="150%" fo:text-indent="0.2479in"/>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style:text-underline-type="single" style:text-underline-style="solid" style:text-underline-width="auto" style:text-underline-mode="continuous"/>
    </style:style>
    <style:style style:name="T885" style:parent-style-name="Domyślnaczcionkaakapitu" style:family="text">
      <style:text-properties fo:background-color="#80FFFF" style:text-underline-type="single" style:text-underline-style="solid" style:text-underline-width="auto" style:text-underline-mode="continuous"/>
    </style:style>
    <style:style style:name="T886" style:parent-style-name="Domyślnaczcionkaakapitu" style:family="text">
      <style:text-properties style:text-underline-type="single" style:text-underline-style="solid" style:text-underline-width="auto" style:text-underline-mode="continuous"/>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P907" style:parent-style-name="Normalny" style:family="paragraph">
      <style:paragraph-properties fo:text-align="justify" fo:line-height="150%" fo:text-indent="0.2479in"/>
    </style:style>
    <style:style style:name="P908" style:parent-style-name="Normalny" style:family="paragraph">
      <style:paragraph-properties fo:text-align="justify" fo:line-height="150%">
        <style:tab-stops>
          <style:tab-stop style:type="left" style:position="2.4583in"/>
        </style:tab-stops>
      </style:paragraph-properties>
    </style:style>
    <style:style style:name="T909" style:parent-style-name="Domyślnaczcionkaakapitu" style:family="text">
      <style:text-properties style:text-underline-type="single" style:text-underline-style="solid" style:text-underline-width="auto" style:text-underline-mode="continuous"/>
    </style:style>
    <style:style style:name="T910" style:parent-style-name="Domyślnaczcionkaakapitu" style:family="text">
      <style:text-properties fo:background-color="#80FFFF" style:text-underline-type="single" style:text-underline-style="solid" style:text-underline-width="auto" style:text-underline-mode="continuous"/>
    </style:style>
    <style:style style:name="T911" style:parent-style-name="Domyślnaczcionkaakapitu" style:family="text">
      <style:text-properties style:text-underline-type="single" style:text-underline-style="solid" style:text-underline-width="auto" style:text-underline-mode="continuous"/>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479in">
        <style:tab-stops>
          <style:tab-stop style:type="left" style:position="2.4583in"/>
        </style:tab-stops>
      </style:paragraph-properties>
    </style:style>
    <style:style style:name="P914" style:parent-style-name="Normalny" style:family="paragraph">
      <style:paragraph-properties fo:text-align="justify" fo:line-height="150%"/>
    </style:style>
    <style:style style:name="T915" style:parent-style-name="Domyślnaczcionkaakapitu" style:family="text">
      <style:text-properties style:text-underline-type="single" style:text-underline-style="solid" style:text-underline-width="auto" style:text-underline-mode="continuous"/>
    </style:style>
    <style:style style:name="T916" style:parent-style-name="Domyślnaczcionkaakapitu" style:family="text">
      <style:text-properties fo:background-color="#80FFFF" style:text-underline-type="single" style:text-underline-style="solid" style:text-underline-width="auto" style:text-underline-mode="continuous"/>
    </style:style>
    <style:style style:name="T917" style:parent-style-name="Domyślnaczcionkaakapitu" style:family="text">
      <style:text-properties style:text-underline-type="single" style:text-underline-style="solid" style:text-underline-width="auto" style:text-underline-mode="continuous"/>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P921" style:parent-style-name="Normalny" style:family="paragraph">
      <style:paragraph-properties fo:text-align="justify" fo:line-height="150%" fo:text-indent="0.2479in"/>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fo:text-indent="0.2479in"/>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fo:text-indent="0.2479in"/>
    </style:style>
    <style:style style:name="T966" style:parent-style-name="Domyślnaczcionkaakapitu" style:family="text">
      <style:text-properties fo:background-color="#80FFFF"/>
    </style:style>
    <style:style style:name="P967" style:parent-style-name="Normalny" style:family="paragraph">
      <style:paragraph-properties fo:text-align="justify" fo:line-height="150%"/>
    </style:style>
    <style:style style:name="T968" style:parent-style-name="Domyślnaczcionkaakapitu" style:family="text">
      <style:text-properties fo:background-color="#80FFFF" style:text-underline-type="single" style:text-underline-style="solid" style:text-underline-width="auto" style:text-underline-mode="continuous"/>
    </style:style>
    <style:style style:name="T969" style:parent-style-name="Domyślnaczcionkaakapitu" style:family="text">
      <style:text-properties style:text-underline-type="single" style:text-underline-style="solid" style:text-underline-width="auto" style:text-underline-mode="continuous"/>
    </style:style>
    <style:style style:name="T970" style:parent-style-name="Domyślnaczcionkaakapitu" style:family="text">
      <style:text-properties fo:background-color="#80FFFF" style:text-underline-type="single" style:text-underline-style="solid" style:text-underline-width="auto" style:text-underline-mode="continuous"/>
    </style:style>
    <style:style style:name="T971" style:parent-style-name="Domyślnaczcionkaakapitu" style:family="text">
      <style:text-properties style:text-underline-type="single" style:text-underline-style="solid" style:text-underline-width="auto" style:text-underline-mode="continuous"/>
    </style:style>
    <style:style style:name="T972" style:parent-style-name="Domyślnaczcionkaakapitu" style:family="text">
      <style:text-properties fo:background-color="#80FFFF" style:text-underline-type="single" style:text-underline-style="solid" style:text-underline-width="auto" style:text-underline-mode="continuous"/>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P977" style:parent-style-name="Normalny" style:family="paragraph">
      <style:paragraph-properties fo:text-align="justify" fo:line-height="150%"/>
    </style:style>
    <style:style style:name="T978" style:parent-style-name="Domyślnaczcionkaakapitu" style:family="text">
      <style:text-properties style:text-underline-type="single" style:text-underline-style="solid" style:text-underline-width="auto" style:text-underline-mode="continuous"/>
    </style:style>
    <style:style style:name="P979" style:parent-style-name="Normalny" style:family="paragraph">
      <style:paragraph-properties fo:text-align="justify" fo:line-height="150%" fo:text-indent="0.2479in"/>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fo:text-indent="0.2479in"/>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P1027" style:parent-style-name="Normalny" style:family="paragraph">
      <style:paragraph-properties fo:text-align="justify" fo:line-height="150%" fo:text-indent="0.2479in"/>
    </style:style>
    <style:style style:name="T1028" style:parent-style-name="Domyślnaczcionkaakapitu" style:family="text">
      <style:text-properties fo:background-color="#80FFFF"/>
    </style:style>
    <style:style style:name="P1029" style:parent-style-name="Normalny" style:family="paragraph">
      <style:paragraph-properties fo:text-align="justify" fo:line-height="150%"/>
    </style:style>
    <style:style style:name="T1030" style:parent-style-name="Domyślnaczcionkaakapitu" style:family="text">
      <style:text-properties style:text-underline-type="single" style:text-underline-style="solid" style:text-underline-width="auto" style:text-underline-mode="continuous"/>
    </style:style>
    <style:style style:name="T1031" style:parent-style-name="Domyślnaczcionkaakapitu" style:family="text">
      <style:text-properties fo:background-color="#80FFFF" style:text-underline-type="single" style:text-underline-style="solid" style:text-underline-width="auto" style:text-underline-mode="continuous"/>
    </style:style>
    <style:style style:name="T1032" style:parent-style-name="Domyślnaczcionkaakapitu" style:family="text">
      <style:text-properties style:text-underline-type="single" style:text-underline-style="solid" style:text-underline-width="auto" style:text-underline-mode="continuous"/>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style:style>
    <style:style style:name="T1036" style:parent-style-name="Domyślnaczcionkaakapitu" style:family="text">
      <style:text-properties style:text-underline-type="single" style:text-underline-style="solid" style:text-underline-width="auto" style:text-underline-mode="continuous"/>
    </style:style>
    <style:style style:name="T1037" style:parent-style-name="Domyślnaczcionkaakapitu" style:family="text">
      <style:text-properties fo:background-color="#80FFFF" style:text-underline-type="single" style:text-underline-style="solid" style:text-underline-width="auto" style:text-underline-mode="continuous"/>
    </style:style>
    <style:style style:name="T1038" style:parent-style-name="Domyślnaczcionkaakapitu" style:family="text">
      <style:text-properties style:text-underline-type="single" style:text-underline-style="solid" style:text-underline-width="auto" style:text-underline-mode="continuous"/>
    </style:style>
    <style:style style:name="T1039" style:parent-style-name="Domyślnaczcionkaakapitu" style:family="text">
      <style:text-properties fo:background-color="#80FFFF" style:text-underline-type="single" style:text-underline-style="solid" style:text-underline-width="auto" style:text-underline-mode="continuous"/>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style:text-underline-type="single" style:text-underline-style="solid" style:text-underline-width="auto" style:text-underline-mode="continuous"/>
    </style:style>
    <style:style style:name="P1043" style:parent-style-name="Normalny" style:family="paragraph">
      <style:paragraph-properties fo:text-align="justify" fo:line-height="150%" fo:text-indent="0.2479in"/>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T1064" style:parent-style-name="Domyślnaczcionkaakapitu" style:family="text">
      <style:text-properties fo:background-color="#80FFFF"/>
    </style:style>
    <style:style style:name="P1065" style:parent-style-name="Normalny" style:family="paragraph">
      <style:paragraph-properties fo:text-align="justify" fo:line-height="150%" fo:text-indent="0.2479in"/>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fo:text-indent="0.2479in"/>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style:style>
    <style:style style:name="T1121" style:parent-style-name="Domyślnaczcionkaakapitu" style:family="text">
      <style:text-properties style:text-underline-type="single" style:text-underline-style="solid" style:text-underline-width="auto" style:text-underline-mode="continuous"/>
    </style:style>
    <style:style style:name="T1122" style:parent-style-name="Domyślnaczcionkaakapitu" style:family="text">
      <style:text-properties fo:background-color="#80FFFF"/>
    </style:style>
    <style:style style:name="P1123" style:parent-style-name="Normalny" style:family="paragraph">
      <style:paragraph-properties fo:text-align="justify" fo:line-height="150%" fo:text-indent="0.2479in"/>
    </style:style>
    <style:style style:name="T1124" style:parent-style-name="Domyślnaczcionkaakapitu" style:family="text">
      <style:text-properties fo:background-color="#80FFFF"/>
    </style:style>
    <style:style style:name="P1125" style:parent-style-name="Normalny" style:family="paragraph">
      <style:paragraph-properties fo:text-align="justify" fo:line-height="150%"/>
    </style:style>
    <style:style style:name="T1126" style:parent-style-name="Domyślnaczcionkaakapitu" style:family="text">
      <style:text-properties style:text-underline-type="single" style:text-underline-style="solid" style:text-underline-width="auto" style:text-underline-mode="continuous"/>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fo:text-indent="0.2479in"/>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P1144" style:parent-style-name="Normalny" style:family="paragraph">
      <style:paragraph-properties fo:text-align="justify" fo:line-height="150%" fo:text-indent="0.2479in"/>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P1164" style:parent-style-name="Normalny" style:family="paragraph">
      <style:paragraph-properties fo:text-align="justify" fo:line-height="150%" fo:text-indent="0.2479in"/>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P1169" style:parent-style-name="Normalny" style:family="paragraph">
      <style:paragraph-properties fo:text-align="justify" fo:line-height="150%" fo:text-indent="0.2479in"/>
    </style:style>
    <style:style style:name="P1170" style:parent-style-name="Normalny" style:family="paragraph">
      <style:paragraph-properties fo:text-align="justify" fo:line-height="150%"/>
    </style:style>
    <style:style style:name="T1171" style:parent-style-name="Domyślnaczcionkaakapitu" style:family="text">
      <style:text-properties style:text-underline-type="single" style:text-underline-style="solid" style:text-underline-width="auto" style:text-underline-mode="continuous"/>
    </style:style>
    <style:style style:name="T1172" style:parent-style-name="Domyślnaczcionkaakapitu" style:family="text">
      <style:text-properties fo:background-color="#80FFFF" style:text-underline-type="single" style:text-underline-style="solid" style:text-underline-width="auto" style:text-underline-mode="continuous"/>
    </style:style>
    <style:style style:name="T1173" style:parent-style-name="Domyślnaczcionkaakapitu" style:family="text">
      <style:text-properties style:text-underline-type="single" style:text-underline-style="solid" style:text-underline-width="auto" style:text-underline-mode="continuous"/>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style:style>
    <style:style style:name="T1179" style:parent-style-name="Domyślnaczcionkaakapitu" style:family="text">
      <style:text-properties fo:background-color="#80FFFF" style:text-underline-type="single" style:text-underline-style="solid" style:text-underline-width="auto" style:text-underline-mode="continuous"/>
    </style:style>
    <style:style style:name="T1180" style:parent-style-name="Domyślnaczcionkaakapitu" style:family="text">
      <style:text-properties style:text-underline-type="single" style:text-underline-style="solid" style:text-underline-width="auto" style:text-underline-mode="continuous"/>
    </style:style>
    <style:style style:name="T1181" style:parent-style-name="Domyślnaczcionkaakapitu" style:family="text">
      <style:text-properties fo:background-color="#80FFFF" style:text-underline-type="single" style:text-underline-style="solid" style:text-underline-width="auto" style:text-underline-mode="continuous"/>
    </style:style>
    <style:style style:name="T1182" style:parent-style-name="Domyślnaczcionkaakapitu" style:family="text">
      <style:text-properties style:text-underline-type="single" style:text-underline-style="solid" style:text-underline-width="auto" style:text-underline-mode="continuous"/>
    </style:style>
    <style:style style:name="T1183" style:parent-style-name="Domyślnaczcionkaakapitu" style:family="text">
      <style:text-properties fo:background-color="#80FFFF" style:text-underline-type="single" style:text-underline-style="solid" style:text-underline-width="auto" style:text-underline-mode="continuous"/>
    </style:style>
    <style:style style:name="T1184" style:parent-style-name="Domyślnaczcionkaakapitu" style:family="text">
      <style:text-properties style:text-underline-type="single" style:text-underline-style="solid" style:text-underline-width="auto" style:text-underline-mode="continuous"/>
    </style:style>
    <style:style style:name="T1185" style:parent-style-name="Domyślnaczcionkaakapitu" style:family="text">
      <style:text-properties fo:background-color="#80FFFF" style:text-underline-type="single" style:text-underline-style="solid" style:text-underline-width="auto" style:text-underline-mode="continuous"/>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style:style>
    <style:style style:name="T1239" style:parent-style-name="Domyślnaczcionkaakapitu" style:family="text">
      <style:text-properties style:text-underline-type="single" style:text-underline-style="solid" style:text-underline-width="auto" style:text-underline-mode="continuous"/>
    </style:style>
    <style:style style:name="P1240" style:parent-style-name="Normalny" style:family="paragraph">
      <style:paragraph-properties fo:text-align="justify" fo:line-height="150%" fo:text-indent="0.2479in"/>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style:style>
    <style:style style:name="T1249" style:parent-style-name="Domyślnaczcionkaakapitu" style:family="text">
      <style:text-properties style:text-underline-type="single" style:text-underline-style="solid" style:text-underline-width="auto" style:text-underline-mode="continuous"/>
    </style:style>
    <style:style style:name="T1250" style:parent-style-name="Domyślnaczcionkaakapitu" style:family="text">
      <style:text-properties fo:background-color="#80FFFF" style:text-underline-type="single" style:text-underline-style="solid" style:text-underline-width="auto" style:text-underline-mode="continuous"/>
    </style:style>
    <style:style style:name="T1251" style:parent-style-name="Domyślnaczcionkaakapitu" style:family="text">
      <style:text-properties style:text-underline-type="single" style:text-underline-style="solid" style:text-underline-width="auto" style:text-underline-mode="continuous"/>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fo:text-indent="0.2479in"/>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T1268" style:parent-style-name="Domyślnaczcionkaakapitu" style:family="text">
      <style:text-properties fo:background-color="#80FFFF"/>
    </style:style>
    <style:style style:name="T1269" style:parent-style-name="Domyślnaczcionkaakapitu" style:family="text">
      <style:text-properties fo:background-color="#80FFFF"/>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style:style>
    <style:style style:name="T1300" style:parent-style-name="Domyślnaczcionkaakapitu" style:family="text">
      <style:text-properties style:text-underline-type="single" style:text-underline-style="solid" style:text-underline-width="auto" style:text-underline-mode="continuous"/>
    </style:style>
    <style:style style:name="P1301" style:parent-style-name="Normalny" style:family="paragraph">
      <style:paragraph-properties fo:text-align="justify" fo:line-height="150%" fo:text-indent="0.2479in"/>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style:style>
    <style:style style:name="T1304" style:parent-style-name="Domyślnaczcionkaakapitu" style:family="text">
      <style:text-properties style:text-underline-type="single" style:text-underline-style="solid" style:text-underline-width="auto" style:text-underline-mode="continuous"/>
    </style:style>
    <style:style style:name="T1305" style:parent-style-name="Domyślnaczcionkaakapitu" style:family="text">
      <style:text-properties fo:background-color="#80FFFF" style:text-underline-type="single" style:text-underline-style="solid" style:text-underline-width="auto" style:text-underline-mode="continuous"/>
    </style:style>
    <style:style style:name="T1306" style:parent-style-name="Domyślnaczcionkaakapitu" style:family="text">
      <style:text-properties style:text-underline-type="single" style:text-underline-style="solid" style:text-underline-width="auto" style:text-underline-mode="continuous"/>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P1334" style:parent-style-name="Normalny" style:family="paragraph">
      <style:paragraph-properties fo:text-align="justify" fo:line-height="150%" fo:text-indent="0.2479in"/>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P1363" style:parent-style-name="Normalny" style:family="paragraph">
      <style:paragraph-properties fo:text-align="justify" fo:line-height="150%" fo:text-indent="0.2479in"/>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style:style>
    <style:style style:name="T1366" style:parent-style-name="Domyślnaczcionkaakapitu" style:family="text">
      <style:text-properties style:text-underline-type="single" style:text-underline-style="solid" style:text-underline-width="auto" style:text-underline-mode="continuous"/>
    </style:style>
    <style:style style:name="T1367" style:parent-style-name="Domyślnaczcionkaakapitu" style:family="text">
      <style:text-properties fo:background-color="#80FFFF" style:text-underline-type="single" style:text-underline-style="solid" style:text-underline-width="auto" style:text-underline-mode="continuous"/>
    </style:style>
    <style:style style:name="P1368" style:parent-style-name="Normalny" style:family="paragraph">
      <style:paragraph-properties fo:text-align="justify" fo:line-height="150%" fo:text-indent="0.2479in"/>
    </style:style>
    <style:style style:name="P1369" style:parent-style-name="Normalny" style:family="paragraph">
      <style:paragraph-properties fo:text-align="justify" fo:line-height="150%"/>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fo:text-indent="0.2479in"/>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T1405" style:parent-style-name="Domyślnaczcionkaakapitu" style:family="text">
      <style:text-properties fo:background-color="#80FFFF"/>
    </style:style>
    <style:style style:name="P1406" style:parent-style-name="Normalny" style:family="paragraph">
      <style:paragraph-properties fo:text-align="justify" fo:line-height="150%" fo:text-indent="0.2479in"/>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fo:text-indent="0.2479in"/>
    </style:style>
    <style:style style:name="T1457" style:parent-style-name="Domyślnaczcionkaakapitu" style:family="text">
      <style:text-properties fo:background-color="#80FFFF"/>
    </style:style>
    <style:style style:name="P1458" style:parent-style-name="Normalny" style:family="paragraph">
      <style:paragraph-properties fo:text-align="justify" fo:line-height="150%"/>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style:style>
    <style:style style:name="T1464" style:parent-style-name="Domyślnaczcionkaakapitu" style:family="text">
      <style:text-properties fo:background-color="#80FFFF" style:text-underline-type="single" style:text-underline-style="solid" style:text-underline-width="auto" style:text-underline-mode="continuous"/>
    </style:style>
    <style:style style:name="T1465" style:parent-style-name="Domyślnaczcionkaakapitu" style:family="text">
      <style:text-properties style:text-underline-type="single" style:text-underline-style="solid" style:text-underline-width="auto" style:text-underline-mode="continuous"/>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P1493" style:parent-style-name="Normalny" style:family="paragraph">
      <style:paragraph-properties fo:text-align="justify" fo:line-height="150%" fo:text-indent="0.2479in"/>
    </style:style>
    <style:style style:name="P1494" style:parent-style-name="Normalny" style:family="paragraph">
      <style:paragraph-properties fo:text-align="justify" fo:line-height="150%"/>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fo:background-color="#80FFFF" style:text-underline-type="single" style:text-underline-style="solid" style:text-underline-width="auto" style:text-underline-mode="continuous"/>
    </style:style>
    <style:style style:name="T1497" style:parent-style-name="Domyślnaczcionkaakapitu" style:family="text">
      <style:text-properties style:text-underline-type="single" style:text-underline-style="solid" style:text-underline-width="auto" style:text-underline-mode="continuous"/>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style:style>
    <style:style style:name="T1502" style:parent-style-name="Domyślnaczcionkaakapitu" style:family="text">
      <style:text-properties style:text-underline-type="single" style:text-underline-style="solid" style:text-underline-width="auto" style:text-underline-mode="continuous"/>
    </style:style>
    <style:style style:name="T1503" style:parent-style-name="Domyślnaczcionkaakapitu" style:family="text">
      <style:text-properties fo:background-color="#80FFFF" style:text-underline-type="single" style:text-underline-style="solid" style:text-underline-width="auto" style:text-underline-mode="continuous"/>
    </style:style>
    <style:style style:name="T1504" style:parent-style-name="Domyślnaczcionkaakapitu" style:family="text">
      <style:text-properties style:text-underline-type="single" style:text-underline-style="solid" style:text-underline-width="auto" style:text-underline-mode="continuous"/>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479in"/>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style:style>
    <style:style style:name="T1544" style:parent-style-name="Domyślnaczcionkaakapitu" style:family="text">
      <style:text-properties style:text-underline-type="single" style:text-underline-style="solid" style:text-underline-width="auto" style:text-underline-mode="continuous"/>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style:style>
    <style:style style:name="T1550" style:parent-style-name="Domyślnaczcionkaakapitu" style:family="text">
      <style:text-properties style:text-underline-type="single" style:text-underline-style="solid" style:text-underline-width="auto" style:text-underline-mode="continuous"/>
    </style:style>
    <style:style style:name="T1551" style:parent-style-name="Domyślnaczcionkaakapitu" style:family="text">
      <style:text-properties fo:background-color="#80FFFF" style:text-underline-type="single" style:text-underline-style="solid" style:text-underline-width="auto" style:text-underline-mode="continuous"/>
    </style:style>
    <style:style style:name="T1552" style:parent-style-name="Domyślnaczcionkaakapitu" style:family="text">
      <style:text-properties style:text-underline-type="single" style:text-underline-style="solid" style:text-underline-width="auto" style:text-underline-mode="continuous"/>
    </style:style>
    <style:style style:name="T1553" style:parent-style-name="Domyślnaczcionkaakapitu" style:family="text">
      <style:text-properties fo:background-color="#80FFFF" style:text-underline-type="single" style:text-underline-style="solid" style:text-underline-width="auto" style:text-underline-mode="continuous"/>
    </style:style>
    <style:style style:name="T1554" style:parent-style-name="Domyślnaczcionkaakapitu" style:family="text">
      <style:text-properties style:text-underline-type="single" style:text-underline-style="solid" style:text-underline-width="auto" style:text-underline-mode="continuous"/>
    </style:style>
    <style:style style:name="T1555" style:parent-style-name="Domyślnaczcionkaakapitu" style:family="text">
      <style:text-properties fo:background-color="#80FFFF" style:text-underline-type="single" style:text-underline-style="solid" style:text-underline-width="auto" style:text-underline-mode="continuous"/>
    </style:style>
    <style:style style:name="T1556" style:parent-style-name="Domyślnaczcionkaakapitu" style:family="text">
      <style:text-properties style:text-underline-type="single" style:text-underline-style="solid" style:text-underline-width="auto" style:text-underline-mode="continuous"/>
    </style:style>
    <style:style style:name="P1557" style:parent-style-name="Normalny" style:family="paragraph">
      <style:paragraph-properties fo:text-align="justify" fo:line-height="150%" fo:text-indent="0.2479in"/>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P1565" style:parent-style-name="Normalny" style:family="paragraph">
      <style:paragraph-properties fo:text-align="justify" fo:line-height="150%" fo:text-indent="0.2479in"/>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style:tab-stops>
          <style:tab-stop style:type="left" style:position="2.4201in"/>
        </style:tab-stops>
      </style:paragraph-properties>
    </style:style>
    <style:style style:name="T1604" style:parent-style-name="Domyślnaczcionkaakapitu" style:family="text">
      <style:text-properties fo:background-color="#80FFFF" style:text-underline-type="single" style:text-underline-style="solid" style:text-underline-width="auto" style:text-underline-mode="continuous"/>
    </style:style>
    <style:style style:name="T1605" style:parent-style-name="Domyślnaczcionkaakapitu" style:family="text">
      <style:text-properties style:text-underline-type="single" style:text-underline-style="solid" style:text-underline-width="auto" style:text-underline-mode="continuous"/>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tab-stops>
          <style:tab-stop style:type="left" style:position="2.4201in"/>
        </style:tab-stops>
      </style:paragraph-properties>
    </style:style>
    <style:style style:name="P1608" style:parent-style-name="Normalny" style:family="paragraph">
      <style:paragraph-properties fo:text-align="justify" fo:line-height="150%"/>
    </style:style>
    <style:style style:name="T1609" style:parent-style-name="Domyślnaczcionkaakapitu" style:family="text">
      <style:text-properties style:text-underline-type="single" style:text-underline-style="solid" style:text-underline-width="auto" style:text-underline-mode="continuous"/>
    </style:style>
    <style:style style:name="T1610" style:parent-style-name="Domyślnaczcionkaakapitu" style:family="text">
      <style:text-properties fo:background-color="#80FFFF" style:text-underline-type="single" style:text-underline-style="solid" style:text-underline-width="auto" style:text-underline-mode="continuous"/>
    </style:style>
    <style:style style:name="T1611" style:parent-style-name="Domyślnaczcionkaakapitu" style:family="text">
      <style:text-properties style:text-underline-type="single" style:text-underline-style="solid" style:text-underline-width="auto" style:text-underline-mode="continuous"/>
    </style:style>
    <style:style style:name="T1612" style:parent-style-name="Domyślnaczcionkaakapitu" style:family="text">
      <style:text-properties fo:background-color="#80FFFF" style:text-underline-type="single" style:text-underline-style="solid" style:text-underline-width="auto" style:text-underline-mode="continuous"/>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P1618" style:parent-style-name="Normalny" style:family="paragraph">
      <style:paragraph-properties fo:text-align="justify" fo:line-height="150%" fo:text-indent="0.2479in">
        <style:tab-stops>
          <style:tab-stop style:type="right" style:leader-style="dotted" style:leader-text="." style:position="1.65in"/>
          <style:tab-stop style:type="left" style:position="1.7631in"/>
        </style:tab-stops>
      </style:paragraph-properties>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P1642" style:parent-style-name="Normalny" style:family="paragraph">
      <style:paragraph-properties fo:text-align="justify" fo:line-height="150%" fo:text-indent="0.2479in"/>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P1646" style:parent-style-name="Normalny" style:family="paragraph">
      <style:paragraph-properties fo:text-align="justify" fo:line-height="150%"/>
    </style:style>
    <style:style style:name="T1647" style:parent-style-name="Domyślnaczcionkaakapitu" style:family="text">
      <style:text-properties style:text-underline-type="single" style:text-underline-style="solid" style:text-underline-width="auto" style:text-underline-mode="continuous"/>
    </style:style>
    <style:style style:name="T1648" style:parent-style-name="Domyślnaczcionkaakapitu" style:family="text">
      <style:text-properties fo:background-color="#80FFFF" style:text-underline-type="single" style:text-underline-style="solid" style:text-underline-width="auto" style:text-underline-mode="continuous"/>
    </style:style>
    <style:style style:name="T1649" style:parent-style-name="Domyślnaczcionkaakapitu" style:family="text">
      <style:text-properties style:text-underline-type="single" style:text-underline-style="solid" style:text-underline-width="auto" style:text-underline-mode="continuous"/>
    </style:style>
    <style:style style:name="T1650" style:parent-style-name="Domyślnaczcionkaakapitu" style:family="text">
      <style:text-properties fo:background-color="#80FFFF"/>
    </style:style>
    <style:style style:name="P1651" style:parent-style-name="Normalny" style:family="paragraph">
      <style:paragraph-properties fo:text-align="justify" fo:line-height="150%" fo:text-indent="0.2479in"/>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P1655" style:parent-style-name="Normalny" style:family="paragraph">
      <style:paragraph-properties fo:text-align="justify" fo:line-height="150%"/>
    </style:style>
    <style:style style:name="T1656" style:parent-style-name="Domyślnaczcionkaakapitu" style:family="text">
      <style:text-properties style:text-underline-type="single" style:text-underline-style="solid" style:text-underline-width="auto" style:text-underline-mode="continuous"/>
    </style:style>
    <style:style style:name="T1657" style:parent-style-name="Domyślnaczcionkaakapitu" style:family="text">
      <style:text-properties fo:background-color="#80FFFF" style:text-underline-type="single" style:text-underline-style="solid" style:text-underline-width="auto" style:text-underline-mode="continuous"/>
    </style:style>
    <style:style style:name="T1658" style:parent-style-name="Domyślnaczcionkaakapitu" style:family="text">
      <style:text-properties style:text-underline-type="single" style:text-underline-style="solid" style:text-underline-width="auto" style:text-underline-mode="continuous"/>
    </style:style>
    <style:style style:name="T1659" style:parent-style-name="Domyślnaczcionkaakapitu" style:family="text">
      <style:text-properties fo:background-color="#80FFFF"/>
    </style:style>
    <style:style style:name="P1660" style:parent-style-name="Normalny" style:family="paragraph">
      <style:paragraph-properties fo:text-align="justify" fo:line-height="150%" fo:text-indent="0.2479in"/>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fo:text-indent="0.2479in"/>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P1694" style:parent-style-name="Normalny" style:family="paragraph">
      <style:paragraph-properties fo:text-align="justify" fo:line-height="150%" fo:text-indent="0.2479in"/>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P1713" style:parent-style-name="Normalny" style:family="paragraph">
      <style:paragraph-properties fo:text-align="justify" fo:line-height="150%" fo:text-indent="0.2479in"/>
    </style:style>
    <style:style style:name="P1714" style:parent-style-name="Normalny" style:family="paragraph">
      <style:paragraph-properties fo:text-align="justify" fo:line-height="150%">
        <style:tab-stops>
          <style:tab-stop style:type="left" style:position="2.4819in"/>
        </style:tab-stops>
      </style:paragraph-properties>
    </style:style>
    <style:style style:name="T1715" style:parent-style-name="Domyślnaczcionkaakapitu" style:family="text">
      <style:text-properties style:text-underline-type="single" style:text-underline-style="solid" style:text-underline-width="auto" style:text-underline-mode="continuous"/>
    </style:style>
    <style:style style:name="T1716" style:parent-style-name="Domyślnaczcionkaakapitu" style:family="text">
      <style:text-properties fo:background-color="#80FFFF" style:text-underline-type="single" style:text-underline-style="solid" style:text-underline-width="auto" style:text-underline-mode="continuous"/>
    </style:style>
    <style:style style:name="T1717" style:parent-style-name="Domyślnaczcionkaakapitu" style:family="text">
      <style:text-properties style:text-underline-type="single" style:text-underline-style="solid" style:text-underline-width="auto" style:text-underline-mode="continuous"/>
    </style:style>
    <style:style style:name="T1718" style:parent-style-name="Domyślnaczcionkaakapitu" style:family="text">
      <style:text-properties fo:background-color="#80FFFF" style:text-underline-type="single" style:text-underline-style="solid" style:text-underline-width="auto" style:text-underline-mode="continuous"/>
    </style:style>
    <style:style style:name="T1719" style:parent-style-name="Domyślnaczcionkaakapitu" style:family="text">
      <style:text-properties style:text-underline-type="single" style:text-underline-style="solid" style:text-underline-width="auto" style:text-underline-mode="continuous"/>
    </style:style>
    <style:style style:name="P1720" style:parent-style-name="Normalny" style:family="paragraph">
      <style:paragraph-properties fo:text-align="justify" fo:line-height="150%" fo:text-indent="0.2479in">
        <style:tab-stops>
          <style:tab-stop style:type="left" style:position="2.4819in"/>
        </style:tab-stops>
      </style:paragraph-properties>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479in"/>
    </style:style>
    <style:style style:name="P1724" style:parent-style-name="Normalny" style:family="paragraph">
      <style:paragraph-properties fo:text-align="justify" fo:line-height="150%"/>
    </style:style>
    <style:style style:name="T1725" style:parent-style-name="Domyślnaczcionkaakapitu" style:family="text">
      <style:text-properties style:text-underline-type="single" style:text-underline-style="solid" style:text-underline-width="auto" style:text-underline-mode="continuous"/>
    </style:style>
    <style:style style:name="T1726" style:parent-style-name="Domyślnaczcionkaakapitu" style:family="text">
      <style:text-properties fo:background-color="#80FFFF" style:text-underline-type="single" style:text-underline-style="solid" style:text-underline-width="auto" style:text-underline-mode="continuous"/>
    </style:style>
    <style:style style:name="T1727" style:parent-style-name="Domyślnaczcionkaakapitu" style:family="text">
      <style:text-properties style:text-underline-type="single" style:text-underline-style="solid" style:text-underline-width="auto" style:text-underline-mode="continuous"/>
    </style:style>
    <style:style style:name="T1728" style:parent-style-name="Domyślnaczcionkaakapitu" style:family="text">
      <style:text-properties fo:background-color="#80FFFF"/>
    </style:style>
    <style:style style:name="P1729" style:parent-style-name="Normalny" style:family="paragraph">
      <style:paragraph-properties fo:text-align="justify" fo:line-height="150%" fo:text-indent="0.2479in"/>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T1732" style:parent-style-name="Domyślnaczcionkaakapitu" style:family="text">
      <style:text-properties fo:background-color="#80FFFF"/>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P1739" style:parent-style-name="Normalny" style:family="paragraph">
      <style:paragraph-properties fo:text-align="justify" fo:line-height="150%" fo:text-indent="0.2479in"/>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style:style>
    <style:style style:name="T1743" style:parent-style-name="Domyślnaczcionkaakapitu" style:family="text">
      <style:text-properties style:text-underline-type="single" style:text-underline-style="solid" style:text-underline-width="auto" style:text-underline-mode="continuous"/>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P1754" style:parent-style-name="Normalny" style:family="paragraph">
      <style:paragraph-properties fo:text-align="justify" fo:line-height="150%" fo:text-indent="0.2479in"/>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style:style>
    <style:style style:name="T1770" style:parent-style-name="Domyślnaczcionkaakapitu" style:family="text">
      <style:text-properties style:text-underline-type="single" style:text-underline-style="solid" style:text-underline-width="auto" style:text-underline-mode="continuous"/>
    </style:style>
    <style:style style:name="T1771" style:parent-style-name="Domyślnaczcionkaakapitu" style:family="text">
      <style:text-properties fo:background-color="#80FFFF" style:text-underline-type="single" style:text-underline-style="solid" style:text-underline-width="auto" style:text-underline-mode="continuous"/>
    </style:style>
    <style:style style:name="T1772" style:parent-style-name="Domyślnaczcionkaakapitu" style:family="text">
      <style:text-properties style:text-underline-type="single" style:text-underline-style="solid" style:text-underline-width="auto" style:text-underline-mode="continuous"/>
    </style:style>
    <style:style style:name="T1773" style:parent-style-name="Domyślnaczcionkaakapitu" style:family="text">
      <style:text-properties fo:background-color="#80FFFF" style:text-underline-type="single" style:text-underline-style="solid" style:text-underline-width="auto" style:text-underline-mode="continuous"/>
    </style:style>
    <style:style style:name="T1774" style:parent-style-name="Domyślnaczcionkaakapitu" style:family="text">
      <style:text-properties style:text-underline-type="single" style:text-underline-style="solid" style:text-underline-width="auto" style:text-underline-mode="continuous"/>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P1777" style:parent-style-name="Normalny" style:family="paragraph">
      <style:paragraph-properties fo:text-align="justify" fo:line-height="150%"/>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text-underline-type="single" style:text-underline-style="solid" style:text-underline-width="auto" style:text-underline-mode="continuous"/>
    </style:style>
    <style:style style:name="T1780" style:parent-style-name="Domyślnaczcionkaakapitu" style:family="text">
      <style:text-properties style:text-underline-type="single" style:text-underline-style="solid" style:text-underline-width="auto" style:text-underline-mode="continuous"/>
    </style:style>
    <style:style style:name="T1781" style:parent-style-name="Domyślnaczcionkaakapitu" style:family="text">
      <style:text-properties fo:background-color="#80FFFF"/>
    </style:style>
    <style:style style:name="P1782" style:parent-style-name="Normalny" style:family="paragraph">
      <style:paragraph-properties fo:text-align="justify" fo:line-height="150%" fo:text-indent="0.2479in"/>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fo:text-indent="0.2479in"/>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P1802" style:parent-style-name="Normalny" style:family="paragraph">
      <style:paragraph-properties fo:text-align="justify" fo:line-height="150%" fo:text-indent="0.2479in"/>
    </style:style>
    <style:style style:name="P1803" style:parent-style-name="Normalny" style:family="paragraph">
      <style:paragraph-properties fo:text-align="justify" fo:line-height="150%"/>
    </style:style>
    <style:style style:name="T1804" style:parent-style-name="Domyślnaczcionkaakapitu" style:family="text">
      <style:text-properties style:text-underline-type="single" style:text-underline-style="solid" style:text-underline-width="auto" style:text-underline-mode="continuous"/>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479in"/>
    </style:style>
    <style:style style:name="P1807" style:parent-style-name="Normalny" style:family="paragraph">
      <style:paragraph-properties fo:text-align="justify" fo:line-height="150%"/>
    </style:style>
    <style:style style:name="T1808" style:parent-style-name="Domyślnaczcionkaakapitu" style:family="text">
      <style:text-properties style:text-underline-type="single" style:text-underline-style="solid" style:text-underline-width="auto" style:text-underline-mode="continuous"/>
    </style:style>
    <style:style style:name="T1809" style:parent-style-name="Domyślnaczcionkaakapitu" style:family="text">
      <style:text-properties fo:background-color="#80FFFF" style:text-underline-type="single" style:text-underline-style="solid" style:text-underline-width="auto" style:text-underline-mode="continuous"/>
    </style:style>
    <style:style style:name="T1810" style:parent-style-name="Domyślnaczcionkaakapitu" style:family="text">
      <style:text-properties style:text-underline-type="single" style:text-underline-style="solid" style:text-underline-width="auto" style:text-underline-mode="continuous"/>
    </style:style>
    <style:style style:name="T1811" style:parent-style-name="Domyślnaczcionkaakapitu" style:family="text">
      <style:text-properties fo:background-color="#80FFFF"/>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T1818" style:parent-style-name="Domyślnaczcionkaakapitu" style:family="text">
      <style:text-properties fo:background-color="#80FFFF"/>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479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style:style>
    <style:style style:name="T1832" style:parent-style-name="Domyślnaczcionkaakapitu" style:family="text">
      <style:text-properties style:text-underline-type="single" style:text-underline-style="solid" style:text-underline-width="auto" style:text-underline-mode="continuous"/>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479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style:style>
    <style:style style:name="T1839" style:parent-style-name="Domyślnaczcionkaakapitu" style:family="text">
      <style:text-properties style:text-underline-type="single" style:text-underline-style="solid" style:text-underline-width="auto" style:text-underline-mode="continuous"/>
    </style:style>
    <style:style style:name="T1840" style:parent-style-name="Domyślnaczcionkaakapitu" style:family="text">
      <style:text-properties fo:background-color="#80FFFF" style:text-underline-type="single" style:text-underline-style="solid" style:text-underline-width="auto" style:text-underline-mode="continuous"/>
    </style:style>
    <style:style style:name="T1841" style:parent-style-name="Domyślnaczcionkaakapitu" style:family="text">
      <style:text-properties style:text-underline-type="single" style:text-underline-style="solid" style:text-underline-width="auto" style:text-underline-mode="continuous"/>
    </style:style>
    <style:style style:name="T1842" style:parent-style-name="Domyślnaczcionkaakapitu" style:family="text">
      <style:text-properties fo:background-color="#80FFFF" style:text-underline-type="single" style:text-underline-style="solid" style:text-underline-width="auto" style:text-underline-mode="continuous"/>
    </style:style>
    <style:style style:name="T1843" style:parent-style-name="Domyślnaczcionkaakapitu" style:family="text">
      <style:text-properties style:text-underline-type="single" style:text-underline-style="solid" style:text-underline-width="auto" style:text-underline-mode="continuous"/>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479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fo:text-indent="0.2479in"/>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T1867" style:parent-style-name="Domyślnaczcionkaakapitu" style:family="text">
      <style:text-properties fo:background-color="#80FFFF"/>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P1874" style:parent-style-name="Normalny" style:family="paragraph">
      <style:paragraph-properties fo:text-align="justify" fo:line-height="150%" fo:text-indent="0.2479in"/>
    </style:style>
    <style:style style:name="P1875" style:parent-style-name="Normalny" style:family="paragraph">
      <style:paragraph-properties fo:text-align="justify" fo:line-height="150%"/>
    </style:style>
    <style:style style:name="T1876" style:parent-style-name="Domyślnaczcionkaakapitu" style:family="text">
      <style:text-properties style:text-underline-type="single" style:text-underline-style="solid" style:text-underline-width="auto" style:text-underline-mode="continuous"/>
    </style:style>
    <style:style style:name="T1877" style:parent-style-name="Domyślnaczcionkaakapitu" style:family="text">
      <style:text-properties fo:background-color="#80FFFF"/>
    </style:style>
    <style:style style:name="P1878" style:parent-style-name="Normalny" style:family="paragraph">
      <style:paragraph-properties fo:text-align="justify" fo:line-height="150%" fo:text-indent="0.2479in"/>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479in"/>
    </style:style>
    <style:style style:name="P1886" style:parent-style-name="Normalny" style:family="paragraph">
      <style:paragraph-properties fo:text-align="justify" fo:line-height="150%"/>
    </style:style>
    <style:style style:name="P1887" style:parent-style-name="Normalny" style:family="paragraph">
      <style:paragraph-properties fo:text-align="justify" fo:line-height="150%"/>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style:style>
    <style:style style:name="P1891" style:parent-style-name="Normalny" style:family="paragraph">
      <style:paragraph-properties fo:text-align="justify" fo:line-height="150%"/>
    </style:style>
    <style:style style:name="T1892" style:parent-style-name="Domyślnaczcionkaakapitu" style:family="text">
      <style:text-properties style:text-underline-type="single" style:text-underline-style="solid" style:text-underline-width="auto" style:text-underline-mode="continuous"/>
    </style:style>
    <style:style style:name="P1893" style:parent-style-name="Normalny" style:family="paragraph">
      <style:paragraph-properties fo:text-align="justify" fo:line-height="150%"/>
    </style:style>
    <style:style style:name="T1894" style:parent-style-name="Domyślnaczcionkaakapitu" style:family="text">
      <style:text-properties style:text-underline-type="single" style:text-underline-style="solid" style:text-underline-width="auto" style:text-underline-mode="continuous"/>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fo:text-indent="0.2479in"/>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style:style>
    <style:style style:name="T1899" style:parent-style-name="Domyślnaczcionkaakapitu" style:family="text">
      <style:text-properties style:text-underline-type="single" style:text-underline-style="solid" style:text-underline-width="auto" style:text-underline-mode="continuous"/>
    </style:style>
    <style:style style:name="T1900" style:parent-style-name="Domyślnaczcionkaakapitu" style:family="text">
      <style:text-properties fo:background-color="#80FFFF" style:text-underline-type="single" style:text-underline-style="solid" style:text-underline-width="auto" style:text-underline-mode="continuous"/>
    </style:style>
    <style:style style:name="T1901" style:parent-style-name="Domyślnaczcionkaakapitu" style:family="text">
      <style:text-properties style:text-underline-type="single" style:text-underline-style="solid" style:text-underline-width="auto" style:text-underline-mode="continuous"/>
    </style:style>
    <style:style style:name="T1902" style:parent-style-name="Domyślnaczcionkaakapitu" style:family="text">
      <style:text-properties fo:background-color="#80FFFF" style:text-underline-type="single" style:text-underline-style="solid" style:text-underline-width="auto" style:text-underline-mode="continuous"/>
    </style:style>
    <style:style style:name="T1903" style:parent-style-name="Domyślnaczcionkaakapitu" style:family="text">
      <style:text-properties style:text-underline-type="single" style:text-underline-style="solid" style:text-underline-width="auto" style:text-underline-mode="continuous"/>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fo:text-indent="0.2479in"/>
    </style:style>
    <style:style style:name="T1906" style:parent-style-name="Domyślnaczcionkaakapitu" style:family="text">
      <style:text-properties fo:background-color="#80FFFF"/>
    </style:style>
    <style:style style:name="P1907" style:parent-style-name="Normalny" style:family="paragraph">
      <style:paragraph-properties fo:text-align="justify" fo:line-height="150%"/>
    </style:style>
    <style:style style:name="T1908" style:parent-style-name="Domyślnaczcionkaakapitu" style:family="text">
      <style:text-properties style:text-underline-type="single" style:text-underline-style="solid" style:text-underline-width="auto" style:text-underline-mode="continuous"/>
    </style:style>
    <style:style style:name="T1909" style:parent-style-name="Domyślnaczcionkaakapitu" style:family="text">
      <style:text-properties fo:background-color="#80FFFF" style:text-underline-type="single" style:text-underline-style="solid" style:text-underline-width="auto" style:text-underline-mode="continuous"/>
    </style:style>
    <style:style style:name="T1910" style:parent-style-name="Domyślnaczcionkaakapitu" style:family="text">
      <style:text-properties fo:background-color="#80FFFF"/>
    </style:style>
    <style:style style:name="P1911" style:parent-style-name="Normalny" style:family="paragraph">
      <style:paragraph-properties fo:text-align="justify" fo:line-height="150%" fo:text-indent="0.2479in"/>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P1914" style:parent-style-name="Normalny" style:family="paragraph">
      <style:paragraph-properties fo:text-align="justify" fo:line-height="150%" fo:text-indent="0.2479in"/>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fo:text-indent="0.2479in"/>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style:style>
    <style:style style:name="T1928" style:parent-style-name="Domyślnaczcionkaakapitu" style:family="text">
      <style:text-properties style:text-underline-type="single" style:text-underline-style="solid" style:text-underline-width="auto" style:text-underline-mode="continuous"/>
    </style:style>
    <style:style style:name="T1929" style:parent-style-name="Domyślnaczcionkaakapitu" style:family="text">
      <style:text-properties fo:background-color="#80FFFF" style:text-underline-type="single" style:text-underline-style="solid" style:text-underline-width="auto" style:text-underline-mode="continuous"/>
    </style:style>
    <style:style style:name="T1930" style:parent-style-name="Domyślnaczcionkaakapitu" style:family="text">
      <style:text-properties style:text-underline-type="single" style:text-underline-style="solid" style:text-underline-width="auto" style:text-underline-mode="continuous"/>
    </style:style>
    <style:style style:name="T1931" style:parent-style-name="Domyślnaczcionkaakapitu" style:family="text">
      <style:text-properties fo:background-color="#80FFFF"/>
    </style:style>
    <style:style style:name="P1932" style:parent-style-name="Normalny" style:family="paragraph">
      <style:paragraph-properties fo:text-align="justify" fo:line-height="150%" fo:text-indent="0.2479in"/>
    </style:style>
    <style:style style:name="T1933" style:parent-style-name="Domyślnaczcionkaakapitu" style:family="text">
      <style:text-properties fo:background-color="#80FFFF"/>
    </style:style>
    <style:style style:name="P1934" style:parent-style-name="Normalny" style:family="paragraph">
      <style:paragraph-properties fo:text-align="justify" fo:line-height="150%" fo:text-indent="0.2479in"/>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fo:text-indent="0.2479in"/>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P1954" style:parent-style-name="Normalny" style:family="paragraph">
      <style:paragraph-properties fo:text-align="justify" fo:line-height="150%" fo:text-indent="0.2479in"/>
    </style:style>
    <style:style style:name="T1955" style:parent-style-name="Domyślnaczcionkaakapitu" style:family="text">
      <style:text-properties fo:background-color="#80FFFF"/>
    </style:style>
    <style:style style:name="P1956" style:parent-style-name="Normalny" style:family="paragraph">
      <style:paragraph-properties fo:text-align="justify" fo:line-height="150%"/>
    </style:style>
    <style:style style:name="T1957" style:parent-style-name="Domyślnaczcionkaakapitu" style:family="text">
      <style:text-properties style:text-underline-type="single" style:text-underline-style="solid" style:text-underline-width="auto" style:text-underline-mode="continuous"/>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fo:text-indent="0.2479in"/>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P1962" style:parent-style-name="Normalny" style:family="paragraph">
      <style:paragraph-properties fo:text-align="justify" fo:line-height="150%"/>
    </style:style>
    <style:style style:name="T1963" style:parent-style-name="Domyślnaczcionkaakapitu" style:family="text">
      <style:text-properties style:text-underline-type="single" style:text-underline-style="solid" style:text-underline-width="auto" style:text-underline-mode="continuous"/>
    </style:style>
    <style:style style:name="T1964" style:parent-style-name="Domyślnaczcionkaakapitu" style:family="text">
      <style:text-properties fo:background-color="#80FFFF" style:text-underline-type="single" style:text-underline-style="solid" style:text-underline-width="auto" style:text-underline-mode="continuous"/>
    </style:style>
    <style:style style:name="T1965" style:parent-style-name="Domyślnaczcionkaakapitu" style:family="text">
      <style:text-properties style:text-underline-type="single" style:text-underline-style="solid" style:text-underline-width="auto" style:text-underline-mode="continuous"/>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fo:text-indent="0.2479in"/>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T1977" style:parent-style-name="Domyślnaczcionkaakapitu" style:family="text">
      <style:text-properties fo:background-color="#80FFFF"/>
    </style:style>
    <style:style style:name="T1978" style:parent-style-name="Domyślnaczcionkaakapitu" style:family="text">
      <style:text-properties fo:background-color="#80FFFF"/>
    </style:style>
    <style:style style:name="T1979" style:parent-style-name="Domyślnaczcionkaakapitu" style:family="text">
      <style:text-properties fo:background-color="#80FFFF"/>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style:style>
    <style:style style:name="T1988" style:parent-style-name="Domyślnaczcionkaakapitu" style:family="text">
      <style:text-properties style:text-underline-type="single" style:text-underline-style="solid" style:text-underline-width="auto" style:text-underline-mode="continuous"/>
    </style:style>
    <style:style style:name="T1989" style:parent-style-name="Domyślnaczcionkaakapitu" style:family="text">
      <style:text-properties fo:background-color="#80FFFF" style:text-underline-type="single" style:text-underline-style="solid" style:text-underline-width="auto" style:text-underline-mode="continuous"/>
    </style:style>
    <style:style style:name="T1990" style:parent-style-name="Domyślnaczcionkaakapitu" style:family="text">
      <style:text-properties style:text-underline-type="single" style:text-underline-style="solid" style:text-underline-width="auto" style:text-underline-mode="continuous"/>
    </style:style>
    <style:style style:name="T1991" style:parent-style-name="Domyślnaczcionkaakapitu" style:family="text">
      <style:text-properties fo:background-color="#80FFFF"/>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P1997" style:parent-style-name="Normalny" style:family="paragraph">
      <style:paragraph-properties fo:text-align="justify" fo:line-height="150%"/>
    </style:style>
    <style:style style:name="T1998" style:parent-style-name="Domyślnaczcionkaakapitu" style:family="text">
      <style:text-properties style:text-underline-type="single" style:text-underline-style="solid" style:text-underline-width="auto" style:text-underline-mode="continuous"/>
    </style:style>
    <style:style style:name="T1999" style:parent-style-name="Domyślnaczcionkaakapitu" style:family="text">
      <style:text-properties fo:background-color="#80FFFF" style:text-underline-type="single" style:text-underline-style="solid" style:text-underline-width="auto" style:text-underline-mode="continuous"/>
    </style:style>
    <style:style style:name="T2000" style:parent-style-name="Domyślnaczcionkaakapitu" style:family="text">
      <style:text-properties style:text-underline-type="single" style:text-underline-style="solid" style:text-underline-width="auto" style:text-underline-mode="continuous"/>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fo:text-indent="0.2479in"/>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479in"/>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P2011" style:parent-style-name="Normalny" style:family="paragraph">
      <style:paragraph-properties fo:text-align="justify" fo:line-height="150%" fo:text-indent="0.2479in"/>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479in"/>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fo:text-indent="0.2479in"/>
    </style:style>
    <style:style style:name="P2018" style:parent-style-name="Normalny" style:family="paragraph">
      <style:paragraph-properties fo:text-align="justify" fo:line-height="150%"/>
    </style:style>
    <style:style style:name="T2019" style:parent-style-name="Domyślnaczcionkaakapitu" style:family="text">
      <style:text-properties style:text-underline-type="single" style:text-underline-style="solid" style:text-underline-width="auto" style:text-underline-mode="continuous"/>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fo:text-indent="0.2479in"/>
    </style:style>
    <style:style style:name="P2022" style:parent-style-name="Normalny" style:family="paragraph">
      <style:paragraph-properties fo:text-align="justify" fo:line-height="150%"/>
    </style:style>
    <style:style style:name="T2023" style:parent-style-name="Domyślnaczcionkaakapitu" style:family="text">
      <style:text-properties style:text-underline-type="single" style:text-underline-style="solid" style:text-underline-width="auto" style:text-underline-mode="continuous"/>
    </style:style>
    <style:style style:name="T2024" style:parent-style-name="Domyślnaczcionkaakapitu" style:family="text">
      <style:text-properties fo:background-color="#80FFFF" style:text-underline-type="single" style:text-underline-style="solid" style:text-underline-width="auto" style:text-underline-mode="continuous"/>
    </style:style>
    <style:style style:name="T2025" style:parent-style-name="Domyślnaczcionkaakapitu" style:family="text">
      <style:text-properties style:text-underline-type="single" style:text-underline-style="solid" style:text-underline-width="auto" style:text-underline-mode="continuous"/>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479in"/>
    </style:style>
    <style:style style:name="T2028" style:parent-style-name="Domyślnaczcionkaakapitu" style:family="text">
      <style:text-properties fo:background-color="#80FFFF"/>
    </style:style>
    <style:style style:name="P2029" style:parent-style-name="Normalny" style:family="paragraph">
      <style:paragraph-properties fo:text-align="justify" fo:line-height="150%" fo:text-indent="0.2479in"/>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P2042" style:parent-style-name="Normalny" style:family="paragraph">
      <style:paragraph-properties fo:text-align="justify" fo:line-height="150%"/>
    </style:style>
    <style:style style:name="T2043" style:parent-style-name="Domyślnaczcionkaakapitu" style:family="text">
      <style:text-properties style:text-underline-type="single" style:text-underline-style="solid" style:text-underline-width="auto" style:text-underline-mode="continuous"/>
    </style:style>
    <style:style style:name="T2044" style:parent-style-name="Domyślnaczcionkaakapitu" style:family="text">
      <style:text-properties fo:background-color="#80FFFF" style:text-underline-type="single" style:text-underline-style="solid" style:text-underline-width="auto" style:text-underline-mode="continuous"/>
    </style:style>
    <style:style style:name="T2045" style:parent-style-name="Domyślnaczcionkaakapitu" style:family="text">
      <style:text-properties style:text-underline-type="single" style:text-underline-style="solid" style:text-underline-width="auto" style:text-underline-mode="continuous"/>
    </style:style>
    <style:style style:name="T2046" style:parent-style-name="Domyślnaczcionkaakapitu" style:family="text">
      <style:text-properties fo:background-color="#80FFFF" style:text-underline-type="single" style:text-underline-style="solid" style:text-underline-width="auto" style:text-underline-mode="continuous"/>
    </style:style>
    <style:style style:name="T2047" style:parent-style-name="Domyślnaczcionkaakapitu" style:family="text">
      <style:text-properties style:text-underline-type="single" style:text-underline-style="solid" style:text-underline-width="auto" style:text-underline-mode="continuous"/>
    </style:style>
    <style:style style:name="P2048" style:parent-style-name="Normalny" style:family="paragraph">
      <style:paragraph-properties fo:text-align="justify" fo:line-height="150%" fo:text-indent="0.2479in"/>
    </style:style>
    <style:style style:name="P2049" style:parent-style-name="Normalny" style:family="paragraph">
      <style:paragraph-properties fo:text-align="justify" fo:line-height="150%"/>
    </style:style>
    <style:style style:name="T2050" style:parent-style-name="Domyślnaczcionkaakapitu" style:family="text">
      <style:text-properties style:text-underline-type="single" style:text-underline-style="solid" style:text-underline-width="auto" style:text-underline-mode="continuous"/>
    </style:style>
    <style:style style:name="T2051" style:parent-style-name="Domyślnaczcionkaakapitu" style:family="text">
      <style:text-properties fo:background-color="#80FFFF" style:text-underline-type="single" style:text-underline-style="solid" style:text-underline-width="auto" style:text-underline-mode="continuous"/>
    </style:style>
    <style:style style:name="T2052" style:parent-style-name="Domyślnaczcionkaakapitu" style:family="text">
      <style:text-properties style:text-underline-type="single" style:text-underline-style="solid" style:text-underline-width="auto" style:text-underline-mode="continuous"/>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479in"/>
    </style:style>
    <style:style style:name="P2055" style:parent-style-name="Normalny" style:family="paragraph">
      <style:paragraph-properties fo:text-align="justify" fo:line-height="150%"/>
    </style:style>
    <style:style style:name="T2056" style:parent-style-name="Domyślnaczcionkaakapitu" style:family="text">
      <style:text-properties style:text-underline-type="single" style:text-underline-style="solid" style:text-underline-width="auto" style:text-underline-mode="continuous"/>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style:style>
    <style:style style:name="T2062" style:parent-style-name="Domyślnaczcionkaakapitu" style:family="text">
      <style:text-properties style:text-underline-type="single" style:text-underline-style="solid" style:text-underline-width="auto" style:text-underline-mode="continuous"/>
    </style:style>
    <style:style style:name="T2063" style:parent-style-name="Domyślnaczcionkaakapitu" style:family="text">
      <style:text-properties fo:background-color="#80FFFF" style:text-underline-type="single" style:text-underline-style="solid" style:text-underline-width="auto" style:text-underline-mode="continuous"/>
    </style:style>
    <style:style style:name="T2064" style:parent-style-name="Domyślnaczcionkaakapitu" style:family="text">
      <style:text-properties style:text-underline-type="single" style:text-underline-style="solid" style:text-underline-width="auto" style:text-underline-mode="continuous"/>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fo:text-indent="0.2479in"/>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style:style>
    <style:style style:name="T2072" style:parent-style-name="Domyślnaczcionkaakapitu" style:family="text">
      <style:text-properties style:text-underline-type="single" style:text-underline-style="solid" style:text-underline-width="auto" style:text-underline-mode="continuous"/>
    </style:style>
    <style:style style:name="T2073" style:parent-style-name="Domyślnaczcionkaakapitu" style:family="text">
      <style:text-properties fo:background-color="#80FFFF" style:text-underline-type="single" style:text-underline-style="solid" style:text-underline-width="auto" style:text-underline-mode="continuous"/>
    </style:style>
    <style:style style:name="T2074" style:parent-style-name="Domyślnaczcionkaakapitu" style:family="text">
      <style:text-properties style:text-underline-type="single" style:text-underline-style="solid" style:text-underline-width="auto" style:text-underline-mode="continuous"/>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479in"/>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479in"/>
    </style:style>
    <style:style style:name="P2088" style:parent-style-name="Normalny" style:family="paragraph">
      <style:paragraph-properties fo:text-align="justify" fo:line-height="150%"/>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style>
    <style:style style:name="P2091" style:parent-style-name="Normalny" style:family="paragraph">
      <style:paragraph-properties fo:text-align="justify" fo:line-height="150%" fo:text-indent="0.2479in"/>
    </style:style>
    <style:style style:name="T2092" style:parent-style-name="Domyślnaczcionkaakapitu" style:family="text">
      <style:text-properties fo:background-color="#80FFFF"/>
    </style:style>
    <style:style style:name="P2093" style:parent-style-name="Normalny" style:family="paragraph">
      <style:paragraph-properties fo:text-align="justify" fo:line-height="150%"/>
    </style:style>
    <style:style style:name="T2094" style:parent-style-name="Domyślnaczcionkaakapitu" style:family="text">
      <style:text-properties style:text-underline-type="single" style:text-underline-style="solid" style:text-underline-width="auto" style:text-underline-mode="continuous"/>
    </style:style>
    <style:style style:name="T2095" style:parent-style-name="Domyślnaczcionkaakapitu" style:family="text">
      <style:text-properties fo:background-color="#80FFFF" style:text-underline-type="single" style:text-underline-style="solid" style:text-underline-width="auto" style:text-underline-mode="continuous"/>
    </style:style>
    <style:style style:name="T2096" style:parent-style-name="Domyślnaczcionkaakapitu" style:family="text">
      <style:text-properties style:text-underline-type="single" style:text-underline-style="solid" style:text-underline-width="auto" style:text-underline-mode="continuous"/>
    </style:style>
    <style:style style:name="T2097" style:parent-style-name="Domyślnaczcionkaakapitu" style:family="text">
      <style:text-properties fo:background-color="#80FFFF" style:text-underline-type="single" style:text-underline-style="solid" style:text-underline-width="auto" style:text-underline-mode="continuous"/>
    </style:style>
    <style:style style:name="T2098" style:parent-style-name="Domyślnaczcionkaakapitu" style:family="text">
      <style:text-properties style:text-underline-type="single" style:text-underline-style="solid" style:text-underline-width="auto" style:text-underline-mode="continuous"/>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style:style>
    <style:style style:name="T2115" style:parent-style-name="Domyślnaczcionkaakapitu" style:family="text">
      <style:text-properties style:text-underline-type="single" style:text-underline-style="solid" style:text-underline-width="auto" style:text-underline-mode="continuous"/>
    </style:style>
    <style:style style:name="T2116" style:parent-style-name="Domyślnaczcionkaakapitu" style:family="text">
      <style:text-properties fo:background-color="#80FFFF"/>
    </style:style>
    <style:style style:name="P2117" style:parent-style-name="Normalny" style:family="paragraph">
      <style:paragraph-properties fo:text-align="justify" fo:line-height="150%" fo:text-indent="0.2479in"/>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P2120" style:parent-style-name="Normalny" style:family="paragraph">
      <style:paragraph-properties fo:text-align="justify" fo:line-height="150%"/>
    </style:style>
    <style:style style:name="T2121" style:parent-style-name="Domyślnaczcionkaakapitu" style:family="text">
      <style:text-properties style:text-underline-type="single" style:text-underline-style="solid" style:text-underline-width="auto" style:text-underline-mode="continuous"/>
    </style:style>
    <style:style style:name="T2122" style:parent-style-name="Domyślnaczcionkaakapitu" style:family="text">
      <style:text-properties fo:background-color="#80FFFF" style:text-underline-type="single" style:text-underline-style="solid" style:text-underline-width="auto" style:text-underline-mode="continuous"/>
    </style:style>
    <style:style style:name="T2123" style:parent-style-name="Domyślnaczcionkaakapitu" style:family="text">
      <style:text-properties style:text-underline-type="single" style:text-underline-style="solid" style:text-underline-width="auto" style:text-underline-mode="continuous"/>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479in"/>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P2138" style:parent-style-name="Normalny" style:family="paragraph">
      <style:paragraph-properties fo:text-align="justify" fo:line-height="150%" fo:text-indent="0.2479in"/>
    </style:style>
    <style:style style:name="T2139" style:parent-style-name="Domyślnaczcionkaakapitu" style:family="text">
      <style:text-properties fo:background-color="#80FFFF"/>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P2144" style:parent-style-name="Normalny" style:family="paragraph">
      <style:paragraph-properties fo:text-align="justify" fo:line-height="150%" fo:text-indent="0.2479in"/>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T2149" style:parent-style-name="Domyślnaczcionkaakapitu" style:family="text">
      <style:text-properties fo:background-color="#80FFFF"/>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fo:text-indent="0.2479in"/>
    </style:style>
    <style:style style:name="P2157" style:parent-style-name="Normalny" style:family="paragraph">
      <style:paragraph-properties fo:text-align="justify" fo:line-height="150%" fo:text-indent="0.2479in"/>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P2196" style:parent-style-name="Normalny" style:family="paragraph">
      <style:paragraph-properties fo:text-align="justify" fo:line-height="150%" fo:text-indent="0.2479in"/>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P2259" style:parent-style-name="Normalny" style:family="paragraph">
      <style:paragraph-properties fo:text-align="justify" fo:line-height="150%" fo:text-indent="0.2479in"/>
    </style:style>
    <style:style style:name="P2260" style:parent-style-name="Normalny" style:family="paragraph">
      <style:paragraph-properties fo:text-align="justify" fo:line-height="150%" fo:text-indent="0.2479in"/>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fo:text-indent="0.2479in"/>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P2268" style:parent-style-name="Normalny" style:family="paragraph">
      <style:paragraph-properties fo:text-align="justify" fo:line-height="150%">
        <style:tab-stops>
          <style:tab-stop style:type="left" style:position="2.7708in"/>
        </style:tab-stops>
      </style:paragraph-properties>
    </style:style>
    <style:style style:name="T2269" style:parent-style-name="Domyślnaczcionkaakapitu" style:family="text">
      <style:text-properties style:text-underline-type="single" style:text-underline-style="solid" style:text-underline-width="auto" style:text-underline-mode="continuous"/>
    </style:style>
    <style:style style:name="T2270" style:parent-style-name="Domyślnaczcionkaakapitu" style:family="text">
      <style:text-properties fo:background-color="#80FFFF" style:text-underline-type="single" style:text-underline-style="solid" style:text-underline-width="auto" style:text-underline-mode="continuous"/>
    </style:style>
    <style:style style:name="T2271" style:parent-style-name="Domyślnaczcionkaakapitu" style:family="text">
      <style:text-properties style:text-underline-type="single" style:text-underline-style="solid" style:text-underline-width="auto" style:text-underline-mode="continuous"/>
    </style:style>
    <style:style style:name="T2272" style:parent-style-name="Domyślnaczcionkaakapitu" style:family="text">
      <style:text-properties fo:background-color="#80FFFF"/>
    </style:style>
    <style:style style:name="P2273" style:parent-style-name="Normalny" style:family="paragraph">
      <style:paragraph-properties fo:text-align="justify" fo:line-height="150%" fo:text-indent="0.2479in">
        <style:tab-stops>
          <style:tab-stop style:type="left" style:position="2.7708in"/>
        </style:tab-stops>
      </style:paragraph-properties>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style:style>
    <style:style style:name="T2276" style:parent-style-name="Domyślnaczcionkaakapitu" style:family="text">
      <style:text-properties style:text-underline-type="single" style:text-underline-style="solid" style:text-underline-width="auto" style:text-underline-mode="continuous"/>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fo:text-indent="0.2479in"/>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P2290" style:parent-style-name="Normalny" style:family="paragraph">
      <style:paragraph-properties fo:text-align="justify" fo:line-height="150%" fo:text-indent="0.2479in"/>
    </style:style>
    <style:style style:name="P2291" style:parent-style-name="Normalny" style:family="paragraph">
      <style:paragraph-properties fo:text-align="justify" fo:line-height="150%"/>
    </style:style>
    <style:style style:name="T2292" style:parent-style-name="Domyślnaczcionkaakapitu" style:family="text">
      <style:text-properties style:text-underline-type="single" style:text-underline-style="solid" style:text-underline-width="auto" style:text-underline-mode="continuous"/>
    </style:style>
    <style:style style:name="T2293" style:parent-style-name="Domyślnaczcionkaakapitu" style:family="text">
      <style:text-properties fo:background-color="#80FFFF"/>
    </style:style>
    <style:style style:name="P2294" style:parent-style-name="Normalny" style:family="paragraph">
      <style:paragraph-properties fo:text-align="justify" fo:line-height="150%" fo:text-indent="0.2479in"/>
    </style:style>
    <style:style style:name="P2295" style:parent-style-name="Normalny" style:family="paragraph">
      <style:paragraph-properties fo:text-align="justify" fo:line-height="150%"/>
    </style:style>
    <style:style style:name="T2296" style:parent-style-name="Domyślnaczcionkaakapitu" style:family="text">
      <style:text-properties style:text-underline-type="single" style:text-underline-style="solid" style:text-underline-width="auto" style:text-underline-mode="continuous"/>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fo:text-indent="0.2479in"/>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fo:text-indent="0.2479in"/>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P2306" style:parent-style-name="Normalny" style:family="paragraph">
      <style:paragraph-properties fo:text-align="justify" fo:line-height="150%" fo:text-indent="0.2479in"/>
    </style:style>
    <style:style style:name="T2307" style:parent-style-name="Domyślnaczcionkaakapitu" style:family="text">
      <style:text-properties fo:background-color="#80FFFF"/>
    </style:style>
    <style:style style:name="P2308" style:parent-style-name="Normalny" style:family="paragraph">
      <style:paragraph-properties fo:text-align="justify" fo:line-height="150%" fo:text-indent="0.2479in"/>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P2311" style:parent-style-name="Normalny" style:family="paragraph">
      <style:paragraph-properties fo:text-align="justify" fo:line-height="150%" fo:text-indent="0.2479in"/>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P2318" style:parent-style-name="Normalny" style:family="paragraph">
      <style:paragraph-properties fo:text-align="justify" fo:line-height="150%" fo:text-indent="0.2479in"/>
    </style:style>
    <style:style style:name="P2319" style:parent-style-name="Normalny" style:family="paragraph">
      <style:paragraph-properties fo:text-align="justify" fo:line-height="150%" fo:text-indent="0.2479in"/>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P2330" style:parent-style-name="Normalny" style:family="paragraph">
      <style:paragraph-properties fo:text-align="justify" fo:line-height="150%" fo:text-indent="0.2479in"/>
    </style:style>
    <style:style style:name="T2331" style:parent-style-name="Domyślnaczcionkaakapitu" style:family="text">
      <style:text-properties fo:background-color="#80FFFF"/>
    </style:style>
    <style:style style:name="P2332" style:parent-style-name="Normalny" style:family="paragraph">
      <style:paragraph-properties fo:text-align="justify" fo:line-height="150%" fo:text-indent="0.2479in"/>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P2336" style:parent-style-name="Normalny" style:family="paragraph">
      <style:paragraph-properties fo:text-align="justify" fo:line-height="150%"/>
    </style:style>
    <style:style style:name="T2337" style:parent-style-name="Domyślnaczcionkaakapitu" style:family="text">
      <style:text-properties style:text-underline-type="single" style:text-underline-style="solid" style:text-underline-width="auto" style:text-underline-mode="continuous"/>
    </style:style>
    <style:style style:name="T2338" style:parent-style-name="Domyślnaczcionkaakapitu" style:family="text">
      <style:text-properties fo:background-color="#80FFFF" style:text-underline-type="single" style:text-underline-style="solid" style:text-underline-width="auto" style:text-underline-mode="continuous"/>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479in"/>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P2343" style:parent-style-name="Normalny" style:family="paragraph">
      <style:paragraph-properties fo:text-align="justify" fo:line-height="150%"/>
    </style:style>
    <style:style style:name="T2344" style:parent-style-name="Domyślnaczcionkaakapitu" style:family="text">
      <style:text-properties fo:background-color="#80FFFF" style:text-underline-type="single" style:text-underline-style="solid" style:text-underline-width="auto" style:text-underline-mode="continuous"/>
    </style:style>
    <style:style style:name="T2345" style:parent-style-name="Domyślnaczcionkaakapitu" style:family="text">
      <style:text-properties style:text-underline-type="single" style:text-underline-style="solid" style:text-underline-width="auto" style:text-underline-mode="continuous"/>
    </style:style>
    <style:style style:name="T2346" style:parent-style-name="Domyślnaczcionkaakapitu" style:family="text">
      <style:text-properties fo:background-color="#80FFFF" style:text-underline-type="single" style:text-underline-style="solid" style:text-underline-width="auto" style:text-underline-mode="continuous"/>
    </style:style>
    <style:style style:name="T2347" style:parent-style-name="Domyślnaczcionkaakapitu" style:family="text">
      <style:text-properties style:text-underline-type="single" style:text-underline-style="solid" style:text-underline-width="auto" style:text-underline-mode="continuous"/>
    </style:style>
    <style:style style:name="T2348" style:parent-style-name="Domyślnaczcionkaakapitu" style:family="text">
      <style:text-properties style:text-underline-type="single" style:text-underline-style="solid" style:text-underline-width="auto" style:text-underline-mode="continuous"/>
    </style:style>
    <style:style style:name="T2349" style:parent-style-name="Domyślnaczcionkaakapitu" style:family="text">
      <style:text-properties fo:background-color="#80FFFF"/>
    </style:style>
    <style:style style:name="P2350" style:parent-style-name="Normalny" style:family="paragraph">
      <style:paragraph-properties fo:text-align="justify" fo:line-height="150%" fo:text-indent="0.2479in"/>
    </style:style>
    <style:style style:name="P2351" style:parent-style-name="Normalny" style:family="paragraph">
      <style:paragraph-properties fo:text-align="justify" fo:line-height="150%"/>
    </style:style>
    <style:style style:name="T2352" style:parent-style-name="Domyślnaczcionkaakapitu" style:family="text">
      <style:text-properties style:text-underline-type="single" style:text-underline-style="solid" style:text-underline-width="auto" style:text-underline-mode="continuous"/>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fo:text-indent="0.2479in"/>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style:style>
    <style:style style:name="T2358" style:parent-style-name="Domyślnaczcionkaakapitu" style:family="text">
      <style:text-properties style:text-underline-type="single" style:text-underline-style="solid" style:text-underline-width="auto" style:text-underline-mode="continuous"/>
    </style:style>
    <style:style style:name="T2359" style:parent-style-name="Domyślnaczcionkaakapitu" style:family="text">
      <style:text-properties fo:background-color="#80FFFF" style:text-underline-type="single" style:text-underline-style="solid" style:text-underline-width="auto" style:text-underline-mode="continuous"/>
    </style:style>
    <style:style style:name="T2360" style:parent-style-name="Domyślnaczcionkaakapitu" style:family="text">
      <style:text-properties style:text-underline-type="single" style:text-underline-style="solid" style:text-underline-width="auto" style:text-underline-mode="continuous"/>
    </style:style>
    <style:style style:name="T2361" style:parent-style-name="Domyślnaczcionkaakapitu" style:family="text">
      <style:text-properties fo:background-color="#80FFFF" style:text-underline-type="single" style:text-underline-style="solid" style:text-underline-width="auto" style:text-underline-mode="continuous"/>
    </style:style>
    <style:style style:name="T2362" style:parent-style-name="Domyślnaczcionkaakapitu" style:family="text">
      <style:text-properties fo:background-color="#80FFFF" style:text-underline-type="single" style:text-underline-style="solid" style:text-underline-width="auto" style:text-underline-mode="continuous"/>
    </style:style>
    <style:style style:name="T2363" style:parent-style-name="Domyślnaczcionkaakapitu" style:family="text">
      <style:text-properties style:text-underline-type="single" style:text-underline-style="solid" style:text-underline-width="auto" style:text-underline-mode="continuous"/>
    </style:style>
    <style:style style:name="T2364" style:parent-style-name="Domyślnaczcionkaakapitu" style:family="text">
      <style:text-properties fo:background-color="#80FFFF" style:text-underline-type="single" style:text-underline-style="solid" style:text-underline-width="auto" style:text-underline-mode="continuous"/>
    </style:style>
    <style:style style:name="T2365" style:parent-style-name="Domyślnaczcionkaakapitu" style:family="text">
      <style:text-properties style:text-underline-type="single" style:text-underline-style="solid" style:text-underline-width="auto" style:text-underline-mode="continuous"/>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fo:text-indent="0.2479in"/>
    </style:style>
    <style:style style:name="T2368" style:parent-style-name="Domyślnaczcionkaakapitu" style:family="text">
      <style:text-properties fo:background-color="#80FFFF"/>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fo:text-indent="0.2479in"/>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P2378" style:parent-style-name="Normalny" style:family="paragraph">
      <style:paragraph-properties fo:text-align="justify" fo:line-height="150%" fo:text-indent="0.2479in"/>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P2386" style:parent-style-name="Normalny" style:family="paragraph">
      <style:paragraph-properties fo:text-align="justify" fo:line-height="150%" fo:text-indent="0.2479in"/>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fo:text-indent="0.2479in"/>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fo:text-indent="0.2479in"/>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P2411" style:parent-style-name="Normalny" style:family="paragraph">
      <style:paragraph-properties fo:text-align="justify" fo:line-height="150%" fo:text-indent="0.2479in"/>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P2438" style:parent-style-name="Normalny" style:family="paragraph">
      <style:paragraph-properties fo:text-align="justify" fo:line-height="150%" fo:text-indent="0.2479in"/>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fo:text-indent="0.2479in"/>
    </style:style>
    <style:style style:name="P2445" style:parent-style-name="Normalny" style:family="paragraph">
      <style:paragraph-properties fo:text-align="justify" fo:line-height="150%" fo:text-indent="0.2479in"/>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fo:text-indent="0.2479in"/>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P2455" style:parent-style-name="Normalny" style:family="paragraph">
      <style:paragraph-properties fo:text-align="justify" fo:line-height="150%" fo:text-indent="0.2479in"/>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fo:text-indent="0.2479in"/>
    </style:style>
    <style:style style:name="P2462" style:parent-style-name="Normalny" style:family="paragraph">
      <style:paragraph-properties fo:text-align="justify" fo:line-height="150%"/>
    </style:style>
    <style:style style:name="T2463" style:parent-style-name="Domyślnaczcionkaakapitu" style:family="text">
      <style:text-properties style:text-underline-type="single" style:text-underline-style="solid" style:text-underline-width="auto" style:text-underline-mode="continuous"/>
    </style:style>
    <style:style style:name="T2464" style:parent-style-name="Domyślnaczcionkaakapitu" style:family="text">
      <style:text-properties fo:background-color="#80FFFF" style:text-underline-type="single" style:text-underline-style="solid" style:text-underline-width="auto" style:text-underline-mode="continuous"/>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fo:background-color="#80FFFF"/>
    </style:style>
    <style:style style:name="P2468" style:parent-style-name="Normalny" style:family="paragraph">
      <style:paragraph-properties fo:text-align="justify" fo:line-height="150%" fo:text-indent="0.2479in"/>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style:tab-stops>
          <style:tab-stop style:type="left" style:position="5.5in"/>
        </style:tab-stops>
      </style:paragraph-properties>
    </style:style>
    <style:style style:name="T2476" style:parent-style-name="Domyślnaczcionkaakapitu" style:family="text">
      <style:text-properties style:text-underline-type="single" style:text-underline-style="solid" style:text-underline-width="auto" style:text-underline-mode="continuous"/>
    </style:style>
    <style:style style:name="T2477" style:parent-style-name="Domyślnaczcionkaakapitu" style:family="text">
      <style:text-properties fo:background-color="#80FFFF" style:text-underline-type="single" style:text-underline-style="solid" style:text-underline-width="auto" style:text-underline-mode="continuous"/>
    </style:style>
    <style:style style:name="T2478" style:parent-style-name="Domyślnaczcionkaakapitu" style:family="text">
      <style:text-properties style:text-underline-type="single" style:text-underline-style="solid" style:text-underline-width="auto" style:text-underline-mode="continuous"/>
    </style:style>
    <style:style style:name="T2479" style:parent-style-name="Domyślnaczcionkaakapitu" style:family="text">
      <style:text-properties style:text-underline-type="single" style:text-underline-style="solid" style:text-underline-width="auto" style:text-underline-mode="continuous"/>
    </style:style>
    <style:style style:name="T2480" style:parent-style-name="Domyślnaczcionkaakapitu" style:family="text">
      <style:text-properties fo:background-color="#80FFFF"/>
    </style:style>
    <style:style style:name="P2481" style:parent-style-name="Normalny" style:family="paragraph">
      <style:paragraph-properties fo:text-align="justify" fo:line-height="150%" fo:text-indent="0.2479in">
        <style:tab-stops>
          <style:tab-stop style:type="left" style:position="5.5in"/>
        </style:tab-stops>
      </style:paragraph-properties>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479in"/>
    </style:style>
    <style:style style:name="P2487" style:parent-style-name="Normalny" style:family="paragraph">
      <style:paragraph-properties fo:text-align="justify" fo:line-height="150%"/>
    </style:style>
    <style:style style:name="T2488" style:parent-style-name="Domyślnaczcionkaakapitu" style:family="text">
      <style:text-properties style:text-underline-type="single" style:text-underline-style="solid" style:text-underline-width="auto" style:text-underline-mode="continuous"/>
    </style:style>
    <style:style style:name="T2489" style:parent-style-name="Domyślnaczcionkaakapitu" style:family="text">
      <style:text-properties fo:background-color="#80FFFF" style:text-underline-type="single" style:text-underline-style="solid" style:text-underline-width="auto" style:text-underline-mode="continuous"/>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479in"/>
    </style:style>
    <style:style style:name="P2492" style:parent-style-name="Normalny" style:family="paragraph">
      <style:paragraph-properties fo:text-align="justify" fo:line-height="150%"/>
    </style:style>
    <style:style style:name="T2493" style:parent-style-name="Domyślnaczcionkaakapitu" style:family="text">
      <style:text-properties style:text-underline-type="single" style:text-underline-style="solid" style:text-underline-width="auto" style:text-underline-mode="continuous"/>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style:text-underline-type="single" style:text-underline-style="solid" style:text-underline-width="auto" style:text-underline-mode="continuous"/>
    </style:style>
    <style:style style:name="T2496" style:parent-style-name="Domyślnaczcionkaakapitu" style:family="text">
      <style:text-properties fo:background-color="#80FFFF"/>
    </style:style>
    <style:style style:name="P2497" style:parent-style-name="Normalny" style:family="paragraph">
      <style:paragraph-properties fo:text-align="justify" fo:line-height="150%" fo:text-indent="0.2479in"/>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P2509" style:parent-style-name="Normalny" style:family="paragraph">
      <style:paragraph-properties fo:text-align="justify" fo:line-height="150%" fo:text-indent="0.2479in"/>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P2515" style:parent-style-name="Normalny" style:family="paragraph">
      <style:paragraph-properties fo:text-align="justify" fo:line-height="150%" fo:text-indent="0.2479in"/>
    </style:style>
    <style:style style:name="T2516" style:parent-style-name="Domyślnaczcionkaakapitu" style:family="text">
      <style:text-properties fo:background-color="#80FFFF"/>
    </style:style>
    <style:style style:name="P2517" style:parent-style-name="Normalny" style:family="paragraph">
      <style:paragraph-properties fo:text-align="justify" fo:line-height="150%" fo:text-indent="0.2479in"/>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P2528" style:parent-style-name="Normalny" style:family="paragraph">
      <style:paragraph-properties fo:text-align="justify" fo:line-height="150%" fo:text-indent="0.2479in"/>
    </style:style>
    <style:style style:name="P2529" style:parent-style-name="Normalny" style:family="paragraph">
      <style:paragraph-properties fo:text-align="justify" fo:line-height="150%"/>
    </style:style>
    <style:style style:name="T2530" style:parent-style-name="Domyślnaczcionkaakapitu" style:family="text">
      <style:text-properties style:text-underline-type="single" style:text-underline-style="solid" style:text-underline-width="auto" style:text-underline-mode="continuous"/>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fo:text-indent="0.2479in"/>
    </style:style>
    <style:style style:name="P2533" style:parent-style-name="Normalny" style:family="paragraph">
      <style:paragraph-properties fo:text-align="justify" fo:line-height="150%"/>
    </style:style>
    <style:style style:name="T2534" style:parent-style-name="Domyślnaczcionkaakapitu" style:family="text">
      <style:text-properties fo:background-color="#80FFFF" style:text-underline-type="single" style:text-underline-style="solid" style:text-underline-width="auto" style:text-underline-mode="continuous"/>
    </style:style>
    <style:style style:name="T2535" style:parent-style-name="Domyślnaczcionkaakapitu" style:family="text">
      <style:text-properties style:text-underline-type="single" style:text-underline-style="solid" style:text-underline-width="auto" style:text-underline-mode="continuous"/>
    </style:style>
    <style:style style:name="T2536" style:parent-style-name="Domyślnaczcionkaakapitu" style:family="text">
      <style:text-properties fo:background-color="#80FFFF"/>
    </style:style>
    <style:style style:name="P2537" style:parent-style-name="Normalny" style:family="paragraph">
      <style:paragraph-properties fo:text-align="justify" fo:line-height="150%" fo:text-indent="0.2479in"/>
    </style:style>
    <style:style style:name="T2538" style:parent-style-name="Domyślnaczcionkaakapitu" style:family="text">
      <style:text-properties fo:background-color="#80FFFF"/>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479in"/>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479in">
        <style:tab-stops>
          <style:tab-stop style:type="left" style:position="4.7868in"/>
        </style:tab-stops>
      </style:paragraph-properties>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style:tab-stops>
          <style:tab-stop style:type="left" style:position="4.7868in"/>
        </style:tab-stops>
      </style:paragraph-properties>
    </style:style>
    <style:style style:name="P2571" style:parent-style-name="Normalny" style:family="paragraph">
      <style:paragraph-properties fo:text-align="justify" fo:line-height="150%" fo:text-indent="0.2479in">
        <style:tab-stops>
          <style:tab-stop style:type="left" style:position="4.7868in"/>
        </style:tab-stops>
      </style:paragraph-properties>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479in"/>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479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T2602" style:parent-style-name="Domyślnaczcionkaakapitu" style:family="text">
      <style:text-properties style:text-underline-type="single" style:text-underline-style="solid" style:text-underline-width="auto" style:text-underline-mode="continuous"/>
    </style:style>
    <style:style style:name="T2603" style:parent-style-name="Domyślnaczcionkaakapitu" style:family="text">
      <style:text-properties fo:background-color="#80FFFF"/>
    </style:style>
    <style:style style:name="P2604" style:parent-style-name="Normalny" style:family="paragraph">
      <style:paragraph-properties fo:text-align="justify" fo:line-height="150%" fo:text-indent="0.2479in"/>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style:style>
    <style:style style:name="T2609" style:parent-style-name="Domyślnaczcionkaakapitu" style:family="text">
      <style:text-properties style:text-underline-type="single" style:text-underline-style="solid" style:text-underline-width="auto" style:text-underline-mode="continuous"/>
    </style:style>
    <style:style style:name="T2610" style:parent-style-name="Domyślnaczcionkaakapitu" style:family="text">
      <style:text-properties fo:background-color="#80FFFF"/>
    </style:style>
    <style:style style:name="P2611" style:parent-style-name="Normalny" style:family="paragraph">
      <style:paragraph-properties fo:text-align="justify" fo:line-height="150%" fo:text-indent="0.2479in"/>
    </style:style>
    <style:style style:name="P2612" style:parent-style-name="Normalny" style:family="paragraph">
      <style:paragraph-properties fo:text-align="justify" fo:line-height="150%"/>
    </style:style>
    <style:style style:name="T2613" style:parent-style-name="Domyślnaczcionkaakapitu" style:family="text">
      <style:text-properties style:text-underline-type="single" style:text-underline-style="solid" style:text-underline-width="auto" style:text-underline-mode="continuous"/>
    </style:style>
    <style:style style:name="T2614" style:parent-style-name="Domyślnaczcionkaakapitu" style:family="text">
      <style:text-properties fo:background-color="#80FFFF"/>
    </style:style>
    <style:style style:name="P2615" style:parent-style-name="Normalny" style:family="paragraph">
      <style:paragraph-properties fo:text-align="justify" fo:line-height="150%" fo:text-indent="0.2479in"/>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P2623" style:parent-style-name="Normalny" style:family="paragraph">
      <style:paragraph-properties fo:text-align="justify" fo:line-height="150%" fo:text-indent="0.2479in"/>
    </style:style>
    <style:style style:name="P2624" style:parent-style-name="Normalny" style:family="paragraph">
      <style:paragraph-properties fo:text-align="justify" fo:line-height="150%"/>
    </style:style>
    <style:style style:name="T2625" style:parent-style-name="Domyślnaczcionkaakapitu" style:family="text">
      <style:text-properties fo:background-color="#80FFFF" style:text-underline-type="single" style:text-underline-style="solid" style:text-underline-width="auto" style:text-underline-mode="continuous"/>
    </style:style>
    <style:style style:name="T2626" style:parent-style-name="Domyślnaczcionkaakapitu" style:family="text">
      <style:text-properties style:text-underline-type="single" style:text-underline-style="solid" style:text-underline-width="auto" style:text-underline-mode="continuous"/>
    </style:style>
    <style:style style:name="T2627" style:parent-style-name="Domyślnaczcionkaakapitu" style:family="text">
      <style:text-properties fo:background-color="#80FFFF" style:text-underline-type="single" style:text-underline-style="solid" style:text-underline-width="auto" style:text-underline-mode="continuous"/>
    </style:style>
    <style:style style:name="T2628" style:parent-style-name="Domyślnaczcionkaakapitu" style:family="text">
      <style:text-properties style:text-underline-type="single" style:text-underline-style="solid" style:text-underline-width="auto" style:text-underline-mode="continuous"/>
    </style:style>
    <style:style style:name="T2629" style:parent-style-name="Domyślnaczcionkaakapitu" style:family="text">
      <style:text-properties fo:background-color="#80FFFF"/>
    </style:style>
    <style:style style:name="P2630" style:parent-style-name="Normalny" style:family="paragraph">
      <style:paragraph-properties fo:text-align="justify" fo:line-height="150%" fo:text-indent="0.2479in"/>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style:style>
    <style:style style:name="T2633" style:parent-style-name="Domyślnaczcionkaakapitu" style:family="text">
      <style:text-properties style:text-underline-type="single" style:text-underline-style="solid" style:text-underline-width="auto" style:text-underline-mode="continuous"/>
    </style:style>
    <style:style style:name="T2634" style:parent-style-name="Domyślnaczcionkaakapitu" style:family="text">
      <style:text-properties fo:background-color="#80FFFF" style:text-underline-type="single" style:text-underline-style="solid" style:text-underline-width="auto" style:text-underline-mode="continuous"/>
    </style:style>
    <style:style style:name="T2635" style:parent-style-name="Domyślnaczcionkaakapitu" style:family="text">
      <style:text-properties style:text-underline-type="single" style:text-underline-style="solid" style:text-underline-width="auto" style:text-underline-mode="continuous"/>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style:style>
    <style:style style:name="T2641" style:parent-style-name="Domyślnaczcionkaakapitu" style:family="text">
      <style:text-properties style:text-underline-type="single" style:text-underline-style="solid" style:text-underline-width="auto" style:text-underline-mode="continuous"/>
    </style:style>
    <style:style style:name="T2642" style:parent-style-name="Domyślnaczcionkaakapitu" style:family="text">
      <style:text-properties fo:background-color="#80FFFF" style:text-underline-type="single" style:text-underline-style="solid" style:text-underline-width="auto" style:text-underline-mode="continuous"/>
    </style:style>
    <style:style style:name="T2643" style:parent-style-name="Domyślnaczcionkaakapitu" style:family="text">
      <style:text-properties style:text-underline-type="single" style:text-underline-style="solid" style:text-underline-width="auto" style:text-underline-mode="continuous"/>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fo:text-indent="0.2479in"/>
    </style:style>
    <style:style style:name="P2646" style:parent-style-name="Normalny" style:family="paragraph">
      <style:paragraph-properties fo:text-align="justify" fo:line-height="150%"/>
    </style:style>
    <style:style style:name="T2647" style:parent-style-name="Domyślnaczcionkaakapitu" style:family="text">
      <style:text-properties fo:background-color="#80FFFF" style:text-underline-type="single" style:text-underline-style="solid" style:text-underline-width="auto" style:text-underline-mode="continuous"/>
    </style:style>
    <style:style style:name="T2648" style:parent-style-name="Domyślnaczcionkaakapitu" style:family="text">
      <style:text-properties style:text-underline-type="single" style:text-underline-style="solid" style:text-underline-width="auto" style:text-underline-mode="continuous"/>
    </style:style>
    <style:style style:name="T2649" style:parent-style-name="Domyślnaczcionkaakapitu" style:family="text">
      <style:text-properties fo:background-color="#80FFFF"/>
    </style:style>
    <style:style style:name="P2650" style:parent-style-name="Normalny" style:family="paragraph">
      <style:paragraph-properties fo:text-align="justify" fo:line-height="150%" fo:text-indent="0.2479in"/>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T2654" style:parent-style-name="Domyślnaczcionkaakapitu" style:family="text">
      <style:text-properties fo:background-color="#80FFFF"/>
    </style:style>
    <style:style style:name="T2655" style:parent-style-name="Domyślnaczcionkaakapitu" style:family="text">
      <style:text-properties fo:background-color="#80FFFF"/>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P2672" style:parent-style-name="Normalny" style:family="paragraph">
      <style:paragraph-properties fo:text-align="justify" fo:line-height="150%" fo:text-indent="0.2479in"/>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T2679" style:parent-style-name="Domyślnaczcionkaakapitu" style:family="text">
      <style:text-properties fo:background-color="#80FFFF"/>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T2687" style:parent-style-name="Domyślnaczcionkaakapitu" style:family="text">
      <style:text-properties fo:background-color="#80FFFF"/>
    </style:style>
    <style:style style:name="T2688" style:parent-style-name="Domyślnaczcionkaakapitu" style:family="text">
      <style:text-properties fo:background-color="#80FFFF"/>
    </style:style>
    <style:style style:name="P2689" style:parent-style-name="Normalny" style:family="paragraph">
      <style:paragraph-properties fo:text-align="justify" fo:line-height="150%" fo:text-indent="0.2479in"/>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T2697" style:parent-style-name="Domyślnaczcionkaakapitu" style:family="text">
      <style:text-properties fo:background-color="#80FFFF"/>
    </style:style>
    <style:style style:name="P2698" style:parent-style-name="Normalny" style:family="paragraph">
      <style:paragraph-properties fo:text-align="justify" fo:line-height="150%" fo:text-indent="0.2479in"/>
    </style:style>
    <style:style style:name="P2699" style:parent-style-name="Normalny" style:family="paragraph">
      <style:paragraph-properties fo:text-align="justify" fo:line-height="150%"/>
    </style:style>
    <style:style style:name="T2700" style:parent-style-name="Domyślnaczcionkaakapitu" style:family="text">
      <style:text-properties style:text-underline-type="single" style:text-underline-style="solid" style:text-underline-width="auto" style:text-underline-mode="continuous"/>
    </style:style>
    <style:style style:name="T2701" style:parent-style-name="Domyślnaczcionkaakapitu" style:family="text">
      <style:text-properties fo:background-color="#80FFFF" style:text-underline-type="single" style:text-underline-style="solid" style:text-underline-width="auto" style:text-underline-mode="continuous"/>
    </style:style>
    <style:style style:name="T2702" style:parent-style-name="Domyślnaczcionkaakapitu" style:family="text">
      <style:text-properties style:text-underline-type="single" style:text-underline-style="solid" style:text-underline-width="auto" style:text-underline-mode="continuous"/>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479in"/>
    </style:style>
    <style:style style:name="P2705" style:parent-style-name="Normalny" style:family="paragraph">
      <style:paragraph-properties fo:text-align="justify" fo:line-height="150%"/>
    </style:style>
    <style:style style:name="T2706" style:parent-style-name="Domyślnaczcionkaakapitu" style:family="text">
      <style:text-properties fo:background-color="#80FFFF" style:text-underline-type="single" style:text-underline-style="solid" style:text-underline-width="auto" style:text-underline-mode="continuous"/>
    </style:style>
    <style:style style:name="T2707" style:parent-style-name="Domyślnaczcionkaakapitu" style:family="text">
      <style:text-properties style:text-underline-type="single" style:text-underline-style="solid" style:text-underline-width="auto" style:text-underline-mode="continuous"/>
    </style:style>
    <style:style style:name="T2708" style:parent-style-name="Domyślnaczcionkaakapitu" style:family="text">
      <style:text-properties fo:background-color="#80FFFF"/>
    </style:style>
    <style:style style:name="P2709" style:parent-style-name="Normalny" style:family="paragraph">
      <style:paragraph-properties fo:text-align="justify" fo:line-height="150%" fo:text-indent="0.2479in"/>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style:style>
    <style:style style:name="T2712" style:parent-style-name="Domyślnaczcionkaakapitu" style:family="text">
      <style:text-properties fo:background-color="#80FFFF" style:text-underline-type="single" style:text-underline-style="solid" style:text-underline-width="auto" style:text-underline-mode="continuous"/>
    </style:style>
    <style:style style:name="T2713" style:parent-style-name="Domyślnaczcionkaakapitu" style:family="text">
      <style:text-properties style:text-underline-type="single" style:text-underline-style="solid" style:text-underline-width="auto" style:text-underline-mode="continuous"/>
    </style:style>
    <style:style style:name="T2714" style:parent-style-name="Domyślnaczcionkaakapitu" style:family="text">
      <style:text-properties fo:background-color="#80FFFF" style:text-underline-type="single" style:text-underline-style="solid" style:text-underline-width="auto" style:text-underline-mode="continuous"/>
    </style:style>
    <style:style style:name="T2715" style:parent-style-name="Domyślnaczcionkaakapitu" style:family="text">
      <style:text-properties style:text-underline-type="single" style:text-underline-style="solid" style:text-underline-width="auto" style:text-underline-mode="continuous"/>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fo:text-indent="0.2479in"/>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style:style>
    <style:style style:name="T2721" style:parent-style-name="Domyślnaczcionkaakapitu" style:family="text">
      <style:text-properties style:text-underline-type="single" style:text-underline-style="solid" style:text-underline-width="auto" style:text-underline-mode="continuous"/>
    </style:style>
    <style:style style:name="T2722" style:parent-style-name="Domyślnaczcionkaakapitu" style:family="text">
      <style:text-properties fo:background-color="#80FFFF" style:text-underline-type="single" style:text-underline-style="solid" style:text-underline-width="auto" style:text-underline-mode="continuous"/>
    </style:style>
    <style:style style:name="T2723" style:parent-style-name="Domyślnaczcionkaakapitu" style:family="text">
      <style:text-properties style:text-underline-type="single" style:text-underline-style="solid" style:text-underline-width="auto" style:text-underline-mode="continuous"/>
    </style:style>
    <style:style style:name="T2724" style:parent-style-name="Domyślnaczcionkaakapitu" style:family="text">
      <style:text-properties fo:background-color="#80FFFF"/>
    </style:style>
    <style:style style:name="P2725" style:parent-style-name="Normalny" style:family="paragraph">
      <style:paragraph-properties fo:text-align="justify" fo:line-height="150%" fo:text-indent="0.2479in"/>
    </style:style>
    <style:style style:name="P2726" style:parent-style-name="Normalny" style:family="paragraph">
      <style:paragraph-properties fo:text-align="justify" fo:line-height="150%"/>
    </style:style>
    <style:style style:name="T2727" style:parent-style-name="Domyślnaczcionkaakapitu" style:family="text">
      <style:text-properties style:text-underline-type="single" style:text-underline-style="solid" style:text-underline-width="auto" style:text-underline-mode="continuous"/>
    </style:style>
    <style:style style:name="T2728" style:parent-style-name="Domyślnaczcionkaakapitu" style:family="text">
      <style:text-properties fo:background-color="#80FFFF" style:text-underline-type="single" style:text-underline-style="solid" style:text-underline-width="auto" style:text-underline-mode="continuous"/>
    </style:style>
    <style:style style:name="T2729" style:parent-style-name="Domyślnaczcionkaakapitu" style:family="text">
      <style:text-properties style:text-underline-type="single" style:text-underline-style="solid" style:text-underline-width="auto" style:text-underline-mode="continuous"/>
    </style:style>
    <style:style style:name="T2730" style:parent-style-name="Domyślnaczcionkaakapitu" style:family="text">
      <style:text-properties fo:background-color="#80FFFF"/>
    </style:style>
    <style:style style:name="P2731" style:parent-style-name="Normalny" style:family="paragraph">
      <style:paragraph-properties fo:text-align="justify" fo:line-height="150%" fo:text-indent="0.2479in"/>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P2741" style:parent-style-name="Normalny" style:family="paragraph">
      <style:paragraph-properties fo:text-align="justify" fo:line-height="150%"/>
    </style:style>
    <style:style style:name="T2742" style:parent-style-name="Domyślnaczcionkaakapitu" style:family="text">
      <style:text-properties style:text-underline-type="single" style:text-underline-style="solid" style:text-underline-width="auto" style:text-underline-mode="continuous"/>
    </style:style>
    <style:style style:name="T2743" style:parent-style-name="Domyślnaczcionkaakapitu" style:family="text">
      <style:text-properties fo:background-color="#80FFFF" style:text-underline-type="single" style:text-underline-style="solid" style:text-underline-width="auto" style:text-underline-mode="continuous"/>
    </style:style>
    <style:style style:name="T2744" style:parent-style-name="Domyślnaczcionkaakapitu" style:family="text">
      <style:text-properties style:text-underline-type="single" style:text-underline-style="solid" style:text-underline-width="auto" style:text-underline-mode="continuous"/>
    </style:style>
    <style:style style:name="T2745" style:parent-style-name="Domyślnaczcionkaakapitu" style:family="text">
      <style:text-properties fo:background-color="#80FFFF"/>
    </style:style>
    <style:style style:name="P2746" style:parent-style-name="Normalny" style:family="paragraph">
      <style:paragraph-properties fo:text-align="justify" fo:line-height="150%" fo:text-indent="0.2479in"/>
    </style:style>
    <style:style style:name="P2747" style:parent-style-name="Normalny" style:family="paragraph">
      <style:paragraph-properties fo:text-align="justify" fo:line-height="150%"/>
    </style:style>
    <style:style style:name="T2748" style:parent-style-name="Domyślnaczcionkaakapitu" style:family="text">
      <style:text-properties style:text-underline-type="single" style:text-underline-style="solid" style:text-underline-width="auto" style:text-underline-mode="continuous"/>
    </style:style>
    <style:style style:name="T2749" style:parent-style-name="Domyślnaczcionkaakapitu" style:family="text">
      <style:text-properties fo:background-color="#80FFFF" style:text-underline-type="single" style:text-underline-style="solid" style:text-underline-width="auto" style:text-underline-mode="continuous"/>
    </style:style>
    <style:style style:name="T2750" style:parent-style-name="Domyślnaczcionkaakapitu" style:family="text">
      <style:text-properties style:text-underline-type="single" style:text-underline-style="solid" style:text-underline-width="auto" style:text-underline-mode="continuous"/>
    </style:style>
    <style:style style:name="T2751" style:parent-style-name="Domyślnaczcionkaakapitu" style:family="text">
      <style:text-properties fo:background-color="#80FFFF"/>
    </style:style>
    <style:style style:name="P2752" style:parent-style-name="Normalny" style:family="paragraph">
      <style:paragraph-properties fo:text-align="justify" fo:line-height="150%" fo:text-indent="0.2479in"/>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P2761" style:parent-style-name="Normalny" style:family="paragraph">
      <style:paragraph-properties fo:text-align="justify" fo:line-height="150%" fo:text-indent="0.2479in"/>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P2781" style:parent-style-name="Normalny" style:family="paragraph">
      <style:paragraph-properties fo:text-align="justify" fo:line-height="150%">
        <style:tab-stops>
          <style:tab-stop style:type="left" style:position="3.7715in"/>
        </style:tab-stops>
      </style:paragraph-properties>
    </style:style>
    <style:style style:name="T2782" style:parent-style-name="Domyślnaczcionkaakapitu" style:family="text">
      <style:text-properties fo:background-color="#80FFFF" style:text-underline-type="single" style:text-underline-style="solid" style:text-underline-width="auto" style:text-underline-mode="continuous"/>
    </style:style>
    <style:style style:name="T2783" style:parent-style-name="Domyślnaczcionkaakapitu" style:family="text">
      <style:text-properties style:text-underline-type="single" style:text-underline-style="solid" style:text-underline-width="auto" style:text-underline-mode="continuous"/>
    </style:style>
    <style:style style:name="T2784" style:parent-style-name="Domyślnaczcionkaakapitu" style:family="text">
      <style:text-properties fo:background-color="#80FFFF" style:text-underline-type="single" style:text-underline-style="solid" style:text-underline-width="auto" style:text-underline-mode="continuous"/>
    </style:style>
    <style:style style:name="T2785" style:parent-style-name="Domyślnaczcionkaakapitu" style:family="text">
      <style:text-properties style:text-underline-type="single" style:text-underline-style="solid" style:text-underline-width="auto" style:text-underline-mode="continuous"/>
    </style:style>
    <style:style style:name="T2786" style:parent-style-name="Domyślnaczcionkaakapitu" style:family="text">
      <style:text-properties fo:background-color="#80FFFF" style:text-underline-type="single" style:text-underline-style="solid" style:text-underline-width="auto" style:text-underline-mode="continuous"/>
    </style:style>
    <style:style style:name="T2787" style:parent-style-name="Domyślnaczcionkaakapitu" style:family="text">
      <style:text-properties style:text-underline-type="single" style:text-underline-style="solid" style:text-underline-width="auto" style:text-underline-mode="continuous"/>
    </style:style>
    <style:style style:name="T2788" style:parent-style-name="Domyślnaczcionkaakapitu" style:family="text">
      <style:text-properties fo:background-color="#80FFFF" style:text-underline-type="single" style:text-underline-style="solid" style:text-underline-width="auto" style:text-underline-mode="continuous"/>
    </style:style>
    <style:style style:name="T2789" style:parent-style-name="Domyślnaczcionkaakapitu" style:family="text">
      <style:text-properties style:text-underline-type="single" style:text-underline-style="solid" style:text-underline-width="auto" style:text-underline-mode="continuous"/>
    </style:style>
    <style:style style:name="T2790" style:parent-style-name="Domyślnaczcionkaakapitu" style:family="text">
      <style:text-properties fo:background-color="#80FFFF" style:text-underline-type="single" style:text-underline-style="solid" style:text-underline-width="auto" style:text-underline-mode="continuous"/>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fo:text-indent="0.2479in">
        <style:tab-stops>
          <style:tab-stop style:type="left" style:position="3.7715in"/>
        </style:tab-stops>
      </style:paragraph-properties>
    </style:style>
    <style:style style:name="P2793" style:parent-style-name="Normalny" style:family="paragraph">
      <style:paragraph-properties fo:text-align="justify" fo:line-height="150%">
        <style:tab-stops>
          <style:tab-stop style:type="left" style:position="3.7715in"/>
        </style:tab-stops>
      </style:paragraph-properties>
    </style:style>
    <style:style style:name="T2794" style:parent-style-name="Domyślnaczcionkaakapitu" style:family="text">
      <style:text-properties style:text-underline-type="single" style:text-underline-style="solid" style:text-underline-width="auto" style:text-underline-mode="continuous"/>
    </style:style>
    <style:style style:name="T2795" style:parent-style-name="Domyślnaczcionkaakapitu" style:family="text">
      <style:text-properties fo:background-color="#80FFFF" style:text-underline-type="single" style:text-underline-style="solid" style:text-underline-width="auto" style:text-underline-mode="continuous"/>
    </style:style>
    <style:style style:name="T2796" style:parent-style-name="Domyślnaczcionkaakapitu" style:family="text">
      <style:text-properties style:text-underline-type="single" style:text-underline-style="solid" style:text-underline-width="auto" style:text-underline-mode="continuous"/>
    </style:style>
    <style:style style:name="T2797" style:parent-style-name="Domyślnaczcionkaakapitu" style:family="text">
      <style:text-properties fo:background-color="#80FFFF" style:text-underline-type="single" style:text-underline-style="solid" style:text-underline-width="auto" style:text-underline-mode="continuous"/>
    </style:style>
    <style:style style:name="T2798" style:parent-style-name="Domyślnaczcionkaakapitu" style:family="text">
      <style:text-properties style:text-underline-type="single" style:text-underline-style="solid" style:text-underline-width="auto" style:text-underline-mode="continuous"/>
    </style:style>
    <style:style style:name="T2799" style:parent-style-name="Domyślnaczcionkaakapitu" style:family="text">
      <style:text-properties fo:background-color="#80FFFF" style:text-underline-type="single" style:text-underline-style="solid" style:text-underline-width="auto" style:text-underline-mode="continuous"/>
    </style:style>
    <style:style style:name="T2800" style:parent-style-name="Domyślnaczcionkaakapitu" style:family="text">
      <style:text-properties style:text-underline-type="single" style:text-underline-style="solid" style:text-underline-width="auto" style:text-underline-mode="continuous"/>
    </style:style>
    <style:style style:name="T2801" style:parent-style-name="Domyślnaczcionkaakapitu" style:family="text">
      <style:text-properties fo:background-color="#80FFFF" style:text-underline-type="single" style:text-underline-style="solid" style:text-underline-width="auto" style:text-underline-mode="continuous"/>
    </style:style>
    <style:style style:name="T2802" style:parent-style-name="Domyślnaczcionkaakapitu" style:family="text">
      <style:text-properties fo:background-color="#80FFFF"/>
    </style:style>
    <style:style style:name="P2803" style:parent-style-name="Normalny" style:family="paragraph">
      <style:paragraph-properties fo:text-align="justify" fo:line-height="150%" fo:text-indent="0.2479in">
        <style:tab-stops>
          <style:tab-stop style:type="left" style:position="3.7715in"/>
        </style:tab-stops>
      </style:paragraph-properties>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fo:text-indent="0.2479in"/>
    </style:style>
    <style:style style:name="T2843" style:parent-style-name="Domyślnaczcionkaakapitu" style:family="text">
      <style:text-properties fo:background-color="#80FFFF"/>
    </style:style>
    <style:style style:name="P2844" style:parent-style-name="Normalny" style:family="paragraph">
      <style:paragraph-properties fo:text-align="justify" fo:line-height="150%"/>
    </style:style>
    <style:style style:name="T2845" style:parent-style-name="Domyślnaczcionkaakapitu" style:family="text">
      <style:text-properties style:text-underline-type="single" style:text-underline-style="solid" style:text-underline-width="auto" style:text-underline-mode="continuous"/>
    </style:style>
    <style:style style:name="T2846" style:parent-style-name="Domyślnaczcionkaakapitu" style:family="text">
      <style:text-properties fo:background-color="#80FFFF" style:text-underline-type="single" style:text-underline-style="solid" style:text-underline-width="auto" style:text-underline-mode="continuous"/>
    </style:style>
    <style:style style:name="T2847" style:parent-style-name="Domyślnaczcionkaakapitu" style:family="text">
      <style:text-properties style:text-underline-type="single" style:text-underline-style="solid" style:text-underline-width="auto" style:text-underline-mode="continuous"/>
    </style:style>
    <style:style style:name="T2848" style:parent-style-name="Domyślnaczcionkaakapitu" style:family="text">
      <style:text-properties fo:background-color="#80FFFF" style:text-underline-type="single" style:text-underline-style="solid" style:text-underline-width="auto" style:text-underline-mode="continuous"/>
    </style:style>
    <style:style style:name="T2849" style:parent-style-name="Domyślnaczcionkaakapitu" style:family="text">
      <style:text-properties style:text-underline-type="single" style:text-underline-style="solid" style:text-underline-width="auto" style:text-underline-mode="continuous"/>
    </style:style>
    <style:style style:name="T2850" style:parent-style-name="Domyślnaczcionkaakapitu" style:family="text">
      <style:text-properties fo:background-color="#80FFFF"/>
    </style:style>
    <style:style style:name="P2851" style:parent-style-name="Normalny" style:family="paragraph">
      <style:paragraph-properties fo:text-align="justify" fo:line-height="150%" fo:text-indent="0.2479in"/>
    </style:style>
    <style:style style:name="T2852" style:parent-style-name="Domyślnaczcionkaakapitu" style:family="text">
      <style:text-properties fo:background-color="#80FFFF"/>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style:style>
    <style:style style:name="T2855" style:parent-style-name="Domyślnaczcionkaakapitu" style:family="text">
      <style:text-properties fo:background-color="#80FFFF" style:text-underline-type="single" style:text-underline-style="solid" style:text-underline-width="auto" style:text-underline-mode="continuous"/>
    </style:style>
    <style:style style:name="T2856" style:parent-style-name="Domyślnaczcionkaakapitu" style:family="text">
      <style:text-properties style:text-underline-type="single" style:text-underline-style="solid" style:text-underline-width="auto" style:text-underline-mode="continuous"/>
    </style:style>
    <style:style style:name="T2857" style:parent-style-name="Domyślnaczcionkaakapitu" style:family="text">
      <style:text-properties fo:background-color="#80FFFF" style:text-underline-type="single" style:text-underline-style="solid" style:text-underline-width="auto" style:text-underline-mode="continuous"/>
    </style:style>
    <style:style style:name="T2858" style:parent-style-name="Domyślnaczcionkaakapitu" style:family="text">
      <style:text-properties style:text-underline-type="single" style:text-underline-style="solid" style:text-underline-width="auto" style:text-underline-mode="continuous"/>
    </style:style>
    <style:style style:name="T2859" style:parent-style-name="Domyślnaczcionkaakapitu" style:family="text">
      <style:text-properties fo:background-color="#80FFFF" style:text-underline-type="single" style:text-underline-style="solid" style:text-underline-width="auto" style:text-underline-mode="continuous"/>
    </style:style>
    <style:style style:name="T2860" style:parent-style-name="Domyślnaczcionkaakapitu" style:family="text">
      <style:text-properties style:text-underline-type="single" style:text-underline-style="solid" style:text-underline-width="auto" style:text-underline-mode="continuous"/>
    </style:style>
    <style:style style:name="T2861" style:parent-style-name="Domyślnaczcionkaakapitu" style:family="text">
      <style:text-properties fo:background-color="#80FFFF"/>
    </style:style>
    <style:style style:name="P2862" style:parent-style-name="Normalny" style:family="paragraph">
      <style:paragraph-properties fo:text-align="justify" fo:line-height="150%" fo:text-indent="0.2479in"/>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P2868" style:parent-style-name="Normalny" style:family="paragraph">
      <style:paragraph-properties fo:text-align="justify" fo:line-height="150%" fo:text-indent="0.2479in"/>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P2873" style:parent-style-name="Normalny" style:family="paragraph">
      <style:paragraph-properties fo:text-align="justify" fo:line-height="150%" fo:text-indent="0.2479in"/>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T2877" style:parent-style-name="Domyślnaczcionkaakapitu" style:family="text">
      <style:text-properties fo:background-color="#80FFFF"/>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P2883" style:parent-style-name="Normalny" style:family="paragraph">
      <style:paragraph-properties fo:text-align="justify" fo:line-height="150%" fo:text-indent="0.2479in"/>
    </style:style>
    <style:style style:name="T2884" style:parent-style-name="Domyślnaczcionkaakapitu" style:family="text">
      <style:text-properties fo:background-color="#80FFFF"/>
    </style:style>
    <style:style style:name="P2885" style:parent-style-name="Normalny" style:family="paragraph">
      <style:paragraph-properties fo:text-align="justify" fo:line-height="150%"/>
    </style:style>
    <style:style style:name="T2886" style:parent-style-name="Domyślnaczcionkaakapitu" style:family="text">
      <style:text-properties fo:background-color="#80FFFF" style:text-underline-type="single" style:text-underline-style="solid" style:text-underline-width="auto" style:text-underline-mode="continuous"/>
    </style:style>
    <style:style style:name="T2887" style:parent-style-name="Domyślnaczcionkaakapitu" style:family="text">
      <style:text-properties style:text-underline-type="single" style:text-underline-style="solid" style:text-underline-width="auto" style:text-underline-mode="continuous"/>
    </style:style>
    <style:style style:name="T2888" style:parent-style-name="Domyślnaczcionkaakapitu" style:family="text">
      <style:text-properties fo:background-color="#80FFFF" style:text-underline-type="single" style:text-underline-style="solid" style:text-underline-width="auto" style:text-underline-mode="continuous"/>
    </style:style>
    <style:style style:name="T2889" style:parent-style-name="Domyślnaczcionkaakapitu" style:family="text">
      <style:text-properties style:text-underline-type="single" style:text-underline-style="solid" style:text-underline-width="auto" style:text-underline-mode="continuous"/>
    </style:style>
    <style:style style:name="P2890" style:parent-style-name="Normalny" style:family="paragraph">
      <style:paragraph-properties fo:text-align="justify" fo:line-height="150%" fo:text-indent="0.2479in"/>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style:style>
    <style:style style:name="P2897" style:parent-style-name="Normalny" style:family="paragraph">
      <style:paragraph-properties fo:text-align="justify" fo:line-height="150%"/>
    </style:style>
    <style:style style:name="P2898" style:parent-style-name="Normalny" style:family="paragraph">
      <style:paragraph-properties fo:text-align="justify" fo:line-height="150%"/>
    </style:style>
    <style:style style:name="P2899" style:parent-style-name="Normalny" style:family="paragraph">
      <style:paragraph-properties fo:text-align="justify" fo:line-height="150%"/>
    </style:style>
    <style:style style:name="P2900" style:parent-style-name="Normalny" style:family="paragraph">
      <style:paragraph-properties fo:text-align="justify" fo:line-height="150%"/>
    </style:style>
    <style:style style:name="P2901" style:parent-style-name="Normalny" style:family="paragraph">
      <style:paragraph-properties fo:text-align="justify" fo:line-height="150%"/>
    </style:style>
    <style:style style:name="T2902" style:parent-style-name="Domyślnaczcionkaakapitu" style:family="text">
      <style:text-properties style:text-underline-type="single" style:text-underline-style="solid" style:text-underline-width="auto" style:text-underline-mode="continuous"/>
    </style:style>
    <style:style style:name="T2903" style:parent-style-name="Domyślnaczcionkaakapitu" style:family="text">
      <style:text-properties fo:background-color="#80FFFF" style:text-underline-type="single" style:text-underline-style="solid" style:text-underline-width="auto" style:text-underline-mode="continuous"/>
    </style:style>
    <style:style style:name="T2904" style:parent-style-name="Domyślnaczcionkaakapitu" style:family="text">
      <style:text-properties style:text-underline-type="single" style:text-underline-style="solid" style:text-underline-width="auto" style:text-underline-mode="continuous"/>
    </style:style>
    <style:style style:name="T2905" style:parent-style-name="Domyślnaczcionkaakapitu" style:family="text">
      <style:text-properties fo:background-color="#80FFFF"/>
    </style:style>
    <style:style style:name="T2906" style:parent-style-name="Domyślnaczcionkaakapitu" style:family="text">
      <style:text-properties style:text-underline-type="single" style:text-underline-style="solid" style:text-underline-width="auto" style:text-underline-mode="continuous"/>
    </style:style>
    <style:style style:name="T2907" style:parent-style-name="Domyślnaczcionkaakapitu" style:family="text">
      <style:text-properties fo:background-color="#80FFFF" style:text-underline-type="single" style:text-underline-style="solid" style:text-underline-width="auto" style:text-underline-mode="continuous"/>
    </style:style>
    <style:style style:name="T2908" style:parent-style-name="Domyślnaczcionkaakapitu" style:family="text">
      <style:text-properties style:text-underline-type="single" style:text-underline-style="solid" style:text-underline-width="auto" style:text-underline-mode="continuous"/>
    </style:style>
    <style:style style:name="P2909" style:parent-style-name="Normalny" style:family="paragraph">
      <style:paragraph-properties fo:text-align="justify" fo:line-height="150%"/>
    </style:style>
    <style:style style:name="T2910" style:parent-style-name="Domyślnaczcionkaakapitu" style:family="text">
      <style:text-properties style:text-underline-type="single" style:text-underline-style="solid" style:text-underline-width="auto" style:text-underline-mode="continuous"/>
    </style:style>
    <style:style style:name="T2911" style:parent-style-name="Domyślnaczcionkaakapitu" style:family="text">
      <style:text-properties fo:background-color="#80FFFF" style:text-underline-type="single" style:text-underline-style="solid" style:text-underline-width="auto" style:text-underline-mode="continuous"/>
    </style:style>
    <style:style style:name="T2912" style:parent-style-name="Domyślnaczcionkaakapitu" style:family="text">
      <style:text-properties style:text-underline-type="single" style:text-underline-style="solid" style:text-underline-width="auto" style:text-underline-mode="continuous"/>
    </style:style>
    <style:style style:name="T2913" style:parent-style-name="Domyślnaczcionkaakapitu" style:family="text">
      <style:text-properties fo:background-color="#80FFFF"/>
    </style:style>
    <style:style style:name="P2914" style:parent-style-name="Normalny" style:family="paragraph">
      <style:paragraph-properties fo:text-align="justify" fo:line-height="150%" fo:text-indent="0.2479in"/>
    </style:style>
    <style:style style:name="T2915" style:parent-style-name="Domyślnaczcionkaakapitu" style:family="text">
      <style:text-properties fo:background-color="#80FFFF"/>
    </style:style>
    <style:style style:name="T2916" style:parent-style-name="Domyślnaczcionkaakapitu" style:family="text">
      <style:text-properties fo:background-color="#80FFFF"/>
    </style:style>
    <style:style style:name="T2917" style:parent-style-name="Domyślnaczcionkaakapitu" style:family="text">
      <style:text-properties fo:background-color="#80FFFF"/>
    </style:style>
    <style:style style:name="P2918" style:parent-style-name="Normalny" style:family="paragraph">
      <style:paragraph-properties fo:text-align="justify" fo:line-height="150%" fo:text-indent="0.2479in"/>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P2922" style:parent-style-name="Normalny" style:family="paragraph">
      <style:paragraph-properties fo:text-align="justify" fo:line-height="150%" fo:text-indent="0.2479in"/>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fo:text-align="justify" fo:line-height="150%" fo:text-indent="0.2479in"/>
    </style:style>
    <style:style style:name="P2933" style:parent-style-name="Normalny" style:family="paragraph">
      <style:paragraph-properties fo:text-align="justify" fo:line-height="150%"/>
    </style:style>
    <style:style style:name="T2934" style:parent-style-name="Domyślnaczcionkaakapitu" style:family="text">
      <style:text-properties fo:background-color="#80FFFF"/>
    </style:style>
    <style:style style:name="P2935" style:parent-style-name="Normalny" style:family="paragraph">
      <style:paragraph-properties fo:text-align="justify" fo:line-height="150%"/>
    </style:style>
    <style:style style:name="T2936" style:parent-style-name="Domyślnaczcionkaakapitu" style:family="text">
      <style:text-properties style:text-underline-type="single" style:text-underline-style="solid" style:text-underline-width="auto" style:text-underline-mode="continuous"/>
    </style:style>
    <style:style style:name="T2937" style:parent-style-name="Domyślnaczcionkaakapitu" style:family="text">
      <style:text-properties fo:background-color="#80FFFF" style:text-underline-type="single" style:text-underline-style="solid" style:text-underline-width="auto" style:text-underline-mode="continuou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fo:text-indent="0.2479in"/>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fo:text-indent="0.2479in"/>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P2957" style:parent-style-name="Normalny" style:family="paragraph">
      <style:paragraph-properties fo:text-align="justify" fo:line-height="150%"/>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P2960" style:parent-style-name="Normalny" style:family="paragraph">
      <style:paragraph-properties fo:text-align="justify" fo:line-height="150%"/>
    </style:style>
    <style:style style:name="T2961" style:parent-style-name="Domyślnaczcionkaakapitu" style:family="text">
      <style:text-properties style:text-underline-type="single" style:text-underline-style="solid" style:text-underline-width="auto" style:text-underline-mode="continuous"/>
    </style:style>
    <style:style style:name="T2962" style:parent-style-name="Domyślnaczcionkaakapitu" style:family="text">
      <style:text-properties fo:background-color="#80FFFF" style:text-underline-type="single" style:text-underline-style="solid" style:text-underline-width="auto" style:text-underline-mode="continuous"/>
    </style:style>
    <style:style style:name="T2963" style:parent-style-name="Domyślnaczcionkaakapitu" style:family="text">
      <style:text-properties style:text-underline-type="single" style:text-underline-style="solid" style:text-underline-width="auto" style:text-underline-mode="continuous"/>
    </style:style>
    <style:style style:name="T2964" style:parent-style-name="Domyślnaczcionkaakapitu" style:family="text">
      <style:text-properties fo:background-color="#80FFFF"/>
    </style:style>
    <style:style style:name="P2965" style:parent-style-name="Normalny" style:family="paragraph">
      <style:paragraph-properties fo:text-align="justify" fo:line-height="150%" fo:text-indent="0.2479in"/>
    </style:style>
    <style:style style:name="P2966" style:parent-style-name="Normalny" style:family="paragraph">
      <style:paragraph-properties fo:text-align="justify" fo:line-height="150%"/>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P2969" style:parent-style-name="Normalny" style:family="paragraph">
      <style:paragraph-properties fo:text-align="justify" fo:line-height="150%"/>
    </style:style>
    <style:style style:name="T2970" style:parent-style-name="Domyślnaczcionkaakapitu" style:family="text">
      <style:text-properties style:text-underline-type="single" style:text-underline-style="solid" style:text-underline-width="auto" style:text-underline-mode="continuous"/>
    </style:style>
    <style:style style:name="T2971" style:parent-style-name="Domyślnaczcionkaakapitu" style:family="text">
      <style:text-properties fo:background-color="#80FFFF" style:text-underline-type="single" style:text-underline-style="solid" style:text-underline-width="auto" style:text-underline-mode="continuous"/>
    </style:style>
    <style:style style:name="T2972" style:parent-style-name="Domyślnaczcionkaakapitu" style:family="text">
      <style:text-properties style:text-underline-type="single" style:text-underline-style="solid" style:text-underline-width="auto" style:text-underline-mode="continuous"/>
    </style:style>
    <style:style style:name="T2973" style:parent-style-name="Domyślnaczcionkaakapitu" style:family="text">
      <style:text-properties fo:background-color="#80FFFF"/>
    </style:style>
    <style:style style:name="P2974" style:parent-style-name="Normalny" style:family="paragraph">
      <style:paragraph-properties fo:text-align="justify" fo:line-height="150%" fo:text-indent="0.2479in"/>
    </style:style>
    <style:style style:name="T2975" style:parent-style-name="Domyślnaczcionkaakapitu" style:family="text">
      <style:text-properties fo:background-color="#80FFFF"/>
    </style:style>
    <style:style style:name="P2976" style:parent-style-name="Normalny" style:family="paragraph">
      <style:paragraph-properties fo:text-align="justify" fo:line-height="150%"/>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style:style>
    <style:style style:name="T2980" style:parent-style-name="Domyślnaczcionkaakapitu" style:family="text">
      <style:text-properties style:text-underline-type="single" style:text-underline-style="solid" style:text-underline-width="auto" style:text-underline-mode="continuous"/>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fo:text-indent="0.2479in"/>
    </style:style>
    <style:style style:name="T2983" style:parent-style-name="Domyślnaczcionkaakapitu" style:family="text">
      <style:text-properties fo:background-color="#80FFFF"/>
    </style:style>
    <style:style style:name="P2984" style:parent-style-name="Normalny" style:family="paragraph">
      <style:paragraph-properties fo:text-align="justify" fo:line-height="150%"/>
    </style:style>
    <style:style style:name="T2985" style:parent-style-name="Domyślnaczcionkaakapitu" style:family="text">
      <style:text-properties style:text-underline-type="single" style:text-underline-style="solid" style:text-underline-width="auto" style:text-underline-mode="continuous"/>
    </style:style>
    <style:style style:name="T2986" style:parent-style-name="Domyślnaczcionkaakapitu" style:family="text">
      <style:text-properties fo:background-color="#80FFFF" style:text-underline-type="single" style:text-underline-style="solid" style:text-underline-width="auto" style:text-underline-mode="continuous"/>
    </style:style>
    <style:style style:name="T2987" style:parent-style-name="Domyślnaczcionkaakapitu" style:family="text">
      <style:text-properties style:text-underline-type="single" style:text-underline-style="solid" style:text-underline-width="auto" style:text-underline-mode="continuous"/>
    </style:style>
    <style:style style:name="T2988" style:parent-style-name="Domyślnaczcionkaakapitu" style:family="text">
      <style:text-properties fo:background-color="#80FFFF" style:text-underline-type="single" style:text-underline-style="solid" style:text-underline-width="auto" style:text-underline-mode="continuous"/>
    </style:style>
    <style:style style:name="T2989" style:parent-style-name="Domyślnaczcionkaakapitu" style:family="text">
      <style:text-properties style:text-underline-type="single" style:text-underline-style="solid" style:text-underline-width="auto" style:text-underline-mode="continuous"/>
    </style:style>
    <style:style style:name="T2990" style:parent-style-name="Domyślnaczcionkaakapitu" style:family="text">
      <style:text-properties fo:background-color="#80FFFF"/>
    </style:style>
    <style:style style:name="P2991" style:parent-style-name="Normalny" style:family="paragraph">
      <style:paragraph-properties fo:text-align="justify" fo:line-height="150%" fo:text-indent="0.2479in"/>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P3008" style:parent-style-name="Normalny" style:family="paragraph">
      <style:paragraph-properties fo:text-align="justify" fo:line-height="150%" fo:text-indent="0.2479in"/>
    </style:style>
    <style:style style:name="T3009" style:parent-style-name="Domyślnaczcionkaakapitu" style:family="text">
      <style:text-properties fo:background-color="#80FFFF"/>
    </style:style>
    <style:style style:name="T3010" style:parent-style-name="Domyślnaczcionkaakapitu" style:family="text">
      <style:text-properties fo:background-color="#80FFFF"/>
    </style:style>
    <style:style style:name="P3011" style:parent-style-name="Normalny" style:family="paragraph">
      <style:paragraph-properties fo:text-align="justify" fo:line-height="150%"/>
    </style:style>
    <style:style style:name="T3012" style:parent-style-name="Domyślnaczcionkaakapitu" style:family="text">
      <style:text-properties style:text-underline-type="single" style:text-underline-style="solid" style:text-underline-width="auto" style:text-underline-mode="continuous"/>
    </style:style>
    <style:style style:name="T3013" style:parent-style-name="Domyślnaczcionkaakapitu" style:family="text">
      <style:text-properties fo:background-color="#80FFFF" style:text-underline-type="single" style:text-underline-style="solid" style:text-underline-width="auto" style:text-underline-mode="continuous"/>
    </style:style>
    <style:style style:name="T3014" style:parent-style-name="Domyślnaczcionkaakapitu" style:family="text">
      <style:text-properties style:text-underline-type="single" style:text-underline-style="solid" style:text-underline-width="auto" style:text-underline-mode="continuous"/>
    </style:style>
    <style:style style:name="T3015" style:parent-style-name="Domyślnaczcionkaakapitu" style:family="text">
      <style:text-properties fo:background-color="#80FFFF" style:text-underline-type="single" style:text-underline-style="solid" style:text-underline-width="auto" style:text-underline-mode="continuous"/>
    </style:style>
    <style:style style:name="T3016" style:parent-style-name="Domyślnaczcionkaakapitu" style:family="text">
      <style:text-properties style:text-underline-type="single" style:text-underline-style="solid" style:text-underline-width="auto" style:text-underline-mode="continuous"/>
    </style:style>
    <style:style style:name="T3017" style:parent-style-name="Domyślnaczcionkaakapitu" style:family="text">
      <style:text-properties fo:background-color="#80FFFF" style:text-underline-type="single" style:text-underline-style="solid" style:text-underline-width="auto" style:text-underline-mode="continuous"/>
    </style:style>
    <style:style style:name="T3018" style:parent-style-name="Domyślnaczcionkaakapitu" style:family="text">
      <style:text-properties fo:background-color="#80FFFF"/>
    </style:style>
    <style:style style:name="P3019" style:parent-style-name="Normalny" style:family="paragraph">
      <style:paragraph-properties fo:text-align="justify" fo:line-height="150%" fo:text-indent="0.2479in"/>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P3022" style:parent-style-name="Normalny" style:family="paragraph">
      <style:paragraph-properties fo:text-align="justify" fo:line-height="150%"/>
    </style:style>
    <style:style style:name="T3023" style:parent-style-name="Domyślnaczcionkaakapitu" style:family="text">
      <style:text-properties style:text-underline-type="single" style:text-underline-style="solid" style:text-underline-width="auto" style:text-underline-mode="continuous"/>
    </style:style>
    <style:style style:name="T3024" style:parent-style-name="Domyślnaczcionkaakapitu" style:family="text">
      <style:text-properties fo:background-color="#80FFFF" style:text-underline-type="single" style:text-underline-style="solid" style:text-underline-width="auto" style:text-underline-mode="continuous"/>
    </style:style>
    <style:style style:name="T3025" style:parent-style-name="Domyślnaczcionkaakapitu" style:family="text">
      <style:text-properties style:text-underline-type="single" style:text-underline-style="solid" style:text-underline-width="auto" style:text-underline-mode="continuous"/>
    </style:style>
    <style:style style:name="T3026" style:parent-style-name="Domyślnaczcionkaakapitu" style:family="text">
      <style:text-properties fo:background-color="#80FFFF"/>
    </style:style>
    <style:style style:name="P3027" style:parent-style-name="Normalny" style:family="paragraph">
      <style:paragraph-properties fo:text-align="justify" fo:line-height="150%" fo:text-indent="0.2479in"/>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T3033" style:parent-style-name="Domyślnaczcionkaakapitu" style:family="text">
      <style:text-properties fo:background-color="#80FFFF"/>
    </style:style>
    <style:style style:name="T3034" style:parent-style-name="Domyślnaczcionkaakapitu" style:family="text">
      <style:text-properties fo:background-color="#80FFFF"/>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style:style>
    <style:style style:name="T3044" style:parent-style-name="Domyślnaczcionkaakapitu" style:family="text">
      <style:text-properties fo:background-color="#80FFFF" style:text-underline-type="single" style:text-underline-style="solid" style:text-underline-width="auto" style:text-underline-mode="continuous"/>
    </style:style>
    <style:style style:name="T3045" style:parent-style-name="Domyślnaczcionkaakapitu" style:family="text">
      <style:text-properties style:text-underline-type="single" style:text-underline-style="solid" style:text-underline-width="auto" style:text-underline-mode="continuous"/>
    </style:style>
    <style:style style:name="T3046" style:parent-style-name="Domyślnaczcionkaakapitu" style:family="text">
      <style:text-properties fo:background-color="#80FFFF" style:text-underline-type="single" style:text-underline-style="solid" style:text-underline-width="auto" style:text-underline-mode="continuous"/>
    </style:style>
    <style:style style:name="T3047" style:parent-style-name="Domyślnaczcionkaakapitu" style:family="text">
      <style:text-properties style:text-underline-type="single" style:text-underline-style="solid" style:text-underline-width="auto" style:text-underline-mode="continuous"/>
    </style:style>
    <style:style style:name="T3048" style:parent-style-name="Domyślnaczcionkaakapitu" style:family="text">
      <style:text-properties fo:background-color="#80FFFF" style:text-underline-type="single" style:text-underline-style="solid" style:text-underline-width="auto" style:text-underline-mode="continuous"/>
    </style:style>
    <style:style style:name="T3049" style:parent-style-name="Domyślnaczcionkaakapitu" style:family="text">
      <style:text-properties style:text-underline-type="single" style:text-underline-style="solid" style:text-underline-width="auto" style:text-underline-mode="continuous"/>
    </style:style>
    <style:style style:name="T3050" style:parent-style-name="Domyślnaczcionkaakapitu" style:family="text">
      <style:text-properties fo:background-color="#80FFFF" style:text-underline-type="single" style:text-underline-style="solid" style:text-underline-width="auto" style:text-underline-mode="continuous"/>
    </style:style>
    <style:style style:name="T3051" style:parent-style-name="Domyślnaczcionkaakapitu" style:family="text">
      <style:text-properties fo:background-color="#80FFFF"/>
    </style:style>
    <style:style style:name="P3052" style:parent-style-name="Normalny" style:family="paragraph">
      <style:paragraph-properties fo:text-align="justify" fo:line-height="150%" fo:text-indent="0.2479in"/>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P3057" style:parent-style-name="Normalny" style:family="paragraph">
      <style:paragraph-properties fo:text-align="justify" fo:line-height="150%"/>
    </style:style>
    <style:style style:name="T3058" style:parent-style-name="Domyślnaczcionkaakapitu" style:family="text">
      <style:text-properties style:text-underline-type="single" style:text-underline-style="solid" style:text-underline-width="auto" style:text-underline-mode="continuous"/>
    </style:style>
    <style:style style:name="T3059" style:parent-style-name="Domyślnaczcionkaakapitu" style:family="text">
      <style:text-properties fo:background-color="#80FFFF" style:text-underline-type="single" style:text-underline-style="solid" style:text-underline-width="auto" style:text-underline-mode="continuous"/>
    </style:style>
    <style:style style:name="T3060" style:parent-style-name="Domyślnaczcionkaakapitu" style:family="text">
      <style:text-properties style:text-underline-type="single" style:text-underline-style="solid" style:text-underline-width="auto" style:text-underline-mode="continuous"/>
    </style:style>
    <style:style style:name="T3061" style:parent-style-name="Domyślnaczcionkaakapitu" style:family="text">
      <style:text-properties fo:background-color="#80FFFF"/>
    </style:style>
    <style:style style:name="P3062" style:parent-style-name="Normalny" style:family="paragraph">
      <style:paragraph-properties fo:text-align="justify" fo:line-height="150%" fo:text-indent="0.2479in"/>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P3073" style:parent-style-name="Normalny" style:family="paragraph">
      <style:paragraph-properties fo:text-align="justify" fo:line-height="150%" fo:text-indent="0.2479in"/>
    </style:style>
    <style:style style:name="T3074" style:parent-style-name="Domyślnaczcionkaakapitu" style:family="text">
      <style:text-properties fo:background-color="#80FFFF"/>
    </style:style>
    <style:style style:name="P3075" style:parent-style-name="Normalny" style:family="paragraph">
      <style:paragraph-properties fo:text-align="justify" fo:line-height="150%" fo:text-indent="0.2479in"/>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fo:text-indent="0.2479in"/>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P3090" style:parent-style-name="Normalny" style:family="paragraph">
      <style:paragraph-properties fo:text-align="justify" fo:line-height="150%" fo:text-indent="0.2479in"/>
    </style:style>
    <style:style style:name="P3091" style:parent-style-name="Normalny" style:family="paragraph">
      <style:paragraph-properties fo:text-align="justify" fo:line-height="150%"/>
    </style:style>
    <style:style style:name="T3092" style:parent-style-name="Domyślnaczcionkaakapitu" style:family="text">
      <style:text-properties style:text-underline-type="single" style:text-underline-style="solid" style:text-underline-width="auto" style:text-underline-mode="continuous"/>
    </style:style>
    <style:style style:name="T3093" style:parent-style-name="Domyślnaczcionkaakapitu" style:family="text">
      <style:text-properties fo:background-color="#80FFFF" style:text-underline-type="single" style:text-underline-style="solid" style:text-underline-width="auto" style:text-underline-mode="continuous"/>
    </style:style>
    <style:style style:name="T3094" style:parent-style-name="Domyślnaczcionkaakapitu" style:family="text">
      <style:text-properties style:text-underline-type="single" style:text-underline-style="solid" style:text-underline-width="auto" style:text-underline-mode="continuous"/>
    </style:style>
    <style:style style:name="T3095" style:parent-style-name="Domyślnaczcionkaakapitu" style:family="text">
      <style:text-properties fo:background-color="#80FFFF" style:text-underline-type="single" style:text-underline-style="solid" style:text-underline-width="auto" style:text-underline-mode="continuous"/>
    </style:style>
    <style:style style:name="T3096" style:parent-style-name="Domyślnaczcionkaakapitu" style:family="text">
      <style:text-properties style:text-underline-type="single" style:text-underline-style="solid" style:text-underline-width="auto" style:text-underline-mode="continuous"/>
    </style:style>
    <style:style style:name="T3097" style:parent-style-name="Domyślnaczcionkaakapitu" style:family="text">
      <style:text-properties fo:background-color="#80FFFF" style:text-underline-type="single" style:text-underline-style="solid" style:text-underline-width="auto" style:text-underline-mode="continuous"/>
    </style:style>
    <style:style style:name="T3098" style:parent-style-name="Domyślnaczcionkaakapitu" style:family="text">
      <style:text-properties fo:background-color="#80FFFF"/>
    </style:style>
    <style:style style:name="P3099" style:parent-style-name="Normalny" style:family="paragraph">
      <style:paragraph-properties fo:text-align="justify" fo:line-height="150%" fo:text-indent="0.2479in"/>
    </style:style>
    <style:style style:name="P3100" style:parent-style-name="Normalny" style:family="paragraph">
      <style:paragraph-properties fo:text-align="justify" fo:line-height="150%"/>
    </style:style>
    <style:style style:name="T3101" style:parent-style-name="Domyślnaczcionkaakapitu" style:family="text">
      <style:text-properties style:text-underline-type="single" style:text-underline-style="solid" style:text-underline-width="auto" style:text-underline-mode="continuous"/>
    </style:style>
    <style:style style:name="T3102" style:parent-style-name="Domyślnaczcionkaakapitu" style:family="text">
      <style:text-properties fo:background-color="#80FFFF" style:text-underline-type="single" style:text-underline-style="solid" style:text-underline-width="auto" style:text-underline-mode="continuous"/>
    </style:style>
    <style:style style:name="T3103" style:parent-style-name="Domyślnaczcionkaakapitu" style:family="text">
      <style:text-properties style:text-underline-type="single" style:text-underline-style="solid" style:text-underline-width="auto" style:text-underline-mode="continuous"/>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fo:text-indent="0.2479in"/>
    </style:style>
    <style:style style:name="T3106" style:parent-style-name="Domyślnaczcionkaakapitu" style:family="text">
      <style:text-properties fo:background-color="#80FFFF"/>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P3111" style:parent-style-name="Normalny" style:family="paragraph">
      <style:paragraph-properties fo:text-align="justify" fo:line-height="150%" fo:text-indent="0.2479in"/>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P3128" style:parent-style-name="Normalny" style:family="paragraph">
      <style:paragraph-properties fo:text-align="justify" fo:line-height="150%" fo:text-indent="0.2479in"/>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fo:text-indent="0.2479in"/>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P3154" style:parent-style-name="Normalny" style:family="paragraph">
      <style:paragraph-properties fo:text-align="justify" fo:line-height="150%" fo:text-indent="0.2479in"/>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P3157" style:parent-style-name="Normalny" style:family="paragraph">
      <style:paragraph-properties fo:text-align="justify" fo:line-height="150%"/>
    </style:style>
    <style:style style:name="T3158" style:parent-style-name="Domyślnaczcionkaakapitu" style:family="text">
      <style:text-properties fo:background-color="#80FFFF"/>
    </style:style>
    <style:style style:name="P3159" style:parent-style-name="Normalny" style:family="paragraph">
      <style:paragraph-properties fo:text-align="justify" fo:line-height="150%"/>
    </style:style>
    <style:style style:name="T3160" style:parent-style-name="Domyślnaczcionkaakapitu" style:family="text">
      <style:text-properties style:text-underline-type="single" style:text-underline-style="solid" style:text-underline-width="auto" style:text-underline-mode="continuous"/>
    </style:style>
    <style:style style:name="T3161" style:parent-style-name="Domyślnaczcionkaakapitu" style:family="text">
      <style:text-properties fo:background-color="#80FFFF" style:text-underline-type="single" style:text-underline-style="solid" style:text-underline-width="auto" style:text-underline-mode="continuous"/>
    </style:style>
    <style:style style:name="T3162" style:parent-style-name="Domyślnaczcionkaakapitu" style:family="text">
      <style:text-properties style:text-underline-type="single" style:text-underline-style="solid" style:text-underline-width="auto" style:text-underline-mode="continuous"/>
    </style:style>
    <style:style style:name="T3163" style:parent-style-name="Domyślnaczcionkaakapitu" style:family="text">
      <style:text-properties fo:background-color="#80FFFF"/>
    </style:style>
    <style:style style:name="P3164" style:parent-style-name="Normalny" style:family="paragraph">
      <style:paragraph-properties fo:text-align="justify" fo:line-height="150%" fo:text-indent="0.2479in"/>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P3169" style:parent-style-name="Normalny" style:family="paragraph">
      <style:paragraph-properties fo:text-align="justify" fo:line-height="150%"/>
    </style:style>
    <style:style style:name="T3170" style:parent-style-name="Domyślnaczcionkaakapitu" style:family="text">
      <style:text-properties style:text-underline-type="single" style:text-underline-style="solid" style:text-underline-width="auto" style:text-underline-mode="continuous"/>
    </style:style>
    <style:style style:name="T3171" style:parent-style-name="Domyślnaczcionkaakapitu" style:family="text">
      <style:text-properties fo:background-color="#80FFFF" style:text-underline-type="single" style:text-underline-style="solid" style:text-underline-width="auto" style:text-underline-mode="continuous"/>
    </style:style>
    <style:style style:name="T3172" style:parent-style-name="Domyślnaczcionkaakapitu" style:family="text">
      <style:text-properties style:text-underline-type="single" style:text-underline-style="solid" style:text-underline-width="auto" style:text-underline-mode="continuous"/>
    </style:style>
    <style:style style:name="T3173" style:parent-style-name="Domyślnaczcionkaakapitu" style:family="text">
      <style:text-properties fo:background-color="#80FFFF"/>
    </style:style>
    <style:style style:name="P3174" style:parent-style-name="Normalny" style:family="paragraph">
      <style:paragraph-properties fo:text-align="justify" fo:line-height="150%" fo:text-indent="0.2479in"/>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P3177" style:parent-style-name="Normalny" style:family="paragraph">
      <style:paragraph-properties fo:text-align="justify" fo:line-height="150%"/>
    </style:style>
    <style:style style:name="T3178" style:parent-style-name="Domyślnaczcionkaakapitu" style:family="text">
      <style:text-properties style:text-underline-type="single" style:text-underline-style="solid" style:text-underline-width="auto" style:text-underline-mode="continuous"/>
    </style:style>
    <style:style style:name="T3179" style:parent-style-name="Domyślnaczcionkaakapitu" style:family="text">
      <style:text-properties fo:background-color="#80FFFF" style:text-underline-type="single" style:text-underline-style="solid" style:text-underline-width="auto" style:text-underline-mode="continuous"/>
    </style:style>
    <style:style style:name="T3180" style:parent-style-name="Domyślnaczcionkaakapitu" style:family="text">
      <style:text-properties style:text-underline-type="single" style:text-underline-style="solid" style:text-underline-width="auto" style:text-underline-mode="continuous"/>
    </style:style>
    <style:style style:name="T3181" style:parent-style-name="Domyślnaczcionkaakapitu" style:family="text">
      <style:text-properties fo:background-color="#80FFFF"/>
    </style:style>
    <style:style style:name="P3182" style:parent-style-name="Normalny" style:family="paragraph">
      <style:paragraph-properties fo:text-align="justify" fo:line-height="150%" fo:text-indent="0.2479in"/>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T3197" style:parent-style-name="Domyślnaczcionkaakapitu" style:family="text">
      <style:text-properties fo:background-color="#80FFFF"/>
    </style:style>
    <style:style style:name="T3198" style:parent-style-name="Domyślnaczcionkaakapitu" style:family="text">
      <style:text-properties fo:background-color="#80FFFF"/>
    </style:style>
    <style:style style:name="T3199" style:parent-style-name="Domyślnaczcionkaakapitu" style:family="text">
      <style:text-properties fo:background-color="#80FFFF"/>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P3205" style:parent-style-name="Normalny" style:family="paragraph">
      <style:paragraph-properties fo:text-align="justify" fo:line-height="150%"/>
    </style:style>
    <style:style style:name="T3206" style:parent-style-name="Domyślnaczcionkaakapitu" style:family="text">
      <style:text-properties style:text-underline-type="single" style:text-underline-style="solid" style:text-underline-width="auto" style:text-underline-mode="continuous"/>
    </style:style>
    <style:style style:name="T3207" style:parent-style-name="Domyślnaczcionkaakapitu" style:family="text">
      <style:text-properties fo:background-color="#80FFFF" style:text-underline-type="single" style:text-underline-style="solid" style:text-underline-width="auto" style:text-underline-mode="continuous"/>
    </style:style>
    <style:style style:name="T3208" style:parent-style-name="Domyślnaczcionkaakapitu" style:family="text">
      <style:text-properties fo:background-color="#80FFFF"/>
    </style:style>
    <style:style style:name="P3209" style:parent-style-name="Normalny" style:family="paragraph">
      <style:paragraph-properties fo:text-align="justify" fo:line-height="150%" fo:text-indent="0.2479in"/>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T3216" style:parent-style-name="Domyślnaczcionkaakapitu" style:family="text">
      <style:text-properties fo:background-color="#80FFFF"/>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P3220" style:parent-style-name="Normalny" style:family="paragraph">
      <style:paragraph-properties fo:text-align="justify" fo:line-height="150%"/>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P3223" style:parent-style-name="Normalny" style:family="paragraph">
      <style:paragraph-properties fo:text-align="justify" fo:line-height="150%"/>
    </style:style>
    <style:style style:name="T3224" style:parent-style-name="Domyślnaczcionkaakapitu" style:family="text">
      <style:text-properties fo:background-color="#80FFFF"/>
    </style:style>
    <style:style style:name="P3225" style:parent-style-name="Normalny" style:family="paragraph">
      <style:paragraph-properties fo:text-align="justify" fo:line-height="150%"/>
    </style:style>
    <style:style style:name="T3226" style:parent-style-name="Domyślnaczcionkaakapitu" style:family="text">
      <style:text-properties style:text-underline-type="single" style:text-underline-style="solid" style:text-underline-width="auto" style:text-underline-mode="continuous"/>
    </style:style>
    <style:style style:name="T3227" style:parent-style-name="Domyślnaczcionkaakapitu" style:family="text">
      <style:text-properties fo:background-color="#80FFFF" style:text-underline-type="single" style:text-underline-style="solid" style:text-underline-width="auto" style:text-underline-mode="continuous"/>
    </style:style>
    <style:style style:name="T3228" style:parent-style-name="Domyślnaczcionkaakapitu" style:family="text">
      <style:text-properties style:text-underline-type="single" style:text-underline-style="solid" style:text-underline-width="auto" style:text-underline-mode="continuous"/>
    </style:style>
    <style:style style:name="T3229" style:parent-style-name="Domyślnaczcionkaakapitu" style:family="text">
      <style:text-properties fo:background-color="#80FFFF"/>
    </style:style>
    <style:style style:name="P3230" style:parent-style-name="Normalny" style:family="paragraph">
      <style:paragraph-properties fo:text-align="justify" fo:line-height="150%" fo:text-indent="0.2479in"/>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T3237" style:parent-style-name="Domyślnaczcionkaakapitu" style:family="text">
      <style:text-properties fo:background-color="#80FFFF"/>
    </style:style>
    <style:style style:name="P3238" style:parent-style-name="Normalny" style:family="paragraph">
      <style:paragraph-properties fo:text-align="justify" fo:line-height="150%"/>
    </style:style>
    <style:style style:name="T3239" style:parent-style-name="Domyślnaczcionkaakapitu" style:family="text">
      <style:text-properties fo:background-color="#80FFFF" style:text-underline-type="single" style:text-underline-style="solid" style:text-underline-width="auto" style:text-underline-mode="continuous"/>
    </style:style>
    <style:style style:name="T3240" style:parent-style-name="Domyślnaczcionkaakapitu" style:family="text">
      <style:text-properties style:text-underline-type="single" style:text-underline-style="solid" style:text-underline-width="auto" style:text-underline-mode="continuous"/>
    </style:style>
    <style:style style:name="T3241" style:parent-style-name="Domyślnaczcionkaakapitu" style:family="text">
      <style:text-properties fo:background-color="#80FFFF"/>
    </style:style>
    <style:style style:name="P3242" style:parent-style-name="Normalny" style:family="paragraph">
      <style:paragraph-properties fo:text-align="justify" fo:line-height="150%" fo:text-indent="0.2479in"/>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P3252" style:parent-style-name="Normalny" style:family="paragraph">
      <style:paragraph-properties fo:text-align="justify" fo:line-height="150%"/>
    </style:style>
    <style:style style:name="T3253" style:parent-style-name="Domyślnaczcionkaakapitu" style:family="text">
      <style:text-properties style:text-underline-type="single" style:text-underline-style="solid" style:text-underline-width="auto" style:text-underline-mode="continuous"/>
    </style:style>
    <style:style style:name="T3254" style:parent-style-name="Domyślnaczcionkaakapitu" style:family="text">
      <style:text-properties fo:background-color="#80FFFF"/>
    </style:style>
    <style:style style:name="P3255" style:parent-style-name="Normalny" style:family="paragraph">
      <style:paragraph-properties fo:text-align="justify" fo:line-height="150%" fo:text-indent="0.2479in"/>
    </style:style>
    <style:style style:name="T3256" style:parent-style-name="Domyślnaczcionkaakapitu" style:family="text">
      <style:text-properties fo:background-color="#80FFFF"/>
    </style:style>
    <style:style style:name="P3257" style:parent-style-name="Normalny" style:family="paragraph">
      <style:paragraph-properties fo:text-align="justify" fo:line-height="150%"/>
    </style:style>
    <style:style style:name="T3258" style:parent-style-name="Domyślnaczcionkaakapitu" style:family="text">
      <style:text-properties style:text-underline-type="single" style:text-underline-style="solid" style:text-underline-width="auto" style:text-underline-mode="continuous"/>
    </style:style>
    <style:style style:name="T3259" style:parent-style-name="Domyślnaczcionkaakapitu" style:family="text">
      <style:text-properties fo:background-color="#80FFFF" style:text-underline-type="single" style:text-underline-style="solid" style:text-underline-width="auto" style:text-underline-mode="continuous"/>
    </style:style>
    <style:style style:name="T3260" style:parent-style-name="Domyślnaczcionkaakapitu" style:family="text">
      <style:text-properties style:text-underline-type="single" style:text-underline-style="solid" style:text-underline-width="auto" style:text-underline-mode="continuous"/>
    </style:style>
    <style:style style:name="P3261" style:parent-style-name="Normalny" style:family="paragraph">
      <style:paragraph-properties fo:text-align="justify" fo:line-height="150%" fo:text-indent="0.2479in"/>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P3264" style:parent-style-name="Normalny" style:family="paragraph">
      <style:paragraph-properties fo:text-align="justify" fo:line-height="150%"/>
    </style:style>
    <style:style style:name="T3265" style:parent-style-name="Domyślnaczcionkaakapitu" style:family="text">
      <style:text-properties style:text-underline-type="single" style:text-underline-style="solid" style:text-underline-width="auto" style:text-underline-mode="continuous"/>
    </style:style>
    <style:style style:name="T3266" style:parent-style-name="Domyślnaczcionkaakapitu" style:family="text">
      <style:text-properties fo:background-color="#80FFFF" style:text-underline-type="single" style:text-underline-style="solid" style:text-underline-width="auto" style:text-underline-mode="continuous"/>
    </style:style>
    <style:style style:name="T3267" style:parent-style-name="Domyślnaczcionkaakapitu" style:family="text">
      <style:text-properties style:text-underline-type="single" style:text-underline-style="solid" style:text-underline-width="auto" style:text-underline-mode="continuous"/>
    </style:style>
    <style:style style:name="T3268" style:parent-style-name="Domyślnaczcionkaakapitu" style:family="text">
      <style:text-properties fo:background-color="#80FFFF"/>
    </style:style>
    <style:style style:name="P3269" style:parent-style-name="Normalny" style:family="paragraph">
      <style:paragraph-properties fo:text-align="justify" fo:line-height="150%" fo:text-indent="0.2479in"/>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P3281" style:parent-style-name="Normalny" style:family="paragraph">
      <style:paragraph-properties fo:text-align="justify" fo:line-height="150%"/>
    </style:style>
    <style:style style:name="T3282" style:parent-style-name="Domyślnaczcionkaakapitu" style:family="text">
      <style:text-properties fo:background-color="#80FFFF" style:text-underline-type="single" style:text-underline-style="solid" style:text-underline-width="auto" style:text-underline-mode="continuous"/>
    </style:style>
    <style:style style:name="T3283" style:parent-style-name="Domyślnaczcionkaakapitu" style:family="text">
      <style:text-properties style:text-underline-type="single" style:text-underline-style="solid" style:text-underline-width="auto" style:text-underline-mode="continuous"/>
    </style:style>
    <style:style style:name="T3284" style:parent-style-name="Domyślnaczcionkaakapitu" style:family="text">
      <style:text-properties fo:background-color="#80FFFF" style:text-underline-type="single" style:text-underline-style="solid" style:text-underline-width="auto" style:text-underline-mode="continuous"/>
    </style:style>
    <style:style style:name="T3285" style:parent-style-name="Domyślnaczcionkaakapitu" style:family="text">
      <style:text-properties style:text-underline-type="single" style:text-underline-style="solid" style:text-underline-width="auto" style:text-underline-mode="continuous"/>
    </style:style>
    <style:style style:name="T3286" style:parent-style-name="Domyślnaczcionkaakapitu" style:family="text">
      <style:text-properties fo:background-color="#80FFFF" style:text-underline-type="single" style:text-underline-style="solid" style:text-underline-width="auto" style:text-underline-mode="continuous"/>
    </style:style>
    <style:style style:name="T3287" style:parent-style-name="Domyślnaczcionkaakapitu" style:family="text">
      <style:text-properties style:text-underline-type="single" style:text-underline-style="solid" style:text-underline-width="auto" style:text-underline-mode="continuous"/>
    </style:style>
    <style:style style:name="T3288" style:parent-style-name="Domyślnaczcionkaakapitu" style:family="text">
      <style:text-properties fo:background-color="#80FFFF" style:text-underline-type="single" style:text-underline-style="solid" style:text-underline-width="auto" style:text-underline-mode="continuous"/>
    </style:style>
    <style:style style:name="T3289" style:parent-style-name="Domyślnaczcionkaakapitu" style:family="text">
      <style:text-properties fo:background-color="#80FFFF"/>
    </style:style>
    <style:style style:name="P3290" style:parent-style-name="Normalny" style:family="paragraph">
      <style:paragraph-properties fo:text-align="justify" fo:line-height="150%" fo:text-indent="0.2479in"/>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T3298" style:parent-style-name="Domyślnaczcionkaakapitu" style:family="text">
      <style:text-properties fo:background-color="#80FFFF"/>
    </style:style>
    <style:style style:name="P3299" style:parent-style-name="Normalny" style:family="paragraph">
      <style:paragraph-properties fo:text-align="justify" fo:line-height="150%" fo:text-indent="0.2479in"/>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P3302" style:parent-style-name="Normalny" style:family="paragraph">
      <style:paragraph-properties fo:text-align="justify" fo:line-height="150%" fo:text-indent="0.2479in"/>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T3306" style:parent-style-name="Domyślnaczcionkaakapitu" style:family="text">
      <style:text-properties fo:background-color="#80FFFF"/>
    </style:style>
    <style:style style:name="T3307" style:parent-style-name="Domyślnaczcionkaakapitu" style:family="text">
      <style:text-properties fo:background-color="#80FFFF"/>
    </style:style>
    <style:style style:name="P3308" style:parent-style-name="Normalny" style:family="paragraph">
      <style:paragraph-properties fo:text-align="justify" fo:line-height="150%" fo:text-indent="0.2479in"/>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P3316" style:parent-style-name="Normalny" style:family="paragraph">
      <style:paragraph-properties fo:text-align="justify" fo:line-height="150%" fo:text-indent="0.2479in"/>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P3321" style:parent-style-name="Normalny" style:family="paragraph">
      <style:paragraph-properties fo:text-align="justify" fo:line-height="150%"/>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P3324" style:parent-style-name="Normalny" style:family="paragraph">
      <style:paragraph-properties fo:text-align="justify" fo:line-height="150%"/>
    </style:style>
    <style:style style:name="T3325" style:parent-style-name="Domyślnaczcionkaakapitu" style:family="text">
      <style:text-properties style:text-underline-type="single" style:text-underline-style="solid" style:text-underline-width="auto" style:text-underline-mode="continuous"/>
    </style:style>
    <style:style style:name="T3326" style:parent-style-name="Domyślnaczcionkaakapitu" style:family="text">
      <style:text-properties fo:background-color="#80FFFF"/>
    </style:style>
    <style:style style:name="P3327" style:parent-style-name="Normalny" style:family="paragraph">
      <style:paragraph-properties fo:text-align="justify" fo:line-height="150%" fo:text-indent="0.2479in"/>
      <style:text-properties fo:background-color="#80FFFF"/>
    </style:style>
    <style:style style:name="P3328" style:parent-style-name="Normalny" style:family="paragraph">
      <style:paragraph-properties fo:text-align="justify" fo:line-height="150%"/>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T3331" style:parent-style-name="Domyślnaczcionkaakapitu" style:family="text">
      <style:text-properties fo:background-color="#80FFFF"/>
    </style:style>
    <style:style style:name="T3332" style:parent-style-name="Domyślnaczcionkaakapitu" style:family="text">
      <style:text-properties fo:background-color="#80FFFF"/>
    </style:style>
    <style:style style:name="P3333" style:parent-style-name="Normalny" style:family="paragraph">
      <style:paragraph-properties fo:text-align="justify" fo:line-height="150%"/>
    </style:style>
    <style:style style:name="T3334" style:parent-style-name="Domyślnaczcionkaakapitu" style:family="text">
      <style:text-properties fo:background-color="#80FFFF" style:text-underline-type="single" style:text-underline-style="solid" style:text-underline-width="auto" style:text-underline-mode="continuous"/>
    </style:style>
    <style:style style:name="T3335" style:parent-style-name="Domyślnaczcionkaakapitu" style:family="text">
      <style:text-properties style:text-underline-type="single" style:text-underline-style="solid" style:text-underline-width="auto" style:text-underline-mode="continuous"/>
    </style:style>
    <style:style style:name="T3336" style:parent-style-name="Domyślnaczcionkaakapitu" style:family="text">
      <style:text-properties fo:background-color="#80FFFF" style:text-underline-type="single" style:text-underline-style="solid" style:text-underline-width="auto" style:text-underline-mode="continuous"/>
    </style:style>
    <style:style style:name="T3337" style:parent-style-name="Domyślnaczcionkaakapitu" style:family="text">
      <style:text-properties style:text-underline-type="single" style:text-underline-style="solid" style:text-underline-width="auto" style:text-underline-mode="continuous"/>
    </style:style>
    <style:style style:name="T3338" style:parent-style-name="Domyślnaczcionkaakapitu" style:family="text">
      <style:text-properties fo:background-color="#80FFFF" style:text-underline-type="single" style:text-underline-style="solid" style:text-underline-width="auto" style:text-underline-mode="continuous"/>
    </style:style>
    <style:style style:name="T3339" style:parent-style-name="Domyślnaczcionkaakapitu" style:family="text">
      <style:text-properties style:text-underline-type="single" style:text-underline-style="solid" style:text-underline-width="auto" style:text-underline-mode="continuous"/>
    </style:style>
    <style:style style:name="T3340" style:parent-style-name="Domyślnaczcionkaakapitu" style:family="text">
      <style:text-properties fo:background-color="#80FFFF"/>
    </style:style>
    <style:style style:name="P3341" style:parent-style-name="Normalny" style:family="paragraph">
      <style:paragraph-properties fo:text-align="justify" fo:line-height="150%" fo:text-indent="0.2479in"/>
      <style:text-properties fo:background-color="#80FFFF"/>
    </style:style>
    <style:style style:name="P3342" style:parent-style-name="Normalny" style:family="paragraph">
      <style:paragraph-properties fo:text-align="justify" fo:line-height="150%"/>
    </style:style>
    <style:style style:name="T3343" style:parent-style-name="Domyślnaczcionkaakapitu" style:family="text">
      <style:text-properties fo:background-color="#80FFFF" style:text-underline-type="single" style:text-underline-style="solid" style:text-underline-width="auto" style:text-underline-mode="continuous"/>
    </style:style>
    <style:style style:name="T3344" style:parent-style-name="Domyślnaczcionkaakapitu" style:family="text">
      <style:text-properties style:text-underline-type="single" style:text-underline-style="solid" style:text-underline-width="auto" style:text-underline-mode="continuous"/>
    </style:style>
    <style:style style:name="T3345" style:parent-style-name="Domyślnaczcionkaakapitu" style:family="text">
      <style:text-properties fo:background-color="#80FFFF"/>
    </style:style>
    <style:style style:name="P3346" style:parent-style-name="Normalny" style:family="paragraph">
      <style:paragraph-properties fo:text-align="justify" fo:line-height="150%" fo:text-indent="0.2479in"/>
    </style:style>
    <style:style style:name="T3347" style:parent-style-name="Domyślnaczcionkaakapitu" style:family="text">
      <style:text-properties fo:background-color="#80FFFF"/>
    </style:style>
    <style:style style:name="T3348" style:parent-style-name="Domyślnaczcionkaakapitu" style:family="text">
      <style:text-properties fo:background-color="#80FFFF"/>
    </style:style>
    <style:style style:name="T3349" style:parent-style-name="Domyślnaczcionkaakapitu" style:family="text">
      <style:text-properties fo:background-color="#80FFFF"/>
    </style:style>
    <style:style style:name="T3350" style:parent-style-name="Domyślnaczcionkaakapitu" style:family="text">
      <style:text-properties fo:background-color="#80FFFF"/>
    </style:style>
    <style:style style:name="T3351" style:parent-style-name="Domyślnaczcionkaakapitu" style:family="text">
      <style:text-properties fo:background-color="#80FFFF"/>
    </style:style>
    <style:style style:name="T3352" style:parent-style-name="Domyślnaczcionkaakapitu" style:family="text">
      <style:text-properties fo:background-color="#80FFFF"/>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P3357" style:parent-style-name="Normalny" style:family="paragraph">
      <style:paragraph-properties fo:text-align="justify" fo:line-height="150%"/>
    </style:style>
    <style:style style:name="T3358" style:parent-style-name="Domyślnaczcionkaakapitu" style:family="text">
      <style:text-properties style:text-underline-type="single" style:text-underline-style="solid" style:text-underline-width="auto" style:text-underline-mode="continuous"/>
    </style:style>
    <style:style style:name="T3359" style:parent-style-name="Domyślnaczcionkaakapitu" style:family="text">
      <style:text-properties fo:background-color="#80FFFF" style:text-underline-type="single" style:text-underline-style="solid" style:text-underline-width="auto" style:text-underline-mode="continuous"/>
    </style:style>
    <style:style style:name="T3360" style:parent-style-name="Domyślnaczcionkaakapitu" style:family="text">
      <style:text-properties style:text-underline-type="single" style:text-underline-style="solid" style:text-underline-width="auto" style:text-underline-mode="continuous"/>
    </style:style>
    <style:style style:name="T3361" style:parent-style-name="Domyślnaczcionkaakapitu" style:family="text">
      <style:text-properties fo:background-color="#80FFFF"/>
    </style:style>
    <style:style style:name="P3362" style:parent-style-name="Normalny" style:family="paragraph">
      <style:paragraph-properties fo:text-align="justify" fo:line-height="150%" fo:text-indent="0.2479in"/>
    </style:style>
    <style:style style:name="T3363" style:parent-style-name="Domyślnaczcionkaakapitu" style:family="text">
      <style:text-properties fo:background-color="#80FFFF"/>
    </style:style>
    <style:style style:name="P3364" style:parent-style-name="Normalny" style:family="paragraph">
      <style:paragraph-properties fo:text-align="justify" fo:line-height="150%"/>
    </style:style>
    <style:style style:name="T3365" style:parent-style-name="Domyślnaczcionkaakapitu" style:family="text">
      <style:text-properties fo:background-color="#80FFFF" style:text-underline-type="single" style:text-underline-style="solid" style:text-underline-width="auto" style:text-underline-mode="continuous"/>
    </style:style>
    <style:style style:name="T3366" style:parent-style-name="Domyślnaczcionkaakapitu" style:family="text">
      <style:text-properties style:text-underline-type="single" style:text-underline-style="solid" style:text-underline-width="auto" style:text-underline-mode="continuous"/>
    </style:style>
    <style:style style:name="T3367" style:parent-style-name="Domyślnaczcionkaakapitu" style:family="text">
      <style:text-properties fo:background-color="#80FFFF"/>
    </style:style>
    <style:style style:name="P3368" style:parent-style-name="Normalny" style:family="paragraph">
      <style:paragraph-properties fo:text-align="justify" fo:line-height="150%" fo:text-indent="0.2479in"/>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T3376" style:parent-style-name="Domyślnaczcionkaakapitu" style:family="text">
      <style:text-properties fo:background-color="#80FFFF"/>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P3395" style:parent-style-name="Normalny" style:family="paragraph">
      <style:paragraph-properties fo:text-align="justify" fo:line-height="150%" fo:text-indent="0.2479in"/>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T3399" style:parent-style-name="Domyślnaczcionkaakapitu" style:family="text">
      <style:text-properties fo:background-color="#80FFFF"/>
    </style:style>
    <style:style style:name="T3400" style:parent-style-name="Domyślnaczcionkaakapitu" style:family="text">
      <style:text-properties fo:background-color="#80FFFF"/>
    </style:style>
    <style:style style:name="T3401" style:parent-style-name="Domyślnaczcionkaakapitu" style:family="text">
      <style:text-properties fo:background-color="#80FFFF"/>
    </style:style>
    <style:style style:name="T3402" style:parent-style-name="Domyślnaczcionkaakapitu" style:family="text">
      <style:text-properties fo:background-color="#80FFFF"/>
    </style:style>
    <style:style style:name="T3403" style:parent-style-name="Domyślnaczcionkaakapitu" style:family="text">
      <style:text-properties fo:background-color="#80FFFF"/>
    </style:style>
    <style:style style:name="T3404" style:parent-style-name="Domyślnaczcionkaakapitu" style:family="text">
      <style:text-properties fo:background-color="#80FFFF"/>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P3408" style:parent-style-name="Normalny" style:family="paragraph">
      <style:paragraph-properties fo:text-align="justify" fo:line-height="150%" fo:text-indent="0.2479in"/>
    </style:style>
    <style:style style:name="P3409" style:parent-style-name="Normalny" style:family="paragraph">
      <style:paragraph-properties fo:text-align="justify" fo:line-height="150%"/>
    </style:style>
    <style:style style:name="T3410" style:parent-style-name="Domyślnaczcionkaakapitu" style:family="text">
      <style:text-properties fo:background-color="#80FFFF" style:text-underline-type="single" style:text-underline-style="solid" style:text-underline-width="auto" style:text-underline-mode="continuous"/>
    </style:style>
    <style:style style:name="T3411" style:parent-style-name="Domyślnaczcionkaakapitu" style:family="text">
      <style:text-properties style:text-underline-type="single" style:text-underline-style="solid" style:text-underline-width="auto" style:text-underline-mode="continuous"/>
    </style:style>
    <style:style style:name="T3412" style:parent-style-name="Domyślnaczcionkaakapitu" style:family="text">
      <style:text-properties fo:background-color="#80FFFF"/>
    </style:style>
    <style:style style:name="P3413" style:parent-style-name="Normalny" style:family="paragraph">
      <style:paragraph-properties fo:text-align="justify" fo:line-height="150%" fo:text-indent="0.2479in"/>
    </style:style>
    <style:style style:name="T3414" style:parent-style-name="Domyślnaczcionkaakapitu" style:family="text">
      <style:text-properties fo:background-color="#80FFFF"/>
    </style:style>
    <style:style style:name="T3415" style:parent-style-name="Domyślnaczcionkaakapitu" style:family="text">
      <style:text-properties fo:background-color="#80FFFF"/>
    </style:style>
    <style:style style:name="P3416" style:parent-style-name="Normalny" style:family="paragraph">
      <style:paragraph-properties fo:text-align="justify" fo:line-height="150%"/>
    </style:style>
    <style:style style:name="T3417" style:parent-style-name="Domyślnaczcionkaakapitu" style:family="text">
      <style:text-properties fo:background-color="#80FFFF" style:text-underline-type="single" style:text-underline-style="solid" style:text-underline-width="auto" style:text-underline-mode="continuous"/>
    </style:style>
    <style:style style:name="T3418" style:parent-style-name="Domyślnaczcionkaakapitu" style:family="text">
      <style:text-properties style:text-underline-type="single" style:text-underline-style="solid" style:text-underline-width="auto" style:text-underline-mode="continuous"/>
    </style:style>
    <style:style style:name="T3419" style:parent-style-name="Domyślnaczcionkaakapitu" style:family="text">
      <style:text-properties fo:background-color="#80FFFF"/>
    </style:style>
    <style:style style:name="P3420" style:parent-style-name="Normalny" style:family="paragraph">
      <style:paragraph-properties fo:text-align="justify" fo:line-height="150%" fo:text-indent="0.2479in"/>
    </style:style>
    <style:style style:name="T3421" style:parent-style-name="Domyślnaczcionkaakapitu" style:family="text">
      <style:text-properties fo:background-color="#80FFFF"/>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T3427" style:parent-style-name="Domyślnaczcionkaakapitu" style:family="text">
      <style:text-properties fo:background-color="#80FFFF"/>
    </style:style>
    <style:style style:name="T3428" style:parent-style-name="Domyślnaczcionkaakapitu" style:family="text">
      <style:text-properties fo:background-color="#80FFFF"/>
    </style:style>
    <style:style style:name="P3429" style:parent-style-name="Normalny" style:family="paragraph">
      <style:paragraph-properties fo:text-align="justify" fo:line-height="150%">
        <style:tab-stops>
          <style:tab-stop style:type="left" style:position="2.9576in"/>
        </style:tab-stops>
      </style:paragraph-properties>
    </style:style>
    <style:style style:name="T3430" style:parent-style-name="Domyślnaczcionkaakapitu" style:family="text">
      <style:text-properties style:text-underline-type="single" style:text-underline-style="solid" style:text-underline-width="auto" style:text-underline-mode="continuous"/>
    </style:style>
    <style:style style:name="T3431" style:parent-style-name="Domyślnaczcionkaakapitu" style:family="text">
      <style:text-properties fo:background-color="#80FFFF" style:text-underline-type="single" style:text-underline-style="solid" style:text-underline-width="auto" style:text-underline-mode="continuous"/>
    </style:style>
    <style:style style:name="T3432" style:parent-style-name="Domyślnaczcionkaakapitu" style:family="text">
      <style:text-properties style:text-underline-type="single" style:text-underline-style="solid" style:text-underline-width="auto" style:text-underline-mode="continuous"/>
    </style:style>
    <style:style style:name="T3433" style:parent-style-name="Domyślnaczcionkaakapitu" style:family="text">
      <style:text-properties fo:background-color="#80FFFF" style:text-underline-type="single" style:text-underline-style="solid" style:text-underline-width="auto" style:text-underline-mode="continuous"/>
    </style:style>
    <style:style style:name="T3434" style:parent-style-name="Domyślnaczcionkaakapitu" style:family="text">
      <style:text-properties style:text-underline-type="single" style:text-underline-style="solid" style:text-underline-width="auto" style:text-underline-mode="continuous"/>
    </style:style>
    <style:style style:name="T3435" style:parent-style-name="Domyślnaczcionkaakapitu" style:family="text">
      <style:text-properties fo:background-color="#80FFFF"/>
    </style:style>
    <style:style style:name="P3436" style:parent-style-name="Normalny" style:family="paragraph">
      <style:paragraph-properties fo:text-align="justify" fo:line-height="150%" fo:text-indent="0.2479in">
        <style:tab-stops>
          <style:tab-stop style:type="left" style:position="2.9576in"/>
        </style:tab-stops>
      </style:paragraph-properties>
    </style:style>
    <style:style style:name="P3437" style:parent-style-name="Normalny" style:family="paragraph">
      <style:paragraph-properties fo:text-align="justify" fo:line-height="150%"/>
    </style:style>
    <style:style style:name="T3438" style:parent-style-name="Domyślnaczcionkaakapitu" style:family="text">
      <style:text-properties style:text-underline-type="single" style:text-underline-style="solid" style:text-underline-width="auto" style:text-underline-mode="continuous"/>
    </style:style>
    <style:style style:name="T3439" style:parent-style-name="Domyślnaczcionkaakapitu" style:family="text">
      <style:text-properties fo:background-color="#80FFFF" style:text-underline-type="single" style:text-underline-style="solid" style:text-underline-width="auto" style:text-underline-mode="continuous"/>
    </style:style>
    <style:style style:name="T3440" style:parent-style-name="Domyślnaczcionkaakapitu" style:family="text">
      <style:text-properties style:text-underline-type="single" style:text-underline-style="solid" style:text-underline-width="auto" style:text-underline-mode="continuous"/>
    </style:style>
    <style:style style:name="T3441" style:parent-style-name="Domyślnaczcionkaakapitu" style:family="text">
      <style:text-properties fo:background-color="#80FFFF"/>
    </style:style>
    <style:style style:name="P3442" style:parent-style-name="Normalny" style:family="paragraph">
      <style:paragraph-properties fo:text-align="justify" fo:line-height="150%" fo:text-indent="0.2479in"/>
    </style:style>
    <style:style style:name="T3443" style:parent-style-name="Domyślnaczcionkaakapitu" style:family="text">
      <style:text-properties fo:background-color="#80FFFF"/>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P3455" style:parent-style-name="Normalny" style:family="paragraph">
      <style:paragraph-properties fo:text-align="justify" fo:line-height="150%" fo:text-indent="0.2479in"/>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P3465" style:parent-style-name="Normalny" style:family="paragraph">
      <style:paragraph-properties fo:text-align="justify" fo:line-height="150%" fo:text-indent="0.2479in"/>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P3471" style:parent-style-name="Normalny" style:family="paragraph">
      <style:paragraph-properties fo:text-align="justify" fo:line-height="150%" fo:text-indent="0.2479in"/>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T3475" style:parent-style-name="Domyślnaczcionkaakapitu" style:family="text">
      <style:text-properties fo:background-color="#80FFFF"/>
    </style:style>
    <style:style style:name="P3476" style:parent-style-name="Normalny" style:family="paragraph">
      <style:paragraph-properties fo:text-align="justify" fo:line-height="150%" fo:text-indent="0.2479in"/>
    </style:style>
    <style:style style:name="T3477" style:parent-style-name="Domyślnaczcionkaakapitu" style:family="text">
      <style:text-properties fo:background-color="#80FFFF"/>
    </style:style>
    <style:style style:name="P3478" style:parent-style-name="Normalny" style:family="paragraph">
      <style:paragraph-properties fo:text-align="justify" fo:line-height="150%"/>
    </style:style>
    <style:style style:name="T3479" style:parent-style-name="Domyślnaczcionkaakapitu" style:family="text">
      <style:text-properties style:text-underline-type="single" style:text-underline-style="solid" style:text-underline-width="auto" style:text-underline-mode="continuous"/>
    </style:style>
    <style:style style:name="T3480" style:parent-style-name="Domyślnaczcionkaakapitu" style:family="text">
      <style:text-properties fo:background-color="#80FFFF" style:text-underline-type="single" style:text-underline-style="solid" style:text-underline-width="auto" style:text-underline-mode="continuous"/>
    </style:style>
    <style:style style:name="T3481" style:parent-style-name="Domyślnaczcionkaakapitu" style:family="text">
      <style:text-properties style:text-underline-type="single" style:text-underline-style="solid" style:text-underline-width="auto" style:text-underline-mode="continuous"/>
    </style:style>
    <style:style style:name="T3482" style:parent-style-name="Domyślnaczcionkaakapitu" style:family="text">
      <style:text-properties fo:background-color="#80FFFF" style:text-underline-type="single" style:text-underline-style="solid" style:text-underline-width="auto" style:text-underline-mode="continuous"/>
    </style:style>
    <style:style style:name="T3483" style:parent-style-name="Domyślnaczcionkaakapitu" style:family="text">
      <style:text-properties style:text-underline-type="single" style:text-underline-style="solid" style:text-underline-width="auto" style:text-underline-mode="continuous"/>
    </style:style>
    <style:style style:name="T3484" style:parent-style-name="Domyślnaczcionkaakapitu" style:family="text">
      <style:text-properties fo:background-color="#80FFFF"/>
    </style:style>
    <style:style style:name="P3485" style:parent-style-name="Normalny" style:family="paragraph">
      <style:paragraph-properties fo:text-align="justify" fo:line-height="150%" fo:text-indent="0.2479in"/>
    </style:style>
    <style:style style:name="T3486" style:parent-style-name="Domyślnaczcionkaakapitu" style:family="text">
      <style:text-properties fo:background-color="#80FFFF"/>
    </style:style>
    <style:style style:name="P3487" style:parent-style-name="Normalny" style:family="paragraph">
      <style:paragraph-properties fo:text-align="justify" fo:line-height="150%"/>
    </style:style>
    <style:style style:name="T3488" style:parent-style-name="Domyślnaczcionkaakapitu" style:family="text">
      <style:text-properties style:text-underline-type="single" style:text-underline-style="solid" style:text-underline-width="auto" style:text-underline-mode="continuous"/>
    </style:style>
    <style:style style:name="T3489" style:parent-style-name="Domyślnaczcionkaakapitu" style:family="text">
      <style:text-properties fo:background-color="#80FFFF" style:text-underline-type="single" style:text-underline-style="solid" style:text-underline-width="auto" style:text-underline-mode="continuous"/>
    </style:style>
    <style:style style:name="T3490" style:parent-style-name="Domyślnaczcionkaakapitu" style:family="text">
      <style:text-properties style:text-underline-type="single" style:text-underline-style="solid" style:text-underline-width="auto" style:text-underline-mode="continuous"/>
    </style:style>
    <style:style style:name="T3491" style:parent-style-name="Domyślnaczcionkaakapitu" style:family="text">
      <style:text-properties fo:background-color="#80FFFF"/>
    </style:style>
    <style:style style:name="P3492" style:parent-style-name="Normalny" style:family="paragraph">
      <style:paragraph-properties fo:text-align="justify" fo:line-height="150%" fo:text-indent="0.2479in"/>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T3498" style:parent-style-name="Domyślnaczcionkaakapitu" style:family="text">
      <style:text-properties fo:background-color="#80FFFF"/>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T3507" style:parent-style-name="Domyślnaczcionkaakapitu" style:family="text">
      <style:text-properties fo:background-color="#80FFFF"/>
    </style:style>
    <style:style style:name="T3508" style:parent-style-name="Domyślnaczcionkaakapitu" style:family="text">
      <style:text-properties fo:background-color="#80FFFF"/>
    </style:style>
    <style:style style:name="T3509" style:parent-style-name="Domyślnaczcionkaakapitu" style:family="text">
      <style:text-properties fo:background-color="#80FFFF"/>
    </style:style>
    <style:style style:name="T3510" style:parent-style-name="Domyślnaczcionkaakapitu" style:family="text">
      <style:text-properties fo:background-color="#80FFFF"/>
    </style:style>
    <style:style style:name="T3511" style:parent-style-name="Domyślnaczcionkaakapitu" style:family="text">
      <style:text-properties fo:background-color="#80FFFF"/>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T3521" style:parent-style-name="Domyślnaczcionkaakapitu" style:family="text">
      <style:text-properties fo:background-color="#80FFFF"/>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P3527" style:parent-style-name="Normalny" style:family="paragraph">
      <style:paragraph-properties fo:text-align="justify" fo:line-height="150%" fo:text-indent="0.2479in"/>
    </style:style>
    <style:style style:name="T3528" style:parent-style-name="Domyślnaczcionkaakapitu" style:family="text">
      <style:text-properties fo:background-color="#80FFFF"/>
    </style:style>
    <style:style style:name="T3529" style:parent-style-name="Domyślnaczcionkaakapitu" style:family="text">
      <style:text-properties fo:background-color="#80FFFF"/>
    </style:style>
    <style:style style:name="T3530" style:parent-style-name="Domyślnaczcionkaakapitu" style:family="text">
      <style:text-properties fo:background-color="#80FFFF"/>
    </style:style>
    <style:style style:name="P3531" style:parent-style-name="Normalny" style:family="paragraph">
      <style:paragraph-properties fo:text-align="justify" fo:line-height="150%">
        <style:tab-stops>
          <style:tab-stop style:type="left" style:position="2.6388in"/>
        </style:tab-stops>
      </style:paragraph-properties>
    </style:style>
    <style:style style:name="T3532" style:parent-style-name="Domyślnaczcionkaakapitu" style:family="text">
      <style:text-properties style:text-underline-type="single" style:text-underline-style="solid" style:text-underline-width="auto" style:text-underline-mode="continuous"/>
    </style:style>
    <style:style style:name="T3533" style:parent-style-name="Domyślnaczcionkaakapitu" style:family="text">
      <style:text-properties fo:background-color="#80FFFF" style:text-underline-type="single" style:text-underline-style="solid" style:text-underline-width="auto" style:text-underline-mode="continuous"/>
    </style:style>
    <style:style style:name="T3534" style:parent-style-name="Domyślnaczcionkaakapitu" style:family="text">
      <style:text-properties style:text-underline-type="single" style:text-underline-style="solid" style:text-underline-width="auto" style:text-underline-mode="continuous"/>
    </style:style>
    <style:style style:name="T3535" style:parent-style-name="Domyślnaczcionkaakapitu" style:family="text">
      <style:text-properties fo:background-color="#80FFFF" style:text-underline-type="single" style:text-underline-style="solid" style:text-underline-width="auto" style:text-underline-mode="continuous"/>
    </style:style>
    <style:style style:name="T3536" style:parent-style-name="Domyślnaczcionkaakapitu" style:family="text">
      <style:text-properties style:text-underline-type="single" style:text-underline-style="solid" style:text-underline-width="auto" style:text-underline-mode="continuous"/>
    </style:style>
    <style:style style:name="T3537" style:parent-style-name="Domyślnaczcionkaakapitu" style:family="text">
      <style:text-properties fo:background-color="#80FFFF" style:text-underline-type="single" style:text-underline-style="solid" style:text-underline-width="auto" style:text-underline-mode="continuous"/>
    </style:style>
    <style:style style:name="T3538" style:parent-style-name="Domyślnaczcionkaakapitu" style:family="text">
      <style:text-properties fo:background-color="#80FFFF"/>
    </style:style>
    <style:style style:name="P3539" style:parent-style-name="Normalny" style:family="paragraph">
      <style:paragraph-properties fo:text-align="justify" fo:line-height="150%" fo:text-indent="0.2479in">
        <style:tab-stops>
          <style:tab-stop style:type="left" style:position="2.6388in"/>
        </style:tab-stops>
      </style:paragraph-properties>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P3542" style:parent-style-name="Normalny" style:family="paragraph">
      <style:paragraph-properties fo:text-align="justify" fo:line-height="150%"/>
    </style:style>
    <style:style style:name="T3543" style:parent-style-name="Domyślnaczcionkaakapitu" style:family="text">
      <style:text-properties fo:background-color="#80FFFF" style:text-underline-type="single" style:text-underline-style="solid" style:text-underline-width="auto" style:text-underline-mode="continuous"/>
    </style:style>
    <style:style style:name="T3544" style:parent-style-name="Domyślnaczcionkaakapitu" style:family="text">
      <style:text-properties style:text-underline-type="single" style:text-underline-style="solid" style:text-underline-width="auto" style:text-underline-mode="continuous"/>
    </style:style>
    <style:style style:name="T3545" style:parent-style-name="Domyślnaczcionkaakapitu" style:family="text">
      <style:text-properties fo:background-color="#80FFFF" style:text-underline-type="single" style:text-underline-style="solid" style:text-underline-width="auto" style:text-underline-mode="continuous"/>
    </style:style>
    <style:style style:name="T3546" style:parent-style-name="Domyślnaczcionkaakapitu" style:family="text">
      <style:text-properties style:text-underline-type="single" style:text-underline-style="solid" style:text-underline-width="auto" style:text-underline-mode="continuous"/>
    </style:style>
    <style:style style:name="T3547" style:parent-style-name="Domyślnaczcionkaakapitu" style:family="text">
      <style:text-properties fo:background-color="#80FFFF" style:text-underline-type="single" style:text-underline-style="solid" style:text-underline-width="auto" style:text-underline-mode="continuous"/>
    </style:style>
    <style:style style:name="T3548" style:parent-style-name="Domyślnaczcionkaakapitu" style:family="text">
      <style:text-properties style:text-underline-type="single" style:text-underline-style="solid" style:text-underline-width="auto" style:text-underline-mode="continuous"/>
    </style:style>
    <style:style style:name="T3549" style:parent-style-name="Domyślnaczcionkaakapitu" style:family="text">
      <style:text-properties fo:background-color="#80FFFF"/>
    </style:style>
    <style:style style:name="P3550" style:parent-style-name="Normalny" style:family="paragraph">
      <style:paragraph-properties fo:text-align="justify" fo:line-height="150%" fo:text-indent="0.2479in"/>
    </style:style>
    <style:style style:name="T3551" style:parent-style-name="Domyślnaczcionkaakapitu" style:family="text">
      <style:text-properties fo:background-color="#80FFFF"/>
    </style:style>
    <style:style style:name="T3552" style:parent-style-name="Domyślnaczcionkaakapitu" style:family="text">
      <style:text-properties fo:background-color="#80FFFF"/>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T3555" style:parent-style-name="Domyślnaczcionkaakapitu" style:family="text">
      <style:text-properties fo:background-color="#80FFFF"/>
    </style:style>
    <style:style style:name="T3556" style:parent-style-name="Domyślnaczcionkaakapitu" style:family="text">
      <style:text-properties fo:background-color="#80FFFF"/>
    </style:style>
    <style:style style:name="T3557" style:parent-style-name="Domyślnaczcionkaakapitu" style:family="text">
      <style:text-properties fo:background-color="#80FFFF"/>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T3560" style:parent-style-name="Domyślnaczcionkaakapitu" style:family="text">
      <style:text-properties fo:background-color="#80FFFF"/>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T3575" style:parent-style-name="Domyślnaczcionkaakapitu" style:family="text">
      <style:text-properties fo:background-color="#80FFFF"/>
    </style:style>
    <style:style style:name="P3576" style:parent-style-name="Normalny" style:family="paragraph">
      <style:paragraph-properties fo:text-align="justify" fo:line-height="150%" fo:text-indent="0.2479in"/>
    </style:style>
    <style:style style:name="T3577" style:parent-style-name="Domyślnaczcionkaakapitu" style:family="text">
      <style:text-properties fo:background-color="#80FFFF"/>
    </style:style>
    <style:style style:name="P3578" style:parent-style-name="Normalny" style:family="paragraph">
      <style:paragraph-properties fo:text-align="justify" fo:line-height="150%">
        <style:tab-stops>
          <style:tab-stop style:type="left" style:position="3.6868in"/>
        </style:tab-stops>
      </style:paragraph-properties>
    </style:style>
    <style:style style:name="T3579" style:parent-style-name="Domyślnaczcionkaakapitu" style:family="text">
      <style:text-properties fo:background-color="#80FFFF" style:text-underline-type="single" style:text-underline-style="solid" style:text-underline-width="auto" style:text-underline-mode="continuous"/>
    </style:style>
    <style:style style:name="T3580" style:parent-style-name="Domyślnaczcionkaakapitu" style:family="text">
      <style:text-properties style:text-underline-type="single" style:text-underline-style="solid" style:text-underline-width="auto" style:text-underline-mode="continuous"/>
    </style:style>
    <style:style style:name="T3581" style:parent-style-name="Domyślnaczcionkaakapitu" style:family="text">
      <style:text-properties fo:background-color="#80FFFF" style:text-underline-type="single" style:text-underline-style="solid" style:text-underline-width="auto" style:text-underline-mode="continuous"/>
    </style:style>
    <style:style style:name="T3582" style:parent-style-name="Domyślnaczcionkaakapitu" style:family="text">
      <style:text-properties style:text-underline-type="single" style:text-underline-style="solid" style:text-underline-width="auto" style:text-underline-mode="continuous"/>
    </style:style>
    <style:style style:name="T3583" style:parent-style-name="Domyślnaczcionkaakapitu" style:family="text">
      <style:text-properties fo:background-color="#80FFFF"/>
    </style:style>
    <style:style style:name="P3584" style:parent-style-name="Normalny" style:family="paragraph">
      <style:paragraph-properties fo:text-align="justify" fo:line-height="150%" fo:text-indent="0.2479in">
        <style:tab-stops>
          <style:tab-stop style:type="left" style:position="3.6868in"/>
        </style:tab-stops>
      </style:paragraph-properties>
    </style:style>
    <style:style style:name="T3585" style:parent-style-name="Domyślnaczcionkaakapitu" style:family="text">
      <style:text-properties fo:background-color="#80FFFF"/>
    </style:style>
    <style:style style:name="P3586" style:parent-style-name="Normalny" style:family="paragraph">
      <style:paragraph-properties fo:text-align="justify" fo:line-height="150%">
        <style:tab-stops>
          <style:tab-stop style:type="left" style:position="3.6868in"/>
        </style:tab-stops>
      </style:paragraph-properties>
    </style:style>
    <style:style style:name="T3587" style:parent-style-name="Domyślnaczcionkaakapitu" style:family="text">
      <style:text-properties style:text-underline-type="single" style:text-underline-style="solid" style:text-underline-width="auto" style:text-underline-mode="continuous"/>
    </style:style>
    <style:style style:name="T3588" style:parent-style-name="Domyślnaczcionkaakapitu" style:family="text">
      <style:text-properties fo:background-color="#80FFFF"/>
    </style:style>
    <style:style style:name="P3589" style:parent-style-name="Normalny" style:family="paragraph">
      <style:paragraph-properties fo:text-align="justify" fo:line-height="150%" fo:text-indent="0.2479in">
        <style:tab-stops>
          <style:tab-stop style:type="left" style:position="3.6868in"/>
        </style:tab-stops>
      </style:paragraph-properties>
    </style:style>
    <style:style style:name="T3590" style:parent-style-name="Domyślnaczcionkaakapitu" style:family="text">
      <style:text-properties fo:background-color="#80FFFF"/>
    </style:style>
    <style:style style:name="T3591" style:parent-style-name="Domyślnaczcionkaakapitu" style:family="text">
      <style:text-properties fo:background-color="#80FFFF"/>
    </style:style>
    <style:style style:name="T3592" style:parent-style-name="Domyślnaczcionkaakapitu" style:family="text">
      <style:text-properties fo:background-color="#80FFFF"/>
    </style:style>
    <style:style style:name="T3593" style:parent-style-name="Domyślnaczcionkaakapitu" style:family="text">
      <style:text-properties fo:background-color="#80FFFF"/>
    </style:style>
    <style:style style:name="T3594" style:parent-style-name="Domyślnaczcionkaakapitu" style:family="text">
      <style:text-properties fo:background-color="#80FFFF"/>
    </style:style>
    <style:style style:name="T3595" style:parent-style-name="Domyślnaczcionkaakapitu" style:family="text">
      <style:text-properties fo:background-color="#80FFFF"/>
    </style:style>
    <style:style style:name="T3596" style:parent-style-name="Domyślnaczcionkaakapitu" style:family="text">
      <style:text-properties fo:background-color="#80FFFF"/>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T3605" style:parent-style-name="Domyślnaczcionkaakapitu" style:family="text">
      <style:text-properties fo:background-color="#80FFFF"/>
    </style:style>
    <style:style style:name="T3606" style:parent-style-name="Domyślnaczcionkaakapitu" style:family="text">
      <style:text-properties fo:background-color="#80FFFF"/>
    </style:style>
    <style:style style:name="T3607" style:parent-style-name="Domyślnaczcionkaakapitu" style:family="text">
      <style:text-properties fo:background-color="#80FFFF"/>
    </style:style>
    <style:style style:name="T3608" style:parent-style-name="Domyślnaczcionkaakapitu" style:family="text">
      <style:text-properties fo:background-color="#80FFFF"/>
    </style:style>
    <style:style style:name="T3609" style:parent-style-name="Domyślnaczcionkaakapitu" style:family="text">
      <style:text-properties fo:background-color="#80FFFF"/>
    </style:style>
    <style:style style:name="T3610" style:parent-style-name="Domyślnaczcionkaakapitu" style:family="text">
      <style:text-properties fo:background-color="#80FFFF"/>
    </style:style>
    <style:style style:name="T3611" style:parent-style-name="Domyślnaczcionkaakapitu" style:family="text">
      <style:text-properties fo:background-color="#80FFFF"/>
    </style:style>
    <style:style style:name="T3612" style:parent-style-name="Domyślnaczcionkaakapitu" style:family="text">
      <style:text-properties fo:background-color="#80FFFF"/>
    </style:style>
    <style:style style:name="T3613" style:parent-style-name="Domyślnaczcionkaakapitu" style:family="text">
      <style:text-properties fo:background-color="#80FFFF"/>
    </style:style>
    <style:style style:name="T3614" style:parent-style-name="Domyślnaczcionkaakapitu" style:family="text">
      <style:text-properties fo:background-color="#80FFFF"/>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P3617" style:parent-style-name="Normalny" style:family="paragraph">
      <style:paragraph-properties fo:text-align="justify" fo:line-height="150%" fo:text-indent="0.2479in"/>
    </style:style>
    <style:style style:name="T3618" style:parent-style-name="Domyślnaczcionkaakapitu" style:family="text">
      <style:text-properties fo:background-color="#80FFFF"/>
    </style:style>
    <style:style style:name="T3619" style:parent-style-name="Domyślnaczcionkaakapitu" style:family="text">
      <style:text-properties fo:background-color="#80FFFF"/>
    </style:style>
    <style:style style:name="T3620" style:parent-style-name="Domyślnaczcionkaakapitu" style:family="text">
      <style:text-properties fo:background-color="#80FFFF"/>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P3624" style:parent-style-name="Normalny" style:family="paragraph">
      <style:paragraph-properties fo:text-align="justify" fo:line-height="150%" fo:text-indent="0.2479in"/>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T3627" style:parent-style-name="Domyślnaczcionkaakapitu" style:family="text">
      <style:text-properties fo:background-color="#80FFFF"/>
    </style:style>
    <style:style style:name="T3628" style:parent-style-name="Domyślnaczcionkaakapitu" style:family="text">
      <style:text-properties fo:background-color="#80FFFF"/>
    </style:style>
    <style:style style:name="P3629" style:parent-style-name="Normalny" style:family="paragraph">
      <style:paragraph-properties fo:text-align="justify" fo:line-height="150%" fo:text-indent="0.2479in"/>
    </style:style>
    <style:style style:name="P3630" style:parent-style-name="Normalny" style:family="paragraph">
      <style:paragraph-properties fo:text-align="justify" fo:line-height="150%" fo:text-indent="0.2479in"/>
    </style:style>
    <style:style style:name="T3631" style:parent-style-name="Domyślnaczcionkaakapitu" style:family="text">
      <style:text-properties fo:background-color="#80FFFF"/>
    </style:style>
    <style:style style:name="P3632" style:parent-style-name="Normalny" style:family="paragraph">
      <style:paragraph-properties fo:text-align="justify" fo:line-height="150%">
        <style:tab-stops>
          <style:tab-stop style:type="left" style:position="2.5888in"/>
        </style:tab-stops>
      </style:paragraph-properties>
    </style:style>
    <style:style style:name="T3633" style:parent-style-name="Domyślnaczcionkaakapitu" style:family="text">
      <style:text-properties style:text-underline-type="single" style:text-underline-style="solid" style:text-underline-width="auto" style:text-underline-mode="continuous"/>
    </style:style>
    <style:style style:name="T3634" style:parent-style-name="Domyślnaczcionkaakapitu" style:family="text">
      <style:text-properties fo:background-color="#80FFFF"/>
    </style:style>
    <style:style style:name="P3635" style:parent-style-name="Normalny" style:family="paragraph">
      <style:paragraph-properties fo:text-align="justify" fo:line-height="150%" fo:text-indent="0.2479in">
        <style:tab-stops>
          <style:tab-stop style:type="left" style:position="2.5888in"/>
        </style:tab-stops>
      </style:paragraph-properties>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T3639" style:parent-style-name="Domyślnaczcionkaakapitu" style:family="text">
      <style:text-properties fo:background-color="#80FFFF"/>
    </style:style>
    <style:style style:name="T3640" style:parent-style-name="Domyślnaczcionkaakapitu" style:family="text">
      <style:text-properties fo:background-color="#80FFFF"/>
    </style:style>
    <style:style style:name="P3641" style:parent-style-name="Normalny" style:family="paragraph">
      <style:paragraph-properties fo:text-align="justify" fo:line-height="150%">
        <style:tab-stops>
          <style:tab-stop style:type="left" style:position="2.5888in"/>
        </style:tab-stops>
      </style:paragraph-properties>
    </style:style>
    <style:style style:name="T3642" style:parent-style-name="Domyślnaczcionkaakapitu" style:family="text">
      <style:text-properties fo:background-color="#80FFFF"/>
    </style:style>
    <style:style style:name="P3643" style:parent-style-name="Normalny" style:family="paragraph">
      <style:paragraph-properties fo:text-align="justify" fo:line-height="150%"/>
    </style:style>
    <style:style style:name="T3644" style:parent-style-name="Domyślnaczcionkaakapitu" style:family="text">
      <style:text-properties style:text-underline-type="single" style:text-underline-style="solid" style:text-underline-width="auto" style:text-underline-mode="continuous"/>
    </style:style>
    <style:style style:name="T3645" style:parent-style-name="Domyślnaczcionkaakapitu" style:family="text">
      <style:text-properties fo:background-color="#80FFFF"/>
    </style:style>
    <style:style style:name="P3646" style:parent-style-name="Normalny" style:family="paragraph">
      <style:paragraph-properties fo:text-align="justify" fo:line-height="150%" fo:text-indent="0.2479in"/>
    </style:style>
    <style:style style:name="P3647" style:parent-style-name="Normalny" style:family="paragraph">
      <style:paragraph-properties fo:text-align="justify" fo:line-height="150%"/>
    </style:style>
    <style:style style:name="T3648" style:parent-style-name="Domyślnaczcionkaakapitu" style:family="text">
      <style:text-properties fo:background-color="#80FFFF"/>
    </style:style>
    <style:style style:name="T3649" style:parent-style-name="Domyślnaczcionkaakapitu" style:family="text">
      <style:text-properties fo:background-color="#80FFFF"/>
    </style:style>
    <style:style style:name="P3650" style:parent-style-name="Normalny" style:family="paragraph">
      <style:paragraph-properties fo:text-align="justify" fo:line-height="150%"/>
    </style:style>
    <style:style style:name="T3651" style:parent-style-name="Domyślnaczcionkaakapitu" style:family="text">
      <style:text-properties style:text-underline-type="single" style:text-underline-style="solid" style:text-underline-width="auto" style:text-underline-mode="continuous"/>
    </style:style>
    <style:style style:name="T3652" style:parent-style-name="Domyślnaczcionkaakapitu" style:family="text">
      <style:text-properties fo:background-color="#80FFFF"/>
    </style:style>
    <style:style style:name="P3653" style:parent-style-name="Normalny" style:family="paragraph">
      <style:paragraph-properties fo:text-align="justify" fo:line-height="150%" fo:text-indent="0.2479in"/>
    </style:style>
    <style:style style:name="T3654" style:parent-style-name="Domyślnaczcionkaakapitu" style:family="text">
      <style:text-properties fo:background-color="#80FFFF"/>
    </style:style>
    <style:style style:name="T3655" style:parent-style-name="Domyślnaczcionkaakapitu" style:family="text">
      <style:text-properties fo:background-color="#80FFFF"/>
    </style:style>
    <style:style style:name="P3656" style:parent-style-name="Normalny" style:family="paragraph">
      <style:paragraph-properties fo:text-align="justify" fo:line-height="150%"/>
    </style:style>
    <style:style style:name="T3657" style:parent-style-name="Domyślnaczcionkaakapitu" style:family="text">
      <style:text-properties fo:background-color="#80FFFF"/>
    </style:style>
    <style:style style:name="P3658" style:parent-style-name="Normalny" style:family="paragraph">
      <style:paragraph-properties fo:text-align="justify" fo:line-height="150%"/>
    </style:style>
    <style:style style:name="T3659" style:parent-style-name="Domyślnaczcionkaakapitu" style:family="text">
      <style:text-properties style:text-underline-type="single" style:text-underline-style="solid" style:text-underline-width="auto" style:text-underline-mode="continuous"/>
    </style:style>
    <style:style style:name="T3660" style:parent-style-name="Domyślnaczcionkaakapitu" style:family="text">
      <style:text-properties fo:background-color="#80FFFF" style:text-underline-type="single" style:text-underline-style="solid" style:text-underline-width="auto" style:text-underline-mode="continuous"/>
    </style:style>
    <style:style style:name="T3661" style:parent-style-name="Domyślnaczcionkaakapitu" style:family="text">
      <style:text-properties style:text-underline-type="single" style:text-underline-style="solid" style:text-underline-width="auto" style:text-underline-mode="continuous"/>
    </style:style>
    <style:style style:name="T3662" style:parent-style-name="Domyślnaczcionkaakapitu" style:family="text">
      <style:text-properties fo:background-color="#80FFFF" style:text-underline-type="single" style:text-underline-style="solid" style:text-underline-width="auto" style:text-underline-mode="continuous"/>
    </style:style>
    <style:style style:name="T3663" style:parent-style-name="Domyślnaczcionkaakapitu" style:family="text">
      <style:text-properties style:text-underline-type="single" style:text-underline-style="solid" style:text-underline-width="auto" style:text-underline-mode="continuous"/>
    </style:style>
    <style:style style:name="T3664" style:parent-style-name="Domyślnaczcionkaakapitu" style:family="text">
      <style:text-properties fo:background-color="#80FFFF" style:text-underline-type="single" style:text-underline-style="solid" style:text-underline-width="auto" style:text-underline-mode="continuous"/>
    </style:style>
    <style:style style:name="T3665" style:parent-style-name="Domyślnaczcionkaakapitu" style:family="text">
      <style:text-properties fo:background-color="#80FFFF"/>
    </style:style>
    <style:style style:name="P3666" style:parent-style-name="Normalny" style:family="paragraph">
      <style:paragraph-properties fo:text-align="justify" fo:line-height="150%" fo:text-indent="0.2479in"/>
    </style:style>
    <style:style style:name="P3667" style:parent-style-name="Normalny" style:family="paragraph">
      <style:paragraph-properties fo:text-align="justify" fo:line-height="150%"/>
    </style:style>
    <style:style style:name="P3668" style:parent-style-name="Normalny" style:family="paragraph">
      <style:paragraph-properties fo:text-align="justify" fo:line-height="150%"/>
    </style:style>
    <style:style style:name="T3669" style:parent-style-name="Domyślnaczcionkaakapitu" style:family="text">
      <style:text-properties style:text-underline-type="single" style:text-underline-style="solid" style:text-underline-width="auto" style:text-underline-mode="continuous"/>
    </style:style>
    <style:style style:name="T3670" style:parent-style-name="Domyślnaczcionkaakapitu" style:family="text">
      <style:text-properties fo:background-color="#80FFFF" style:text-underline-type="single" style:text-underline-style="solid" style:text-underline-width="auto" style:text-underline-mode="continuous"/>
    </style:style>
    <style:style style:name="T3671" style:parent-style-name="Domyślnaczcionkaakapitu" style:family="text">
      <style:text-properties style:text-underline-type="single" style:text-underline-style="solid" style:text-underline-width="auto" style:text-underline-mode="continuous"/>
    </style:style>
    <style:style style:name="T3672" style:parent-style-name="Domyślnaczcionkaakapitu" style:family="text">
      <style:text-properties fo:background-color="#80FFFF"/>
    </style:style>
    <style:style style:name="P3673" style:parent-style-name="Normalny" style:family="paragraph">
      <style:paragraph-properties fo:text-align="justify" fo:line-height="150%" fo:text-indent="0.2479in"/>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P3678" style:parent-style-name="Normalny" style:family="paragraph">
      <style:paragraph-properties fo:text-align="justify" fo:line-height="150%"/>
    </style:style>
    <style:style style:name="T3679" style:parent-style-name="Domyślnaczcionkaakapitu" style:family="text">
      <style:text-properties fo:background-color="#80FFFF" style:text-underline-type="single" style:text-underline-style="solid" style:text-underline-width="auto" style:text-underline-mode="continuous"/>
    </style:style>
    <style:style style:name="T3680" style:parent-style-name="Domyślnaczcionkaakapitu" style:family="text">
      <style:text-properties style:text-underline-type="single" style:text-underline-style="solid" style:text-underline-width="auto" style:text-underline-mode="continuous"/>
    </style:style>
    <style:style style:name="T3681" style:parent-style-name="Domyślnaczcionkaakapitu" style:family="text">
      <style:text-properties fo:background-color="#80FFFF" style:text-underline-type="single" style:text-underline-style="solid" style:text-underline-width="auto" style:text-underline-mode="continuous"/>
    </style:style>
    <style:style style:name="T3682" style:parent-style-name="Domyślnaczcionkaakapitu" style:family="text">
      <style:text-properties style:text-underline-type="single" style:text-underline-style="solid" style:text-underline-width="auto" style:text-underline-mode="continuous"/>
    </style:style>
    <style:style style:name="T3683" style:parent-style-name="Domyślnaczcionkaakapitu" style:family="text">
      <style:text-properties fo:background-color="#80FFFF" style:text-underline-type="single" style:text-underline-style="solid" style:text-underline-width="auto" style:text-underline-mode="continuous"/>
    </style:style>
    <style:style style:name="T3684" style:parent-style-name="Domyślnaczcionkaakapitu" style:family="text">
      <style:text-properties fo:background-color="#80FFFF"/>
    </style:style>
    <style:style style:name="P3685" style:parent-style-name="Normalny" style:family="paragraph">
      <style:paragraph-properties fo:text-align="justify" fo:line-height="150%" fo:text-indent="0.2479in"/>
    </style:style>
    <style:style style:name="T3686" style:parent-style-name="Domyślnaczcionkaakapitu" style:family="text">
      <style:text-properties fo:background-color="#80FFFF"/>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P3692" style:parent-style-name="Normalny" style:family="paragraph">
      <style:paragraph-properties fo:text-align="justify" fo:line-height="150%" fo:text-indent="0.2479in"/>
    </style:style>
    <style:style style:name="T3693" style:parent-style-name="Domyślnaczcionkaakapitu" style:family="text">
      <style:text-properties fo:background-color="#80FFFF"/>
    </style:style>
    <style:style style:name="P3694" style:parent-style-name="Normalny" style:family="paragraph">
      <style:paragraph-properties fo:text-align="justify" fo:line-height="150%">
        <style:tab-stops>
          <style:tab-stop style:type="left" style:position="2.6in"/>
        </style:tab-stops>
      </style:paragraph-properties>
    </style:style>
    <style:style style:name="T3695" style:parent-style-name="Domyślnaczcionkaakapitu" style:family="text">
      <style:text-properties fo:background-color="#80FFFF"/>
    </style:style>
    <style:style style:name="P3696" style:parent-style-name="Normalny" style:family="paragraph">
      <style:paragraph-properties fo:text-align="justify" fo:line-height="150%">
        <style:tab-stops>
          <style:tab-stop style:type="left" style:position="2.6in"/>
        </style:tab-stops>
      </style:paragraph-properties>
    </style:style>
    <style:style style:name="T3697" style:parent-style-name="Domyślnaczcionkaakapitu" style:family="text">
      <style:text-properties style:text-underline-type="single" style:text-underline-style="solid" style:text-underline-width="auto" style:text-underline-mode="continuous"/>
    </style:style>
    <style:style style:name="T3698" style:parent-style-name="Domyślnaczcionkaakapitu" style:family="text">
      <style:text-properties fo:background-color="#80FFFF" style:text-underline-type="single" style:text-underline-style="solid" style:text-underline-width="auto" style:text-underline-mode="continuous"/>
    </style:style>
    <style:style style:name="T3699" style:parent-style-name="Domyślnaczcionkaakapitu" style:family="text">
      <style:text-properties fo:background-color="#80FFFF"/>
    </style:style>
    <style:style style:name="P3700" style:parent-style-name="Normalny" style:family="paragraph">
      <style:paragraph-properties fo:text-align="justify" fo:line-height="150%" fo:text-indent="0.2479in">
        <style:tab-stops>
          <style:tab-stop style:type="left" style:position="2.6in"/>
        </style:tab-stops>
      </style:paragraph-properties>
    </style:style>
    <style:style style:name="P3701" style:parent-style-name="Normalny" style:family="paragraph">
      <style:paragraph-properties fo:text-align="justify" fo:line-height="150%"/>
    </style:style>
    <style:style style:name="T3702" style:parent-style-name="Domyślnaczcionkaakapitu" style:family="text">
      <style:text-properties style:text-underline-type="single" style:text-underline-style="solid" style:text-underline-width="auto" style:text-underline-mode="continuous"/>
    </style:style>
    <style:style style:name="T3703" style:parent-style-name="Domyślnaczcionkaakapitu" style:family="text">
      <style:text-properties fo:background-color="#80FFFF" style:text-underline-type="single" style:text-underline-style="solid" style:text-underline-width="auto" style:text-underline-mode="continuous"/>
    </style:style>
    <style:style style:name="P3704" style:parent-style-name="Normalny" style:family="paragraph">
      <style:paragraph-properties fo:text-align="justify" fo:line-height="150%"/>
    </style:style>
    <style:style style:name="T3705" style:parent-style-name="Domyślnaczcionkaakapitu" style:family="text">
      <style:text-properties fo:background-color="#80FFFF"/>
    </style:style>
    <style:style style:name="T3706" style:parent-style-name="Domyślnaczcionkaakapitu" style:family="text">
      <style:text-properties fo:background-color="#80FFFF"/>
    </style:style>
    <style:style style:name="T3707" style:parent-style-name="Domyślnaczcionkaakapitu" style:family="text">
      <style:text-properties fo:background-color="#80FFFF"/>
    </style:style>
    <style:style style:name="P3708" style:parent-style-name="Normalny" style:family="paragraph">
      <style:paragraph-properties fo:text-align="justify" fo:line-height="150%" fo:text-indent="0.2479in"/>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P3712" style:parent-style-name="Normalny" style:family="paragraph">
      <style:paragraph-properties fo:text-align="justify" fo:line-height="150%"/>
    </style:style>
    <style:style style:name="T3713" style:parent-style-name="Domyślnaczcionkaakapitu" style:family="text">
      <style:text-properties style:text-underline-type="single" style:text-underline-style="solid" style:text-underline-width="auto" style:text-underline-mode="continuous"/>
    </style:style>
    <style:style style:name="T3714" style:parent-style-name="Domyślnaczcionkaakapitu" style:family="text">
      <style:text-properties fo:background-color="#80FFFF" style:text-underline-type="single" style:text-underline-style="solid" style:text-underline-width="auto" style:text-underline-mode="continuous"/>
    </style:style>
    <style:style style:name="T3715" style:parent-style-name="Domyślnaczcionkaakapitu" style:family="text">
      <style:text-properties style:text-underline-type="single" style:text-underline-style="solid" style:text-underline-width="auto" style:text-underline-mode="continuous"/>
    </style:style>
    <style:style style:name="T3716" style:parent-style-name="Domyślnaczcionkaakapitu" style:family="text">
      <style:text-properties fo:background-color="#80FFFF" style:text-underline-type="single" style:text-underline-style="solid" style:text-underline-width="auto" style:text-underline-mode="continuous"/>
    </style:style>
    <style:style style:name="T3717" style:parent-style-name="Domyślnaczcionkaakapitu" style:family="text">
      <style:text-properties style:text-underline-type="single" style:text-underline-style="solid" style:text-underline-width="auto" style:text-underline-mode="continuous"/>
    </style:style>
    <style:style style:name="T3718" style:parent-style-name="Domyślnaczcionkaakapitu" style:family="text">
      <style:text-properties fo:background-color="#80FFFF"/>
    </style:style>
    <style:style style:name="P3719" style:parent-style-name="Normalny" style:family="paragraph">
      <style:paragraph-properties fo:text-align="justify" fo:line-height="150%" fo:text-indent="0.2479in"/>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P3722" style:parent-style-name="Normalny" style:family="paragraph">
      <style:paragraph-properties fo:text-align="justify" fo:line-height="150%"/>
    </style:style>
    <style:style style:name="T3723" style:parent-style-name="Domyślnaczcionkaakapitu" style:family="text">
      <style:text-properties style:text-underline-type="single" style:text-underline-style="solid" style:text-underline-width="auto" style:text-underline-mode="continuous"/>
    </style:style>
    <style:style style:name="T3724" style:parent-style-name="Domyślnaczcionkaakapitu" style:family="text">
      <style:text-properties fo:background-color="#80FFFF"/>
    </style:style>
    <style:style style:name="P3725" style:parent-style-name="Normalny" style:family="paragraph">
      <style:paragraph-properties fo:text-align="justify" fo:line-height="150%" fo:text-indent="0.2479in"/>
    </style:style>
    <style:style style:name="T3726" style:parent-style-name="Domyślnaczcionkaakapitu" style:family="text">
      <style:text-properties fo:background-color="#80FFFF"/>
    </style:style>
    <style:style style:name="T3727" style:parent-style-name="Domyślnaczcionkaakapitu" style:family="text">
      <style:text-properties fo:background-color="#80FFFF"/>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T3730" style:parent-style-name="Domyślnaczcionkaakapitu" style:family="text">
      <style:text-properties fo:background-color="#80FFFF"/>
    </style:style>
    <style:style style:name="T3731" style:parent-style-name="Domyślnaczcionkaakapitu" style:family="text">
      <style:text-properties fo:background-color="#80FFFF"/>
    </style:style>
    <style:style style:name="P3732" style:parent-style-name="Normalny" style:family="paragraph">
      <style:paragraph-properties fo:text-align="justify" fo:line-height="150%"/>
    </style:style>
    <style:style style:name="T3733" style:parent-style-name="Domyślnaczcionkaakapitu" style:family="text">
      <style:text-properties fo:background-color="#80FFFF"/>
    </style:style>
    <style:style style:name="T3734" style:parent-style-name="Domyślnaczcionkaakapitu" style:family="text">
      <style:text-properties fo:background-color="#80FFFF"/>
    </style:style>
    <style:style style:name="P3735" style:parent-style-name="Normalny" style:family="paragraph">
      <style:paragraph-properties fo:text-align="justify" fo:line-height="150%"/>
    </style:style>
    <style:style style:name="T3736" style:parent-style-name="Domyślnaczcionkaakapitu" style:family="text">
      <style:text-properties style:text-underline-type="single" style:text-underline-style="solid" style:text-underline-width="auto" style:text-underline-mode="continuous"/>
    </style:style>
    <style:style style:name="T3737" style:parent-style-name="Domyślnaczcionkaakapitu" style:family="text">
      <style:text-properties style:text-underline-type="single" style:text-underline-style="solid" style:text-underline-width="auto" style:text-underline-mode="continuous"/>
    </style:style>
    <style:style style:name="T3738" style:parent-style-name="Domyślnaczcionkaakapitu" style:family="text">
      <style:text-properties style:text-underline-type="single" style:text-underline-style="solid" style:text-underline-width="auto" style:text-underline-mode="continuous"/>
    </style:style>
    <style:style style:name="T3739" style:parent-style-name="Domyślnaczcionkaakapitu" style:family="text">
      <style:text-properties fo:background-color="#80FFFF"/>
    </style:style>
    <style:style style:name="P3740" style:parent-style-name="Normalny" style:family="paragraph">
      <style:paragraph-properties fo:text-align="justify" fo:line-height="150%" fo:text-indent="0.2479in"/>
    </style:style>
    <style:style style:name="T3741" style:parent-style-name="Domyślnaczcionkaakapitu" style:family="text">
      <style:text-properties fo:background-color="#80FFFF"/>
    </style:style>
    <style:style style:name="T3742" style:parent-style-name="Domyślnaczcionkaakapitu" style:family="text">
      <style:text-properties fo:background-color="#80FFFF"/>
    </style:style>
    <style:style style:name="T3743" style:parent-style-name="Domyślnaczcionkaakapitu" style:family="text">
      <style:text-properties fo:background-color="#80FFFF"/>
    </style:style>
    <style:style style:name="T3744" style:parent-style-name="Domyślnaczcionkaakapitu" style:family="text">
      <style:text-properties fo:background-color="#80FFFF"/>
    </style:style>
    <style:style style:name="P3745" style:parent-style-name="Normalny" style:family="paragraph">
      <style:paragraph-properties fo:text-align="justify" fo:line-height="150%"/>
    </style:style>
    <style:style style:name="T3746" style:parent-style-name="Domyślnaczcionkaakapitu" style:family="text">
      <style:text-properties fo:background-color="#80FFFF"/>
    </style:style>
    <style:style style:name="T3747" style:parent-style-name="Domyślnaczcionkaakapitu" style:family="text">
      <style:text-properties fo:background-color="#80FFFF"/>
    </style:style>
    <style:style style:name="P3748" style:parent-style-name="Normalny" style:family="paragraph">
      <style:paragraph-properties fo:text-align="justify" fo:line-height="150%"/>
    </style:style>
    <style:style style:name="T3749" style:parent-style-name="Domyślnaczcionkaakapitu" style:family="text">
      <style:text-properties style:text-underline-type="single" style:text-underline-style="solid" style:text-underline-width="auto" style:text-underline-mode="continuous"/>
    </style:style>
    <style:style style:name="T3750" style:parent-style-name="Domyślnaczcionkaakapitu" style:family="text">
      <style:text-properties fo:background-color="#80FFFF" style:text-underline-type="single" style:text-underline-style="solid" style:text-underline-width="auto" style:text-underline-mode="continuous"/>
    </style:style>
    <style:style style:name="T3751" style:parent-style-name="Domyślnaczcionkaakapitu" style:family="text">
      <style:text-properties fo:background-color="#80FFFF"/>
    </style:style>
    <style:style style:name="P3752" style:parent-style-name="Normalny" style:family="paragraph">
      <style:paragraph-properties fo:text-align="justify" fo:line-height="150%" fo:text-indent="0.2479in"/>
    </style:style>
    <style:style style:name="T3753" style:parent-style-name="Domyślnaczcionkaakapitu" style:family="text">
      <style:text-properties fo:background-color="#80FFFF"/>
    </style:style>
    <style:style style:name="T3754" style:parent-style-name="Domyślnaczcionkaakapitu" style:family="text">
      <style:text-properties fo:background-color="#80FFFF"/>
    </style:style>
    <style:style style:name="P3755" style:parent-style-name="Normalny" style:family="paragraph">
      <style:paragraph-properties fo:text-align="justify" fo:line-height="150%"/>
    </style:style>
    <style:style style:name="T3756" style:parent-style-name="Domyślnaczcionkaakapitu" style:family="text">
      <style:text-properties fo:background-color="#80FFFF"/>
    </style:style>
    <style:style style:name="P3757" style:parent-style-name="Normalny" style:family="paragraph">
      <style:paragraph-properties fo:text-align="justify" fo:line-height="150%"/>
    </style:style>
    <style:style style:name="T3758" style:parent-style-name="Domyślnaczcionkaakapitu" style:family="text">
      <style:text-properties fo:background-color="#80FFFF" style:text-underline-type="single" style:text-underline-style="solid" style:text-underline-width="auto" style:text-underline-mode="continuous"/>
    </style:style>
    <style:style style:name="T3759" style:parent-style-name="Domyślnaczcionkaakapitu" style:family="text">
      <style:text-properties style:text-underline-type="single" style:text-underline-style="solid" style:text-underline-width="auto" style:text-underline-mode="continuous"/>
    </style:style>
    <style:style style:name="T3760" style:parent-style-name="Domyślnaczcionkaakapitu" style:family="text">
      <style:text-properties fo:background-color="#80FFFF"/>
    </style:style>
    <style:style style:name="P3761" style:parent-style-name="Normalny" style:family="paragraph">
      <style:paragraph-properties fo:text-align="justify" fo:line-height="150%" fo:text-indent="0.2479in"/>
    </style:style>
    <style:style style:name="P3762" style:parent-style-name="Normalny" style:family="paragraph">
      <style:paragraph-properties fo:text-align="justify" fo:line-height="150%"/>
    </style:style>
    <style:style style:name="T3763" style:parent-style-name="Domyślnaczcionkaakapitu" style:family="text">
      <style:text-properties fo:background-color="#80FFFF"/>
    </style:style>
    <style:style style:name="P3764" style:parent-style-name="Normalny" style:family="paragraph">
      <style:paragraph-properties fo:text-align="justify" fo:line-height="150%"/>
    </style:style>
    <style:style style:name="T3765" style:parent-style-name="Domyślnaczcionkaakapitu" style:family="text">
      <style:text-properties fo:background-color="#80FFFF" style:text-underline-type="single" style:text-underline-style="solid" style:text-underline-width="auto" style:text-underline-mode="continuous"/>
    </style:style>
    <style:style style:name="T3766" style:parent-style-name="Domyślnaczcionkaakapitu" style:family="text">
      <style:text-properties style:text-underline-type="single" style:text-underline-style="solid" style:text-underline-width="auto" style:text-underline-mode="continuous"/>
    </style:style>
    <style:style style:name="T3767" style:parent-style-name="Domyślnaczcionkaakapitu" style:family="text">
      <style:text-properties fo:background-color="#80FFFF"/>
    </style:style>
    <style:style style:name="P3768" style:parent-style-name="Normalny" style:family="paragraph">
      <style:paragraph-properties fo:text-align="justify" fo:line-height="150%" fo:text-indent="0.2479in"/>
    </style:style>
    <style:style style:name="T3769" style:parent-style-name="Domyślnaczcionkaakapitu" style:family="text">
      <style:text-properties fo:background-color="#80FFFF"/>
    </style:style>
    <style:style style:name="P3770" style:parent-style-name="Normalny" style:family="paragraph">
      <style:paragraph-properties fo:text-align="justify" fo:line-height="150%"/>
    </style:style>
    <style:style style:name="T3771" style:parent-style-name="Domyślnaczcionkaakapitu" style:family="text">
      <style:text-properties style:text-underline-type="single" style:text-underline-style="solid" style:text-underline-width="auto" style:text-underline-mode="continuous"/>
    </style:style>
    <style:style style:name="T3772" style:parent-style-name="Domyślnaczcionkaakapitu" style:family="text">
      <style:text-properties fo:background-color="#80FFFF" style:text-underline-type="single" style:text-underline-style="solid" style:text-underline-width="auto" style:text-underline-mode="continuous"/>
    </style:style>
    <style:style style:name="T3773" style:parent-style-name="Domyślnaczcionkaakapitu" style:family="text">
      <style:text-properties style:text-underline-type="single" style:text-underline-style="solid" style:text-underline-width="auto" style:text-underline-mode="continuous"/>
    </style:style>
    <style:style style:name="T3774" style:parent-style-name="Domyślnaczcionkaakapitu" style:family="text">
      <style:text-properties fo:background-color="#80FFFF"/>
    </style:style>
    <style:style style:name="P3775" style:parent-style-name="Normalny" style:family="paragraph">
      <style:paragraph-properties fo:text-align="justify" fo:line-height="150%" fo:text-indent="0.2479in"/>
    </style:style>
    <style:style style:name="P3776" style:parent-style-name="Normalny" style:family="paragraph">
      <style:paragraph-properties fo:text-align="justify" fo:line-height="150%"/>
    </style:style>
    <style:style style:name="T3777" style:parent-style-name="Domyślnaczcionkaakapitu" style:family="text">
      <style:text-properties fo:background-color="#80FFFF" style:text-underline-type="single" style:text-underline-style="solid" style:text-underline-width="auto" style:text-underline-mode="continuous"/>
    </style:style>
    <style:style style:name="T3778" style:parent-style-name="Domyślnaczcionkaakapitu" style:family="text">
      <style:text-properties style:text-underline-type="single" style:text-underline-style="solid" style:text-underline-width="auto" style:text-underline-mode="continuous"/>
    </style:style>
    <style:style style:name="T3779" style:parent-style-name="Domyślnaczcionkaakapitu" style:family="text">
      <style:text-properties fo:background-color="#80FFFF"/>
    </style:style>
    <style:style style:name="P3780" style:parent-style-name="Normalny" style:family="paragraph">
      <style:paragraph-properties fo:text-align="justify" fo:line-height="150%" fo:text-indent="0.2479in"/>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T3787" style:parent-style-name="Domyślnaczcionkaakapitu" style:family="text">
      <style:text-properties fo:background-color="#80FFFF"/>
    </style:style>
    <style:style style:name="P3788" style:parent-style-name="Normalny" style:family="paragraph">
      <style:paragraph-properties fo:text-align="justify" fo:line-height="150%" fo:text-indent="0.2479in"/>
    </style:style>
    <style:style style:name="T3789" style:parent-style-name="Domyślnaczcionkaakapitu" style:family="text">
      <style:text-properties fo:background-color="#80FFFF"/>
    </style:style>
    <style:style style:name="T3790" style:parent-style-name="Domyślnaczcionkaakapitu" style:family="text">
      <style:text-properties fo:background-color="#80FFFF"/>
    </style:style>
    <style:style style:name="P3791" style:parent-style-name="Normalny" style:family="paragraph">
      <style:paragraph-properties fo:text-align="justify" fo:line-height="150%"/>
    </style:style>
    <style:style style:name="T3792" style:parent-style-name="Domyślnaczcionkaakapitu" style:family="text">
      <style:text-properties style:text-underline-type="single" style:text-underline-style="solid" style:text-underline-width="auto" style:text-underline-mode="continuous"/>
    </style:style>
    <style:style style:name="T3793" style:parent-style-name="Domyślnaczcionkaakapitu" style:family="text">
      <style:text-properties fo:background-color="#80FFFF" style:text-underline-type="single" style:text-underline-style="solid" style:text-underline-width="auto" style:text-underline-mode="continuous"/>
    </style:style>
    <style:style style:name="T3794" style:parent-style-name="Domyślnaczcionkaakapitu" style:family="text">
      <style:text-properties style:text-underline-type="single" style:text-underline-style="solid" style:text-underline-width="auto" style:text-underline-mode="continuous"/>
    </style:style>
    <style:style style:name="T3795" style:parent-style-name="Domyślnaczcionkaakapitu" style:family="text">
      <style:text-properties fo:background-color="#80FFFF"/>
    </style:style>
    <style:style style:name="P3796" style:parent-style-name="Normalny" style:family="paragraph">
      <style:paragraph-properties fo:text-align="justify" fo:line-height="150%" fo:text-indent="0.2479in"/>
    </style:style>
    <style:style style:name="P3797" style:parent-style-name="Normalny" style:family="paragraph">
      <style:paragraph-properties fo:text-align="justify" fo:line-height="150%"/>
    </style:style>
    <style:style style:name="T3798" style:parent-style-name="Domyślnaczcionkaakapitu" style:family="text">
      <style:text-properties style:text-underline-type="single" style:text-underline-style="solid" style:text-underline-width="auto" style:text-underline-mode="continuous"/>
    </style:style>
    <style:style style:name="T3799" style:parent-style-name="Domyślnaczcionkaakapitu" style:family="text">
      <style:text-properties fo:background-color="#80FFFF" style:text-underline-type="single" style:text-underline-style="solid" style:text-underline-width="auto" style:text-underline-mode="continuous"/>
    </style:style>
    <style:style style:name="T3800" style:parent-style-name="Domyślnaczcionkaakapitu" style:family="text">
      <style:text-properties style:text-underline-type="single" style:text-underline-style="solid" style:text-underline-width="auto" style:text-underline-mode="continuous"/>
    </style:style>
    <style:style style:name="T3801" style:parent-style-name="Domyślnaczcionkaakapitu" style:family="text">
      <style:text-properties fo:background-color="#80FFFF"/>
    </style:style>
    <style:style style:name="P3802" style:parent-style-name="Normalny" style:family="paragraph">
      <style:paragraph-properties fo:text-align="justify" fo:line-height="150%" fo:text-indent="0.2479in"/>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T3806" style:parent-style-name="Domyślnaczcionkaakapitu" style:family="text">
      <style:text-properties fo:background-color="#80FFFF"/>
    </style:style>
    <style:style style:name="T3807" style:parent-style-name="Domyślnaczcionkaakapitu" style:family="text">
      <style:text-properties fo:background-color="#80FFFF"/>
    </style:style>
    <style:style style:name="T3808" style:parent-style-name="Domyślnaczcionkaakapitu" style:family="text">
      <style:text-properties fo:background-color="#80FFFF"/>
    </style:style>
    <style:style style:name="T3809" style:parent-style-name="Domyślnaczcionkaakapitu" style:family="text">
      <style:text-properties fo:background-color="#80FFFF"/>
    </style:style>
    <style:style style:name="T3810" style:parent-style-name="Domyślnaczcionkaakapitu" style:family="text">
      <style:text-properties fo:background-color="#80FFFF"/>
    </style:style>
    <style:style style:name="T3811" style:parent-style-name="Domyślnaczcionkaakapitu" style:family="text">
      <style:text-properties fo:background-color="#80FFFF"/>
    </style:style>
    <style:style style:name="T3812" style:parent-style-name="Domyślnaczcionkaakapitu" style:family="text">
      <style:text-properties fo:background-color="#80FFFF"/>
    </style:style>
    <style:style style:name="T3813" style:parent-style-name="Domyślnaczcionkaakapitu" style:family="text">
      <style:text-properties fo:background-color="#80FFFF"/>
    </style:style>
    <style:style style:name="T3814" style:parent-style-name="Domyślnaczcionkaakapitu" style:family="text">
      <style:text-properties fo:background-color="#80FFFF"/>
    </style:style>
    <style:style style:name="T3815" style:parent-style-name="Domyślnaczcionkaakapitu" style:family="text">
      <style:text-properties fo:background-color="#80FFFF"/>
    </style:style>
    <style:style style:name="T3816" style:parent-style-name="Domyślnaczcionkaakapitu" style:family="text">
      <style:text-properties fo:background-color="#80FFFF"/>
    </style:style>
    <style:style style:name="T3817" style:parent-style-name="Domyślnaczcionkaakapitu" style:family="text">
      <style:text-properties fo:background-color="#80FFFF"/>
    </style:style>
    <style:style style:name="T3818" style:parent-style-name="Domyślnaczcionkaakapitu" style:family="text">
      <style:text-properties fo:background-color="#80FFFF"/>
    </style:style>
    <style:style style:name="T3819" style:parent-style-name="Domyślnaczcionkaakapitu" style:family="text">
      <style:text-properties fo:background-color="#80FFFF"/>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T3826" style:parent-style-name="Domyślnaczcionkaakapitu" style:family="text">
      <style:text-properties fo:background-color="#80FFFF"/>
    </style:style>
    <style:style style:name="T3827" style:parent-style-name="Domyślnaczcionkaakapitu" style:family="text">
      <style:text-properties fo:background-color="#80FFFF"/>
    </style:style>
    <style:style style:name="T3828" style:parent-style-name="Domyślnaczcionkaakapitu" style:family="text">
      <style:text-properties fo:background-color="#80FFFF"/>
    </style:style>
    <style:style style:name="T3829" style:parent-style-name="Domyślnaczcionkaakapitu" style:family="text">
      <style:text-properties fo:background-color="#80FFFF"/>
    </style:style>
    <style:style style:name="T3830" style:parent-style-name="Domyślnaczcionkaakapitu" style:family="text">
      <style:text-properties fo:background-color="#80FFFF"/>
    </style:style>
    <style:style style:name="T3831" style:parent-style-name="Domyślnaczcionkaakapitu" style:family="text">
      <style:text-properties fo:background-color="#80FFFF"/>
    </style:style>
    <style:style style:name="T3832" style:parent-style-name="Domyślnaczcionkaakapitu" style:family="text">
      <style:text-properties fo:background-color="#80FFFF"/>
    </style:style>
    <style:style style:name="P3833" style:parent-style-name="Normalny" style:family="paragraph">
      <style:paragraph-properties fo:text-align="justify" fo:line-height="150%" fo:text-indent="0.2479in"/>
    </style:style>
    <style:style style:name="P3834" style:parent-style-name="Normalny" style:family="paragraph">
      <style:paragraph-properties fo:text-align="justify" fo:line-height="150%"/>
    </style:style>
    <style:style style:name="T3835" style:parent-style-name="Domyślnaczcionkaakapitu" style:family="text">
      <style:text-properties style:text-underline-type="single" style:text-underline-style="solid" style:text-underline-width="auto" style:text-underline-mode="continuous"/>
    </style:style>
    <style:style style:name="T3836" style:parent-style-name="Domyślnaczcionkaakapitu" style:family="text">
      <style:text-properties fo:background-color="#80FFFF"/>
    </style:style>
    <style:style style:name="P3837" style:parent-style-name="Normalny" style:family="paragraph">
      <style:paragraph-properties fo:text-align="justify" fo:line-height="150%" fo:text-indent="0.2479in"/>
    </style:style>
    <style:style style:name="T3838" style:parent-style-name="Domyślnaczcionkaakapitu" style:family="text">
      <style:text-properties fo:background-color="#80FFFF"/>
    </style:style>
    <style:style style:name="P3839" style:parent-style-name="Normalny" style:family="paragraph">
      <style:paragraph-properties fo:text-align="justify" fo:line-height="150%"/>
    </style:style>
    <style:style style:name="T3840" style:parent-style-name="Domyślnaczcionkaakapitu" style:family="text">
      <style:text-properties style:text-underline-type="single" style:text-underline-style="solid" style:text-underline-width="auto" style:text-underline-mode="continuous"/>
    </style:style>
    <style:style style:name="T3841" style:parent-style-name="Domyślnaczcionkaakapitu" style:family="text">
      <style:text-properties fo:background-color="#80FFFF" style:text-underline-type="single" style:text-underline-style="solid" style:text-underline-width="auto" style:text-underline-mode="continuous"/>
    </style:style>
    <style:style style:name="T3842" style:parent-style-name="Domyślnaczcionkaakapitu" style:family="text">
      <style:text-properties style:text-underline-type="single" style:text-underline-style="solid" style:text-underline-width="auto" style:text-underline-mode="continuous"/>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fo:text-indent="0.2479in"/>
    </style:style>
    <style:style style:name="T3845" style:parent-style-name="Domyślnaczcionkaakapitu" style:family="text">
      <style:text-properties fo:background-color="#80FFFF"/>
    </style:style>
    <style:style style:name="P3846" style:parent-style-name="Normalny" style:family="paragraph">
      <style:paragraph-properties fo:text-align="justify" fo:line-height="150%"/>
    </style:style>
    <style:style style:name="T3847" style:parent-style-name="Domyślnaczcionkaakapitu" style:family="text">
      <style:text-properties style:text-underline-type="single" style:text-underline-style="solid" style:text-underline-width="auto" style:text-underline-mode="continuous"/>
    </style:style>
    <style:style style:name="T3848" style:parent-style-name="Domyślnaczcionkaakapitu" style:family="text">
      <style:text-properties fo:background-color="#80FFFF" style:text-underline-type="single" style:text-underline-style="solid" style:text-underline-width="auto" style:text-underline-mode="continuous"/>
    </style:style>
    <style:style style:name="T3849" style:parent-style-name="Domyślnaczcionkaakapitu" style:family="text">
      <style:text-properties style:text-underline-type="single" style:text-underline-style="solid" style:text-underline-width="auto" style:text-underline-mode="continuous"/>
    </style:style>
    <style:style style:name="T3850" style:parent-style-name="Domyślnaczcionkaakapitu" style:family="text">
      <style:text-properties fo:background-color="#80FFFF"/>
    </style:style>
    <style:style style:name="P3851" style:parent-style-name="Normalny" style:family="paragraph">
      <style:paragraph-properties fo:text-align="justify" fo:line-height="150%" fo:text-indent="0.2479in"/>
    </style:style>
    <style:style style:name="T3852" style:parent-style-name="Domyślnaczcionkaakapitu" style:family="text">
      <style:text-properties fo:background-color="#80FFFF"/>
    </style:style>
    <style:style style:name="T3853" style:parent-style-name="Domyślnaczcionkaakapitu" style:family="text">
      <style:text-properties fo:background-color="#80FFFF"/>
    </style:style>
    <style:style style:name="T3854" style:parent-style-name="Domyślnaczcionkaakapitu" style:family="text">
      <style:text-properties fo:background-color="#80FFFF"/>
    </style:style>
    <style:style style:name="T3855" style:parent-style-name="Domyślnaczcionkaakapitu" style:family="text">
      <style:text-properties fo:background-color="#80FFFF"/>
    </style:style>
    <style:style style:name="T3856" style:parent-style-name="Domyślnaczcionkaakapitu" style:family="text">
      <style:text-properties fo:background-color="#80FFFF"/>
    </style:style>
    <style:style style:name="T3857" style:parent-style-name="Domyślnaczcionkaakapitu" style:family="text">
      <style:text-properties fo:background-color="#80FFFF"/>
    </style:style>
    <style:style style:name="T3858" style:parent-style-name="Domyślnaczcionkaakapitu" style:family="text">
      <style:text-properties fo:background-color="#80FFFF"/>
    </style:style>
    <style:style style:name="P3859" style:parent-style-name="Normalny" style:family="paragraph">
      <style:paragraph-properties fo:text-align="justify" fo:line-height="150%" fo:text-indent="0.2479in"/>
    </style:style>
    <style:style style:name="P3860" style:parent-style-name="Normalny" style:family="paragraph">
      <style:paragraph-properties fo:text-align="justify" fo:line-height="150%"/>
    </style:style>
    <style:style style:name="T3861" style:parent-style-name="Domyślnaczcionkaakapitu" style:family="text">
      <style:text-properties fo:background-color="#80FFFF" style:text-underline-type="single" style:text-underline-style="solid" style:text-underline-width="auto" style:text-underline-mode="continuous"/>
    </style:style>
    <style:style style:name="T3862" style:parent-style-name="Domyślnaczcionkaakapitu" style:family="text">
      <style:text-properties style:text-underline-type="single" style:text-underline-style="solid" style:text-underline-width="auto" style:text-underline-mode="continuous"/>
    </style:style>
    <style:style style:name="T3863" style:parent-style-name="Domyślnaczcionkaakapitu" style:family="text">
      <style:text-properties fo:background-color="#80FFFF" style:text-underline-type="single" style:text-underline-style="solid" style:text-underline-width="auto" style:text-underline-mode="continuous"/>
    </style:style>
    <style:style style:name="T3864" style:parent-style-name="Domyślnaczcionkaakapitu" style:family="text">
      <style:text-properties style:text-underline-type="single" style:text-underline-style="solid" style:text-underline-width="auto" style:text-underline-mode="continuous"/>
    </style:style>
    <style:style style:name="T3865" style:parent-style-name="Domyślnaczcionkaakapitu" style:family="text">
      <style:text-properties fo:background-color="#80FFFF"/>
    </style:style>
    <style:style style:name="P3866" style:parent-style-name="Normalny" style:family="paragraph">
      <style:paragraph-properties fo:text-align="justify" fo:line-height="150%" fo:text-indent="0.2479in"/>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T3873" style:parent-style-name="Domyślnaczcionkaakapitu" style:family="text">
      <style:text-properties fo:background-color="#80FFFF"/>
    </style:style>
    <style:style style:name="T3874" style:parent-style-name="Domyślnaczcionkaakapitu" style:family="text">
      <style:text-properties fo:background-color="#80FFFF"/>
    </style:style>
    <style:style style:name="T3875" style:parent-style-name="Domyślnaczcionkaakapitu" style:family="text">
      <style:text-properties fo:background-color="#80FFFF"/>
    </style:style>
    <style:style style:name="T3876" style:parent-style-name="Domyślnaczcionkaakapitu" style:family="text">
      <style:text-properties fo:background-color="#80FFFF"/>
    </style:style>
    <style:style style:name="T3877" style:parent-style-name="Domyślnaczcionkaakapitu" style:family="text">
      <style:text-properties fo:background-color="#80FFFF"/>
    </style:style>
    <style:style style:name="T3878" style:parent-style-name="Domyślnaczcionkaakapitu" style:family="text">
      <style:text-properties fo:background-color="#80FFFF"/>
    </style:style>
    <style:style style:name="T3879" style:parent-style-name="Domyślnaczcionkaakapitu" style:family="text">
      <style:text-properties fo:background-color="#80FFFF"/>
    </style:style>
    <style:style style:name="P3880" style:parent-style-name="Normalny" style:family="paragraph">
      <style:paragraph-properties fo:text-align="justify" fo:line-height="150%" fo:text-indent="0.2479in"/>
    </style:style>
    <style:style style:name="T3881" style:parent-style-name="Domyślnaczcionkaakapitu" style:family="text">
      <style:text-properties fo:background-color="#80FFFF"/>
    </style:style>
    <style:style style:name="T3882" style:parent-style-name="Domyślnaczcionkaakapitu" style:family="text">
      <style:text-properties fo:background-color="#80FFFF"/>
    </style:style>
    <style:style style:name="T3883" style:parent-style-name="Domyślnaczcionkaakapitu" style:family="text">
      <style:text-properties fo:background-color="#80FFFF"/>
    </style:style>
    <style:style style:name="T3884" style:parent-style-name="Domyślnaczcionkaakapitu" style:family="text">
      <style:text-properties fo:background-color="#80FFFF"/>
    </style:style>
    <style:style style:name="P3885" style:parent-style-name="Normalny" style:family="paragraph">
      <style:paragraph-properties fo:text-align="justify" fo:line-height="150%" fo:text-indent="0.2479in"/>
    </style:style>
    <style:style style:name="P3886" style:parent-style-name="Normalny" style:family="paragraph">
      <style:paragraph-properties fo:text-align="justify" fo:line-height="150%"/>
    </style:style>
    <style:style style:name="T3887" style:parent-style-name="Domyślnaczcionkaakapitu" style:family="text">
      <style:text-properties style:text-underline-type="single" style:text-underline-style="solid" style:text-underline-width="auto" style:text-underline-mode="continuous"/>
    </style:style>
    <style:style style:name="T3888" style:parent-style-name="Domyślnaczcionkaakapitu" style:family="text">
      <style:text-properties fo:background-color="#80FFFF" style:text-underline-type="single" style:text-underline-style="solid" style:text-underline-width="auto" style:text-underline-mode="continuous"/>
    </style:style>
    <style:style style:name="T3889" style:parent-style-name="Domyślnaczcionkaakapitu" style:family="text">
      <style:text-properties style:text-underline-type="single" style:text-underline-style="solid" style:text-underline-width="auto" style:text-underline-mode="continuous"/>
    </style:style>
    <style:style style:name="T3890" style:parent-style-name="Domyślnaczcionkaakapitu" style:family="text">
      <style:text-properties fo:background-color="#80FFFF" style:text-underline-type="single" style:text-underline-style="solid" style:text-underline-width="auto" style:text-underline-mode="continuous"/>
    </style:style>
    <style:style style:name="T3891" style:parent-style-name="Domyślnaczcionkaakapitu" style:family="text">
      <style:text-properties style:text-underline-type="single" style:text-underline-style="solid" style:text-underline-width="auto" style:text-underline-mode="continuous"/>
    </style:style>
    <style:style style:name="T3892" style:parent-style-name="Domyślnaczcionkaakapitu" style:family="text">
      <style:text-properties fo:background-color="#80FFFF"/>
    </style:style>
    <style:style style:name="P3893" style:parent-style-name="Normalny" style:family="paragraph">
      <style:paragraph-properties fo:text-align="justify" fo:line-height="150%" fo:text-indent="0.2479in"/>
    </style:style>
    <style:style style:name="P3894" style:parent-style-name="Normalny" style:family="paragraph">
      <style:paragraph-properties fo:text-align="justify" fo:line-height="150%"/>
    </style:style>
    <style:style style:name="T3895" style:parent-style-name="Domyślnaczcionkaakapitu" style:family="text">
      <style:text-properties style:text-underline-type="single" style:text-underline-style="solid" style:text-underline-width="auto" style:text-underline-mode="continuous"/>
    </style:style>
    <style:style style:name="T3896" style:parent-style-name="Domyślnaczcionkaakapitu" style:family="text">
      <style:text-properties fo:background-color="#80FFFF" style:text-underline-type="single" style:text-underline-style="solid" style:text-underline-width="auto" style:text-underline-mode="continuous"/>
    </style:style>
    <style:style style:name="T3897" style:parent-style-name="Domyślnaczcionkaakapitu" style:family="text">
      <style:text-properties style:text-underline-type="single" style:text-underline-style="solid" style:text-underline-width="auto" style:text-underline-mode="continuous"/>
    </style:style>
    <style:style style:name="T3898" style:parent-style-name="Domyślnaczcionkaakapitu" style:family="text">
      <style:text-properties fo:background-color="#80FFFF" style:text-underline-type="single" style:text-underline-style="solid" style:text-underline-width="auto" style:text-underline-mode="continuous"/>
    </style:style>
    <style:style style:name="T3899" style:parent-style-name="Domyślnaczcionkaakapitu" style:family="text">
      <style:text-properties style:text-underline-type="single" style:text-underline-style="solid" style:text-underline-width="auto" style:text-underline-mode="continuous"/>
    </style:style>
    <style:style style:name="T3900" style:parent-style-name="Domyślnaczcionkaakapitu" style:family="text">
      <style:text-properties fo:background-color="#80FFFF"/>
    </style:style>
    <style:style style:name="P3901" style:parent-style-name="Normalny" style:family="paragraph">
      <style:paragraph-properties fo:text-align="justify" fo:line-height="150%" fo:text-indent="0.2479in"/>
    </style:style>
    <style:style style:name="P3902" style:parent-style-name="Normalny" style:family="paragraph">
      <style:paragraph-properties fo:text-align="justify" fo:line-height="150%"/>
    </style:style>
    <style:style style:name="T3903" style:parent-style-name="Domyślnaczcionkaakapitu" style:family="text">
      <style:text-properties fo:background-color="#80FFFF"/>
    </style:style>
    <style:style style:name="P3904" style:parent-style-name="Normalny" style:family="paragraph">
      <style:paragraph-properties fo:text-align="justify" fo:line-height="150%"/>
    </style:style>
    <style:style style:name="T3905" style:parent-style-name="Domyślnaczcionkaakapitu" style:family="text">
      <style:text-properties style:text-underline-type="single" style:text-underline-style="solid" style:text-underline-width="auto" style:text-underline-mode="continuous"/>
    </style:style>
    <style:style style:name="T3906" style:parent-style-name="Domyślnaczcionkaakapitu" style:family="text">
      <style:text-properties fo:background-color="#80FFFF" style:text-underline-type="single" style:text-underline-style="solid" style:text-underline-width="auto" style:text-underline-mode="continuous"/>
    </style:style>
    <style:style style:name="T3907" style:parent-style-name="Domyślnaczcionkaakapitu" style:family="text">
      <style:text-properties style:text-underline-type="single" style:text-underline-style="solid" style:text-underline-width="auto" style:text-underline-mode="continuous"/>
    </style:style>
    <style:style style:name="T3908" style:parent-style-name="Domyślnaczcionkaakapitu" style:family="text">
      <style:text-properties fo:background-color="#80FFFF"/>
    </style:style>
    <style:style style:name="P3909" style:parent-style-name="Normalny" style:family="paragraph">
      <style:paragraph-properties fo:text-align="justify" fo:line-height="150%" fo:text-indent="0.2479in"/>
    </style:style>
    <style:style style:name="P3910" style:parent-style-name="Normalny" style:family="paragraph">
      <style:paragraph-properties fo:text-align="justify" fo:line-height="150%"/>
    </style:style>
    <style:style style:name="T3911" style:parent-style-name="Domyślnaczcionkaakapitu" style:family="text">
      <style:text-properties fo:background-color="#80FFFF"/>
    </style:style>
    <style:style style:name="P3912" style:parent-style-name="Normalny" style:family="paragraph">
      <style:paragraph-properties fo:text-align="justify" fo:line-height="150%"/>
    </style:style>
    <style:style style:name="T3913" style:parent-style-name="Domyślnaczcionkaakapitu" style:family="text">
      <style:text-properties style:text-underline-type="single" style:text-underline-style="solid" style:text-underline-width="auto" style:text-underline-mode="continuous"/>
    </style:style>
    <style:style style:name="T3914" style:parent-style-name="Domyślnaczcionkaakapitu" style:family="text">
      <style:text-properties fo:background-color="#80FFFF"/>
    </style:style>
    <style:style style:name="P3915" style:parent-style-name="Normalny" style:family="paragraph">
      <style:paragraph-properties fo:text-align="justify" fo:line-height="150%" fo:text-indent="0.2479in"/>
    </style:style>
    <style:style style:name="T3916" style:parent-style-name="Domyślnaczcionkaakapitu" style:family="text">
      <style:text-properties fo:background-color="#80FFFF"/>
    </style:style>
    <style:style style:name="P3917" style:parent-style-name="Normalny" style:family="paragraph">
      <style:paragraph-properties fo:text-align="justify" fo:line-height="150%"/>
    </style:style>
    <style:style style:name="T3918" style:parent-style-name="Domyślnaczcionkaakapitu" style:family="text">
      <style:text-properties fo:background-color="#80FFFF"/>
    </style:style>
    <style:style style:name="P3919" style:parent-style-name="Normalny" style:family="paragraph">
      <style:paragraph-properties fo:text-align="justify" fo:line-height="150%"/>
    </style:style>
    <style:style style:name="T3920" style:parent-style-name="Domyślnaczcionkaakapitu" style:family="text">
      <style:text-properties style:text-underline-type="single" style:text-underline-style="solid" style:text-underline-width="auto" style:text-underline-mode="continuous"/>
    </style:style>
    <style:style style:name="T3921" style:parent-style-name="Domyślnaczcionkaakapitu" style:family="text">
      <style:text-properties fo:background-color="#80FFFF" style:text-underline-type="single" style:text-underline-style="solid" style:text-underline-width="auto" style:text-underline-mode="continuous"/>
    </style:style>
    <style:style style:name="T3922" style:parent-style-name="Domyślnaczcionkaakapitu" style:family="text">
      <style:text-properties style:text-underline-type="single" style:text-underline-style="solid" style:text-underline-width="auto" style:text-underline-mode="continuous"/>
    </style:style>
    <style:style style:name="T3923" style:parent-style-name="Domyślnaczcionkaakapitu" style:family="text">
      <style:text-properties fo:background-color="#80FFFF"/>
    </style:style>
    <style:style style:name="P3924" style:parent-style-name="Normalny" style:family="paragraph">
      <style:paragraph-properties fo:text-align="justify" fo:line-height="150%" fo:text-indent="0.2479in"/>
    </style:style>
    <style:style style:name="T3925" style:parent-style-name="Domyślnaczcionkaakapitu" style:family="text">
      <style:text-properties fo:background-color="#80FFFF"/>
    </style:style>
    <style:style style:name="P3926" style:parent-style-name="Normalny" style:family="paragraph">
      <style:paragraph-properties fo:text-align="justify" fo:line-height="150%"/>
    </style:style>
    <style:style style:name="T3927" style:parent-style-name="Domyślnaczcionkaakapitu" style:family="text">
      <style:text-properties fo:background-color="#80FFFF"/>
    </style:style>
    <style:style style:name="P3928" style:parent-style-name="Normalny" style:family="paragraph">
      <style:paragraph-properties fo:text-align="justify" fo:line-height="150%"/>
    </style:style>
    <style:style style:name="T3929" style:parent-style-name="Domyślnaczcionkaakapitu" style:family="text">
      <style:text-properties style:text-underline-type="single" style:text-underline-style="solid" style:text-underline-width="auto" style:text-underline-mode="continuous"/>
    </style:style>
    <style:style style:name="T3930" style:parent-style-name="Domyślnaczcionkaakapitu" style:family="text">
      <style:text-properties fo:background-color="#80FFFF" style:text-underline-type="single" style:text-underline-style="solid" style:text-underline-width="auto" style:text-underline-mode="continuous"/>
    </style:style>
    <style:style style:name="T3931" style:parent-style-name="Domyślnaczcionkaakapitu" style:family="text">
      <style:text-properties style:text-underline-type="single" style:text-underline-style="solid" style:text-underline-width="auto" style:text-underline-mode="continuous"/>
    </style:style>
    <style:style style:name="T3932" style:parent-style-name="Domyślnaczcionkaakapitu" style:family="text">
      <style:text-properties fo:background-color="#80FFFF" style:text-underline-type="single" style:text-underline-style="solid" style:text-underline-width="auto" style:text-underline-mode="continuous"/>
    </style:style>
    <style:style style:name="T3933" style:parent-style-name="Domyślnaczcionkaakapitu" style:family="text">
      <style:text-properties fo:background-color="#80FFFF"/>
    </style:style>
    <style:style style:name="P3934" style:parent-style-name="Normalny" style:family="paragraph">
      <style:paragraph-properties fo:text-align="justify" fo:line-height="150%" fo:text-indent="0.2479in"/>
      <style:text-properties fo:background-color="#80FFFF"/>
    </style:style>
    <style:style style:name="P3935" style:parent-style-name="Normalny" style:family="paragraph">
      <style:paragraph-properties fo:text-align="justify" fo:line-height="150%">
        <style:tab-stops>
          <style:tab-stop style:type="left" style:position="2.9722in"/>
        </style:tab-stops>
      </style:paragraph-properties>
    </style:style>
    <style:style style:name="T3936" style:parent-style-name="Domyślnaczcionkaakapitu" style:family="text">
      <style:text-properties style:text-underline-type="single" style:text-underline-style="solid" style:text-underline-width="auto" style:text-underline-mode="continuous"/>
    </style:style>
    <style:style style:name="T3937" style:parent-style-name="Domyślnaczcionkaakapitu" style:family="text">
      <style:text-properties fo:background-color="#80FFFF" style:text-underline-type="single" style:text-underline-style="solid" style:text-underline-width="auto" style:text-underline-mode="continuous"/>
    </style:style>
    <style:style style:name="T3938" style:parent-style-name="Domyślnaczcionkaakapitu" style:family="text">
      <style:text-properties style:text-underline-type="single" style:text-underline-style="solid" style:text-underline-width="auto" style:text-underline-mode="continuous"/>
    </style:style>
    <style:style style:name="T3939" style:parent-style-name="Domyślnaczcionkaakapitu" style:family="text">
      <style:text-properties fo:background-color="#80FFFF"/>
    </style:style>
    <style:style style:name="P3940" style:parent-style-name="Normalny" style:family="paragraph">
      <style:paragraph-properties fo:text-align="justify" fo:line-height="150%" fo:text-indent="0.2479in">
        <style:tab-stops>
          <style:tab-stop style:type="left" style:position="2.9722in"/>
        </style:tab-stops>
      </style:paragraph-properties>
    </style:style>
    <style:style style:name="T3941" style:parent-style-name="Domyślnaczcionkaakapitu" style:family="text">
      <style:text-properties fo:background-color="#80FFFF"/>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T3944" style:parent-style-name="Domyślnaczcionkaakapitu" style:family="text">
      <style:text-properties fo:background-color="#80FFFF"/>
    </style:style>
    <style:style style:name="T3945" style:parent-style-name="Domyślnaczcionkaakapitu" style:family="text">
      <style:text-properties fo:background-color="#80FFFF"/>
    </style:style>
    <style:style style:name="T3946" style:parent-style-name="Domyślnaczcionkaakapitu" style:family="text">
      <style:text-properties fo:background-color="#80FFFF"/>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P3953" style:parent-style-name="Normalny" style:family="paragraph">
      <style:paragraph-properties fo:text-align="justify" fo:line-height="150%"/>
    </style:style>
    <style:style style:name="T3954" style:parent-style-name="Domyślnaczcionkaakapitu" style:family="text">
      <style:text-properties style:text-underline-type="single" style:text-underline-style="solid" style:text-underline-width="auto" style:text-underline-mode="continuous"/>
    </style:style>
    <style:style style:name="T3955" style:parent-style-name="Domyślnaczcionkaakapitu" style:family="text">
      <style:text-properties fo:background-color="#80FFFF"/>
    </style:style>
    <style:style style:name="P3956" style:parent-style-name="Normalny" style:family="paragraph">
      <style:paragraph-properties fo:text-align="justify" fo:line-height="150%" fo:text-indent="0.2479in"/>
    </style:style>
    <style:style style:name="P3957" style:parent-style-name="Normalny" style:family="paragraph">
      <style:paragraph-properties fo:text-align="justify" fo:line-height="150%"/>
    </style:style>
    <style:style style:name="T3958" style:parent-style-name="Domyślnaczcionkaakapitu" style:family="text">
      <style:text-properties style:text-underline-type="single" style:text-underline-style="solid" style:text-underline-width="auto" style:text-underline-mode="continuous"/>
    </style:style>
    <style:style style:name="T3959" style:parent-style-name="Domyślnaczcionkaakapitu" style:family="text">
      <style:text-properties fo:background-color="#80FFFF" style:text-underline-type="single" style:text-underline-style="solid" style:text-underline-width="auto" style:text-underline-mode="continuous"/>
    </style:style>
    <style:style style:name="T3960" style:parent-style-name="Domyślnaczcionkaakapitu" style:family="text">
      <style:text-properties style:text-underline-type="single" style:text-underline-style="solid" style:text-underline-width="auto" style:text-underline-mode="continuous"/>
    </style:style>
    <style:style style:name="T3961" style:parent-style-name="Domyślnaczcionkaakapitu" style:family="text">
      <style:text-properties fo:background-color="#80FFFF"/>
    </style:style>
    <style:style style:name="P3962" style:parent-style-name="Normalny" style:family="paragraph">
      <style:paragraph-properties fo:text-align="justify" fo:line-height="150%" fo:text-indent="0.2479in"/>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T3966" style:parent-style-name="Domyślnaczcionkaakapitu" style:family="text">
      <style:text-properties fo:background-color="#80FFFF"/>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T3970" style:parent-style-name="Domyślnaczcionkaakapitu" style:family="text">
      <style:text-properties fo:background-color="#80FFFF"/>
    </style:style>
    <style:style style:name="T3971" style:parent-style-name="Domyślnaczcionkaakapitu" style:family="text">
      <style:text-properties fo:background-color="#80FFFF"/>
    </style:style>
    <style:style style:name="T3972" style:parent-style-name="Domyślnaczcionkaakapitu" style:family="text">
      <style:text-properties fo:background-color="#80FFFF"/>
    </style:style>
    <style:style style:name="T3973" style:parent-style-name="Domyślnaczcionkaakapitu" style:family="text">
      <style:text-properties fo:background-color="#80FFFF"/>
    </style:style>
    <style:style style:name="T3974" style:parent-style-name="Domyślnaczcionkaakapitu" style:family="text">
      <style:text-properties fo:background-color="#80FFFF"/>
    </style:style>
    <style:style style:name="T3975" style:parent-style-name="Domyślnaczcionkaakapitu" style:family="text">
      <style:text-properties fo:background-color="#80FFFF"/>
    </style:style>
    <style:style style:name="T3976" style:parent-style-name="Domyślnaczcionkaakapitu" style:family="text">
      <style:text-properties fo:background-color="#80FFFF"/>
    </style:style>
    <style:style style:name="T3977" style:parent-style-name="Domyślnaczcionkaakapitu" style:family="text">
      <style:text-properties fo:background-color="#80FFFF"/>
    </style:style>
    <style:style style:name="T3978" style:parent-style-name="Domyślnaczcionkaakapitu" style:family="text">
      <style:text-properties fo:background-color="#80FFFF"/>
    </style:style>
    <style:style style:name="P3979" style:parent-style-name="Normalny" style:family="paragraph">
      <style:paragraph-properties fo:text-align="justify" fo:line-height="150%" fo:text-indent="0.2479in"/>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T3982" style:parent-style-name="Domyślnaczcionkaakapitu" style:family="text">
      <style:text-properties fo:background-color="#80FFFF"/>
    </style:style>
    <style:style style:name="T3983" style:parent-style-name="Domyślnaczcionkaakapitu" style:family="text">
      <style:text-properties fo:background-color="#80FFFF"/>
    </style:style>
    <style:style style:name="T3984" style:parent-style-name="Domyślnaczcionkaakapitu" style:family="text">
      <style:text-properties fo:background-color="#80FFFF"/>
    </style:style>
    <style:style style:name="P3985" style:parent-style-name="Normalny" style:family="paragraph">
      <style:paragraph-properties fo:text-align="justify" fo:line-height="150%" fo:text-indent="0.2479in"/>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P3988" style:parent-style-name="Normalny" style:family="paragraph">
      <style:paragraph-properties fo:text-align="justify" fo:line-height="150%" fo:text-indent="0.2479in"/>
    </style:style>
    <style:style style:name="P3989" style:parent-style-name="Normalny" style:family="paragraph">
      <style:paragraph-properties fo:text-align="justify" fo:line-height="150%"/>
    </style:style>
    <style:style style:name="T3990" style:parent-style-name="Domyślnaczcionkaakapitu" style:family="text">
      <style:text-properties style:text-underline-type="single" style:text-underline-style="solid" style:text-underline-width="auto" style:text-underline-mode="continuous"/>
    </style:style>
    <style:style style:name="T3991" style:parent-style-name="Domyślnaczcionkaakapitu" style:family="text">
      <style:text-properties fo:background-color="#80FFFF" style:text-underline-type="single" style:text-underline-style="solid" style:text-underline-width="auto" style:text-underline-mode="continuous"/>
    </style:style>
    <style:style style:name="T3992" style:parent-style-name="Domyślnaczcionkaakapitu" style:family="text">
      <style:text-properties style:text-underline-type="single" style:text-underline-style="solid" style:text-underline-width="auto" style:text-underline-mode="continuous"/>
    </style:style>
    <style:style style:name="T3993" style:parent-style-name="Domyślnaczcionkaakapitu" style:family="text">
      <style:text-properties fo:background-color="#80FFFF" style:text-underline-type="single" style:text-underline-style="solid" style:text-underline-width="auto" style:text-underline-mode="continuous"/>
    </style:style>
    <style:style style:name="T3994" style:parent-style-name="Domyślnaczcionkaakapitu" style:family="text">
      <style:text-properties style:text-underline-type="single" style:text-underline-style="solid" style:text-underline-width="auto" style:text-underline-mode="continuous"/>
    </style:style>
    <style:style style:name="T3995" style:parent-style-name="Domyślnaczcionkaakapitu" style:family="text">
      <style:text-properties fo:background-color="#80FFFF"/>
    </style:style>
    <style:style style:name="P3996" style:parent-style-name="Normalny" style:family="paragraph">
      <style:paragraph-properties fo:text-align="justify" fo:line-height="150%" fo:text-indent="0.2479in"/>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P3999" style:parent-style-name="Normalny" style:family="paragraph">
      <style:paragraph-properties fo:text-align="justify" fo:line-height="150%"/>
    </style:style>
    <style:style style:name="T4000" style:parent-style-name="Domyślnaczcionkaakapitu" style:family="text">
      <style:text-properties fo:background-color="#80FFFF" style:text-underline-type="single" style:text-underline-style="solid" style:text-underline-width="auto" style:text-underline-mode="continuous"/>
    </style:style>
    <style:style style:name="T4001" style:parent-style-name="Domyślnaczcionkaakapitu" style:family="text">
      <style:text-properties style:text-underline-type="single" style:text-underline-style="solid" style:text-underline-width="auto" style:text-underline-mode="continuous"/>
    </style:style>
    <style:style style:name="T4002" style:parent-style-name="Domyślnaczcionkaakapitu" style:family="text">
      <style:text-properties fo:background-color="#80FFFF"/>
    </style:style>
    <style:style style:name="P4003" style:parent-style-name="Normalny" style:family="paragraph">
      <style:paragraph-properties fo:text-align="justify" fo:line-height="150%" fo:text-indent="0.2479in"/>
    </style:style>
    <style:style style:name="P4004" style:parent-style-name="Normalny" style:family="paragraph">
      <style:paragraph-properties fo:text-align="justify" fo:line-height="150%"/>
    </style:style>
    <style:style style:name="T4005" style:parent-style-name="Domyślnaczcionkaakapitu" style:family="text">
      <style:text-properties style:text-underline-type="single" style:text-underline-style="solid" style:text-underline-width="auto" style:text-underline-mode="continuous"/>
    </style:style>
    <style:style style:name="T4006" style:parent-style-name="Domyślnaczcionkaakapitu" style:family="text">
      <style:text-properties fo:background-color="#80FFFF"/>
    </style:style>
    <style:style style:name="P4007" style:parent-style-name="Normalny" style:family="paragraph">
      <style:paragraph-properties fo:text-align="justify" fo:line-height="150%" fo:text-indent="0.2479in"/>
    </style:style>
    <style:style style:name="P4008" style:parent-style-name="Normalny" style:family="paragraph">
      <style:paragraph-properties fo:text-align="justify" fo:line-height="150%"/>
    </style:style>
    <style:style style:name="T4009" style:parent-style-name="Domyślnaczcionkaakapitu" style:family="text">
      <style:text-properties style:text-underline-type="single" style:text-underline-style="solid" style:text-underline-width="auto" style:text-underline-mode="continuous"/>
    </style:style>
    <style:style style:name="T4010" style:parent-style-name="Domyślnaczcionkaakapitu" style:family="text">
      <style:text-properties fo:background-color="#80FFFF" style:text-underline-type="single" style:text-underline-style="solid" style:text-underline-width="auto" style:text-underline-mode="continuous"/>
    </style:style>
    <style:style style:name="T4011" style:parent-style-name="Domyślnaczcionkaakapitu" style:family="text">
      <style:text-properties style:text-underline-type="single" style:text-underline-style="solid" style:text-underline-width="auto" style:text-underline-mode="continuous"/>
    </style:style>
    <style:style style:name="T4012" style:parent-style-name="Domyślnaczcionkaakapitu" style:family="text">
      <style:text-properties fo:background-color="#80FFFF" style:text-underline-type="single" style:text-underline-style="solid" style:text-underline-width="auto" style:text-underline-mode="continuous"/>
    </style:style>
    <style:style style:name="T4013" style:parent-style-name="Domyślnaczcionkaakapitu" style:family="text">
      <style:text-properties style:text-underline-type="single" style:text-underline-style="solid" style:text-underline-width="auto" style:text-underline-mode="continuous"/>
    </style:style>
    <style:style style:name="T4014" style:parent-style-name="Domyślnaczcionkaakapitu" style:family="text">
      <style:text-properties fo:background-color="#80FFFF"/>
    </style:style>
    <style:style style:name="P4015" style:parent-style-name="Normalny" style:family="paragraph">
      <style:paragraph-properties fo:text-align="justify" fo:line-height="150%" fo:text-indent="0.2479in"/>
    </style:style>
    <style:style style:name="P4016" style:parent-style-name="Normalny" style:family="paragraph">
      <style:paragraph-properties fo:text-align="justify" fo:line-height="150%"/>
    </style:style>
    <style:style style:name="T4017" style:parent-style-name="Domyślnaczcionkaakapitu" style:family="text">
      <style:text-properties fo:background-color="#80FFFF"/>
    </style:style>
    <style:style style:name="P4018" style:parent-style-name="Normalny" style:family="paragraph">
      <style:paragraph-properties fo:text-align="justify" fo:line-height="150%"/>
    </style:style>
    <style:style style:name="T4019" style:parent-style-name="Domyślnaczcionkaakapitu" style:family="text">
      <style:text-properties style:text-underline-type="single" style:text-underline-style="solid" style:text-underline-width="auto" style:text-underline-mode="continuous"/>
    </style:style>
    <style:style style:name="T4020" style:parent-style-name="Domyślnaczcionkaakapitu" style:family="text">
      <style:text-properties fo:background-color="#80FFFF"/>
    </style:style>
    <style:style style:name="P4021" style:parent-style-name="Normalny" style:family="paragraph">
      <style:paragraph-properties fo:text-align="justify" fo:line-height="150%" fo:text-indent="0.2479in"/>
    </style:style>
    <style:style style:name="T4022" style:parent-style-name="Domyślnaczcionkaakapitu" style:family="text">
      <style:text-properties fo:background-color="#80FFFF"/>
    </style:style>
    <style:style style:name="P4023" style:parent-style-name="Normalny" style:family="paragraph">
      <style:paragraph-properties fo:text-align="justify" fo:line-height="150%"/>
    </style:style>
    <style:style style:name="T4024" style:parent-style-name="Domyślnaczcionkaakapitu" style:family="text">
      <style:text-properties fo:background-color="#80FFFF"/>
    </style:style>
    <style:style style:name="T4025" style:parent-style-name="Domyślnaczcionkaakapitu" style:family="text">
      <style:text-properties fo:background-color="#80FFFF"/>
    </style:style>
    <style:style style:name="P4026" style:parent-style-name="Normalny" style:family="paragraph">
      <style:paragraph-properties fo:text-align="justify" fo:line-height="150%"/>
    </style:style>
    <style:style style:name="T4027" style:parent-style-name="Domyślnaczcionkaakapitu" style:family="text">
      <style:text-properties fo:background-color="#80FFFF"/>
    </style:style>
    <style:style style:name="T4028" style:parent-style-name="Domyślnaczcionkaakapitu" style:family="text">
      <style:text-properties fo:background-color="#80FFFF"/>
    </style:style>
    <style:style style:name="T4029" style:parent-style-name="Domyślnaczcionkaakapitu" style:family="text">
      <style:text-properties fo:background-color="#80FFFF"/>
    </style:style>
    <style:style style:name="P4030" style:parent-style-name="Normalny" style:family="paragraph">
      <style:paragraph-properties fo:text-align="justify" fo:line-height="150%"/>
    </style:style>
    <style:style style:name="T4031" style:parent-style-name="Domyślnaczcionkaakapitu" style:family="text">
      <style:text-properties style:text-underline-type="single" style:text-underline-style="solid" style:text-underline-width="auto" style:text-underline-mode="continuous"/>
    </style:style>
    <style:style style:name="T4032" style:parent-style-name="Domyślnaczcionkaakapitu" style:family="text">
      <style:text-properties fo:background-color="#80FFFF" style:text-underline-type="single" style:text-underline-style="solid" style:text-underline-width="auto" style:text-underline-mode="continuous"/>
    </style:style>
    <style:style style:name="T4033" style:parent-style-name="Domyślnaczcionkaakapitu" style:family="text">
      <style:text-properties style:text-underline-type="single" style:text-underline-style="solid" style:text-underline-width="auto" style:text-underline-mode="continuous"/>
    </style:style>
    <style:style style:name="T4034" style:parent-style-name="Domyślnaczcionkaakapitu" style:family="text">
      <style:text-properties fo:background-color="#80FFFF" style:text-underline-type="single" style:text-underline-style="solid" style:text-underline-width="auto" style:text-underline-mode="continuous"/>
    </style:style>
    <style:style style:name="T4035" style:parent-style-name="Domyślnaczcionkaakapitu" style:family="text">
      <style:text-properties style:text-underline-type="single" style:text-underline-style="solid" style:text-underline-width="auto" style:text-underline-mode="continuous"/>
    </style:style>
    <style:style style:name="T4036" style:parent-style-name="Domyślnaczcionkaakapitu" style:family="text">
      <style:text-properties fo:background-color="#80FFFF"/>
    </style:style>
    <style:style style:name="P4037" style:parent-style-name="Normalny" style:family="paragraph">
      <style:paragraph-properties fo:text-align="justify" fo:line-height="150%" fo:text-indent="0.2479in"/>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P4042" style:parent-style-name="Normalny" style:family="paragraph">
      <style:paragraph-properties fo:text-align="justify" fo:line-height="150%">
        <style:tab-stops>
          <style:tab-stop style:type="left" style:position="2.0451in"/>
          <style:tab-stop style:type="left" style:position="2.4513in"/>
        </style:tab-stops>
      </style:paragraph-properties>
    </style:style>
    <style:style style:name="T4043" style:parent-style-name="Domyślnaczcionkaakapitu" style:family="text">
      <style:text-properties fo:background-color="#80FFFF" style:text-underline-type="single" style:text-underline-style="solid" style:text-underline-width="auto" style:text-underline-mode="continuous"/>
    </style:style>
    <style:style style:name="T4044" style:parent-style-name="Domyślnaczcionkaakapitu" style:family="text">
      <style:text-properties style:text-underline-type="single" style:text-underline-style="solid" style:text-underline-width="auto" style:text-underline-mode="continuous"/>
    </style:style>
    <style:style style:name="T4045" style:parent-style-name="Domyślnaczcionkaakapitu" style:family="text">
      <style:text-properties fo:background-color="#80FFFF"/>
    </style:style>
    <style:style style:name="P4046" style:parent-style-name="Normalny" style:family="paragraph">
      <style:paragraph-properties fo:text-align="justify" fo:line-height="150%" fo:text-indent="0.2479in">
        <style:tab-stops>
          <style:tab-stop style:type="left" style:position="2.0451in"/>
          <style:tab-stop style:type="left" style:position="2.4513in"/>
        </style:tab-stops>
      </style:paragraph-properties>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P4049" style:parent-style-name="Normalny" style:family="paragraph">
      <style:paragraph-properties fo:text-align="justify" fo:line-height="150%" fo:text-indent="0.2479in"/>
    </style:style>
    <style:style style:name="T4050" style:parent-style-name="Domyślnaczcionkaakapitu" style:family="text">
      <style:text-properties fo:background-color="#80FFFF"/>
    </style:style>
    <style:style style:name="T4051" style:parent-style-name="Domyślnaczcionkaakapitu" style:family="text">
      <style:text-properties fo:background-color="#80FFFF"/>
    </style:style>
    <style:style style:name="T4052" style:parent-style-name="Domyślnaczcionkaakapitu" style:family="text">
      <style:text-properties fo:background-color="#80FFFF"/>
    </style:style>
    <style:style style:name="T4053" style:parent-style-name="Domyślnaczcionkaakapitu" style:family="text">
      <style:text-properties fo:background-color="#80FFFF"/>
    </style:style>
    <style:style style:name="P4054" style:parent-style-name="Normalny" style:family="paragraph">
      <style:paragraph-properties fo:text-align="justify" fo:line-height="150%"/>
    </style:style>
    <style:style style:name="T4055" style:parent-style-name="Domyślnaczcionkaakapitu" style:family="text">
      <style:text-properties fo:background-color="#80FFFF" style:text-underline-type="single" style:text-underline-style="solid" style:text-underline-width="auto" style:text-underline-mode="continuous"/>
    </style:style>
    <style:style style:name="T4056" style:parent-style-name="Domyślnaczcionkaakapitu" style:family="text">
      <style:text-properties style:text-underline-type="single" style:text-underline-style="solid" style:text-underline-width="auto" style:text-underline-mode="continuous"/>
    </style:style>
    <style:style style:name="T4057" style:parent-style-name="Domyślnaczcionkaakapitu" style:family="text">
      <style:text-properties fo:background-color="#80FFFF" style:text-underline-type="single" style:text-underline-style="solid" style:text-underline-width="auto" style:text-underline-mode="continuous"/>
    </style:style>
    <style:style style:name="T4058" style:parent-style-name="Domyślnaczcionkaakapitu" style:family="text">
      <style:text-properties style:text-underline-type="single" style:text-underline-style="solid" style:text-underline-width="auto" style:text-underline-mode="continuous"/>
    </style:style>
    <style:style style:name="T4059" style:parent-style-name="Domyślnaczcionkaakapitu" style:family="text">
      <style:text-properties fo:background-color="#80FFFF" style:text-underline-type="single" style:text-underline-style="solid" style:text-underline-width="auto" style:text-underline-mode="continuous"/>
    </style:style>
    <style:style style:name="T4060" style:parent-style-name="Domyślnaczcionkaakapitu" style:family="text">
      <style:text-properties style:text-underline-type="single" style:text-underline-style="solid" style:text-underline-width="auto" style:text-underline-mode="continuous"/>
    </style:style>
    <style:style style:name="T4061" style:parent-style-name="Domyślnaczcionkaakapitu" style:family="text">
      <style:text-properties fo:background-color="#80FFFF" style:text-underline-type="single" style:text-underline-style="solid" style:text-underline-width="auto" style:text-underline-mode="continuous"/>
    </style:style>
    <style:style style:name="T4062" style:parent-style-name="Domyślnaczcionkaakapitu" style:family="text">
      <style:text-properties fo:background-color="#80FFFF"/>
    </style:style>
    <style:style style:name="P4063" style:parent-style-name="Normalny" style:family="paragraph">
      <style:paragraph-properties fo:text-align="justify" fo:line-height="150%" fo:text-indent="0.2479in"/>
    </style:style>
    <style:style style:name="P4064" style:parent-style-name="Normalny" style:family="paragraph">
      <style:paragraph-properties fo:text-align="justify" fo:line-height="150%"/>
    </style:style>
    <style:style style:name="T4065" style:parent-style-name="Domyślnaczcionkaakapitu" style:family="text">
      <style:text-properties style:text-underline-type="single" style:text-underline-style="solid" style:text-underline-width="auto" style:text-underline-mode="continuous"/>
    </style:style>
    <style:style style:name="T4066" style:parent-style-name="Domyślnaczcionkaakapitu" style:family="text">
      <style:text-properties fo:background-color="#80FFFF"/>
    </style:style>
    <style:style style:name="P4067" style:parent-style-name="Normalny" style:family="paragraph">
      <style:paragraph-properties fo:text-align="justify" fo:line-height="150%" fo:text-indent="0.2479in"/>
    </style:style>
    <style:style style:name="T4068" style:parent-style-name="Domyślnaczcionkaakapitu" style:family="text">
      <style:text-properties fo:background-color="#80FFFF"/>
    </style:style>
    <style:style style:name="T4069" style:parent-style-name="Domyślnaczcionkaakapitu" style:family="text">
      <style:text-properties fo:background-color="#80FFFF"/>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T4072" style:parent-style-name="Domyślnaczcionkaakapitu" style:family="text">
      <style:text-properties fo:background-color="#80FFFF"/>
    </style:style>
    <style:style style:name="T4073" style:parent-style-name="Domyślnaczcionkaakapitu" style:family="text">
      <style:text-properties fo:background-color="#80FFFF"/>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T4078" style:parent-style-name="Domyślnaczcionkaakapitu" style:family="text">
      <style:text-properties fo:background-color="#80FFFF"/>
    </style:style>
    <style:style style:name="T4079" style:parent-style-name="Domyślnaczcionkaakapitu" style:family="text">
      <style:text-properties fo:background-color="#80FFFF"/>
    </style:style>
    <style:style style:name="T4080" style:parent-style-name="Domyślnaczcionkaakapitu" style:family="text">
      <style:text-properties fo:background-color="#80FFFF"/>
    </style:style>
    <style:style style:name="T4081" style:parent-style-name="Domyślnaczcionkaakapitu" style:family="text">
      <style:text-properties fo:background-color="#80FFFF"/>
    </style:style>
    <style:style style:name="T4082" style:parent-style-name="Domyślnaczcionkaakapitu" style:family="text">
      <style:text-properties fo:background-color="#80FFFF"/>
    </style:style>
    <style:style style:name="T4083" style:parent-style-name="Domyślnaczcionkaakapitu" style:family="text">
      <style:text-properties fo:background-color="#80FFFF"/>
    </style:style>
    <style:style style:name="T4084" style:parent-style-name="Domyślnaczcionkaakapitu" style:family="text">
      <style:text-properties fo:background-color="#80FFFF"/>
    </style:style>
    <style:style style:name="T4085" style:parent-style-name="Domyślnaczcionkaakapitu" style:family="text">
      <style:text-properties fo:background-color="#80FFFF"/>
    </style:style>
    <style:style style:name="P4086" style:parent-style-name="Normalny" style:family="paragraph">
      <style:paragraph-properties fo:text-align="justify" fo:line-height="150%" fo:text-indent="0.2479in"/>
    </style:style>
    <style:style style:name="T4087" style:parent-style-name="Domyślnaczcionkaakapitu" style:family="text">
      <style:text-properties fo:background-color="#80FFFF"/>
    </style:style>
    <style:style style:name="T4088" style:parent-style-name="Domyślnaczcionkaakapitu" style:family="text">
      <style:text-properties fo:background-color="#80FFFF"/>
    </style:style>
    <style:style style:name="T4089" style:parent-style-name="Domyślnaczcionkaakapitu" style:family="text">
      <style:text-properties fo:background-color="#80FFFF"/>
    </style:style>
    <style:style style:name="T4090" style:parent-style-name="Domyślnaczcionkaakapitu" style:family="text">
      <style:text-properties fo:background-color="#80FFFF"/>
    </style:style>
    <style:style style:name="P4091" style:parent-style-name="Normalny" style:family="paragraph">
      <style:paragraph-properties fo:text-align="justify" fo:line-height="150%" fo:text-indent="0.2479in"/>
    </style:style>
    <style:style style:name="T4092" style:parent-style-name="Domyślnaczcionkaakapitu" style:family="text">
      <style:text-properties fo:background-color="#80FFFF"/>
    </style:style>
    <style:style style:name="T4093" style:parent-style-name="Domyślnaczcionkaakapitu" style:family="text">
      <style:text-properties fo:background-color="#80FFFF"/>
    </style:style>
    <style:style style:name="T4094" style:parent-style-name="Domyślnaczcionkaakapitu" style:family="text">
      <style:text-properties fo:background-color="#80FFFF"/>
    </style:style>
    <style:style style:name="T4095" style:parent-style-name="Domyślnaczcionkaakapitu" style:family="text">
      <style:text-properties fo:background-color="#80FFFF"/>
    </style:style>
    <style:style style:name="T4096" style:parent-style-name="Domyślnaczcionkaakapitu" style:family="text">
      <style:text-properties fo:background-color="#80FFFF"/>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T4099" style:parent-style-name="Domyślnaczcionkaakapitu" style:family="text">
      <style:text-properties fo:background-color="#80FFFF"/>
    </style:style>
    <style:style style:name="P4100" style:parent-style-name="Normalny" style:family="paragraph">
      <style:paragraph-properties fo:text-align="justify" fo:line-height="150%" fo:text-indent="0.2479in"/>
    </style:style>
    <style:style style:name="T4101" style:parent-style-name="Domyślnaczcionkaakapitu" style:family="text">
      <style:text-properties fo:background-color="#80FFFF"/>
    </style:style>
    <style:style style:name="T4102" style:parent-style-name="Domyślnaczcionkaakapitu" style:family="text">
      <style:text-properties fo:background-color="#80FFFF"/>
    </style:style>
    <style:style style:name="T4103" style:parent-style-name="Domyślnaczcionkaakapitu" style:family="text">
      <style:text-properties fo:background-color="#80FFFF"/>
    </style:style>
    <style:style style:name="T4104" style:parent-style-name="Domyślnaczcionkaakapitu" style:family="text">
      <style:text-properties fo:background-color="#80FFFF"/>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T4107" style:parent-style-name="Domyślnaczcionkaakapitu" style:family="text">
      <style:text-properties fo:background-color="#80FFFF"/>
    </style:style>
    <style:style style:name="T4108" style:parent-style-name="Domyślnaczcionkaakapitu" style:family="text">
      <style:text-properties fo:background-color="#80FFFF"/>
    </style:style>
    <style:style style:name="T4109" style:parent-style-name="Domyślnaczcionkaakapitu" style:family="text">
      <style:text-properties fo:background-color="#80FFFF"/>
    </style:style>
    <style:style style:name="T4110" style:parent-style-name="Domyślnaczcionkaakapitu" style:family="text">
      <style:text-properties fo:background-color="#80FFFF"/>
    </style:style>
    <style:style style:name="T4111" style:parent-style-name="Domyślnaczcionkaakapitu" style:family="text">
      <style:text-properties fo:background-color="#80FFFF"/>
    </style:style>
    <style:style style:name="T4112" style:parent-style-name="Domyślnaczcionkaakapitu" style:family="text">
      <style:text-properties fo:background-color="#80FFFF"/>
    </style:style>
    <style:style style:name="P4113" style:parent-style-name="Normalny" style:family="paragraph">
      <style:paragraph-properties fo:text-align="justify" fo:line-height="150%" fo:text-indent="0.2479in"/>
    </style:style>
    <style:style style:name="P4114" style:parent-style-name="Normalny" style:family="paragraph">
      <style:paragraph-properties fo:text-align="justify" fo:line-height="150%"/>
    </style:style>
    <style:style style:name="T4115" style:parent-style-name="Domyślnaczcionkaakapitu" style:family="text">
      <style:text-properties style:text-underline-type="single" style:text-underline-style="solid" style:text-underline-width="auto" style:text-underline-mode="continuous"/>
    </style:style>
    <style:style style:name="T4116" style:parent-style-name="Domyślnaczcionkaakapitu" style:family="text">
      <style:text-properties fo:background-color="#80FFFF" style:text-underline-type="single" style:text-underline-style="solid" style:text-underline-width="auto" style:text-underline-mode="continuous"/>
    </style:style>
    <style:style style:name="T4117" style:parent-style-name="Domyślnaczcionkaakapitu" style:family="text">
      <style:text-properties style:text-underline-type="single" style:text-underline-style="solid" style:text-underline-width="auto" style:text-underline-mode="continuous"/>
    </style:style>
    <style:style style:name="T4118" style:parent-style-name="Domyślnaczcionkaakapitu" style:family="text">
      <style:text-properties fo:background-color="#80FFFF"/>
    </style:style>
    <style:style style:name="P4119" style:parent-style-name="Normalny" style:family="paragraph">
      <style:paragraph-properties fo:text-align="justify" fo:line-height="150%" fo:text-indent="0.2479in"/>
    </style:style>
    <style:style style:name="T4120" style:parent-style-name="Domyślnaczcionkaakapitu" style:family="text">
      <style:text-properties fo:background-color="#80FFFF"/>
    </style:style>
    <style:style style:name="T4121" style:parent-style-name="Domyślnaczcionkaakapitu" style:family="text">
      <style:text-properties fo:background-color="#80FFFF"/>
    </style:style>
    <style:style style:name="T4122" style:parent-style-name="Domyślnaczcionkaakapitu" style:family="text">
      <style:text-properties fo:background-color="#80FFFF"/>
    </style:style>
    <style:style style:name="T4123" style:parent-style-name="Domyślnaczcionkaakapitu" style:family="text">
      <style:text-properties fo:background-color="#80FFFF"/>
    </style:style>
    <style:style style:name="P4124" style:parent-style-name="Normalny" style:family="paragraph">
      <style:paragraph-properties fo:text-align="justify" fo:line-height="150%" fo:text-indent="0.2479in"/>
    </style:style>
    <style:style style:name="T4125" style:parent-style-name="Domyślnaczcionkaakapitu" style:family="text">
      <style:text-properties fo:background-color="#80FFFF"/>
    </style:style>
    <style:style style:name="T4126" style:parent-style-name="Domyślnaczcionkaakapitu" style:family="text">
      <style:text-properties fo:background-color="#80FFFF"/>
    </style:style>
    <style:style style:name="T4127" style:parent-style-name="Domyślnaczcionkaakapitu" style:family="text">
      <style:text-properties fo:background-color="#80FFFF"/>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T4130" style:parent-style-name="Domyślnaczcionkaakapitu" style:family="text">
      <style:text-properties fo:background-color="#80FFFF"/>
    </style:style>
    <style:style style:name="T4131" style:parent-style-name="Domyślnaczcionkaakapitu" style:family="text">
      <style:text-properties fo:background-color="#80FFFF"/>
    </style:style>
    <style:style style:name="T4132" style:parent-style-name="Domyślnaczcionkaakapitu" style:family="text">
      <style:text-properties fo:background-color="#80FFFF"/>
    </style:style>
    <style:style style:name="T4133" style:parent-style-name="Domyślnaczcionkaakapitu" style:family="text">
      <style:text-properties fo:background-color="#80FFFF"/>
    </style:style>
    <style:style style:name="T4134" style:parent-style-name="Domyślnaczcionkaakapitu" style:family="text">
      <style:text-properties fo:background-color="#80FFFF"/>
    </style:style>
    <style:style style:name="T4135" style:parent-style-name="Domyślnaczcionkaakapitu" style:family="text">
      <style:text-properties fo:background-color="#80FFFF"/>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P4138" style:parent-style-name="Normalny" style:family="paragraph">
      <style:paragraph-properties fo:text-align="justify" fo:line-height="150%" fo:text-indent="0.2479in"/>
    </style:style>
    <style:style style:name="T4139" style:parent-style-name="Domyślnaczcionkaakapitu" style:family="text">
      <style:text-properties fo:background-color="#80FFFF"/>
    </style:style>
    <style:style style:name="T4140" style:parent-style-name="Domyślnaczcionkaakapitu" style:family="text">
      <style:text-properties fo:background-color="#80FFFF"/>
    </style:style>
    <style:style style:name="T4141" style:parent-style-name="Domyślnaczcionkaakapitu" style:family="text">
      <style:text-properties fo:background-color="#80FFFF"/>
    </style:style>
    <style:style style:name="T4142" style:parent-style-name="Domyślnaczcionkaakapitu" style:family="text">
      <style:text-properties fo:background-color="#80FFFF"/>
    </style:style>
    <style:style style:name="T4143" style:parent-style-name="Domyślnaczcionkaakapitu" style:family="text">
      <style:text-properties fo:background-color="#80FFFF"/>
    </style:style>
    <style:style style:name="T4144" style:parent-style-name="Domyślnaczcionkaakapitu" style:family="text">
      <style:text-properties fo:background-color="#80FFFF"/>
    </style:style>
    <style:style style:name="T4145" style:parent-style-name="Domyślnaczcionkaakapitu" style:family="text">
      <style:text-properties fo:background-color="#80FFFF"/>
    </style:style>
    <style:style style:name="P4146" style:parent-style-name="Normalny" style:family="paragraph">
      <style:paragraph-properties fo:text-align="justify" fo:line-height="150%" fo:text-indent="0.2479in"/>
    </style:style>
    <style:style style:name="P4147" style:parent-style-name="Normalny" style:family="paragraph">
      <style:paragraph-properties fo:text-align="justify" fo:line-height="150%"/>
    </style:style>
    <style:style style:name="T4148" style:parent-style-name="Domyślnaczcionkaakapitu" style:family="text">
      <style:text-properties style:text-underline-type="single" style:text-underline-style="solid" style:text-underline-width="auto" style:text-underline-mode="continuous"/>
    </style:style>
    <style:style style:name="T4149" style:parent-style-name="Domyślnaczcionkaakapitu" style:family="text">
      <style:text-properties fo:background-color="#80FFFF"/>
    </style:style>
    <style:style style:name="P4150" style:parent-style-name="Normalny" style:family="paragraph">
      <style:paragraph-properties fo:text-align="justify" fo:line-height="150%" fo:text-indent="0.2479in"/>
    </style:style>
    <style:style style:name="T4151" style:parent-style-name="Domyślnaczcionkaakapitu" style:family="text">
      <style:text-properties fo:background-color="#80FFFF"/>
    </style:style>
    <style:style style:name="T4152" style:parent-style-name="Domyślnaczcionkaakapitu" style:family="text">
      <style:text-properties fo:background-color="#80FFFF"/>
    </style:style>
    <style:style style:name="T4153" style:parent-style-name="Domyślnaczcionkaakapitu" style:family="text">
      <style:text-properties fo:background-color="#80FFFF"/>
    </style:style>
    <style:style style:name="T4154" style:parent-style-name="Domyślnaczcionkaakapitu" style:family="text">
      <style:text-properties fo:background-color="#80FFFF"/>
    </style:style>
    <style:style style:name="T4155" style:parent-style-name="Domyślnaczcionkaakapitu" style:family="text">
      <style:text-properties fo:background-color="#80FFFF"/>
    </style:style>
    <style:style style:name="T4156" style:parent-style-name="Domyślnaczcionkaakapitu" style:family="text">
      <style:text-properties fo:background-color="#80FFFF"/>
    </style:style>
    <style:style style:name="T4157" style:parent-style-name="Domyślnaczcionkaakapitu" style:family="text">
      <style:text-properties fo:background-color="#80FFFF"/>
    </style:style>
    <style:style style:name="T4158" style:parent-style-name="Domyślnaczcionkaakapitu" style:family="text">
      <style:text-properties fo:background-color="#80FFFF"/>
    </style:style>
    <style:style style:name="T4159" style:parent-style-name="Domyślnaczcionkaakapitu" style:family="text">
      <style:text-properties fo:background-color="#80FFFF"/>
    </style:style>
    <style:style style:name="T4160" style:parent-style-name="Domyślnaczcionkaakapitu" style:family="text">
      <style:text-properties fo:background-color="#80FFFF"/>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T4164" style:parent-style-name="Domyślnaczcionkaakapitu" style:family="text">
      <style:text-properties fo:background-color="#80FFFF"/>
    </style:style>
    <style:style style:name="T4165" style:parent-style-name="Domyślnaczcionkaakapitu" style:family="text">
      <style:text-properties fo:background-color="#80FFFF"/>
    </style:style>
    <style:style style:name="T4166" style:parent-style-name="Domyślnaczcionkaakapitu" style:family="text">
      <style:text-properties fo:background-color="#80FFFF"/>
    </style:style>
    <style:style style:name="T4167" style:parent-style-name="Domyślnaczcionkaakapitu" style:family="text">
      <style:text-properties fo:background-color="#80FFFF"/>
    </style:style>
    <style:style style:name="T4168" style:parent-style-name="Domyślnaczcionkaakapitu" style:family="text">
      <style:text-properties fo:background-color="#80FFFF"/>
    </style:style>
    <style:style style:name="T4169" style:parent-style-name="Domyślnaczcionkaakapitu" style:family="text">
      <style:text-properties fo:background-color="#80FFFF"/>
    </style:style>
    <style:style style:name="T4170" style:parent-style-name="Domyślnaczcionkaakapitu" style:family="text">
      <style:text-properties fo:background-color="#80FFFF"/>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T4174" style:parent-style-name="Domyślnaczcionkaakapitu" style:family="text">
      <style:text-properties fo:background-color="#80FFFF"/>
    </style:style>
    <style:style style:name="T4175" style:parent-style-name="Domyślnaczcionkaakapitu" style:family="text">
      <style:text-properties fo:background-color="#80FFFF"/>
    </style:style>
    <style:style style:name="T4176" style:parent-style-name="Domyślnaczcionkaakapitu" style:family="text">
      <style:text-properties fo:background-color="#80FFFF"/>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P4179" style:parent-style-name="Normalny" style:family="paragraph">
      <style:paragraph-properties fo:text-align="justify" fo:line-height="150%" fo:text-indent="0.2479in"/>
    </style:style>
    <style:style style:name="T4180" style:parent-style-name="Domyślnaczcionkaakapitu" style:family="text">
      <style:text-properties fo:background-color="#80FFFF"/>
    </style:style>
    <style:style style:name="T4181" style:parent-style-name="Domyślnaczcionkaakapitu" style:family="text">
      <style:text-properties fo:background-color="#80FFFF"/>
    </style:style>
    <style:style style:name="T4182" style:parent-style-name="Domyślnaczcionkaakapitu" style:family="text">
      <style:text-properties fo:background-color="#80FFFF"/>
    </style:style>
    <style:style style:name="T4183" style:parent-style-name="Domyślnaczcionkaakapitu" style:family="text">
      <style:text-properties fo:background-color="#80FFFF"/>
    </style:style>
    <style:style style:name="T4184" style:parent-style-name="Domyślnaczcionkaakapitu" style:family="text">
      <style:text-properties fo:background-color="#80FFFF"/>
    </style:style>
    <style:style style:name="T4185" style:parent-style-name="Domyślnaczcionkaakapitu" style:family="text">
      <style:text-properties fo:background-color="#80FFFF"/>
    </style:style>
    <style:style style:name="P4186" style:parent-style-name="Normalny" style:family="paragraph">
      <style:paragraph-properties fo:text-align="justify" fo:line-height="150%" fo:text-indent="0.2479in"/>
    </style:style>
    <style:style style:name="T4187" style:parent-style-name="Domyślnaczcionkaakapitu" style:family="text">
      <style:text-properties fo:background-color="#80FFFF"/>
    </style:style>
    <style:style style:name="T4188" style:parent-style-name="Domyślnaczcionkaakapitu" style:family="text">
      <style:text-properties fo:background-color="#80FFFF"/>
    </style:style>
    <style:style style:name="T4189" style:parent-style-name="Domyślnaczcionkaakapitu" style:family="text">
      <style:text-properties fo:background-color="#80FFFF"/>
    </style:style>
    <style:style style:name="T4190" style:parent-style-name="Domyślnaczcionkaakapitu" style:family="text">
      <style:text-properties fo:background-color="#80FFFF"/>
    </style:style>
    <style:style style:name="T4191" style:parent-style-name="Domyślnaczcionkaakapitu" style:family="text">
      <style:text-properties fo:background-color="#80FFFF"/>
    </style:style>
    <style:style style:name="T4192" style:parent-style-name="Domyślnaczcionkaakapitu" style:family="text">
      <style:text-properties fo:background-color="#80FFFF"/>
    </style:style>
    <style:style style:name="T4193" style:parent-style-name="Domyślnaczcionkaakapitu" style:family="text">
      <style:text-properties fo:background-color="#80FFFF"/>
    </style:style>
    <style:style style:name="T4194" style:parent-style-name="Domyślnaczcionkaakapitu" style:family="text">
      <style:text-properties fo:background-color="#80FFFF"/>
    </style:style>
    <style:style style:name="T4195" style:parent-style-name="Domyślnaczcionkaakapitu" style:family="text">
      <style:text-properties fo:background-color="#80FFFF"/>
    </style:style>
    <style:style style:name="T4196" style:parent-style-name="Domyślnaczcionkaakapitu" style:family="text">
      <style:text-properties fo:background-color="#80FFFF"/>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T4199" style:parent-style-name="Domyślnaczcionkaakapitu" style:family="text">
      <style:text-properties fo:background-color="#80FFFF"/>
    </style:style>
    <style:style style:name="T4200" style:parent-style-name="Domyślnaczcionkaakapitu" style:family="text">
      <style:text-properties fo:background-color="#80FFFF"/>
    </style:style>
    <style:style style:name="T4201" style:parent-style-name="Domyślnaczcionkaakapitu" style:family="text">
      <style:text-properties fo:background-color="#80FFFF"/>
    </style:style>
    <style:style style:name="T4202" style:parent-style-name="Domyślnaczcionkaakapitu" style:family="text">
      <style:text-properties fo:background-color="#80FFFF"/>
    </style:style>
    <style:style style:name="T4203" style:parent-style-name="Domyślnaczcionkaakapitu" style:family="text">
      <style:text-properties fo:background-color="#80FFFF"/>
    </style:style>
    <style:style style:name="T4204" style:parent-style-name="Domyślnaczcionkaakapitu" style:family="text">
      <style:text-properties fo:background-color="#80FFFF"/>
    </style:style>
    <style:style style:name="T4205" style:parent-style-name="Domyślnaczcionkaakapitu" style:family="text">
      <style:text-properties fo:background-color="#80FFFF"/>
    </style:style>
    <style:style style:name="P4206" style:parent-style-name="Normalny" style:family="paragraph">
      <style:paragraph-properties fo:text-align="justify" fo:line-height="150%" fo:text-indent="0.2479in"/>
    </style:style>
    <style:style style:name="T4207" style:parent-style-name="Domyślnaczcionkaakapitu" style:family="text">
      <style:text-properties fo:background-color="#80FFFF"/>
    </style:style>
    <style:style style:name="T4208" style:parent-style-name="Domyślnaczcionkaakapitu" style:family="text">
      <style:text-properties fo:background-color="#80FFFF"/>
    </style:style>
    <style:style style:name="T4209" style:parent-style-name="Domyślnaczcionkaakapitu" style:family="text">
      <style:text-properties fo:background-color="#80FFFF"/>
    </style:style>
    <style:style style:name="P4210" style:parent-style-name="Normalny" style:family="paragraph">
      <style:paragraph-properties fo:text-align="justify" fo:line-height="150%" fo:text-indent="0.2479in"/>
    </style:style>
    <style:style style:name="T4211" style:parent-style-name="Domyślnaczcionkaakapitu" style:family="text">
      <style:text-properties fo:background-color="#80FFFF"/>
    </style:style>
    <style:style style:name="P4212" style:parent-style-name="Normalny" style:family="paragraph">
      <style:paragraph-properties fo:text-align="justify" fo:line-height="150%"/>
    </style:style>
    <style:style style:name="T4213" style:parent-style-name="Domyślnaczcionkaakapitu" style:family="text">
      <style:text-properties style:text-underline-type="single" style:text-underline-style="solid" style:text-underline-width="auto" style:text-underline-mode="continuous"/>
    </style:style>
    <style:style style:name="T4214" style:parent-style-name="Domyślnaczcionkaakapitu" style:family="text">
      <style:text-properties fo:background-color="#80FFFF" style:text-underline-type="single" style:text-underline-style="solid" style:text-underline-width="auto" style:text-underline-mode="continuous"/>
    </style:style>
    <style:style style:name="T4215" style:parent-style-name="Domyślnaczcionkaakapitu" style:family="text">
      <style:text-properties style:text-underline-type="single" style:text-underline-style="solid" style:text-underline-width="auto" style:text-underline-mode="continuous"/>
    </style:style>
    <style:style style:name="T4216" style:parent-style-name="Domyślnaczcionkaakapitu" style:family="text">
      <style:text-properties fo:background-color="#80FFFF"/>
    </style:style>
    <style:style style:name="P4217" style:parent-style-name="Normalny" style:family="paragraph">
      <style:paragraph-properties fo:text-align="justify" fo:line-height="150%" fo:text-indent="0.2479in"/>
    </style:style>
    <style:style style:name="P4218" style:parent-style-name="Normalny" style:family="paragraph">
      <style:paragraph-properties fo:text-align="justify" fo:line-height="150%"/>
    </style:style>
    <style:style style:name="T4219" style:parent-style-name="Domyślnaczcionkaakapitu" style:family="text">
      <style:text-properties style:text-underline-type="single" style:text-underline-style="solid" style:text-underline-width="auto" style:text-underline-mode="continuous"/>
    </style:style>
    <style:style style:name="T4220" style:parent-style-name="Domyślnaczcionkaakapitu" style:family="text">
      <style:text-properties fo:background-color="#80FFFF" style:text-underline-type="single" style:text-underline-style="solid" style:text-underline-width="auto" style:text-underline-mode="continuous"/>
    </style:style>
    <style:style style:name="T4221" style:parent-style-name="Domyślnaczcionkaakapitu" style:family="text">
      <style:text-properties style:text-underline-type="single" style:text-underline-style="solid" style:text-underline-width="auto" style:text-underline-mode="continuous"/>
    </style:style>
    <style:style style:name="T4222" style:parent-style-name="Domyślnaczcionkaakapitu" style:family="text">
      <style:text-properties fo:background-color="#80FFFF"/>
    </style:style>
    <style:style style:name="P4223" style:parent-style-name="Normalny" style:family="paragraph">
      <style:paragraph-properties fo:text-align="justify" fo:line-height="150%" fo:text-indent="0.2479in"/>
    </style:style>
    <style:style style:name="T4224" style:parent-style-name="Domyślnaczcionkaakapitu" style:family="text">
      <style:text-properties fo:background-color="#80FFFF"/>
    </style:style>
    <style:style style:name="P4225" style:parent-style-name="Normalny" style:family="paragraph">
      <style:paragraph-properties fo:text-align="justify" fo:line-height="150%"/>
    </style:style>
    <style:style style:name="T4226" style:parent-style-name="Domyślnaczcionkaakapitu" style:family="text">
      <style:text-properties style:text-underline-type="single" style:text-underline-style="solid" style:text-underline-width="auto" style:text-underline-mode="continuous"/>
    </style:style>
    <style:style style:name="T4227" style:parent-style-name="Domyślnaczcionkaakapitu" style:family="text">
      <style:text-properties fo:background-color="#80FFFF" style:text-underline-type="single" style:text-underline-style="solid" style:text-underline-width="auto" style:text-underline-mode="continuous"/>
    </style:style>
    <style:style style:name="T4228" style:parent-style-name="Domyślnaczcionkaakapitu" style:family="text">
      <style:text-properties fo:background-color="#80FFFF"/>
    </style:style>
    <style:style style:name="P4229" style:parent-style-name="Normalny" style:family="paragraph">
      <style:paragraph-properties fo:text-align="justify" fo:line-height="150%" fo:text-indent="0.2479in"/>
    </style:style>
    <style:style style:name="T4230" style:parent-style-name="Domyślnaczcionkaakapitu" style:family="text">
      <style:text-properties fo:background-color="#80FFFF"/>
    </style:style>
    <style:style style:name="T4231" style:parent-style-name="Domyślnaczcionkaakapitu" style:family="text">
      <style:text-properties fo:background-color="#80FFFF"/>
    </style:style>
    <style:style style:name="P4232" style:parent-style-name="Normalny" style:family="paragraph">
      <style:paragraph-properties fo:text-align="justify" fo:line-height="150%"/>
    </style:style>
    <style:style style:name="T4233" style:parent-style-name="Domyślnaczcionkaakapitu" style:family="text">
      <style:text-properties fo:background-color="#80FFFF"/>
    </style:style>
    <style:style style:name="P4234" style:parent-style-name="Normalny" style:family="paragraph">
      <style:paragraph-properties fo:text-align="justify" fo:line-height="150%"/>
    </style:style>
    <style:style style:name="T4235" style:parent-style-name="Domyślnaczcionkaakapitu" style:family="text">
      <style:text-properties style:text-underline-type="single" style:text-underline-style="solid" style:text-underline-width="auto" style:text-underline-mode="continuous"/>
    </style:style>
    <style:style style:name="T4236" style:parent-style-name="Domyślnaczcionkaakapitu" style:family="text">
      <style:text-properties fo:background-color="#80FFFF" style:text-underline-type="single" style:text-underline-style="solid" style:text-underline-width="auto" style:text-underline-mode="continuous"/>
    </style:style>
    <style:style style:name="T4237" style:parent-style-name="Domyślnaczcionkaakapitu" style:family="text">
      <style:text-properties style:text-underline-type="single" style:text-underline-style="solid" style:text-underline-width="auto" style:text-underline-mode="continuous"/>
    </style:style>
    <style:style style:name="T4238" style:parent-style-name="Domyślnaczcionkaakapitu" style:family="text">
      <style:text-properties fo:background-color="#80FFFF" style:text-underline-type="single" style:text-underline-style="solid" style:text-underline-width="auto" style:text-underline-mode="continuous"/>
    </style:style>
    <style:style style:name="T4239" style:parent-style-name="Domyślnaczcionkaakapitu" style:family="text">
      <style:text-properties style:text-underline-type="single" style:text-underline-style="solid" style:text-underline-width="auto" style:text-underline-mode="continuous"/>
    </style:style>
    <style:style style:name="T4240" style:parent-style-name="Domyślnaczcionkaakapitu" style:family="text">
      <style:text-properties fo:background-color="#80FFFF"/>
    </style:style>
    <style:style style:name="P4241" style:parent-style-name="Normalny" style:family="paragraph">
      <style:paragraph-properties fo:text-align="justify" fo:line-height="150%" fo:text-indent="0.2479in"/>
    </style:style>
    <style:style style:name="P4242" style:parent-style-name="Normalny" style:family="paragraph">
      <style:paragraph-properties fo:text-align="justify" fo:line-height="150%"/>
    </style:style>
    <style:style style:name="T4243" style:parent-style-name="Domyślnaczcionkaakapitu" style:family="text">
      <style:text-properties fo:background-color="#80FFFF"/>
    </style:style>
    <style:style style:name="T4244" style:parent-style-name="Domyślnaczcionkaakapitu" style:family="text">
      <style:text-properties fo:background-color="#80FFFF"/>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P4247" style:parent-style-name="Normalny" style:family="paragraph">
      <style:paragraph-properties fo:text-align="justify" fo:line-height="150%"/>
    </style:style>
    <style:style style:name="T4248" style:parent-style-name="Domyślnaczcionkaakapitu" style:family="text">
      <style:text-properties style:text-underline-type="single" style:text-underline-style="solid" style:text-underline-width="auto" style:text-underline-mode="continuous"/>
    </style:style>
    <style:style style:name="T4249" style:parent-style-name="Domyślnaczcionkaakapitu" style:family="text">
      <style:text-properties fo:background-color="#80FFFF" style:text-underline-type="single" style:text-underline-style="solid" style:text-underline-width="auto" style:text-underline-mode="continuous"/>
    </style:style>
    <style:style style:name="T4250" style:parent-style-name="Domyślnaczcionkaakapitu" style:family="text">
      <style:text-properties style:text-underline-type="single" style:text-underline-style="solid" style:text-underline-width="auto" style:text-underline-mode="continuous"/>
    </style:style>
    <style:style style:name="T4251" style:parent-style-name="Domyślnaczcionkaakapitu" style:family="text">
      <style:text-properties fo:background-color="#80FFFF"/>
    </style:style>
    <style:style style:name="P4252" style:parent-style-name="Normalny" style:family="paragraph">
      <style:paragraph-properties fo:text-align="justify" fo:line-height="150%" fo:text-indent="0.2479in"/>
    </style:style>
    <style:style style:name="T4253" style:parent-style-name="Domyślnaczcionkaakapitu" style:family="text">
      <style:text-properties fo:background-color="#80FFFF"/>
    </style:style>
    <style:style style:name="T4254" style:parent-style-name="Domyślnaczcionkaakapitu" style:family="text">
      <style:text-properties fo:background-color="#80FFFF"/>
    </style:style>
    <style:style style:name="T4255" style:parent-style-name="Domyślnaczcionkaakapitu" style:family="text">
      <style:text-properties fo:background-color="#80FFFF"/>
    </style:style>
    <style:style style:name="T4256" style:parent-style-name="Domyślnaczcionkaakapitu" style:family="text">
      <style:text-properties fo:background-color="#80FFFF"/>
    </style:style>
    <style:style style:name="T4257" style:parent-style-name="Domyślnaczcionkaakapitu" style:family="text">
      <style:text-properties fo:background-color="#80FFFF"/>
    </style:style>
    <style:style style:name="P4258" style:parent-style-name="Normalny" style:family="paragraph">
      <style:paragraph-properties fo:text-align="justify" fo:line-height="150%"/>
    </style:style>
    <style:style style:name="T4259" style:parent-style-name="Domyślnaczcionkaakapitu" style:family="text">
      <style:text-properties style:text-underline-type="single" style:text-underline-style="solid" style:text-underline-width="auto" style:text-underline-mode="continuous"/>
    </style:style>
    <style:style style:name="T4260" style:parent-style-name="Domyślnaczcionkaakapitu" style:family="text">
      <style:text-properties fo:background-color="#80FFFF" style:text-underline-type="single" style:text-underline-style="solid" style:text-underline-width="auto" style:text-underline-mode="continuous"/>
    </style:style>
    <style:style style:name="T4261" style:parent-style-name="Domyślnaczcionkaakapitu" style:family="text">
      <style:text-properties style:text-underline-type="single" style:text-underline-style="solid" style:text-underline-width="auto" style:text-underline-mode="continuous"/>
    </style:style>
    <style:style style:name="T4262" style:parent-style-name="Domyślnaczcionkaakapitu" style:family="text">
      <style:text-properties fo:background-color="#80FFFF"/>
    </style:style>
    <style:style style:name="P4263" style:parent-style-name="Normalny" style:family="paragraph">
      <style:paragraph-properties fo:text-align="justify" fo:line-height="150%" fo:text-indent="0.2479in"/>
    </style:style>
    <style:style style:name="P4264" style:parent-style-name="Normalny" style:family="paragraph">
      <style:paragraph-properties fo:text-align="justify" fo:line-height="150%"/>
    </style:style>
    <style:style style:name="T4265" style:parent-style-name="Domyślnaczcionkaakapitu" style:family="text">
      <style:text-properties style:text-underline-type="single" style:text-underline-style="solid" style:text-underline-width="auto" style:text-underline-mode="continuous"/>
    </style:style>
    <style:style style:name="T4266" style:parent-style-name="Domyślnaczcionkaakapitu" style:family="text">
      <style:text-properties fo:background-color="#80FFFF"/>
    </style:style>
    <style:style style:name="P4267" style:parent-style-name="Normalny" style:family="paragraph">
      <style:paragraph-properties fo:text-align="justify" fo:line-height="150%" fo:text-indent="0.2479in"/>
    </style:style>
    <style:style style:name="T4268" style:parent-style-name="Domyślnaczcionkaakapitu" style:family="text">
      <style:text-properties fo:background-color="#80FFFF"/>
    </style:style>
    <style:style style:name="T4269" style:parent-style-name="Domyślnaczcionkaakapitu" style:family="text">
      <style:text-properties fo:background-color="#80FFFF"/>
    </style:style>
    <style:style style:name="P4270" style:parent-style-name="Normalny" style:family="paragraph">
      <style:paragraph-properties fo:text-align="justify" fo:line-height="150%" fo:text-indent="0.2479in"/>
    </style:style>
    <style:style style:name="T4271" style:parent-style-name="Domyślnaczcionkaakapitu" style:family="text">
      <style:text-properties fo:background-color="#80FFFF"/>
    </style:style>
    <style:style style:name="T4272" style:parent-style-name="Domyślnaczcionkaakapitu" style:family="text">
      <style:text-properties fo:background-color="#80FFFF"/>
    </style:style>
    <style:style style:name="T4273" style:parent-style-name="Domyślnaczcionkaakapitu" style:family="text">
      <style:text-properties fo:background-color="#80FFFF"/>
    </style:style>
    <style:style style:name="T4274" style:parent-style-name="Domyślnaczcionkaakapitu" style:family="text">
      <style:text-properties fo:background-color="#80FFFF"/>
    </style:style>
    <style:style style:name="P4275" style:parent-style-name="Normalny" style:family="paragraph">
      <style:paragraph-properties fo:text-align="justify" fo:line-height="150%" fo:text-indent="0.2479in"/>
    </style:style>
    <style:style style:name="T4276" style:parent-style-name="Domyślnaczcionkaakapitu" style:family="text">
      <style:text-properties fo:background-color="#80FFFF"/>
    </style:style>
    <style:style style:name="T4277" style:parent-style-name="Domyślnaczcionkaakapitu" style:family="text">
      <style:text-properties fo:background-color="#80FFFF"/>
    </style:style>
    <style:style style:name="T4278" style:parent-style-name="Domyślnaczcionkaakapitu" style:family="text">
      <style:text-properties fo:background-color="#80FFFF"/>
    </style:style>
    <style:style style:name="T4279" style:parent-style-name="Domyślnaczcionkaakapitu" style:family="text">
      <style:text-properties fo:background-color="#80FFFF"/>
    </style:style>
    <style:style style:name="P4280" style:parent-style-name="Normalny" style:family="paragraph">
      <style:paragraph-properties fo:text-align="justify" fo:line-height="150%"/>
    </style:style>
    <style:style style:name="T4281" style:parent-style-name="Domyślnaczcionkaakapitu" style:family="text">
      <style:text-properties style:text-underline-type="single" style:text-underline-style="solid" style:text-underline-width="auto" style:text-underline-mode="continuous"/>
    </style:style>
    <style:style style:name="T4282" style:parent-style-name="Domyślnaczcionkaakapitu" style:family="text">
      <style:text-properties fo:background-color="#80FFFF" style:text-underline-type="single" style:text-underline-style="solid" style:text-underline-width="auto" style:text-underline-mode="continuous"/>
    </style:style>
    <style:style style:name="T4283" style:parent-style-name="Domyślnaczcionkaakapitu" style:family="text">
      <style:text-properties style:text-underline-type="single" style:text-underline-style="solid" style:text-underline-width="auto" style:text-underline-mode="continuous"/>
    </style:style>
    <style:style style:name="T4284" style:parent-style-name="Domyślnaczcionkaakapitu" style:family="text">
      <style:text-properties fo:background-color="#80FFFF" style:text-underline-type="single" style:text-underline-style="solid" style:text-underline-width="auto" style:text-underline-mode="continuous"/>
    </style:style>
    <style:style style:name="T4285" style:parent-style-name="Domyślnaczcionkaakapitu" style:family="text">
      <style:text-properties style:text-underline-type="single" style:text-underline-style="solid" style:text-underline-width="auto" style:text-underline-mode="continuous"/>
    </style:style>
    <style:style style:name="T4286" style:parent-style-name="Domyślnaczcionkaakapitu" style:family="text">
      <style:text-properties fo:background-color="#80FFFF" style:text-underline-type="single" style:text-underline-style="solid" style:text-underline-width="auto" style:text-underline-mode="continuous"/>
    </style:style>
    <style:style style:name="T4287" style:parent-style-name="Domyślnaczcionkaakapitu" style:family="text">
      <style:text-properties fo:background-color="#80FFFF"/>
    </style:style>
    <style:style style:name="P4288" style:parent-style-name="Normalny" style:family="paragraph">
      <style:paragraph-properties fo:text-align="justify" fo:line-height="150%" fo:text-indent="0.2479in"/>
    </style:style>
    <style:style style:name="P4289" style:parent-style-name="Normalny" style:family="paragraph">
      <style:paragraph-properties fo:text-align="justify" fo:line-height="150%"/>
    </style:style>
    <style:style style:name="T4290" style:parent-style-name="Domyślnaczcionkaakapitu" style:family="text">
      <style:text-properties style:text-underline-type="single" style:text-underline-style="solid" style:text-underline-width="auto" style:text-underline-mode="continuous"/>
    </style:style>
    <style:style style:name="T4291" style:parent-style-name="Domyślnaczcionkaakapitu" style:family="text">
      <style:text-properties fo:background-color="#80FFFF" style:text-underline-type="single" style:text-underline-style="solid" style:text-underline-width="auto" style:text-underline-mode="continuous"/>
    </style:style>
    <style:style style:name="T4292" style:parent-style-name="Domyślnaczcionkaakapitu" style:family="text">
      <style:text-properties style:text-underline-type="single" style:text-underline-style="solid" style:text-underline-width="auto" style:text-underline-mode="continuous"/>
    </style:style>
    <style:style style:name="T4293" style:parent-style-name="Domyślnaczcionkaakapitu" style:family="text">
      <style:text-properties fo:background-color="#80FFFF" style:text-underline-type="single" style:text-underline-style="solid" style:text-underline-width="auto" style:text-underline-mode="continuous"/>
    </style:style>
    <style:style style:name="T4294" style:parent-style-name="Domyślnaczcionkaakapitu" style:family="text">
      <style:text-properties style:text-underline-type="single" style:text-underline-style="solid" style:text-underline-width="auto" style:text-underline-mode="continuous"/>
    </style:style>
    <style:style style:name="T4295" style:parent-style-name="Domyślnaczcionkaakapitu" style:family="text">
      <style:text-properties fo:background-color="#80FFFF" style:text-underline-type="single" style:text-underline-style="solid" style:text-underline-width="auto" style:text-underline-mode="continuous"/>
    </style:style>
    <style:style style:name="T4296" style:parent-style-name="Domyślnaczcionkaakapitu" style:family="text">
      <style:text-properties style:text-underline-type="single" style:text-underline-style="solid" style:text-underline-width="auto" style:text-underline-mode="continuous"/>
    </style:style>
    <style:style style:name="T4297" style:parent-style-name="Domyślnaczcionkaakapitu" style:family="text">
      <style:text-properties fo:background-color="#80FFFF"/>
    </style:style>
    <style:style style:name="P4298" style:parent-style-name="Normalny" style:family="paragraph">
      <style:paragraph-properties fo:text-align="justify" fo:line-height="150%" fo:text-indent="0.2479in"/>
    </style:style>
    <style:style style:name="T4299" style:parent-style-name="Domyślnaczcionkaakapitu" style:family="text">
      <style:text-properties fo:background-color="#80FFFF"/>
    </style:style>
    <style:style style:name="T4300" style:parent-style-name="Domyślnaczcionkaakapitu" style:family="text">
      <style:text-properties fo:background-color="#80FFFF"/>
    </style:style>
    <style:style style:name="T4301" style:parent-style-name="Domyślnaczcionkaakapitu" style:family="text">
      <style:text-properties fo:background-color="#80FFFF"/>
    </style:style>
    <style:style style:name="T4302" style:parent-style-name="Domyślnaczcionkaakapitu" style:family="text">
      <style:text-properties fo:background-color="#80FFFF"/>
    </style:style>
    <style:style style:name="T4303" style:parent-style-name="Domyślnaczcionkaakapitu" style:family="text">
      <style:text-properties fo:background-color="#80FFFF"/>
    </style:style>
    <style:style style:name="T4304" style:parent-style-name="Domyślnaczcionkaakapitu" style:family="text">
      <style:text-properties fo:background-color="#80FFFF"/>
    </style:style>
    <style:style style:name="T4305" style:parent-style-name="Domyślnaczcionkaakapitu" style:family="text">
      <style:text-properties fo:background-color="#80FFFF"/>
    </style:style>
    <style:style style:name="P4306" style:parent-style-name="Normalny" style:family="paragraph">
      <style:paragraph-properties fo:text-align="justify" fo:line-height="150%"/>
    </style:style>
    <style:style style:name="T4307" style:parent-style-name="Domyślnaczcionkaakapitu" style:family="text">
      <style:text-properties style:text-underline-type="single" style:text-underline-style="solid" style:text-underline-width="auto" style:text-underline-mode="continuous"/>
    </style:style>
    <style:style style:name="T4308" style:parent-style-name="Domyślnaczcionkaakapitu" style:family="text">
      <style:text-properties fo:background-color="#80FFFF" style:text-underline-type="single" style:text-underline-style="solid" style:text-underline-width="auto" style:text-underline-mode="continuous"/>
    </style:style>
    <style:style style:name="T4309" style:parent-style-name="Domyślnaczcionkaakapitu" style:family="text">
      <style:text-properties style:text-underline-type="single" style:text-underline-style="solid" style:text-underline-width="auto" style:text-underline-mode="continuous"/>
    </style:style>
    <style:style style:name="T4310" style:parent-style-name="Domyślnaczcionkaakapitu" style:family="text">
      <style:text-properties fo:background-color="#80FFFF"/>
    </style:style>
    <style:style style:name="P4311" style:parent-style-name="Normalny" style:family="paragraph">
      <style:paragraph-properties fo:text-align="justify" fo:line-height="150%" fo:text-indent="0.2479in"/>
    </style:style>
    <style:style style:name="P4312" style:parent-style-name="Normalny" style:family="paragraph">
      <style:paragraph-properties fo:text-align="justify" fo:line-height="150%"/>
    </style:style>
    <style:style style:name="T4313" style:parent-style-name="Domyślnaczcionkaakapitu" style:family="text">
      <style:text-properties style:text-underline-type="single" style:text-underline-style="solid" style:text-underline-width="auto" style:text-underline-mode="continuous"/>
    </style:style>
    <style:style style:name="T4314" style:parent-style-name="Domyślnaczcionkaakapitu" style:family="text">
      <style:text-properties fo:background-color="#80FFFF"/>
    </style:style>
    <style:style style:name="P4315" style:parent-style-name="Normalny" style:family="paragraph">
      <style:paragraph-properties fo:text-align="justify" fo:line-height="150%" fo:text-indent="0.2479in"/>
    </style:style>
    <style:style style:name="T4316" style:parent-style-name="Domyślnaczcionkaakapitu" style:family="text">
      <style:text-properties fo:background-color="#80FFFF"/>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P4321" style:parent-style-name="Normalny" style:family="paragraph">
      <style:paragraph-properties fo:text-align="justify" fo:line-height="150%" fo:text-indent="0.2479in"/>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T4324" style:parent-style-name="Domyślnaczcionkaakapitu" style:family="text">
      <style:text-properties fo:background-color="#80FFFF"/>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T4327" style:parent-style-name="Domyślnaczcionkaakapitu" style:family="text">
      <style:text-properties fo:background-color="#80FFFF"/>
    </style:style>
    <style:style style:name="T4328" style:parent-style-name="Domyślnaczcionkaakapitu" style:family="text">
      <style:text-properties fo:background-color="#80FFFF"/>
    </style:style>
    <style:style style:name="T4329" style:parent-style-name="Domyślnaczcionkaakapitu" style:family="text">
      <style:text-properties fo:background-color="#80FFFF"/>
    </style:style>
    <style:style style:name="T4330" style:parent-style-name="Domyślnaczcionkaakapitu" style:family="text">
      <style:text-properties fo:background-color="#80FFFF"/>
    </style:style>
    <style:style style:name="T4331" style:parent-style-name="Domyślnaczcionkaakapitu" style:family="text">
      <style:text-properties fo:background-color="#80FFFF"/>
    </style:style>
    <style:style style:name="P4332" style:parent-style-name="Normalny" style:family="paragraph">
      <style:paragraph-properties fo:text-align="justify" fo:line-height="150%" fo:text-indent="0.2479in"/>
    </style:style>
    <style:style style:name="T4333" style:parent-style-name="Domyślnaczcionkaakapitu" style:family="text">
      <style:text-properties fo:background-color="#80FFFF"/>
    </style:style>
    <style:style style:name="P4334" style:parent-style-name="Normalny" style:family="paragraph">
      <style:paragraph-properties fo:text-align="justify" fo:line-height="150%"/>
    </style:style>
    <style:style style:name="T4335" style:parent-style-name="Domyślnaczcionkaakapitu" style:family="text">
      <style:text-properties fo:background-color="#80FFFF" style:text-underline-type="single" style:text-underline-style="solid" style:text-underline-width="auto" style:text-underline-mode="continuous"/>
    </style:style>
    <style:style style:name="T4336" style:parent-style-name="Domyślnaczcionkaakapitu" style:family="text">
      <style:text-properties style:text-underline-type="single" style:text-underline-style="solid" style:text-underline-width="auto" style:text-underline-mode="continuous"/>
    </style:style>
    <style:style style:name="T4337" style:parent-style-name="Domyślnaczcionkaakapitu" style:family="text">
      <style:text-properties fo:background-color="#80FFFF" style:text-underline-type="single" style:text-underline-style="solid" style:text-underline-width="auto" style:text-underline-mode="continuous"/>
    </style:style>
    <style:style style:name="T4338" style:parent-style-name="Domyślnaczcionkaakapitu" style:family="text">
      <style:text-properties style:text-underline-type="single" style:text-underline-style="solid" style:text-underline-width="auto" style:text-underline-mode="continuous"/>
    </style:style>
    <style:style style:name="T4339" style:parent-style-name="Domyślnaczcionkaakapitu" style:family="text">
      <style:text-properties fo:background-color="#80FFFF" style:text-underline-type="single" style:text-underline-style="solid" style:text-underline-width="auto" style:text-underline-mode="continuous"/>
    </style:style>
    <style:style style:name="T4340" style:parent-style-name="Domyślnaczcionkaakapitu" style:family="text">
      <style:text-properties style:text-underline-type="single" style:text-underline-style="solid" style:text-underline-width="auto" style:text-underline-mode="continuous"/>
    </style:style>
    <style:style style:name="T4341" style:parent-style-name="Domyślnaczcionkaakapitu" style:family="text">
      <style:text-properties fo:background-color="#80FFFF" style:text-underline-type="single" style:text-underline-style="solid" style:text-underline-width="auto" style:text-underline-mode="continuous"/>
    </style:style>
    <style:style style:name="T4342" style:parent-style-name="Domyślnaczcionkaakapitu" style:family="text">
      <style:text-properties fo:background-color="#80FFFF"/>
    </style:style>
    <style:style style:name="P4343" style:parent-style-name="Normalny" style:family="paragraph">
      <style:paragraph-properties fo:text-align="justify" fo:line-height="150%" fo:text-indent="0.2479in"/>
    </style:style>
    <style:style style:name="P4344" style:parent-style-name="Normalny" style:family="paragraph">
      <style:paragraph-properties fo:text-align="justify" fo:line-height="150%"/>
    </style:style>
    <style:style style:name="T4345" style:parent-style-name="Domyślnaczcionkaakapitu" style:family="text">
      <style:text-properties fo:background-color="#80FFFF" style:text-underline-type="single" style:text-underline-style="solid" style:text-underline-width="auto" style:text-underline-mode="continuous"/>
    </style:style>
    <style:style style:name="T4346" style:parent-style-name="Domyślnaczcionkaakapitu" style:family="text">
      <style:text-properties style:text-underline-type="single" style:text-underline-style="solid" style:text-underline-width="auto" style:text-underline-mode="continuous"/>
    </style:style>
    <style:style style:name="T4347" style:parent-style-name="Domyślnaczcionkaakapitu" style:family="text">
      <style:text-properties fo:background-color="#80FFFF"/>
    </style:style>
    <style:style style:name="P4348" style:parent-style-name="Normalny" style:family="paragraph">
      <style:paragraph-properties fo:text-align="justify" fo:line-height="150%" fo:text-indent="0.2479in"/>
    </style:style>
    <style:style style:name="T4349" style:parent-style-name="Domyślnaczcionkaakapitu" style:family="text">
      <style:text-properties fo:background-color="#80FFFF"/>
    </style:style>
    <style:style style:name="T4350" style:parent-style-name="Domyślnaczcionkaakapitu" style:family="text">
      <style:text-properties fo:background-color="#80FFFF"/>
    </style:style>
    <style:style style:name="T4351" style:parent-style-name="Domyślnaczcionkaakapitu" style:family="text">
      <style:text-properties fo:background-color="#80FFFF"/>
    </style:style>
    <style:style style:name="T4352" style:parent-style-name="Domyślnaczcionkaakapitu" style:family="text">
      <style:text-properties fo:background-color="#80FFFF"/>
    </style:style>
    <style:style style:name="T4353" style:parent-style-name="Domyślnaczcionkaakapitu" style:family="text">
      <style:text-properties fo:background-color="#80FFFF"/>
    </style:style>
    <style:style style:name="T4354" style:parent-style-name="Domyślnaczcionkaakapitu" style:family="text">
      <style:text-properties fo:background-color="#80FFFF"/>
    </style:style>
    <style:style style:name="T4355" style:parent-style-name="Domyślnaczcionkaakapitu" style:family="text">
      <style:text-properties fo:background-color="#80FFFF"/>
    </style:style>
    <style:style style:name="T4356" style:parent-style-name="Domyślnaczcionkaakapitu" style:family="text">
      <style:text-properties fo:background-color="#80FFFF"/>
    </style:style>
    <style:style style:name="T4357" style:parent-style-name="Domyślnaczcionkaakapitu" style:family="text">
      <style:text-properties fo:background-color="#80FFFF"/>
    </style:style>
    <style:style style:name="T4358" style:parent-style-name="Domyślnaczcionkaakapitu" style:family="text">
      <style:text-properties fo:background-color="#80FFFF"/>
    </style:style>
    <style:style style:name="T4359" style:parent-style-name="Domyślnaczcionkaakapitu" style:family="text">
      <style:text-properties fo:background-color="#80FFFF"/>
    </style:style>
    <style:style style:name="T4360" style:parent-style-name="Domyślnaczcionkaakapitu" style:family="text">
      <style:text-properties fo:background-color="#80FFFF"/>
    </style:style>
    <style:style style:name="T4361" style:parent-style-name="Domyślnaczcionkaakapitu" style:family="text">
      <style:text-properties fo:background-color="#80FFFF"/>
    </style:style>
    <style:style style:name="T4362" style:parent-style-name="Domyślnaczcionkaakapitu" style:family="text">
      <style:text-properties fo:background-color="#80FFFF"/>
    </style:style>
    <style:style style:name="T4363" style:parent-style-name="Domyślnaczcionkaakapitu" style:family="text">
      <style:text-properties fo:background-color="#80FFFF"/>
    </style:style>
    <style:style style:name="T4364" style:parent-style-name="Domyślnaczcionkaakapitu" style:family="text">
      <style:text-properties fo:background-color="#80FFFF"/>
    </style:style>
    <style:style style:name="T4365" style:parent-style-name="Domyślnaczcionkaakapitu" style:family="text">
      <style:text-properties fo:background-color="#80FFFF"/>
    </style:style>
    <style:style style:name="T4366" style:parent-style-name="Domyślnaczcionkaakapitu" style:family="text">
      <style:text-properties fo:background-color="#80FFFF"/>
    </style:style>
    <style:style style:name="T4367" style:parent-style-name="Domyślnaczcionkaakapitu" style:family="text">
      <style:text-properties fo:background-color="#80FFFF"/>
    </style:style>
    <style:style style:name="T4368" style:parent-style-name="Domyślnaczcionkaakapitu" style:family="text">
      <style:text-properties fo:background-color="#80FFFF"/>
    </style:style>
    <style:style style:name="T4369" style:parent-style-name="Domyślnaczcionkaakapitu" style:family="text">
      <style:text-properties fo:background-color="#80FFFF"/>
    </style:style>
    <style:style style:name="T4370" style:parent-style-name="Domyślnaczcionkaakapitu" style:family="text">
      <style:text-properties fo:background-color="#80FFFF"/>
    </style:style>
    <style:style style:name="T4371" style:parent-style-name="Domyślnaczcionkaakapitu" style:family="text">
      <style:text-properties fo:background-color="#80FFFF"/>
    </style:style>
    <style:style style:name="T4372" style:parent-style-name="Domyślnaczcionkaakapitu" style:family="text">
      <style:text-properties fo:background-color="#80FFFF"/>
    </style:style>
    <style:style style:name="T4373" style:parent-style-name="Domyślnaczcionkaakapitu" style:family="text">
      <style:text-properties fo:background-color="#80FFFF"/>
    </style:style>
    <style:style style:name="T4374" style:parent-style-name="Domyślnaczcionkaakapitu" style:family="text">
      <style:text-properties fo:background-color="#80FFFF"/>
    </style:style>
    <style:style style:name="P4375" style:parent-style-name="Normalny" style:family="paragraph">
      <style:paragraph-properties fo:text-align="justify" fo:line-height="150%"/>
    </style:style>
    <style:style style:name="T4376" style:parent-style-name="Domyślnaczcionkaakapitu" style:family="text">
      <style:text-properties fo:background-color="#80FFFF"/>
    </style:style>
    <style:style style:name="P4377" style:parent-style-name="Normalny" style:family="paragraph">
      <style:paragraph-properties fo:text-align="justify" fo:line-height="150%"/>
    </style:style>
    <style:style style:name="T4378" style:parent-style-name="Domyślnaczcionkaakapitu" style:family="text">
      <style:text-properties style:text-underline-type="single" style:text-underline-style="solid" style:text-underline-width="auto" style:text-underline-mode="continuous"/>
    </style:style>
    <style:style style:name="P4379" style:parent-style-name="Normalny" style:family="paragraph">
      <style:paragraph-properties fo:text-align="justify" fo:line-height="150%" fo:text-indent="0.2479in"/>
    </style:style>
    <style:style style:name="T4380" style:parent-style-name="Domyślnaczcionkaakapitu" style:family="text">
      <style:text-properties fo:background-color="#80FFFF"/>
    </style:style>
    <style:style style:name="T4381" style:parent-style-name="Domyślnaczcionkaakapitu" style:family="text">
      <style:text-properties fo:background-color="#80FFFF"/>
    </style:style>
    <style:style style:name="T4382" style:parent-style-name="Domyślnaczcionkaakapitu" style:family="text">
      <style:text-properties fo:background-color="#80FFFF"/>
    </style:style>
    <style:style style:name="T4383" style:parent-style-name="Domyślnaczcionkaakapitu" style:family="text">
      <style:text-properties fo:background-color="#80FFFF"/>
    </style:style>
    <style:style style:name="T4384" style:parent-style-name="Domyślnaczcionkaakapitu" style:family="text">
      <style:text-properties fo:background-color="#80FFFF"/>
    </style:style>
    <style:style style:name="T4385" style:parent-style-name="Domyślnaczcionkaakapitu" style:family="text">
      <style:text-properties fo:background-color="#80FFFF"/>
    </style:style>
    <style:style style:name="P4386" style:parent-style-name="Normalny" style:family="paragraph">
      <style:paragraph-properties fo:text-align="justify" fo:line-height="150%"/>
    </style:style>
    <style:style style:name="T4387" style:parent-style-name="Domyślnaczcionkaakapitu" style:family="text">
      <style:text-properties style:text-underline-type="single" style:text-underline-style="solid" style:text-underline-width="auto" style:text-underline-mode="continuous"/>
    </style:style>
    <style:style style:name="T4388" style:parent-style-name="Domyślnaczcionkaakapitu" style:family="text">
      <style:text-properties fo:background-color="#80FFFF" style:text-underline-type="single" style:text-underline-style="solid" style:text-underline-width="auto" style:text-underline-mode="continuous"/>
    </style:style>
    <style:style style:name="T4389" style:parent-style-name="Domyślnaczcionkaakapitu" style:family="text">
      <style:text-properties style:text-underline-type="single" style:text-underline-style="solid" style:text-underline-width="auto" style:text-underline-mode="continuous"/>
    </style:style>
    <style:style style:name="T4390" style:parent-style-name="Domyślnaczcionkaakapitu" style:family="text">
      <style:text-properties fo:background-color="#80FFFF"/>
    </style:style>
    <style:style style:name="P4391" style:parent-style-name="Normalny" style:family="paragraph">
      <style:paragraph-properties fo:text-align="justify" fo:line-height="150%" fo:text-indent="0.2479in"/>
    </style:style>
    <style:style style:name="T4392" style:parent-style-name="Domyślnaczcionkaakapitu" style:family="text">
      <style:text-properties fo:background-color="#80FFFF"/>
    </style:style>
    <style:style style:name="T4393" style:parent-style-name="Domyślnaczcionkaakapitu" style:family="text">
      <style:text-properties fo:background-color="#80FFFF"/>
    </style:style>
    <style:style style:name="P4394" style:parent-style-name="Normalny" style:family="paragraph">
      <style:paragraph-properties fo:text-align="justify" fo:line-height="150%"/>
    </style:style>
    <style:style style:name="T4395" style:parent-style-name="Domyślnaczcionkaakapitu" style:family="text">
      <style:text-properties style:text-underline-type="single" style:text-underline-style="solid" style:text-underline-width="auto" style:text-underline-mode="continuous"/>
    </style:style>
    <style:style style:name="T4396" style:parent-style-name="Domyślnaczcionkaakapitu" style:family="text">
      <style:text-properties fo:background-color="#80FFFF" style:text-underline-type="single" style:text-underline-style="solid" style:text-underline-width="auto" style:text-underline-mode="continuous"/>
    </style:style>
    <style:style style:name="T4397" style:parent-style-name="Domyślnaczcionkaakapitu" style:family="text">
      <style:text-properties style:text-underline-type="single" style:text-underline-style="solid" style:text-underline-width="auto" style:text-underline-mode="continuous"/>
    </style:style>
    <style:style style:name="T4398" style:parent-style-name="Domyślnaczcionkaakapitu" style:family="text">
      <style:text-properties fo:background-color="#80FFFF"/>
    </style:style>
    <style:style style:name="P4399" style:parent-style-name="Normalny" style:family="paragraph">
      <style:paragraph-properties fo:text-align="justify" fo:line-height="150%" fo:text-indent="0.2479in"/>
    </style:style>
    <style:style style:name="T4400" style:parent-style-name="Domyślnaczcionkaakapitu" style:family="text">
      <style:text-properties fo:background-color="#80FFFF"/>
    </style:style>
    <style:style style:name="T4401" style:parent-style-name="Domyślnaczcionkaakapitu" style:family="text">
      <style:text-properties fo:background-color="#80FFFF"/>
    </style:style>
    <style:style style:name="P4402" style:parent-style-name="Normalny" style:family="paragraph">
      <style:paragraph-properties fo:text-align="justify" fo:line-height="150%"/>
    </style:style>
    <style:style style:name="T4403" style:parent-style-name="Domyślnaczcionkaakapitu" style:family="text">
      <style:text-properties style:text-underline-type="single" style:text-underline-style="solid" style:text-underline-width="auto" style:text-underline-mode="continuous"/>
    </style:style>
    <style:style style:name="T4404" style:parent-style-name="Domyślnaczcionkaakapitu" style:family="text">
      <style:text-properties fo:background-color="#80FFFF"/>
    </style:style>
    <style:style style:name="P4405" style:parent-style-name="Normalny" style:family="paragraph">
      <style:paragraph-properties fo:text-align="justify" fo:line-height="150%" fo:text-indent="0.2479in"/>
    </style:style>
    <style:style style:name="T4406" style:parent-style-name="Domyślnaczcionkaakapitu" style:family="text">
      <style:text-properties fo:background-color="#80FFFF"/>
    </style:style>
    <style:style style:name="T4407" style:parent-style-name="Domyślnaczcionkaakapitu" style:family="text">
      <style:text-properties fo:background-color="#80FFFF"/>
    </style:style>
    <style:style style:name="T4408" style:parent-style-name="Domyślnaczcionkaakapitu" style:family="text">
      <style:text-properties fo:background-color="#80FFFF"/>
    </style:style>
    <style:style style:name="T4409" style:parent-style-name="Domyślnaczcionkaakapitu" style:family="text">
      <style:text-properties fo:background-color="#80FFFF"/>
    </style:style>
    <style:style style:name="P4410" style:parent-style-name="Normalny" style:family="paragraph">
      <style:paragraph-properties fo:text-align="justify" fo:line-height="150%"/>
    </style:style>
    <style:style style:name="T4411" style:parent-style-name="Domyślnaczcionkaakapitu" style:family="text">
      <style:text-properties style:text-underline-type="single" style:text-underline-style="solid" style:text-underline-width="auto" style:text-underline-mode="continuous"/>
    </style:style>
    <style:style style:name="T4412" style:parent-style-name="Domyślnaczcionkaakapitu" style:family="text">
      <style:text-properties fo:background-color="#80FFFF" style:text-underline-type="single" style:text-underline-style="solid" style:text-underline-width="auto" style:text-underline-mode="continuous"/>
    </style:style>
    <style:style style:name="T4413" style:parent-style-name="Domyślnaczcionkaakapitu" style:family="text">
      <style:text-properties style:text-underline-type="single" style:text-underline-style="solid" style:text-underline-width="auto" style:text-underline-mode="continuous"/>
    </style:style>
    <style:style style:name="T4414" style:parent-style-name="Domyślnaczcionkaakapitu" style:family="text">
      <style:text-properties fo:background-color="#80FFFF"/>
    </style:style>
    <style:style style:name="P4415" style:parent-style-name="Normalny" style:family="paragraph">
      <style:paragraph-properties fo:text-align="justify" fo:line-height="150%" fo:text-indent="0.2479in"/>
    </style:style>
    <style:style style:name="T4416" style:parent-style-name="Domyślnaczcionkaakapitu" style:family="text">
      <style:text-properties fo:background-color="#80FFFF"/>
    </style:style>
    <style:style style:name="T4417" style:parent-style-name="Domyślnaczcionkaakapitu" style:family="text">
      <style:text-properties fo:background-color="#80FFFF"/>
    </style:style>
    <style:style style:name="T4418" style:parent-style-name="Domyślnaczcionkaakapitu" style:family="text">
      <style:text-properties fo:background-color="#80FFFF"/>
    </style:style>
    <style:style style:name="T4419" style:parent-style-name="Domyślnaczcionkaakapitu" style:family="text">
      <style:text-properties fo:background-color="#80FFFF"/>
    </style:style>
    <style:style style:name="T4420" style:parent-style-name="Domyślnaczcionkaakapitu" style:family="text">
      <style:text-properties fo:background-color="#80FFFF"/>
    </style:style>
    <style:style style:name="T4421" style:parent-style-name="Domyślnaczcionkaakapitu" style:family="text">
      <style:text-properties fo:background-color="#80FFFF"/>
    </style:style>
    <style:style style:name="P4422" style:parent-style-name="Normalny" style:family="paragraph">
      <style:paragraph-properties fo:text-align="justify" fo:line-height="150%" fo:text-indent="0.2479in"/>
    </style:style>
    <style:style style:name="T4423" style:parent-style-name="Domyślnaczcionkaakapitu" style:family="text">
      <style:text-properties fo:background-color="#80FFFF"/>
    </style:style>
    <style:style style:name="T4424" style:parent-style-name="Domyślnaczcionkaakapitu" style:family="text">
      <style:text-properties fo:background-color="#80FFFF"/>
    </style:style>
    <style:style style:name="P4425" style:parent-style-name="Normalny" style:family="paragraph">
      <style:paragraph-properties fo:text-align="justify" fo:line-height="150%" fo:text-indent="0.2479in"/>
    </style:style>
    <style:style style:name="P4426" style:parent-style-name="Normalny" style:family="paragraph">
      <style:paragraph-properties fo:text-align="justify" fo:line-height="150%"/>
    </style:style>
    <style:style style:name="T4427" style:parent-style-name="Domyślnaczcionkaakapitu" style:family="text">
      <style:text-properties style:text-underline-type="single" style:text-underline-style="solid" style:text-underline-width="auto" style:text-underline-mode="continuous"/>
    </style:style>
    <style:style style:name="T4428" style:parent-style-name="Domyślnaczcionkaakapitu" style:family="text">
      <style:text-properties fo:background-color="#80FFFF" style:text-underline-type="single" style:text-underline-style="solid" style:text-underline-width="auto" style:text-underline-mode="continuous"/>
    </style:style>
    <style:style style:name="T4429" style:parent-style-name="Domyślnaczcionkaakapitu" style:family="text">
      <style:text-properties style:text-underline-type="single" style:text-underline-style="solid" style:text-underline-width="auto" style:text-underline-mode="continuous"/>
    </style:style>
    <style:style style:name="T4430" style:parent-style-name="Domyślnaczcionkaakapitu" style:family="text">
      <style:text-properties fo:background-color="#80FFFF"/>
    </style:style>
    <style:style style:name="P4431" style:parent-style-name="Normalny" style:family="paragraph">
      <style:paragraph-properties fo:text-align="justify" fo:line-height="150%" fo:text-indent="0.2479in"/>
    </style:style>
    <style:style style:name="T4432" style:parent-style-name="Domyślnaczcionkaakapitu" style:family="text">
      <style:text-properties fo:background-color="#80FFFF"/>
    </style:style>
    <style:style style:name="T4433" style:parent-style-name="Domyślnaczcionkaakapitu" style:family="text">
      <style:text-properties fo:background-color="#80FFFF"/>
    </style:style>
    <style:style style:name="P4434" style:parent-style-name="Normalny" style:family="paragraph">
      <style:paragraph-properties fo:text-align="justify" fo:line-height="150%"/>
    </style:style>
    <style:style style:name="T4435" style:parent-style-name="Domyślnaczcionkaakapitu" style:family="text">
      <style:text-properties style:text-underline-type="single" style:text-underline-style="solid" style:text-underline-width="auto" style:text-underline-mode="continuous"/>
    </style:style>
    <style:style style:name="T4436" style:parent-style-name="Domyślnaczcionkaakapitu" style:family="text">
      <style:text-properties fo:background-color="#80FFFF" style:text-underline-type="single" style:text-underline-style="solid" style:text-underline-width="auto" style:text-underline-mode="continuous"/>
    </style:style>
    <style:style style:name="T4437" style:parent-style-name="Domyślnaczcionkaakapitu" style:family="text">
      <style:text-properties style:text-underline-type="single" style:text-underline-style="solid" style:text-underline-width="auto" style:text-underline-mode="continuous"/>
    </style:style>
    <style:style style:name="T4438" style:parent-style-name="Domyślnaczcionkaakapitu" style:family="text">
      <style:text-properties fo:background-color="#80FFFF"/>
    </style:style>
    <style:style style:name="P4439" style:parent-style-name="Normalny" style:family="paragraph">
      <style:paragraph-properties fo:text-align="justify" fo:line-height="150%" fo:text-indent="0.2479in"/>
    </style:style>
    <style:style style:name="T4440" style:parent-style-name="Domyślnaczcionkaakapitu" style:family="text">
      <style:text-properties fo:background-color="#80FFFF"/>
    </style:style>
    <style:style style:name="T4441" style:parent-style-name="Domyślnaczcionkaakapitu" style:family="text">
      <style:text-properties fo:background-color="#80FFFF"/>
    </style:style>
    <style:style style:name="T4442" style:parent-style-name="Domyślnaczcionkaakapitu" style:family="text">
      <style:text-properties fo:background-color="#80FFFF"/>
    </style:style>
    <style:style style:name="T4443" style:parent-style-name="Domyślnaczcionkaakapitu" style:family="text">
      <style:text-properties fo:background-color="#80FFFF"/>
    </style:style>
    <style:style style:name="T4444" style:parent-style-name="Domyślnaczcionkaakapitu" style:family="text">
      <style:text-properties fo:background-color="#80FFFF"/>
    </style:style>
    <style:style style:name="T4445" style:parent-style-name="Domyślnaczcionkaakapitu" style:family="text">
      <style:text-properties fo:background-color="#80FFFF"/>
    </style:style>
    <style:style style:name="T4446" style:parent-style-name="Domyślnaczcionkaakapitu" style:family="text">
      <style:text-properties fo:background-color="#80FFFF"/>
    </style:style>
    <style:style style:name="P4447" style:parent-style-name="Normalny" style:family="paragraph">
      <style:paragraph-properties fo:text-align="justify" fo:line-height="150%"/>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P4451" style:parent-style-name="Normalny" style:family="paragraph">
      <style:paragraph-properties fo:text-align="justify" fo:line-height="150%"/>
    </style:style>
    <style:style style:name="T4452" style:parent-style-name="Domyślnaczcionkaakapitu" style:family="text">
      <style:text-properties fo:background-color="#80FFFF"/>
    </style:style>
    <style:style style:name="P4453" style:parent-style-name="Normalny" style:family="paragraph">
      <style:paragraph-properties fo:text-align="justify" fo:line-height="150%"/>
    </style:style>
    <style:style style:name="T4454" style:parent-style-name="Domyślnaczcionkaakapitu" style:family="text">
      <style:text-properties fo:background-color="#80FFFF"/>
    </style:style>
    <style:style style:name="T4455" style:parent-style-name="Domyślnaczcionkaakapitu" style:family="text">
      <style:text-properties fo:background-color="#80FFFF"/>
    </style:style>
    <style:style style:name="T4456" style:parent-style-name="Domyślnaczcionkaakapitu" style:family="text">
      <style:text-properties fo:background-color="#80FFFF"/>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T4459" style:parent-style-name="Domyślnaczcionkaakapitu" style:family="text">
      <style:text-properties fo:background-color="#80FFFF"/>
    </style:style>
    <style:style style:name="P4460" style:parent-style-name="Normalny" style:family="paragraph">
      <style:paragraph-properties fo:text-align="justify" fo:line-height="150%"/>
    </style:style>
    <style:style style:name="T4461" style:parent-style-name="Domyślnaczcionkaakapitu" style:family="text">
      <style:text-properties fo:background-color="#80FFFF"/>
    </style:style>
    <style:style style:name="P4462" style:parent-style-name="Normalny" style:family="paragraph">
      <style:paragraph-properties fo:text-align="justify" fo:line-height="150%"/>
    </style:style>
    <style:style style:name="T4463" style:parent-style-name="Domyślnaczcionkaakapitu" style:family="text">
      <style:text-properties fo:background-color="#80FFFF" style:text-underline-type="single" style:text-underline-style="solid" style:text-underline-width="auto" style:text-underline-mode="continuous"/>
    </style:style>
    <style:style style:name="T4464" style:parent-style-name="Domyślnaczcionkaakapitu" style:family="text">
      <style:text-properties style:text-underline-type="single" style:text-underline-style="solid" style:text-underline-width="auto" style:text-underline-mode="continuous"/>
    </style:style>
    <style:style style:name="T4465" style:parent-style-name="Domyślnaczcionkaakapitu" style:family="text">
      <style:text-properties fo:background-color="#80FFFF" style:text-underline-type="single" style:text-underline-style="solid" style:text-underline-width="auto" style:text-underline-mode="continuous"/>
    </style:style>
    <style:style style:name="T4466" style:parent-style-name="Domyślnaczcionkaakapitu" style:family="text">
      <style:text-properties style:text-underline-type="single" style:text-underline-style="solid" style:text-underline-width="auto" style:text-underline-mode="continuous"/>
    </style:style>
    <style:style style:name="T4467" style:parent-style-name="Domyślnaczcionkaakapitu" style:family="text">
      <style:text-properties fo:background-color="#80FFFF" style:text-underline-type="single" style:text-underline-style="solid" style:text-underline-width="auto" style:text-underline-mode="continuous"/>
    </style:style>
    <style:style style:name="T4468" style:parent-style-name="Domyślnaczcionkaakapitu" style:family="text">
      <style:text-properties fo:background-color="#80FFFF"/>
    </style:style>
    <style:style style:name="P4469" style:parent-style-name="Normalny" style:family="paragraph">
      <style:paragraph-properties fo:text-align="justify" fo:line-height="150%" fo:text-indent="0.2479in"/>
    </style:style>
    <style:style style:name="T4470" style:parent-style-name="Domyślnaczcionkaakapitu" style:family="text">
      <style:text-properties fo:background-color="#80FFFF"/>
    </style:style>
    <style:style style:name="T4471" style:parent-style-name="Domyślnaczcionkaakapitu" style:family="text">
      <style:text-properties fo:background-color="#80FFFF"/>
    </style:style>
    <style:style style:name="T4472" style:parent-style-name="Domyślnaczcionkaakapitu" style:family="text">
      <style:text-properties fo:background-color="#80FFFF"/>
    </style:style>
    <style:style style:name="T4473" style:parent-style-name="Domyślnaczcionkaakapitu" style:family="text">
      <style:text-properties fo:background-color="#80FFFF"/>
    </style:style>
    <style:style style:name="T4474" style:parent-style-name="Domyślnaczcionkaakapitu" style:family="text">
      <style:text-properties fo:background-color="#80FFFF"/>
    </style:style>
    <style:style style:name="P4475" style:parent-style-name="Normalny" style:family="paragraph">
      <style:paragraph-properties fo:text-align="justify" fo:line-height="150%" fo:text-indent="0.2479in"/>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T4478" style:parent-style-name="Domyślnaczcionkaakapitu" style:family="text">
      <style:text-properties fo:background-color="#80FFFF"/>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T4481" style:parent-style-name="Domyślnaczcionkaakapitu" style:family="text">
      <style:text-properties fo:background-color="#80FFFF"/>
    </style:style>
    <style:style style:name="T4482" style:parent-style-name="Domyślnaczcionkaakapitu" style:family="text">
      <style:text-properties fo:background-color="#80FFFF"/>
    </style:style>
    <style:style style:name="T4483" style:parent-style-name="Domyślnaczcionkaakapitu" style:family="text">
      <style:text-properties fo:background-color="#80FFFF"/>
    </style:style>
    <style:style style:name="T4484" style:parent-style-name="Domyślnaczcionkaakapitu" style:family="text">
      <style:text-properties fo:background-color="#80FFFF"/>
    </style:style>
    <style:style style:name="T4485" style:parent-style-name="Domyślnaczcionkaakapitu" style:family="text">
      <style:text-properties fo:background-color="#80FFFF"/>
    </style:style>
    <style:style style:name="P4486" style:parent-style-name="Normalny" style:family="paragraph">
      <style:paragraph-properties fo:text-align="justify" fo:line-height="150%" fo:text-indent="0.2479in"/>
    </style:style>
    <style:style style:name="T4487" style:parent-style-name="Domyślnaczcionkaakapitu" style:family="text">
      <style:text-properties fo:background-color="#80FFFF"/>
    </style:style>
    <style:style style:name="T4488" style:parent-style-name="Domyślnaczcionkaakapitu" style:family="text">
      <style:text-properties fo:background-color="#80FFFF"/>
    </style:style>
    <style:style style:name="T4489" style:parent-style-name="Domyślnaczcionkaakapitu" style:family="text">
      <style:text-properties fo:background-color="#80FFFF"/>
    </style:style>
    <style:style style:name="P4490" style:parent-style-name="Normalny" style:family="paragraph">
      <style:paragraph-properties fo:text-align="justify" fo:line-height="150%"/>
    </style:style>
    <style:style style:name="T4491" style:parent-style-name="Domyślnaczcionkaakapitu" style:family="text">
      <style:text-properties style:text-underline-type="single" style:text-underline-style="solid" style:text-underline-width="auto" style:text-underline-mode="continuous"/>
    </style:style>
    <style:style style:name="T4492" style:parent-style-name="Domyślnaczcionkaakapitu" style:family="text">
      <style:text-properties fo:background-color="#80FFFF" style:text-underline-type="single" style:text-underline-style="solid" style:text-underline-width="auto" style:text-underline-mode="continuous"/>
    </style:style>
    <style:style style:name="T4493" style:parent-style-name="Domyślnaczcionkaakapitu" style:family="text">
      <style:text-properties style:text-underline-type="single" style:text-underline-style="solid" style:text-underline-width="auto" style:text-underline-mode="continuous"/>
    </style:style>
    <style:style style:name="T4494" style:parent-style-name="Domyślnaczcionkaakapitu" style:family="text">
      <style:text-properties fo:background-color="#80FFFF" style:text-underline-type="single" style:text-underline-style="solid" style:text-underline-width="auto" style:text-underline-mode="continuous"/>
    </style:style>
    <style:style style:name="T4495" style:parent-style-name="Domyślnaczcionkaakapitu" style:family="text">
      <style:text-properties style:text-underline-type="single" style:text-underline-style="solid" style:text-underline-width="auto" style:text-underline-mode="continuous"/>
    </style:style>
    <style:style style:name="T4496" style:parent-style-name="Domyślnaczcionkaakapitu" style:family="text">
      <style:text-properties fo:background-color="#80FFFF" style:text-underline-type="single" style:text-underline-style="solid" style:text-underline-width="auto" style:text-underline-mode="continuous"/>
    </style:style>
    <style:style style:name="T4497" style:parent-style-name="Domyślnaczcionkaakapitu" style:family="text">
      <style:text-properties style:text-underline-type="single" style:text-underline-style="solid" style:text-underline-width="auto" style:text-underline-mode="continuous"/>
    </style:style>
    <style:style style:name="T4498" style:parent-style-name="Domyślnaczcionkaakapitu" style:family="text">
      <style:text-properties fo:background-color="#80FFFF" style:text-underline-type="single" style:text-underline-style="solid" style:text-underline-width="auto" style:text-underline-mode="continuous"/>
    </style:style>
    <style:style style:name="T4499" style:parent-style-name="Domyślnaczcionkaakapitu" style:family="text">
      <style:text-properties fo:background-color="#80FFFF"/>
    </style:style>
    <style:style style:name="P4500" style:parent-style-name="Normalny" style:family="paragraph">
      <style:paragraph-properties fo:text-align="justify" fo:line-height="150%" fo:text-indent="0.2479in"/>
    </style:style>
    <style:style style:name="T4501" style:parent-style-name="Domyślnaczcionkaakapitu" style:family="text">
      <style:text-properties fo:background-color="#80FFFF"/>
    </style:style>
    <style:style style:name="T4502" style:parent-style-name="Domyślnaczcionkaakapitu" style:family="text">
      <style:text-properties fo:background-color="#80FFFF"/>
    </style:style>
    <style:style style:name="T4503" style:parent-style-name="Domyślnaczcionkaakapitu" style:family="text">
      <style:text-properties fo:background-color="#80FFFF"/>
    </style:style>
    <style:style style:name="T4504" style:parent-style-name="Domyślnaczcionkaakapitu" style:family="text">
      <style:text-properties fo:background-color="#80FFFF"/>
    </style:style>
    <style:style style:name="T4505" style:parent-style-name="Domyślnaczcionkaakapitu" style:family="text">
      <style:text-properties fo:background-color="#80FFFF"/>
    </style:style>
    <style:style style:name="T4506" style:parent-style-name="Domyślnaczcionkaakapitu" style:family="text">
      <style:text-properties fo:background-color="#80FFFF"/>
    </style:style>
    <style:style style:name="P4507" style:parent-style-name="Normalny" style:family="paragraph">
      <style:paragraph-properties fo:text-align="justify" fo:line-height="150%"/>
    </style:style>
    <style:style style:name="T4508" style:parent-style-name="Domyślnaczcionkaakapitu" style:family="text">
      <style:text-properties fo:background-color="#80FFFF"/>
    </style:style>
    <style:style style:name="P4509" style:parent-style-name="Normalny" style:family="paragraph">
      <style:paragraph-properties fo:text-align="justify" fo:line-height="150%"/>
    </style:style>
    <style:style style:name="T4510" style:parent-style-name="Domyślnaczcionkaakapitu" style:family="text">
      <style:text-properties style:text-underline-type="single" style:text-underline-style="solid" style:text-underline-width="auto" style:text-underline-mode="continuous"/>
    </style:style>
    <style:style style:name="T4511" style:parent-style-name="Domyślnaczcionkaakapitu" style:family="text">
      <style:text-properties fo:background-color="#80FFFF" style:text-underline-type="single" style:text-underline-style="solid" style:text-underline-width="auto" style:text-underline-mode="continuous"/>
    </style:style>
    <style:style style:name="T4512" style:parent-style-name="Domyślnaczcionkaakapitu" style:family="text">
      <style:text-properties style:text-underline-type="single" style:text-underline-style="solid" style:text-underline-width="auto" style:text-underline-mode="continuous"/>
    </style:style>
    <style:style style:name="T4513" style:parent-style-name="Domyślnaczcionkaakapitu" style:family="text">
      <style:text-properties fo:background-color="#80FFFF" style:text-underline-type="single" style:text-underline-style="solid" style:text-underline-width="auto" style:text-underline-mode="continuous"/>
    </style:style>
    <style:style style:name="T4514" style:parent-style-name="Domyślnaczcionkaakapitu" style:family="text">
      <style:text-properties style:text-underline-type="single" style:text-underline-style="solid" style:text-underline-width="auto" style:text-underline-mode="continuous"/>
    </style:style>
    <style:style style:name="T4515" style:parent-style-name="Domyślnaczcionkaakapitu" style:family="text">
      <style:text-properties fo:background-color="#80FFFF"/>
    </style:style>
    <style:style style:name="P4516" style:parent-style-name="Normalny" style:family="paragraph">
      <style:paragraph-properties fo:text-align="justify" fo:line-height="150%" fo:text-indent="0.2479in"/>
    </style:style>
    <style:style style:name="T4517" style:parent-style-name="Domyślnaczcionkaakapitu" style:family="text">
      <style:text-properties fo:background-color="#80FFFF"/>
    </style:style>
    <style:style style:name="T4518" style:parent-style-name="Domyślnaczcionkaakapitu" style:family="text">
      <style:text-properties fo:background-color="#80FFFF"/>
    </style:style>
    <style:style style:name="T4519" style:parent-style-name="Domyślnaczcionkaakapitu" style:family="text">
      <style:text-properties fo:background-color="#80FFFF"/>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T4522" style:parent-style-name="Domyślnaczcionkaakapitu" style:family="text">
      <style:text-properties fo:background-color="#80FFFF"/>
    </style:style>
    <style:style style:name="T4523" style:parent-style-name="Domyślnaczcionkaakapitu" style:family="text">
      <style:text-properties fo:background-color="#80FFFF"/>
    </style:style>
    <style:style style:name="T4524" style:parent-style-name="Domyślnaczcionkaakapitu" style:family="text">
      <style:text-properties fo:background-color="#80FFFF"/>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T4527" style:parent-style-name="Domyślnaczcionkaakapitu" style:family="text">
      <style:text-properties fo:background-color="#80FFFF"/>
    </style:style>
    <style:style style:name="T4528" style:parent-style-name="Domyślnaczcionkaakapitu" style:family="text">
      <style:text-properties fo:background-color="#80FFFF"/>
    </style:style>
    <style:style style:name="P4529" style:parent-style-name="Normalny" style:family="paragraph">
      <style:paragraph-properties fo:text-align="justify" fo:line-height="150%"/>
    </style:style>
    <style:style style:name="T4530" style:parent-style-name="Domyślnaczcionkaakapitu" style:family="text">
      <style:text-properties style:text-underline-type="single" style:text-underline-style="solid" style:text-underline-width="auto" style:text-underline-mode="continuous"/>
    </style:style>
    <style:style style:name="T4531" style:parent-style-name="Domyślnaczcionkaakapitu" style:family="text">
      <style:text-properties fo:background-color="#80FFFF"/>
    </style:style>
    <style:style style:name="P4532" style:parent-style-name="Normalny" style:family="paragraph">
      <style:paragraph-properties fo:text-align="justify" fo:line-height="150%" fo:text-indent="0.2479in"/>
    </style:style>
    <style:style style:name="T4533" style:parent-style-name="Domyślnaczcionkaakapitu" style:family="text">
      <style:text-properties fo:background-color="#80FFFF"/>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P4536" style:parent-style-name="Normalny" style:family="paragraph">
      <style:paragraph-properties fo:text-align="justify" fo:line-height="150%"/>
    </style:style>
    <style:style style:name="T4537" style:parent-style-name="Domyślnaczcionkaakapitu" style:family="text">
      <style:text-properties fo:background-color="#80FFFF"/>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P4543" style:parent-style-name="Normalny" style:family="paragraph">
      <style:paragraph-properties fo:text-align="justify" fo:line-height="150%"/>
    </style:style>
    <style:style style:name="T4544" style:parent-style-name="Domyślnaczcionkaakapitu" style:family="text">
      <style:text-properties style:text-underline-type="single" style:text-underline-style="solid" style:text-underline-width="auto" style:text-underline-mode="continuous"/>
    </style:style>
    <style:style style:name="T4545" style:parent-style-name="Domyślnaczcionkaakapitu" style:family="text">
      <style:text-properties fo:background-color="#80FFFF" style:text-underline-type="single" style:text-underline-style="solid" style:text-underline-width="auto" style:text-underline-mode="continuous"/>
    </style:style>
    <style:style style:name="T4546" style:parent-style-name="Domyślnaczcionkaakapitu" style:family="text">
      <style:text-properties style:text-underline-type="single" style:text-underline-style="solid" style:text-underline-width="auto" style:text-underline-mode="continuous"/>
    </style:style>
    <style:style style:name="T4547" style:parent-style-name="Domyślnaczcionkaakapitu" style:family="text">
      <style:text-properties fo:background-color="#80FFFF"/>
    </style:style>
    <style:style style:name="P4548" style:parent-style-name="Normalny" style:family="paragraph">
      <style:paragraph-properties fo:text-align="justify" fo:line-height="150%" fo:text-indent="0.2479in"/>
    </style:style>
    <style:style style:name="T4549" style:parent-style-name="Domyślnaczcionkaakapitu" style:family="text">
      <style:text-properties fo:background-color="#80FFFF"/>
    </style:style>
    <style:style style:name="T4550" style:parent-style-name="Domyślnaczcionkaakapitu" style:family="text">
      <style:text-properties fo:background-color="#80FFFF"/>
    </style:style>
    <style:style style:name="T4551" style:parent-style-name="Domyślnaczcionkaakapitu" style:family="text">
      <style:text-properties fo:background-color="#80FFFF"/>
    </style:style>
    <style:style style:name="T4552" style:parent-style-name="Domyślnaczcionkaakapitu" style:family="text">
      <style:text-properties fo:background-color="#80FFFF"/>
    </style:style>
    <style:style style:name="T4553" style:parent-style-name="Domyślnaczcionkaakapitu" style:family="text">
      <style:text-properties fo:background-color="#80FFFF"/>
    </style:style>
    <style:style style:name="T4554" style:parent-style-name="Domyślnaczcionkaakapitu" style:family="text">
      <style:text-properties fo:background-color="#80FFFF"/>
    </style:style>
    <style:style style:name="T4555" style:parent-style-name="Domyślnaczcionkaakapitu" style:family="text">
      <style:text-properties fo:background-color="#80FFFF"/>
    </style:style>
    <style:style style:name="T4556" style:parent-style-name="Domyślnaczcionkaakapitu" style:family="text">
      <style:text-properties fo:background-color="#80FFFF"/>
    </style:style>
    <style:style style:name="T4557" style:parent-style-name="Domyślnaczcionkaakapitu" style:family="text">
      <style:text-properties fo:background-color="#80FFFF"/>
    </style:style>
    <style:style style:name="T4558" style:parent-style-name="Domyślnaczcionkaakapitu" style:family="text">
      <style:text-properties fo:background-color="#80FFFF"/>
    </style:style>
    <style:style style:name="T4559" style:parent-style-name="Domyślnaczcionkaakapitu" style:family="text">
      <style:text-properties fo:background-color="#80FFFF"/>
    </style:style>
    <style:style style:name="T4560" style:parent-style-name="Domyślnaczcionkaakapitu" style:family="text">
      <style:text-properties fo:background-color="#80FFFF"/>
    </style:style>
    <style:style style:name="T4561" style:parent-style-name="Domyślnaczcionkaakapitu" style:family="text">
      <style:text-properties fo:background-color="#80FFFF"/>
    </style:style>
    <style:style style:name="P4562" style:parent-style-name="Normalny" style:family="paragraph">
      <style:paragraph-properties fo:text-align="justify" fo:line-height="150%" fo:text-indent="0.2479in"/>
    </style:style>
    <style:style style:name="T4563" style:parent-style-name="Domyślnaczcionkaakapitu" style:family="text">
      <style:text-properties fo:background-color="#80FFFF"/>
    </style:style>
    <style:style style:name="T4564" style:parent-style-name="Domyślnaczcionkaakapitu" style:family="text">
      <style:text-properties fo:background-color="#80FFFF"/>
    </style:style>
    <style:style style:name="T4565" style:parent-style-name="Domyślnaczcionkaakapitu" style:family="text">
      <style:text-properties fo:background-color="#80FFFF"/>
    </style:style>
    <style:style style:name="T4566" style:parent-style-name="Domyślnaczcionkaakapitu" style:family="text">
      <style:text-properties fo:background-color="#80FFFF"/>
    </style:style>
    <style:style style:name="T4567" style:parent-style-name="Domyślnaczcionkaakapitu" style:family="text">
      <style:text-properties fo:background-color="#80FFFF"/>
    </style:style>
    <style:style style:name="T4568" style:parent-style-name="Domyślnaczcionkaakapitu" style:family="text">
      <style:text-properties fo:background-color="#80FFFF"/>
    </style:style>
    <style:style style:name="P4569" style:parent-style-name="Normalny" style:family="paragraph">
      <style:paragraph-properties fo:text-align="justify" fo:line-height="150%" fo:text-indent="0.2479in"/>
    </style:style>
    <style:style style:name="T4570" style:parent-style-name="Domyślnaczcionkaakapitu" style:family="text">
      <style:text-properties fo:background-color="#80FFFF"/>
    </style:style>
    <style:style style:name="T4571" style:parent-style-name="Domyślnaczcionkaakapitu" style:family="text">
      <style:text-properties fo:background-color="#80FFFF"/>
    </style:style>
    <style:style style:name="T4572" style:parent-style-name="Domyślnaczcionkaakapitu" style:family="text">
      <style:text-properties fo:background-color="#80FFFF"/>
    </style:style>
    <style:style style:name="T4573" style:parent-style-name="Domyślnaczcionkaakapitu" style:family="text">
      <style:text-properties fo:background-color="#80FFFF"/>
    </style:style>
    <style:style style:name="T4574" style:parent-style-name="Domyślnaczcionkaakapitu" style:family="text">
      <style:text-properties fo:background-color="#80FFFF"/>
    </style:style>
    <style:style style:name="T4575" style:parent-style-name="Domyślnaczcionkaakapitu" style:family="text">
      <style:text-properties fo:background-color="#80FFFF"/>
    </style:style>
    <style:style style:name="T4576" style:parent-style-name="Domyślnaczcionkaakapitu" style:family="text">
      <style:text-properties fo:background-color="#80FFFF"/>
    </style:style>
    <style:style style:name="T4577" style:parent-style-name="Domyślnaczcionkaakapitu" style:family="text">
      <style:text-properties fo:background-color="#80FFFF"/>
    </style:style>
    <style:style style:name="T4578" style:parent-style-name="Domyślnaczcionkaakapitu" style:family="text">
      <style:text-properties fo:background-color="#80FFFF"/>
    </style:style>
    <style:style style:name="T4579" style:parent-style-name="Domyślnaczcionkaakapitu" style:family="text">
      <style:text-properties fo:background-color="#80FFFF"/>
    </style:style>
    <style:style style:name="P4580" style:parent-style-name="Normalny" style:family="paragraph">
      <style:paragraph-properties fo:text-align="justify" fo:line-height="150%"/>
    </style:style>
    <style:style style:name="T4581" style:parent-style-name="Domyślnaczcionkaakapitu" style:family="text">
      <style:text-properties fo:background-color="#80FFFF"/>
    </style:style>
    <style:style style:name="T4582" style:parent-style-name="Domyślnaczcionkaakapitu" style:family="text">
      <style:text-properties fo:background-color="#80FFFF"/>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P4585" style:parent-style-name="Normalny" style:family="paragraph">
      <style:paragraph-properties fo:text-align="justify" fo:line-height="150%"/>
    </style:style>
    <style:style style:name="T4586" style:parent-style-name="Domyślnaczcionkaakapitu" style:family="text">
      <style:text-properties style:text-underline-type="single" style:text-underline-style="solid" style:text-underline-width="auto" style:text-underline-mode="continuous"/>
    </style:style>
    <style:style style:name="T4587" style:parent-style-name="Domyślnaczcionkaakapitu" style:family="text">
      <style:text-properties fo:background-color="#80FFFF" style:text-underline-type="single" style:text-underline-style="solid" style:text-underline-width="auto" style:text-underline-mode="continuous"/>
    </style:style>
    <style:style style:name="T4588" style:parent-style-name="Domyślnaczcionkaakapitu" style:family="text">
      <style:text-properties style:text-underline-type="single" style:text-underline-style="solid" style:text-underline-width="auto" style:text-underline-mode="continuous"/>
    </style:style>
    <style:style style:name="T4589" style:parent-style-name="Domyślnaczcionkaakapitu" style:family="text">
      <style:text-properties fo:background-color="#80FFFF" style:text-underline-type="single" style:text-underline-style="solid" style:text-underline-width="auto" style:text-underline-mode="continuous"/>
    </style:style>
    <style:style style:name="T4590" style:parent-style-name="Domyślnaczcionkaakapitu" style:family="text">
      <style:text-properties style:text-underline-type="single" style:text-underline-style="solid" style:text-underline-width="auto" style:text-underline-mode="continuous"/>
    </style:style>
    <style:style style:name="T4591" style:parent-style-name="Domyślnaczcionkaakapitu" style:family="text">
      <style:text-properties fo:background-color="#80FFFF" style:text-underline-type="single" style:text-underline-style="solid" style:text-underline-width="auto" style:text-underline-mode="continuous"/>
    </style:style>
    <style:style style:name="T4592" style:parent-style-name="Domyślnaczcionkaakapitu" style:family="text">
      <style:text-properties style:text-underline-type="single" style:text-underline-style="solid" style:text-underline-width="auto" style:text-underline-mode="continuous"/>
    </style:style>
    <style:style style:name="T4593" style:parent-style-name="Domyślnaczcionkaakapitu" style:family="text">
      <style:text-properties fo:background-color="#80FFFF" style:text-underline-type="single" style:text-underline-style="solid" style:text-underline-width="auto" style:text-underline-mode="continuous"/>
    </style:style>
    <style:style style:name="T4594" style:parent-style-name="Domyślnaczcionkaakapitu" style:family="text">
      <style:text-properties fo:background-color="#80FFFF"/>
    </style:style>
    <style:style style:name="P4595" style:parent-style-name="Normalny" style:family="paragraph">
      <style:paragraph-properties fo:text-align="justify" fo:line-height="150%" fo:text-indent="0.2479in"/>
    </style:style>
    <style:style style:name="T4596" style:parent-style-name="Domyślnaczcionkaakapitu" style:family="text">
      <style:text-properties fo:background-color="#80FFFF"/>
    </style:style>
    <style:style style:name="T4597" style:parent-style-name="Domyślnaczcionkaakapitu" style:family="text">
      <style:text-properties fo:background-color="#80FFFF"/>
    </style:style>
    <style:style style:name="T4598" style:parent-style-name="Domyślnaczcionkaakapitu" style:family="text">
      <style:text-properties fo:background-color="#80FFFF"/>
    </style:style>
    <style:style style:name="T4599" style:parent-style-name="Domyślnaczcionkaakapitu" style:family="text">
      <style:text-properties fo:background-color="#80FFFF"/>
    </style:style>
    <style:style style:name="T4600" style:parent-style-name="Domyślnaczcionkaakapitu" style:family="text">
      <style:text-properties fo:background-color="#80FFFF"/>
    </style:style>
    <style:style style:name="T4601" style:parent-style-name="Domyślnaczcionkaakapitu" style:family="text">
      <style:text-properties fo:background-color="#80FFFF"/>
    </style:style>
    <style:style style:name="T4602" style:parent-style-name="Domyślnaczcionkaakapitu" style:family="text">
      <style:text-properties fo:background-color="#80FFFF"/>
    </style:style>
    <style:style style:name="T4603" style:parent-style-name="Domyślnaczcionkaakapitu" style:family="text">
      <style:text-properties fo:background-color="#80FFFF"/>
    </style:style>
    <style:style style:name="P4604" style:parent-style-name="Normalny" style:family="paragraph">
      <style:paragraph-properties fo:text-align="justify" fo:line-height="150%" fo:text-indent="0.2479in"/>
    </style:style>
    <style:style style:name="T4605" style:parent-style-name="Domyślnaczcionkaakapitu" style:family="text">
      <style:text-properties fo:background-color="#80FFFF"/>
    </style:style>
    <style:style style:name="T4606" style:parent-style-name="Domyślnaczcionkaakapitu" style:family="text">
      <style:text-properties fo:background-color="#80FFFF"/>
    </style:style>
    <style:style style:name="P4607" style:parent-style-name="Normalny" style:family="paragraph">
      <style:paragraph-properties fo:text-align="justify" fo:line-height="150%"/>
    </style:style>
    <style:style style:name="T4608" style:parent-style-name="Domyślnaczcionkaakapitu" style:family="text">
      <style:text-properties style:text-underline-type="single" style:text-underline-style="solid" style:text-underline-width="auto" style:text-underline-mode="continuous"/>
    </style:style>
    <style:style style:name="T4609" style:parent-style-name="Domyślnaczcionkaakapitu" style:family="text">
      <style:text-properties fo:background-color="#80FFFF"/>
    </style:style>
    <style:style style:name="P4610" style:parent-style-name="Normalny" style:family="paragraph">
      <style:paragraph-properties fo:text-align="justify" fo:line-height="150%" fo:text-indent="0.2479in"/>
    </style:style>
    <style:style style:name="T4611" style:parent-style-name="Domyślnaczcionkaakapitu" style:family="text">
      <style:text-properties fo:background-color="#80FFFF"/>
    </style:style>
    <style:style style:name="T4612" style:parent-style-name="Domyślnaczcionkaakapitu" style:family="text">
      <style:text-properties fo:background-color="#80FFFF"/>
    </style:style>
    <style:style style:name="T4613" style:parent-style-name="Domyślnaczcionkaakapitu" style:family="text">
      <style:text-properties fo:background-color="#80FFFF"/>
    </style:style>
    <style:style style:name="T4614" style:parent-style-name="Domyślnaczcionkaakapitu" style:family="text">
      <style:text-properties fo:background-color="#80FFFF"/>
    </style:style>
    <style:style style:name="T4615" style:parent-style-name="Domyślnaczcionkaakapitu" style:family="text">
      <style:text-properties fo:background-color="#80FFFF"/>
    </style:style>
    <style:style style:name="T4616" style:parent-style-name="Domyślnaczcionkaakapitu" style:family="text">
      <style:text-properties fo:background-color="#80FFFF"/>
    </style:style>
    <style:style style:name="T4617" style:parent-style-name="Domyślnaczcionkaakapitu" style:family="text">
      <style:text-properties fo:background-color="#80FFFF"/>
    </style:style>
    <style:style style:name="T4618" style:parent-style-name="Domyślnaczcionkaakapitu" style:family="text">
      <style:text-properties fo:background-color="#80FFFF"/>
    </style:style>
    <style:style style:name="T4619" style:parent-style-name="Domyślnaczcionkaakapitu" style:family="text">
      <style:text-properties fo:background-color="#80FFFF"/>
    </style:style>
    <style:style style:name="T4620" style:parent-style-name="Domyślnaczcionkaakapitu" style:family="text">
      <style:text-properties fo:background-color="#80FFFF"/>
    </style:style>
    <style:style style:name="T4621" style:parent-style-name="Domyślnaczcionkaakapitu" style:family="text">
      <style:text-properties fo:background-color="#80FFFF"/>
    </style:style>
    <style:style style:name="T4622" style:parent-style-name="Domyślnaczcionkaakapitu" style:family="text">
      <style:text-properties fo:background-color="#80FFFF"/>
    </style:style>
    <style:style style:name="T4623" style:parent-style-name="Domyślnaczcionkaakapitu" style:family="text">
      <style:text-properties fo:background-color="#80FFFF"/>
    </style:style>
    <style:style style:name="T4624" style:parent-style-name="Domyślnaczcionkaakapitu" style:family="text">
      <style:text-properties fo:background-color="#80FFFF"/>
    </style:style>
    <style:style style:name="T4625" style:parent-style-name="Domyślnaczcionkaakapitu" style:family="text">
      <style:text-properties fo:background-color="#80FFFF"/>
    </style:style>
    <style:style style:name="T4626" style:parent-style-name="Domyślnaczcionkaakapitu" style:family="text">
      <style:text-properties fo:background-color="#80FFFF"/>
    </style:style>
    <style:style style:name="T4627" style:parent-style-name="Domyślnaczcionkaakapitu" style:family="text">
      <style:text-properties fo:background-color="#80FFFF"/>
    </style:style>
    <style:style style:name="T4628" style:parent-style-name="Domyślnaczcionkaakapitu" style:family="text">
      <style:text-properties fo:background-color="#80FFFF"/>
    </style:style>
    <style:style style:name="P4629" style:parent-style-name="Normalny" style:family="paragraph">
      <style:paragraph-properties fo:text-align="justify" fo:line-height="150%"/>
    </style:style>
    <style:style style:name="T4630" style:parent-style-name="Domyślnaczcionkaakapitu" style:family="text">
      <style:text-properties style:text-underline-type="single" style:text-underline-style="solid" style:text-underline-width="auto" style:text-underline-mode="continuous"/>
    </style:style>
    <style:style style:name="T4631" style:parent-style-name="Domyślnaczcionkaakapitu" style:family="text">
      <style:text-properties fo:background-color="#80FFFF" style:text-underline-type="single" style:text-underline-style="solid" style:text-underline-width="auto" style:text-underline-mode="continuous"/>
    </style:style>
    <style:style style:name="T4632" style:parent-style-name="Domyślnaczcionkaakapitu" style:family="text">
      <style:text-properties style:text-underline-type="single" style:text-underline-style="solid" style:text-underline-width="auto" style:text-underline-mode="continuous"/>
    </style:style>
    <style:style style:name="P4633" style:parent-style-name="Normalny" style:family="paragraph">
      <style:paragraph-properties fo:text-align="justify" fo:line-height="150%" fo:text-indent="0.2479in">
        <style:tab-stops>
          <style:tab-stop style:type="left" style:position="2.7763in"/>
        </style:tab-stops>
      </style:paragraph-properties>
    </style:style>
    <style:style style:name="P4634" style:parent-style-name="Normalny" style:family="paragraph">
      <style:paragraph-properties fo:text-align="justify" fo:line-height="150%"/>
    </style:style>
    <style:style style:name="T4635" style:parent-style-name="Domyślnaczcionkaakapitu" style:family="text">
      <style:text-properties style:text-underline-type="single" style:text-underline-style="solid" style:text-underline-width="auto" style:text-underline-mode="continuous"/>
    </style:style>
    <style:style style:name="T4636" style:parent-style-name="Domyślnaczcionkaakapitu" style:family="text">
      <style:text-properties fo:background-color="#80FFFF" style:text-underline-type="single" style:text-underline-style="solid" style:text-underline-width="auto" style:text-underline-mode="continuous"/>
    </style:style>
    <style:style style:name="T4637" style:parent-style-name="Domyślnaczcionkaakapitu" style:family="text">
      <style:text-properties style:text-underline-type="single" style:text-underline-style="solid" style:text-underline-width="auto" style:text-underline-mode="continuous"/>
    </style:style>
    <style:style style:name="T4638" style:parent-style-name="Domyślnaczcionkaakapitu" style:family="text">
      <style:text-properties fo:background-color="#80FFFF" style:text-underline-type="single" style:text-underline-style="solid" style:text-underline-width="auto" style:text-underline-mode="continuous"/>
    </style:style>
    <style:style style:name="T4639" style:parent-style-name="Domyślnaczcionkaakapitu" style:family="text">
      <style:text-properties style:text-underline-type="single" style:text-underline-style="solid" style:text-underline-width="auto" style:text-underline-mode="continuous"/>
    </style:style>
    <style:style style:name="P4640" style:parent-style-name="Normalny" style:family="paragraph">
      <style:paragraph-properties fo:text-align="justify" fo:line-height="150%" fo:text-indent="0.2479in"/>
    </style:style>
    <style:style style:name="T4641" style:parent-style-name="Domyślnaczcionkaakapitu" style:family="text">
      <style:text-properties fo:background-color="#80FFFF"/>
    </style:style>
    <style:style style:name="T4642" style:parent-style-name="Domyślnaczcionkaakapitu" style:family="text">
      <style:text-properties fo:background-color="#80FFFF"/>
    </style:style>
    <style:style style:name="T4643" style:parent-style-name="Domyślnaczcionkaakapitu" style:family="text">
      <style:text-properties fo:background-color="#80FFFF"/>
    </style:style>
    <style:style style:name="P4644" style:parent-style-name="Normalny" style:family="paragraph">
      <style:paragraph-properties fo:text-align="justify" fo:line-height="150%">
        <style:tab-stops>
          <style:tab-stop style:type="left" style:position="2.7763in"/>
        </style:tab-stops>
      </style:paragraph-properties>
    </style:style>
    <style:style style:name="T4645" style:parent-style-name="Domyślnaczcionkaakapitu" style:family="text">
      <style:text-properties style:text-underline-type="single" style:text-underline-style="solid" style:text-underline-width="auto" style:text-underline-mode="continuous"/>
    </style:style>
    <style:style style:name="T4646" style:parent-style-name="Domyślnaczcionkaakapitu" style:family="text">
      <style:text-properties fo:background-color="#80FFFF"/>
    </style:style>
    <style:style style:name="P4647" style:parent-style-name="Normalny" style:family="paragraph">
      <style:paragraph-properties fo:text-align="justify" fo:line-height="150%" fo:text-indent="0.2479in">
        <style:tab-stops>
          <style:tab-stop style:type="left" style:position="2.7763in"/>
        </style:tab-stops>
      </style:paragraph-properties>
    </style:style>
    <style:style style:name="P4648" style:parent-style-name="Normalny" style:family="paragraph">
      <style:paragraph-properties fo:text-align="justify" fo:line-height="150%"/>
    </style:style>
    <style:style style:name="T4649" style:parent-style-name="Domyślnaczcionkaakapitu" style:family="text">
      <style:text-properties style:text-underline-type="single" style:text-underline-style="solid" style:text-underline-width="auto" style:text-underline-mode="continuous"/>
    </style:style>
    <style:style style:name="T4650" style:parent-style-name="Domyślnaczcionkaakapitu" style:family="text">
      <style:text-properties fo:background-color="#80FFFF"/>
    </style:style>
    <style:style style:name="P4651" style:parent-style-name="Normalny" style:family="paragraph">
      <style:paragraph-properties fo:text-align="justify" fo:line-height="150%" fo:text-indent="0.2479in"/>
    </style:style>
    <style:style style:name="T4652" style:parent-style-name="Domyślnaczcionkaakapitu" style:family="text">
      <style:text-properties fo:background-color="#80FFFF"/>
    </style:style>
    <style:style style:name="T4653" style:parent-style-name="Domyślnaczcionkaakapitu" style:family="text">
      <style:text-properties fo:background-color="#80FFFF"/>
    </style:style>
    <style:style style:name="T4654" style:parent-style-name="Domyślnaczcionkaakapitu" style:family="text">
      <style:text-properties fo:background-color="#80FFFF"/>
    </style:style>
    <style:style style:name="P4655" style:parent-style-name="Normalny" style:family="paragraph">
      <style:paragraph-properties fo:text-align="justify" fo:line-height="150%"/>
    </style:style>
    <style:style style:name="T4656" style:parent-style-name="Domyślnaczcionkaakapitu" style:family="text">
      <style:text-properties style:text-underline-type="single" style:text-underline-style="solid" style:text-underline-width="auto" style:text-underline-mode="continuous"/>
    </style:style>
    <style:style style:name="T4657" style:parent-style-name="Domyślnaczcionkaakapitu" style:family="text">
      <style:text-properties fo:background-color="#80FFFF" style:text-underline-type="single" style:text-underline-style="solid" style:text-underline-width="auto" style:text-underline-mode="continuous"/>
    </style:style>
    <style:style style:name="T4658" style:parent-style-name="Domyślnaczcionkaakapitu" style:family="text">
      <style:text-properties fo:background-color="#80FFFF"/>
    </style:style>
    <style:style style:name="P4659" style:parent-style-name="Normalny" style:family="paragraph">
      <style:paragraph-properties fo:text-align="justify" fo:line-height="150%" fo:text-indent="0.2479in"/>
    </style:style>
    <style:style style:name="T4660" style:parent-style-name="Domyślnaczcionkaakapitu" style:family="text">
      <style:text-properties fo:background-color="#80FFFF"/>
    </style:style>
    <style:style style:name="T4661" style:parent-style-name="Domyślnaczcionkaakapitu" style:family="text">
      <style:text-properties fo:background-color="#80FFFF"/>
    </style:style>
    <style:style style:name="T4662" style:parent-style-name="Domyślnaczcionkaakapitu" style:family="text">
      <style:text-properties fo:background-color="#80FFFF"/>
    </style:style>
    <style:style style:name="T4663" style:parent-style-name="Domyślnaczcionkaakapitu" style:family="text">
      <style:text-properties fo:background-color="#80FFFF"/>
    </style:style>
    <style:style style:name="P4664" style:parent-style-name="Normalny" style:family="paragraph">
      <style:paragraph-properties fo:text-align="justify" fo:line-height="150%"/>
    </style:style>
    <style:style style:name="T4665" style:parent-style-name="Domyślnaczcionkaakapitu" style:family="text">
      <style:text-properties style:text-underline-type="single" style:text-underline-style="solid" style:text-underline-width="auto" style:text-underline-mode="continuous"/>
    </style:style>
    <style:style style:name="T4666" style:parent-style-name="Domyślnaczcionkaakapitu" style:family="text">
      <style:text-properties fo:background-color="#80FFFF" style:text-underline-type="single" style:text-underline-style="solid" style:text-underline-width="auto" style:text-underline-mode="continuous"/>
    </style:style>
    <style:style style:name="T4667" style:parent-style-name="Domyślnaczcionkaakapitu" style:family="text">
      <style:text-properties style:text-underline-type="single" style:text-underline-style="solid" style:text-underline-width="auto" style:text-underline-mode="continuous"/>
    </style:style>
    <style:style style:name="T4668" style:parent-style-name="Domyślnaczcionkaakapitu" style:family="text">
      <style:text-properties fo:background-color="#80FFFF" style:text-underline-type="single" style:text-underline-style="solid" style:text-underline-width="auto" style:text-underline-mode="continuous"/>
    </style:style>
    <style:style style:name="T4669" style:parent-style-name="Domyślnaczcionkaakapitu" style:family="text">
      <style:text-properties style:text-underline-type="single" style:text-underline-style="solid" style:text-underline-width="auto" style:text-underline-mode="continuous"/>
    </style:style>
    <style:style style:name="T4670" style:parent-style-name="Domyślnaczcionkaakapitu" style:family="text">
      <style:text-properties fo:background-color="#80FFFF"/>
    </style:style>
    <style:style style:name="P4671" style:parent-style-name="Normalny" style:family="paragraph">
      <style:paragraph-properties fo:text-align="justify" fo:line-height="150%" fo:text-indent="0.2479in"/>
    </style:style>
    <style:style style:name="T4672" style:parent-style-name="Domyślnaczcionkaakapitu" style:family="text">
      <style:text-properties fo:background-color="#80FFFF"/>
    </style:style>
    <style:style style:name="T4673" style:parent-style-name="Domyślnaczcionkaakapitu" style:family="text">
      <style:text-properties fo:background-color="#80FFFF"/>
    </style:style>
    <style:style style:name="T4674" style:parent-style-name="Domyślnaczcionkaakapitu" style:family="text">
      <style:text-properties fo:background-color="#80FFFF"/>
    </style:style>
    <style:style style:name="T4675" style:parent-style-name="Domyślnaczcionkaakapitu" style:family="text">
      <style:text-properties fo:background-color="#80FFFF"/>
    </style:style>
    <style:style style:name="T4676" style:parent-style-name="Domyślnaczcionkaakapitu" style:family="text">
      <style:text-properties fo:background-color="#80FFFF"/>
    </style:style>
    <style:style style:name="T4677" style:parent-style-name="Domyślnaczcionkaakapitu" style:family="text">
      <style:text-properties fo:background-color="#80FFFF"/>
    </style:style>
    <style:style style:name="T4678" style:parent-style-name="Domyślnaczcionkaakapitu" style:family="text">
      <style:text-properties fo:background-color="#80FFFF"/>
    </style:style>
    <style:style style:name="T4679" style:parent-style-name="Domyślnaczcionkaakapitu" style:family="text">
      <style:text-properties fo:background-color="#80FFFF"/>
    </style:style>
    <style:style style:name="T4680" style:parent-style-name="Domyślnaczcionkaakapitu" style:family="text">
      <style:text-properties fo:background-color="#80FFFF"/>
    </style:style>
    <style:style style:name="T4681" style:parent-style-name="Domyślnaczcionkaakapitu" style:family="text">
      <style:text-properties fo:background-color="#80FFFF"/>
    </style:style>
    <style:style style:name="T4682" style:parent-style-name="Domyślnaczcionkaakapitu" style:family="text">
      <style:text-properties fo:background-color="#80FFFF"/>
    </style:style>
    <style:style style:name="T4683" style:parent-style-name="Domyślnaczcionkaakapitu" style:family="text">
      <style:text-properties fo:background-color="#80FFFF"/>
    </style:style>
    <style:style style:name="T4684" style:parent-style-name="Domyślnaczcionkaakapitu" style:family="text">
      <style:text-properties fo:background-color="#80FFFF"/>
    </style:style>
    <style:style style:name="P4685" style:parent-style-name="Normalny" style:family="paragraph">
      <style:paragraph-properties fo:text-align="justify" fo:line-height="150%" fo:text-indent="0.2479in"/>
    </style:style>
    <style:style style:name="T4686" style:parent-style-name="Domyślnaczcionkaakapitu" style:family="text">
      <style:text-properties fo:background-color="#80FFFF"/>
    </style:style>
    <style:style style:name="T4687" style:parent-style-name="Domyślnaczcionkaakapitu" style:family="text">
      <style:text-properties fo:background-color="#80FFFF"/>
    </style:style>
    <style:style style:name="P4688" style:parent-style-name="Normalny" style:family="paragraph">
      <style:paragraph-properties fo:text-align="justify" fo:line-height="150%"/>
    </style:style>
    <style:style style:name="T4689" style:parent-style-name="Domyślnaczcionkaakapitu" style:family="text">
      <style:text-properties style:text-underline-type="single" style:text-underline-style="solid" style:text-underline-width="auto" style:text-underline-mode="continuous"/>
    </style:style>
    <style:style style:name="T4690" style:parent-style-name="Domyślnaczcionkaakapitu" style:family="text">
      <style:text-properties fo:background-color="#80FFFF"/>
    </style:style>
    <style:style style:name="P4691" style:parent-style-name="Normalny" style:family="paragraph">
      <style:paragraph-properties fo:text-align="justify" fo:line-height="150%" fo:text-indent="0.2479in"/>
    </style:style>
    <style:style style:name="T4692" style:parent-style-name="Domyślnaczcionkaakapitu" style:family="text">
      <style:text-properties fo:background-color="#80FFFF"/>
    </style:style>
    <style:style style:name="T4693" style:parent-style-name="Domyślnaczcionkaakapitu" style:family="text">
      <style:text-properties fo:background-color="#80FFFF"/>
    </style:style>
    <style:style style:name="T4694" style:parent-style-name="Domyślnaczcionkaakapitu" style:family="text">
      <style:text-properties fo:background-color="#80FFFF"/>
    </style:style>
    <style:style style:name="T4695" style:parent-style-name="Domyślnaczcionkaakapitu" style:family="text">
      <style:text-properties fo:background-color="#80FFFF"/>
    </style:style>
    <style:style style:name="T4696" style:parent-style-name="Domyślnaczcionkaakapitu" style:family="text">
      <style:text-properties fo:background-color="#80FFFF"/>
    </style:style>
    <style:style style:name="T4697" style:parent-style-name="Domyślnaczcionkaakapitu" style:family="text">
      <style:text-properties fo:background-color="#80FFFF"/>
    </style:style>
    <style:style style:name="T4698" style:parent-style-name="Domyślnaczcionkaakapitu" style:family="text">
      <style:text-properties fo:background-color="#80FFFF"/>
    </style:style>
    <style:style style:name="T4699" style:parent-style-name="Domyślnaczcionkaakapitu" style:family="text">
      <style:text-properties fo:background-color="#80FFFF"/>
    </style:style>
    <style:style style:name="T4700" style:parent-style-name="Domyślnaczcionkaakapitu" style:family="text">
      <style:text-properties fo:background-color="#80FFFF"/>
    </style:style>
    <style:style style:name="T4701" style:parent-style-name="Domyślnaczcionkaakapitu" style:family="text">
      <style:text-properties fo:background-color="#80FFFF"/>
    </style:style>
    <style:style style:name="T4702" style:parent-style-name="Domyślnaczcionkaakapitu" style:family="text">
      <style:text-properties fo:background-color="#80FFFF"/>
    </style:style>
    <style:style style:name="T4703" style:parent-style-name="Domyślnaczcionkaakapitu" style:family="text">
      <style:text-properties fo:background-color="#80FFFF"/>
    </style:style>
    <style:style style:name="T4704" style:parent-style-name="Domyślnaczcionkaakapitu" style:family="text">
      <style:text-properties fo:background-color="#80FFFF"/>
    </style:style>
    <style:style style:name="T4705" style:parent-style-name="Domyślnaczcionkaakapitu" style:family="text">
      <style:text-properties fo:background-color="#80FFFF"/>
    </style:style>
    <style:style style:name="T4706" style:parent-style-name="Domyślnaczcionkaakapitu" style:family="text">
      <style:text-properties fo:background-color="#80FFFF"/>
    </style:style>
    <style:style style:name="P4707" style:parent-style-name="Normalny" style:family="paragraph">
      <style:paragraph-properties fo:text-align="justify" fo:line-height="150%" fo:text-indent="0.2479in"/>
    </style:style>
    <style:style style:name="T4708" style:parent-style-name="Domyślnaczcionkaakapitu" style:family="text">
      <style:text-properties fo:background-color="#80FFFF"/>
    </style:style>
    <style:style style:name="P4709" style:parent-style-name="Normalny" style:family="paragraph">
      <style:paragraph-properties fo:text-align="justify" fo:line-height="150%" fo:text-indent="0.2479in"/>
    </style:style>
    <style:style style:name="T4710" style:parent-style-name="Domyślnaczcionkaakapitu" style:family="text">
      <style:text-properties fo:background-color="#80FFFF"/>
    </style:style>
    <style:style style:name="T4711" style:parent-style-name="Domyślnaczcionkaakapitu" style:family="text">
      <style:text-properties fo:background-color="#80FFFF"/>
    </style:style>
    <style:style style:name="T4712" style:parent-style-name="Domyślnaczcionkaakapitu" style:family="text">
      <style:text-properties fo:background-color="#80FFFF"/>
    </style:style>
    <style:style style:name="P4713" style:parent-style-name="Normalny" style:family="paragraph">
      <style:paragraph-properties fo:text-align="justify" fo:line-height="150%"/>
    </style:style>
    <style:style style:name="T4714" style:parent-style-name="Domyślnaczcionkaakapitu" style:family="text">
      <style:text-properties fo:background-color="#80FFFF"/>
    </style:style>
    <style:style style:name="T4715" style:parent-style-name="Domyślnaczcionkaakapitu" style:family="text">
      <style:text-properties fo:background-color="#80FFFF"/>
    </style:style>
    <style:style style:name="P4716" style:parent-style-name="Normalny" style:family="paragraph">
      <style:paragraph-properties fo:text-align="justify" fo:line-height="150%"/>
    </style:style>
    <style:style style:name="T4717" style:parent-style-name="Domyślnaczcionkaakapitu" style:family="text">
      <style:text-properties fo:background-color="#80FFFF" style:text-underline-type="single" style:text-underline-style="solid" style:text-underline-width="auto" style:text-underline-mode="continuous"/>
    </style:style>
    <style:style style:name="T4718" style:parent-style-name="Domyślnaczcionkaakapitu" style:family="text">
      <style:text-properties style:text-underline-type="single" style:text-underline-style="solid" style:text-underline-width="auto" style:text-underline-mode="continuous"/>
    </style:style>
    <style:style style:name="T4719" style:parent-style-name="Domyślnaczcionkaakapitu" style:family="text">
      <style:text-properties fo:background-color="#80FFFF"/>
    </style:style>
    <style:style style:name="P4720" style:parent-style-name="Normalny" style:family="paragraph">
      <style:paragraph-properties fo:text-align="justify" fo:line-height="150%" fo:text-indent="0.2479in"/>
    </style:style>
    <style:style style:name="T4721" style:parent-style-name="Domyślnaczcionkaakapitu" style:family="text">
      <style:text-properties fo:background-color="#80FFFF"/>
    </style:style>
    <style:style style:name="T4722" style:parent-style-name="Domyślnaczcionkaakapitu" style:family="text">
      <style:text-properties fo:background-color="#80FFFF"/>
    </style:style>
    <style:style style:name="T4723" style:parent-style-name="Domyślnaczcionkaakapitu" style:family="text">
      <style:text-properties fo:background-color="#80FFFF"/>
    </style:style>
    <style:style style:name="T4724" style:parent-style-name="Domyślnaczcionkaakapitu" style:family="text">
      <style:text-properties fo:background-color="#80FFFF"/>
    </style:style>
    <style:style style:name="T4725" style:parent-style-name="Domyślnaczcionkaakapitu" style:family="text">
      <style:text-properties fo:background-color="#80FFFF"/>
    </style:style>
    <style:style style:name="P4726" style:parent-style-name="Normalny" style:family="paragraph">
      <style:paragraph-properties fo:text-align="justify" fo:line-height="150%"/>
    </style:style>
    <style:style style:name="T4727" style:parent-style-name="Domyślnaczcionkaakapitu" style:family="text">
      <style:text-properties fo:background-color="#80FFFF" style:text-underline-type="single" style:text-underline-style="solid" style:text-underline-width="auto" style:text-underline-mode="continuous"/>
    </style:style>
    <style:style style:name="T4728" style:parent-style-name="Domyślnaczcionkaakapitu" style:family="text">
      <style:text-properties style:text-underline-type="single" style:text-underline-style="solid" style:text-underline-width="auto" style:text-underline-mode="continuous"/>
    </style:style>
    <style:style style:name="T4729" style:parent-style-name="Domyślnaczcionkaakapitu" style:family="text">
      <style:text-properties fo:background-color="#80FFFF"/>
    </style:style>
    <style:style style:name="P4730" style:parent-style-name="Normalny" style:family="paragraph">
      <style:paragraph-properties fo:text-align="justify" fo:line-height="150%" fo:text-indent="0.2479in"/>
    </style:style>
    <style:style style:name="T4731" style:parent-style-name="Domyślnaczcionkaakapitu" style:family="text">
      <style:text-properties fo:background-color="#80FFFF"/>
    </style:style>
    <style:style style:name="T4732" style:parent-style-name="Domyślnaczcionkaakapitu" style:family="text">
      <style:text-properties fo:background-color="#80FFFF"/>
    </style:style>
    <style:style style:name="T4733" style:parent-style-name="Domyślnaczcionkaakapitu" style:family="text">
      <style:text-properties fo:background-color="#80FFFF"/>
    </style:style>
    <style:style style:name="T4734" style:parent-style-name="Domyślnaczcionkaakapitu" style:family="text">
      <style:text-properties fo:background-color="#80FFFF"/>
    </style:style>
    <style:style style:name="T4735" style:parent-style-name="Domyślnaczcionkaakapitu" style:family="text">
      <style:text-properties fo:background-color="#80FFFF"/>
    </style:style>
    <style:style style:name="T4736" style:parent-style-name="Domyślnaczcionkaakapitu" style:family="text">
      <style:text-properties fo:background-color="#80FFFF"/>
    </style:style>
    <style:style style:name="T4737" style:parent-style-name="Domyślnaczcionkaakapitu" style:family="text">
      <style:text-properties fo:background-color="#80FFFF"/>
    </style:style>
    <style:style style:name="T4738" style:parent-style-name="Domyślnaczcionkaakapitu" style:family="text">
      <style:text-properties fo:background-color="#80FFFF"/>
    </style:style>
    <style:style style:name="T4739" style:parent-style-name="Domyślnaczcionkaakapitu" style:family="text">
      <style:text-properties fo:background-color="#80FFFF"/>
    </style:style>
    <style:style style:name="P4740" style:parent-style-name="Normalny" style:family="paragraph">
      <style:paragraph-properties fo:text-align="justify" fo:line-height="150%" fo:text-indent="0.2479in"/>
    </style:style>
    <style:style style:name="T4741" style:parent-style-name="Domyślnaczcionkaakapitu" style:family="text">
      <style:text-properties fo:background-color="#80FFFF"/>
    </style:style>
    <style:style style:name="T4742" style:parent-style-name="Domyślnaczcionkaakapitu" style:family="text">
      <style:text-properties fo:background-color="#80FFFF"/>
    </style:style>
    <style:style style:name="P4743" style:parent-style-name="Normalny" style:family="paragraph">
      <style:paragraph-properties fo:text-align="justify" fo:line-height="150%"/>
    </style:style>
    <style:style style:name="T4744" style:parent-style-name="Domyślnaczcionkaakapitu" style:family="text">
      <style:text-properties style:text-underline-type="single" style:text-underline-style="solid" style:text-underline-width="auto" style:text-underline-mode="continuous"/>
    </style:style>
    <style:style style:name="T4745" style:parent-style-name="Domyślnaczcionkaakapitu" style:family="text">
      <style:text-properties fo:background-color="#80FFFF"/>
    </style:style>
    <style:style style:name="P4746" style:parent-style-name="Normalny" style:family="paragraph">
      <style:paragraph-properties fo:text-align="justify" fo:line-height="150%" fo:text-indent="0.2479in"/>
    </style:style>
    <style:style style:name="T4747" style:parent-style-name="Domyślnaczcionkaakapitu" style:family="text">
      <style:text-properties fo:background-color="#80FFFF"/>
    </style:style>
    <style:style style:name="T4748" style:parent-style-name="Domyślnaczcionkaakapitu" style:family="text">
      <style:text-properties fo:background-color="#80FFFF"/>
    </style:style>
    <style:style style:name="T4749" style:parent-style-name="Domyślnaczcionkaakapitu" style:family="text">
      <style:text-properties fo:background-color="#80FFFF"/>
    </style:style>
    <style:style style:name="T4750" style:parent-style-name="Domyślnaczcionkaakapitu" style:family="text">
      <style:text-properties fo:background-color="#80FFFF"/>
    </style:style>
    <style:style style:name="T4751" style:parent-style-name="Domyślnaczcionkaakapitu" style:family="text">
      <style:text-properties fo:background-color="#80FFFF"/>
    </style:style>
    <style:style style:name="T4752" style:parent-style-name="Domyślnaczcionkaakapitu" style:family="text">
      <style:text-properties fo:background-color="#80FFFF"/>
    </style:style>
    <style:style style:name="P4753" style:parent-style-name="Normalny" style:family="paragraph">
      <style:paragraph-properties fo:text-align="justify" fo:line-height="150%" fo:text-indent="0.2479in"/>
    </style:style>
    <style:style style:name="T4754" style:parent-style-name="Domyślnaczcionkaakapitu" style:family="text">
      <style:text-properties fo:background-color="#80FFFF"/>
    </style:style>
    <style:style style:name="T4755" style:parent-style-name="Domyślnaczcionkaakapitu" style:family="text">
      <style:text-properties fo:background-color="#80FFFF"/>
    </style:style>
    <style:style style:name="T4756" style:parent-style-name="Domyślnaczcionkaakapitu" style:family="text">
      <style:text-properties fo:background-color="#80FFFF"/>
    </style:style>
    <style:style style:name="T4757" style:parent-style-name="Domyślnaczcionkaakapitu" style:family="text">
      <style:text-properties fo:background-color="#80FFFF"/>
    </style:style>
    <style:style style:name="T4758" style:parent-style-name="Domyślnaczcionkaakapitu" style:family="text">
      <style:text-properties fo:background-color="#80FFFF"/>
    </style:style>
    <style:style style:name="P4759" style:parent-style-name="Normalny" style:family="paragraph">
      <style:paragraph-properties fo:text-align="justify" fo:line-height="150%"/>
    </style:style>
    <style:style style:name="T4760" style:parent-style-name="Domyślnaczcionkaakapitu" style:family="text">
      <style:text-properties fo:background-color="#80FFFF"/>
    </style:style>
    <style:style style:name="T4761" style:parent-style-name="Domyślnaczcionkaakapitu" style:family="text">
      <style:text-properties fo:background-color="#80FFFF"/>
    </style:style>
    <style:style style:name="T4762" style:parent-style-name="Domyślnaczcionkaakapitu" style:family="text">
      <style:text-properties fo:background-color="#80FFFF"/>
    </style:style>
    <style:style style:name="T4763" style:parent-style-name="Domyślnaczcionkaakapitu" style:family="text">
      <style:text-properties fo:background-color="#80FFFF"/>
    </style:style>
    <style:style style:name="P4764" style:parent-style-name="Normalny" style:family="paragraph">
      <style:paragraph-properties fo:text-align="justify" fo:line-height="150%"/>
    </style:style>
    <style:style style:name="T4765" style:parent-style-name="Domyślnaczcionkaakapitu" style:family="text">
      <style:text-properties style:text-underline-type="single" style:text-underline-style="solid" style:text-underline-width="auto" style:text-underline-mode="continuous"/>
    </style:style>
    <style:style style:name="T4766" style:parent-style-name="Domyślnaczcionkaakapitu" style:family="text">
      <style:text-properties fo:background-color="#80FFFF" style:text-underline-type="single" style:text-underline-style="solid" style:text-underline-width="auto" style:text-underline-mode="continuous"/>
    </style:style>
    <style:style style:name="T4767" style:parent-style-name="Domyślnaczcionkaakapitu" style:family="text">
      <style:text-properties style:text-underline-type="single" style:text-underline-style="solid" style:text-underline-width="auto" style:text-underline-mode="continuous"/>
    </style:style>
    <style:style style:name="T4768" style:parent-style-name="Domyślnaczcionkaakapitu" style:family="text">
      <style:text-properties fo:background-color="#80FFFF"/>
    </style:style>
    <style:style style:name="P4769" style:parent-style-name="Normalny" style:family="paragraph">
      <style:paragraph-properties fo:text-align="justify" fo:line-height="150%" fo:text-indent="0.2479in"/>
    </style:style>
    <style:style style:name="T4770" style:parent-style-name="Domyślnaczcionkaakapitu" style:family="text">
      <style:text-properties fo:background-color="#80FFFF"/>
    </style:style>
    <style:style style:name="T4771" style:parent-style-name="Domyślnaczcionkaakapitu" style:family="text">
      <style:text-properties fo:background-color="#80FFFF"/>
    </style:style>
    <style:style style:name="T4772" style:parent-style-name="Domyślnaczcionkaakapitu" style:family="text">
      <style:text-properties fo:background-color="#80FFFF"/>
    </style:style>
    <style:style style:name="T4773" style:parent-style-name="Domyślnaczcionkaakapitu" style:family="text">
      <style:text-properties fo:background-color="#80FFFF"/>
    </style:style>
    <style:style style:name="P4774" style:parent-style-name="Normalny" style:family="paragraph">
      <style:paragraph-properties fo:text-align="justify" fo:line-height="150%"/>
    </style:style>
    <style:style style:name="T4775" style:parent-style-name="Domyślnaczcionkaakapitu" style:family="text">
      <style:text-properties fo:background-color="#80FFFF" style:text-underline-type="single" style:text-underline-style="solid" style:text-underline-width="auto" style:text-underline-mode="continuous"/>
    </style:style>
    <style:style style:name="T4776" style:parent-style-name="Domyślnaczcionkaakapitu" style:family="text">
      <style:text-properties style:text-underline-type="single" style:text-underline-style="solid" style:text-underline-width="auto" style:text-underline-mode="continuous"/>
    </style:style>
    <style:style style:name="T4777" style:parent-style-name="Domyślnaczcionkaakapitu" style:family="text">
      <style:text-properties fo:background-color="#80FFFF"/>
    </style:style>
    <style:style style:name="P4778" style:parent-style-name="Normalny" style:family="paragraph">
      <style:paragraph-properties fo:text-align="justify" fo:line-height="150%" fo:text-indent="0.2479in">
        <style:tab-stops>
          <style:tab-stop style:type="left" style:position="2.1631in"/>
        </style:tab-stops>
      </style:paragraph-properties>
    </style:style>
    <style:style style:name="T4779" style:parent-style-name="Domyślnaczcionkaakapitu" style:family="text">
      <style:text-properties fo:background-color="#80FFFF"/>
    </style:style>
    <style:style style:name="P4780" style:parent-style-name="Normalny" style:family="paragraph">
      <style:paragraph-properties fo:text-align="justify" fo:line-height="150%"/>
    </style:style>
    <style:style style:name="T4781" style:parent-style-name="Domyślnaczcionkaakapitu" style:family="text">
      <style:text-properties style:text-underline-type="single" style:text-underline-style="solid" style:text-underline-width="auto" style:text-underline-mode="continuous"/>
    </style:style>
    <style:style style:name="T4782" style:parent-style-name="Domyślnaczcionkaakapitu" style:family="text">
      <style:text-properties fo:background-color="#80FFFF"/>
    </style:style>
    <style:style style:name="P4783" style:parent-style-name="Normalny" style:family="paragraph">
      <style:paragraph-properties fo:text-align="justify" fo:line-height="150%" fo:text-indent="0.2479in"/>
    </style:style>
    <style:style style:name="T4784" style:parent-style-name="Domyślnaczcionkaakapitu" style:family="text">
      <style:text-properties fo:background-color="#80FFFF"/>
    </style:style>
    <style:style style:name="T4785" style:parent-style-name="Domyślnaczcionkaakapitu" style:family="text">
      <style:text-properties fo:background-color="#80FFFF"/>
    </style:style>
    <style:style style:name="P4786" style:parent-style-name="Normalny" style:family="paragraph">
      <style:paragraph-properties fo:text-align="justify" fo:line-height="150%">
        <style:tab-stops>
          <style:tab-stop style:type="left" style:position="2.8513in"/>
        </style:tab-stops>
      </style:paragraph-properties>
    </style:style>
    <style:style style:name="T4787" style:parent-style-name="Domyślnaczcionkaakapitu" style:family="text">
      <style:text-properties style:text-underline-type="single" style:text-underline-style="solid" style:text-underline-width="auto" style:text-underline-mode="continuous"/>
    </style:style>
    <style:style style:name="T4788" style:parent-style-name="Domyślnaczcionkaakapitu" style:family="text">
      <style:text-properties fo:background-color="#80FFFF"/>
    </style:style>
    <style:style style:name="P4789" style:parent-style-name="Normalny" style:family="paragraph">
      <style:paragraph-properties fo:text-align="justify" fo:line-height="150%" fo:text-indent="0.2479in">
        <style:tab-stops>
          <style:tab-stop style:type="left" style:position="2.8513in"/>
        </style:tab-stops>
      </style:paragraph-properties>
    </style:style>
    <style:style style:name="T4790" style:parent-style-name="Domyślnaczcionkaakapitu" style:family="text">
      <style:text-properties fo:background-color="#80FFFF"/>
    </style:style>
    <style:style style:name="T4791" style:parent-style-name="Domyślnaczcionkaakapitu" style:family="text">
      <style:text-properties fo:background-color="#80FFFF"/>
    </style:style>
    <style:style style:name="T4792" style:parent-style-name="Domyślnaczcionkaakapitu" style:family="text">
      <style:text-properties fo:background-color="#80FFFF"/>
    </style:style>
    <style:style style:name="T4793" style:parent-style-name="Domyślnaczcionkaakapitu" style:family="text">
      <style:text-properties fo:background-color="#80FFFF"/>
    </style:style>
    <style:style style:name="T4794" style:parent-style-name="Domyślnaczcionkaakapitu" style:family="text">
      <style:text-properties fo:background-color="#80FFFF"/>
    </style:style>
    <style:style style:name="T4795" style:parent-style-name="Domyślnaczcionkaakapitu" style:family="text">
      <style:text-properties fo:background-color="#80FFFF"/>
    </style:style>
    <style:style style:name="T4796" style:parent-style-name="Domyślnaczcionkaakapitu" style:family="text">
      <style:text-properties fo:background-color="#80FFFF"/>
    </style:style>
    <style:style style:name="T4797" style:parent-style-name="Domyślnaczcionkaakapitu" style:family="text">
      <style:text-properties fo:background-color="#80FFFF"/>
    </style:style>
    <style:style style:name="T4798" style:parent-style-name="Domyślnaczcionkaakapitu" style:family="text">
      <style:text-properties fo:background-color="#80FFFF"/>
    </style:style>
    <style:style style:name="T4799" style:parent-style-name="Domyślnaczcionkaakapitu" style:family="text">
      <style:text-properties fo:background-color="#80FFFF"/>
    </style:style>
    <style:style style:name="T4800" style:parent-style-name="Domyślnaczcionkaakapitu" style:family="text">
      <style:text-properties fo:background-color="#80FFFF"/>
    </style:style>
    <style:style style:name="T4801" style:parent-style-name="Domyślnaczcionkaakapitu" style:family="text">
      <style:text-properties fo:background-color="#80FFFF"/>
    </style:style>
    <style:style style:name="T4802" style:parent-style-name="Domyślnaczcionkaakapitu" style:family="text">
      <style:text-properties fo:background-color="#80FFFF"/>
    </style:style>
    <style:style style:name="T4803" style:parent-style-name="Domyślnaczcionkaakapitu" style:family="text">
      <style:text-properties fo:background-color="#80FFFF"/>
    </style:style>
    <style:style style:name="T4804" style:parent-style-name="Domyślnaczcionkaakapitu" style:family="text">
      <style:text-properties fo:background-color="#80FFFF"/>
    </style:style>
    <style:style style:name="T4805" style:parent-style-name="Domyślnaczcionkaakapitu" style:family="text">
      <style:text-properties fo:background-color="#80FFFF"/>
    </style:style>
    <style:style style:name="T4806" style:parent-style-name="Domyślnaczcionkaakapitu" style:family="text">
      <style:text-properties fo:background-color="#80FFFF"/>
    </style:style>
    <style:style style:name="T4807" style:parent-style-name="Domyślnaczcionkaakapitu" style:family="text">
      <style:text-properties fo:background-color="#80FFFF"/>
    </style:style>
    <style:style style:name="T4808" style:parent-style-name="Domyślnaczcionkaakapitu" style:family="text">
      <style:text-properties fo:background-color="#80FFFF"/>
    </style:style>
    <style:style style:name="T4809" style:parent-style-name="Domyślnaczcionkaakapitu" style:family="text">
      <style:text-properties fo:background-color="#80FFFF"/>
    </style:style>
    <style:style style:name="T4810" style:parent-style-name="Domyślnaczcionkaakapitu" style:family="text">
      <style:text-properties fo:background-color="#80FFFF"/>
    </style:style>
    <style:style style:name="T4811" style:parent-style-name="Domyślnaczcionkaakapitu" style:family="text">
      <style:text-properties fo:background-color="#80FFFF"/>
    </style:style>
    <style:style style:name="T4812" style:parent-style-name="Domyślnaczcionkaakapitu" style:family="text">
      <style:text-properties fo:background-color="#80FFFF"/>
    </style:style>
    <style:style style:name="T4813" style:parent-style-name="Domyślnaczcionkaakapitu" style:family="text">
      <style:text-properties fo:background-color="#80FFFF"/>
    </style:style>
    <style:style style:name="T4814" style:parent-style-name="Domyślnaczcionkaakapitu" style:family="text">
      <style:text-properties fo:background-color="#80FFFF"/>
    </style:style>
    <style:style style:name="T4815" style:parent-style-name="Domyślnaczcionkaakapitu" style:family="text">
      <style:text-properties fo:background-color="#80FFFF"/>
    </style:style>
    <style:style style:name="T4816" style:parent-style-name="Domyślnaczcionkaakapitu" style:family="text">
      <style:text-properties fo:background-color="#80FFFF"/>
    </style:style>
    <style:style style:name="T4817" style:parent-style-name="Domyślnaczcionkaakapitu" style:family="text">
      <style:text-properties fo:background-color="#80FFFF"/>
    </style:style>
    <style:style style:name="T4818" style:parent-style-name="Domyślnaczcionkaakapitu" style:family="text">
      <style:text-properties fo:background-color="#80FFFF"/>
    </style:style>
    <style:style style:name="T4819" style:parent-style-name="Domyślnaczcionkaakapitu" style:family="text">
      <style:text-properties fo:background-color="#80FFFF"/>
    </style:style>
    <style:style style:name="T4820" style:parent-style-name="Domyślnaczcionkaakapitu" style:family="text">
      <style:text-properties fo:background-color="#80FFFF"/>
    </style:style>
    <style:style style:name="T4821" style:parent-style-name="Domyślnaczcionkaakapitu" style:family="text">
      <style:text-properties fo:background-color="#80FFFF"/>
    </style:style>
    <style:style style:name="T4822" style:parent-style-name="Domyślnaczcionkaakapitu" style:family="text">
      <style:text-properties fo:background-color="#80FFFF"/>
    </style:style>
    <style:style style:name="T4823" style:parent-style-name="Domyślnaczcionkaakapitu" style:family="text">
      <style:text-properties fo:background-color="#80FFFF"/>
    </style:style>
    <style:style style:name="T4824" style:parent-style-name="Domyślnaczcionkaakapitu" style:family="text">
      <style:text-properties fo:background-color="#80FFFF"/>
    </style:style>
    <style:style style:name="P4825" style:parent-style-name="Normalny" style:family="paragraph">
      <style:paragraph-properties fo:text-align="justify" fo:line-height="150%"/>
    </style:style>
    <style:style style:name="T4826" style:parent-style-name="Domyślnaczcionkaakapitu" style:family="text">
      <style:text-properties style:text-underline-type="single" style:text-underline-style="solid" style:text-underline-width="auto" style:text-underline-mode="continuous"/>
    </style:style>
    <style:style style:name="T4827" style:parent-style-name="Domyślnaczcionkaakapitu" style:family="text">
      <style:text-properties fo:background-color="#80FFFF" style:text-underline-type="single" style:text-underline-style="solid" style:text-underline-width="auto" style:text-underline-mode="continuous"/>
    </style:style>
    <style:style style:name="T4828" style:parent-style-name="Domyślnaczcionkaakapitu" style:family="text">
      <style:text-properties style:text-underline-type="single" style:text-underline-style="solid" style:text-underline-width="auto" style:text-underline-mode="continuous"/>
    </style:style>
    <style:style style:name="T4829" style:parent-style-name="Domyślnaczcionkaakapitu" style:family="text">
      <style:text-properties fo:background-color="#80FFFF" style:text-underline-type="single" style:text-underline-style="solid" style:text-underline-width="auto" style:text-underline-mode="continuous"/>
    </style:style>
    <style:style style:name="T4830" style:parent-style-name="Domyślnaczcionkaakapitu" style:family="text">
      <style:text-properties style:text-underline-type="single" style:text-underline-style="solid" style:text-underline-width="auto" style:text-underline-mode="continuous"/>
    </style:style>
    <style:style style:name="T4831" style:parent-style-name="Domyślnaczcionkaakapitu" style:family="text">
      <style:text-properties fo:background-color="#80FFFF"/>
    </style:style>
    <style:style style:name="P4832" style:parent-style-name="Normalny" style:family="paragraph">
      <style:paragraph-properties fo:text-align="justify" fo:line-height="150%" fo:text-indent="0.2479in"/>
      <style:text-properties fo:background-color="#80FFFF"/>
    </style:style>
    <style:style style:name="P4833" style:parent-style-name="Normalny" style:family="paragraph">
      <style:paragraph-properties fo:text-align="justify" fo:line-height="150%"/>
    </style:style>
    <style:style style:name="T4834" style:parent-style-name="Domyślnaczcionkaakapitu" style:family="text">
      <style:text-properties fo:background-color="#80FFFF" style:text-underline-type="single" style:text-underline-style="solid" style:text-underline-width="auto" style:text-underline-mode="continuous"/>
    </style:style>
    <style:style style:name="T4835" style:parent-style-name="Domyślnaczcionkaakapitu" style:family="text">
      <style:text-properties style:text-underline-type="single" style:text-underline-style="solid" style:text-underline-width="auto" style:text-underline-mode="continuous"/>
    </style:style>
    <style:style style:name="T4836" style:parent-style-name="Domyślnaczcionkaakapitu" style:family="text">
      <style:text-properties fo:background-color="#80FFFF"/>
    </style:style>
    <style:style style:name="P4837" style:parent-style-name="Normalny" style:family="paragraph">
      <style:paragraph-properties fo:text-align="justify" fo:line-height="150%" fo:text-indent="0.2479in"/>
    </style:style>
    <style:style style:name="T4838" style:parent-style-name="Domyślnaczcionkaakapitu" style:family="text">
      <style:text-properties fo:background-color="#80FFFF"/>
    </style:style>
    <style:style style:name="T4839" style:parent-style-name="Domyślnaczcionkaakapitu" style:family="text">
      <style:text-properties fo:background-color="#80FFFF"/>
    </style:style>
    <style:style style:name="T4840" style:parent-style-name="Domyślnaczcionkaakapitu" style:family="text">
      <style:text-properties fo:background-color="#80FFFF"/>
    </style:style>
    <style:style style:name="T4841" style:parent-style-name="Domyślnaczcionkaakapitu" style:family="text">
      <style:text-properties fo:background-color="#80FFFF"/>
    </style:style>
    <style:style style:name="T4842" style:parent-style-name="Domyślnaczcionkaakapitu" style:family="text">
      <style:text-properties fo:background-color="#80FFFF"/>
    </style:style>
    <style:style style:name="P4843" style:parent-style-name="Normalny" style:family="paragraph">
      <style:paragraph-properties fo:text-align="justify" fo:line-height="150%"/>
    </style:style>
    <style:style style:name="T4844" style:parent-style-name="Domyślnaczcionkaakapitu" style:family="text">
      <style:text-properties fo:background-color="#80FFFF"/>
    </style:style>
    <style:style style:name="T4845" style:parent-style-name="Domyślnaczcionkaakapitu" style:family="text">
      <style:text-properties fo:background-color="#80FFFF"/>
    </style:style>
    <style:style style:name="P4846" style:parent-style-name="Normalny" style:family="paragraph">
      <style:paragraph-properties fo:text-align="justify" fo:line-height="150%">
        <style:tab-stops>
          <style:tab-stop style:type="left" style:position="2.8513in"/>
        </style:tab-stops>
      </style:paragraph-properties>
    </style:style>
    <style:style style:name="T4847" style:parent-style-name="Domyślnaczcionkaakapitu" style:family="text">
      <style:text-properties style:text-underline-type="single" style:text-underline-style="solid" style:text-underline-width="auto" style:text-underline-mode="continuous"/>
    </style:style>
    <style:style style:name="T4848" style:parent-style-name="Domyślnaczcionkaakapitu" style:family="text">
      <style:text-properties fo:background-color="#80FFFF"/>
    </style:style>
    <style:style style:name="P4849" style:parent-style-name="Normalny" style:family="paragraph">
      <style:paragraph-properties fo:text-align="justify" fo:line-height="150%" fo:text-indent="0.2479in">
        <style:tab-stops>
          <style:tab-stop style:type="left" style:position="2.8513in"/>
        </style:tab-stops>
      </style:paragraph-properties>
    </style:style>
    <style:style style:name="T4850" style:parent-style-name="Domyślnaczcionkaakapitu" style:family="text">
      <style:text-properties fo:background-color="#80FFFF"/>
    </style:style>
    <style:style style:name="T4851" style:parent-style-name="Domyślnaczcionkaakapitu" style:family="text">
      <style:text-properties fo:background-color="#80FFFF"/>
    </style:style>
    <style:style style:name="T4852" style:parent-style-name="Domyślnaczcionkaakapitu" style:family="text">
      <style:text-properties fo:background-color="#80FFFF"/>
    </style:style>
    <style:style style:name="T4853" style:parent-style-name="Domyślnaczcionkaakapitu" style:family="text">
      <style:text-properties fo:background-color="#80FFFF"/>
    </style:style>
    <style:style style:name="T4854" style:parent-style-name="Domyślnaczcionkaakapitu" style:family="text">
      <style:text-properties fo:background-color="#80FFFF"/>
    </style:style>
    <style:style style:name="T4855" style:parent-style-name="Domyślnaczcionkaakapitu" style:family="text">
      <style:text-properties fo:background-color="#80FFFF"/>
    </style:style>
    <style:style style:name="T4856" style:parent-style-name="Domyślnaczcionkaakapitu" style:family="text">
      <style:text-properties fo:background-color="#80FFFF"/>
    </style:style>
    <style:style style:name="T4857" style:parent-style-name="Domyślnaczcionkaakapitu" style:family="text">
      <style:text-properties fo:background-color="#80FFFF"/>
    </style:style>
    <style:style style:name="T4858" style:parent-style-name="Domyślnaczcionkaakapitu" style:family="text">
      <style:text-properties fo:background-color="#80FFFF"/>
    </style:style>
    <style:style style:name="T4859" style:parent-style-name="Domyślnaczcionkaakapitu" style:family="text">
      <style:text-properties fo:background-color="#80FFFF"/>
    </style:style>
    <style:style style:name="P4860" style:parent-style-name="Normalny" style:family="paragraph">
      <style:paragraph-properties fo:text-align="justify" fo:line-height="150%">
        <style:tab-stops>
          <style:tab-stop style:type="left" style:position="2.8513in"/>
        </style:tab-stops>
      </style:paragraph-properties>
    </style:style>
    <style:style style:name="T4861" style:parent-style-name="Domyślnaczcionkaakapitu" style:family="text">
      <style:text-properties fo:background-color="#80FFFF" style:text-underline-type="single" style:text-underline-style="solid" style:text-underline-width="auto" style:text-underline-mode="continuous"/>
    </style:style>
    <style:style style:name="T4862" style:parent-style-name="Domyślnaczcionkaakapitu" style:family="text">
      <style:text-properties style:text-underline-type="single" style:text-underline-style="solid" style:text-underline-width="auto" style:text-underline-mode="continuous"/>
    </style:style>
    <style:style style:name="T4863" style:parent-style-name="Domyślnaczcionkaakapitu" style:family="text">
      <style:text-properties fo:background-color="#80FFFF" style:text-underline-type="single" style:text-underline-style="solid" style:text-underline-width="auto" style:text-underline-mode="continuous"/>
    </style:style>
    <style:style style:name="T4864" style:parent-style-name="Domyślnaczcionkaakapitu" style:family="text">
      <style:text-properties style:text-underline-type="single" style:text-underline-style="solid" style:text-underline-width="auto" style:text-underline-mode="continuous"/>
    </style:style>
    <style:style style:name="T4865" style:parent-style-name="Domyślnaczcionkaakapitu" style:family="text">
      <style:text-properties fo:background-color="#80FFFF" style:text-underline-type="single" style:text-underline-style="solid" style:text-underline-width="auto" style:text-underline-mode="continuous"/>
    </style:style>
    <style:style style:name="T4866" style:parent-style-name="Domyślnaczcionkaakapitu" style:family="text">
      <style:text-properties fo:background-color="#80FFFF"/>
    </style:style>
    <style:style style:name="P4867" style:parent-style-name="Normalny" style:family="paragraph">
      <style:paragraph-properties fo:text-align="justify" fo:line-height="150%" fo:text-indent="0.2479in">
        <style:tab-stops>
          <style:tab-stop style:type="left" style:position="2.8513in"/>
        </style:tab-stops>
      </style:paragraph-properties>
    </style:style>
    <style:style style:name="P4868" style:parent-style-name="Normalny" style:family="paragraph">
      <style:paragraph-properties fo:text-align="justify" fo:line-height="150%"/>
    </style:style>
    <style:style style:name="T4869" style:parent-style-name="Domyślnaczcionkaakapitu" style:family="text">
      <style:text-properties style:text-underline-type="single" style:text-underline-style="solid" style:text-underline-width="auto" style:text-underline-mode="continuous"/>
    </style:style>
    <style:style style:name="T4870" style:parent-style-name="Domyślnaczcionkaakapitu" style:family="text">
      <style:text-properties fo:background-color="#80FFFF" style:text-underline-type="single" style:text-underline-style="solid" style:text-underline-width="auto" style:text-underline-mode="continuous"/>
    </style:style>
    <style:style style:name="T4871" style:parent-style-name="Domyślnaczcionkaakapitu" style:family="text">
      <style:text-properties fo:background-color="#80FFFF"/>
    </style:style>
    <style:style style:name="P4872" style:parent-style-name="Normalny" style:family="paragraph">
      <style:paragraph-properties fo:text-align="justify" fo:line-height="150%" fo:text-indent="0.2479in"/>
    </style:style>
    <style:style style:name="T4873" style:parent-style-name="Domyślnaczcionkaakapitu" style:family="text">
      <style:text-properties fo:background-color="#80FFFF"/>
    </style:style>
    <style:style style:name="T4874" style:parent-style-name="Domyślnaczcionkaakapitu" style:family="text">
      <style:text-properties fo:background-color="#80FFFF"/>
    </style:style>
    <style:style style:name="T4875" style:parent-style-name="Domyślnaczcionkaakapitu" style:family="text">
      <style:text-properties fo:background-color="#80FFFF"/>
    </style:style>
    <style:style style:name="P4876" style:parent-style-name="Normalny" style:family="paragraph">
      <style:paragraph-properties fo:text-align="justify" fo:line-height="150%"/>
    </style:style>
    <style:style style:name="T4877" style:parent-style-name="Domyślnaczcionkaakapitu" style:family="text">
      <style:text-properties fo:background-color="#80FFFF"/>
    </style:style>
    <style:style style:name="T4878" style:parent-style-name="Domyślnaczcionkaakapitu" style:family="text">
      <style:text-properties fo:background-color="#80FFFF"/>
    </style:style>
    <style:style style:name="T4879" style:parent-style-name="Domyślnaczcionkaakapitu" style:family="text">
      <style:text-properties fo:background-color="#80FFFF"/>
    </style:style>
    <style:style style:name="P4880" style:parent-style-name="Normalny" style:family="paragraph">
      <style:paragraph-properties fo:text-align="justify" fo:line-height="150%"/>
    </style:style>
    <style:style style:name="T4881" style:parent-style-name="Domyślnaczcionkaakapitu" style:family="text">
      <style:text-properties style:text-underline-type="single" style:text-underline-style="solid" style:text-underline-width="auto" style:text-underline-mode="continuous"/>
    </style:style>
    <style:style style:name="T4882" style:parent-style-name="Domyślnaczcionkaakapitu" style:family="text">
      <style:text-properties fo:background-color="#80FFFF" style:text-underline-type="single" style:text-underline-style="solid" style:text-underline-width="auto" style:text-underline-mode="continuous"/>
    </style:style>
    <style:style style:name="T4883" style:parent-style-name="Domyślnaczcionkaakapitu" style:family="text">
      <style:text-properties fo:background-color="#80FFFF"/>
    </style:style>
    <style:style style:name="P4884" style:parent-style-name="Normalny" style:family="paragraph">
      <style:paragraph-properties fo:text-align="justify" fo:line-height="150%" fo:text-indent="0.2479in"/>
    </style:style>
    <style:style style:name="T4885" style:parent-style-name="Domyślnaczcionkaakapitu" style:family="text">
      <style:text-properties fo:background-color="#80FFFF"/>
    </style:style>
    <style:style style:name="T4886" style:parent-style-name="Domyślnaczcionkaakapitu" style:family="text">
      <style:text-properties fo:background-color="#80FFFF"/>
    </style:style>
    <style:style style:name="T4887" style:parent-style-name="Domyślnaczcionkaakapitu" style:family="text">
      <style:text-properties fo:background-color="#80FFFF"/>
    </style:style>
    <style:style style:name="P4888" style:parent-style-name="Normalny" style:family="paragraph">
      <style:paragraph-properties fo:text-align="justify" fo:line-height="150%"/>
    </style:style>
    <style:style style:name="T4889" style:parent-style-name="Domyślnaczcionkaakapitu" style:family="text">
      <style:text-properties fo:background-color="#80FFFF"/>
    </style:style>
    <style:style style:name="T4890" style:parent-style-name="Domyślnaczcionkaakapitu" style:family="text">
      <style:text-properties fo:background-color="#80FFFF"/>
    </style:style>
    <style:style style:name="P4891" style:parent-style-name="Normalny" style:family="paragraph">
      <style:paragraph-properties fo:text-align="justify" fo:line-height="150%"/>
    </style:style>
    <style:style style:name="T4892" style:parent-style-name="Domyślnaczcionkaakapitu" style:family="text">
      <style:text-properties style:text-underline-type="single" style:text-underline-style="solid" style:text-underline-width="auto" style:text-underline-mode="continuous"/>
    </style:style>
    <style:style style:name="T4893" style:parent-style-name="Domyślnaczcionkaakapitu" style:family="text">
      <style:text-properties fo:background-color="#80FFFF"/>
    </style:style>
    <style:style style:name="P4894" style:parent-style-name="Normalny" style:family="paragraph">
      <style:paragraph-properties fo:text-align="justify" fo:line-height="150%" fo:text-indent="0.2479in"/>
    </style:style>
    <style:style style:name="T4895" style:parent-style-name="Domyślnaczcionkaakapitu" style:family="text">
      <style:text-properties fo:background-color="#80FFFF"/>
    </style:style>
    <style:style style:name="T4896" style:parent-style-name="Domyślnaczcionkaakapitu" style:family="text">
      <style:text-properties fo:background-color="#80FFFF"/>
    </style:style>
    <style:style style:name="T4897" style:parent-style-name="Domyślnaczcionkaakapitu" style:family="text">
      <style:text-properties fo:background-color="#80FFFF"/>
    </style:style>
    <style:style style:name="T4898" style:parent-style-name="Domyślnaczcionkaakapitu" style:family="text">
      <style:text-properties fo:background-color="#80FFFF"/>
    </style:style>
    <style:style style:name="P4899" style:parent-style-name="Normalny" style:family="paragraph">
      <style:paragraph-properties fo:text-align="justify" fo:line-height="150%"/>
    </style:style>
    <style:style style:name="T4900" style:parent-style-name="Domyślnaczcionkaakapitu" style:family="text">
      <style:text-properties fo:background-color="#80FFFF"/>
    </style:style>
    <style:style style:name="T4901" style:parent-style-name="Domyślnaczcionkaakapitu" style:family="text">
      <style:text-properties fo:background-color="#80FFFF"/>
    </style:style>
    <style:style style:name="T4902" style:parent-style-name="Domyślnaczcionkaakapitu" style:family="text">
      <style:text-properties fo:background-color="#80FFFF"/>
    </style:style>
    <style:style style:name="T4903" style:parent-style-name="Domyślnaczcionkaakapitu" style:family="text">
      <style:text-properties fo:background-color="#80FFFF"/>
    </style:style>
    <style:style style:name="P4904" style:parent-style-name="Normalny" style:family="paragraph">
      <style:paragraph-properties fo:text-align="justify" fo:line-height="150%"/>
    </style:style>
    <style:style style:name="T4905" style:parent-style-name="Domyślnaczcionkaakapitu" style:family="text">
      <style:text-properties style:text-underline-type="single" style:text-underline-style="solid" style:text-underline-width="auto" style:text-underline-mode="continuous"/>
    </style:style>
    <style:style style:name="T4906" style:parent-style-name="Domyślnaczcionkaakapitu" style:family="text">
      <style:text-properties fo:background-color="#80FFFF" style:text-underline-type="single" style:text-underline-style="solid" style:text-underline-width="auto" style:text-underline-mode="continuous"/>
    </style:style>
    <style:style style:name="T4907" style:parent-style-name="Domyślnaczcionkaakapitu" style:family="text">
      <style:text-properties style:text-underline-type="single" style:text-underline-style="solid" style:text-underline-width="auto" style:text-underline-mode="continuous"/>
    </style:style>
    <style:style style:name="P4908" style:parent-style-name="Normalny" style:family="paragraph">
      <style:paragraph-properties fo:text-align="justify" fo:line-height="150%" fo:text-indent="0.2479in"/>
    </style:style>
    <style:style style:name="T4909" style:parent-style-name="Domyślnaczcionkaakapitu" style:family="text">
      <style:text-properties fo:background-color="#80FFFF"/>
    </style:style>
    <style:style style:name="T4910" style:parent-style-name="Domyślnaczcionkaakapitu" style:family="text">
      <style:text-properties fo:background-color="#80FFFF"/>
    </style:style>
    <style:style style:name="T4911" style:parent-style-name="Domyślnaczcionkaakapitu" style:family="text">
      <style:text-properties fo:background-color="#80FFFF"/>
    </style:style>
    <style:style style:name="T4912" style:parent-style-name="Domyślnaczcionkaakapitu" style:family="text">
      <style:text-properties fo:background-color="#80FFFF"/>
    </style:style>
    <style:style style:name="T4913" style:parent-style-name="Domyślnaczcionkaakapitu" style:family="text">
      <style:text-properties fo:background-color="#80FFFF"/>
    </style:style>
    <style:style style:name="T4914" style:parent-style-name="Domyślnaczcionkaakapitu" style:family="text">
      <style:text-properties fo:background-color="#80FFFF"/>
    </style:style>
    <style:style style:name="T4915" style:parent-style-name="Domyślnaczcionkaakapitu" style:family="text">
      <style:text-properties fo:background-color="#80FFFF"/>
    </style:style>
    <style:style style:name="P4916" style:parent-style-name="Normalny" style:family="paragraph">
      <style:paragraph-properties fo:text-align="justify" fo:line-height="150%"/>
    </style:style>
    <style:style style:name="T4917" style:parent-style-name="Domyślnaczcionkaakapitu" style:family="text">
      <style:text-properties fo:background-color="#80FFFF" style:text-underline-type="single" style:text-underline-style="solid" style:text-underline-width="auto" style:text-underline-mode="continuous"/>
    </style:style>
    <style:style style:name="T4918" style:parent-style-name="Domyślnaczcionkaakapitu" style:family="text">
      <style:text-properties style:text-underline-type="single" style:text-underline-style="solid" style:text-underline-width="auto" style:text-underline-mode="continuous"/>
    </style:style>
    <style:style style:name="T4919" style:parent-style-name="Domyślnaczcionkaakapitu" style:family="text">
      <style:text-properties fo:background-color="#80FFFF"/>
    </style:style>
    <style:style style:name="P4920" style:parent-style-name="Normalny" style:family="paragraph">
      <style:paragraph-properties fo:text-align="justify" fo:line-height="150%" fo:text-indent="0.2479in"/>
    </style:style>
    <style:style style:name="T4921" style:parent-style-name="Domyślnaczcionkaakapitu" style:family="text">
      <style:text-properties fo:background-color="#80FFFF"/>
    </style:style>
    <style:style style:name="T4922" style:parent-style-name="Domyślnaczcionkaakapitu" style:family="text">
      <style:text-properties fo:background-color="#80FFFF"/>
    </style:style>
    <style:style style:name="T4923" style:parent-style-name="Domyślnaczcionkaakapitu" style:family="text">
      <style:text-properties fo:background-color="#80FFFF"/>
    </style:style>
    <style:style style:name="T4924" style:parent-style-name="Domyślnaczcionkaakapitu" style:family="text">
      <style:text-properties fo:background-color="#80FFFF"/>
    </style:style>
    <style:style style:name="T4925" style:parent-style-name="Domyślnaczcionkaakapitu" style:family="text">
      <style:text-properties fo:background-color="#80FFFF"/>
    </style:style>
    <style:style style:name="T4926" style:parent-style-name="Domyślnaczcionkaakapitu" style:family="text">
      <style:text-properties fo:background-color="#80FFFF"/>
    </style:style>
    <style:style style:name="T4927" style:parent-style-name="Domyślnaczcionkaakapitu" style:family="text">
      <style:text-properties fo:background-color="#80FFFF"/>
    </style:style>
    <style:style style:name="T4928" style:parent-style-name="Domyślnaczcionkaakapitu" style:family="text">
      <style:text-properties fo:background-color="#80FFFF"/>
    </style:style>
    <style:style style:name="T4929" style:parent-style-name="Domyślnaczcionkaakapitu" style:family="text">
      <style:text-properties fo:background-color="#80FFFF"/>
    </style:style>
    <style:style style:name="T4930" style:parent-style-name="Domyślnaczcionkaakapitu" style:family="text">
      <style:text-properties fo:background-color="#80FFFF"/>
    </style:style>
    <style:style style:name="T4931" style:parent-style-name="Domyślnaczcionkaakapitu" style:family="text">
      <style:text-properties fo:background-color="#80FFFF"/>
    </style:style>
    <style:style style:name="P4932" style:parent-style-name="Normalny" style:family="paragraph">
      <style:paragraph-properties fo:text-align="justify" fo:line-height="150%" fo:text-indent="0.2479in"/>
    </style:style>
    <style:style style:name="T4933" style:parent-style-name="Domyślnaczcionkaakapitu" style:family="text">
      <style:text-properties fo:background-color="#80FFFF"/>
    </style:style>
    <style:style style:name="P4934" style:parent-style-name="Normalny" style:family="paragraph">
      <style:paragraph-properties fo:text-align="justify" fo:line-height="150%"/>
    </style:style>
    <style:style style:name="T4935" style:parent-style-name="Domyślnaczcionkaakapitu" style:family="text">
      <style:text-properties fo:background-color="#80FFFF"/>
    </style:style>
    <style:style style:name="P4936" style:parent-style-name="Normalny" style:family="paragraph">
      <style:paragraph-properties fo:text-align="justify" fo:line-height="150%"/>
    </style:style>
    <style:style style:name="T4937" style:parent-style-name="Domyślnaczcionkaakapitu" style:family="text">
      <style:text-properties fo:background-color="#80FFFF" style:text-underline-type="single" style:text-underline-style="solid" style:text-underline-width="auto" style:text-underline-mode="continuous"/>
    </style:style>
    <style:style style:name="T4938" style:parent-style-name="Domyślnaczcionkaakapitu" style:family="text">
      <style:text-properties style:text-underline-type="single" style:text-underline-style="solid" style:text-underline-width="auto" style:text-underline-mode="continuous"/>
    </style:style>
    <style:style style:name="T4939" style:parent-style-name="Domyślnaczcionkaakapitu" style:family="text">
      <style:text-properties fo:background-color="#80FFFF"/>
    </style:style>
    <style:style style:name="P4940" style:parent-style-name="Normalny" style:family="paragraph">
      <style:paragraph-properties fo:text-align="justify" fo:line-height="150%" fo:text-indent="0.2479in"/>
    </style:style>
    <style:style style:name="T4941" style:parent-style-name="Domyślnaczcionkaakapitu" style:family="text">
      <style:text-properties fo:background-color="#80FFFF"/>
    </style:style>
    <style:style style:name="P4942" style:parent-style-name="Normalny" style:family="paragraph">
      <style:paragraph-properties fo:text-align="justify" fo:line-height="150%"/>
    </style:style>
    <style:style style:name="T4943" style:parent-style-name="Domyślnaczcionkaakapitu" style:family="text">
      <style:text-properties fo:background-color="#80FFFF"/>
    </style:style>
    <style:style style:name="T4944" style:parent-style-name="Domyślnaczcionkaakapitu" style:family="text">
      <style:text-properties fo:background-color="#80FFFF"/>
    </style:style>
    <style:style style:name="T4945" style:parent-style-name="Domyślnaczcionkaakapitu" style:family="text">
      <style:text-properties fo:background-color="#80FFFF"/>
    </style:style>
    <style:style style:name="T4946" style:parent-style-name="Domyślnaczcionkaakapitu" style:family="text">
      <style:text-properties fo:background-color="#80FFFF"/>
    </style:style>
    <style:style style:name="T4947" style:parent-style-name="Domyślnaczcionkaakapitu" style:family="text">
      <style:text-properties fo:background-color="#80FFFF"/>
    </style:style>
    <style:style style:name="T4948" style:parent-style-name="Domyślnaczcionkaakapitu" style:family="text">
      <style:text-properties fo:background-color="#80FFFF"/>
    </style:style>
    <style:style style:name="P4949" style:parent-style-name="Normalny" style:family="paragraph">
      <style:paragraph-properties fo:text-align="justify" fo:line-height="150%"/>
    </style:style>
    <style:style style:name="T4950" style:parent-style-name="Domyślnaczcionkaakapitu" style:family="text">
      <style:text-properties fo:background-color="#80FFFF" style:text-underline-type="single" style:text-underline-style="solid" style:text-underline-width="auto" style:text-underline-mode="continuous"/>
    </style:style>
    <style:style style:name="T4951" style:parent-style-name="Domyślnaczcionkaakapitu" style:family="text">
      <style:text-properties style:text-underline-type="single" style:text-underline-style="solid" style:text-underline-width="auto" style:text-underline-mode="continuous"/>
    </style:style>
    <style:style style:name="T4952" style:parent-style-name="Domyślnaczcionkaakapitu" style:family="text">
      <style:text-properties fo:background-color="#80FFFF"/>
    </style:style>
    <style:style style:name="P4953" style:parent-style-name="Normalny" style:family="paragraph">
      <style:paragraph-properties fo:text-align="justify" fo:line-height="150%" fo:text-indent="0.2479in"/>
    </style:style>
    <style:style style:name="P4954" style:parent-style-name="Normalny" style:family="paragraph">
      <style:paragraph-properties fo:text-align="justify" fo:line-height="150%"/>
    </style:style>
    <style:style style:name="T4955" style:parent-style-name="Domyślnaczcionkaakapitu" style:family="text">
      <style:text-properties fo:background-color="#80FFFF"/>
    </style:style>
    <style:style style:name="T4956" style:parent-style-name="Domyślnaczcionkaakapitu" style:family="text">
      <style:text-properties fo:background-color="#80FFFF"/>
    </style:style>
    <style:style style:name="T4957" style:parent-style-name="Domyślnaczcionkaakapitu" style:family="text">
      <style:text-properties fo:background-color="#80FFFF"/>
    </style:style>
    <style:style style:name="T4958" style:parent-style-name="Domyślnaczcionkaakapitu" style:family="text">
      <style:text-properties fo:background-color="#80FFFF"/>
    </style:style>
    <style:style style:name="P4959" style:parent-style-name="Normalny" style:family="paragraph">
      <style:paragraph-properties fo:text-align="justify" fo:line-height="150%"/>
    </style:style>
    <style:style style:name="T4960" style:parent-style-name="Domyślnaczcionkaakapitu" style:family="text">
      <style:text-properties fo:background-color="#80FFFF"/>
    </style:style>
    <style:style style:name="T4961" style:parent-style-name="Domyślnaczcionkaakapitu" style:family="text">
      <style:text-properties fo:background-color="#80FFFF"/>
    </style:style>
    <style:style style:name="T4962" style:parent-style-name="Domyślnaczcionkaakapitu" style:family="text">
      <style:text-properties fo:background-color="#80FFFF"/>
    </style:style>
    <style:style style:name="T4963" style:parent-style-name="Domyślnaczcionkaakapitu" style:family="text">
      <style:text-properties fo:background-color="#80FFFF"/>
    </style:style>
    <style:style style:name="T4964" style:parent-style-name="Domyślnaczcionkaakapitu" style:family="text">
      <style:text-properties fo:background-color="#80FFFF"/>
    </style:style>
    <style:style style:name="T4965" style:parent-style-name="Domyślnaczcionkaakapitu" style:family="text">
      <style:text-properties fo:background-color="#80FFFF"/>
    </style:style>
    <style:style style:name="P4966" style:parent-style-name="Normalny" style:family="paragraph">
      <style:paragraph-properties fo:text-align="justify" fo:line-height="150%"/>
    </style:style>
    <style:style style:name="T4967" style:parent-style-name="Domyślnaczcionkaakapitu" style:family="text">
      <style:text-properties fo:background-color="#80FFFF" style:text-underline-type="single" style:text-underline-style="solid" style:text-underline-width="auto" style:text-underline-mode="continuous"/>
    </style:style>
    <style:style style:name="T4968" style:parent-style-name="Domyślnaczcionkaakapitu" style:family="text">
      <style:text-properties style:text-underline-type="single" style:text-underline-style="solid" style:text-underline-width="auto" style:text-underline-mode="continuous"/>
    </style:style>
    <style:style style:name="T4969" style:parent-style-name="Domyślnaczcionkaakapitu" style:family="text">
      <style:text-properties fo:background-color="#80FFFF"/>
    </style:style>
    <style:style style:name="P4970" style:parent-style-name="Normalny" style:family="paragraph">
      <style:paragraph-properties fo:text-align="justify" fo:line-height="150%" fo:text-indent="0.2479in"/>
    </style:style>
    <style:style style:name="T4971" style:parent-style-name="Domyślnaczcionkaakapitu" style:family="text">
      <style:text-properties fo:background-color="#80FFFF"/>
    </style:style>
    <style:style style:name="T4972" style:parent-style-name="Domyślnaczcionkaakapitu" style:family="text">
      <style:text-properties fo:background-color="#80FFFF"/>
    </style:style>
    <style:style style:name="T4973" style:parent-style-name="Domyślnaczcionkaakapitu" style:family="text">
      <style:text-properties fo:background-color="#80FFFF"/>
    </style:style>
    <style:style style:name="T4974" style:parent-style-name="Domyślnaczcionkaakapitu" style:family="text">
      <style:text-properties fo:background-color="#80FFFF"/>
    </style:style>
    <style:style style:name="T4975" style:parent-style-name="Domyślnaczcionkaakapitu" style:family="text">
      <style:text-properties fo:background-color="#80FFFF"/>
    </style:style>
    <style:style style:name="T4976" style:parent-style-name="Domyślnaczcionkaakapitu" style:family="text">
      <style:text-properties fo:background-color="#80FFFF"/>
    </style:style>
    <style:style style:name="T4977" style:parent-style-name="Domyślnaczcionkaakapitu" style:family="text">
      <style:text-properties fo:background-color="#80FFFF"/>
    </style:style>
    <style:style style:name="T4978" style:parent-style-name="Domyślnaczcionkaakapitu" style:family="text">
      <style:text-properties fo:background-color="#80FFFF"/>
    </style:style>
    <style:style style:name="P4979" style:parent-style-name="Normalny" style:family="paragraph">
      <style:paragraph-properties fo:text-align="justify" fo:line-height="150%"/>
    </style:style>
    <style:style style:name="T4980" style:parent-style-name="Domyślnaczcionkaakapitu" style:family="text">
      <style:text-properties fo:background-color="#80FFFF"/>
    </style:style>
    <style:style style:name="P4981" style:parent-style-name="Normalny" style:family="paragraph">
      <style:paragraph-properties fo:text-align="justify" fo:line-height="150%"/>
    </style:style>
    <style:style style:name="T4982" style:parent-style-name="Domyślnaczcionkaakapitu" style:family="text">
      <style:text-properties fo:background-color="#80FFFF" style:text-underline-type="single" style:text-underline-style="solid" style:text-underline-width="auto" style:text-underline-mode="continuous"/>
    </style:style>
    <style:style style:name="T4983" style:parent-style-name="Domyślnaczcionkaakapitu" style:family="text">
      <style:text-properties style:text-underline-type="single" style:text-underline-style="solid" style:text-underline-width="auto" style:text-underline-mode="continuous"/>
    </style:style>
    <style:style style:name="T4984" style:parent-style-name="Domyślnaczcionkaakapitu" style:family="text">
      <style:text-properties fo:background-color="#80FFFF"/>
    </style:style>
    <style:style style:name="P4985" style:parent-style-name="Normalny" style:family="paragraph">
      <style:paragraph-properties fo:text-align="justify" fo:line-height="150%" fo:text-indent="0.2479in"/>
    </style:style>
    <style:style style:name="T4986" style:parent-style-name="Domyślnaczcionkaakapitu" style:family="text">
      <style:text-properties fo:background-color="#80FFFF"/>
    </style:style>
    <style:style style:name="T4987" style:parent-style-name="Domyślnaczcionkaakapitu" style:family="text">
      <style:text-properties fo:background-color="#80FFFF"/>
    </style:style>
    <style:style style:name="T4988" style:parent-style-name="Domyślnaczcionkaakapitu" style:family="text">
      <style:text-properties fo:background-color="#80FFFF"/>
    </style:style>
    <style:style style:name="T4989" style:parent-style-name="Domyślnaczcionkaakapitu" style:family="text">
      <style:text-properties fo:background-color="#80FFFF"/>
    </style:style>
    <style:style style:name="T4990" style:parent-style-name="Domyślnaczcionkaakapitu" style:family="text">
      <style:text-properties fo:background-color="#80FFFF"/>
    </style:style>
    <style:style style:name="T4991" style:parent-style-name="Domyślnaczcionkaakapitu" style:family="text">
      <style:text-properties fo:background-color="#80FFFF"/>
    </style:style>
    <style:style style:name="T4992" style:parent-style-name="Domyślnaczcionkaakapitu" style:family="text">
      <style:text-properties fo:background-color="#80FFFF"/>
    </style:style>
    <style:style style:name="T4993" style:parent-style-name="Domyślnaczcionkaakapitu" style:family="text">
      <style:text-properties fo:background-color="#80FFFF"/>
    </style:style>
    <style:style style:name="T4994" style:parent-style-name="Domyślnaczcionkaakapitu" style:family="text">
      <style:text-properties fo:background-color="#80FFFF"/>
    </style:style>
    <style:style style:name="T4995" style:parent-style-name="Domyślnaczcionkaakapitu" style:family="text">
      <style:text-properties fo:background-color="#80FFFF"/>
    </style:style>
    <style:style style:name="P4996" style:parent-style-name="Normalny" style:family="paragraph">
      <style:paragraph-properties fo:text-align="justify" fo:line-height="150%"/>
    </style:style>
    <style:style style:name="T4997" style:parent-style-name="Domyślnaczcionkaakapitu" style:family="text">
      <style:text-properties fo:background-color="#80FFFF" style:text-underline-type="single" style:text-underline-style="solid" style:text-underline-width="auto" style:text-underline-mode="continuous"/>
    </style:style>
    <style:style style:name="T4998" style:parent-style-name="Domyślnaczcionkaakapitu" style:family="text">
      <style:text-properties style:text-underline-type="single" style:text-underline-style="solid" style:text-underline-width="auto" style:text-underline-mode="continuous"/>
    </style:style>
    <style:style style:name="T4999" style:parent-style-name="Domyślnaczcionkaakapitu" style:family="text">
      <style:text-properties fo:background-color="#80FFFF"/>
    </style:style>
    <style:style style:name="P5000" style:parent-style-name="Normalny" style:family="paragraph">
      <style:paragraph-properties fo:text-align="justify" fo:line-height="150%" fo:text-indent="0.2479in"/>
    </style:style>
    <style:style style:name="T5001" style:parent-style-name="Domyślnaczcionkaakapitu" style:family="text">
      <style:text-properties fo:background-color="#80FFFF"/>
    </style:style>
    <style:style style:name="T5002" style:parent-style-name="Domyślnaczcionkaakapitu" style:family="text">
      <style:text-properties fo:background-color="#80FFFF"/>
    </style:style>
    <style:style style:name="P5003" style:parent-style-name="Normalny" style:family="paragraph">
      <style:paragraph-properties fo:text-align="justify" fo:line-height="150%"/>
    </style:style>
    <style:style style:name="T5004" style:parent-style-name="Domyślnaczcionkaakapitu" style:family="text">
      <style:text-properties fo:background-color="#80FFFF" style:text-underline-type="single" style:text-underline-style="solid" style:text-underline-width="auto" style:text-underline-mode="continuous"/>
    </style:style>
    <style:style style:name="T5005" style:parent-style-name="Domyślnaczcionkaakapitu" style:family="text">
      <style:text-properties style:text-underline-type="single" style:text-underline-style="solid" style:text-underline-width="auto" style:text-underline-mode="continuous"/>
    </style:style>
    <style:style style:name="T5006" style:parent-style-name="Domyślnaczcionkaakapitu" style:family="text">
      <style:text-properties fo:background-color="#80FFFF"/>
    </style:style>
    <style:style style:name="P5007" style:parent-style-name="Normalny" style:family="paragraph">
      <style:paragraph-properties fo:text-align="justify" fo:line-height="150%" fo:text-indent="0.2479in"/>
    </style:style>
    <style:style style:name="T5008" style:parent-style-name="Domyślnaczcionkaakapitu" style:family="text">
      <style:text-properties fo:background-color="#80FFFF"/>
    </style:style>
    <style:style style:name="T5009" style:parent-style-name="Domyślnaczcionkaakapitu" style:family="text">
      <style:text-properties fo:background-color="#80FFFF"/>
    </style:style>
    <style:style style:name="T5010" style:parent-style-name="Domyślnaczcionkaakapitu" style:family="text">
      <style:text-properties fo:background-color="#80FFFF"/>
    </style:style>
    <style:style style:name="T5011" style:parent-style-name="Domyślnaczcionkaakapitu" style:family="text">
      <style:text-properties fo:background-color="#80FFFF"/>
    </style:style>
    <style:style style:name="T5012" style:parent-style-name="Domyślnaczcionkaakapitu" style:family="text">
      <style:text-properties fo:background-color="#80FFFF"/>
    </style:style>
    <style:style style:name="T5013" style:parent-style-name="Domyślnaczcionkaakapitu" style:family="text">
      <style:text-properties fo:background-color="#80FFFF"/>
    </style:style>
    <style:style style:name="T5014" style:parent-style-name="Domyślnaczcionkaakapitu" style:family="text">
      <style:text-properties fo:background-color="#80FFFF"/>
    </style:style>
    <style:style style:name="P5015" style:parent-style-name="Normalny" style:family="paragraph">
      <style:paragraph-properties fo:text-align="justify" fo:line-height="150%"/>
    </style:style>
    <style:style style:name="T5016" style:parent-style-name="Domyślnaczcionkaakapitu" style:family="text">
      <style:text-properties fo:background-color="#80FFFF"/>
    </style:style>
    <style:style style:name="P5017" style:parent-style-name="Normalny" style:family="paragraph">
      <style:paragraph-properties fo:text-align="justify" fo:line-height="150%"/>
    </style:style>
    <style:style style:name="T5018" style:parent-style-name="Domyślnaczcionkaakapitu" style:family="text">
      <style:text-properties fo:background-color="#80FFFF" style:text-underline-type="single" style:text-underline-style="solid" style:text-underline-width="auto" style:text-underline-mode="continuous"/>
    </style:style>
    <style:style style:name="T5019" style:parent-style-name="Domyślnaczcionkaakapitu" style:family="text">
      <style:text-properties style:text-underline-type="single" style:text-underline-style="solid" style:text-underline-width="auto" style:text-underline-mode="continuous"/>
    </style:style>
    <style:style style:name="T5020" style:parent-style-name="Domyślnaczcionkaakapitu" style:family="text">
      <style:text-properties fo:background-color="#80FFFF"/>
    </style:style>
    <style:style style:name="P5021" style:parent-style-name="Normalny" style:family="paragraph">
      <style:paragraph-properties fo:text-align="justify" fo:line-height="150%" fo:text-indent="0.2479in"/>
    </style:style>
    <style:style style:name="T5022" style:parent-style-name="Domyślnaczcionkaakapitu" style:family="text">
      <style:text-properties fo:background-color="#80FFFF"/>
    </style:style>
    <style:style style:name="P5023" style:parent-style-name="Normalny" style:family="paragraph">
      <style:paragraph-properties fo:text-align="justify" fo:line-height="150%"/>
    </style:style>
    <style:style style:name="T5024" style:parent-style-name="Domyślnaczcionkaakapitu" style:family="text">
      <style:text-properties style:text-underline-type="single" style:text-underline-style="solid" style:text-underline-width="auto" style:text-underline-mode="continuous"/>
    </style:style>
    <style:style style:name="T5025" style:parent-style-name="Domyślnaczcionkaakapitu" style:family="text">
      <style:text-properties fo:background-color="#80FFFF" style:text-underline-type="single" style:text-underline-style="solid" style:text-underline-width="auto" style:text-underline-mode="continuous"/>
    </style:style>
    <style:style style:name="T5026" style:parent-style-name="Domyślnaczcionkaakapitu" style:family="text">
      <style:text-properties style:text-underline-type="single" style:text-underline-style="solid" style:text-underline-width="auto" style:text-underline-mode="continuous"/>
    </style:style>
    <style:style style:name="T5027" style:parent-style-name="Domyślnaczcionkaakapitu" style:family="text">
      <style:text-properties fo:background-color="#80FFFF"/>
    </style:style>
    <style:style style:name="P5028" style:parent-style-name="Normalny" style:family="paragraph">
      <style:paragraph-properties fo:text-align="justify" fo:line-height="150%" fo:text-indent="0.2479in"/>
    </style:style>
    <style:style style:name="T5029" style:parent-style-name="Domyślnaczcionkaakapitu" style:family="text">
      <style:text-properties fo:background-color="#80FFFF"/>
    </style:style>
    <style:style style:name="T5030" style:parent-style-name="Domyślnaczcionkaakapitu" style:family="text">
      <style:text-properties fo:background-color="#80FFFF"/>
    </style:style>
    <style:style style:name="T5031" style:parent-style-name="Domyślnaczcionkaakapitu" style:family="text">
      <style:text-properties fo:background-color="#80FFFF"/>
    </style:style>
    <style:style style:name="T5032" style:parent-style-name="Domyślnaczcionkaakapitu" style:family="text">
      <style:text-properties fo:background-color="#80FFFF"/>
    </style:style>
    <style:style style:name="P5033" style:parent-style-name="Normalny" style:family="paragraph">
      <style:paragraph-properties fo:text-align="justify" fo:line-height="150%"/>
    </style:style>
    <style:style style:name="T5034" style:parent-style-name="Domyślnaczcionkaakapitu" style:family="text">
      <style:text-properties fo:background-color="#80FFFF"/>
    </style:style>
    <style:style style:name="T5035" style:parent-style-name="Domyślnaczcionkaakapitu" style:family="text">
      <style:text-properties fo:background-color="#80FFFF"/>
    </style:style>
    <style:style style:name="T5036" style:parent-style-name="Domyślnaczcionkaakapitu" style:family="text">
      <style:text-properties fo:background-color="#80FFFF"/>
    </style:style>
    <style:style style:name="T5037" style:parent-style-name="Domyślnaczcionkaakapitu" style:family="text">
      <style:text-properties fo:background-color="#80FFFF"/>
    </style:style>
    <style:style style:name="P5038" style:parent-style-name="Normalny" style:family="paragraph">
      <style:paragraph-properties fo:text-align="justify" fo:line-height="150%"/>
    </style:style>
    <style:style style:name="T5039" style:parent-style-name="Domyślnaczcionkaakapitu" style:family="text">
      <style:text-properties style:text-underline-type="single" style:text-underline-style="solid" style:text-underline-width="auto" style:text-underline-mode="continuous"/>
    </style:style>
    <style:style style:name="T5040" style:parent-style-name="Domyślnaczcionkaakapitu" style:family="text">
      <style:text-properties fo:background-color="#80FFFF" style:text-underline-type="single" style:text-underline-style="solid" style:text-underline-width="auto" style:text-underline-mode="continuous"/>
    </style:style>
    <style:style style:name="T5041" style:parent-style-name="Domyślnaczcionkaakapitu" style:family="text">
      <style:text-properties style:text-underline-type="single" style:text-underline-style="solid" style:text-underline-width="auto" style:text-underline-mode="continuous"/>
    </style:style>
    <style:style style:name="T5042" style:parent-style-name="Domyślnaczcionkaakapitu" style:family="text">
      <style:text-properties fo:background-color="#80FFFF"/>
    </style:style>
    <style:style style:name="P5043" style:parent-style-name="Normalny" style:family="paragraph">
      <style:paragraph-properties fo:text-align="justify" fo:line-height="150%" fo:text-indent="0.2479in"/>
    </style:style>
    <style:style style:name="T5044" style:parent-style-name="Domyślnaczcionkaakapitu" style:family="text">
      <style:text-properties fo:background-color="#80FFFF"/>
    </style:style>
    <style:style style:name="P5045" style:parent-style-name="Normalny" style:family="paragraph">
      <style:paragraph-properties fo:text-align="justify" fo:line-height="150%"/>
    </style:style>
    <style:style style:name="T5046" style:parent-style-name="Domyślnaczcionkaakapitu" style:family="text">
      <style:text-properties fo:background-color="#80FFFF"/>
    </style:style>
    <style:style style:name="T5047" style:parent-style-name="Domyślnaczcionkaakapitu" style:family="text">
      <style:text-properties fo:background-color="#80FFFF"/>
    </style:style>
    <style:style style:name="P5048" style:parent-style-name="Normalny" style:family="paragraph">
      <style:paragraph-properties fo:text-align="justify" fo:line-height="150%"/>
    </style:style>
    <style:style style:name="T5049" style:parent-style-name="Domyślnaczcionkaakapitu" style:family="text">
      <style:text-properties fo:background-color="#80FFFF"/>
    </style:style>
    <style:style style:name="T5050" style:parent-style-name="Domyślnaczcionkaakapitu" style:family="text">
      <style:text-properties fo:background-color="#80FFFF"/>
    </style:style>
    <style:style style:name="P5051" style:parent-style-name="Normalny" style:family="paragraph">
      <style:paragraph-properties fo:text-align="justify" fo:line-height="150%"/>
    </style:style>
    <style:style style:name="T5052" style:parent-style-name="Domyślnaczcionkaakapitu" style:family="text">
      <style:text-properties fo:background-color="#80FFFF"/>
    </style:style>
    <style:style style:name="T5053" style:parent-style-name="Domyślnaczcionkaakapitu" style:family="text">
      <style:text-properties fo:background-color="#80FFFF"/>
    </style:style>
    <style:style style:name="T5054" style:parent-style-name="Domyślnaczcionkaakapitu" style:family="text">
      <style:text-properties fo:background-color="#80FFFF"/>
    </style:style>
    <style:style style:name="P5055" style:parent-style-name="Normalny" style:family="paragraph">
      <style:paragraph-properties fo:text-align="justify" fo:line-height="150%"/>
    </style:style>
    <style:style style:name="T5056" style:parent-style-name="Domyślnaczcionkaakapitu" style:family="text">
      <style:text-properties fo:background-color="#80FFFF"/>
    </style:style>
    <style:style style:name="T5057" style:parent-style-name="Domyślnaczcionkaakapitu" style:family="text">
      <style:text-properties fo:background-color="#80FFFF"/>
    </style:style>
    <style:style style:name="T5058" style:parent-style-name="Domyślnaczcionkaakapitu" style:family="text">
      <style:text-properties fo:background-color="#80FFFF"/>
    </style:style>
    <style:style style:name="T5059" style:parent-style-name="Domyślnaczcionkaakapitu" style:family="text">
      <style:text-properties fo:background-color="#80FFFF"/>
    </style:style>
    <style:style style:name="P5060" style:parent-style-name="Normalny" style:family="paragraph">
      <style:paragraph-properties fo:text-align="justify" fo:line-height="150%">
        <style:tab-stops>
          <style:tab-stop style:type="left" style:position="3.3173in"/>
        </style:tab-stops>
      </style:paragraph-properties>
    </style:style>
    <style:style style:name="T5061" style:parent-style-name="Domyślnaczcionkaakapitu" style:family="text">
      <style:text-properties fo:background-color="#80FFFF" style:text-underline-type="single" style:text-underline-style="solid" style:text-underline-width="auto" style:text-underline-mode="continuous"/>
    </style:style>
    <style:style style:name="T5062" style:parent-style-name="Domyślnaczcionkaakapitu" style:family="text">
      <style:text-properties style:text-underline-type="single" style:text-underline-style="solid" style:text-underline-width="auto" style:text-underline-mode="continuous"/>
    </style:style>
    <style:style style:name="T5063" style:parent-style-name="Domyślnaczcionkaakapitu" style:family="text">
      <style:text-properties fo:background-color="#80FFFF" style:text-underline-type="single" style:text-underline-style="solid" style:text-underline-width="auto" style:text-underline-mode="continuous"/>
    </style:style>
    <style:style style:name="T5064" style:parent-style-name="Domyślnaczcionkaakapitu" style:family="text">
      <style:text-properties style:text-underline-type="single" style:text-underline-style="solid" style:text-underline-width="auto" style:text-underline-mode="continuous"/>
    </style:style>
    <style:style style:name="T5065" style:parent-style-name="Domyślnaczcionkaakapitu" style:family="text">
      <style:text-properties fo:background-color="#80FFFF" style:text-underline-type="single" style:text-underline-style="solid" style:text-underline-width="auto" style:text-underline-mode="continuous"/>
    </style:style>
    <style:style style:name="T5066" style:parent-style-name="Domyślnaczcionkaakapitu" style:family="text">
      <style:text-properties style:text-underline-type="single" style:text-underline-style="solid" style:text-underline-width="auto" style:text-underline-mode="continuous"/>
    </style:style>
    <style:style style:name="T5067" style:parent-style-name="Domyślnaczcionkaakapitu" style:family="text">
      <style:text-properties fo:background-color="#80FFFF" style:text-underline-type="single" style:text-underline-style="solid" style:text-underline-width="auto" style:text-underline-mode="continuous"/>
    </style:style>
    <style:style style:name="T5068" style:parent-style-name="Domyślnaczcionkaakapitu" style:family="text">
      <style:text-properties fo:background-color="#80FFFF"/>
    </style:style>
    <style:style style:name="P5069" style:parent-style-name="Normalny" style:family="paragraph">
      <style:paragraph-properties fo:text-align="justify" fo:line-height="150%" fo:text-indent="0.2479in">
        <style:tab-stops>
          <style:tab-stop style:type="left" style:position="3.3173in"/>
        </style:tab-stops>
      </style:paragraph-properties>
    </style:style>
    <style:style style:name="T5070" style:parent-style-name="Domyślnaczcionkaakapitu" style:family="text">
      <style:text-properties fo:background-color="#80FFFF"/>
    </style:style>
    <style:style style:name="P5071" style:parent-style-name="Normalny" style:family="paragraph">
      <style:paragraph-properties fo:text-align="justify" fo:line-height="150%"/>
    </style:style>
    <style:style style:name="T5072" style:parent-style-name="Domyślnaczcionkaakapitu" style:family="text">
      <style:text-properties fo:background-color="#80FFFF"/>
    </style:style>
    <style:style style:name="T5073" style:parent-style-name="Domyślnaczcionkaakapitu" style:family="text">
      <style:text-properties fo:background-color="#80FFFF"/>
    </style:style>
    <style:style style:name="P5074" style:parent-style-name="Normalny" style:family="paragraph">
      <style:paragraph-properties fo:text-align="justify" fo:line-height="150%"/>
    </style:style>
    <style:style style:name="T5075" style:parent-style-name="Domyślnaczcionkaakapitu" style:family="text">
      <style:text-properties style:text-underline-type="single" style:text-underline-style="solid" style:text-underline-width="auto" style:text-underline-mode="continuous"/>
    </style:style>
    <style:style style:name="T5076" style:parent-style-name="Domyślnaczcionkaakapitu" style:family="text">
      <style:text-properties fo:background-color="#80FFFF"/>
    </style:style>
    <style:style style:name="P5077" style:parent-style-name="Normalny" style:family="paragraph">
      <style:paragraph-properties fo:text-align="justify" fo:line-height="150%" fo:text-indent="0.2479in"/>
    </style:style>
    <style:style style:name="T5078" style:parent-style-name="Domyślnaczcionkaakapitu" style:family="text">
      <style:text-properties fo:background-color="#80FFFF"/>
    </style:style>
    <style:style style:name="T5079" style:parent-style-name="Domyślnaczcionkaakapitu" style:family="text">
      <style:text-properties fo:background-color="#80FFFF"/>
    </style:style>
    <style:style style:name="T5080" style:parent-style-name="Domyślnaczcionkaakapitu" style:family="text">
      <style:text-properties fo:background-color="#80FFFF"/>
    </style:style>
    <style:style style:name="T5081" style:parent-style-name="Domyślnaczcionkaakapitu" style:family="text">
      <style:text-properties fo:background-color="#80FFFF"/>
    </style:style>
    <style:style style:name="T5082" style:parent-style-name="Domyślnaczcionkaakapitu" style:family="text">
      <style:text-properties fo:background-color="#80FFFF"/>
    </style:style>
    <style:style style:name="P5083" style:parent-style-name="Normalny" style:family="paragraph">
      <style:paragraph-properties fo:text-align="justify" fo:line-height="150%" fo:text-indent="0.2479in"/>
    </style:style>
    <style:style style:name="T5084" style:parent-style-name="Domyślnaczcionkaakapitu" style:family="text">
      <style:text-properties fo:background-color="#80FFFF"/>
    </style:style>
    <style:style style:name="T5085" style:parent-style-name="Domyślnaczcionkaakapitu" style:family="text">
      <style:text-properties fo:background-color="#80FFFF"/>
    </style:style>
    <style:style style:name="T5086" style:parent-style-name="Domyślnaczcionkaakapitu" style:family="text">
      <style:text-properties fo:background-color="#80FFFF"/>
    </style:style>
    <style:style style:name="T5087" style:parent-style-name="Domyślnaczcionkaakapitu" style:family="text">
      <style:text-properties fo:background-color="#80FFFF"/>
    </style:style>
    <style:style style:name="T5088" style:parent-style-name="Domyślnaczcionkaakapitu" style:family="text">
      <style:text-properties fo:background-color="#80FFFF"/>
    </style:style>
    <style:style style:name="T5089" style:parent-style-name="Domyślnaczcionkaakapitu" style:family="text">
      <style:text-properties fo:background-color="#80FFFF"/>
    </style:style>
    <style:style style:name="P5090" style:parent-style-name="Normalny" style:family="paragraph">
      <style:paragraph-properties fo:text-align="justify" fo:line-height="150%"/>
    </style:style>
    <style:style style:name="T5091" style:parent-style-name="Domyślnaczcionkaakapitu" style:family="text">
      <style:text-properties fo:background-color="#80FFFF"/>
    </style:style>
    <style:style style:name="T5092" style:parent-style-name="Domyślnaczcionkaakapitu" style:family="text">
      <style:text-properties fo:background-color="#80FFFF"/>
    </style:style>
    <style:style style:name="P5093" style:parent-style-name="Normalny" style:family="paragraph">
      <style:paragraph-properties fo:text-align="justify" fo:line-height="150%"/>
    </style:style>
    <style:style style:name="T5094" style:parent-style-name="Domyślnaczcionkaakapitu" style:family="text">
      <style:text-properties style:text-underline-type="single" style:text-underline-style="solid" style:text-underline-width="auto" style:text-underline-mode="continuous"/>
    </style:style>
    <style:style style:name="T5095" style:parent-style-name="Domyślnaczcionkaakapitu" style:family="text">
      <style:text-properties fo:background-color="#80FFFF" style:text-underline-type="single" style:text-underline-style="solid" style:text-underline-width="auto" style:text-underline-mode="continuous"/>
    </style:style>
    <style:style style:name="T5096" style:parent-style-name="Domyślnaczcionkaakapitu" style:family="text">
      <style:text-properties style:text-underline-type="single" style:text-underline-style="solid" style:text-underline-width="auto" style:text-underline-mode="continuous"/>
    </style:style>
    <style:style style:name="T5097" style:parent-style-name="Domyślnaczcionkaakapitu" style:family="text">
      <style:text-properties fo:background-color="#80FFFF"/>
    </style:style>
    <style:style style:name="P5098" style:parent-style-name="Normalny" style:family="paragraph">
      <style:paragraph-properties fo:text-align="justify" fo:line-height="150%" fo:text-indent="0.2479in"/>
    </style:style>
    <style:style style:name="T5099" style:parent-style-name="Domyślnaczcionkaakapitu" style:family="text">
      <style:text-properties fo:background-color="#80FFFF"/>
    </style:style>
    <style:style style:name="T5100" style:parent-style-name="Domyślnaczcionkaakapitu" style:family="text">
      <style:text-properties fo:background-color="#80FFFF"/>
    </style:style>
    <style:style style:name="P5101" style:parent-style-name="Normalny" style:family="paragraph">
      <style:paragraph-properties fo:text-align="justify" fo:line-height="150%">
        <style:tab-stops>
          <style:tab-stop style:type="left" style:leader-style="dotted" style:leader-text="." style:position="2.0708in"/>
          <style:tab-stop style:type="left" style:leader-style="dotted" style:leader-text="." style:position="2.4923in"/>
        </style:tab-stops>
      </style:paragraph-properties>
    </style:style>
    <style:style style:name="T5102" style:parent-style-name="Domyślnaczcionkaakapitu" style:family="text">
      <style:text-properties fo:background-color="#80FFFF"/>
    </style:style>
    <style:style style:name="T5103" style:parent-style-name="Domyślnaczcionkaakapitu" style:family="text">
      <style:text-properties fo:background-color="#80FFFF"/>
    </style:style>
    <style:style style:name="P5104" style:parent-style-name="Normalny" style:family="paragraph">
      <style:paragraph-properties fo:text-align="justify" fo:line-height="150%"/>
    </style:style>
    <style:style style:name="T5105" style:parent-style-name="Domyślnaczcionkaakapitu" style:family="text">
      <style:text-properties fo:background-color="#80FFFF"/>
    </style:style>
    <style:style style:name="P5106" style:parent-style-name="Normalny" style:family="paragraph">
      <style:paragraph-properties fo:text-align="justify" fo:line-height="150%"/>
    </style:style>
    <style:style style:name="T5107" style:parent-style-name="Domyślnaczcionkaakapitu" style:family="text">
      <style:text-properties style:text-underline-type="single" style:text-underline-style="solid" style:text-underline-width="auto" style:text-underline-mode="continuous"/>
    </style:style>
    <style:style style:name="T5108" style:parent-style-name="Domyślnaczcionkaakapitu" style:family="text">
      <style:text-properties fo:background-color="#80FFFF"/>
    </style:style>
    <style:style style:name="P5109" style:parent-style-name="Normalny" style:family="paragraph">
      <style:paragraph-properties fo:text-align="justify" fo:line-height="150%" fo:text-indent="0.2479in"/>
    </style:style>
    <style:style style:name="T5110" style:parent-style-name="Domyślnaczcionkaakapitu" style:family="text">
      <style:text-properties fo:background-color="#80FFFF"/>
    </style:style>
    <style:style style:name="T5111" style:parent-style-name="Domyślnaczcionkaakapitu" style:family="text">
      <style:text-properties fo:background-color="#80FFFF"/>
    </style:style>
    <style:style style:name="T5112" style:parent-style-name="Domyślnaczcionkaakapitu" style:family="text">
      <style:text-properties fo:background-color="#80FFFF"/>
    </style:style>
    <style:style style:name="P5113" style:parent-style-name="Normalny" style:family="paragraph">
      <style:paragraph-properties fo:text-align="justify" fo:line-height="150%"/>
    </style:style>
    <style:style style:name="T5114" style:parent-style-name="Domyślnaczcionkaakapitu" style:family="text">
      <style:text-properties fo:background-color="#80FFFF"/>
    </style:style>
    <style:style style:name="T5115" style:parent-style-name="Domyślnaczcionkaakapitu" style:family="text">
      <style:text-properties fo:background-color="#80FFFF"/>
    </style:style>
    <style:style style:name="P5116" style:parent-style-name="Normalny" style:family="paragraph">
      <style:paragraph-properties fo:text-align="justify" fo:line-height="150%"/>
    </style:style>
    <style:style style:name="T5117" style:parent-style-name="Domyślnaczcionkaakapitu" style:family="text">
      <style:text-properties style:text-underline-type="single" style:text-underline-style="solid" style:text-underline-width="auto" style:text-underline-mode="continuous"/>
    </style:style>
    <style:style style:name="T5118" style:parent-style-name="Domyślnaczcionkaakapitu" style:family="text">
      <style:text-properties fo:background-color="#80FFFF" style:text-underline-type="single" style:text-underline-style="solid" style:text-underline-width="auto" style:text-underline-mode="continuous"/>
    </style:style>
    <style:style style:name="T5119" style:parent-style-name="Domyślnaczcionkaakapitu" style:family="text">
      <style:text-properties style:text-underline-type="single" style:text-underline-style="solid" style:text-underline-width="auto" style:text-underline-mode="continuous"/>
    </style:style>
    <style:style style:name="T5120" style:parent-style-name="Domyślnaczcionkaakapitu" style:family="text">
      <style:text-properties fo:background-color="#80FFFF" style:text-underline-type="single" style:text-underline-style="solid" style:text-underline-width="auto" style:text-underline-mode="continuous"/>
    </style:style>
    <style:style style:name="T5121" style:parent-style-name="Domyślnaczcionkaakapitu" style:family="text">
      <style:text-properties fo:background-color="#80FFFF"/>
    </style:style>
    <style:style style:name="P5122" style:parent-style-name="Normalny" style:family="paragraph">
      <style:paragraph-properties fo:text-align="justify" fo:line-height="150%" fo:text-indent="0.2479in"/>
    </style:style>
    <style:style style:name="T5123" style:parent-style-name="Domyślnaczcionkaakapitu" style:family="text">
      <style:text-properties fo:background-color="#80FFFF"/>
    </style:style>
    <style:style style:name="T5124" style:parent-style-name="Domyślnaczcionkaakapitu" style:family="text">
      <style:text-properties fo:background-color="#80FFFF"/>
    </style:style>
    <style:style style:name="T5125" style:parent-style-name="Domyślnaczcionkaakapitu" style:family="text">
      <style:text-properties fo:background-color="#80FFFF"/>
    </style:style>
    <style:style style:name="T5126" style:parent-style-name="Domyślnaczcionkaakapitu" style:family="text">
      <style:text-properties fo:background-color="#80FFFF"/>
    </style:style>
    <style:style style:name="T5127" style:parent-style-name="Domyślnaczcionkaakapitu" style:family="text">
      <style:text-properties fo:background-color="#80FFFF"/>
    </style:style>
    <style:style style:name="T5128" style:parent-style-name="Domyślnaczcionkaakapitu" style:family="text">
      <style:text-properties fo:background-color="#80FFFF"/>
    </style:style>
    <style:style style:name="T5129" style:parent-style-name="Domyślnaczcionkaakapitu" style:family="text">
      <style:text-properties fo:background-color="#80FFFF"/>
    </style:style>
    <style:style style:name="T5130" style:parent-style-name="Domyślnaczcionkaakapitu" style:family="text">
      <style:text-properties fo:background-color="#80FFFF"/>
    </style:style>
    <style:style style:name="T5131" style:parent-style-name="Domyślnaczcionkaakapitu" style:family="text">
      <style:text-properties fo:background-color="#80FFFF"/>
    </style:style>
    <style:style style:name="T5132" style:parent-style-name="Domyślnaczcionkaakapitu" style:family="text">
      <style:text-properties fo:background-color="#80FFFF"/>
    </style:style>
    <style:style style:name="P5133" style:parent-style-name="Normalny" style:family="paragraph">
      <style:paragraph-properties fo:text-align="justify" fo:line-height="150%"/>
    </style:style>
    <style:style style:name="T5134" style:parent-style-name="Domyślnaczcionkaakapitu" style:family="text">
      <style:text-properties fo:background-color="#80FFFF"/>
    </style:style>
    <style:style style:name="T5135" style:parent-style-name="Domyślnaczcionkaakapitu" style:family="text">
      <style:text-properties fo:background-color="#80FFFF"/>
    </style:style>
    <style:style style:name="T5136" style:parent-style-name="Domyślnaczcionkaakapitu" style:family="text">
      <style:text-properties fo:background-color="#80FFFF"/>
    </style:style>
    <style:style style:name="T5137" style:parent-style-name="Domyślnaczcionkaakapitu" style:family="text">
      <style:text-properties fo:background-color="#80FFFF"/>
    </style:style>
    <style:style style:name="T5138" style:parent-style-name="Domyślnaczcionkaakapitu" style:family="text">
      <style:text-properties fo:background-color="#80FFFF"/>
    </style:style>
    <style:style style:name="P5139" style:parent-style-name="Normalny" style:family="paragraph">
      <style:paragraph-properties fo:text-align="justify" fo:line-height="150%"/>
    </style:style>
    <style:style style:name="T5140" style:parent-style-name="Domyślnaczcionkaakapitu" style:family="text">
      <style:text-properties style:text-underline-type="single" style:text-underline-style="solid" style:text-underline-width="auto" style:text-underline-mode="continuous"/>
    </style:style>
    <style:style style:name="T5141" style:parent-style-name="Domyślnaczcionkaakapitu" style:family="text">
      <style:text-properties fo:background-color="#80FFFF"/>
    </style:style>
    <style:style style:name="P5142" style:parent-style-name="Normalny" style:family="paragraph">
      <style:paragraph-properties fo:text-align="justify" fo:line-height="150%" fo:text-indent="0.2479in"/>
    </style:style>
    <style:style style:name="T5143" style:parent-style-name="Domyślnaczcionkaakapitu" style:family="text">
      <style:text-properties fo:background-color="#80FFFF"/>
    </style:style>
    <style:style style:name="T5144" style:parent-style-name="Domyślnaczcionkaakapitu" style:family="text">
      <style:text-properties fo:background-color="#80FFFF"/>
    </style:style>
    <style:style style:name="P5145" style:parent-style-name="Normalny" style:family="paragraph">
      <style:paragraph-properties fo:text-align="justify" fo:line-height="150%" fo:text-indent="0.2479in"/>
    </style:style>
    <style:style style:name="T5146" style:parent-style-name="Domyślnaczcionkaakapitu" style:family="text">
      <style:text-properties fo:background-color="#80FFFF"/>
    </style:style>
    <style:style style:name="T5147" style:parent-style-name="Domyślnaczcionkaakapitu" style:family="text">
      <style:text-properties fo:background-color="#80FFFF"/>
    </style:style>
    <style:style style:name="T5148" style:parent-style-name="Domyślnaczcionkaakapitu" style:family="text">
      <style:text-properties fo:background-color="#80FFFF"/>
    </style:style>
    <style:style style:name="T5149" style:parent-style-name="Domyślnaczcionkaakapitu" style:family="text">
      <style:text-properties fo:background-color="#80FFFF"/>
    </style:style>
    <style:style style:name="T5150" style:parent-style-name="Domyślnaczcionkaakapitu" style:family="text">
      <style:text-properties fo:background-color="#80FFFF"/>
    </style:style>
    <style:style style:name="T5151" style:parent-style-name="Domyślnaczcionkaakapitu" style:family="text">
      <style:text-properties fo:background-color="#80FFFF"/>
    </style:style>
    <style:style style:name="T5152" style:parent-style-name="Domyślnaczcionkaakapitu" style:family="text">
      <style:text-properties fo:background-color="#80FFFF"/>
    </style:style>
    <style:style style:name="T5153" style:parent-style-name="Domyślnaczcionkaakapitu" style:family="text">
      <style:text-properties fo:background-color="#80FFFF"/>
    </style:style>
    <style:style style:name="P5154" style:parent-style-name="Normalny" style:family="paragraph">
      <style:paragraph-properties fo:text-align="justify" fo:line-height="150%"/>
    </style:style>
    <style:style style:name="T5155" style:parent-style-name="Domyślnaczcionkaakapitu" style:family="text">
      <style:text-properties fo:background-color="#80FFFF"/>
    </style:style>
    <style:style style:name="T5156" style:parent-style-name="Domyślnaczcionkaakapitu" style:family="text">
      <style:text-properties fo:background-color="#80FFFF"/>
    </style:style>
    <style:style style:name="T5157" style:parent-style-name="Domyślnaczcionkaakapitu" style:family="text">
      <style:text-properties fo:background-color="#80FFFF"/>
    </style:style>
    <style:style style:name="P5158" style:parent-style-name="Normalny" style:family="paragraph">
      <style:paragraph-properties fo:text-align="justify" fo:line-height="150%"/>
    </style:style>
    <style:style style:name="T5159" style:parent-style-name="Domyślnaczcionkaakapitu" style:family="text">
      <style:text-properties fo:background-color="#80FFFF"/>
    </style:style>
    <style:style style:name="T5160" style:parent-style-name="Domyślnaczcionkaakapitu" style:family="text">
      <style:text-properties fo:background-color="#80FFFF"/>
    </style:style>
    <style:style style:name="T5161" style:parent-style-name="Domyślnaczcionkaakapitu" style:family="text">
      <style:text-properties fo:background-color="#80FFFF"/>
    </style:style>
    <style:style style:name="P5162" style:parent-style-name="Normalny" style:family="paragraph">
      <style:paragraph-properties fo:text-align="justify" fo:line-height="150%"/>
    </style:style>
    <style:style style:name="T5163" style:parent-style-name="Domyślnaczcionkaakapitu" style:family="text">
      <style:text-properties style:text-underline-type="single" style:text-underline-style="solid" style:text-underline-width="auto" style:text-underline-mode="continuous"/>
    </style:style>
    <style:style style:name="T5164" style:parent-style-name="Domyślnaczcionkaakapitu" style:family="text">
      <style:text-properties fo:background-color="#80FFFF"/>
    </style:style>
    <style:style style:name="P5165" style:parent-style-name="Normalny" style:family="paragraph">
      <style:paragraph-properties fo:text-align="justify" fo:line-height="150%" fo:text-indent="0.2479in"/>
    </style:style>
    <style:style style:name="T5166" style:parent-style-name="Domyślnaczcionkaakapitu" style:family="text">
      <style:text-properties fo:background-color="#80FFFF"/>
    </style:style>
    <style:style style:name="T5167" style:parent-style-name="Domyślnaczcionkaakapitu" style:family="text">
      <style:text-properties fo:background-color="#80FFFF"/>
    </style:style>
    <style:style style:name="P5168" style:parent-style-name="Normalny" style:family="paragraph">
      <style:paragraph-properties fo:text-align="justify" fo:line-height="150%"/>
    </style:style>
    <style:style style:name="T5169" style:parent-style-name="Domyślnaczcionkaakapitu" style:family="text">
      <style:text-properties fo:background-color="#80FFFF"/>
    </style:style>
    <style:style style:name="T5170" style:parent-style-name="Domyślnaczcionkaakapitu" style:family="text">
      <style:text-properties fo:background-color="#80FFFF"/>
    </style:style>
    <style:style style:name="T5171" style:parent-style-name="Domyślnaczcionkaakapitu" style:family="text">
      <style:text-properties fo:background-color="#80FFFF"/>
    </style:style>
    <style:style style:name="P5172" style:parent-style-name="Normalny" style:family="paragraph">
      <style:paragraph-properties fo:text-align="justify" fo:line-height="150%"/>
    </style:style>
    <style:style style:name="T5173" style:parent-style-name="Domyślnaczcionkaakapitu" style:family="text">
      <style:text-properties style:text-underline-type="single" style:text-underline-style="solid" style:text-underline-width="auto" style:text-underline-mode="continuous"/>
    </style:style>
    <style:style style:name="T5174" style:parent-style-name="Domyślnaczcionkaakapitu" style:family="text">
      <style:text-properties fo:background-color="#80FFFF" style:text-underline-type="single" style:text-underline-style="solid" style:text-underline-width="auto" style:text-underline-mode="continuous"/>
    </style:style>
    <style:style style:name="T5175" style:parent-style-name="Domyślnaczcionkaakapitu" style:family="text">
      <style:text-properties style:text-underline-type="single" style:text-underline-style="solid" style:text-underline-width="auto" style:text-underline-mode="continuous"/>
    </style:style>
    <style:style style:name="T5176" style:parent-style-name="Domyślnaczcionkaakapitu" style:family="text">
      <style:text-properties fo:background-color="#80FFFF"/>
    </style:style>
    <style:style style:name="P5177" style:parent-style-name="Normalny" style:family="paragraph">
      <style:paragraph-properties fo:text-align="justify" fo:line-height="150%" fo:text-indent="0.2479in"/>
    </style:style>
    <style:style style:name="T5178" style:parent-style-name="Domyślnaczcionkaakapitu" style:family="text">
      <style:text-properties fo:background-color="#80FFFF"/>
    </style:style>
    <style:style style:name="T5179" style:parent-style-name="Domyślnaczcionkaakapitu" style:family="text">
      <style:text-properties fo:background-color="#80FFFF"/>
    </style:style>
    <style:style style:name="T5180" style:parent-style-name="Domyślnaczcionkaakapitu" style:family="text">
      <style:text-properties fo:background-color="#80FFFF"/>
    </style:style>
    <style:style style:name="T5181" style:parent-style-name="Domyślnaczcionkaakapitu" style:family="text">
      <style:text-properties fo:background-color="#80FFFF"/>
    </style:style>
    <style:style style:name="T5182" style:parent-style-name="Domyślnaczcionkaakapitu" style:family="text">
      <style:text-properties fo:background-color="#80FFFF"/>
    </style:style>
    <style:style style:name="P5183" style:parent-style-name="Normalny" style:family="paragraph">
      <style:paragraph-properties fo:text-align="justify" fo:line-height="150%"/>
    </style:style>
    <style:style style:name="T5184" style:parent-style-name="Domyślnaczcionkaakapitu" style:family="text">
      <style:text-properties fo:background-color="#80FFFF"/>
    </style:style>
    <style:style style:name="P5185" style:parent-style-name="Normalny" style:family="paragraph">
      <style:paragraph-properties fo:text-align="justify" fo:line-height="150%"/>
    </style:style>
    <style:style style:name="T5186" style:parent-style-name="Domyślnaczcionkaakapitu" style:family="text">
      <style:text-properties style:text-underline-type="single" style:text-underline-style="solid" style:text-underline-width="auto" style:text-underline-mode="continuous"/>
    </style:style>
    <style:style style:name="T5187" style:parent-style-name="Domyślnaczcionkaakapitu" style:family="text">
      <style:text-properties fo:background-color="#80FFFF"/>
    </style:style>
    <style:style style:name="P5188" style:parent-style-name="Normalny" style:family="paragraph">
      <style:paragraph-properties fo:text-align="justify" fo:line-height="150%" fo:text-indent="0.2479in"/>
    </style:style>
    <style:style style:name="T5189" style:parent-style-name="Domyślnaczcionkaakapitu" style:family="text">
      <style:text-properties fo:background-color="#80FFFF"/>
    </style:style>
    <style:style style:name="T5190" style:parent-style-name="Domyślnaczcionkaakapitu" style:family="text">
      <style:text-properties fo:background-color="#80FFFF"/>
    </style:style>
    <style:style style:name="T5191" style:parent-style-name="Domyślnaczcionkaakapitu" style:family="text">
      <style:text-properties fo:background-color="#80FFFF"/>
    </style:style>
    <style:style style:name="T5192" style:parent-style-name="Domyślnaczcionkaakapitu" style:family="text">
      <style:text-properties fo:background-color="#80FFFF"/>
    </style:style>
    <style:style style:name="T5193" style:parent-style-name="Domyślnaczcionkaakapitu" style:family="text">
      <style:text-properties fo:background-color="#80FFFF"/>
    </style:style>
    <style:style style:name="T5194" style:parent-style-name="Domyślnaczcionkaakapitu" style:family="text">
      <style:text-properties fo:background-color="#80FFFF"/>
    </style:style>
    <style:style style:name="P5195" style:parent-style-name="Normalny" style:family="paragraph">
      <style:paragraph-properties fo:text-align="justify" fo:line-height="150%"/>
    </style:style>
    <style:style style:name="T5196" style:parent-style-name="Domyślnaczcionkaakapitu" style:family="text">
      <style:text-properties fo:background-color="#80FFFF"/>
    </style:style>
    <style:style style:name="P5197" style:parent-style-name="Normalny" style:family="paragraph">
      <style:paragraph-properties fo:text-align="justify" fo:line-height="150%"/>
    </style:style>
    <style:style style:name="T5198" style:parent-style-name="Domyślnaczcionkaakapitu" style:family="text">
      <style:text-properties style:text-underline-type="single" style:text-underline-style="solid" style:text-underline-width="auto" style:text-underline-mode="continuous"/>
    </style:style>
    <style:style style:name="T5199" style:parent-style-name="Domyślnaczcionkaakapitu" style:family="text">
      <style:text-properties fo:background-color="#80FFFF" style:text-underline-type="single" style:text-underline-style="solid" style:text-underline-width="auto" style:text-underline-mode="continuous"/>
    </style:style>
    <style:style style:name="T5200" style:parent-style-name="Domyślnaczcionkaakapitu" style:family="text">
      <style:text-properties style:text-underline-type="single" style:text-underline-style="solid" style:text-underline-width="auto" style:text-underline-mode="continuous"/>
    </style:style>
    <style:style style:name="T5201" style:parent-style-name="Domyślnaczcionkaakapitu" style:family="text">
      <style:text-properties fo:background-color="#80FFFF"/>
    </style:style>
    <style:style style:name="P5202" style:parent-style-name="Normalny" style:family="paragraph">
      <style:paragraph-properties fo:text-align="justify" fo:line-height="150%" fo:text-indent="0.2479in"/>
    </style:style>
    <style:style style:name="T5203" style:parent-style-name="Domyślnaczcionkaakapitu" style:family="text">
      <style:text-properties fo:background-color="#80FFFF"/>
    </style:style>
    <style:style style:name="T5204" style:parent-style-name="Domyślnaczcionkaakapitu" style:family="text">
      <style:text-properties fo:background-color="#80FFFF"/>
    </style:style>
    <style:style style:name="P5205" style:parent-style-name="Normalny" style:family="paragraph">
      <style:paragraph-properties fo:text-align="justify" fo:line-height="150%"/>
    </style:style>
    <style:style style:name="T5206" style:parent-style-name="Domyślnaczcionkaakapitu" style:family="text">
      <style:text-properties fo:background-color="#80FFFF"/>
    </style:style>
    <style:style style:name="T5207" style:parent-style-name="Domyślnaczcionkaakapitu" style:family="text">
      <style:text-properties fo:background-color="#80FFFF"/>
    </style:style>
    <style:style style:name="P5208" style:parent-style-name="Normalny" style:family="paragraph">
      <style:paragraph-properties fo:text-align="justify" fo:line-height="150%"/>
    </style:style>
    <style:style style:name="T5209" style:parent-style-name="Domyślnaczcionkaakapitu" style:family="text">
      <style:text-properties style:text-underline-type="single" style:text-underline-style="solid" style:text-underline-width="auto" style:text-underline-mode="continuous"/>
    </style:style>
    <style:style style:name="T5210" style:parent-style-name="Domyślnaczcionkaakapitu" style:family="text">
      <style:text-properties fo:background-color="#80FFFF" style:text-underline-type="single" style:text-underline-style="solid" style:text-underline-width="auto" style:text-underline-mode="continuous"/>
    </style:style>
    <style:style style:name="T5211" style:parent-style-name="Domyślnaczcionkaakapitu" style:family="text">
      <style:text-properties style:text-underline-type="single" style:text-underline-style="solid" style:text-underline-width="auto" style:text-underline-mode="continuous"/>
    </style:style>
    <style:style style:name="T5212" style:parent-style-name="Domyślnaczcionkaakapitu" style:family="text">
      <style:text-properties fo:background-color="#80FFFF"/>
    </style:style>
    <style:style style:name="P5213" style:parent-style-name="Normalny" style:family="paragraph">
      <style:paragraph-properties fo:text-align="justify" fo:line-height="150%" fo:text-indent="0.2479in"/>
      <style:text-properties fo:background-color="#80FFFF"/>
    </style:style>
    <style:style style:name="P5214" style:parent-style-name="Normalny" style:family="paragraph">
      <style:paragraph-properties fo:text-align="justify" fo:line-height="150%"/>
    </style:style>
    <style:style style:name="T5215" style:parent-style-name="Domyślnaczcionkaakapitu" style:family="text">
      <style:text-properties fo:background-color="#80FFFF"/>
    </style:style>
    <style:style style:name="T5216" style:parent-style-name="Domyślnaczcionkaakapitu" style:family="text">
      <style:text-properties fo:background-color="#80FFFF"/>
    </style:style>
    <style:style style:name="P5217" style:parent-style-name="Normalny" style:family="paragraph">
      <style:paragraph-properties fo:text-align="justify" fo:line-height="150%"/>
    </style:style>
    <style:style style:name="T5218" style:parent-style-name="Domyślnaczcionkaakapitu" style:family="text">
      <style:text-properties style:text-underline-type="single" style:text-underline-style="solid" style:text-underline-width="auto" style:text-underline-mode="continuous"/>
    </style:style>
    <style:style style:name="T5219" style:parent-style-name="Domyślnaczcionkaakapitu" style:family="text">
      <style:text-properties fo:background-color="#80FFFF"/>
    </style:style>
    <style:style style:name="P5220" style:parent-style-name="Normalny" style:family="paragraph">
      <style:paragraph-properties fo:text-align="justify" fo:line-height="150%" fo:text-indent="0.2479in"/>
    </style:style>
    <style:style style:name="T5221" style:parent-style-name="Domyślnaczcionkaakapitu" style:family="text">
      <style:text-properties fo:background-color="#80FFFF"/>
    </style:style>
    <style:style style:name="T5222" style:parent-style-name="Domyślnaczcionkaakapitu" style:family="text">
      <style:text-properties fo:background-color="#80FFFF"/>
    </style:style>
    <style:style style:name="T5223" style:parent-style-name="Domyślnaczcionkaakapitu" style:family="text">
      <style:text-properties fo:background-color="#80FFFF"/>
    </style:style>
    <style:style style:name="T5224" style:parent-style-name="Domyślnaczcionkaakapitu" style:family="text">
      <style:text-properties fo:background-color="#80FFFF"/>
    </style:style>
    <style:style style:name="P5225" style:parent-style-name="Normalny" style:family="paragraph">
      <style:paragraph-properties fo:text-align="justify" fo:line-height="150%"/>
    </style:style>
    <style:style style:name="T5226" style:parent-style-name="Domyślnaczcionkaakapitu" style:family="text">
      <style:text-properties fo:background-color="#80FFFF"/>
    </style:style>
    <style:style style:name="T5227" style:parent-style-name="Domyślnaczcionkaakapitu" style:family="text">
      <style:text-properties fo:background-color="#80FFFF"/>
    </style:style>
    <style:style style:name="P5228" style:parent-style-name="Normalny" style:family="paragraph">
      <style:paragraph-properties fo:text-align="justify" fo:line-height="150%"/>
    </style:style>
    <style:style style:name="T5229" style:parent-style-name="Domyślnaczcionkaakapitu" style:family="text">
      <style:text-properties style:text-underline-type="single" style:text-underline-style="solid" style:text-underline-width="auto" style:text-underline-mode="continuous"/>
    </style:style>
    <style:style style:name="T5230" style:parent-style-name="Domyślnaczcionkaakapitu" style:family="text">
      <style:text-properties fo:background-color="#80FFFF"/>
    </style:style>
    <style:style style:name="P5231" style:parent-style-name="Normalny" style:family="paragraph">
      <style:paragraph-properties fo:text-align="justify" fo:line-height="150%" fo:text-indent="0.2479in"/>
    </style:style>
    <style:style style:name="T5232" style:parent-style-name="Domyślnaczcionkaakapitu" style:family="text">
      <style:text-properties fo:background-color="#80FFFF"/>
    </style:style>
    <style:style style:name="P5233" style:parent-style-name="Normalny" style:family="paragraph">
      <style:paragraph-properties fo:text-align="justify" fo:line-height="150%"/>
    </style:style>
    <style:style style:name="T5234" style:parent-style-name="Domyślnaczcionkaakapitu" style:family="text">
      <style:text-properties fo:background-color="#80FFFF"/>
    </style:style>
    <style:style style:name="T5235" style:parent-style-name="Domyślnaczcionkaakapitu" style:family="text">
      <style:text-properties fo:background-color="#80FFFF"/>
    </style:style>
    <style:style style:name="P5236" style:parent-style-name="Normalny" style:family="paragraph">
      <style:paragraph-properties fo:text-align="justify" fo:line-height="150%"/>
    </style:style>
    <style:style style:name="T5237" style:parent-style-name="Domyślnaczcionkaakapitu" style:family="text">
      <style:text-properties style:text-underline-type="single" style:text-underline-style="solid" style:text-underline-width="auto" style:text-underline-mode="continuous"/>
    </style:style>
    <style:style style:name="T5238" style:parent-style-name="Domyślnaczcionkaakapitu" style:family="text">
      <style:text-properties fo:background-color="#80FFFF" style:text-underline-type="single" style:text-underline-style="solid" style:text-underline-width="auto" style:text-underline-mode="continuous"/>
    </style:style>
    <style:style style:name="T5239" style:parent-style-name="Domyślnaczcionkaakapitu" style:family="text">
      <style:text-properties style:text-underline-type="single" style:text-underline-style="solid" style:text-underline-width="auto" style:text-underline-mode="continuous"/>
    </style:style>
    <style:style style:name="T5240" style:parent-style-name="Domyślnaczcionkaakapitu" style:family="text">
      <style:text-properties fo:background-color="#80FFFF"/>
    </style:style>
    <style:style style:name="P5241" style:parent-style-name="Normalny" style:family="paragraph">
      <style:paragraph-properties fo:text-align="justify" fo:line-height="150%" fo:text-indent="0.2479in"/>
    </style:style>
    <style:style style:name="T5242" style:parent-style-name="Domyślnaczcionkaakapitu" style:family="text">
      <style:text-properties fo:background-color="#80FFFF"/>
    </style:style>
    <style:style style:name="P5243" style:parent-style-name="Normalny" style:family="paragraph">
      <style:paragraph-properties fo:text-align="justify" fo:line-height="150%"/>
    </style:style>
    <style:style style:name="T5244" style:parent-style-name="Domyślnaczcionkaakapitu" style:family="text">
      <style:text-properties fo:background-color="#80FFFF" style:text-underline-type="single" style:text-underline-style="solid" style:text-underline-width="auto" style:text-underline-mode="continuous"/>
    </style:style>
    <style:style style:name="T5245" style:parent-style-name="Domyślnaczcionkaakapitu" style:family="text">
      <style:text-properties style:text-underline-type="single" style:text-underline-style="solid" style:text-underline-width="auto" style:text-underline-mode="continuous"/>
    </style:style>
    <style:style style:name="T5246" style:parent-style-name="Domyślnaczcionkaakapitu" style:family="text">
      <style:text-properties fo:background-color="#80FFFF"/>
    </style:style>
    <style:style style:name="P5247" style:parent-style-name="Normalny" style:family="paragraph">
      <style:paragraph-properties fo:text-align="justify" fo:line-height="150%" fo:text-indent="0.2479in"/>
    </style:style>
    <style:style style:name="T5248" style:parent-style-name="Domyślnaczcionkaakapitu" style:family="text">
      <style:text-properties fo:background-color="#80FFFF"/>
    </style:style>
    <style:style style:name="T5249" style:parent-style-name="Domyślnaczcionkaakapitu" style:family="text">
      <style:text-properties fo:background-color="#80FFFF"/>
    </style:style>
    <style:style style:name="T5250" style:parent-style-name="Domyślnaczcionkaakapitu" style:family="text">
      <style:text-properties fo:background-color="#80FFFF"/>
    </style:style>
    <style:style style:name="T5251" style:parent-style-name="Domyślnaczcionkaakapitu" style:family="text">
      <style:text-properties fo:background-color="#80FFFF"/>
    </style:style>
    <style:style style:name="T5252" style:parent-style-name="Domyślnaczcionkaakapitu" style:family="text">
      <style:text-properties fo:background-color="#80FFFF"/>
    </style:style>
    <style:style style:name="T5253" style:parent-style-name="Domyślnaczcionkaakapitu" style:family="text">
      <style:text-properties fo:background-color="#80FFFF"/>
    </style:style>
    <style:style style:name="T5254" style:parent-style-name="Domyślnaczcionkaakapitu" style:family="text">
      <style:text-properties fo:background-color="#80FFFF"/>
    </style:style>
    <style:style style:name="T5255" style:parent-style-name="Domyślnaczcionkaakapitu" style:family="text">
      <style:text-properties fo:background-color="#80FFFF"/>
    </style:style>
    <style:style style:name="T5256" style:parent-style-name="Domyślnaczcionkaakapitu" style:family="text">
      <style:text-properties fo:background-color="#80FFFF"/>
    </style:style>
    <style:style style:name="P5257" style:parent-style-name="Normalny" style:family="paragraph">
      <style:paragraph-properties fo:text-align="justify" fo:line-height="150%"/>
    </style:style>
    <style:style style:name="T5258" style:parent-style-name="Domyślnaczcionkaakapitu" style:family="text">
      <style:text-properties fo:background-color="#80FFFF"/>
    </style:style>
    <style:style style:name="P5259" style:parent-style-name="Normalny" style:family="paragraph">
      <style:paragraph-properties fo:text-align="justify" fo:line-height="150%"/>
    </style:style>
    <style:style style:name="T5260" style:parent-style-name="Domyślnaczcionkaakapitu" style:family="text">
      <style:text-properties style:text-underline-type="single" style:text-underline-style="solid" style:text-underline-width="auto" style:text-underline-mode="continuous"/>
    </style:style>
    <style:style style:name="T5261" style:parent-style-name="Domyślnaczcionkaakapitu" style:family="text">
      <style:text-properties fo:background-color="#80FFFF" style:text-underline-type="single" style:text-underline-style="solid" style:text-underline-width="auto" style:text-underline-mode="continuous"/>
    </style:style>
    <style:style style:name="T5262" style:parent-style-name="Domyślnaczcionkaakapitu" style:family="text">
      <style:text-properties style:text-underline-type="single" style:text-underline-style="solid" style:text-underline-width="auto" style:text-underline-mode="continuous"/>
    </style:style>
    <style:style style:name="T5263" style:parent-style-name="Domyślnaczcionkaakapitu" style:family="text">
      <style:text-properties fo:background-color="#80FFFF"/>
    </style:style>
    <style:style style:name="P5264" style:parent-style-name="Normalny" style:family="paragraph">
      <style:paragraph-properties fo:text-align="justify" fo:line-height="150%" fo:text-indent="0.2479in"/>
    </style:style>
    <style:style style:name="T5265" style:parent-style-name="Domyślnaczcionkaakapitu" style:family="text">
      <style:text-properties fo:background-color="#80FFFF"/>
    </style:style>
    <style:style style:name="T5266" style:parent-style-name="Domyślnaczcionkaakapitu" style:family="text">
      <style:text-properties fo:background-color="#80FFFF"/>
    </style:style>
    <style:style style:name="T5267" style:parent-style-name="Domyślnaczcionkaakapitu" style:family="text">
      <style:text-properties fo:background-color="#80FFFF"/>
    </style:style>
    <style:style style:name="T5268" style:parent-style-name="Domyślnaczcionkaakapitu" style:family="text">
      <style:text-properties fo:background-color="#80FFFF"/>
    </style:style>
    <style:style style:name="T5269" style:parent-style-name="Domyślnaczcionkaakapitu" style:family="text">
      <style:text-properties fo:background-color="#80FFFF"/>
    </style:style>
    <style:style style:name="T5270" style:parent-style-name="Domyślnaczcionkaakapitu" style:family="text">
      <style:text-properties fo:background-color="#80FFFF"/>
    </style:style>
    <style:style style:name="T5271" style:parent-style-name="Domyślnaczcionkaakapitu" style:family="text">
      <style:text-properties fo:background-color="#80FFFF"/>
    </style:style>
    <style:style style:name="T5272" style:parent-style-name="Domyślnaczcionkaakapitu" style:family="text">
      <style:text-properties fo:background-color="#80FFFF"/>
    </style:style>
    <style:style style:name="T5273" style:parent-style-name="Domyślnaczcionkaakapitu" style:family="text">
      <style:text-properties fo:background-color="#80FFFF"/>
    </style:style>
    <style:style style:name="P5274" style:parent-style-name="Normalny" style:family="paragraph">
      <style:paragraph-properties fo:text-align="justify" fo:line-height="150%"/>
    </style:style>
    <style:style style:name="T5275" style:parent-style-name="Domyślnaczcionkaakapitu" style:family="text">
      <style:text-properties fo:background-color="#80FFFF"/>
    </style:style>
    <style:style style:name="T5276" style:parent-style-name="Domyślnaczcionkaakapitu" style:family="text">
      <style:text-properties fo:background-color="#80FFFF"/>
    </style:style>
    <style:style style:name="T5277" style:parent-style-name="Domyślnaczcionkaakapitu" style:family="text">
      <style:text-properties fo:background-color="#80FFFF"/>
    </style:style>
    <style:style style:name="T5278" style:parent-style-name="Domyślnaczcionkaakapitu" style:family="text">
      <style:text-properties fo:background-color="#80FFFF"/>
    </style:style>
    <style:style style:name="T5279" style:parent-style-name="Domyślnaczcionkaakapitu" style:family="text">
      <style:text-properties fo:background-color="#80FFFF"/>
    </style:style>
    <style:style style:name="T5280" style:parent-style-name="Domyślnaczcionkaakapitu" style:family="text">
      <style:text-properties fo:background-color="#80FFFF"/>
    </style:style>
    <style:style style:name="T5281" style:parent-style-name="Domyślnaczcionkaakapitu" style:family="text">
      <style:text-properties fo:background-color="#80FFFF"/>
    </style:style>
    <style:style style:name="T5282" style:parent-style-name="Domyślnaczcionkaakapitu" style:family="text">
      <style:text-properties fo:background-color="#80FFFF"/>
    </style:style>
    <style:style style:name="T5283" style:parent-style-name="Domyślnaczcionkaakapitu" style:family="text">
      <style:text-properties fo:background-color="#80FFFF"/>
    </style:style>
    <style:style style:name="T5284" style:parent-style-name="Domyślnaczcionkaakapitu" style:family="text">
      <style:text-properties fo:background-color="#80FFFF"/>
    </style:style>
    <style:style style:name="T5285" style:parent-style-name="Domyślnaczcionkaakapitu" style:family="text">
      <style:text-properties fo:background-color="#80FFFF"/>
    </style:style>
    <style:style style:name="T5286" style:parent-style-name="Domyślnaczcionkaakapitu" style:family="text">
      <style:text-properties fo:background-color="#80FFFF"/>
    </style:style>
    <style:style style:name="T5287" style:parent-style-name="Domyślnaczcionkaakapitu" style:family="text">
      <style:text-properties fo:background-color="#80FFFF"/>
    </style:style>
    <style:style style:name="T5288" style:parent-style-name="Domyślnaczcionkaakapitu" style:family="text">
      <style:text-properties fo:background-color="#80FFFF"/>
    </style:style>
    <style:style style:name="T5289" style:parent-style-name="Domyślnaczcionkaakapitu" style:family="text">
      <style:text-properties fo:background-color="#80FFFF"/>
    </style:style>
    <style:style style:name="T5290" style:parent-style-name="Domyślnaczcionkaakapitu" style:family="text">
      <style:text-properties fo:background-color="#80FFFF"/>
    </style:style>
    <style:style style:name="T5291" style:parent-style-name="Domyślnaczcionkaakapitu" style:family="text">
      <style:text-properties fo:background-color="#80FFFF"/>
    </style:style>
    <style:style style:name="T5292" style:parent-style-name="Domyślnaczcionkaakapitu" style:family="text">
      <style:text-properties fo:background-color="#80FFFF"/>
    </style:style>
    <style:style style:name="P5293" style:parent-style-name="Normalny" style:family="paragraph">
      <style:paragraph-properties fo:text-align="justify" fo:line-height="150%"/>
    </style:style>
    <style:style style:name="T5294" style:parent-style-name="Domyślnaczcionkaakapitu" style:family="text">
      <style:text-properties fo:background-color="#80FFFF" style:text-underline-type="single" style:text-underline-style="solid" style:text-underline-width="auto" style:text-underline-mode="continuous"/>
    </style:style>
    <style:style style:name="T5295" style:parent-style-name="Domyślnaczcionkaakapitu" style:family="text">
      <style:text-properties style:text-underline-type="single" style:text-underline-style="solid" style:text-underline-width="auto" style:text-underline-mode="continuous"/>
    </style:style>
    <style:style style:name="T5296" style:parent-style-name="Domyślnaczcionkaakapitu" style:family="text">
      <style:text-properties fo:background-color="#80FFFF"/>
    </style:style>
    <style:style style:name="P5297" style:parent-style-name="Normalny" style:family="paragraph">
      <style:paragraph-properties fo:text-align="justify" fo:line-height="150%" fo:text-indent="0.2479in"/>
    </style:style>
    <style:style style:name="T5298" style:parent-style-name="Domyślnaczcionkaakapitu" style:family="text">
      <style:text-properties fo:background-color="#80FFFF"/>
    </style:style>
    <style:style style:name="T5299" style:parent-style-name="Domyślnaczcionkaakapitu" style:family="text">
      <style:text-properties fo:background-color="#80FFFF"/>
    </style:style>
    <style:style style:name="T5300" style:parent-style-name="Domyślnaczcionkaakapitu" style:family="text">
      <style:text-properties fo:background-color="#80FFFF"/>
    </style:style>
    <style:style style:name="T5301" style:parent-style-name="Domyślnaczcionkaakapitu" style:family="text">
      <style:text-properties fo:background-color="#80FFFF"/>
    </style:style>
    <style:style style:name="T5302" style:parent-style-name="Domyślnaczcionkaakapitu" style:family="text">
      <style:text-properties fo:background-color="#80FFFF"/>
    </style:style>
    <style:style style:name="T5303" style:parent-style-name="Domyślnaczcionkaakapitu" style:family="text">
      <style:text-properties fo:background-color="#80FFFF"/>
    </style:style>
    <style:style style:name="T5304" style:parent-style-name="Domyślnaczcionkaakapitu" style:family="text">
      <style:text-properties fo:background-color="#80FFFF"/>
    </style:style>
    <style:style style:name="P5305" style:parent-style-name="Normalny" style:family="paragraph">
      <style:paragraph-properties fo:text-align="justify" fo:line-height="150%"/>
    </style:style>
    <style:style style:name="T5306" style:parent-style-name="Domyślnaczcionkaakapitu" style:family="text">
      <style:text-properties style:text-underline-type="single" style:text-underline-style="solid" style:text-underline-width="auto" style:text-underline-mode="continuous"/>
    </style:style>
    <style:style style:name="T5307" style:parent-style-name="Domyślnaczcionkaakapitu" style:family="text">
      <style:text-properties fo:background-color="#80FFFF" style:text-underline-type="single" style:text-underline-style="solid" style:text-underline-width="auto" style:text-underline-mode="continuous"/>
    </style:style>
    <style:style style:name="T5308" style:parent-style-name="Domyślnaczcionkaakapitu" style:family="text">
      <style:text-properties style:text-underline-type="single" style:text-underline-style="solid" style:text-underline-width="auto" style:text-underline-mode="continuous"/>
    </style:style>
    <style:style style:name="P5309" style:parent-style-name="Normalny" style:family="paragraph">
      <style:paragraph-properties fo:text-align="justify" fo:line-height="150%" fo:text-indent="0.2479in"/>
    </style:style>
    <style:style style:name="T5310" style:parent-style-name="Domyślnaczcionkaakapitu" style:family="text">
      <style:text-properties fo:background-color="#80FFFF"/>
    </style:style>
    <style:style style:name="T5311" style:parent-style-name="Domyślnaczcionkaakapitu" style:family="text">
      <style:text-properties fo:background-color="#80FFFF"/>
    </style:style>
    <style:style style:name="P5312" style:parent-style-name="Normalny" style:family="paragraph">
      <style:paragraph-properties fo:text-align="justify" fo:line-height="150%"/>
    </style:style>
    <style:style style:name="T5313" style:parent-style-name="Domyślnaczcionkaakapitu" style:family="text">
      <style:text-properties fo:background-color="#80FFFF" style:text-underline-type="single" style:text-underline-style="solid" style:text-underline-width="auto" style:text-underline-mode="continuous"/>
    </style:style>
    <style:style style:name="T5314" style:parent-style-name="Domyślnaczcionkaakapitu" style:family="text">
      <style:text-properties style:text-underline-type="single" style:text-underline-style="solid" style:text-underline-width="auto" style:text-underline-mode="continuous"/>
    </style:style>
    <style:style style:name="T5315" style:parent-style-name="Domyślnaczcionkaakapitu" style:family="text">
      <style:text-properties fo:background-color="#80FFFF"/>
    </style:style>
    <style:style style:name="P5316" style:parent-style-name="Normalny" style:family="paragraph">
      <style:paragraph-properties fo:text-align="justify" fo:line-height="150%" fo:text-indent="0.2479in"/>
    </style:style>
    <style:style style:name="T5317" style:parent-style-name="Domyślnaczcionkaakapitu" style:family="text">
      <style:text-properties fo:background-color="#80FFFF"/>
    </style:style>
    <style:style style:name="T5318" style:parent-style-name="Domyślnaczcionkaakapitu" style:family="text">
      <style:text-properties fo:background-color="#80FFFF"/>
    </style:style>
    <style:style style:name="T5319" style:parent-style-name="Domyślnaczcionkaakapitu" style:family="text">
      <style:text-properties fo:background-color="#80FFFF"/>
    </style:style>
    <style:style style:name="T5320" style:parent-style-name="Domyślnaczcionkaakapitu" style:family="text">
      <style:text-properties fo:background-color="#80FFFF"/>
    </style:style>
    <style:style style:name="T5321" style:parent-style-name="Domyślnaczcionkaakapitu" style:family="text">
      <style:text-properties fo:background-color="#80FFFF"/>
    </style:style>
    <style:style style:name="T5322" style:parent-style-name="Domyślnaczcionkaakapitu" style:family="text">
      <style:text-properties fo:background-color="#80FFFF"/>
    </style:style>
    <style:style style:name="P5323" style:parent-style-name="Normalny" style:family="paragraph">
      <style:paragraph-properties fo:text-align="justify" fo:line-height="150%"/>
    </style:style>
    <style:style style:name="T5324" style:parent-style-name="Domyślnaczcionkaakapitu" style:family="text">
      <style:text-properties fo:background-color="#80FFFF" style:text-underline-type="single" style:text-underline-style="solid" style:text-underline-width="auto" style:text-underline-mode="continuous"/>
    </style:style>
    <style:style style:name="T5325" style:parent-style-name="Domyślnaczcionkaakapitu" style:family="text">
      <style:text-properties style:text-underline-type="single" style:text-underline-style="solid" style:text-underline-width="auto" style:text-underline-mode="continuous"/>
    </style:style>
    <style:style style:name="T5326" style:parent-style-name="Domyślnaczcionkaakapitu" style:family="text">
      <style:text-properties fo:background-color="#80FFFF"/>
    </style:style>
    <style:style style:name="P5327" style:parent-style-name="Normalny" style:family="paragraph">
      <style:paragraph-properties fo:text-align="justify" fo:line-height="150%" fo:text-indent="0.2479in"/>
    </style:style>
    <style:style style:name="T5328" style:parent-style-name="Domyślnaczcionkaakapitu" style:family="text">
      <style:text-properties fo:background-color="#80FFFF"/>
    </style:style>
    <style:style style:name="T5329" style:parent-style-name="Domyślnaczcionkaakapitu" style:family="text">
      <style:text-properties fo:background-color="#80FFFF"/>
    </style:style>
    <style:style style:name="T5330" style:parent-style-name="Domyślnaczcionkaakapitu" style:family="text">
      <style:text-properties fo:background-color="#80FFFF"/>
    </style:style>
    <style:style style:name="T5331" style:parent-style-name="Domyślnaczcionkaakapitu" style:family="text">
      <style:text-properties fo:background-color="#80FFFF"/>
    </style:style>
    <style:style style:name="T5332" style:parent-style-name="Domyślnaczcionkaakapitu" style:family="text">
      <style:text-properties fo:background-color="#80FFFF"/>
    </style:style>
    <style:style style:name="T5333" style:parent-style-name="Domyślnaczcionkaakapitu" style:family="text">
      <style:text-properties fo:background-color="#80FFFF"/>
    </style:style>
    <style:style style:name="T5334" style:parent-style-name="Domyślnaczcionkaakapitu" style:family="text">
      <style:text-properties fo:background-color="#80FFFF"/>
    </style:style>
    <style:style style:name="T5335" style:parent-style-name="Domyślnaczcionkaakapitu" style:family="text">
      <style:text-properties fo:background-color="#80FFFF"/>
    </style:style>
    <style:style style:name="T5336" style:parent-style-name="Domyślnaczcionkaakapitu" style:family="text">
      <style:text-properties fo:background-color="#80FFFF"/>
    </style:style>
    <style:style style:name="T5337" style:parent-style-name="Domyślnaczcionkaakapitu" style:family="text">
      <style:text-properties fo:background-color="#80FFFF"/>
    </style:style>
    <style:style style:name="T5338" style:parent-style-name="Domyślnaczcionkaakapitu" style:family="text">
      <style:text-properties fo:background-color="#80FFFF"/>
    </style:style>
    <style:style style:name="T5339" style:parent-style-name="Domyślnaczcionkaakapitu" style:family="text">
      <style:text-properties fo:background-color="#80FFFF"/>
    </style:style>
    <style:style style:name="T5340" style:parent-style-name="Domyślnaczcionkaakapitu" style:family="text">
      <style:text-properties fo:background-color="#80FFFF"/>
    </style:style>
    <style:style style:name="T5341" style:parent-style-name="Domyślnaczcionkaakapitu" style:family="text">
      <style:text-properties fo:background-color="#80FFFF"/>
    </style:style>
    <style:style style:name="P5342" style:parent-style-name="Normalny" style:family="paragraph">
      <style:paragraph-properties fo:text-align="justify" fo:line-height="150%" fo:text-indent="0.2479in"/>
    </style:style>
    <style:style style:name="T5343" style:parent-style-name="Domyślnaczcionkaakapitu" style:family="text">
      <style:text-properties fo:background-color="#80FFFF"/>
    </style:style>
    <style:style style:name="T5344" style:parent-style-name="Domyślnaczcionkaakapitu" style:family="text">
      <style:text-properties fo:background-color="#80FFFF"/>
    </style:style>
    <style:style style:name="T5345" style:parent-style-name="Domyślnaczcionkaakapitu" style:family="text">
      <style:text-properties fo:background-color="#80FFFF"/>
    </style:style>
    <style:style style:name="T5346" style:parent-style-name="Domyślnaczcionkaakapitu" style:family="text">
      <style:text-properties fo:background-color="#80FFFF"/>
    </style:style>
    <style:style style:name="T5347" style:parent-style-name="Domyślnaczcionkaakapitu" style:family="text">
      <style:text-properties fo:background-color="#80FFFF"/>
    </style:style>
    <style:style style:name="T5348" style:parent-style-name="Domyślnaczcionkaakapitu" style:family="text">
      <style:text-properties fo:background-color="#80FFFF"/>
    </style:style>
    <style:style style:name="P5349" style:parent-style-name="Normalny" style:family="paragraph">
      <style:paragraph-properties fo:text-align="justify" fo:line-height="150%" fo:text-indent="0.2479in"/>
    </style:style>
    <style:style style:name="T5350" style:parent-style-name="Domyślnaczcionkaakapitu" style:family="text">
      <style:text-properties fo:background-color="#80FFFF"/>
    </style:style>
    <style:style style:name="P5351" style:parent-style-name="Normalny" style:family="paragraph">
      <style:paragraph-properties fo:text-align="justify" fo:line-height="150%" fo:text-indent="0.2479in"/>
    </style:style>
    <style:style style:name="T5352" style:parent-style-name="Domyślnaczcionkaakapitu" style:family="text">
      <style:text-properties fo:background-color="#80FFFF"/>
    </style:style>
    <style:style style:name="P5353" style:parent-style-name="Normalny" style:family="paragraph">
      <style:paragraph-properties fo:text-align="justify" fo:line-height="150%"/>
    </style:style>
    <style:style style:name="T5354" style:parent-style-name="Domyślnaczcionkaakapitu" style:family="text">
      <style:text-properties fo:background-color="#80FFFF"/>
    </style:style>
    <style:style style:name="T5355" style:parent-style-name="Domyślnaczcionkaakapitu" style:family="text">
      <style:text-properties fo:background-color="#80FFFF"/>
    </style:style>
    <style:style style:name="P5356" style:parent-style-name="Normalny" style:family="paragraph">
      <style:paragraph-properties fo:text-align="justify" fo:line-height="150%">
        <style:tab-stops>
          <style:tab-stop style:type="left" style:position="0.2902in"/>
        </style:tab-stops>
      </style:paragraph-properties>
    </style:style>
    <style:style style:name="T5357" style:parent-style-name="Domyślnaczcionkaakapitu" style:family="text">
      <style:text-properties fo:background-color="#80FFFF" style:text-underline-type="single" style:text-underline-style="solid" style:text-underline-width="auto" style:text-underline-mode="continuous"/>
    </style:style>
    <style:style style:name="T5358" style:parent-style-name="Domyślnaczcionkaakapitu" style:family="text">
      <style:text-properties style:text-underline-type="single" style:text-underline-style="solid" style:text-underline-width="auto" style:text-underline-mode="continuous"/>
    </style:style>
    <style:style style:name="T5359" style:parent-style-name="Domyślnaczcionkaakapitu" style:family="text">
      <style:text-properties fo:background-color="#80FFFF"/>
    </style:style>
    <style:style style:name="P5360" style:parent-style-name="Normalny" style:family="paragraph">
      <style:paragraph-properties fo:text-align="justify" fo:line-height="150%" fo:text-indent="0.2479in">
        <style:tab-stops>
          <style:tab-stop style:type="left" style:position="0.2902in"/>
        </style:tab-stops>
      </style:paragraph-properties>
    </style:style>
    <style:style style:name="T5361" style:parent-style-name="Domyślnaczcionkaakapitu" style:family="text">
      <style:text-properties fo:background-color="#80FFFF"/>
    </style:style>
    <style:style style:name="T5362" style:parent-style-name="Domyślnaczcionkaakapitu" style:family="text">
      <style:text-properties fo:background-color="#80FFFF"/>
    </style:style>
    <style:style style:name="T5363" style:parent-style-name="Domyślnaczcionkaakapitu" style:family="text">
      <style:text-properties fo:background-color="#80FFFF"/>
    </style:style>
    <style:style style:name="T5364" style:parent-style-name="Domyślnaczcionkaakapitu" style:family="text">
      <style:text-properties fo:background-color="#80FFFF"/>
    </style:style>
    <style:style style:name="T5365" style:parent-style-name="Domyślnaczcionkaakapitu" style:family="text">
      <style:text-properties fo:background-color="#80FFFF"/>
    </style:style>
    <style:style style:name="T5366" style:parent-style-name="Domyślnaczcionkaakapitu" style:family="text">
      <style:text-properties fo:background-color="#80FFFF"/>
    </style:style>
    <style:style style:name="T5367" style:parent-style-name="Domyślnaczcionkaakapitu" style:family="text">
      <style:text-properties fo:background-color="#80FFFF"/>
    </style:style>
    <style:style style:name="T5368" style:parent-style-name="Domyślnaczcionkaakapitu" style:family="text">
      <style:text-properties fo:background-color="#80FFFF"/>
    </style:style>
    <style:style style:name="T5369" style:parent-style-name="Domyślnaczcionkaakapitu" style:family="text">
      <style:text-properties fo:background-color="#80FFFF"/>
    </style:style>
    <style:style style:name="T5370" style:parent-style-name="Domyślnaczcionkaakapitu" style:family="text">
      <style:text-properties fo:background-color="#80FFFF"/>
    </style:style>
    <style:style style:name="T5371" style:parent-style-name="Domyślnaczcionkaakapitu" style:family="text">
      <style:text-properties fo:background-color="#80FFFF"/>
    </style:style>
    <style:style style:name="T5372" style:parent-style-name="Domyślnaczcionkaakapitu" style:family="text">
      <style:text-properties fo:background-color="#80FFFF"/>
    </style:style>
    <style:style style:name="T5373" style:parent-style-name="Domyślnaczcionkaakapitu" style:family="text">
      <style:text-properties fo:background-color="#80FFFF"/>
    </style:style>
    <style:style style:name="T5374" style:parent-style-name="Domyślnaczcionkaakapitu" style:family="text">
      <style:text-properties fo:background-color="#80FFFF"/>
    </style:style>
    <style:style style:name="T5375" style:parent-style-name="Domyślnaczcionkaakapitu" style:family="text">
      <style:text-properties fo:background-color="#80FFFF"/>
    </style:style>
    <style:style style:name="T5376" style:parent-style-name="Domyślnaczcionkaakapitu" style:family="text">
      <style:text-properties fo:background-color="#80FFFF"/>
    </style:style>
    <style:style style:name="T5377" style:parent-style-name="Domyślnaczcionkaakapitu" style:family="text">
      <style:text-properties fo:background-color="#80FFFF"/>
    </style:style>
    <style:style style:name="T5378" style:parent-style-name="Domyślnaczcionkaakapitu" style:family="text">
      <style:text-properties fo:background-color="#80FFFF"/>
    </style:style>
    <style:style style:name="T5379" style:parent-style-name="Domyślnaczcionkaakapitu" style:family="text">
      <style:text-properties fo:background-color="#80FFFF"/>
    </style:style>
    <style:style style:name="T5380" style:parent-style-name="Domyślnaczcionkaakapitu" style:family="text">
      <style:text-properties fo:background-color="#80FFFF"/>
    </style:style>
    <style:style style:name="T5381" style:parent-style-name="Domyślnaczcionkaakapitu" style:family="text">
      <style:text-properties fo:background-color="#80FFFF"/>
    </style:style>
    <style:style style:name="T5382" style:parent-style-name="Domyślnaczcionkaakapitu" style:family="text">
      <style:text-properties fo:background-color="#80FFFF"/>
    </style:style>
    <style:style style:name="T5383" style:parent-style-name="Domyślnaczcionkaakapitu" style:family="text">
      <style:text-properties fo:background-color="#80FFFF"/>
    </style:style>
    <style:style style:name="T5384" style:parent-style-name="Domyślnaczcionkaakapitu" style:family="text">
      <style:text-properties fo:background-color="#80FFFF"/>
    </style:style>
    <style:style style:name="P5385" style:parent-style-name="Normalny" style:family="paragraph">
      <style:paragraph-properties fo:text-align="justify" fo:line-height="150%"/>
    </style:style>
    <style:style style:name="T5386" style:parent-style-name="Domyślnaczcionkaakapitu" style:family="text">
      <style:text-properties fo:background-color="#80FFFF" style:text-underline-type="single" style:text-underline-style="solid" style:text-underline-width="auto" style:text-underline-mode="continuous"/>
    </style:style>
    <style:style style:name="T5387" style:parent-style-name="Domyślnaczcionkaakapitu" style:family="text">
      <style:text-properties style:text-underline-type="single" style:text-underline-style="solid" style:text-underline-width="auto" style:text-underline-mode="continuous"/>
    </style:style>
    <style:style style:name="T5388" style:parent-style-name="Domyślnaczcionkaakapitu" style:family="text">
      <style:text-properties fo:background-color="#80FFFF" style:text-underline-type="single" style:text-underline-style="solid" style:text-underline-width="auto" style:text-underline-mode="continuous"/>
    </style:style>
    <style:style style:name="T5389" style:parent-style-name="Domyślnaczcionkaakapitu" style:family="text">
      <style:text-properties style:text-underline-type="single" style:text-underline-style="solid" style:text-underline-width="auto" style:text-underline-mode="continuous"/>
    </style:style>
    <style:style style:name="T5390" style:parent-style-name="Domyślnaczcionkaakapitu" style:family="text">
      <style:text-properties fo:background-color="#80FFFF" style:text-underline-type="single" style:text-underline-style="solid" style:text-underline-width="auto" style:text-underline-mode="continuous"/>
    </style:style>
    <style:style style:name="T5391" style:parent-style-name="Domyślnaczcionkaakapitu" style:family="text">
      <style:text-properties style:text-underline-type="single" style:text-underline-style="solid" style:text-underline-width="auto" style:text-underline-mode="continuous"/>
    </style:style>
    <style:style style:name="T5392" style:parent-style-name="Domyślnaczcionkaakapitu" style:family="text">
      <style:text-properties fo:background-color="#80FFFF" style:text-underline-type="single" style:text-underline-style="solid" style:text-underline-width="auto" style:text-underline-mode="continuous"/>
    </style:style>
    <style:style style:name="T5393" style:parent-style-name="Domyślnaczcionkaakapitu" style:family="text">
      <style:text-properties fo:background-color="#80FFFF"/>
    </style:style>
    <style:style style:name="P5394" style:parent-style-name="Normalny" style:family="paragraph">
      <style:paragraph-properties fo:text-align="justify" fo:line-height="150%" fo:text-indent="0.2479in"/>
    </style:style>
    <style:style style:name="T5395" style:parent-style-name="Domyślnaczcionkaakapitu" style:family="text">
      <style:text-properties fo:background-color="#80FFFF"/>
    </style:style>
    <style:style style:name="P5396" style:parent-style-name="Normalny" style:family="paragraph">
      <style:paragraph-properties fo:text-align="justify" fo:line-height="150%" fo:text-indent="0.2479in"/>
    </style:style>
    <style:style style:name="T5397" style:parent-style-name="Domyślnaczcionkaakapitu" style:family="text">
      <style:text-properties fo:background-color="#80FFFF"/>
    </style:style>
    <style:style style:name="T5398" style:parent-style-name="Domyślnaczcionkaakapitu" style:family="text">
      <style:text-properties fo:background-color="#80FFFF"/>
    </style:style>
    <style:style style:name="T5399" style:parent-style-name="Domyślnaczcionkaakapitu" style:family="text">
      <style:text-properties fo:background-color="#80FFFF"/>
    </style:style>
    <style:style style:name="T5400" style:parent-style-name="Domyślnaczcionkaakapitu" style:family="text">
      <style:text-properties fo:background-color="#80FFFF"/>
    </style:style>
    <style:style style:name="T5401" style:parent-style-name="Domyślnaczcionkaakapitu" style:family="text">
      <style:text-properties fo:background-color="#80FFFF"/>
    </style:style>
    <style:style style:name="T5402" style:parent-style-name="Domyślnaczcionkaakapitu" style:family="text">
      <style:text-properties fo:background-color="#80FFFF"/>
    </style:style>
    <style:style style:name="T5403" style:parent-style-name="Domyślnaczcionkaakapitu" style:family="text">
      <style:text-properties fo:background-color="#80FFFF"/>
    </style:style>
    <style:style style:name="T5404" style:parent-style-name="Domyślnaczcionkaakapitu" style:family="text">
      <style:text-properties fo:background-color="#80FFFF"/>
    </style:style>
    <style:style style:name="T5405" style:parent-style-name="Domyślnaczcionkaakapitu" style:family="text">
      <style:text-properties fo:background-color="#80FFFF"/>
    </style:style>
    <style:style style:name="T5406" style:parent-style-name="Domyślnaczcionkaakapitu" style:family="text">
      <style:text-properties fo:background-color="#80FFFF"/>
    </style:style>
    <style:style style:name="P5407" style:parent-style-name="Normalny" style:family="paragraph">
      <style:paragraph-properties fo:text-align="justify" fo:line-height="150%" fo:text-indent="0.2479in"/>
    </style:style>
    <style:style style:name="T5408" style:parent-style-name="Domyślnaczcionkaakapitu" style:family="text">
      <style:text-properties fo:background-color="#80FFFF"/>
    </style:style>
    <style:style style:name="T5409" style:parent-style-name="Domyślnaczcionkaakapitu" style:family="text">
      <style:text-properties fo:background-color="#80FFFF"/>
    </style:style>
    <style:style style:name="T5410" style:parent-style-name="Domyślnaczcionkaakapitu" style:family="text">
      <style:text-properties fo:background-color="#80FFFF"/>
    </style:style>
    <style:style style:name="T5411" style:parent-style-name="Domyślnaczcionkaakapitu" style:family="text">
      <style:text-properties fo:background-color="#80FFFF"/>
    </style:style>
    <style:style style:name="T5412" style:parent-style-name="Domyślnaczcionkaakapitu" style:family="text">
      <style:text-properties fo:background-color="#80FFFF"/>
    </style:style>
    <style:style style:name="T5413" style:parent-style-name="Domyślnaczcionkaakapitu" style:family="text">
      <style:text-properties fo:background-color="#80FFFF"/>
    </style:style>
    <style:style style:name="T5414" style:parent-style-name="Domyślnaczcionkaakapitu" style:family="text">
      <style:text-properties fo:background-color="#80FFFF"/>
    </style:style>
    <style:style style:name="T5415" style:parent-style-name="Domyślnaczcionkaakapitu" style:family="text">
      <style:text-properties fo:background-color="#80FFFF"/>
    </style:style>
    <style:style style:name="T5416" style:parent-style-name="Domyślnaczcionkaakapitu" style:family="text">
      <style:text-properties fo:background-color="#80FFFF"/>
    </style:style>
    <style:style style:name="T5417" style:parent-style-name="Domyślnaczcionkaakapitu" style:family="text">
      <style:text-properties fo:background-color="#80FFFF"/>
    </style:style>
    <style:style style:name="T5418" style:parent-style-name="Domyślnaczcionkaakapitu" style:family="text">
      <style:text-properties fo:background-color="#80FFFF"/>
    </style:style>
    <style:style style:name="T5419" style:parent-style-name="Domyślnaczcionkaakapitu" style:family="text">
      <style:text-properties fo:background-color="#80FFFF"/>
    </style:style>
    <style:style style:name="T5420" style:parent-style-name="Domyślnaczcionkaakapitu" style:family="text">
      <style:text-properties fo:background-color="#80FFFF"/>
    </style:style>
    <style:style style:name="T5421" style:parent-style-name="Domyślnaczcionkaakapitu" style:family="text">
      <style:text-properties fo:background-color="#80FFFF"/>
    </style:style>
    <style:style style:name="T5422" style:parent-style-name="Domyślnaczcionkaakapitu" style:family="text">
      <style:text-properties fo:background-color="#80FFFF"/>
    </style:style>
    <style:style style:name="T5423" style:parent-style-name="Domyślnaczcionkaakapitu" style:family="text">
      <style:text-properties fo:background-color="#80FFFF"/>
    </style:style>
    <style:style style:name="T5424" style:parent-style-name="Domyślnaczcionkaakapitu" style:family="text">
      <style:text-properties fo:background-color="#80FFFF"/>
    </style:style>
    <style:style style:name="T5425" style:parent-style-name="Domyślnaczcionkaakapitu" style:family="text">
      <style:text-properties fo:background-color="#80FFFF"/>
    </style:style>
    <style:style style:name="T5426" style:parent-style-name="Domyślnaczcionkaakapitu" style:family="text">
      <style:text-properties fo:background-color="#80FFFF"/>
    </style:style>
    <style:style style:name="T5427" style:parent-style-name="Domyślnaczcionkaakapitu" style:family="text">
      <style:text-properties fo:background-color="#80FFFF"/>
    </style:style>
    <style:style style:name="T5428" style:parent-style-name="Domyślnaczcionkaakapitu" style:family="text">
      <style:text-properties fo:background-color="#80FFFF"/>
    </style:style>
    <style:style style:name="T5429" style:parent-style-name="Domyślnaczcionkaakapitu" style:family="text">
      <style:text-properties fo:background-color="#80FFFF"/>
    </style:style>
    <style:style style:name="T5430" style:parent-style-name="Domyślnaczcionkaakapitu" style:family="text">
      <style:text-properties fo:background-color="#80FFFF"/>
    </style:style>
    <style:style style:name="T5431" style:parent-style-name="Domyślnaczcionkaakapitu" style:family="text">
      <style:text-properties fo:background-color="#80FFFF"/>
    </style:style>
    <style:style style:name="T5432" style:parent-style-name="Domyślnaczcionkaakapitu" style:family="text">
      <style:text-properties fo:background-color="#80FFFF"/>
    </style:style>
    <style:style style:name="T5433" style:parent-style-name="Domyślnaczcionkaakapitu" style:family="text">
      <style:text-properties fo:background-color="#80FFFF"/>
    </style:style>
    <style:style style:name="P5434" style:parent-style-name="Normalny" style:family="paragraph">
      <style:paragraph-properties fo:text-align="justify" fo:line-height="150%"/>
    </style:style>
    <style:style style:name="T5435" style:parent-style-name="Domyślnaczcionkaakapitu" style:family="text">
      <style:text-properties fo:background-color="#80FFFF"/>
    </style:style>
    <style:style style:name="T5436" style:parent-style-name="Domyślnaczcionkaakapitu" style:family="text">
      <style:text-properties fo:background-color="#80FFFF"/>
    </style:style>
    <style:style style:name="P5437" style:parent-style-name="Normalny" style:family="paragraph">
      <style:paragraph-properties fo:text-align="justify" fo:line-height="150%"/>
    </style:style>
    <style:style style:name="T5438" style:parent-style-name="Domyślnaczcionkaakapitu" style:family="text">
      <style:text-properties style:text-underline-type="single" style:text-underline-style="solid" style:text-underline-width="auto" style:text-underline-mode="continuous"/>
    </style:style>
    <style:style style:name="T5439" style:parent-style-name="Domyślnaczcionkaakapitu" style:family="text">
      <style:text-properties fo:background-color="#80FFFF" style:text-underline-type="single" style:text-underline-style="solid" style:text-underline-width="auto" style:text-underline-mode="continuous"/>
    </style:style>
    <style:style style:name="T5440" style:parent-style-name="Domyślnaczcionkaakapitu" style:family="text">
      <style:text-properties style:text-underline-type="single" style:text-underline-style="solid" style:text-underline-width="auto" style:text-underline-mode="continuous"/>
    </style:style>
    <style:style style:name="T5441" style:parent-style-name="Domyślnaczcionkaakapitu" style:family="text">
      <style:text-properties fo:background-color="#80FFFF" style:text-underline-type="single" style:text-underline-style="solid" style:text-underline-width="auto" style:text-underline-mode="continuous"/>
    </style:style>
    <style:style style:name="T5442" style:parent-style-name="Domyślnaczcionkaakapitu" style:family="text">
      <style:text-properties fo:background-color="#80FFFF"/>
    </style:style>
    <style:style style:name="P5443" style:parent-style-name="Normalny" style:family="paragraph">
      <style:paragraph-properties fo:text-align="justify" fo:line-height="150%" fo:text-indent="0.2479in"/>
    </style:style>
    <style:style style:name="T5444" style:parent-style-name="Domyślnaczcionkaakapitu" style:family="text">
      <style:text-properties fo:background-color="#80FFFF"/>
    </style:style>
    <style:style style:name="P5445" style:parent-style-name="Normalny" style:family="paragraph">
      <style:paragraph-properties fo:text-align="justify" fo:line-height="150%"/>
    </style:style>
    <style:style style:name="T5446" style:parent-style-name="Domyślnaczcionkaakapitu" style:family="text">
      <style:text-properties fo:background-color="#80FFFF"/>
    </style:style>
    <style:style style:name="T5447" style:parent-style-name="Domyślnaczcionkaakapitu" style:family="text">
      <style:text-properties fo:background-color="#80FFFF"/>
    </style:style>
    <style:style style:name="T5448" style:parent-style-name="Domyślnaczcionkaakapitu" style:family="text">
      <style:text-properties fo:background-color="#80FFFF"/>
    </style:style>
    <style:style style:name="P5449" style:parent-style-name="Normalny" style:family="paragraph">
      <style:paragraph-properties fo:text-align="justify" fo:line-height="150%"/>
    </style:style>
    <style:style style:name="T5450" style:parent-style-name="Domyślnaczcionkaakapitu" style:family="text">
      <style:text-properties style:text-underline-type="single" style:text-underline-style="solid" style:text-underline-width="auto" style:text-underline-mode="continuous"/>
    </style:style>
    <style:style style:name="T5451" style:parent-style-name="Domyślnaczcionkaakapitu" style:family="text">
      <style:text-properties fo:background-color="#80FFFF" style:text-underline-type="single" style:text-underline-style="solid" style:text-underline-width="auto" style:text-underline-mode="continuous"/>
    </style:style>
    <style:style style:name="T5452" style:parent-style-name="Domyślnaczcionkaakapitu" style:family="text">
      <style:text-properties fo:background-color="#80FFFF"/>
    </style:style>
    <style:style style:name="P5453" style:parent-style-name="Normalny" style:family="paragraph">
      <style:paragraph-properties fo:text-align="justify" fo:line-height="150%" fo:text-indent="0.2479in"/>
    </style:style>
    <style:style style:name="T5454" style:parent-style-name="Domyślnaczcionkaakapitu" style:family="text">
      <style:text-properties fo:background-color="#80FFFF"/>
    </style:style>
    <style:style style:name="P5455" style:parent-style-name="Normalny" style:family="paragraph">
      <style:paragraph-properties fo:text-align="justify" fo:line-height="150%"/>
    </style:style>
    <style:style style:name="T5456" style:parent-style-name="Domyślnaczcionkaakapitu" style:family="text">
      <style:text-properties fo:background-color="#80FFFF"/>
    </style:style>
    <style:style style:name="T5457" style:parent-style-name="Domyślnaczcionkaakapitu" style:family="text">
      <style:text-properties fo:background-color="#80FFFF"/>
    </style:style>
    <style:style style:name="P5458" style:parent-style-name="Normalny" style:family="paragraph">
      <style:paragraph-properties fo:text-align="justify" fo:line-height="150%"/>
    </style:style>
    <style:style style:name="T5459" style:parent-style-name="Domyślnaczcionkaakapitu" style:family="text">
      <style:text-properties fo:background-color="#80FFFF" style:text-underline-type="single" style:text-underline-style="solid" style:text-underline-width="auto" style:text-underline-mode="continuous"/>
    </style:style>
    <style:style style:name="T5460" style:parent-style-name="Domyślnaczcionkaakapitu" style:family="text">
      <style:text-properties style:text-underline-type="single" style:text-underline-style="solid" style:text-underline-width="auto" style:text-underline-mode="continuous"/>
    </style:style>
    <style:style style:name="T5461" style:parent-style-name="Domyślnaczcionkaakapitu" style:family="text">
      <style:text-properties fo:background-color="#80FFFF" style:text-underline-type="single" style:text-underline-style="solid" style:text-underline-width="auto" style:text-underline-mode="continuous"/>
    </style:style>
    <style:style style:name="T5462" style:parent-style-name="Domyślnaczcionkaakapitu" style:family="text">
      <style:text-properties style:text-underline-type="single" style:text-underline-style="solid" style:text-underline-width="auto" style:text-underline-mode="continuous"/>
    </style:style>
    <style:style style:name="T5463" style:parent-style-name="Domyślnaczcionkaakapitu" style:family="text">
      <style:text-properties fo:background-color="#80FFFF" style:text-underline-type="single" style:text-underline-style="solid" style:text-underline-width="auto" style:text-underline-mode="continuous"/>
    </style:style>
    <style:style style:name="T5464" style:parent-style-name="Domyślnaczcionkaakapitu" style:family="text">
      <style:text-properties style:text-underline-type="single" style:text-underline-style="solid" style:text-underline-width="auto" style:text-underline-mode="continuous"/>
    </style:style>
    <style:style style:name="T5465" style:parent-style-name="Domyślnaczcionkaakapitu" style:family="text">
      <style:text-properties fo:background-color="#80FFFF" style:text-underline-type="single" style:text-underline-style="solid" style:text-underline-width="auto" style:text-underline-mode="continuous"/>
    </style:style>
    <style:style style:name="T5466" style:parent-style-name="Domyślnaczcionkaakapitu" style:family="text">
      <style:text-properties fo:background-color="#80FFFF"/>
    </style:style>
    <style:style style:name="P5467" style:parent-style-name="Normalny" style:family="paragraph">
      <style:paragraph-properties fo:text-align="justify" fo:line-height="150%" fo:text-indent="0.2479in"/>
    </style:style>
    <style:style style:name="T5468" style:parent-style-name="Domyślnaczcionkaakapitu" style:family="text">
      <style:text-properties fo:background-color="#80FFFF"/>
    </style:style>
    <style:style style:name="T5469" style:parent-style-name="Domyślnaczcionkaakapitu" style:family="text">
      <style:text-properties fo:background-color="#80FFFF"/>
    </style:style>
    <style:style style:name="T5470" style:parent-style-name="Domyślnaczcionkaakapitu" style:family="text">
      <style:text-properties fo:background-color="#80FFFF"/>
    </style:style>
    <style:style style:name="T5471" style:parent-style-name="Domyślnaczcionkaakapitu" style:family="text">
      <style:text-properties fo:background-color="#80FFFF"/>
    </style:style>
    <style:style style:name="T5472" style:parent-style-name="Domyślnaczcionkaakapitu" style:family="text">
      <style:text-properties fo:background-color="#80FFFF"/>
    </style:style>
    <style:style style:name="T5473" style:parent-style-name="Domyślnaczcionkaakapitu" style:family="text">
      <style:text-properties fo:background-color="#80FFFF"/>
    </style:style>
    <style:style style:name="T5474" style:parent-style-name="Domyślnaczcionkaakapitu" style:family="text">
      <style:text-properties fo:background-color="#80FFFF"/>
    </style:style>
    <style:style style:name="P5475" style:parent-style-name="Normalny" style:family="paragraph">
      <style:paragraph-properties fo:text-align="justify" fo:line-height="150%"/>
    </style:style>
    <style:style style:name="T5476" style:parent-style-name="Domyślnaczcionkaakapitu" style:family="text">
      <style:text-properties fo:background-color="#80FFFF"/>
    </style:style>
    <style:style style:name="T5477" style:parent-style-name="Domyślnaczcionkaakapitu" style:family="text">
      <style:text-properties fo:background-color="#80FFFF"/>
    </style:style>
    <style:style style:name="T5478" style:parent-style-name="Domyślnaczcionkaakapitu" style:family="text">
      <style:text-properties fo:background-color="#80FFFF"/>
    </style:style>
    <style:style style:name="T5479" style:parent-style-name="Domyślnaczcionkaakapitu" style:family="text">
      <style:text-properties fo:background-color="#80FFFF"/>
    </style:style>
    <style:style style:name="T5480" style:parent-style-name="Domyślnaczcionkaakapitu" style:family="text">
      <style:text-properties fo:background-color="#80FFFF"/>
    </style:style>
    <style:style style:name="T5481" style:parent-style-name="Domyślnaczcionkaakapitu" style:family="text">
      <style:text-properties fo:background-color="#80FFFF"/>
    </style:style>
    <style:style style:name="T5482" style:parent-style-name="Domyślnaczcionkaakapitu" style:family="text">
      <style:text-properties fo:background-color="#80FFFF"/>
    </style:style>
    <style:style style:name="T5483" style:parent-style-name="Domyślnaczcionkaakapitu" style:family="text">
      <style:text-properties fo:background-color="#80FFFF"/>
    </style:style>
    <style:style style:name="T5484" style:parent-style-name="Domyślnaczcionkaakapitu" style:family="text">
      <style:text-properties fo:background-color="#80FFFF"/>
    </style:style>
    <style:style style:name="P5485" style:parent-style-name="Normalny" style:family="paragraph">
      <style:paragraph-properties fo:text-align="justify" fo:line-height="150%"/>
    </style:style>
    <style:style style:name="T5486" style:parent-style-name="Domyślnaczcionkaakapitu" style:family="text">
      <style:text-properties fo:background-color="#80FFFF" style:text-underline-type="single" style:text-underline-style="solid" style:text-underline-width="auto" style:text-underline-mode="continuous"/>
    </style:style>
    <style:style style:name="T5487" style:parent-style-name="Domyślnaczcionkaakapitu" style:family="text">
      <style:text-properties style:text-underline-type="single" style:text-underline-style="solid" style:text-underline-width="auto" style:text-underline-mode="continuous"/>
    </style:style>
    <style:style style:name="T5488" style:parent-style-name="Domyślnaczcionkaakapitu" style:family="text">
      <style:text-properties fo:background-color="#80FFFF" style:text-underline-type="single" style:text-underline-style="solid" style:text-underline-width="auto" style:text-underline-mode="continuous"/>
    </style:style>
    <style:style style:name="T5489" style:parent-style-name="Domyślnaczcionkaakapitu" style:family="text">
      <style:text-properties style:text-underline-type="single" style:text-underline-style="solid" style:text-underline-width="auto" style:text-underline-mode="continuous"/>
    </style:style>
    <style:style style:name="T5490" style:parent-style-name="Domyślnaczcionkaakapitu" style:family="text">
      <style:text-properties fo:background-color="#80FFFF" style:text-underline-type="single" style:text-underline-style="solid" style:text-underline-width="auto" style:text-underline-mode="continuous"/>
    </style:style>
    <style:style style:name="T5491" style:parent-style-name="Domyślnaczcionkaakapitu" style:family="text">
      <style:text-properties fo:background-color="#80FFFF"/>
    </style:style>
    <style:style style:name="P5492" style:parent-style-name="Normalny" style:family="paragraph">
      <style:paragraph-properties fo:text-align="justify" fo:line-height="150%" fo:text-indent="0.2479in"/>
    </style:style>
    <style:style style:name="T5493" style:parent-style-name="Domyślnaczcionkaakapitu" style:family="text">
      <style:text-properties fo:background-color="#80FFFF"/>
    </style:style>
    <style:style style:name="T5494" style:parent-style-name="Domyślnaczcionkaakapitu" style:family="text">
      <style:text-properties fo:background-color="#80FFFF"/>
    </style:style>
    <style:style style:name="T5495" style:parent-style-name="Domyślnaczcionkaakapitu" style:family="text">
      <style:text-properties fo:background-color="#80FFFF"/>
    </style:style>
    <style:style style:name="T5496" style:parent-style-name="Domyślnaczcionkaakapitu" style:family="text">
      <style:text-properties fo:background-color="#80FFFF"/>
    </style:style>
    <style:style style:name="T5497" style:parent-style-name="Domyślnaczcionkaakapitu" style:family="text">
      <style:text-properties fo:background-color="#80FFFF"/>
    </style:style>
    <style:style style:name="T5498" style:parent-style-name="Domyślnaczcionkaakapitu" style:family="text">
      <style:text-properties fo:background-color="#80FFFF"/>
    </style:style>
    <style:style style:name="T5499" style:parent-style-name="Domyślnaczcionkaakapitu" style:family="text">
      <style:text-properties fo:background-color="#80FFFF"/>
    </style:style>
    <style:style style:name="T5500" style:parent-style-name="Domyślnaczcionkaakapitu" style:family="text">
      <style:text-properties fo:background-color="#80FFFF"/>
    </style:style>
    <style:style style:name="P5501" style:parent-style-name="Normalny" style:family="paragraph">
      <style:paragraph-properties fo:text-align="justify" fo:line-height="150%"/>
    </style:style>
    <style:style style:name="T5502" style:parent-style-name="Domyślnaczcionkaakapitu" style:family="text">
      <style:text-properties fo:background-color="#80FFFF"/>
    </style:style>
    <style:style style:name="T5503" style:parent-style-name="Domyślnaczcionkaakapitu" style:family="text">
      <style:text-properties fo:background-color="#80FFFF"/>
    </style:style>
    <style:style style:name="T5504" style:parent-style-name="Domyślnaczcionkaakapitu" style:family="text">
      <style:text-properties fo:background-color="#80FFFF"/>
    </style:style>
    <style:style style:name="P5505" style:parent-style-name="Normalny" style:family="paragraph">
      <style:paragraph-properties fo:text-align="justify" fo:line-height="150%"/>
    </style:style>
    <style:style style:name="T5506" style:parent-style-name="Domyślnaczcionkaakapitu" style:family="text">
      <style:text-properties fo:background-color="#80FFFF" style:text-underline-type="single" style:text-underline-style="solid" style:text-underline-width="auto" style:text-underline-mode="continuous"/>
    </style:style>
    <style:style style:name="T5507" style:parent-style-name="Domyślnaczcionkaakapitu" style:family="text">
      <style:text-properties style:text-underline-type="single" style:text-underline-style="solid" style:text-underline-width="auto" style:text-underline-mode="continuous"/>
    </style:style>
    <style:style style:name="T5508" style:parent-style-name="Domyślnaczcionkaakapitu" style:family="text">
      <style:text-properties fo:background-color="#80FFFF" style:text-underline-type="single" style:text-underline-style="solid" style:text-underline-width="auto" style:text-underline-mode="continuous"/>
    </style:style>
    <style:style style:name="T5509" style:parent-style-name="Domyślnaczcionkaakapitu" style:family="text">
      <style:text-properties style:text-underline-type="single" style:text-underline-style="solid" style:text-underline-width="auto" style:text-underline-mode="continuous"/>
    </style:style>
    <style:style style:name="T5510" style:parent-style-name="Domyślnaczcionkaakapitu" style:family="text">
      <style:text-properties fo:background-color="#80FFFF" style:text-underline-type="single" style:text-underline-style="solid" style:text-underline-width="auto" style:text-underline-mode="continuous"/>
    </style:style>
    <style:style style:name="T5511" style:parent-style-name="Domyślnaczcionkaakapitu" style:family="text">
      <style:text-properties fo:background-color="#80FFFF"/>
    </style:style>
    <style:style style:name="P5512" style:parent-style-name="Normalny" style:family="paragraph">
      <style:paragraph-properties fo:text-align="justify" fo:line-height="150%" fo:text-indent="0.2479in"/>
    </style:style>
    <style:style style:name="T5513" style:parent-style-name="Domyślnaczcionkaakapitu" style:family="text">
      <style:text-properties fo:background-color="#80FFFF"/>
    </style:style>
    <style:style style:name="T5514" style:parent-style-name="Domyślnaczcionkaakapitu" style:family="text">
      <style:text-properties fo:background-color="#80FFFF"/>
    </style:style>
    <style:style style:name="T5515" style:parent-style-name="Domyślnaczcionkaakapitu" style:family="text">
      <style:text-properties fo:background-color="#80FFFF"/>
    </style:style>
    <style:style style:name="T5516" style:parent-style-name="Domyślnaczcionkaakapitu" style:family="text">
      <style:text-properties fo:background-color="#80FFFF"/>
    </style:style>
    <style:style style:name="T5517" style:parent-style-name="Domyślnaczcionkaakapitu" style:family="text">
      <style:text-properties fo:background-color="#80FFFF"/>
    </style:style>
    <style:style style:name="T5518" style:parent-style-name="Domyślnaczcionkaakapitu" style:family="text">
      <style:text-properties fo:background-color="#80FFFF"/>
    </style:style>
    <style:style style:name="T5519" style:parent-style-name="Domyślnaczcionkaakapitu" style:family="text">
      <style:text-properties fo:background-color="#80FFFF"/>
    </style:style>
    <style:style style:name="T5520" style:parent-style-name="Domyślnaczcionkaakapitu" style:family="text">
      <style:text-properties fo:background-color="#80FFFF"/>
    </style:style>
    <style:style style:name="T5521" style:parent-style-name="Domyślnaczcionkaakapitu" style:family="text">
      <style:text-properties fo:background-color="#80FFFF"/>
    </style:style>
    <style:style style:name="T5522" style:parent-style-name="Domyślnaczcionkaakapitu" style:family="text">
      <style:text-properties fo:background-color="#80FFFF"/>
    </style:style>
    <style:style style:name="T5523" style:parent-style-name="Domyślnaczcionkaakapitu" style:family="text">
      <style:text-properties fo:background-color="#80FFFF"/>
    </style:style>
    <style:style style:name="T5524" style:parent-style-name="Domyślnaczcionkaakapitu" style:family="text">
      <style:text-properties fo:background-color="#80FFFF"/>
    </style:style>
    <style:style style:name="P5525" style:parent-style-name="Normalny" style:family="paragraph">
      <style:paragraph-properties fo:text-align="justify" fo:line-height="150%" fo:text-indent="0.2479in"/>
    </style:style>
    <style:style style:name="T5526" style:parent-style-name="Domyślnaczcionkaakapitu" style:family="text">
      <style:text-properties fo:background-color="#80FFFF"/>
    </style:style>
  </office:automatic-styles>
  <office:body>
    <office:text text:use-soft-page-breaks="true">
      <text:p text:style-name="P1">KORPUS= Obrady Okrągłego Stołu</text:p>
      <text:p text:style-name="P2">ZESPÓŁ= Podzespół do spraw Rolnictwa</text:p>
      <text:p text:style-name="P3">TYTUŁ= STENOGRAM z trzeciego posiedzenia Podzespołu do spraw Rolnictwa</text:p>
      <text:p text:style-name="P4">DATA= 27 lutego 1989 r.</text:p>
      <text:p text:style-name="P5">SYGNATURA=<text:s/></text:p>
      <text:p text:style-name="P6">INW= 46070</text:p>
      <text:p text:style-name="P7">TEKST=</text:p>
      <text:p text:style-name="P8">Stenogram z posiedzenia Podzespołu do spraw Rolnictwa z dnia 27 lutego 1989 r<text:span text:style-name="T9">.</text:span></text:p>
      <text:p text:style-name="P10">/Obradom<text:s/>przewodniczy<text:s/>ob<text:span text:style-name="T11">.</text:span><text:s/><text:span text:style-name="T12">Andrz</text:span><text:span text:style-name="T13">ej</text:span><text:span text:style-name="T14"><text:s/></text:span><text:span text:style-name="T15">Stel</text:span><text:span text:style-name="T16">machowski</text:span>/.</text:p>
      <text:p text:style-name="P17"><text:span text:style-name="T18">Przewodniczący</text:span><text:span text:style-name="T19">:</text:span></text:p>
      <text:p text:style-name="P20">Czy można?<text:s/><text:span text:style-name="T21">W</text:span><text:s/>takim razie rozpoczynam nasze kolejne obrady<text:span text:style-name="T22">.</text:span><text:s/>Na wstępie Ślisz prosił o zabranie głosu w celu pewnego oświadczenia.</text:p>
      <text:p text:style-name="P23"><text:span text:style-name="T24">Ob. Józef Ślisz</text:span><text:span text:style-name="T25">:</text:span></text:p>
      <text:p text:style-name="P26">23 lutego zwróciłem s<text:span text:style-name="T27">i</text:span>ę do marszałka Sejmu o zdjęcie z porządku dziennego obrad Sejmu uchwał o funduszu socjalnym i o ubezpieczeniach społecznych rolników<text:span text:style-name="T28">.</text:span></text:p>
      <text:p text:style-name="P29">Powodem mojej prośby było to, że sprawa funduszu socjalnego i ubezpieczeń były elementem rozmów przy<text:s/>„okrągłym stole<text:span text:style-name="T30">”</text:span><text:s/>prowadzącym do porozumienia narodowego<text:span text:style-name="T31">.</text:span><text:s/>Przegłosowanie przez Sejm podważana sensownoś<text:span text:style-name="T32">ć</text:span><text:s/>obrad przy<text:s/><text:span text:style-name="T33">„</text:span>okrągłym stole”<text:span text:style-name="T34">. Kl</text:span>ika dn<text:span text:style-name="T35">i</text:span><text:s/>temu uzyskaliśmy obietni<text:span text:style-name="T36">c</text:span>ę legalizacji<text:s/>„Solidarności”<text:s/>Rolników Indywidualnych. Czy jednak w perspektywie ostatnich działań rządu, który używa Sejmu do podważania ustaleń przy<text:s/><text:span text:style-name="T37">„</text:span>okrągłym stole<text:span text:style-name="T38">”</text:span><text:s/>możemy uważać tę obietnicę za wiążącą kogokolwiek? Sytuacja ws<text:span text:style-name="T39">i</text:span><text:s/>jest dramatyczna<text:span text:style-name="T40">.</text:span><text:s/>Jesteśmy gotowi zrobić w<text:span text:style-name="T41">s</text:span>zystko, by przyjąć uzgodnienia ratujące wieś<text:span text:style-name="T42">.</text:span><text:s/>Jednak wobec ostatnich posunięć rządu proszę o udzielenie odpowiedzi na pytanie czy<text:s/>„okrągły st<text:span text:style-name="T43">ó</text:span>ł<text:span text:style-name="T44">”</text:span><text:s/>jest nadal miejscem przy, którym mogą zapaść uzg<text:span text:style-name="T45">o</text:span>dn<text:span text:style-name="T46">ie</text:span>nia wiążące dla władzy?<text:s/><text:span text:style-name="T47">I</text:span><text:s/>jak strona koa<text:span text:style-name="T48">l</text:span>icy<text:span text:style-name="T49">j</text:span>no-rządowa widzi rozwiązania problemu podstawowego w wyniku przyjęcia przez Sejm ustawy o funduszu socjalnym wsi? Prosiłbym o odpowiedź stronę rządową<text:span text:style-name="T50">.</text:span></text:p>
      <text:p text:style-name="P51"><text:span text:style-name="T52">Przewodni</text:span><text:span text:style-name="T53">cz</text:span><text:span text:style-name="T54">ący</text:span><text:span text:style-name="T55">:</text:span></text:p>
      <text:p text:style-name="P56">Jeśl<text:span text:style-name="T57">i</text:span><text:s/>wolno, my tę sprawę traktujemy jako szczególnie poważną z uwagi na to m.in. również na tryb w jakim ust<text:span text:style-name="T58">a</text:span>wy zostały w piątek przegłosowane. Niektóre, ta jak w sprawie funduszu socjalnego n<text:span text:style-name="T59">i</text:span>e przeszła nawet przez Radę Społeczno-Gospodarczą, a więc było pewne przyspieszenie. Poza tym cały pakiet został zgłoszony tak jak gdyby chodziło specjalnie o postawienie wobec faktów dokonanych. To n<text:span text:style-name="T60">i</text:span>e jest sprawa naszego<text:s/>„stolika”<text:s/>lub innego ogólnogospodarczego, ale również jest sprawa owych, owej ustawy, która praktycznie zawiera nadzwyczajne ponowne upoważnienia dla rządu, cała ta sprawa wymaga jednak zasadniczego ustosunkowania się ze strony koalicyjno-rządowej.</text:p>
      <text:p text:style-name="P61">Wobec tego jest propozycja taka my sobie wyjdziemy na pewien czas do sąsiedniego pokoju<text:s/><text:span text:style-name="T62">i</text:span><text:s/>prosiłbym o jednak rozważenie jakiegoś bardziej zasadniczego stanowiska. Chyba nie, bo panowie muszą też uzgodnić między sobą. Także zróbmy trochę przerwy i państwo się zastanówcie liczymy na jakieś bardzo poważne u<text:span text:style-name="T63">st</text:span>osunkowanie się.</text:p>
      <text:p text:style-name="P64"><text:span text:style-name="T65">Ob. Sta</text:span><text:span text:style-name="T66">n</text:span><text:span text:style-name="T67">isław Śliwiński</text:span><text:span text:style-name="T68">:</text:span></text:p>
      <text:p text:style-name="P69"><text:span text:style-name="T70">Ocz</text:span>yw<text:span text:style-name="T71">i</text:span>ście była taka propozycja, żeby zdjąć z porządku obrad Sejmu te dwie ustawy<text:span text:style-name="T72">.</text:span><text:s/>Rozmawiałem w<text:s/><text:soft-page-break/>międzyczasie z panem Mazowieckim, który do mn<text:span text:style-name="T73">i</text:span>e zadzwonił w tej kwestii i objaśniłem mu sprawę dlaczego te ustawy winny być w Sejmie normalnym trybem załatwione. Wydawało mi się, że przekonałem p<text:span text:style-name="T74">a</text:span>na Mazowieckiego ponieważ on mówił w imieniu prof. St<text:span text:style-name="T75">e</text:span>lmachow<text:span text:style-name="T76">sk</text:span>i<text:span text:style-name="T77">e</text:span>g<text:span text:style-name="T78">o</text:span>, którego nie było w kraju.</text:p>
      <text:p text:style-name="P79">Mianowicie używałem argumentów następujących jeśli chodzi o fundusz socjalny.<text:s/><text:span text:style-name="T80">J</text:span>eśl<text:span text:style-name="T81">i</text:span><text:s/><text:span text:style-name="T82">go</text:span><text:s/>teraz odłożymy to prawdopodobnie znając tryb postępowania legislacyjnego to sprawa<text:s/><text:span text:style-name="T83">w</text:span><text:s/>tym roku n<text:span text:style-name="T84">ie</text:span><text:s/>w<text:span text:style-name="T85">e</text:span>jd<text:span text:style-name="T86">z</text:span>ie do Sejmu, przynajmni<text:span text:style-name="T87">ej</text:span><text:s/>w t<text:span text:style-name="T88">ej</text:span><text:s/>kadencji. Historia funduszu socjalnego liczy sobie prawie10 lat i nam zależało na tym, żeby ten fundusz był w ogóle uchwalony i żeby zacząć mieć w ogóle pieniądze<text:span text:style-name="T89">.</text:span><text:s/>Natomiast kłótnia czy t<text:span text:style-name="T90">e</text:span>ż dyskusja, kto będzie rządził funduszem jest dyskusją wtórną<text:span text:style-name="T91">. B</text:span>o najpierw trzeba mieć fundusz a potem, żeby rządzi<text:span text:style-name="T92">ć</text:span><text:s/>funduszem<text:span text:style-name="T93">.</text:span><text:s/><text:span text:style-name="T94">O</text:span>bjaśniłem panu Mazowieckiemu, że nic nie stoi na przeszkodzie, by z chwilą zar<text:span text:style-name="T95">ejes</text:span>trowania innych związków rolniczych dokona<text:span text:style-name="T96">ć</text:span><text:s/>niewielkiej kosmetyczn<text:span text:style-name="T97">ej</text:span><text:s/>zmiany w tym ustawodawstwie i taka zgoda ze strony rządowej była, no to miałem wcześniej uzgodnione z wnioskodawcami i na to pan Mazowiecki powiada je<text:span text:style-name="T98">ś</text:span>li tak, to tutaj właściwie ja nie mam nic do dodania i może tak to iść<text:span text:style-name="T99">.</text:span><text:s/>I dlatego mnie to dziwi, że tutaj takie stanowisko zajęła strona opozycyjna<text:span text:style-name="T100">.</text:span></text:p>
      <text:p text:style-name="P101"><text:span text:style-name="T102">W</text:span><text:s/>każdym razie jeszcze raz powtarzam nic nie stoi na przeszkodzie by z chwilą rejestra<text:span text:style-name="T103">c</text:span>ji, z chwilą normalnego zaistnienia związków rolniczych w tym ustawodawstwie zarówno we wszystkich innych... też tam chodziło o niektóre kwestie ziemskie, opiniowania przez ciała społeczne różnych decyzji co do spale<text:span text:style-name="T104">ń</text:span>, co do obrotu gruntami w tym u<text:span text:style-name="T105">s</text:span>taw<text:span text:style-name="T106">o</text:span>daw<text:span text:style-name="T107">s</text:span>twie dopisze s<text:span text:style-name="T108">ię</text:span><text:s/>po prostu udział taki, jaki mają inni również innych związków, które powstaną<text:span text:style-name="T109">.</text:span><text:s/>I to jest to.</text:p>
      <text:p text:style-name="P110">Teraz proszę bardzo co państwo o tym sądzą?</text:p>
      <text:p text:style-name="P111"><text:span text:style-name="T112">Ob</text:span><text:span text:style-name="T113">.</text:span><text:span text:style-name="T114"><text:s/></text:span><text:span text:style-name="T115">S</text:span><text:span text:style-name="T116">tan</text:span><text:span text:style-name="T117">is</text:span><text:span text:style-name="T118">ław Śliwiński</text:span><text:span text:style-name="T119">:</text:span></text:p>
      <text:p text:style-name="P120">Proszę bardzo p. Pazura, wiceminister finansów.</text:p>
      <text:p text:style-name="P121"><text:span text:style-name="T122">O</text:span><text:span text:style-name="T123">b. Ry</text:span><text:span text:style-name="T124">s</text:span><text:span text:style-name="T125">za</text:span><text:span text:style-name="T126">r</text:span><text:span text:style-name="T127">d<text:s/></text:span><text:span text:style-name="T128">P</text:span><text:span text:style-name="T129">azura</text:span><text:span text:style-name="T130">:</text:span></text:p>
      <text:p text:style-name="P131">Ponieważ ucz<text:span text:style-name="T132">e</text:span>stniczyłem w posiedzen<text:span text:style-name="T133">i</text:span>u Sejmu, za szefa to tylko przypomnę,<text:s/><text:span text:style-name="T134">ż</text:span>e wniosek taki był i to co kolega przewodniczący powiedział to ma<text:span text:style-name="T135">rs</text:span>za<text:span text:style-name="T136">ł</text:span>ek Sejmu odpowiedział w ten sposób, że nie ma żadnych przeszkód po przyjęciu tych ustaw, żeby<text:s/><text:span text:style-name="T137">c</text:span>zyn<text:span text:style-name="T138">i</text:span>ć w nich zmiany jakie tylko będą potrzebne i ustalone przy tym stole<text:span text:style-name="T139">.</text:span><text:s/>Tylko przypominam po prostu z Sejmu.</text:p>
      <text:p text:style-name="P140"><text:span text:style-name="T141">/Głos</text:span><text:s/>z sali: n<text:span text:style-name="T142">i</text:span>e słychać/.</text:p>
      <text:p text:style-name="P143"><text:span text:style-name="T144">Ob</text:span><text:span text:style-name="T145">.</text:span><text:span text:style-name="T146"><text:s/></text:span><text:span text:style-name="T147">R.</text:span><text:span text:style-name="T148"><text:s/>Pazura</text:span><text:span text:style-name="T149">:</text:span></text:p>
      <text:p text:style-name="P150">Na sesji plenarnej.</text:p>
      <text:p text:style-name="P151"><text:span text:style-name="T152">Ob</text:span><text:span text:style-name="T153">.</text:span><text:span text:style-name="T154"><text:s/>Ś</text:span><text:span text:style-name="T155">l</text:span><text:span text:style-name="T156">iwi</text:span><text:span text:style-name="T157">ń</text:span><text:span text:style-name="T158">ski</text:span><text:span text:style-name="T159">:</text:span></text:p>
      <text:p text:style-name="P160">Proszę bardzo pan Adamczuk<text:span text:style-name="T161">.</text:span></text:p>
      <text:p text:style-name="P162"><text:span text:style-name="T163">O</text:span><text:span text:style-name="T164">b</text:span><text:span text:style-name="T165">.</text:span><text:span text:style-name="T166"><text:s/>Tomasz Adam</text:span><text:span text:style-name="T167">c</text:span><text:span text:style-name="T168">zuk</text:span><text:span text:style-name="T169">:</text:span></text:p>
      <text:p text:style-name="P170">My<text:span text:style-name="T171">ś</text:span>lę, wyjście<text:s/>naprzeciw<text:s/>byłoby tutaj uzgodnienie stanowiska, które by mówiło o tym<text:span text:style-name="T172">,<text:s/></text:span>że jednocześnie<text:s/><text:span text:style-name="T173">z</text:span><text:s/>rejestracją<text:s/><text:span text:style-name="T174">„</text:span>Solidarności”<text:s/>wie<text:span text:style-name="T175">j</text:span>skiej będzie... wejdą również te zmiany, które do tych ustaw powinny wejś<text:span text:style-name="T176">ć</text:span>, tzn<text:span text:style-name="T177">.</text:span><text:s/>oficjalnie chyba<text:s/>„stół”<text:s/>mógłby na ten temat zająć stanowisko, nie wiem, jak to po prostu zredagować, ale być może takie uzgodnienie by tu saty<text:span text:style-name="T178">sfa</text:span>kcjon<text:span text:style-name="T179">ow</text:span>a<text:span text:style-name="T180">ło</text:span><text:s/>drugą<text:s/><text:span text:style-name="T181">s</text:span>tronę<text:span text:style-name="T182">.</text:span><text:s/>Nie wiem, taka jest propozycja.</text:p>
      <text:p text:style-name="P183"><text:span text:style-name="T184">Ob. St. Śliwiński</text:span><text:span text:style-name="T185">:</text:span></text:p>
      <text:p text:style-name="P186">Czyli jeśli można. Rozumiem, że moglibyśmy.<text:span text:style-name="T187">..</text:span><text:s/>jeszcze dok<text:span text:style-name="T188">o</text:span>ńczę czego nie skończyłem poprz<text:span text:style-name="T189">ed</text:span>nio. Mianowicie poinformowałem pana Mazowieckiego, że<text:s/>„stół”<text:s/>rolniczy taki zapis do swoich ustaleń dokona.<text:s/><text:soft-page-break/>To o czym tu mówiłem<text:span text:style-name="T190">.</text:span><text:s/><text:span text:style-name="T191">I</text:span><text:s/>to jego, jak mi s<text:span text:style-name="T192">i</text:span>ę wydawało, wtedy w tej rozmowie telefoniczn<text:span text:style-name="T193">ej</text:span><text:s/>u<text:span text:style-name="T194">s</text:span>atysfakc<text:span text:style-name="T195">j</text:span>onowało<text:s/><text:span text:style-name="T196">i</text:span><text:s/>dlatego n<text:span text:style-name="T197">i</text:span>e widzę tutaj potrzeby, żebyśmy tutaj teraz zaczynali r<text:span text:style-name="T198">z</text:span>ecz od nowa. Tym bardziej,<text:s/><text:span text:style-name="T199">ż</text:span>e jest tu pewna nieścisłość<text:span text:style-name="T200">.</text:span><text:s/>Prace nad tym<text:span text:style-name="T201">i</text:span><text:s/>ustawami trwały już dłuższy okres<text:s/><text:span text:style-name="T202">c</text:span>zasu jeśli chodzi o nowe<text:span text:style-name="T203">l</text:span>i<text:span text:style-name="T204">z</text:span>ację u<text:span text:style-name="T205">s</text:span>tawy<text:s/><text:span text:style-name="T206">o</text:span><text:s/>em<text:span text:style-name="T207">e</text:span>r<text:span text:style-name="T208">yt</text:span>urach rolniczych w skrócie mówią<text:span text:style-name="T209">c,</text:span><text:s/>sprawa ma<text:s/><text:span text:style-name="T210">c</text:span>hyba już 2-<text:span text:style-name="T211">le</text:span>tnią historię co najmniej w komisjach s<text:span text:style-name="T212">ej</text:span>mowych<text:s/><text:span text:style-name="T213">i</text:span><text:s/>pełno dyskusji i konsultacji itd., itd<text:span text:style-name="T214">.</text:span>, także ta rzecz nie narodziła się w styczniu czy w lutym<text:span text:style-name="T215">.</text:span><text:s/>Jak powiedziałem fundusz socjalny wsi jest dyskutowany od wielu lat, wnioskowany przez kółka rolnicze i nie tylko, ale głównie przez kółka, też był dyskutowany już intensywnie w<text:s/><text:span text:style-name="T216">S</text:span>ejmie i poza Sejmem, gdzieś co najmniej od września roku ubiegłego już formalnie dyskutowany<text:span text:style-name="T217">.</text:span><text:s/>Także myślę, że taki jeśl<text:span text:style-name="T218">i</text:span>by nie było innych wniosków i propozycji to byśmy zaproponowali taki zapis w tych dwóch kwestia<text:span text:style-name="T219">c</text:span>h, że z chwilą<text:s/><text:span text:style-name="T220">-</text:span><text:s/>to o<text:s/><text:span text:style-name="T221">c</text:span>zym mówiłem - kiedy będz<text:span text:style-name="T222">i</text:span>e rejestracja oficjalna związków rolniczych innych niż istniejące, bo mogą być jeszcze inne, nie jest powiedziane, że tylko<text:s/><text:span text:style-name="T223">„</text:span>Solidarnoś<text:span text:style-name="T224">ć</text:span>”<text:s/>może być. To wtedy prośba czy propozycja nowelizacji tych ustaw wpisania wszystkich tych, którzy tam są przypisani do wspó<text:span text:style-name="T225">łd</text:span>ecydowania o dysponowaniu tymi funduszami<text:span text:style-name="T226">.</text:span></text:p>
      <text:p text:style-name="P227">Przepraszam bardzo, pan Iwaniec si<text:span text:style-name="T228">ę</text:span><text:s/>zgłaszał.</text:p>
      <text:p text:style-name="P229"><text:span text:style-name="T230">O</text:span><text:span text:style-name="T231">b</text:span><text:span text:style-name="T232">.</text:span><text:span text:style-name="T233"><text:s/>Kazimierz Iwaniec</text:span><text:span text:style-name="T234">:</text:span></text:p>
      <text:p text:style-name="P235">Mnie się wydaje, że nie można opóźnia<text:span text:style-name="T236">ć</text:span><text:s/>normalnej pracy ani Sejmu, ani rządu - to wszystko musi funkcjonowa<text:span text:style-name="T237">ć</text:span><text:s/>dlatego, że obrady<text:s/>„stołu okrągłego”<text:s/>i tych wszystkich podzespołów przyciągają się<text:span text:style-name="T238">.</text:span><text:s/><text:span text:style-name="T239">T</text:span>r<text:span text:style-name="T240">ud</text:span>n<text:span text:style-name="T241">o</text:span><text:s/>powiedzieć kiedy np<text:span text:style-name="T242">.</text:span><text:s/>nasz zespół zakończy prace. I od tego jakimi wynikami i od tego nie można uzal<text:span text:style-name="T243">e</text:span>żniać pracy Sejmu czy rządu<text:span text:style-name="T244">.<text:s/></text:span>Jest wiele spraw do załatwienia i się dziwię, że Sejm przyjął szybkie tempo, bo w zasadzie nam chodzi o to szybkie tempo, żeby wszyscy przyjęli, dlatego nie możemy tego negować<text:span text:style-name="T245">.</text:span></text:p>
      <text:p text:style-name="P246"><text:span text:style-name="T247">D</text:span>ziękuję bardzo.</text:p>
      <text:p text:style-name="P248">/Głos z sali: n<text:span text:style-name="T249">i</text:span>e słychać/.</text:p>
      <text:p text:style-name="P250">/Głos z sali:<text:s/><text:span text:style-name="T251">...</text:span>my uzgadniamy przy tym stole pewne wspólne<text:s/><text:span text:style-name="T252">s</text:span>tanowisko,<text:s/><text:span text:style-name="T253">j</text:span>ednocześnie zapadają decyzje negujące te ustalenia, myślę, że tylko o to chodzi/<text:span text:style-name="T254">.</text:span></text:p>
      <text:p text:style-name="P255"><text:span text:style-name="T256">Ob</text:span><text:span text:style-name="T257">.</text:span><text:span text:style-name="T258"><text:s/>St</text:span><text:span text:style-name="T259">.</text:span><text:span text:style-name="T260"><text:s/>Śliwiński</text:span><text:span text:style-name="T261">:</text:span></text:p>
      <text:p text:style-name="P262">Tak, tak<text:span text:style-name="T263">..</text:span>.</text:p>
      <text:p text:style-name="P264"><text:span text:style-name="T265">/</text:span>G<text:span text:style-name="T266">ł</text:span>os z sali:<text:s/><text:span text:style-name="T267">.</text:span>.. z naszej strony była tu propozycja, żeby te kwoty ewentualne<text:span text:style-name="T268">...</text:span><text:s/>do gestii samorządów lokalnych czy terytorialnych chyba.<text:span text:style-name="T269">..</text:span>/</text:p>
      <text:p text:style-name="P270"><text:span text:style-name="T271">O</text:span><text:span text:style-name="T272">b. St. Śliwiński</text:span><text:span text:style-name="T273">:</text:span></text:p>
      <text:p text:style-name="P274">Proszę pan Maksymiuk<text:span text:style-name="T275">.</text:span></text:p>
      <text:p text:style-name="P276"><text:span text:style-name="T277">O</text:span><text:span text:style-name="T278">b</text:span><text:span text:style-name="T279">.</text:span><text:span text:style-name="T280"><text:s/>Janusz Maksymiuk</text:span><text:span text:style-name="T281">:</text:span></text:p>
      <text:p text:style-name="P282">Najpierw mam takie pytanie, żebyśmy wyjaśnili pewien zarzut czy to jest prawda, że były jakieś uchybienia natury formalnej, o której pan przewodniczący był uprzejmy mówić, że n<text:span text:style-name="T283">i</text:span>e skonsu<text:span text:style-name="T284">lt</text:span>owano wcześniej z komisją<text:span text:style-name="T285">.</text:span><text:s/>To trzeba by wyjaśnić po prostu. Bo ja nie wiem są tutaj koledzy posłowie i może by odpowiedzieli.</text:p>
      <text:p text:style-name="P286">Dalej jest propozycja zapisa<text:span text:style-name="T287">ć</text:span><text:s/>w ten sposób, żeby się<text:span text:style-name="T288"><text:s/></text:span>dogadać, że z<text:s/><text:span text:style-name="T289">c</text:span>hwilą zar<text:span text:style-name="T290">ejest</text:span>rowan<text:span text:style-name="T291">ia</text:span><text:s/>b<text:span text:style-name="T292">ę</text:span>dziemy te dwie<text:s/><text:span text:style-name="T293">u</text:span>stawy w jakiś sposób od nowa rozpatrywali. Mnie s<text:span text:style-name="T294">ię</text:span><text:s/>wydaje, że w ogóle bez zapisu. Każda organizacja, która powstanie i załóżmy, że nie ma<text:s/><text:span text:style-name="T295">„</text:span>okrągłego stołu”<text:s/>i nie powstaje<text:s/><text:span text:style-name="T296">ż</text:span>adna nowa organizacja to również wszystkie ustawy są na bieżąco w jakiś sposób nowelizowane. Przecież nie ma ustaw trwałych<text:s/><text:soft-page-break/>na lat 100.<text:span text:style-name="T297">..</text:span></text:p>
      <text:p text:style-name="P298">Dalej moje pytanie<text:s/><text:span text:style-name="T299">w</text:span><text:s/>stosunku do tego zarzutu, który był tutaj postawiony Sejm coś robi, a<text:s/>„stół”.<text:span text:style-name="T300">.</text:span>. i to rozwala<text:s/>„stół”<text:span text:style-name="T301">.</text:span><text:s/>No przeci<text:span text:style-name="T302">e</text:span>ż nigdzie<text:s/>„stół”<text:s/>nie jest usytuowany prawnie ponad<text:s/><text:span text:style-name="T303">S</text:span>ejmem<text:span text:style-name="T304">.</text:span><text:s/>Powinien swoje funkcje chyba w tej chwili pełnić. Takie jest moje odczucie. Podkreślam, że mówię tutaj jako prz<text:span text:style-name="T305">edst</text:span>awici<text:span text:style-name="T306">el</text:span><text:s/>kółek rolniczych i jestem chociażby z tego względu również zainter<text:span text:style-name="T307">es</text:span>owany, żeby ta ustawa weszła, bo co my tym robimy jeżeli byśmy ją zablokowali<text:span text:style-name="T308">.</text:span><text:s/>Przecież te pieniądze na wsi są potrzebne. Sprawa po rejestracji innych organizacji związkowych na pewno trzeba do tego podejść od nowa, jak fundusz dzielić. I wydaje mi s<text:span text:style-name="T309">i</text:span>ę również słuszny.<text:span text:style-name="T310">..</text:span><text:s/>wątpliwość<text:span text:style-name="T311"><text:s/></text:span>kolegi, który przede mną głos zabierał, że punktem spornym by<text:span text:style-name="T312">ć</text:span><text:s/>m<text:span text:style-name="T313">o</text:span>że jest 15 proc. funduszu, ale to n<text:span text:style-name="T314">i</text:span>e jest żadna dyspozycja tych pieniędzy na cele związku, jest suma pieniędzy jaką organizacja, która w tej chwili jest upoważniona w ob<text:span text:style-name="T315">e</text:span>cnym umocowaniu prawnym do repr<text:span text:style-name="T316">ez</text:span>entowania, może dysponować<text:s/><text:span text:style-name="T317">z</text:span><text:s/>prz<text:span text:style-name="T318">ez</text:span>naczeniem na te cele socjalne na szczeblu centralnym. Wydaje mnie się, że jeżeli dojdzie do z<text:span text:style-name="T319">a</text:span>r<text:span text:style-name="T320">ejes</text:span>trowania i tak powinniśmy tą sprawę przedstawić do zar<text:span text:style-name="T321">ejest</text:span>rowania innych organizacji społ<text:span text:style-name="T322">ec</text:span>zno-zawodowych wielu, te organizacje będą miały prawo dzielić. Tylko chciałbym spojrzeć tu na to w ten sposób, że jeżeli by się czytało i to myślę, że to trzeba kolegom powiedzieć, jeżeliby się czytało w tej chwili<text:s/><text:span text:style-name="T323">z</text:span><text:s/>tym dysponowaniem 15 proc. być może po wprowadzeniu nowych organizacji w życie 15 proc.,<text:s/><text:span text:style-name="T324">b</text:span>y było podzielone na trzy organizacje.<text:s/><text:span text:style-name="T325">A</text:span><text:s/>w tej chwili jako rolnicy musimy spojrzeć na to, także zyskujemy tą przewagę, że 15 proc. zostaje w dyspozycji jednej organizacji, a druga i trzecia uzyska nowe pieniądze, jak gdyby z budżetu rad narodowych, które tam są przez<text:span text:style-name="T326">n</text:span>ac<text:span text:style-name="T327">z</text:span>one.<text:s/><text:span text:style-name="T328">J</text:span>est tu<text:s/><text:span text:style-name="T329">c</text:span>ała kampania o przyszłość tych pieniędzy, żeby zostały w dyspozycji raczej rolnictwa a nie rad narodowych, tak jak było pierwotnie.<text:s/><text:span text:style-name="T330">I</text:span><text:s/>ja nie wiem<text:s/><text:span text:style-name="T331">cz</text:span>y my musimy tutaj rozmawiać na takiej zasadzie żeby zadowo<text:span text:style-name="T332">li</text:span>ć,<text:s/><text:span text:style-name="T333">p</text:span>rzede wszystkim wyjaśn<text:span text:style-name="T334">ijm</text:span>y sobie czy te zarzuty są słuszne, czy one mają rację bytu. Mnie się wydaje, że absolutnie, bo logika w zatrzymaniu ustawy, jaka? Rok czasu, dalej nie ma tych pieniędzy, o które s<text:span text:style-name="T335">ię</text:span><text:s/>wieś dobija od lat<text:span text:style-name="T336">.</text:span><text:s/>I to trzeba sobie wprost powiedzieć. Jeżeli koledzy chcą,<text:s/><text:span text:style-name="T337">j</text:span>a jestem skłonny spytać chcecie, proszę bardzo<text:span text:style-name="T338">.</text:span><text:s/>Wnoście o zablokowanie, ja będę na ws<text:span text:style-name="T339">i</text:span><text:s/>mówił dlaczego j<text:span text:style-name="T340">es</text:span>zcze rok t<text:span text:style-name="T341">eg</text:span>o funduszu niema. Bo to chyba jest n<text:span text:style-name="T342">ie</text:span>uzasadnione takie stawianie sprawy<text:span text:style-name="T343">.</text:span></text:p>
      <text:p text:style-name="P344">Dziękuję bardzo.</text:p>
      <text:p text:style-name="P345"><text:span text:style-name="T346">Przewodniczący</text:span><text:span text:style-name="T347">:</text:span></text:p>
      <text:p text:style-name="P348">Pan Przygodzki.</text:p>
      <text:p text:style-name="P349"><text:span text:style-name="T350">O</text:span><text:span text:style-name="T351">b</text:span><text:span text:style-name="T352">.</text:span><text:span text:style-name="T353"><text:s/>Henryk Przygodzki</text:span><text:span text:style-name="T354">:</text:span></text:p>
      <text:p text:style-name="P355"><text:span text:style-name="T356">J</text:span><text:span text:style-name="T357">a</text:span><text:s/>myślę, że musimy przede wszystkim wydoby<text:span text:style-name="T358">ć</text:span><text:s/>to<text:s/><text:span text:style-name="T359">c</text:span>o jest niesporne i co jest oczywiste dla obu stron w naszym zespole. Mianowicie chyba obie strony nie będą negowały idei samego funduszu<text:span text:style-name="T360">.</text:span><text:s/>Dla mnie to jest o<text:span text:style-name="T361">cz</text:span>yw<text:span text:style-name="T362">is</text:span>te.</text:p>
      <text:p text:style-name="P363">Druga sprawa, która powinna być też przyjęta ze zrozumieniem czy wiarygodnie to to, że kosmetyka - jak to sam p<text:span text:style-name="T364">rz</text:span>ewodniczący Śliwiński mówił - tej ustawy jest możliwa, ale dziś póki je<text:span text:style-name="T365">s</text:span>zcze<text:s/>„Solidarność”<text:s/>wi<text:span text:style-name="T366">ej</text:span>ska nie posiada statusu prawnego zapis, jakiego dokonał Sejm i treść jaką ostatecznie przyjęła ta ustawa jest chyba logiczny<text:span text:style-name="T367">.</text:span><text:s/>Logiczna.</text:p>
      <text:p text:style-name="P368">Następnie wydaje mi się, że wdrożenie tej ustawy, tak jak tu już powiedział przedmówca otwiera rachunek, daje pieniądze na realizację określonych celów. Wydaje mi się również, że bezsporną sprawą jest to co stanowi zarzut drugiej<text:s/>strony, że cały ten blok ustaw rolniczych nie był konsultowany, nie<text:s/><text:soft-page-break/>przeszedł tego trybu społecznego udziału<text:s/><text:span text:style-name="T369">w</text:span><text:s/>tworzeniu prawa<text:span text:style-name="T370">.</text:span><text:s/>Ten zarzut jest do uchylenia, bo wszystkie cztery piątkowe ustawy odnoszące się do rolnic<text:span text:style-name="T371">t</text:span>wa i wsi, była przedmiotem rozważań zarówno w Radzie Społeczno-Gosp<text:span text:style-name="T372">o</text:span>darcz<text:span text:style-name="T373">e</text:span>j, wypowia<text:span text:style-name="T374">d</text:span>ały się zespoły doradców sejmowych, wypowiadały się organizacje społeczne, a poza tym nie robiły.<text:span text:style-name="T375">.</text:span>. jednak te ustawy były robione przez kilka komisji. W przypadku funduszu socjalnego wsi, była ta zarówno komisja prac ustawodawczych, jak i komi<text:span text:style-name="T376">sj</text:span>a, która zajmuje się tematyką socjalną i wreszcie komisja rolnictwa, leśnictwa i gospodarki żywnościowej. Jeśli uwzględnić to wszystko co jest doświadczeniem poselskim i to co jest opinią tych zespołów pozasejmowych to<text:s/><text:span text:style-name="T377">r</text:span>ozw<text:span text:style-name="T378">ią</text:span>zania tam zastosowane plus to co wszystko jest doświadczeniem społecznym to co było w<text:span text:style-name="T379">c</text:span>ześni<text:span text:style-name="T380">ej</text:span>szym wnioskowaniem środowisk wiejskich, to wszystko zostało chyba w tych ustawach uwzględnione. Nie chyba, ale na pewno. Wcale nie tak łatwo i wcale nie tak bezmyślnie te akty weszły na porządek dzienny piątkowego posiedzenia, i posłowie jednoznacznie odnieśli się do tego c<text:span text:style-name="T381">o</text:span><text:s/>było wnioskiem w kwestii zdjęcia ich z porządku dziennego<text:span text:style-name="T382">.</text:span><text:s/>Zr<text:span text:style-name="T383">e</text:span>sztą był on zgłoszony za pośrednictwem posła Bendera i Sejm przesądził sprawę. Przesądził sprawę w ten sposób<text:span text:style-name="T384">,</text:span><text:s/>że przyjął proponowany wcześniej porządek dzienny obrad. To tyle..<text:span text:style-name="T385">.</text:span></text:p>
      <text:p text:style-name="P386"><text:span text:style-name="T387">Ob. St. Śliwiński</text:span><text:span text:style-name="T388">:</text:span></text:p>
      <text:p text:style-name="P389">Pan Siarki<text:span text:style-name="T390">ew</text:span>ic<text:span text:style-name="T391">z.</text:span></text:p>
      <text:p text:style-name="P392"><text:span text:style-name="T393">Ob. Kazimierz Siarkiewicz</text:span><text:span text:style-name="T394">:</text:span></text:p>
      <text:p text:style-name="P395">Proszę Państwa! Sejm Polskiej Rzeczypospolitej Ludowej według Konstytucji jest suwerennym w tworzeniu prawa. Tylko Sejm tworzy prawo. Nasz<text:s/>zespół, a także..<text:span text:style-name="T396">.</text:span><text:s/>nasz podzespół, a także i inne podzespoły, który pracują n<text:span text:style-name="T397">i</text:span>e są kompetentne do podważania aktów prawnych, kt<text:span text:style-name="T398">ó</text:span>re Sejm uchwali, tym bardziej procedury.</text:p>
      <text:p text:style-name="P399">Procedura była prawidłowa, bowiem ustawa została uchwalona na sesji plenarnej, przeszła przez komisje. To, że nie była na zespole czy na Radzie Konsultacyjn<text:span text:style-name="T400">ej</text:span><text:s/>nie ma znaczenia, bowiem nie wszystkie ustawy muszą przechodzi<text:span text:style-name="T401">ć</text:span><text:s/>przez te organa.</text:p>
      <text:p text:style-name="P402">Poza tym te organy są organami opiniodawczo-doradczymi i opinia ich może być wzięta pod uwag<text:span text:style-name="T403">ę</text:span>, może i być nie wzi<text:span text:style-name="T404">ęt</text:span>a<text:span text:style-name="T405">.</text:span></text:p>
      <text:p text:style-name="P406">A wię<text:span text:style-name="T407">c</text:span><text:s/>to stanowisko, że my mamy wyraz<text:span text:style-name="T408">i</text:span>ć rzekomo jakie<text:span text:style-name="T409">ś</text:span><text:s/>votum nieufności do Sejmu, który uchwalił ustawy - moim zdaniem - jest nie do przyjęcia<text:span text:style-name="T410">.</text:span><text:s/>Faktem jest, że ustawa została uchwalona<text:span text:style-name="T411">.</text:span><text:s/>Wejdzie ona<text:s/><text:span text:style-name="T412">w</text:span><text:s/>życie z dniem ogłoszenia. Powstaje jednak inne pytanie skoro obraduje porozumienie narod<text:span text:style-name="T413">ow</text:span>e powiedzmy podzespół rolnictwa, któremu z części przynajmniej członków nie są obojętne rozwiązania zawarte w ustawie jednej czy drugiej procedura. Można nowelizować czy zmieniać ustawy, które wczoraj uchwalone i te, które 30 lat t<text:span text:style-name="T414">em</text:span>u uc<text:span text:style-name="T415">hw</text:span>a<text:span text:style-name="T416">lo</text:span>no<text:span text:style-name="T417">.</text:span><text:s/>Tym bardziej jeżeli marszałek Sejmu, jak oświadczył min. Pazura, na sesji powiedział, że może być dokonana zmiana tej ustawy, to znaczy, że jeżeli będą argumenty za tym, żeby ją zmienić to w czasie krótkim można zmi<text:span text:style-name="T418">e</text:span>n<text:span text:style-name="T419">ić</text:span><text:s/>- w dłuższym lub w ogóle nie zmieniać. Zależy od argumentów.</text:p>
      <text:p text:style-name="P420">Jeżeli część naszego<text:s/>„podstolika”<text:s/>uważa, że rozwiązania zawarte nieprawidłowe - moim zdaniem - n<text:span text:style-name="T421">i</text:span>e ma przeszkód, ażeby tak<text:span text:style-name="T422">i</text:span><text:s/>postulat zawrzeć<text:span text:style-name="T423">,</text:span><text:s/>że ta ustawa wymaga nowelizacji, a może i nawet pilnej nowelizacji<text:span text:style-name="T424">.</text:span><text:s/>Nie w<text:span text:style-name="T425">i</text:span>em<text:span text:style-name="T426">.</text:span><text:s/>Ale co do tego czy one prawidłowo uchwalone czy one obowiązują to nie ma żadnej wątpliwości.</text:p>
      <text:soft-page-break/>
      <text:p text:style-name="P427">Wreszcie sprawa może nie tylko jurydyczna. Skoro jest organ w tym państwie, który ostatecznie decyduje o uchwale ustawy to trzeba uszanowa<text:span text:style-name="T428">ć</text:span><text:s/>to. Nie można przecież nieformalnymi czy formalnymi zespołami działając podważać tego. Gdzieś musi być koniec, przecież n<text:span text:style-name="T429">i</text:span>e można krytykowa<text:span text:style-name="T430">ć</text:span><text:s/>wszystkich i wszystkiego.<text:s/><text:span text:style-name="T431">I</text:span><text:s/>czynić ze wszystkich - czy ze wszystkiego - n<text:span text:style-name="T432">ie</text:span>kompete<text:span text:style-name="T433">nt</text:span>nymi<text:span text:style-name="T434">.</text:span></text:p>
      <text:p text:style-name="P435">Uchwalona ustawa i ona obowiązuje jeżeli zostanie ogłoszona<text:span text:style-name="T436">.</text:span></text:p>
      <text:p text:style-name="P437">Dziękuję<text:span text:style-name="T438">.</text:span></text:p>
      <text:p text:style-name="P439"><text:span text:style-name="T440">O</text:span><text:span text:style-name="T441">b</text:span><text:span text:style-name="T442">.</text:span><text:span text:style-name="T443"><text:s/>Zygmunt Zaso</text:span><text:span text:style-name="T444">ń</text:span><text:span text:style-name="T445">:</text:span></text:p>
      <text:p text:style-name="P446">Ja chciałem powiedzieć, że<text:s/><text:span text:style-name="T447">m</text:span>y powinniśmy<text:s/><text:span text:style-name="T448">s</text:span>zuk<text:span text:style-name="T449">a</text:span>ć jakiegoś wyjścia pozytywnego, a nie wykazywać, że nie mają rac<text:span text:style-name="T450">j</text:span>i zgłaszający te obiekcje. Otóż z ignorancją władzy spotykaliśmy się dotąd bardzo często. To<text:s/><text:span text:style-name="T451">co</text:span><text:s/>podnosi strona przeciwna, że nie chcą słuchać ustaleń już na tym posiedzeniu dokonanych, to także jest prawda. Przecież Sejm jako suweren może nadal uchwalać ustawę o ki<text:span text:style-name="T452">er</text:span>own<text:span text:style-name="T453">ic</text:span>z<text:span text:style-name="T454">ej<text:s/></text:span>rol<text:span text:style-name="T455">i</text:span><text:s/>partii chociaż wszyscy to kwestionują<text:span text:style-name="T456">.</text:span><text:s/>Może<text:span text:style-name="T457">.</text:span><text:s/>Ale przecież na ten temat trwa dyskusja. Dlatego ja uważam, że powinniśmy zaproponować, że rzeczywiście źle się stało, że nie zostało w tej uchwale uzgodnione to<text:s/><text:span text:style-name="T458">co</text:span><text:s/>już zostało 17, czy któregoś dnia tu podjęte, że nastąpi legalizacja Związku Zawodowego Rolników<text:s/>„Solidarność”. Tośmy podjęli<text:span text:style-name="T459">.</text:span><text:s/>Dlatego<text:s/><text:span text:style-name="T460">t</text:span>eż można było w tej ustawie zmienić i powiedzieć, że będą dysponowały związki rolników, a nie związek kółek i organizacji rolniczych.<text:s/><text:span text:style-name="T461">A</text:span><text:s/>jeśli tak to powiedzmy nastąpiła rzeczywiście pomyłka<text:span text:style-name="T462">.</text:span><text:s/>Zbyt daleko poszliśmy. Wrócimy na pewno wystąpimy o nowelizację tej ustawy. Bo rzeczywiście my nie możemy stwarzać takiej sytuacji, że n<text:span text:style-name="T463">i</text:span>e słyszymy tego co się na tej sali dzieje.</text:p>
      <text:p text:style-name="P464">T<text:span text:style-name="T465">a</text:span>k nie można przecież mówić. Przepraszam bardzo.</text:p>
      <text:p text:style-name="P466"><text:span text:style-name="T467">O</text:span><text:span text:style-name="T468">b</text:span><text:span text:style-name="T469">.</text:span><text:span text:style-name="T470"><text:s/>Adam Stadnik</text:span><text:span text:style-name="T471">:</text:span></text:p>
      <text:p text:style-name="P472">Je<text:span text:style-name="T473">ż</text:span>eli można. Dł<text:span text:style-name="T474">u</text:span>g<text:span text:style-name="T475">o</text:span><text:s/>trwała dyskusja w sejmowych komisjach na tematy, które mój przedmówca poruszał<text:s/><text:span text:style-name="T476">i</text:span><text:s/>stanowisko zajęliśmy j<text:span text:style-name="T477">ed</text:span>noznaczne, że ustawy możemy tworzyć w oparciu o prawo, jakie obowiązuje w danym dniu, a nie o p<text:span text:style-name="T478">er</text:span>spe<text:span text:style-name="T479">kt</text:span>ywi<text:span text:style-name="T480">cz</text:span>ne prawo, które będzie<text:span text:style-name="T481">.</text:span><text:s/>I komisje widziały taką potrzebę nowelizacji z chwilą stworzenia ustawowych szans i możliw<text:span text:style-name="T482">o</text:span>ści rejestracji innych związków. A w<text:span text:style-name="T483">i</text:span>ęc nic to nie zamknęło, a uchwalenie tych ustaw i prace związane z przygotowaniem wychodziły mocno<text:s/>naprzeciw<text:s/>temu czego wieś<text:span text:style-name="T484"><text:s/></text:span>oczekiwała. Nie mamy wątpliwośc<text:span text:style-name="T485">i</text:span><text:s/>w którymkolwiek paragrafie nowelizacji ustawy o systemie emerytalnym, że nie są uwzględnione postulaty rolników indywidualny<text:span text:style-name="T486">c</text:span>h. Przecież wyczekiwanie z tym problemem to było bardzo z niekorzyścią dla wsi.</text:p>
      <text:p text:style-name="P487">Jest realna szansa jeżeli zmieni się stan i będą zarejestrowane inne związki zawodowe, żeby wprowadzić tą małą poprawkę<text:span text:style-name="T488">.</text:span></text:p>
      <text:p text:style-name="P489"><text:span text:style-name="T490">O</text:span><text:span text:style-name="T491">b. St. Śliwiński</text:span><text:span text:style-name="T492">:</text:span></text:p>
      <text:p text:style-name="P493">D<text:span text:style-name="T494">z</text:span>i<text:span text:style-name="T495">ę</text:span>ku<text:span text:style-name="T496">ję</text:span><text:s/>bardzo.<text:s/><text:span text:style-name="T497">Je</text:span>że<text:span text:style-name="T498">li</text:span><text:s/>można k<text:span text:style-name="T499">o</text:span>nkludować, żeby nie przeciągać sprawy.<text:s/><text:span text:style-name="T500">C</text:span>zy możemy stanowisko, które przed chwilą pan Stadnik zaprezentował uznać za stanowisko zespołu? Oczywiście z wyjaśnieniami jeżeli koledzy wrócą tu na salę, poprosimy i oczywiście z uzupełnieniami, które zgłoszą zarówno projektodawcy, jak i tutaj ja jeśli pozwolicie, jako w<text:span text:style-name="T501">s</text:span>półprzewodniczący.</text:p>
      <text:p text:style-name="P502"><text:span text:style-name="T503">M</text:span><text:span text:style-name="T504">i</text:span><text:span text:style-name="T505">n. Wiesław Młynar</text:span><text:span text:style-name="T506">c</text:span><text:span text:style-name="T507">zyk</text:span><text:span text:style-name="T508">:</text:span></text:p>
      <text:p text:style-name="P509">J<text:span text:style-name="T510">a</text:span><text:s/>uważa<text:span text:style-name="T511">m,</text:span><text:s/><text:span text:style-name="T512">ż</text:span>e większość wypowiedzi poparła to stanowisko,<text:s/><text:span text:style-name="T513">j</text:span>a mam tylko propozycję uzupełniają<text:span text:style-name="T514">c</text:span>ą, żeby to objaśnienie zaprezentował.<text:span text:style-name="T515">..</text:span></text:p>
      <text:p text:style-name="P516">Jeżeli chodzi o odpowiedź, dlaczego Sejm podjął, i że nie koliduje to w żadnym wypadku z naszymi<text:s/><text:soft-page-break/>ustaleniami<text:span text:style-name="T517">.</text:span><text:s/>Bowiem jej efekt może<text:s/><text:span text:style-name="T518">b</text:span>yć w każdej chwili do modyfikacji prawa niekoniecznie szczegółowo w tym zakresie włączone<text:span text:style-name="T519">.</text:span></text:p>
      <text:p text:style-name="P520"><text:span text:style-name="T521">Ob. St. Śliwiński</text:span><text:span text:style-name="T522">:</text:span></text:p>
      <text:p text:style-name="P523"><text:span text:style-name="T524">Z</text:span>goda na takie podejście do sprawy? Dobrze to rozumiem, że mo<text:span text:style-name="T525">ż</text:span>emy poprosić, że jesteśmy gotowi.</text:p>
      <text:p text:style-name="P526"><text:span text:style-name="T527">/</text:span>Głosy z sali: nie słychać/.</text:p>
      <text:p text:style-name="P528"><text:span text:style-name="T529">Ob. St. Śliwiński</text:span><text:span text:style-name="T530">:</text:span></text:p>
      <text:p text:style-name="P531"><text:span text:style-name="T532">J</text:span>eżeli można kolego Stadnik, chodzi o to, ż<text:span text:style-name="T533">e</text:span><text:s/>w emerytalnej ustawie, bo wiadomo sprawa jest o tyle jasna, że wszystkich postulatów i wniosków rolników ustawa o emeryturach rolników nie uwzględniła z w<text:span text:style-name="T534">ia</text:span>dom<text:span text:style-name="T535">ych</text:span><text:s/>powodów.<text:s/><text:span text:style-name="T536">I</text:span><text:s/>znowu możemy czekać, proszę bardzo jest to prowizorium. Wiadomo przy powszechnej nowelizacji ustawy o powszechnym ubezpieczeniu w ogóle w kraju będziemy my<text:span text:style-name="T537">ś</text:span>l<text:span text:style-name="T538">eć</text:span><text:s/>tutaj, nowa jakość w tym zakresie, ale czekając<text:s/>według metody<text:s/>„albo wszystko albo nic”,<text:s/>to byśmy mieli tą ułomną ustawę dalej w praktyce<text:s/><text:span text:style-name="T539">st</text:span>osowaną.</text:p>
      <text:p text:style-name="P540"><text:span text:style-name="T541">/Głos</text:span><text:s/>z sali: nie słychać/.</text:p>
      <text:p text:style-name="P542"><text:span text:style-name="T543">Ob</text:span><text:span text:style-name="T544">.</text:span><text:span text:style-name="T545"><text:s/>Jan Traczyk</text:span><text:span text:style-name="T546">:</text:span></text:p>
      <text:p text:style-name="P547">Jeżeli państwo pozwolą, ja dla wzmocnienia argumentacji zmiany ustawy ubezpieczeń. Otóż chcę powiedzieć, że<text:s/>jest w p<text:span text:style-name="T548">r</text:span>zyg<text:span text:style-name="T549">o</text:span>t<text:span text:style-name="T550">o</text:span>wani<text:span text:style-name="T551">u</text:span><text:s/><text:span text:style-name="T552">r</text:span>ządowy projekt zmiany generalnej systemu ube<text:span text:style-name="T553">z</text:span>piec<text:span text:style-name="T554">z</text:span>eń, który dyskutuje całe społeczeństwo. Tam jest także taki zapis generalny, że wszystkie systemy ubezpieczeń w kraju będą ind<text:span text:style-name="T555">est</text:span>rac<text:span text:style-name="T556">yj</text:span>nie<text:s/>związane z powszechnym systemem. Także i właśnie w rolnictwie. My nad<text:s/>tym pracujemy<text:span text:style-name="T557">.</text:span><text:s/><text:span text:style-name="T558">I</text:span><text:s/>od '91 r<text:span text:style-name="T559">.</text:span><text:s/>wejdzie nowy system ubezpieczeń<text:span text:style-name="T560">. W</text:span><text:s/>związku z tym to nas tylko przybliża do tego nowego, a nie cofa<text:span text:style-name="T561">.</text:span></text:p>
      <text:p text:style-name="P562"><text:span text:style-name="T563">/</text:span>Strona opozycyjno-solidarnościowa wróciła na salę obrad/.</text:p>
      <text:p text:style-name="P564"><text:span text:style-name="T565">Ob</text:span><text:span text:style-name="T566">.</text:span><text:span text:style-name="T567"><text:s/>Stanisław Śliwiński</text:span>:</text:p>
      <text:p text:style-name="P568">Czy możemy zaczynać?<text:span text:style-name="T569"><text:s/></text:span>T<text:span text:style-name="T570">u</text:span>taj oddamy może głos panu Stadnikowi przewodniczącemu sejmowej Komisji Rolnictwa, Leśnictwa i Gospodarki Żywnościow<text:span text:style-name="T571">ej</text:span>,<text:span text:style-name="T572"><text:s/></text:span>żeby w tych kwestiach podniesionych przez pa<text:span text:style-name="T573">ń</text:span>stwa zabrał głos<text:span text:style-name="T574">.</text:span></text:p>
      <text:p text:style-name="P575"><text:span text:style-name="T576">Ob</text:span><text:span text:style-name="T577">.</text:span><text:span text:style-name="T578"><text:s/>Adam S</text:span><text:span text:style-name="T579">t</text:span><text:span text:style-name="T580">adnik</text:span><text:span text:style-name="T581">:</text:span></text:p>
      <text:p text:style-name="P582">Skąd się wzi<text:span text:style-name="T583">ę</text:span>ła koncepcja zmiany ustaw i wprowadzenie ustawy socjalnej. Posłowie IX kadencji, może tro<text:span text:style-name="T584">ch</text:span>ę inaczej niż poprzednio mają bardzo liczne i częste kontakty ze swymi wyborcami<text:span text:style-name="T585">.</text:span><text:s/>Liczne spotkania poselskie w t<text:span text:style-name="T586">e</text:span>renie, dyżury poselskie, do Sejmu i sejmowej komisji rolnictwa pisze bardzo wielu ludzi, którzy mają pretensje do obowiązującyc<text:span text:style-name="T587">h</text:span><text:s/>ustaw i wiele spraw zgłaszanych przez rolników dotyczyło pilnej potrzeby nowelizacji ustawy o systemie emerytalnym<text:span text:style-name="T588">.</text:span><text:s/>I główne sprawy, które rolnicy podnosili dotyczyły formy zbytu gospodarstwa<text:span text:style-name="T589">.</text:span><text:s/>Nie godzono się z tym, że tylko przekazanie, niemożliwoś<text:span text:style-name="T590">ć</text:span><text:s/>sprzedania, porównywano do innych zawodów, że żaden rzemieślnik, który otrzymuje emeryturę nie musi swojego warsztatu sprzeda<text:span text:style-name="T591">ć</text:span>, że to jest bardzo krzywdzą<text:span text:style-name="T592">c</text:span>e dla rolników<text:span text:style-name="T593">.</text:span></text:p>
      <text:p text:style-name="P594">Następna sprawa mieli pretensje rolnicy do sprawy podwójnego ubezpieczenia. Chłoporob<text:span text:style-name="T595">ot</text:span>nicy, którzy ubezpieczeni byli w zakładzie pracy musieli równolegle płacić składkę emerytalną<text:span text:style-name="T596">.</text:span></text:p>
      <text:p text:style-name="P597">Mieli rolnicy dalej pretensje o wiek, w którym mogą przekazywać gospodarstwo. Było wiele<text:s/><text:span text:style-name="T598">i</text:span>nnych jeszcze postulatów, ale te można było<text:s/><text:span text:style-name="T599">w</text:span><text:s/>tym układzie gospodarczym, jaki jest teraz zaproponować<text:s/><text:span text:style-name="T600">w</text:span><text:s/>nowelizowan<text:span text:style-name="T601">ej</text:span><text:s/>ustawie o systemie emerytalnym.</text:p>
      <text:soft-page-break/>
      <text:p text:style-name="P602">Trzy komisje, które si<text:span text:style-name="T603">ę</text:span><text:s/>tymi sprawami zajmowały, komisja polityki socjalnej, prac ustawodawczych<text:s/><text:span text:style-name="T604">-</text:span><text:s/>mówię oczywiście w skró<text:span text:style-name="T605">c</text:span>ie - komisja rolnictwa wnikliwie rozpatrzyły wszystkie argumenty<text:s/><text:span text:style-name="T606">z</text:span>a i przeciw, wykorzystano opinie szerokie gremiów doradczych Sejmu<text:s/><text:span text:style-name="T607">i</text:span><text:s/>osób zaint<text:span text:style-name="T608">eres</text:span>owanych, które pisały do nas, instytucje, które pisały w wyniku tych rozmów wyłoniliśmy podkomisję składającą s<text:span text:style-name="T609">ię</text:span><text:s/>z posłów tych trzech komisji, którzy stosunkowo ustosunkowali si<text:span text:style-name="T610">ę</text:span><text:s/>do poszczególnych sformułowań znow<text:span text:style-name="T611">eliz</text:span>owan<text:span text:style-name="T612">ej</text:span><text:s/>ustawy i zaproponowały takie rozwiązanie, które zostało przyj<text:span text:style-name="T613">ę</text:span>te przez komisję<text:span text:style-name="T614">.</text:span><text:s/>A w<text:span text:style-name="T615">i</text:span>ę<text:span text:style-name="T616">c<text:s/></text:span>bardzo bym prosił, żeby nie podejrzewać, iż ustawa ta, próba noweliza<text:span text:style-name="T617">c</text:span>ji ustawy była wybiegiem przeciwko czemuś<text:span text:style-name="T618">.</text:span><text:s/><text:span text:style-name="T619">A</text:span>bs<text:span text:style-name="T620">o</text:span>l<text:span text:style-name="T621">u</text:span>tn<text:span text:style-name="T622">i</text:span>e nie. Było to spełnienie o<text:span text:style-name="T623">c</text:span>zekiwań rolników i mamy uważam w tym względzie chyba czyste sumienie, że w możliwych warunkach te oczekiwania spełniamy. Mając na uwadze jeszcze fakt, że generalne rozwiązania dotyczące systemów emerytalnych w kraju<text:span text:style-name="T624"><text:s/></text:span>będą rozwiązane w roku<text:s/>‘91. A więc kwestia czy czekać jeszcze, żeby ludzie dalej narzekali do<text:s/>‘91 r. czy próbować już teraz rozwiązywać sprawy, które mogą być rozwiązane, wybraliśmy tą a<text:span text:style-name="T625">lt</text:span>ernatywę.</text:p>
      <text:p text:style-name="P626">Jeże<text:span text:style-name="T627">l</text:span>i chodzi o fundusz socjalny wsi, podobnie wątpliwości n<text:span text:style-name="T628">i</text:span>e miał nikt, że taki fundusz powinien na wsi powstać. Tylko kwestia dysponowania tymi funduszami. Przyjęliśmy taką zasadę. Ponieważ łapiemy s<text:span text:style-name="T629">i</text:span>ę bardzo często w Sejmie na tym, że ni<text:span text:style-name="T630">ed</text:span>awno podjęte u<text:span text:style-name="T631">st</text:span>awy trzeba nowelizować. A no tak.<text:s/>Bo takie tempo życia i takie tempo przemian<text:span text:style-name="T632">,</text:span><text:s/>że n<text:span text:style-name="T633">i</text:span>e ma ustaw<text:s/>na wieki wieków t<text:span text:style-name="T634">yl</text:span>ko życie weryfikuje<text:span text:style-name="T635">.</text:span><text:s/><text:span text:style-name="T636">I</text:span><text:s/>w tym zapisie o dysponowaniu, pierwsza propozycja kółek rolniczych - mówię również w skrócie - była taka, żeby na szczeblu gminnym tym funduszem dysponowały kółka rolnicze. Jednak mając na uwadze potrzebę umocnienia rad narodowych, dokonano zapisu o tym, że o sposobie g<text:span text:style-name="T637">ospo</text:span>darowania tym funduszem decyduje dana rada narodowa po zaciągnięciu opinii organizacji kółek rolniczych.<text:s/><text:span text:style-name="T638">M</text:span><text:span text:style-name="T639">a</text:span>m<text:span text:style-name="T640">y</text:span><text:s/>świadomość, że wysoko<text:span text:style-name="T641">ść</text:span><text:s/>tego funduszu n<text:span text:style-name="T642">i</text:span>e jest wystarczająca do potrzeb. I rozdzielenie tylko na poszczególne gminy nie załatwiłoby wielu spraw. I stąd koncepcja i potrzeba utworzenia funduszu centralnego, który wspierałby rozwiązania o zasięgu szerszym, ponad gminnym.</text:p>
      <text:p text:style-name="P643">Również wątpliwości były co do tego kto ma nim dysponować. Ale według obecnego stanu prawnego jest jedna organizacja Krajowy Zw<text:span text:style-name="T644">i</text:span>ązek Rolników Kółek i Organizacji Rolniczej, która<text:s/><text:span text:style-name="T645">j</text:span>e<text:span text:style-name="T646">s</text:span>t reprezentantem rolników. I w dyskusji wyszły sprawy, ż<text:span text:style-name="T647">e</text:span><text:s/>z chwilą zar<text:span text:style-name="T648">ejes</text:span>trowania innego związku można<text:s/><text:span text:style-name="T649">i</text:span><text:s/>należałoby dokonać now<text:span text:style-name="T650">e</text:span>l<text:span text:style-name="T651">i</text:span>zac<text:span text:style-name="T652">j</text:span>i upoważniając<text:span text:style-name="T653">ej</text:span><text:s/>do dysponowania przez tych, którzy rolników repr<text:span text:style-name="T654">ez</text:span>entowa<text:span text:style-name="T655">li.</text:span><text:s/>Na dzień dzisiejszy nikt chyba nie potrafi powiedzie<text:span text:style-name="T656">ć</text:span>, ile tych org<text:span text:style-name="T657">a</text:span>nizacji będzie<text:span text:style-name="T658">.</text:span><text:s/>I jakie one będą. Wobec tego przyjęliśmy te rozwiązania, które były zgodne ze stanem prawnym na dzień ich przyjęcia<text:span text:style-name="T659">.</text:span></text:p>
      <text:p text:style-name="P660">Dziękuję.</text:p>
      <text:p text:style-name="P661"><text:span text:style-name="T662">Ob</text:span><text:span text:style-name="T663">.</text:span><text:span text:style-name="T664"><text:s/></text:span><text:span text:style-name="T665">A</text:span><text:span text:style-name="T666">.<text:s/></text:span><text:span text:style-name="T667">Stel</text:span><text:span text:style-name="T668">machowsk</text:span><text:span text:style-name="T669">i</text:span><text:span text:style-name="T670">:</text:span></text:p>
      <text:p text:style-name="P671">Nie sposób n<text:span text:style-name="T672">i</text:span>e zauważy<text:span text:style-name="T673">ć<text:s/></text:span>dwóch spraw. Po pierwsze ustawa o ubezpieczeniu rolników indywidualnych i ich rodzin, tak jak ona w tej chwili wyg<text:span text:style-name="T674">l</text:span>ąda, również po uchwale piątkowej pozostaje w głębokiej sprzeczności systemowej z propozy<text:span text:style-name="T675">cj</text:span>ami, gdzie zostały na tym<text:s/>„stole”<text:s/>złożone. W szczególności jeżeli ma nastąpić urynkowienie to przecież nie można utrzymać d<text:span text:style-name="T676">ot</text:span>ych<text:span text:style-name="T677">cz</text:span>asow<text:span text:style-name="T678">eg</text:span>o sy<text:span text:style-name="T679">s</text:span>temu, w którym wysokość emerytury jest uzależniona od ilości produktów sprzedanych jednostkom gospodarki uspołecznion<text:span text:style-name="T680">ej.</text:span></text:p>
      <text:p text:style-name="P681">Po wtóre obecny system rozrywa całkowicie więź pomiędzy składką<text:span text:style-name="T682">,</text:span><text:s/>a emeryturą<text:span text:style-name="T683">.</text:span><text:s/>Już tylko te dwa momenty wskazują, że n<text:span text:style-name="T684">i</text:span>e jest to system idealny. Nie negując pewnych pozytywów, jakie now<text:span text:style-name="T685">el</text:span>izac<text:span text:style-name="T686">j</text:span>a wprowadza<text:span text:style-name="T687">.</text:span><text:s/>No wolno mi wyrazić zdziwienie, że niecierpliwość powstaje tu aż tak wielka, że nie można<text:s/><text:soft-page-break/>za<text:span text:style-name="T688">c</text:span>zekać jeszcze dwóch tygodni na rezultat obrad naszego<text:s/>„stołu”<text:span text:style-name="T689">.</text:span><text:s/>Co się tyczy drugiej ustawy, dotyczącej funduszu socjalnego wsi. No, nie sposób również nie wyrazić zdziwienia i co więcej podejrzenia, że pośpiech został tutaj wywołany celowo, żeby stworzyć fakty dokonane drażniące w najwyższym stopniu. Jeżeli mogliście panowie wysłuchać opinii tylu gremiów, o których pan poseł wspomniał to nie mogliście zaczekać jeszcze na opinię<text:s/>„okrągłego stołu”, który jest przecież jakimś wydar<text:span text:style-name="T690">z</text:span>eniem. Także mamy tu do czynienia z głębokim pęknięciem zaufania, któr<text:span text:style-name="T691">eś</text:span>c<text:span text:style-name="T692">i</text:span>e panowie spowodowali.</text:p>
      <text:p text:style-name="P693">Dlatego muszę powiedzieć, że budzi to nasz bardzo głęboki niepokój i źle wróży dalszym naszym obradom i ich wynikom. Jeżeli w takiej atmosferze będziemy te sprawy prowadzili.</text:p>
      <text:p text:style-name="P694">To tyle co ze swej strony chciałbym powiedzieć.</text:p>
      <text:p text:style-name="P695"><text:span text:style-name="T696">Ob</text:span><text:span text:style-name="T697">.</text:span><text:span text:style-name="T698"><text:s/>St</text:span><text:span text:style-name="T699">.</text:span><text:span text:style-name="T700"><text:s/>Śliwiński</text:span><text:span text:style-name="T701">:</text:span></text:p>
      <text:p text:style-name="P702">Szanowny Panie Przewodniczący, Szanowni Państwo! Ja tu mówiłem, jak państwa nie było mianowicie o tym, że przeprowadziłem rozmowę z panem<text:s/><text:span text:style-name="T703">M</text:span>azowieckim i sądziłem że<text:span text:style-name="T704">ś</text:span>my się wzajemnie przekonali, co prawda telefoniczną rozmowę. Mianowicie jeśli idzie o fundusz socjalny.</text:p>
      <text:p text:style-name="P705">Sprawa toczy, jak powiadam lat prawie 10, ze skutkami wiadomymi co raczej funduszu nie było.</text:p>
      <text:p text:style-name="P706">Jest propozycja nie wnikając w szczegóły i w historie następująca. Zarówno co do jednej, jak i do drugiej kwestii prz<text:span text:style-name="T707">yj</text:span>ąć zapis, który zarysował zresztą marszałek Sejmu, na posiedzeniu plenarnym Sejmu, że z chwilą normalnego, rozpoczęcia normalnej działalności przez inne zwi<text:span text:style-name="T708">ą</text:span>zki rolników n<text:span text:style-name="T709">i</text:span>ż istni<text:span text:style-name="T710">ej</text:span>ące dokona się odpowiednich nowelizacji. Odpowiedniej nowelizacji<text:s/><text:span text:style-name="T711">w</text:span><text:s/>funduszu socjalnym.</text:p>
      <text:p text:style-name="P712">Natomiast jeś<text:span text:style-name="T713">l</text:span>i idzie o uzależ<text:span text:style-name="T714">n</text:span>ienie wysokości emerytur rolniczych od wyso<text:span text:style-name="T715">k</text:span>oś<text:span text:style-name="T716">c</text:span><text:span text:style-name="T717">i</text:span><text:s/>sprzedaży produktów rolnych do uspoł<text:span text:style-name="T718">ec</text:span>znionych punktów skupu z chwilą przyjęcia przez rząd sądzę,<text:s/><text:span text:style-name="T719">że</text:span><text:s/>również za naszą suge<text:span text:style-name="T720">st</text:span>ią rynkowego p<text:span text:style-name="T721">ot</text:span>raktowania gospodarki żywnościowej dokona s<text:span text:style-name="T722">i</text:span>ę podobnych zabiegów w tej ustawie jeśli chodzi o ten<text:span text:style-name="T723">.</text:span>.<text:span text:style-name="T724">.</text:span><text:s/>o tę kwestię<text:span text:style-name="T725">.</text:span></text:p>
      <text:p text:style-name="P726">Dlaczego<text:s/><text:span text:style-name="T727">S</text:span>ejm - nie chcę tu wyr<text:span text:style-name="T728">ę</text:span>czać Sejmu - jest suwerenny i ma prawo podejmowa<text:span text:style-name="T729">ć</text:span><text:s/>decyzje, jakie mu są konstytucyjnie przypisane. Pośpiech<text:span text:style-name="T730">...</text:span><text:s/>tu powstało takie wrażenie. Otóż nie wiem, jak nasza argumentacja rozwie<text:span text:style-name="T731">j</text:span>e te wątpliwości, ale chcę przypomnieć,<text:s/><text:span text:style-name="T732">ż</text:span>e dyskutowano o tym długo i argument jest następujący<text:span text:style-name="T733">.</text:span><text:s/>Gdyby z uwagi na napi<text:span text:style-name="T734">ę</text:span>ty kalendarz sejmowy etc., etc. i różne inne kwestie odłoży<text:span text:style-name="T735">ć</text:span><text:s/>sprawę gromadzenia funduszu na cele socjalne wsi, no to rok n<text:span text:style-name="T736">aj</text:span>prawdopodobniej bieżący byłby dla tego<text:s/><text:span text:style-name="T737">c</text:span>elu stracony.<text:s/><text:span text:style-name="T738">A</text:span><text:s/>tu chodzi o pieniądze, które<text:s/>byłyby<text:s/>już gromadzone, a póki co ja myś<text:span text:style-name="T739">l</text:span>ę, że pierwsze fundusze będą nie wiem, gdzieś w końcu III kwartału, bo to będzie nara<text:span text:style-name="T740">s</text:span>tają<text:span text:style-name="T741">c</text:span>o gromadzone i wszyscy, którzy są i<text:s/><text:span text:style-name="T742">bę</text:span>dą ustawowo upoważnieni b<text:span text:style-name="T743">ę</text:span>dą mieli czym dysponować<text:span text:style-name="T744">.</text:span></text:p>
      <text:p text:style-name="P745">Krótko mówiąc idzie o to, ż<text:span text:style-name="T746">eb</text:span>y ten fundusz w ogóle był. Natomiast mówię jeszcze raz możemy tutaj zgodnie z zapowiedzią i marszałka, i przedstawi<text:span text:style-name="T747">ci</text:span>eli rządu, wnioskodawców dokonać ustalenia, które będzie wiążące sądzę dla zarówno strony wnioskując<text:span text:style-name="T748">ej,</text:span><text:s/>jak i dla tych, którzy będą podejmowa<text:span text:style-name="T749">ć</text:span><text:s/>inicjatywę nowe<text:span text:style-name="T750">l</text:span>izacyjną na gruncie sejmowym.</text:p>
      <text:p text:style-name="P751"><text:span text:style-name="T752">Przewodnicząc</text:span><text:span text:style-name="T753">y</text:span><text:span text:style-name="T754">:</text:span></text:p>
      <text:p text:style-name="P755">Dziękuję. Pan B<text:span text:style-name="T756">al</text:span>a<text:span text:style-name="T757">z</text:span>s proszę.</text:p>
      <text:p text:style-name="P758"><text:span text:style-name="T759">Ob.</text:span><text:span text:style-name="T760"><text:s/>Artur Balazs</text:span><text:span text:style-name="T761">:</text:span></text:p>
      <text:p text:style-name="P762">Chcę powiedzieć, że przede wszystkim tryb wprowadzenia tych wszystkich ustaw jest po prostu dla nas nie do przyjęcia<text:span text:style-name="T763">.</text:span><text:s/>I nawet wyjaśnienia te, które dzisiaj padły są w jawnej sprzeczności z faktami. Ponieważ<text:s/><text:soft-page-break/>tak jak pan poseł powiedział, jeżeli prace nad ustawą o funduszu socjalnym wsi trwały 8 lat to dziwnym mi się wydaje, że w c<text:span text:style-name="T764">i</text:span>ągu tych 8 lat n<text:span text:style-name="T765">i</text:span>e zdążono jej przekazać do konsu<text:span text:style-name="T766">lt</text:span>ac<text:span text:style-name="T767">ji</text:span><text:s/>Radzie Gospodarcz<text:span text:style-name="T768">ej.</text:span><text:s/>A taki wymóg istni<text:span text:style-name="T769">e</text:span>je, także to jednak świadczy o ty<text:span text:style-name="T770">m,</text:span><text:s/>że to n<text:span text:style-name="T771">i</text:span>e całkiem tak było<text:span text:style-name="T772">.</text:span></text:p>
      <text:p text:style-name="P773">Poza tym w świ<text:span text:style-name="T774">et</text:span>le tej ustawy i wyjaśnień do n<text:span text:style-name="T775">i</text:span>ej, i trybu gromadzenia tego funduszu mówi s<text:span text:style-name="T776">ię</text:span><text:s/>wyraźnie, że pieniądze na fundusz b<text:span text:style-name="T777">ę</text:span>dą odprowadzane kwartalnie<text:span text:style-name="T778">.</text:span><text:s/><text:span text:style-name="T779">A</text:span><text:s/>więc pierwsze pieniądze będą mogły być dopiero odprowadzone prawdop<text:span text:style-name="T780">odob</text:span>nie pod konie<text:span text:style-name="T781">c</text:span><text:s/>kwi<text:span text:style-name="T782">et</text:span>nia. Zupełnie nie zawadziłoby jeżeli ta ustawa czy projekt tej ustawy zn<text:span text:style-name="T783">a</text:span>lazłby się na<text:s/>„stoliku”<text:s/>rolniczym, i gdybyśmy wymienili swoje poglądy na ten temat. Poza tym myślę, że w ogóle w czasie obrad<text:s/>„okrągłego stołu”<text:s/>decyzje, które stają w poprzek pluralizmu związkowemu są decyzjami n<text:span text:style-name="T784">i</text:span>e w duchu obrad tego<text:s/>„stołu”<text:s/>i szkodzą temu stołowi i to trzeba sobie jasno powiedzieć.</text:p>
      <text:p text:style-name="P785"><text:span text:style-name="T786">I</text:span><text:s/>muszę przyznać, że mnie - nie wiem jak kolegów - argumentacja ta nie<text:s/>jest<text:s/>pr<text:span text:style-name="T787">z</text:span>ek<text:span text:style-name="T788">o</text:span>nyw<text:span text:style-name="T789">uj</text:span><text:span text:style-name="T790">ąca</text:span>. Ten cały pakiet ustaw po prostu był oddany w trybie przyspi<text:span text:style-name="T791">es</text:span>zonym, pilnym bez żadnej konsu<text:span text:style-name="T792">lt</text:span>ac<text:span text:style-name="T793">j</text:span>i wi<text:span text:style-name="T794">ed</text:span>ząc o tym,<text:s/><text:span text:style-name="T795">ż</text:span>e<text:s/>„stolik”<text:s/>rolniczy obraduje, że moglibyśmy swoje zdanie na ten temat wypowiedzieć i jest to po prostu<text:span text:style-name="T796">...</text:span><text:s/>stawia pod znakiem zapytania rzeczywiście...<text:s/><text:span text:style-name="T797">J</text:span>eżeli mamy rozmawiać i ustalać cokolwiek, natomiast decyzje w tych sprawach mają być odwrotne, to naprawdę szkoda naszego czasu. I tylko tyle na marginesie mam do powi<text:span text:style-name="T798">ed</text:span>zenia.</text:p>
      <text:p text:style-name="P799"><text:span text:style-name="T800">P</text:span><text:span text:style-name="T801">rzew</text:span><text:span text:style-name="T802">odn</text:span><text:span text:style-name="T803">i</text:span><text:span text:style-name="T804">c</text:span><text:span text:style-name="T805">z</text:span><text:span text:style-name="T806">ąc</text:span><text:span text:style-name="T807">y</text:span><text:span text:style-name="T808">:</text:span></text:p>
      <text:p text:style-name="P809">Pan Przygodzki.</text:p>
      <text:p text:style-name="P810"><text:span text:style-name="T811">Ob</text:span><text:span text:style-name="T812">.</text:span><text:span text:style-name="T813"><text:s/>Henryk Przygodzki</text:span><text:span text:style-name="T814">:</text:span></text:p>
      <text:p text:style-name="P815">Do pana prof.<text:s/><text:span text:style-name="T816">St</text:span>elmachowskiego chciałbym powiedzieć, że rozwiązanie zastosowane w ustawie emerytalnej jest tego rod<text:span text:style-name="T817">z</text:span>a<text:span text:style-name="T818">j</text:span>u i treści, że wielkość, czy wartość sprzedanych produktów rolnych nie stanowi o wymiarze emerytury, czy renty rolniczej. Natomiast stanowi, jest to t<text:span text:style-name="T819">e</text:span>ż tyl<text:span text:style-name="T820">k</text:span>o dora<text:span text:style-name="T821">ź</text:span>ne tymczasowe rozwiązanie o wielkości dodatku, który będzie serwowany czy dołączany do tego świadczenia emerytalnego czy rentowego<text:span text:style-name="T822">.</text:span><text:s/>To byłaby ta sprawa<text:span text:style-name="T823">.</text:span></text:p>
      <text:p text:style-name="P824">A zarzut mojego b<text:span text:style-name="T825">ez</text:span>pośredniego przedmówcy, że Sejm albo dał<text:s/><text:span text:style-name="T826">s</text:span><text:span text:style-name="T827">i</text:span>ę<text:s/>wmanipulować, albo sam jest autorem tego rodzaju poczynań w kwestii tych ustaw rolniczych. Ja nie tylko powodowany lojalnością, ale znajomością<text:s/>nieledwie<text:s/>szczegółów, bo przynajmniej w przedmiocie jednej ustawy dotyczącej sprzedaży państwowych nieruchomości rolnik czuje się więcej niż przeciętnie odpowiedzialny, bo nawet miałem przyjemność czy obowiązek sprawozdawać Sejmowi, jak się rzecz ma<text:span text:style-name="T828">.</text:span></text:p>
      <text:p text:style-name="P829"><text:span text:style-name="T830">C</text:span>hc<text:span text:style-name="T831">ę</text:span><text:s/>powiedzieć, że ta ustawa<text:span text:style-name="T832">,</text:span><text:s/>o której mówiłem przed chwilą funkcjonowała już lat 30 i stanowiła to stare rozwiązanie prawne, stanowiła wyraźny hamulce w zagospodarowywaniu zasobów tego funduszu, a nowe rozwiązania poza ich iście demokratycznym charakterem<text:s/><text:span text:style-name="T833">-</text:span><text:s/>wnos<text:span text:style-name="T834">z</text:span>ę jeszcze szereg uproszczeń -<text:s/><text:span text:style-name="T835">k</text:span>tóre na pewno będą z korzyścią dla wszystkich zainteresowanych w przedmiocie nabycia ziemi i uaktywnienia tych wszystkich składników, jakie są zawarte w skrócie Państwowy Fundusz Ziemi<text:span text:style-name="T836">.</text:span><text:s/>Przy ustawie o funduszu socjalnym poza tym co<text:s/><text:span text:style-name="T837">j</text:span>uż powiedział przewodniczący komisji rolnictwa, sejmowej komisji rolnictwa, kol<text:span text:style-name="T838">.</text:span><text:s/>Stadnik, warto by jeszcze w<text:span text:style-name="T839">y</text:span>łow<text:span text:style-name="T840">i</text:span>ć te wszystkie momenty, które chyba łączą obie strony<text:s/>„stołu”, a przynajmniej mamy tu jaki<text:span text:style-name="T841">ś</text:span><text:s/>consen<text:span text:style-name="T842">s</text:span>us. Myślę, że sama idea funduszu socjalnego jest nam nieobca i za nią s<text:span text:style-name="T843">i</text:span>ę opowiadamy, bo warto byłoby mieć te pieniądze<text:span text:style-name="T844">.</text:span><text:s/>Będą to pieniądze nie oszukujmy się z kieszeni konsumenta, chciałoby się - przynajmniej ta strona, która mieszka poza miastem - chciałaby tą<text:s/><text:soft-page-break/>wielkość funduszu pomnożyć o tyle o ile, ale trzeba zachować określoną równowagę<text:s/><text:span text:style-name="T845">w</text:span><text:s/>poglądach i<text:s/><text:span text:style-name="T846">w</text:span><text:s/>tym samym<text:s/><text:span text:style-name="T847">w</text:span><text:s/>rozwiązaniach<text:s/><text:span text:style-name="T848">j</text:span>u<text:span text:style-name="T849">ż</text:span><text:s/>o<text:s/><text:span text:style-name="T850">c</text:span>harakt<text:span text:style-name="T851">e</text:span>rze czysto finansowym. Te 0,5 proc. od sprzedanych produktów rolnych b<text:span text:style-name="T852">ę</text:span>dzie odpisem z tego wszystkiego co posiadają właśnie konsumenci.</text:p>
      <text:p text:style-name="P853">My<text:span text:style-name="T854">ś</text:span>lę również, że uruchomienie tego rachunku na rzec rzecz wsi z dniem dzisiejszym, aczkolwiek dla panów z tamtej strony stołu ma swoistą wymowę, ale my<text:span text:style-name="T855">ś</text:span>l<text:span text:style-name="T856">ę</text:span>,<text:s/><text:span text:style-name="T857">ż</text:span>e je<text:span text:style-name="T858">ś</text:span>li to się dzieje już to ma to<text:s/><text:span text:style-name="T859">-</text:span><text:s/><text:span text:style-name="T860">c</text:span>zy będzie miało - to pozytywny skutek. Przy deklaracji z<text:span text:style-name="T861">ar</text:span>ówno marszałka, jak i my<text:span text:style-name="T862">ś</text:span>lę naszym wnioskowan<text:span text:style-name="T863">iu</text:span><text:s/>o tym charakterze, że żeby dokonać zmiany w momencie, gdy związek<text:s/><text:span text:style-name="T864">„</text:span>Solidarność”<text:s/>uzyska status prawny też nas powinno godzi<text:span text:style-name="T865">ć</text:span>, a nie różnić<text:span text:style-name="T866">.</text:span><text:s/>I chyba z tym akcentem czy z tą nadzieją chciałbym zakończyć tą swoją wypowiedź<text:span text:style-name="T867">.</text:span></text:p>
      <text:p text:style-name="P868">Dziękuję bardzo<text:span text:style-name="T869">.</text:span></text:p>
      <text:p text:style-name="P870"><text:span text:style-name="T871">Prz</text:span><text:span text:style-name="T872">e</text:span><text:span text:style-name="T873">w</text:span><text:span text:style-name="T874">o</text:span><text:span text:style-name="T875">dni</text:span><text:span text:style-name="T876">c</text:span><text:span text:style-name="T877">ząc</text:span><text:span text:style-name="T878">y</text:span><text:span text:style-name="T879">:</text:span></text:p>
      <text:p text:style-name="P880">Dziękuję, pan Janowski.</text:p>
      <text:p text:style-name="P881"><text:span text:style-name="T882">Ob</text:span><text:span text:style-name="T883">.</text:span><text:span text:style-name="T884"><text:s/></text:span><text:span text:style-name="T885">G</text:span><text:span text:style-name="T886">abriel Janowski</text:span><text:span text:style-name="T887">:</text:span></text:p>
      <text:p text:style-name="P888">Przewodniczący naszego związku pytał ogólnie też o atmosferę tego<text:s/>„stołu”, jego roli<text:s/><text:span text:style-name="T889">i</text:span><text:s/>znaczenie, i wydaje mi się<text:span text:style-name="T890">,</text:span><text:s/>że panowie tylko dyskutujecie ustawę o funduszu socjalnym. Tam zostały również inne ustawy przyjęte choćby o ustawa o wymianie<text:s/><text:span text:style-name="T891">i</text:span><text:s/>scaleniach. Nie muszę państwu mó<text:span text:style-name="T892">w</text:span>i<text:span text:style-name="T893">ć, j</text:span>ak w<text:span text:style-name="T894">aż</text:span>na<text:s/><text:span text:style-name="T895">j</text:span>est to ustawa dla<text:s/><text:span text:style-name="T896">ws</text:span>i<text:span text:style-name="T897">,</text:span><text:s/>dla rolników i dla kształtu polskiego rolnictwa<text:span text:style-name="T898">.</text:span><text:s/>Wiele, wiele lat była ona przygotowywana i wyobraźcie sobie<text:span text:style-name="T899">,</text:span><text:s/><text:span text:style-name="T900">ż</text:span>e gdyby była tutaj poświadczona niejaka zgodna opinia tego<text:s/>„stołu”<text:s/>rolniczego na rzecz tej ustawy<text:span text:style-name="T901">,<text:s/></text:span>jak, powiedziałbym, łatwiej byłoby właśnie te scalenia, te wymiany, komasację przeprowadzać. My byśmy, jako strona społeczna stali za tym również.<text:s/><text:span text:style-name="T902">A</text:span><text:s/>przyjęcie tej ustawy<text:s/><text:span text:style-name="T903">w</text:span><text:s/>takim trybie, jak to miało miejsce, podważa już niejako od<text:s/><text:span text:style-name="T904">s</text:span>amego początku wiarygodność tej ustawy i intencje władzy, tym bardziej, że strona rz<text:span text:style-name="T905">ę</text:span>dowa, strona państwowa uzyskuje tam pewną inicjatywę taką dalej idącą niż nieraz wymaga tego typu us<text:span text:style-name="T906">ta</text:span>wa.</text:p>
      <text:p text:style-name="P907">Stąd to jeszcze jeden przykład, że niestety, ten<text:s/>„stół”<text:s/>nabiera coraz więcej kantów.</text:p>
      <text:p text:style-name="P908"><text:span text:style-name="T909">Przewodni</text:span><text:span text:style-name="T910">cz</text:span><text:span text:style-name="T911">ący</text:span><text:span text:style-name="T912">:</text:span></text:p>
      <text:p text:style-name="P913">Dziękuję bardzo. Pan Maksymiuk.</text:p>
      <text:p text:style-name="P914"><text:span text:style-name="T915">Ob</text:span><text:span text:style-name="T916">.</text:span><text:span text:style-name="T917"><text:s/>Janusz Maksymiuk</text:span>:</text:p>
      <text:p text:style-name="P918">W imieniu tutaj kolegi i koleżanki chciałbym złożyć oczywiście<text:s/><text:span text:style-name="T919">t</text:span>akie oświadczenie, które ma wymiar oświadczenia Krajowego Związku<text:span text:style-name="T920">.</text:span></text:p>
      <text:p text:style-name="P921"><text:span text:style-name="T922">O</text:span>tóż żeśmy sobie to tak spisali i pozwolę sobie to przeczytać.</text:p>
      <text:p text:style-name="P923"><text:span text:style-name="T924">W</text:span><text:s/>imieniu Krajowego Związku, Kółek i Organizacji Rolniczych pragniemy oświadczyć, że ustawy o funduszu socjalnym wsi i zaopatrzeniu emerytalnym nie w pełni, a tylko częściowo spełniają oczekiwania rolników i wnioski naszej organizacji<text:span text:style-name="T925">,</text:span><text:s/>wobec<text:s/><text:span text:style-name="T926">t</text:span>ego z dniem wejścia w życie obu u<text:span text:style-name="T927">s</text:span>taw Związek przygotuje propozycje nowych rozwiązań<text:span text:style-name="T928">,</text:span><text:s/>o których wprowadzenie będzie zabiegał, podobnie jak miało to miejsce<text:s/><text:span text:style-name="T929">z</text:span><text:s/>chwilą ogłoszenia ustawy o zaopatrzeniu emerytalnym rolników, która funkcjonuje dotychczas<text:span text:style-name="T930">.</text:span><text:s/>Związek będzie wspierał działania wszystkich organizacji, których celem będzie korzystniejsze rozwiązanie<text:span text:style-name="T931">.</text:span>.. będą korzy<text:span text:style-name="T932">st</text:span>ni<text:span text:style-name="T933">ej</text:span>sze rozwiązania<text:s/><text:span text:style-name="T934">w</text:span><text:s/>kwestii<text:s/><text:span text:style-name="T935">t</text:span>ych d<text:span text:style-name="T936">w</text:span>óch us<text:span text:style-name="T937">t</text:span>aw, jak i wielu innych<text:s/><text:span text:style-name="T938">w</text:span><text:s/>oparciu o które funkcjonuje obecnie rolnictwo<text:span text:style-name="T939">,</text:span><text:s/>wady dotychczasowych rozwiązań są ewidentne. Jednak ich<text:s/><text:span text:style-name="T940">ni</text:span>edoskonałość nie może by<text:span text:style-name="T941">ć</text:span><text:s/>przyczyną hamowania postępu, nawet w proponowanym wymiarze.</text:p>
      <text:soft-page-break/>
      <text:p text:style-name="P942"><text:span text:style-name="T943">I</text:span><text:s/>poza oś<text:span text:style-name="T944">wi</text:span>ad<text:span text:style-name="T945">cz</text:span>en<text:span text:style-name="T946">ie</text:span>m pragnę również podzielić się refleksją na temat obrad naszego<text:s/>„stolika”<text:s/>rolniczego. Do dnia dzisiejszego, a mieliśmy już dwa posiedzenia, i u<text:span text:style-name="T947">czest</text:span>nic<text:span text:style-name="T948">z</text:span>yłem w zespole roboczym, nigdy nie uzurpowaliśmy sobie prawa do formułowania przyszłych rozwiązań prawnych. Intencją<text:span text:style-name="T949"><text:s/></text:span>tego<text:s/>„stolika”<text:s/>- było bynajmniej moje takie odczucie i mam nadzieję, że część kolegów podzieli to odczucie - było stworzenie klimatu politycznego do tego, żeby w przyszłości ustawy mogły być i różne rozwiązania przygotowywane w oparciu o tą społeczną opinię. Nigdy do tej pory, zarówno w kwestii pluralizmu, zarówno w kwestii urynkowienia nie przygotował nikt projektu ustawy<text:span text:style-name="T950">.</text:span><text:s/>Tak też myślę, że rozm<text:span text:style-name="T951">o</text:span>wa dzisiaj na temat, jak ustawa powinna wyglądać, tak by nam zawęziła rozmowy, żebyśmy chyba musieli rozmawiać co najmniej jeszcze z 15 razy. Jeżeli taka wola będzie kolegów, ja oczywiście, skoro zostałem wytypowany, się do tego podporządkuję.<text:s/><text:span text:style-name="T952">A</text:span>le uważam, że proponowanie rozwiązań ustawowych, rozporządzeniowych, i aktów prawnych nie miałoby sensu przy tym stole, skoro funkcjonują inne organa do tego upo<text:span text:style-name="T953">wa</text:span>żnione.<text:s/>Chyba,<text:s/><text:span text:style-name="T954">ż</text:span>e prz<text:span text:style-name="T955">yj</text:span>miemy ta<text:span text:style-name="T956">k</text:span>ą metodę działania<text:span text:style-name="T957">.</text:span><text:s/><text:span text:style-name="T958">Ale</text:span><text:s/>do<text:s/><text:span text:style-name="T959">t</text:span>e<text:span text:style-name="T960">j</text:span><text:s/>pory<text:s/><text:span text:style-name="T961">t</text:span>ej<text:s/><text:span text:style-name="T962">m</text:span>e<text:span text:style-name="T963">t</text:span>ody nie było<text:span text:style-name="T964">.</text:span></text:p>
      <text:p text:style-name="P965">Dziękuj<text:span text:style-name="T966">ę.</text:span></text:p>
      <text:p text:style-name="P967"><text:span text:style-name="T968">P</text:span><text:span text:style-name="T969">rze</text:span><text:span text:style-name="T970">wo</text:span><text:span text:style-name="T971">dnicząc</text:span><text:span text:style-name="T972">y</text:span><text:span text:style-name="T973">:</text:span></text:p>
      <text:p text:style-name="P974">Pan Baumgart<text:s/><text:span text:style-name="T975">-</text:span><text:s/>proszę<text:span text:style-name="T976">.</text:span></text:p>
      <text:p text:style-name="P977"><text:span text:style-name="T978">Ob. Piotr Baumgart</text:span>:</text:p>
      <text:p text:style-name="P979">W wypowiedzi pana Stadnika słyszeliśmy, iż świadomość istnienia już i możliwość powstawania nowych organizacji na<text:s/><text:span text:style-name="T980">w</text:span>si je<text:span text:style-name="T981">s</text:span>t<text:span text:style-name="T982">.</text:span><text:s/><text:span text:style-name="T983">I</text:span><text:s/>je<text:span text:style-name="T984">s</text:span>t ona dodatkowym obciążeniem inicjatora przepuszczenia tych ustaw przez Sejm teraz, ponieważ daje jednej, niezbyt sprawdzonej dla sprawy wsi, organizacji<text:s/><text:span text:style-name="T985">w</text:span><text:s/>dyspozycję 1<text:span text:style-name="T986">5</text:span><text:s/>proc. funduszu socjalnego, a wi<text:span text:style-name="T987">ę</text:span>c dodatkowe możliwości przewagi ekonomiczn<text:span text:style-name="T988">ej.</text:span></text:p>
      <text:p text:style-name="P989">Chcę powiedzieć w odniesieniu do ostatniej wypowiedzi pana Maksymiuka, że gdybyśmy my byli tak bardzo szczęśliwi i zadowoleni z funk<text:span text:style-name="T990">cj</text:span>onowania tych organów, o których pan raczył wspomnieć, to nie miałby miejsca w ogóle<text:s/><text:span text:style-name="T991">„</text:span>okrągły st<text:span text:style-name="T992">ó</text:span>ł”,<text:s/><text:span text:style-name="T993">w</text:span>ięc powoływanie się na to, że oni mają pewne zakresy i coś tam robią jest tutaj bardzo kiepskim argumentem.</text:p>
      <text:p text:style-name="P994">Wydaje mi się, że ten<text:s/>„stół”<text:s/>jest po to, żeby właśnie to, czego nie zrobiono przez te czterdzieści parę lat, w jakiś sposób zmienić i na nowe tory skierować<text:span text:style-name="T995">.</text:span><text:s/>Nie mam oczywiście żadnych, ja również tutaj, ambicji żebyśmy my zas<text:span text:style-name="T996">tę</text:span>powali cokolwiek, ale ten<text:s/>„stół”<text:s/>ma pewien pakiet spraw do załatwienia, ma zawrzeć jakąś nową umowę, jakiś consensus w wielu sprawach, m.in<text:span text:style-name="T997">.</text:span><text:s/>rolniczych<text:span text:style-name="T998">.</text:span><text:s/>I teraz jak gdyby odwoływanie się do Sejmu, do organów w tym tak bardzo trudnym momencie dla wsi - przecież nie muszę chyba nikogo tu z obecnych przekonywać o tym, na co oczekuje<text:s/><text:span text:style-name="T999">w</text:span>ieś<text:span text:style-name="T1000">.</text:span><text:s/>Zamiast wieści od<text:s/>„stołu”, które coś tam malutkiego na dzień dzisiejszy załatwiły pozytywnie, dowiaduje się<text:s/><text:span text:style-name="T1001">c</text:span>hłop na<text:s/><text:span text:style-name="T1002">w</text:span>si,<text:s/><text:span text:style-name="T1003">ż</text:span>e Sejm tą starą dotychczas, złą drogą zafiksował dla wsi nowe jakieś<text:s/><text:span text:style-name="T1004">t</text:span>am baty karbowe<text:span text:style-name="T1005">.</text:span><text:s/>Bo<text:s/><text:span text:style-name="T1006">r</text:span>ak trzeba to przyjąć<text:span text:style-name="T1007">.</text:span><text:s/>Nowe wymiary<text:s/><text:span text:style-name="T1008">t</text:span>ej opłaty ubezpieczeniow<text:span text:style-name="T1009">ej</text:span>, nowy podatek, wreszcie podział te<text:span text:style-name="T1010">g</text:span>o socjalnego funduszu<text:span text:style-name="T1011">. To przecież</text:span><text:s/>kochani, wczoraj na<text:s/><text:span text:style-name="T1012">zj</text:span>eździe<text:s/><text:span text:style-name="T1013">w</text:span>oj. warszawskiego rolników z<text:s/>„Solidarności<text:span text:style-name="T1014">”</text:span><text:s/>te sprawy były omawiane.<text:s/><text:span text:style-name="T1015">I</text:span><text:s/>myśmy się musieli rumienić, że jesteśmy przy<text:s/>„okrągłym stole<text:span text:style-name="T1016">”</text:span>,<text:s/><text:span text:style-name="T1017">n</text:span>o jednocześnie jesteśmy przy<text:s/>„okrągłym stole”<text:s/>a za naszymi plecami w taki perfidny sposób się załatwia te rzeczy, nie konsultując.<text:s/><text:span text:style-name="T1018">A</text:span><text:s/>przecież tu było miejsce na ten temat. Be<text:span text:style-name="T1019">z</text:span><text:s/>oczywiście wyrokowania, tak jak tu pan Maksymiuk powiedział, ale pewna opinia powinna jednak stąd<text:s/>w<text:s/>tych sprawach iść. Ja naprawdę nie wiem<text:span text:style-name="T1020">. Tu</text:span><text:s/>koledzy zadecydują, jaka powinna być w tej chwili nasza postawa<text:s/><text:span text:style-name="T1021">w<text:s/></text:span>odniesieniu do tego, ponieważ wiarygodność drugiej strony została, tak<text:s/><text:soft-page-break/>jak pan profesor przewodniczący powiedział, jest ogromne w tej chwili pęknięcie tego zaufania, które my tu nieliczni mamy.</text:p>
      <text:p text:style-name="P1022">Bo chcę państwu powiedzieć, że nie ma po naszej stronie jedności co do<text:s/>„okrągłego stołu”. Chyba jesteśmy wszyscy świadomi, podobnie jak po stronie koalicji rządowej, wczoraj był jeden non stop atak na nas, co my t<text:span text:style-name="T1023">a</text:span>m<text:s/><text:span text:style-name="T1024">rob</text:span>imy<text:span text:style-name="T1025">,<text:s/></text:span>jeżeli tak się traktuje sprawę chłopską<text:span text:style-name="T1026">.</text:span></text:p>
      <text:p text:style-name="P1027">Dzięku<text:span text:style-name="T1028">ję</text:span>.</text:p>
      <text:p text:style-name="P1029"><text:span text:style-name="T1030">Prze</text:span><text:span text:style-name="T1031">wo</text:span><text:span text:style-name="T1032">dniczący</text:span>:<text:s/></text:p>
      <text:p text:style-name="P1033">Pan minister Młynarczyk pro<text:span text:style-name="T1034">s</text:span>i.</text:p>
      <text:p text:style-name="P1035"><text:span text:style-name="T1036">M</text:span><text:span text:style-name="T1037">i</text:span><text:span text:style-name="T1038">ni</text:span><text:span text:style-name="T1039">s</text:span><text:span text:style-name="T1040">ter Wiesła</text:span><text:span text:style-name="T1041">w</text:span><text:span text:style-name="T1042"><text:s/>Młynarczyk</text:span>:</text:p>
      <text:p text:style-name="P1043">Szanowni Państwo!<text:span text:style-name="T1044"><text:s/></text:span>Ja myślę,<text:s/><text:span text:style-name="T1045">ż</text:span>e najważni<text:span text:style-name="T1046">ej</text:span>sze, abyśmy wyciągnęli wnioski<text:s/><text:span text:style-name="T1047">z</text:span><text:s/>ty<text:span text:style-name="T1048">c</text:span>h postulatów, które stawiamy. Zebraliśmy się przy<text:s/>„okrągłym stole”<text:s/>po to, aby m.in. znaleźć rozwiązania prawne obiektywizujące rzeczy<text:span text:style-name="T1049">wi</text:span>s<text:span text:style-name="T1050">to</text:span>ść albo obiektywnie poz<text:span text:style-name="T1051">wa</text:span>lające roz<text:span text:style-name="T1052">wi</text:span>ązywać<text:s/><text:span text:style-name="T1053">w</text:span><text:s/>najlepszy sposób wszystko<text:s/><text:span text:style-name="T1054">t</text:span>o, co<text:s/><text:span text:style-name="T1055">w</text:span><text:s/>gospodarce narodowej,<text:s/><text:span text:style-name="T1056">w</text:span><text:s/>pa<text:span text:style-name="T1057">ń</text:span>stwie je<text:span text:style-name="T1058">s</text:span>t do rozwiązania, z odrzuceniem<text:s/><text:span text:style-name="T1059">wo</text:span>luntaryzmu<text:span text:style-name="T1060">.</text:span></text:p>
      <text:p text:style-name="P1061">Natomiast<text:s/><text:span text:style-name="T1062">w</text:span><text:s/>wielu przypadkach, mając to jako myśl przewodnią przed na<text:span text:style-name="T1063">m</text:span>i, stwierdzamy, ale my, ale my<text:span text:style-name="T1064">.</text:span>.. Odrzućmy to i naprawdę podejdźmy do tego z punktu widzenia rzeczowego.</text:p>
      <text:p text:style-name="P1065">Jest pytanie -<text:s/><text:span text:style-name="T1066">s</text:span>ą sprawy załatwione, czy je dalej modyfikować? Padło pytanie, jak nasza opinia? Ja jako uczestnik uważam, że mamy pełne szanse, aby każda opinia nasza została wykorzy<text:span text:style-name="T1067">st</text:span>ana, niezależnie od te<text:span text:style-name="T1068">g</text:span>o, jaki stan prawny istnieje na dzisiaj.<text:s/><text:span text:style-name="T1069">I</text:span><text:s/>wtedy na to sobie odpowiadajmy kolejno<text:span text:style-name="T1070">.</text:span><text:s/><text:span text:style-name="T1071">I</text:span><text:s/>nie tylko<text:s/><text:span text:style-name="T1072">w</text:span><text:s/>tych sprawach idąc etapowo.</text:p>
      <text:p text:style-name="P1073">Jeżeli chodzi natomiast o te dwie sprawy ustaw o funduszu socjalnym i o ubezpie<text:span text:style-name="T1074">cz</text:span>eniach rolnikó<text:span text:style-name="T1075">w.</text:span><text:s/>Nie znam z rozmów prywatnych, nie będę się powoływał na ustalenia, gremia czy zespoły ze względu na ewentualne opinie co do ich reprezentatywności, ale nie znam opinii indywidualnych rolników, w których ktoś byłby przeciw temu, aby idąc na<text:s/><text:span text:style-name="T1076">em</text:span>erytur<text:span text:style-name="T1077">ę</text:span><text:s/>miał decyzję w swoim ręku, co zrobić z gospodarstwem, nie tak jak było dotychczas, że dostawał tą emeryturę tylko wtedy, kiedy ewentualnie przykazywał gospodarstwo<text:span text:style-name="T1078">.</text:span><text:s/>Każ<text:span text:style-name="T1079">d</text:span>y z nich m<text:span text:style-name="T1080">ó</text:span>wił, że chce mieć wolną rękę co do tero, co z nim zrobi, bo każdy robotnik idąc na emeryturę nie decyduje<text:s/><text:span text:style-name="T1081">w</text:span><text:s/>tych sprawach, a niejeden jest<text:s/><text:span text:style-name="T1082">w</text:span><text:s/>tej sytuacji,<text:s/><text:span text:style-name="T1083">że</text:span><text:s/>ch<text:span text:style-name="T1084">c</text:span>e<text:span text:style-name="T1085"><text:s/>s</text:span>przedać itd. Sejm<text:s/><text:span text:style-name="T1086">w</text:span><text:s/>tej<text:s/><text:span text:style-name="T1087">c</text:span>h<text:span text:style-name="T1088">w</text:span>ili to rozwiązał<text:span text:style-name="T1089">.</text:span></text:p>
      <text:p text:style-name="P1090"><text:span text:style-name="T1091">I</text:span><text:s/>teraz,<text:s/><text:span text:style-name="T1092">cz</text:span>y<text:s/><text:span text:style-name="T1093">j</text:span>est ważne kto to zrobił? Wa<text:span text:style-name="T1094">ż</text:span>ne<text:s/><text:span text:style-name="T1095">j</text:span>est<text:span text:style-name="T1096">,</text:span><text:s/>co zrobił, c<text:span text:style-name="T1097">z</text:span>y<text:s/><text:span text:style-name="T1098">z</text:span>robił wszystko? To jes<text:span text:style-name="T1099">t</text:span><text:s/>pytanie<text:span text:style-name="T1100">.</text:span><text:s/><text:span text:style-name="T1101">I</text:span><text:s/>tutaj nikt nie<text:s/><text:span text:style-name="T1102">mó</text:span>wi, że muszą te ustawy stanąć<text:s/><text:span text:style-name="T1103">w</text:span><text:s/>miejscu.<text:s/><text:span text:style-name="T1104">I</text:span><text:s/><text:span text:style-name="T1105">w</text:span><text:s/>t<text:span text:style-name="T1106">a</text:span>kim razie wyraźmy opinię o uchwalonych ostatnio ustawach<text:span text:style-name="T1107">.<text:s/></text:span>Wyraźmy<text:s/><text:span text:style-name="T1108">j</text:span>ą<text:span text:style-name="T1109">.</text:span><text:s/>Może to być opinia także i krytyczna, ale jednocześnie niech będzie i twórcza, niech zaprezentuje, w którym kierunku modyfikacji iść<text:span text:style-name="T1110">.</text:span><text:s/>Nie znam sytuacji,<text:s/><text:span text:style-name="T1111">w</text:span><text:s/>której wszystkie gremia byłyby zadowolone z jakiegoś rozwiązania prawnego. Decydować musi jednak główny nurt, jeżeli reprezent<text:span text:style-name="T1112">uj</text:span>emy ten nurt i w nim widzimy możliwość konstruktywnego kształtowania modyfikacji rozwiązań prawnych w kierunku obiekty<text:span text:style-name="T1113">wi</text:span>za<text:span text:style-name="T1114">cj</text:span>i, to nie rezygnujmy z tego<text:span text:style-name="T1115">.</text:span><text:s/><text:span text:style-name="T1116">N</text:span>ie rezygnujmy<text:span text:style-name="T1117">.</text:span><text:s/>Po pro<text:span text:style-name="T1118">st</text:span>u taka jest moja opinia<text:span text:style-name="T1119">.</text:span></text:p>
      <text:p text:style-name="P1120"><text:span text:style-name="T1121">Przewodniczący</text:span><text:span text:style-name="T1122">:</text:span></text:p>
      <text:p text:style-name="P1123">Dziękuję<text:span text:style-name="T1124">.</text:span><text:s/>Pan Tokarczuk jeszcze - proszę.</text:p>
      <text:p text:style-name="P1125"><text:span text:style-name="T1126">Ob. Antoni Tokarczuk</text:span><text:span text:style-name="T1127">:</text:span></text:p>
      <text:p text:style-name="P1128">Ja do tej pory nie zabierałem głosu, ale chciałem krótko, ale zdecydowanie się wypowiedzieć. Nie chciałbym wchodzić<text:s/><text:span text:style-name="T1129">w</text:span><text:s/>szczegóły, co w tych ustawach przyjętych przez Sejm jest słuszne, co niesłuszne.<text:s/><text:soft-page-break/>Sprawa w<text:span text:style-name="T1130">y</text:span>g<text:span text:style-name="T1131">lą</text:span>d<text:span text:style-name="T1132">a<text:s/></text:span>trochę inaczej i grozi poważnymi konsek<text:span text:style-name="T1133">we</text:span>n<text:span text:style-name="T1134">cj</text:span>ami, jeżeli chodzi o cały autorytet<text:s/><text:span text:style-name="T1135">„</text:span>okrągłego stołu”<text:span text:style-name="T1136">.</text:span><text:s/>Dlaczego?</text:p>
      <text:p text:style-name="P1137">Dlatego, że<text:s/>„okrągły stół”, filozofia<text:s/>„okrągłego stołu<text:span text:style-name="T1138">”</text:span><text:s/>polega trochę na tym, że tak jak my to rozumiemy, że władza stwierdziła, że samodzielnie nie jest w stanie tych nabrzmiałych problemów przemóc, pokonać i dlatego proponuje zawieszenie niejako broni - chodzi o to, żeby opozycja też przystąpiła do tzw<text:span text:style-name="T1139">.</text:span><text:s/>konstruktywnych rozmów - i<text:s/><text:span text:style-name="T1140">w</text:span><text:s/>trakcie tych<text:s/>rozmów niejako ustalano rozwiązania na dziś<text:span text:style-name="T1141">,</text:span><text:s/>nawet na dzisiaj o<text:span text:style-name="T1142">ptymal</text:span>ne<text:span text:style-name="T1143">.</text:span></text:p>
      <text:p text:style-name="P1144">My przychodząc do te<text:span text:style-name="T1145">g</text:span>o<text:s/><text:span text:style-name="T1146">„</text:span>okrągłego<text:s/><text:span text:style-name="T1147">s</text:span>tołu<text:span text:style-name="T1148">”</text:span><text:s/>też mamy tą świadomość, że możemy przegadać sprawę<text:span text:style-name="T1149">.</text:span><text:s/><text:span text:style-name="T1150">I</text:span><text:s/>ludzie<text:s/><text:span text:style-name="T1151">w</text:span><text:s/>wielu wypadkach<text:s/><text:span text:style-name="T1152">-</text:span><text:s/>sam się stykałem z tymi opiniami - zarzucali nam, że za dużo jest tych<text:s/>„stolików”, za dużo dyskutujemy i że sprawa się rozmyje<text:span text:style-name="T1153">.</text:span><text:s/><text:span text:style-name="T1154">I</text:span><text:s/>mu<text:span text:style-name="T1155">s</text:span>zę stwierdzić w tym momencie, że rzeczywiście ten proces następuje. Żeby mówić obrazowo, jest pewna filozofia radykalniej od nas nastawionych kolegów, która chyba w tej chwili zyska poklask - po co tutaj gadać, dyskutować skoro trzeba w pełni demokratyczny Sejm wybrać, który zadecyduje o rozwiązaniach naprawdę zgodnych z wolą narodu<text:span text:style-name="T1156">.<text:s/></text:span>My mówimy, dobrze, będziemy<text:s/><text:span text:style-name="T1157">de</text:span>mokratyzować Sejm, natomiast teraz trzeba niejako łatać te już połatane portki, zanim sprawimy nowe, żeby doraźne rozwiązania pomogły ulżyć ludziom pracy<text:span text:style-name="T1158">.</text:span><text:s/><text:span text:style-name="T1159">I</text:span><text:s/>w tym momencie właściwie tego argumentu zostaliśmy pozbawieni, bo się okazuje, że ten Sejm niejako nie przyjął warunków rozejmu, pewnego wyciszenia i nawet wręcz przeciwnie - przyspiesza pewne procesy<text:span text:style-name="T1160">.</text:span><text:s/>Nie<text:s/><text:span text:style-name="T1161">st</text:span>warza to klimatu do rozmów, osłabia naszą pozycję - co koledzy zauważali.<text:s/><text:span text:style-name="T1162">A</text:span>le myślę też, że to osłabia w ogóle pozycję całego<text:s/>„okrągłego stołu”<text:s/>i wszystkie nadzieje, które się z tym wiążą<text:span text:style-name="T1163">.</text:span></text:p>
      <text:p text:style-name="P1164">Dlatego proponuję mniej dyskutować o szczegółach, a jednak czasami też wracać do filozofii samej<text:s/>„okrągłego stołu<text:span text:style-name="T1165">”</text:span><text:s/>i w duchu tejże filozofii, która tak pięknie była zapowiadana na początku, patrzeć na pewne rzeczy<text:span text:style-name="T1166">.</text:span><text:s/>Tu nie chodzi o sprawy ambi<text:span text:style-name="T1167">cj</text:span>onalne, tu chodzi o wzajemną wiarygodność<text:span text:style-name="T1168">.</text:span></text:p>
      <text:p text:style-name="P1169">Dziękuję bardzo.</text:p>
      <text:p text:style-name="P1170"><text:span text:style-name="T1171">Prze</text:span><text:span text:style-name="T1172">wo</text:span><text:span text:style-name="T1173">dnicz</text:span><text:span text:style-name="T1174">ący</text:span><text:span text:style-name="T1175">:</text:span></text:p>
      <text:p text:style-name="P1176">Pani Sołtyk prosiła<text:span text:style-name="T1177">.</text:span></text:p>
      <text:p text:style-name="P1178"><text:span text:style-name="T1179">O</text:span><text:span text:style-name="T1180">b</text:span><text:span text:style-name="T1181">.</text:span><text:span text:style-name="T1182"><text:s/>Grażyna<text:s/></text:span><text:span text:style-name="T1183">So</text:span><text:span text:style-name="T1184">łt</text:span><text:span text:style-name="T1185">yk</text:span><text:span text:style-name="T1186">:</text:span></text:p>
      <text:p text:style-name="P1187">Szanowni Państwo!</text:p>
      <text:p text:style-name="P1188">Ja już n<text:span text:style-name="T1189">a</text:span><text:s/>ostatnim naszym posiedzeniu mówiłam,<text:s/><text:span text:style-name="T1190">ż</text:span>e jestem rolnikiem<text:span text:style-name="T1191">.</text:span><text:s/><text:span text:style-name="T1192">I</text:span><text:s/>chciałabym się tut<text:span text:style-name="T1193">a</text:span>j dzisiaj spytać, czy panowie<text:s/><text:span text:style-name="T1194">z</text:span><text:s/>opozycji<text:s/><text:span text:style-name="T1195">-</text:span><text:s/>bo ja też nie uznaję się za stronę rządową<text:s/><text:span text:style-name="T1196">-</text:span><text:s/>bez względu na to, czy mamy zielone, czy czerwone plakietki, jesteśmy przedstawicielami wsi, chłopów, rolnictwa, czy też nie?</text:p>
      <text:p text:style-name="P1197"><text:span text:style-name="T1198">I</text:span><text:s/>wracam tutaj do cytatu mojego kolegi, bo jeśli rolnik, to uważam, że kolega -<text:s/>„zamiast wieści od stołu, że coś tam załatwiono, wracamy na wieś<text:span text:style-name="T1199">..</text:span>.”<text:s/>- nie kończę. Ja uważam, kol. Baumgart, że my wracamy na wieś od<text:s/>„okrągłego stołu”, że wiele jest załatwione. I nawet to w moim pojęciu rolnika-<text:s/><text:span text:style-name="T1200">s</text:span>połecznika, że przeszły te dwie ustawy, o które wieś od wielu lat walczyła, bez względu na to, po której stronie stała. Bo ja uważam, że na dole nie ma tej strony i tej strony - jest jedna. Są problemy wsi, są nasze sprawy chłopskie nieroz<text:span text:style-name="T1201">wi</text:span>ązane.</text:p>
      <text:p text:style-name="P1202">Od wielu, wielu już lat, wszyscy głosem wsi, nie<text:s/>„Solidarności”<text:s/>i nie kółek, ale głosem wsi mówiliśmy, że potrzebny jest fundusz socjalny wsi<text:span text:style-name="T1203">.</text:span><text:s/>Ja będę mówić o tym, ile nam potrzeba miejsc w sanatoriach, że potrzeba nam 60 tys., a mamy zaledwie trzydzieści parę tysięcy<text:span text:style-name="T1204">.</text:span><text:s/><text:span text:style-name="T1205">I</text:span><text:s/>nie będzie ważne, który z rolników<text:s/><text:soft-page-break/>pójdzie<text:s/><text:span text:style-name="T1206">s</text:span>ię tam leczyć, tylko będzie ważne, że my te miejsca w sanatoriach będziemy mieli.<text:s/><text:span text:style-name="T1207">Ż</text:span>e będzie i sanatorium dla dzieci rolników. A przecież wszyscy o tym doskonale wiemy, że zaczęła się budowa i że jest to sanatorium potrzebne. Tyle tylko na temat funduszu socjalnego wsi<text:span text:style-name="T1208">.</text:span></text:p>
      <text:p text:style-name="P1209">Ja osobiście jestem zadowolona, nie tylko<text:s/><text:span text:style-name="T1210">j</text:span>ako działacz kółek, jako rolnik i przed<text:span text:style-name="T1211">st</text:span>awiciel tej kla<text:span text:style-name="T1212">s</text:span>y, kiedy wrócę na wieś i powiem, że pierwszy maleńki, niewielki kroczek został do przodu zrobiony, bo zaledwie uważam, że to<text:span text:style-name="T1213"><text:s/></text:span>jest tak jakby raczkowało niemo<text:span text:style-name="T1214">wl</text:span>ę<text:span text:style-name="T1215">.</text:span><text:s/>Bagaż potrzeb<text:s/><text:span text:style-name="T1216">je</text:span>st olbrzymi, to jest wór jak ten pałac Rady Ministrów, niezaspok<text:span text:style-name="T1217">oj</text:span>onych potrzeb wsi.<text:s/><text:span text:style-name="T1218">A</text:span>le to, że spełniła się pierwsza mała potrzeba to już jest ważne<text:span text:style-name="T1219">.</text:span></text:p>
      <text:p text:style-name="P1220">Druga sprawa - sprawa ustawy o rentach i emeryturach<text:span text:style-name="T1221">.</text:span><text:s/>Tak się akurat dobrze składa, że niewiele, bo zaledwie dwoje nas rolników, jak dotąd,<text:s/><text:span text:style-name="T1222">n</text:span>ie będzie nic na przeszkodzie, w nowej kadencji Naczelnej Rady Nadzorczej Zakładu Ubezpieczeń Społecznych, żeby było tych chłopów 20. Ja też bym chciała, bo byłoby nam wtedy tam o wiele lżej. I to, że spełniły się te postulaty. I ja dzisiaj stoję sama w roli np. starego rolnika, który już dziś jest zmuszony do tego swoim stanem zdrowia albo innymi jakimiś losowymi wypadkami, że on dziś a nie jutro musi zdać gospodarstwo na rentę<text:span text:style-name="T1223">.</text:span><text:s/>To czy my<text:span text:style-name="T1224">,<text:s/></text:span>przedstawiciele<text:s/><text:span text:style-name="T1225">„</text:span>okrągłego stołu”<text:s/>wracając na wieś i mówiąc temu chłopu, że widzisz, została zapisana ta ustawa sejmowa<text:span text:style-name="T1226">.<text:s/></text:span>Kto ją wywalczył, kto o niej mówił, nieważne. Mówiła wieś<text:span text:style-name="T1227">.</text:span><text:s/>Ja zawsze to tak pośrodkuję. Wieś i nikt więcej, bez względu na to, czyimi ustami. I to, że ten rolnik może już dziś sam zadecydować o tym, w jaki sposób pozbyć się tego gospodarstwa, to słuchajcie koledzy rolnicy, nie będę na wa<text:span text:style-name="T1228">s</text:span><text:s/>inaczej mówić, czy nie jest to ważne? Czy ważne jest kto i jak to wywalczył? Czy w jaki sposób tu, przy<text:s/><text:span text:style-name="T1229">„</text:span>okrągłym stole”<text:s/>będzie protestować? Dla mnie jest ważne, że jeden niewi<text:span text:style-name="T1230">e</text:span>lki problem<text:s/><text:span text:style-name="T1231">ws</text:span>i zo<text:span text:style-name="T1232">s</text:span>t<text:span text:style-name="T1233">a</text:span>ł załatwiony<text:span text:style-name="T1234">.</text:span></text:p>
      <text:p text:style-name="P1235">Dz<text:span text:style-name="T1236">ię</text:span>ku<text:span text:style-name="T1237">ję.</text:span></text:p>
      <text:p text:style-name="P1238"><text:span text:style-name="T1239">Przewodniczący</text:span>:</text:p>
      <text:p text:style-name="P1240"><text:span text:style-name="T1241">Cz</text:span>y jeszcze kto<text:span text:style-name="T1242">ś</text:span><text:s/><text:span text:style-name="T1243">d</text:span>o t<text:span text:style-name="T1244">ej</text:span><text:s/>s<text:span text:style-name="T1245">p</text:span>rawy?</text:p>
      <text:p text:style-name="P1246">Proszę, pan Lipie<text:span text:style-name="T1247">c.</text:span></text:p>
      <text:p text:style-name="P1248"><text:span text:style-name="T1249">Ob</text:span><text:span text:style-name="T1250">.</text:span><text:span text:style-name="T1251"><text:s/>Edward Lipiec</text:span><text:span text:style-name="T1252">:</text:span></text:p>
      <text:p text:style-name="P1253">Z<text:s/><text:span text:style-name="T1254">w</text:span>oj. zielono<text:span text:style-name="T1255">g</text:span>órskiego, wczoraj mieliśmy zjazd wojewódzki<text:span text:style-name="T1256">.</text:span><text:s/>Nie<text:s/><text:span text:style-name="T1257">w</text:span>iem, z kim konsultowali posłowie, bo posła u nas na<text:s/><text:span text:style-name="T1258">w</text:span>si nie było, ani w okolicy, bardzo długo z konsulta<text:span text:style-name="T1259">cj</text:span>ami<text:span text:style-name="T1260">,</text:span><text:s/>wczoraj było około 400 rolników. Tylko rolników, bo to byli przedstawiciele gmin<text:span text:style-name="T1261">.</text:span></text:p>
      <text:p text:style-name="P1262">Pani<text:s/><text:span text:style-name="T1263">t</text:span>ak bardzo chwali tą ustawę<text:span text:style-name="T1264">.</text:span><text:s/>Ja wrócę do tego<text:span text:style-name="T1265">,</text:span><text:s/>co mówił minister na ten temat<text:span text:style-name="T1266">.</text:span><text:s/>Jaka ona jest w odczuciu tych ludzi, którzy byli na tym zebraniu wczoraj? Jak mi chłopi mówią, że oni mają trzykrotnie więcej płacić składek, jak do tej pory płacili - to jest odczucie ludzi, nie tych, którzy już idą na emeryturę, tylko tych, którzy będą gospodarzyć, ja już mam też 55 lat w tej chwili, niedługo do tej emerytury będę się zbliżał<text:span text:style-name="T1267">.</text:span><text:s/>Ale jak mi córka mówi, tato, ja nie zostanę na gospodarstwie, jeśli ja mam na fundusz emerytalny płacić 400 tys<text:span text:style-name="T1268">.</text:span>, bo będę płacić z hektara, będę płacić od osoby i będę płacić od podatku wyrównaw<text:span text:style-name="T1269">cz</text:span>ego<text:span text:style-name="T1270">.</text:span><text:s/>To mnie absolutnie nie satysfak<text:span text:style-name="T1271">cj</text:span>onuje<text:span text:style-name="T1272">.</text:span><text:s/><text:span text:style-name="T1273">I</text:span><text:s/>wierzcie mi panowie posłowie, że wczoraj był jeden głos oburzenia na to, co się stało w Sejmie<text:span text:style-name="T1274">.</text:span><text:s/>To, że gospodar<text:span text:style-name="T1275">st</text:span>wo można sprzedać, chłopi akceptują, jak najbardziej, ale to że muszą tyle płacić i od składki emerytalnej absolutnie nie zależy to, ile on dostanie, to jest jednoznaczne odczucie<text:span text:style-name="T1276">.</text:span><text:s/><text:span text:style-name="T1277">I</text:span><text:s/>to jes<text:span text:style-name="T1278">t</text:span><text:s/>odczucie, że to nie jest dobrodzi<text:span text:style-name="T1279">ej</text:span>stwo, tylko że to jest dodatkowy podatek ściągany od ludzi<text:span text:style-name="T1280">.</text:span><text:s/><text:span text:style-name="T1281">I</text:span><text:s/>nie wiem, czy to się tak trzeba było spieszyć<text:span text:style-name="T1282">.</text:span></text:p>
      <text:soft-page-break/>
      <text:p text:style-name="P1283"><text:span text:style-name="T1284">A</text:span><text:s/>poza tym, ci ludzie, jeśli chodzi o dru<text:span text:style-name="T1285">g</text:span>ą sławetną usta<text:span text:style-name="T1286">w</text:span>ę, o dobrodzi<text:span text:style-name="T1287">ej</text:span>stwo dla wsi, ten fundusz socjalny,<text:s/><text:span text:style-name="T1288">t</text:span>o odczucie ludzi z dołu mówi, po co wy tam siedzicie<text:span text:style-name="T1289">.</text:span><text:s/>To byli członkowie<text:s/>„Solidarności”<text:s/>oczywiście, przedstawiciele<text:s/><text:span text:style-name="T1290">g</text:span>min, ale to jest grupa ludzi, którzy w jaki<text:span text:style-name="T1291">ś</text:span><text:s/>sposób przecież też muszą się liczyć<text:span text:style-name="T1292">.</text:span><text:s/><text:span text:style-name="T1293">I</text:span><text:s/>jeśli oni mówią, oni was kopią w tyłek, a wy będziecie rozmawiać, na jaki temat<text:span text:style-name="T1294">?</text:span><text:s/>To nie są moje słowa, to są słowa do sprawdzenia, bo to jest zaprotokółowane z tego zjazdu<text:span text:style-name="T1295">.</text:span></text:p>
      <text:p text:style-name="P1296">Moi kochani, jak ja mam reprezentować jakieś środowisko, skoro w ten sposób się ze mną postępuje<text:span text:style-name="T1297">.<text:s/></text:span>Dziękuję<text:span text:style-name="T1298">.</text:span></text:p>
      <text:p text:style-name="P1299"><text:span text:style-name="T1300">Przewodniczący</text:span>:</text:p>
      <text:p text:style-name="P1301">Proszę bardzo, pan Adamczuk<text:span text:style-name="T1302">.</text:span></text:p>
      <text:p text:style-name="P1303"><text:span text:style-name="T1304">Ob. Tomasz Adam</text:span><text:span text:style-name="T1305">cz</text:span><text:span text:style-name="T1306">uk</text:span>:</text:p>
      <text:p text:style-name="P1307"><text:span text:style-name="T1308">Z</text:span>daję sobie sprawę z tego, że jeśli przy tym stole chcemy dojść do jakiegoś consensusu, to nie może ta rozmowa odbywać się na takiej zasadzie dowodzenia swoich racji<text:span text:style-name="T1309">.<text:s/></text:span>Dlatego też chciałbym właściwie uniknąć tego sposobu mówienia i dowodzenia, że ta racja jest akurat po mojej stronie, dlatego, że mam również bardzo dużo zrozumienia<text:s/><text:span text:style-name="T1310">d</text:span>la strony przeciwnej<text:span text:style-name="T1311">.</text:span><text:s/>Bo chy<text:span text:style-name="T1312">b</text:span>a zaczęcie rozmawiania między sobą zależy również od tego, żeby starać się rozumieć tego, który siedzi po przeciwnej stronie stołu.</text:p>
      <text:p text:style-name="P1313">Przyznam się, że również zastanawiając się nad tą ustawą, nad tym, czy ją przyjąć, czy nie przyjąć, wielu posłów też miało różne rozterki<text:span text:style-name="T1314">.</text:span><text:s/>Chcę tylko powiedzieć - o tym tutaj może nikt nie mówił - ale z tą ustawą r<text:span text:style-name="T1315">z</text:span>eczywiście długo<text:s/><text:span text:style-name="T1316">ż</text:span>eśmy się ważyli. Jako pos<text:span text:style-name="T1317">e</text:span>ł mia<text:span text:style-name="T1318">łe</text:span>m z tym<text:span text:style-name="T1319"><text:s/></text:span>związane bardzo różne przeżycia<text:span text:style-name="T1320">.</text:span><text:s/>Jedno takie przeżycie - kiedyś byłem<text:s/><text:span text:style-name="T1321">w</text:span><text:s/>takiej bardzo biednej gminie pod<text:s/><text:span text:style-name="T1322">D</text:span>rohuskiem, pewna pani zdała<text:s/><text:span text:style-name="T1323">g</text:span>ospodarstwo na rentę, na państwo odda<text:span text:style-name="T1324">ł</text:span>a wszystko. Wzięła kawałek łąki. Ktoś tam ją oskarżył<text:span text:style-name="T1325">.</text:span><text:s/><text:span text:style-name="T1326">T</text:span>ą rentę zabrano<text:span text:style-name="T1327">.</text:span><text:s/>Oczy<text:span text:style-name="T1328">w</text:span>iście chciała zwracać. No<text:span text:style-name="T1329">,</text:span><text:s/>jes<text:span text:style-name="T1330">t</text:span><text:s/>z jednej s<text:span text:style-name="T1331">t</text:span>rony presja na<text:s/><text:span text:style-name="T1332">t</text:span>o, żeby zmieniać<text:span text:style-name="T1333">.</text:span></text:p>
      <text:p text:style-name="P1334"><text:span text:style-name="T1335">Z</text:span><text:s/>drugiej strony swego czasu, kiedy już rozkręciła się ta cała dyskusja nad tym, żeby tą ustawę zmieniać,<text:s/><text:span text:style-name="T1336">p</text:span>owiedzmy, że trzeba by czekać do jakichś ważnych wydarzeń. Że kongres to jest za mało, że może by się jeszcze odbyła konferencja partyjna, to może po konferencji by się to - partyjnej<text:s/><text:span text:style-name="T1337">-</text:span><text:s/>wprowadziło. Że właściwie po konferencji partyjnej pójdzie zmiana całego systemu emerytalnego.<text:s/>Oczywiście można tutaj sugerować, po jakim zgromadzeniu, po jakim spotkaniu wprowadzać te ustawy.<text:s/>Myślę, że powinniśmy być zgodni co do jednego<text:span text:style-name="T1338">,</text:span><text:s/>że na pewno te ustawy nie satysfakcjonują nas w pełni<text:span text:style-name="T1339">.</text:span><text:s/>Jest to jedna rzecz, że nie<text:s/><text:span text:style-name="T1340">s</text:span>ą to ustawy skończone i nie jest to rzecz, która<text:s/><text:span text:style-name="T1341">m</text:span>o<text:span text:style-name="T1342">że</text:span><text:s/>satysfakc<text:span text:style-name="T1343">jonować</text:span>, mnie też nie satysfak<text:span text:style-name="T1344">cj</text:span>onuje, że jest to system skończony<text:s/><text:span text:style-name="T1345">i</text:span><text:s/>ostateczny<text:span text:style-name="T1346">.</text:span></text:p>
      <text:p text:style-name="P1347">Ja wiem, że można czekać na ustaw<text:span text:style-name="T1348">ę</text:span><text:s/>jeszcze rok, dwa czy trzy z tym, że te trzy lata to są w sumie... jest to mało dla mnie, ale jest to bardzo dużo dla ludzi, którzy mają już 65 lat<text:span text:style-name="T1349">.</text:span><text:s/>I jednak mówię, że sądzę, że na takiej zasadzie trzeba wyjś<text:span text:style-name="T1350">ć</text:span><text:s/>naprzeciw, żeby z jednej strony pokazać te niedogodności i te ni<text:span text:style-name="T1351">ed</text:span>oskonałości tej ustawy, stanowczo zapisać to, że te ustawy muszą być bardzo szybko w momenci<text:span text:style-name="T1352">e</text:span>, kiedy wejdzie rejestracja związku być może napisać, że równocześnie z rejestracją nowego związku wszystkie dostosowane muszą być do nowej sytuacji prawnej. Nie wiem. Może w tak kategoryczny sposób zapisać, czy w jakiś inny sposób, żeby rzeczywiście miała miejsce zmiana tych ustaw, łącznie z tą ustawą o scalaniu gruntów, gdzie potrzeba tych zmian<text:span text:style-name="T1353">.</text:span><text:s/>Ale my<text:span text:style-name="T1354">ś</text:span>lę, że chciałbym, żeby ta dyskusja z jednej strony i z drugiej wychodziła w kierunku w jak<text:span text:style-name="T1355">i</text:span><text:s/>sposób konkretnie można byłoby tutaj<text:s/>„stół”<text:s/>do tej sprawy odnieść i tak nawiasem mówiąc, bo tak wszyscy mówią, że nie jest to zasługą<text:s/><text:span text:style-name="T1356">„</text:span>okrągłego stołu”, ale ja myślę, że jeśli<text:s/><text:soft-page-break/>ktoś głębiej<text:s/><text:span text:style-name="T1357">s</text:span>ię nad tym zastanowi to jest to jednak zasługa tego klimatu, jaki panuje w tym roku, że te ustawy rolne mogły się znaleźć.</text:p>
      <text:p text:style-name="P1358">Myślę, że jest to, jeśli ktoś głębiej by się nad tym się zastanowił, także czy jest to, nie miałbym odwagi przypi<text:span text:style-name="T1359">s</text:span>ać zasług, że te ustawy weszły, ani ZSL-owi, ani partii, sądzę, że na pewno to, że<text:s/><text:span text:style-name="T1360">si</text:span>ę pojawił nowy ruch społeczny na wsi, że<text:s/><text:span text:style-name="T1361">s</text:span>ię pojawiła nowa sytuacja na wsi na pewno również na to, że te ustawy s<text:span text:style-name="T1362">i</text:span>ę pojawiły, chociaż może niedoskonałe swój wpływ miały.</text:p>
      <text:p text:style-name="P1363">Tyle<text:span text:style-name="T1364">,</text:span><text:s/>dziękuję bardzo.</text:p>
      <text:p text:style-name="P1365"><text:span text:style-name="T1366">Przewodnicząc</text:span><text:span text:style-name="T1367">y</text:span>:</text:p>
      <text:p text:style-name="P1368">Dziękuję. Pan Małecki.</text:p>
      <text:p text:style-name="P1369"><text:span text:style-name="T1370">Ob. Edward Małecki</text:span><text:span text:style-name="T1371">:</text:span></text:p>
      <text:p text:style-name="P1372">Jestem rolnikiem z woj. skierniewickiego<text:span text:style-name="T1373">.</text:span><text:s/><text:span text:style-name="T1374">I</text:span><text:s/>z tymi kółkami to od dawna mam do czynienia. Ale chciałem zacząć od pewnych spraw generalnych proszę państwa.</text:p>
      <text:p text:style-name="P1375"><text:span text:style-name="T1376">S</text:span>ama filozofia<text:s/><text:span text:style-name="T1377">„</text:span>okrągłego stołu<text:span text:style-name="T1378">”</text:span><text:s/>to co tu zaczął mówi<text:span text:style-name="T1379">ć</text:span><text:s/>kol<text:span text:style-name="T1380">.</text:span><text:s/>Tokarczuk, chciałbym to jeszcze uzupełnić.</text:p>
      <text:p text:style-name="P1381">Proszę państwa my musimy s<text:span text:style-name="T1382">i</text:span>ę zdecydować czy my jesteśmy następną<text:s/><text:span text:style-name="T1383">R</text:span>adą Konsultacyjną czy też rzeczywiście<text:s/><text:span text:style-name="T1384">c</text:span>iałem próbującym stworzyć jakąś umowę społeczną. Spośród tu obecnych, bardzo wielu miało propozycje wejścia do Rady Konsultacyjnej. Ale dlaczego nie weszliśmy. Po prostu dlatego<text:span text:style-name="T1385">,</text:span><text:s/>że mieliśmy świadomoś<text:span text:style-name="T1386">ć</text:span>, że my swoje pomysły propozycje to możemy dawać<text:span text:style-name="T1387">,</text:span><text:s/>ale dalej strona przeciwna będzie rządzić arbitralnie bezwzględnie i tylko na swoją korzyść<text:span text:style-name="T1388">,</text:span><text:s/>niestety. Taka jest smutna prawda.</text:p>
      <text:p text:style-name="P1389">Jeszcze raz ta filozofia została nam zapr<text:span text:style-name="T1390">ez</text:span>entowana, że wy sobie gadajcie przy<text:s/>„okrągłym stole”, my zapiszemy te pomysły, które mogą być interesujące, ale decyzje to my będziemy podejmować. Nie będzie żadnego tego, żeby tu naród się<text:span text:style-name="T1391"><text:s/></text:span>mądrzył. Mnie<text:s/><text:span text:style-name="T1392">si</text:span>ę przypomina przemówienie pana Rakowskiego, kiedy byłem internowany w stanie wojennym, kiedy on mówił,<text:s/><text:span text:style-name="T1393">ż</text:span>e ten rząd jest taki dobry, a ten naród taki zły, głupi, niewdzięczny<text:span text:style-name="T1394">.</text:span><text:s/>Przypomin<text:span text:style-name="T1395">aj</text:span>ą mi s<text:span text:style-name="T1396">ię</text:span><text:s/>niektóre wypowiedzi rządowe, że rząd ocenia, że naród dojrzał do tego czy tamtego. Prosz<text:span text:style-name="T1397">ę<text:s/></text:span>państwa, przestańmy ży<text:span text:style-name="T1398">ć</text:span><text:s/><text:span text:style-name="T1399">w</text:span><text:s/>jakimś obłędnym cyrku<text:span text:style-name="T1400">.</text:span><text:s/>W normalnym,<text:s/><text:span text:style-name="T1401">c</text:span>ywilizowanym<text:s/><text:span text:style-name="T1402">ś</text:span>wiecie premiera czy ministra, który by powiedział, że ocenia naród tak czy siak, to by wykopano w ciągu 20 godzin<text:span text:style-name="T1403">.</text:span><text:s/>Przecież to jest bezczelne po prostu, tak nie można. Trzeba naprawdę zacząć ten naród traktować poważnie.<text:s/><text:span text:style-name="T1404">A</text:span><text:s/>jeszcze raz nas potraktowano w ten sam sposób<text:span text:style-name="T1405">.</text:span></text:p>
      <text:p text:style-name="P1406">Teraz konkretnie, jeżeli chodzi o kółka rolnicze. Proszę państwa te kółka rolnicze w '75 r. zostały dokładnie ub<text:span text:style-name="T1407">ez</text:span>własnowolnione. Musiały zaprzestać swojej działalności<text:span text:style-name="T1408">.</text:span><text:s/>Musiały zniszczyć cały ludzki entuzjazm, cały wkład, które ludzie dawali, żeby tą mechaniza<text:span text:style-name="T1409">cj</text:span>ę,<text:s/><text:span text:style-name="T1410">ż</text:span>eby<text:s/><text:span text:style-name="T1411">j</text:span>akieś usługi, żeby jakieś życie na wsi robi<text:span text:style-name="T1412">ć</text:span>. Ja konkretnie,<text:s/><text:span text:style-name="T1413">w</text:span><text:s/>moje<text:span text:style-name="T1414">j</text:span><text:s/>wsi było kółko, gdzie ludzie s<text:span text:style-name="T1415">i</text:span>ę złożyli, pieniądze włożyli, wykupili plac, ogrodzili się, to było za składkowe pieniądze, z funduszu rozwoju rolnictwa kupowali ciągniki, przez 3 lata przed rozwiązan<text:span text:style-name="T1416">ie</text:span>m w '75 przed przekazaniem do SKR-u, co roku obniżali ceny usług dla członków o 10 proc<text:span text:style-name="T1417">.</text:span><text:s/>Kto w tej chwili w Polsce obniża ceny? M<text:span text:style-name="T1418">i</text:span>eli w momencie przekazania sprz<text:span text:style-name="T1419">ęt</text:span>u do SKR pół miliona złotych zysku<text:span text:style-name="T1420">.</text:span><text:s/>Na koncie i to wszystko zniszczono<text:span text:style-name="T1421">.</text:span><text:s/>Zniszczono cały ludzki entuzjazm i całe działanie społeczne. Wiecie, jak nazywają SK<text:span text:style-name="T1422">R</text:span>-y - Smutny Koniec Rolnictwa<text:span text:style-name="T1423">.</text:span><text:s/>Taki skrót na ws<text:span text:style-name="T1424">i</text:span><text:s/>jest powszechny. I kto<text:s/><text:span text:style-name="T1425">z</text:span>ostał w tych k<text:span text:style-name="T1426">ó</text:span>łkach? Ludzie, którzy s<text:span text:style-name="T1427">ię</text:span><text:s/>na wszystko godzą. Na wszystko. Albo dlatego, że chcą mie<text:span text:style-name="T1428">ć</text:span><text:s/>św<text:span text:style-name="T1429">i</text:span>ęty spokój, żeby ich nikt n<text:span text:style-name="T1430">i</text:span>e repr<text:span text:style-name="T1431">es</text:span>jonował, albo dlatego, że l<text:span text:style-name="T1432">i</text:span>czą, że może jakiś przydział dostaną, że może będą w jakiejś komisji, to kuzynowi dadzą, zięciowi<text:span text:style-name="T1433">.</text:span><text:s/>No ni<text:span text:style-name="T1434">e</text:span>stety taka jest smutna prawda<text:span text:style-name="T1435">.</text:span><text:s/><text:span text:style-name="T1436">I</text:span><text:s/>teraz tak<text:s/><text:soft-page-break/>naprawdę przecież moi drodzy pod płaszczykiem tego funduszu socjalnego daje s<text:span text:style-name="T1437">i</text:span>ę pieniądze krajowemu związkowi i to wcale niemałe, bo my mamy taki szacunek, ten fundusz socjalny będzie wynosił ok<text:span text:style-name="T1438">.</text:span><text:s/>20 mld złotych, z czego 15 proc<text:span text:style-name="T1439">.</text:span><text:s/>na krajowy związek to jest 3 mld złotych, dofinansowuje się centralną czapkę ki<text:span text:style-name="T1440">e</text:span>dyśmy my już na<text:s/><text:span text:style-name="T1441">zj</text:span>eździe 14 grudnia<text:s/>‘80 r<text:span text:style-name="T1442">.</text:span><text:s/>w Politechnice Warszawskiej zjazd rolników niezależnych związków postulowali, żeby rozwiązać wów<text:span text:style-name="T1443">c</text:span>zas to się nazywał CZKR<text:span text:style-name="T1444">,</text:span><text:s/>obecnie s<text:span text:style-name="T1445">i</text:span>ę nazywa Krajowy Związek, si<text:span text:style-name="T1446">e</text:span>dzą identycznie ci sami ludzie, te same nazwiska<text:span text:style-name="T1447">.</text:span><text:s/>Nie oszukujmy się<text:span text:style-name="T1448">.</text:span><text:s/>Można<text:s/><text:span text:style-name="T1449">s</text:span>ię przemianować, ale to wcale nie znaczy,<text:s/><text:span text:style-name="T1450">ż</text:span>e się diabłem na mszę ubrał i ogonem na mszę dzwoni, że to już będzie inny diabeł. Taka jest smutna pr<text:span text:style-name="T1451">a</text:span>wda. Proszę państwa 3 mld złotych, wy mówicie o pięknych sprawach, że.<text:span text:style-name="T1452">..</text:span><text:s/>dla rolników. A o tym, że 3 mld złotych na konto Krajowego Związku tej centralnej instytucji, z którą rolnik naprawdę się nie utożsamia, jakoś o tym się nie mówi<text:span text:style-name="T1453">.</text:span><text:s/>Bądźmy uczciwi troszeczkę, traktujmy się poważnie.<text:s/><text:span text:style-name="T1454">T</text:span>aka jest prawda<text:span text:style-name="T1455">.</text:span></text:p>
      <text:p text:style-name="P1456">Dziękuję<text:span text:style-name="T1457">.</text:span></text:p>
      <text:p text:style-name="P1458"><text:span text:style-name="T1459">Przewodniczący</text:span><text:span text:style-name="T1460">:</text:span></text:p>
      <text:p text:style-name="P1461">Dziękuję, Proszę bardzo pan Jóźwiak<text:span text:style-name="T1462">.</text:span></text:p>
      <text:p text:style-name="P1463"><text:span text:style-name="T1464">OD</text:span><text:span text:style-name="T1465"><text:s/>Jóźwiak</text:span><text:span text:style-name="T1466">:</text:span></text:p>
      <text:p text:style-name="P1467">Panie przewodniczą<text:span text:style-name="T1468">c</text:span>y ja mam konstruk<text:span text:style-name="T1469">ty</text:span>wną propozycję, chciałbym wrócić do pierwszego naszego dokumentu,<text:span text:style-name="T1470"><text:s/></text:span>który<text:s/><text:span text:style-name="T1471">żeśmy</text:span><text:s/>przyjęli na tej sali<text:span text:style-name="T1472">.</text:span><text:s/>Oczywiście możemy wylewać wzajemne żale i pretensje, i formułowa<text:span text:style-name="T1473">ć</text:span><text:s/>postawy, ale czas ucieka<text:span text:style-name="T1474">.</text:span></text:p>
      <text:p text:style-name="P1475">Mam następującą propozycję, chcę wrócić do dokumentu, w którym sformułowaliśmy wspólne stanowisko podzespołu w sprawie pluralizmu, gdzie zarysowaliśmy przyszłość nowego porządku społecznego na ws<text:span text:style-name="T1476">i.</text:span></text:p>
      <text:p text:style-name="P1477">Przypomnę ten dokument, jakkolwiek wiem,<text:s/><text:span text:style-name="T1478">ż</text:span>e państwo doskonale go znacie<text:span text:style-name="T1479">.</text:span><text:s/>J<text:span text:style-name="T1480">e</text:span>st<text:span text:style-name="T1481">e</text:span>śmy<text:s/><text:span text:style-name="T1482">z</text:span>a stworzeniem organ<text:span text:style-name="T1483">iz</text:span>acyjnych i prawnych warunków działania związków zawodowych, rolników obejmujących zarówno organizacje związkowe<text:s/>„Solidarnoś<text:span text:style-name="T1484">ć</text:span>”<text:s/>jak i kółka rolnicze oraz wszelkie inne organizacje, które utworzą rolnicy zgodnie ze swoją wolą. Stworzy to gwarancje społecznego poparcia dla rozwoju rolnictwa i właściwych stosunków społecznych na wsi<text:span text:style-name="T1485">.</text:span><text:s/>Przepisy prawne powinny stworzyć warunki efektywnego działania tych organizacji dla ochrony in<text:span text:style-name="T1486">te</text:span>resów rolników. I w tym miejscu chciałem zaproponować by dodać zdanie - rysująca s<text:span text:style-name="T1487">i</text:span>ę nowa sytuacja społeczna ws<text:span text:style-name="T1488">i</text:span><text:s/>stworzy przesłanki nowelizacji istniejący<text:span text:style-name="T1489">ch</text:span><text:s/>przepisów prawnych. Ewentualnie z<text:s/><text:span text:style-name="T1490">d</text:span>o<text:span text:style-name="T1491">d</text:span>aniem jeszcze jakiejś szczegółowej propozycji dotyczącej określonego pakietu ustaw<text:span text:style-name="T1492">.</text:span></text:p>
      <text:p text:style-name="P1493">Dziękuję bardzo.</text:p>
      <text:p text:style-name="P1494"><text:span text:style-name="T1495">Przewodni</text:span><text:span text:style-name="T1496">c</text:span><text:span text:style-name="T1497">zący</text:span><text:span text:style-name="T1498">:</text:span></text:p>
      <text:p text:style-name="P1499">Dziękuję<text:span text:style-name="T1500">.</text:span><text:s/>Proszę uprzejmie.</text:p>
      <text:p text:style-name="P1501"><text:span text:style-name="T1502">Ob</text:span><text:span text:style-name="T1503">.</text:span><text:span text:style-name="T1504"><text:s/>Edward Gnat</text:span><text:span text:style-name="T1505">:</text:span></text:p>
      <text:p text:style-name="P1506">Więc panie profesorze, szanowni państwo ja króciutko gwoli wyjaśnienia to co pan Małecki mówił, żeby odnośnie 15 proc. na Krajowy Związek.<text:s/><text:span text:style-name="T1507">J</text:span><text:span text:style-name="T1508">es</text:span>t to 15 proc. przeznaczone na rozbudowę sanatorium ponieważ powstał<text:s/><text:span text:style-name="T1509">od</text:span><text:s/><text:span text:style-name="T1510">d</text:span>awna komitet na szczeblu krajowym. Wiadomo, że sanatoria są dosyć kosztowne i tylko na ten kierunek przede wszystkim. Nie tworzenie funduszu jakiegoś żeby utrzymać czy administracj<text:span text:style-name="T1511">ę</text:span><text:s/>czy innych ludzi tylko po prostu na rozbudowę sanatorium.</text:p>
      <text:soft-page-break/>
      <text:p text:style-name="P1512">N<text:span text:style-name="T1513">i</text:span>e chcę absolutnie poszerzać tematu, bo w przeciwnym razie by się utworzyła polemiczna sytuacja odnośnie<text:s/>tych kółek, tych SKR-<text:span text:style-name="T1514">ó</text:span>w,<text:s/><text:span text:style-name="T1515">ż</text:span>e już tak zmarnowały gospodarkę chcę powiedzie<text:span text:style-name="T1516">ć</text:span><text:s/>o jednym fakc<text:span text:style-name="T1517">i</text:span>e, w<text:s/>‘82 r. Centralny Związek na szcze<text:span text:style-name="T1518">b</text:span>lu krajowym miał 10 mld do tyłu, przy pomocy<text:s/><text:span text:style-name="T1519">f</text:span>unduszu naszego oczywiście chłopskiego funduszu rozwoju rolnictwa<text:span text:style-name="T1520">.</text:span><text:s/>Niemniej jednak teraz mamy ok. 30 mld do przodu<text:span text:style-name="T1521">.</text:span><text:s/>Trudno to jest sobie przypisywać jakichś zasług, bo my nie jesteśmy absolutnie zadowoleni z tej działalności<text:s/><text:span text:style-name="T1522">i</text:span><text:s/>w dalszym ciągu staramy si<text:span text:style-name="T1523">ę</text:span><text:s/>tego, ale<text:s/>niemniej jednak<text:s/>nie można twierdzić, że to wszystko zostało zniszczone zupełnie, i do niczego nie doprowadzone<text:span text:style-name="T1524">.</text:span><text:s/>Kw<text:span text:style-name="T1525">est</text:span>ia podawan<text:span text:style-name="T1526">ia</text:span><text:s/>przykładów, że kółko rolnicze obniżało co roku usługi<text:span text:style-name="T1527">.</text:span><text:s/>Gdyby tylko zależało od kółek rolniczych koszty usług to na pewno też<text:s/>byłyby<text:s/>obniżane, ale przecież świadomość tu nas wszystkich jest, że koszty usług rosną w przemyśle, w środkach do produkcji, do żyjących, słabej jakości<text:span text:style-name="T1528">.</text:span><text:s/>Podwyżki paliwa<text:s/><text:span text:style-name="T1529">i</text:span><text:s/>to powoduje m.in. podwyżki c<text:span text:style-name="T1530">e</text:span>n usług to nie jest wina rolników<text:span text:style-name="T1531">.</text:span><text:s/>Działaczy k<text:span text:style-name="T1532">ó</text:span>łek rolniczych, którzy... Nabijanie tych spraw jest po drugiej stronie w przemyśle, i nad tym trzeba generalnie to cośmy mieli przy tym stole i chcemy dalej dochodzić do tego, żeby zdecydowanie ten przemysł w jakiś sposób uporządkować<text:span text:style-name="T1533">.</text:span><text:s/>P<text:span text:style-name="T1534">o</text:span><text:s/>pierwsze ilością produkcji, jakością produkcji i to będzie pozwalało nam na lepsze usługi, c<text:span text:style-name="T1535">z</text:span>y to będą SKR<text:span text:style-name="T1536">-</text:span>y, czy inne jednostki, to wcale się przy tym nie upieramy<text:span text:style-name="T1537">,</text:span><text:s/>jeśli są lepsi zawsze mówimy o konkurencyjności, a zatem będą takie możliwości, żeby te usługi czyni<text:span text:style-name="T1538">ć</text:span><text:s/>tanie itd<text:span text:style-name="T1539">.</text:span></text:p>
      <text:p text:style-name="P1540"><text:span text:style-name="T1541">D</text:span>zi<text:span text:style-name="T1542">ę</text:span>kuję bardzo. Tyle gwoli wyjaśnienia.</text:p>
      <text:p text:style-name="P1543"><text:span text:style-name="T1544">Przewodniczący</text:span>:</text:p>
      <text:p text:style-name="P1545"><text:span text:style-name="T1546">D</text:span>ziękuję<text:span text:style-name="T1547">.</text:span><text:s/>Proszę ba<text:span text:style-name="T1548">rd</text:span>zo.</text:p>
      <text:p text:style-name="P1549"><text:span text:style-name="T1550">Ob</text:span><text:span text:style-name="T1551">.</text:span><text:span text:style-name="T1552"><text:s/></text:span><text:span text:style-name="T1553">J</text:span><text:span text:style-name="T1554">anu</text:span><text:span text:style-name="T1555">s</text:span><text:span text:style-name="T1556">z Maksymiuk</text:span>:</text:p>
      <text:p text:style-name="P1557">Ja naprawdę króciutko<text:s/><text:span text:style-name="T1558">i</text:span><text:s/>przepra<text:span text:style-name="T1559">s</text:span>zam. No muszę<text:s/><text:span text:style-name="T1560">si</text:span>ę zwrócić do kolegi szczególnie. Bardzo bym prosił<text:span text:style-name="T1561">.</text:span><text:s/>Mam prośb<text:span text:style-name="T1562">ę,</text:span><text:s/>to jest za poważne gremium jeżeli o<text:s/><text:span text:style-name="T1563">c</text:span>zymś dyskutujemy to znajmy tą materię<text:span text:style-name="T1564">.</text:span></text:p>
      <text:p text:style-name="P1565"><text:span text:style-name="T1566">W</text:span><text:s/>ustawie<text:s/>jest napisane<text:s/>-<text:s/>dochodami Centralnego Funduszu Socjalnego wsi są<text:span text:style-name="T1567">,</text:span><text:s/>ja bardzo przepraszam,<text:s/><text:span text:style-name="T1568">ż</text:span>e robię uwagi, ale muszę<text:span text:style-name="T1569">.</text:span><text:s/>Ponieważ... 15 proc. wpływów o który<text:span text:style-name="T1570">c</text:span>h mowa itd<text:span text:style-name="T1571">.</text:span><text:s/><text:span text:style-name="T1572">I</text:span><text:s/>tu proszę na co idą te środki<text:span text:style-name="T1573">.</text:span><text:s/>Jest wymienione. D<text:span text:style-name="T1574">of</text:span>inansowanie kosztów wypoczynku, upowszechni<text:span text:style-name="T1575">en</text:span>ia oświaty, d<text:span text:style-name="T1576">ofi</text:span>nansowanie koszt<text:span text:style-name="T1577">ó</text:span>w<text:span text:style-name="T1578">.</text:span><text:s/>Ja nie będę wymi<text:span text:style-name="T1579">e</text:span>niać, nigdzie nie ma, że tu można złotówkę uszczknąć na tą czapę. Nigdzie nie ma i nie wolno tego wzią<text:span text:style-name="T1580">ć.</text:span><text:s/>Przecież ustawa na to nie dopuszcza<text:span text:style-name="T1581">.</text:span><text:s/>Nie będę czytał dalej.<text:s/><text:span text:style-name="T1582">I</text:span><text:s/>teraz prosiłbym, żebyśmy dyskutowali zasadnie, a nie w oparciu o to<text:s/><text:span text:style-name="T1583">co</text:span><text:s/>ktoś mi powiedział. Proszę mi w ustawie znaleźć, że jest takie prawo, że Krajowy Związek może wziąć złotówkę na utrzymanie czy na zapłacenie jakiemuś urz<text:span text:style-name="T1584">ę</text:span>dnikowi. Nie ma możliwości fizycznej, ani teoretyczn<text:span text:style-name="T1585">ej,</text:span><text:s/>an<text:span text:style-name="T1586">i<text:s/></text:span>prakty<text:span text:style-name="T1587">c</text:span>znej.</text:p>
      <text:p text:style-name="P1588"><text:span text:style-name="T1589">I</text:span><text:s/>kończąc absolutnie się z kolegą identyfikuję w tym, że SKR-y pracują źle, bardzo źle, że trzeba to poprawić. Jest przewaga administracji<text:s/><text:span text:style-name="T1590">i</text:span><text:s/>n<text:span text:style-name="T1591">i</text:span>e mam zamiaru<text:s/><text:span text:style-name="T1592">ich</text:span><text:s/><text:span text:style-name="T1593">us</text:span>praw<text:span text:style-name="T1594">i</text:span>e<text:span text:style-name="T1595">dliw</text:span>iać. Nawet jeżeli kolega to robił to tylko po prostu dla wyjaśnienia trudności, ale nie żeby się w tym kochać. I proponowałbym naprawdę w tym duchu dyskutowa<text:span text:style-name="T1596">ć</text:span>, żebyśmy<text:s/><text:span text:style-name="T1597">w</text:span><text:s/>tej chwili tym słabym SKR-om nie poświęcali aż tak dużo tak wspaniałych umysłów, bo to nie ma sensu. Po to mamy możliwość działać w przyszłości jako wiele organizacji żebyśmy to zmienili<text:span text:style-name="T1598">.</text:span><text:s/>Bo sami, jako kółka żeśmy sobie niestety z tym rady nie dali<text:span text:style-name="T1599">.<text:s/></text:span>I prosimy wszystkich, którzy będą mieli coś do gadania.<text:s/>Proszę bardzo d<text:span text:style-name="T1600">aj</text:span>ę ustawę do prz<text:span text:style-name="T1601">ec</text:span>z<text:span text:style-name="T1602">yt</text:span>ania.</text:p>
      <text:p text:style-name="P1603"><text:span text:style-name="T1604">Pr</text:span><text:span text:style-name="T1605">zewodniczący</text:span><text:span text:style-name="T1606">:</text:span></text:p>
      <text:p text:style-name="P1607">Dziękuję. Jeszcze pan Pańko.</text:p>
      <text:soft-page-break/>
      <text:p text:style-name="P1608"><text:span text:style-name="T1609">Ob</text:span><text:span text:style-name="T1610">.</text:span><text:span text:style-name="T1611"><text:s/>Walerian Pańk</text:span><text:span text:style-name="T1612">o</text:span><text:span text:style-name="T1613">:</text:span></text:p>
      <text:p text:style-name="P1614">Dwie minuty. Bo uważam, że dyskutowanie tego, które elementy z tej nowej ustawy, tych nowych ustaw są dobre, które złe. I w ogóle wchodzenie w zakr<text:span text:style-name="T1615">e</text:span>s tre<text:span text:style-name="T1616">ś</text:span>ci tych ustaw nie jest - moim zdaniem - dobrym zakresem obrad dzisi<text:span text:style-name="T1617">ej</text:span>szych.</text:p>
      <text:p text:style-name="P1618">Ja chciałbym zapytać o jedno. Czy dobrze s<text:span text:style-name="T1619">i</text:span>ę stało, że w przypadku tych ustaw rolnych, nie zaczekano i nie zapytano tego gremium, które tutaj zbiera się, jakie jest stanowisko<text:s/>„stolika”<text:s/>rolniczego w przedmiocie tych rozwiązań, które...<text:s/><text:tab/>w nowych ustawach. Ja przez wiele lat uczestniczyłem w różnych gremiach legislac<text:span text:style-name="T1620">yj</text:span>nych i w ra<text:span text:style-name="T1621">d</text:span>zie legislacyjn<text:span text:style-name="T1622">e</text:span>j - byłem jako doradca sejmowy i w resortowych różnych komisjach, od lat 70-tych.<text:s/><text:span text:style-name="T1623">I</text:span><text:s/>zdaję sobie doskonale sprawę, jak często czekaliśmy na różne rozwiązania różnych gremiów. Mówił tutaj zresztą o tym z naprz<text:span text:style-name="T1624">ec</text:span>iwka jeden z uczestników<text:s/>„okrągłego stołu”, czekano na kongresy ZSL-owskie, czekano na kongresy partyjne i czekaliśmy po 3, 6 miesię<text:span text:style-name="T1625">c</text:span>y kiedy ustawa o scaleniu gruntów była w projektach<text:span text:style-name="T1626">.</text:span><text:s/>Ale raptem okazało się, że teraz nie można było zaczekać. Mnie nie chodzi o to, żeby w 100 proc. uwzględniono co się tu mówi<text:span text:style-name="T1627">.</text:span><text:s/>Bo ten<text:s/>„okrągły stół”<text:s/>nie ma hamować prac rządu i Sejmu, nie w tym sensie ja to mówię. Już jutro słyszę, jak będzie się mówiło, że tu rolnicy<text:s/><text:span text:style-name="T1628">ch</text:span>cą, ażeby wszystko zatrzymać w kraju, bo<text:s/>„okrąg<text:span text:style-name="T1629">ł</text:span>y stół”<text:s/>ma o tym decydować, Tylko jak s<text:span text:style-name="T1630">i</text:span>ę robi politykę to się powinno uwzg<text:span text:style-name="T1631">l</text:span>ędniać to jakie są rezultaty, często nie uwzględnienia tego faktu, że kogoś o coś nie zapytano.<text:s/><text:span text:style-name="T1632">Ż</text:span><text:span text:style-name="T1633">e</text:span><text:s/>czegoś w granicach przyzwoitości. Otóż ja uważa<text:span text:style-name="T1634">m</text:span>, że jeżeli się robi pewne rzeczy trzeba uwzględniać<text:span text:style-name="T1635">.</text:span><text:s/><text:span text:style-name="T1636">T</text:span>o jest tak jak ze Stocznią Gdańską, jakie jest saldo zysków i strat<text:span text:style-name="T1637">.</text:span><text:s/><text:span text:style-name="T1638">Ż</text:span>eby się zastanowić dziesięć razy zanim<text:s/><text:span text:style-name="T1639">c</text:span>oś się zrobi. Moim zdaniem ja uważam, że my powinniśmy dzisiaj to powiedzieć czy tak nie powinno się stać i czy dobrze się stało, że dzisiaj tyle tracimy czasu, bo to jest właśnie dowód na to, że ta dzisiejsza dyskusja jest dowodem na to, że trzeba było zapytać. Ja nie twierdzę, że to co tu by się powi<text:span text:style-name="T1640">ed</text:span>ziało miało być w 100 proc.<text:s/><text:span text:style-name="T1641">od</text:span><text:s/>razu przez komisję sejmową. Ale gdyby przyszedł przewodniczący komisji sejmowej czy podkomisji i powiedział jest taka sprawa, wniesiono ją, jak uważacie czy dwa - trzy tygodnie czasu po zasięgnięciu tej opinii i oceny, czy to by nie było dobrze? Nie dyskutowałoby się teraz tutaj.</text:p>
      <text:p text:style-name="P1642">Ja uważam,<text:s/><text:span text:style-name="T1643">ż</text:span>e oto chodzi, nie o to żeby jeszcze raz dyskutować, które względy i które elementy ustawy, bo tu pani ma rację, na pewno z jednych będą się ludzie cieszyć z drugiej smucić<text:span text:style-name="T1644">.</text:span><text:s/>Problem chodzi o kwestie innego typu. O to, że trzeba uwzględniać drażliwość i kwestia braku wielu ludzi. I nie należy ich pogłębiać. Ale raczej unikać.</text:p>
      <text:p text:style-name="P1645">Dziękuję bardzo.</text:p>
      <text:p text:style-name="P1646"><text:span text:style-name="T1647">Przewodni</text:span><text:span text:style-name="T1648">cz</text:span><text:span text:style-name="T1649">ący</text:span><text:span text:style-name="T1650">:</text:span></text:p>
      <text:p text:style-name="P1651">Jesz<text:span text:style-name="T1652">cz</text:span>e pan mini<text:span text:style-name="T1653">ster</text:span><text:s/>Młynarczyk prosił<text:span text:style-name="T1654">.</text:span></text:p>
      <text:p text:style-name="P1655"><text:span text:style-name="T1656">Min. Wiesław Młynar</text:span><text:span text:style-name="T1657">c</text:span><text:span text:style-name="T1658">zyk</text:span><text:span text:style-name="T1659">:</text:span></text:p>
      <text:p text:style-name="P1660">Ja bym chciał za<text:span text:style-name="T1661">cz</text:span>ąć od stwierdzenia, żebyśmy uniknęli uprawiania albo umacniania filozofii paradoksów.</text:p>
      <text:p text:style-name="P1662">Bowiem z jednej strony krytycznie odnosimy się do tego, iż dawniej czekano<text:s/><text:span text:style-name="T1663">i</text:span><text:s/>gremia okazały się według oceny<text:s/>społecznej niekomp<text:span text:style-name="T1664">et</text:span>entne<text:span text:style-name="T1665">.</text:span><text:s/>A z drugiej strony proponujemy<text:s/><text:span text:style-name="T1666">i</text:span><text:s/>chcemy doprowadzi<text:span text:style-name="T1667">ć</text:span><text:s/>do paradoksów czy nasze gremium jest kompetentne by oceniać Sejm<text:span text:style-name="T1668">.</text:span></text:p>
      <text:p text:style-name="P1669">Czy w tym jest istota rzeczy? Nie, bo taką ością kt<text:span text:style-name="T1670">ó</text:span>ra wyszła jest sprawa ewentualnego nie dopięcia,<text:s/><text:soft-page-break/>niedoskonałości rozwiązań prawnych. Ale czy w takim razie my mamy się zahamowa<text:span text:style-name="T1671">ć</text:span><text:s/>i ewentualnie stracić całą inicjatywę, stra<text:span text:style-name="T1672">c</text:span>ić całą siłę porozumienia na zatrzymanie si<text:span text:style-name="T1673">ę</text:span><text:s/>na skutek ości nieprecyzyjnego czy niedoskonałego rozwiązania<text:span text:style-name="T1674">.</text:span><text:s/>Czy mamy się skoncentrować na usunięciu wszystkich niedoskonałości<text:span text:style-name="T1675">.<text:s/></text:span>To jest istota rzeczy dla mnie<text:span text:style-name="T1676">.</text:span><text:s/><text:span text:style-name="T1677">I</text:span><text:s/>teraz chcemy usunąć niedoskonałości<text:span text:style-name="T1678">.</text:span><text:s/>A w związku z tym rzeczywiście idźmy kolejno tymi sprawami, które trzeba załatwić. Jeżeli jest ta sprawa niedoskonałości współucz<text:span text:style-name="T1679">es</text:span>tni<text:span text:style-name="T1680">ct</text:span>wa w ocenie czy w gospodarce, w czymk<text:span text:style-name="T1681">ol</text:span>wiek, to doc<text:span text:style-name="T1682">.</text:span><text:s/>Jóźwiak przedstawił propozycję. N<text:span text:style-name="T1683">i</text:span>edoskonałością jest fakt reprezentowania cząstkowego. Ma się rozszerzyć.<text:s/><text:span text:style-name="T1684">W</text:span><text:s/>takim razie dopiszmy tam, że uprawnienia automatycznie się rozszerzają na wszystkich gremiach, które dochodzą do współdziałania. Wszystkie te, które prawne są na kogoś jednego zapisane.</text:p>
      <text:p text:style-name="P1685">A propos tych szczegółów. Sugestie są gospodarki takie czy inne. A fakt jest tego typu, że 15 proc. odpisu centralnego jest też wypadkową tego, że nie wszystkie regiony są jednakowo s<text:span text:style-name="T1686">i</text:span>lne ekonomicznie, gospodarczo-pr<text:span text:style-name="T1687">od</text:span>ukcyjnie. I w związku z tym odpis jest nie tylko na to, żeby d<text:span text:style-name="T1688">of</text:span>inansowywać cele nadrzędne i ogólnokrajowe. Odpis jest m.in. na to, żeby środki z województwa lepszego prz<text:span text:style-name="T1689">e</text:span>sunąć na województwo słabsze, gdzie i<text:span text:style-name="T1690">c</text:span>h będzie brakowało ze względów na to, że jest większe rozdrobnienie itd. Nie analizujmy tego, dlatego, że o tym powinni decydować c<text:span text:style-name="T1691">i</text:span><text:s/>repr<text:span text:style-name="T1692">ez</text:span>entanci, których uznamy za komp<text:span text:style-name="T1693">et</text:span>entnych. I to jest nadrzędną sprawą. I możliwość decydowania w ich rękach będzie jeżeli tutaj pójdziemy dalej.</text:p>
      <text:p text:style-name="P1694">O tym czy istotne jest tu to obciążenie, które jest krytykowane<text:span text:style-name="T1695">.</text:span><text:s/><text:span text:style-name="T1696">Z</text:span><text:s/>przykrością słucham jako ten, który co nieco obraca się w sferach ekonomiki rolnictwa, iż dzisiaj obciążenie jest uznawane jako coś co jest barierą. Jeżeli ono jest rekompensowane w cenach to przepraszam tworzymy fundusz, który jesteśmy gotowi<text:s/>ponieść, bo to jest tylko kwestia formy tworzenia tych środków. Jak<text:s/>gdyby nie było rekompensowane można się obawiać. Wiemy z drugich rzeczy, że rolnik jest tak przywi... psychicznie skonstruowany każdy pieniądz, który raz do ręki trafia ma być drugi raz wydany jest już policzony.<text:s/><text:span text:style-name="T1697">J</text:span>est trudny do wydania. Bo potrzeb jest tyle, że chciałoby się wydać na coś innego. A z tym się zgadzam<text:span text:style-name="T1698">.</text:span><text:s/>Ale nie może być sytuacji, kiedy ktoś twierdzi, że więcej wypłaca jeżeli dwie trzecie rzeczywiście państwo dopłaca do funkcjonowania funduszu dla tych, którzy z niego korzystają. No n<text:span text:style-name="T1699">i</text:span>e może być takiej oceny. Dlatego, że jeżeli jest taka ocena, to wyraźmy opinie<text:span text:style-name="T1700">,</text:span><text:s/>że jesteśmy zdania, że nie powinno pobierać s<text:span text:style-name="T1701">ię</text:span><text:s/>składek, a fundusz powinien funkcjonować inaczej. Proszę bardzo wyraźmy tą opinię. Nic nie stoi na przeszkodzie. W samej istocie konstrukcji była jedna z takich idei. I co stoi na przeszkodzie, że np. wstępna modyfi<text:span text:style-name="T1702">k</text:span>acja to objęła?<text:s/><text:span text:style-name="T1703">Ni</text:span>c<text:span text:style-name="T1704">.</text:span><text:s/>Tylko, jak się rozmawia indywidualnie to zawsze będzie to inaczej wyglądało, że ten kt<text:span text:style-name="T1705">ó</text:span>ry musi odpis świadczyć będzie mu żal tych pieniędzy<text:span text:style-name="T1706">.</text:span><text:s/><text:span text:style-name="T1707">T</text:span><text:span text:style-name="T1708">en</text:span>,<text:s/>który to dostaje będzie zawsze niezadowolony, jeżeli to nie będzie odpowiednio duży wolumen. Ale oświadczam z całą odpowiedzialnością, że tam gdzie znam rodziny rolnicze, w których akurat syn gospodarza, rodzice są emerytami to on sam jako syn wie, że wi<text:span text:style-name="T1709">ę</text:span>cej biorą ci rolnicy pieniędzy, jak on sam płaci składki<text:span text:style-name="T1710">.</text:span><text:s/>I wiem, że w tych rodzinach cała rodzina jeżeli żyje zgodnie są zadowoleni. Mogę dać przykłady. Tak to wy<text:span text:style-name="T1711">gl</text:span>ąda, taka jest prawda. Tylko czy to powinno być istotą naszą. Nie, jeżeli system generalny działa na rzecz obciążenia gospodar<text:span text:style-name="T1712">st</text:span>wa,<text:s/>ponoszą to młodzi,<text:s/>widzą inne wydatki,<text:s/>to może właśnie w tym jest błąd. Proszę bardzo, określmy to i idźmy dalej.</text:p>
      <text:p text:style-name="P1713">Dziękuję bardzo.</text:p>
      <text:p text:style-name="P1714"><text:span text:style-name="T1715">Przew</text:span><text:span text:style-name="T1716">od</text:span><text:span text:style-name="T1717">ni</text:span><text:span text:style-name="T1718">cz</text:span><text:span text:style-name="T1719">ący</text:span>:</text:p>
      <text:soft-page-break/>
      <text:p text:style-name="P1720">Może w ten sposób, ja bym bardzo chciał, żebyśmy po woli zamykali dyskusję na te tematy. Może umówmy się tak, kto jeszcze musi zabrać głos. Trzech panów, czterech<text:span text:style-name="T1721">?</text:span><text:s/><text:span text:style-name="T1722">O</text:span>j strasznie dużo. I z tej strony jeszcze raz i pan.</text:p>
      <text:p text:style-name="P1723">Może, pan proszę bardzo, nazwiska zapomniałem.</text:p>
      <text:p text:style-name="P1724"><text:span text:style-name="T1725">Ob</text:span><text:span text:style-name="T1726">.</text:span><text:span text:style-name="T1727"><text:s/>Andrzej Kwieciński</text:span><text:span text:style-name="T1728">:</text:span></text:p>
      <text:p text:style-name="P1729">Wydaje mi si<text:span text:style-name="T1730">ę</text:span>, że nie dojdziemy do porozumienia bez zajęcia jakiegoś wspólnego stanowiska tutaj w sprawach, o których teraz mówimy.</text:p>
      <text:p text:style-name="P1731">Wydaje mi się,<text:s/><text:span text:style-name="T1732">ż</text:span>e sprawą zasadniczą jest nie tyle treść tutaj ostatnich ustaw co forma ich przyjęcia i tryb z pominięciem przynajmniej konsultacji ze strony uczestników<text:s/><text:span text:style-name="T1733">„</text:span>okrągłego stołu”. Dlatego ja proponuję, żeby przyjąć jako wspólne stanowisko zapis w dwóch punktach.</text:p>
      <text:p text:style-name="P1734">Po pierwsze uczestnicy obrad<text:s/>„okrągłego stołu”<text:s/>wyrażają niepokój z powodu pominięcia tego<text:s/><text:span text:style-name="T1735">f</text:span>orum przy konsultowaniu ostatnich ustaw rolnych przyjętych przez Sejm i po<text:s/><text:span text:style-name="T1736">d</text:span>rugie ustawy te powinny ulec nowelizacji po legalizacji<text:s/>„Solidarności<text:span text:style-name="T1737">”</text:span><text:s/>i innych nowych organizacji, które powstaną na wsi<text:span text:style-name="T1738">.</text:span></text:p>
      <text:p text:style-name="P1739">I uważam, że jeżeli nie nastąpi jakieś uzgodnienia, przyjęcie tego obawiam się, że będziemy ciągle rozmawiali wzajemnie zarzucali sobie różne kwestie, które do niczego nie doprowadzą<text:span text:style-name="T1740">.</text:span><text:s/>I obrady mogą utknąć w martwym punkcie<text:span text:style-name="T1741">.</text:span></text:p>
      <text:p text:style-name="P1742"><text:span text:style-name="T1743">Przewodniczący</text:span><text:span text:style-name="T1744">:</text:span></text:p>
      <text:p text:style-name="P1745">Dziękuję. Proszę bardzo pan<text:span text:style-name="T1746">.</text:span>..</text:p>
      <text:p text:style-name="P1747"><text:span text:style-name="T1748">Ob. Adam Stadnik</text:span><text:span text:style-name="T1749">:</text:span></text:p>
      <text:p text:style-name="P1750">Chciałem szanownemu państwu zwrócić uwagę na taką sprawę, że nie bezmyślność Sejmu spowodowała taki stan, jaki jest. Po prostu my chcemy działać wciąż nazwijmy to normalnie<text:span text:style-name="T1751">.</text:span><text:s/>Ustawy, początek tych zmian nowelizacji tych ustaw dokonał się dużo wcześniej niż ustalono skład osobowy<text:s/>„okrągłego stołu”. To jest pierwsza sprawa.</text:p>
      <text:p text:style-name="P1752"><text:span text:style-name="T1753">I</text:span><text:s/>druga sprawa, to co mówił kol. Adamczuk. Nie możemy mieć dziś wątpliwości ani cienia, że niektóre rozwiązania przeszły w ogóle dlatego, że jest atmosfera<text:s/>„okrągłego stołu”. Bo przecież zapis o skróceniu wieku emerytalnego o 5 lat urodził się w ostatniej chwili. I właśnie ta atmosfera<text:s/>pozwoliła, że to zostało dokonane. I druga sprawa taka.</text:p>
      <text:p text:style-name="P1754"><text:span text:style-name="T1755">W</text:span><text:s/>ostatnim okresie w Sejmie działo się bardzo wiele. Zmiana Ustawy<text:s/><text:span text:style-name="T1756">N</text:span>arodowego Planu Społeczno-Gospodarczego na następne dwa lata. Przecież też tam się rozstrzygały sprawy żywotne dla rolnictwa.<text:s/><text:span text:style-name="T1757">I</text:span><text:s/>dlaczego nie mamy pretensji<text:s/>do tego, że to również zostało przyjęte, a n<text:span text:style-name="T1758">i</text:span>e przekonsul<text:span text:style-name="T1759">to</text:span>wane, nie poczekano na<text:s/><text:span text:style-name="T1760">„</text:span>okrągły stolik”. Bo przecież to jest normal<text:span text:style-name="T1761">n</text:span>y bieg spraw<text:span text:style-name="T1762">.</text:span><text:s/>Trz<text:span text:style-name="T1763">eb</text:span>a było to zrobić<text:span text:style-name="T1764">.</text:span><text:s/>Wyszła ustawa budżetowa na rok<text:s/>‘89. Przecież też może mieć dużo zastrzeżeń czy ona spełnia oczekiwania rolników. Ale normalnym trybem musiała być przyjęta bez konsultacji z<text:s/>„okrągłym stołem”. Przecież powaga<text:s/>„okrągłego stołu”, jak szanowni panowie tutaj mówiliście jest nadto wysoka, żeby takie sprawy musiały być tu konsultowane<text:span text:style-name="T1765">.</text:span><text:s/>Wykorzy<text:span text:style-name="T1766">st</text:span>aliśmy uważam, jako sejmowa komisja i sejmowe komisje szansę, żeby krok do przodu w pewnych sprawach zrobić.</text:p>
      <text:p text:style-name="P1767"><text:span text:style-name="T1768">Dz</text:span>iękuję.</text:p>
      <text:p text:style-name="P1769"><text:span text:style-name="T1770">Prz</text:span><text:span text:style-name="T1771">ewod</text:span><text:span text:style-name="T1772">n</text:span><text:span text:style-name="T1773">iczą</text:span><text:span text:style-name="T1774">cy</text:span><text:span text:style-name="T1775">:</text:span></text:p>
      <text:p text:style-name="P1776">Proszę bardzo pan Rokicki.</text:p>
      <text:soft-page-break/>
      <text:p text:style-name="P1777"><text:span text:style-name="T1778">Ob</text:span><text:span text:style-name="T1779">.</text:span><text:span text:style-name="T1780"><text:s/>Zbigniew Rokicki</text:span><text:span text:style-name="T1781">:</text:span></text:p>
      <text:p text:style-name="P1782">Pani powi<text:span text:style-name="T1783">ed</text:span>ziała, że nie ważne kto przeprowadził ustawę, i jak przeprowadził. Ja się zgadzam, ale jest bardzo ważne co przeprowadził. Tutaj dużo mówiliśmy<text:s/><text:span text:style-name="T1784">o</text:span><text:s/>samej ustawie, o funduszu socjalnym wsi. I jednej według mnie zasadniczej kwestii nikt nie poruszył.</text:p>
      <text:p text:style-name="P1785">Też mówił o tym pan poseł Stadnik<text:span text:style-name="T1786">.</text:span><text:s/>Mówił, że ponieważ został podniesiony problem przekazania do dyspozycji organizacji kółek rolniczych tej 15-procentow<text:span text:style-name="T1787">ej</text:span><text:s/>części funduszu, że to załatwi się w ten sposób, że w momencie pojawienia się nowych organizacji ten fundusz będzie do dyspozycji tych wszystkich organizacji. Proszę państwa jest dla mnie niesamow<text:span text:style-name="T1788">it</text:span>ą wizją sanatorium dla rolników polskich mające za współwłaścic<text:span text:style-name="T1789">i</text:span>eli wszystkie organizacje związkowe, jakie powstaną w Polsce. Bo pa<text:span text:style-name="T1790">ń</text:span>stwo powiedzieli, że te 15 proc. to jest właśnie na sanatorium.</text:p>
      <text:p text:style-name="P1791"><text:span text:style-name="T1792">D</text:span>ziwię się, że w czasach dzisiejszych kiedy tyle mówimy już o zasadach wolnego rynku nikomu nie przychodzi... nikt nie potrafi sobie wyobrazić normalnego prywatnego sanatorium do którego jeździ rolnik i płaci rachunek, który to rachunek ewentualnie refunduje mu potem jakiś tam fundusz socjalny.<text:s/><text:span text:style-name="T1793">W</text:span><text:s/>takim sanatorium wspólnym, kołchozie ten rolnik zawsze będzie intruzem.</text:p>
      <text:p text:style-name="P1794">Proszę państwa wszystkie organizacje, jakie powstaną w Polsce, związkowe na wsi po wprowadzeniu pluralizmu nie będą nigdy skupiały wszystkich rolników.<text:s/><text:span text:style-name="T1795">W</text:span><text:s/>związku z czym nigdy te organizacje nie będą miały prawa do dysponowania funduszem będącym własnością wszystkich rolników. Ja mara nadzieję<text:span text:style-name="T1796">,</text:span><text:s/>że w przyszłości kiedy obronę interesów w Polsce będzie gwarantowało samo prawo do związków, będzie należało coraz mniej rolników w tym i do<text:s/>„Solidarności”. Dlatego proszę o zwrócenie przy dyskusji na temat kształtu ustawy, proszę o zwrócenie uwagi na tą kardynalną zasadę.<text:s/><text:span text:style-name="T1797">W</text:span><text:s/>ogóle jeszcze należałoby się również zastanowić, ale to jest sprawa do dłuższej dyskusji o samej celowości przepływu tych funduszy w górę i z powrotem w dół<text:span text:style-name="T1798">.</text:span><text:s/><text:span text:style-name="T1799">On</text:span>e już się marnują nawet w sytuacji kiedy zakładamy, że przepływają przez ręce samych uczciwych ludzi.<text:s/><text:span text:style-name="T1800">A</text:span><text:s/>takich sytuacji nigdy nie będzie<text:span text:style-name="T1801">.</text:span><text:s/>To chyba wszystko.</text:p>
      <text:p text:style-name="P1802">Dziękuję.</text:p>
      <text:p text:style-name="P1803"><text:span text:style-name="T1804">Przewodniczący</text:span><text:span text:style-name="T1805">:</text:span></text:p>
      <text:p text:style-name="P1806">Pan Iwaniec, proszę bardzo.</text:p>
      <text:p text:style-name="P1807"><text:span text:style-name="T1808">Ob</text:span><text:span text:style-name="T1809">.</text:span><text:span text:style-name="T1810"><text:s/>Kazimierz Iwaniec</text:span><text:span text:style-name="T1811">:</text:span></text:p>
      <text:p text:style-name="P1812"><text:span text:style-name="T1813">J</text:span>a chciałem powiedzieć, że jestem już trochę zaniepok<text:span text:style-name="T1814">oj</text:span>ony z uwagi na to, że dyskusja toczy się trochę nie w tym kierunku, zaczyna się wkradać do nas pewna nerwowość, do naszych obrad<text:s/><text:span text:style-name="T1815">i</text:span><text:s/>ja chciałbym naprawdę zaapelować, żeby<text:span text:style-name="T1816">ś</text:span>my sobie wzajemnie nie ubliżali.<text:s/>Ja zna<text:span text:style-name="T1817">m</text:span><text:s/>kolegów z Krajowego Z<text:span text:style-name="T1818">w</text:span>iązku Kółek i Organizacji Rolniczych są to bardzo dobrzy gospodarze, bardzo dobre osiągają wyniki i obojętnie ile by było związków na wsi, to wyniki najbardziej od nich b<text:span text:style-name="T1819">ę</text:span>dą, że<text:span text:style-name="T1820"><text:s/></text:span>tak powiem zależały i to, że znaleź<text:span text:style-name="T1821">ć</text:span><text:s/>jeszcze czas na pracę społeczną to za to trzeba im serdecznie podziękować. A przy tym co do tego nie ma wątpliwości, ale chciałbym powiedzieć, że trochę inaczej należy oceniać Kra<text:span text:style-name="T1822">jo</text:span>wy Zw<text:span text:style-name="T1823">i</text:span>ązek Kółek i Organizacji Rolniczych, na których zebraniach byłem często i wiem, jak oni walczą o rolników, a inaczej Spółdzielnie Kółek Rolniczych, jako przedsię<text:span text:style-name="T1824">b</text:span>iorstwa usługowe. To jest trochę całkiem co inne<text:span text:style-name="T1825">g</text:span>o.</text:p>
      <text:p text:style-name="P1826">Jeśli chodzi o sanatorium chciałem powiedzieć, że przebywałem w sanatorium kardiologicznym w Nałęczowie Krajowego Związku Organizacji Rolniczych, jest to sanatorium bardzo dobre i oczekiwane przez innych rolników, żeby takich sanatoriów było więcej<text:span text:style-name="T1827">.</text:span></text:p>
      <text:soft-page-break/>
      <text:p text:style-name="P1828">Ja jestem za kol. Kwiecińskim, żeby przejść naprawdę do meritum spraw, a tutaj wyrazić sw<text:span text:style-name="T1829">oj</text:span>e, że tak powiem zaniepoko<text:span text:style-name="T1830">j</text:span>enie sytuacją, którą tu już dyskutujemy cztery godziny.</text:p>
      <text:p text:style-name="P1831"><text:span text:style-name="T1832">Przewodniczący</text:span><text:span text:style-name="T1833">:</text:span></text:p>
      <text:p text:style-name="P1834"><text:span text:style-name="T1835">Pa</text:span>n<text:s/><text:span text:style-name="T1836">S</text:span>zymand<text:span text:style-name="T1837">erski</text:span>.</text:p>
      <text:p text:style-name="P1838"><text:span text:style-name="T1839">Ob</text:span><text:span text:style-name="T1840">.</text:span><text:span text:style-name="T1841"><text:s/>Jacek<text:s/></text:span><text:span text:style-name="T1842">Sz</text:span><text:span text:style-name="T1843">ymanderski</text:span><text:span text:style-name="T1844">:</text:span></text:p>
      <text:p text:style-name="P1845">Panie ministrze był pan uprzejmy powiedzieć, żeby<text:span text:style-name="T1846">ś</text:span>my nie umacniali filozo<text:span text:style-name="T1847">f</text:span>ii paradoksów. Bowiem paradoksem jest przypuszczenie, że nasze gremium jest bardziej kompetentne niż Sejm. To prawda, że to jest paradoksem i żyjemy w kraju paradoksów. Gdyby do załatwiania takich spraw, jak porozumienie narodowe, nawet jak zmiana konstytucji powołany jest Sejm, w każdym kr<text:span text:style-name="T1848">aj</text:span>u<text:s/>również w naszym. Gdyby władza, której pan jest członkiem uważała, że Sejm jest zdolny dokona<text:span text:style-name="T1849">ć</text:span><text:s/>takiego porozumienia to nie zapraszałaby uczestników<text:s/>„okrągłego stołu”<text:s/>do porozumienia narodowego<text:span text:style-name="T1850">.</text:span><text:s/>Stworzenie<text:s/>„okrągłego stołu”<text:s/>przez ministra, który powiedział, że posiada kompetencje i upoważnienia polityczne do tego<text:s/><text:span text:style-name="T1851">ś</text:span>wiadczy, że Sejm nie jest ciałem, w którym porozumienie narodowe może b<text:span text:style-name="T1852">y</text:span>ć zawarte. Panowie sami rozpoznajecie Sejm, jako nie w pełni reprezentatywny.<text:s/><text:span text:style-name="T1853">I</text:span><text:s/>to bardzo ważny fakt dla wszelkich rozważań przy<text:s/>„okrągłym stole”. Tak opozycja siadając do<text:s/>„okrągłego stołu”<text:s/>rozumiała jego rolę i fakt, że została zaproszona przez komp<text:span text:style-name="T1854">et</text:span>entnych prz<text:span text:style-name="T1855">edst</text:span>awicieli władz.</text:p>
      <text:p text:style-name="P1856">Edward Małecki bardzo słusznie zwrócił uwagę, że my nie jesteśmy<text:s/><text:span text:style-name="T1857">R</text:span>ad<text:span text:style-name="T1858">ą</text:span><text:s/>Konsultac<text:span text:style-name="T1859">yj</text:span>ną. To nie jest tak, że możemy dyskutować sprawę czy dobrze jest zbudowa<text:span text:style-name="T1860">ć</text:span><text:s/>sanatorium czy ź<text:span text:style-name="T1861">l</text:span>e jest zbudować sanatorium. Nie po pomysły tutaj państwo przyszliście<text:span text:style-name="T1862">.</text:span><text:s/><text:span text:style-name="T1863">W</text:span><text:s/>końcu to co robić wiedzą wszyscy. Pan też w<text:span text:style-name="T1864">i</text:span>e. Przyszliście tutaj państwo po porozumienie narodowe. którego nie można zawrzeć w Sejmie. To w takim raz<text:span text:style-name="T1865">i</text:span>e dlaczego Sejm wbrew pro<text:span text:style-name="T1866">ś</text:span>bie przewodniczącego naszego związku jednak postawił na porządku dziennym te ustawy, skoro sami państwo uważacie, Sejm za niekomp<text:span text:style-name="T1867">etent</text:span>ny. Tego dowodzą fakty. To jest paradoks, ale jest to kraj paradoksów. Proszę mi odpowiedzieć w takim razie na pytanie, które zawarł przewodniczący Ś<text:span text:style-name="T1868">l</text:span>is<text:span text:style-name="T1869">z</text:span><text:s/>w swoim dzisiejszym oświadczeniu . Na ile wiążące jest oświadczenie stron zawarte tutaj parę dn<text:span text:style-name="T1870">i</text:span><text:s/>temu na temat<text:s/>„Solidarności”<text:s/>Rolników Indywidualnych? Czy jeżeli to jest Rada Konsultacyjna to mamy to oświadczenie rozumieć tylko na tej zasadzie, że przy kawie dogadaliśmy się, że coś takiego by<text:span text:style-name="T1871">ć</text:span><text:s/>może by było, ale nie mamy żadnego wpływu na to co ma być<text:span text:style-name="T1872">.</text:span><text:s/>Przecież to ma być porozumienie narodowe i odpowiedź na to pytanie wydaje mi si<text:span text:style-name="T1873">ę</text:span><text:s/>konieczna. O to zresztą w oświadczeniu odczytanym przez przewodniczącego prosiliśmy na początku.</text:p>
      <text:p text:style-name="P1874">Dziękuję bardzo.</text:p>
      <text:p text:style-name="P1875"><text:span text:style-name="T1876">Przewodniczący</text:span><text:span text:style-name="T1877">:</text:span></text:p>
      <text:p text:style-name="P1878">Proszę pa<text:span text:style-name="T1879">ń</text:span>stwa miałbym następującą propozycję. Zróbmy sobie teraz 15-minutową przerwę. Jednocześnie może prosiłbym o rozważenie, to jest już moja absolutnie prywatna propozycja, czy nie byłaby do przyjęcia propozycja pana Kwi<text:span text:style-name="T1880">e</text:span>ciński<text:span text:style-name="T1881">eg</text:span>o, która by być może rozładowałaby atmosferę. A w tej<text:s/><text:span text:style-name="T1882">c</text:span>hwili może, jeśli wolno poprosić mo<text:span text:style-name="T1883">i</text:span>ch kolegów może byśmy poszli do tego pokoju, gdzie jest nasz sekretariat n<text:span text:style-name="T1884">a</text:span><text:s/>górze i tam spędzili przerwę. A wszystkim życzę, żeby przynajmniej kawą się pokrzepili w międzyczasie.</text:p>
      <text:p text:style-name="P1885">Dziękuję bardzo.</text:p>
      <text:p text:style-name="P1886"/>
      <text:soft-page-break/>
      <text:p text:style-name="P1887">/<text:span text:style-name="T1888">Pr</text:span>z<text:span text:style-name="T1889">er</text:span>wa/.</text:p>
      <text:p text:style-name="P1890"/>
      <text:p text:style-name="P1891">/Po przerwie obradom<text:s/><text:span text:style-name="T1892">przewodniczy Stanisław Śliwiński</text:span>/.</text:p>
      <text:p text:style-name="P1893"><text:span text:style-name="T1894">Przewodniczący</text:span><text:span text:style-name="T1895">:</text:span></text:p>
      <text:p text:style-name="P1896">Proszę państwa wznawiamy obrady po przerwie. Proszę państwa w tej spornej kwestii, którą mieliśmy do przerwy niest<text:span text:style-name="T1897">et</text:span>y, ale proszę nie odczytywać tego jako wybieg, odłożenie sprawy, ale tak to się ułożyło. Proponujemy powołać 4-osobowy zespół, który tutaj nam przedłoży jeszcze dzisiaj rozumiem punkt widzenia naszego zespołu. Z naszej strony proponuję pana Siarkiewicza i pana Stadnika.</text:p>
      <text:p text:style-name="P1898"><text:span text:style-name="T1899">Ob</text:span><text:span text:style-name="T1900">.</text:span><text:span text:style-name="T1901"><text:s/>Andrzej<text:s/></text:span><text:span text:style-name="T1902">St</text:span><text:span text:style-name="T1903">elmachowski</text:span><text:span text:style-name="T1904">:</text:span></text:p>
      <text:p text:style-name="P1905">Z naszej strony proponujemy pan Balazs i pan<text:s/><text:span text:style-name="T1906">Sz</text:span>ymanderski.</text:p>
      <text:p text:style-name="P1907"><text:span text:style-name="T1908">Przewodnicząc</text:span><text:span text:style-name="T1909">y</text:span><text:span text:style-name="T1910">:</text:span></text:p>
      <text:p text:style-name="P1911"><text:span text:style-name="T1912">I</text:span><text:s/>rozumiem, że prośba uprzejma do szanownych panów by<text:s/><text:span text:style-name="T1913">w</text:span><text:s/>możliwie krótkim czasie przedłożyli nam tekst zapisu, który byłby do przyjęcia przez nasz zespół.</text:p>
      <text:p text:style-name="P1914">Jeśl<text:span text:style-name="T1915">i</text:span>byśmy to potraktowali jako...<text:s/>Jeśliby<text:s/>była zgoda to proponowałbym przejść do kwestii powi<text:span text:style-name="T1916">ed</text:span>ziałbym bardziej m<text:span text:style-name="T1917">er</text:span>ytorycznych. Wszystkie są merytoryczne, ale w tym przypadku do tych kwestii, które<text:span text:style-name="T1918">ś</text:span>my rozpoczęli na poprzednim posiedzeniu. Jeśli państwo pozwolą zaczęlibyśmy od problemu urynkowienia gospodarki żywnościow<text:span text:style-name="T1919">ej.</text:span></text:p>
      <text:p text:style-name="P1920">Projekt stanowiska państwo mają. Czy wszyscy s<text:span text:style-name="T1921">i</text:span>ę zapoznali, rozumiem że tak, bo było trochę czasu, w związku z tym otwieram dyskusj<text:span text:style-name="T1922">ę</text:span><text:s/>nad projektem stanowiska, który państwo mają przed sobą<text:span text:style-name="T1923">,</text:span></text:p>
      <text:p text:style-name="P1924">Chcę tylko zauważyć przy okazji, że jest to dość pilna sprawa. Jeśliby się państwo zgodzili mianowicie trochę nas dopinguje w tej kwestii ten w<text:span text:style-name="T1925">i</text:span>ększy<text:s/>„stół”<text:s/>reform gospodarczych i naszą również powinnością również jest byśmy nasz rolny wkład mówiąc umownie do projektów tam proponowanych w możliwie szybkim czasie przedłożyli, by kwestie gospodarki żywnościowej przy tej globalnych rozważaniach znalazły właściwe miejsce<text:span text:style-name="T1926">.</text:span><text:s/>Stąd też jest to sprawa mówię dość ważna i pilna.</text:p>
      <text:p text:style-name="P1927"><text:span text:style-name="T1928">Ob</text:span><text:span text:style-name="T1929">.</text:span><text:span text:style-name="T1930"><text:s/>Antoni Leopold</text:span><text:span text:style-name="T1931">:</text:span></text:p>
      <text:p text:style-name="P1932">Ja w formie autopoprawki. Koledzy z zespołu, który przygotowywał ten tekst wybaczą, że proponuję pewną zmianę punktu 2 mianowicie, po prostu stylistyczną poprawkę.<text:s/><text:span text:style-name="T1933">I</text:span><text:s/>tekst możemy rozdać. Czy przeczytać, jak...</text:p>
      <text:p text:style-name="P1934"><text:span text:style-name="T1935">W</text:span>ięc proponujemy formułę drugiego punktu, jak państwo zauważyli<text:span text:style-name="T1936">.</text:span><text:s/>Tam jest urynkowienie skupu produktów rolniczych i przetwórstwa, i zaopatrzenia produkcyjnego rolnictwa wymaga.<text:s/><text:span text:style-name="T1937">I</text:span><text:s/>tutaj pkt. 2 byłby -<text:s/><text:span text:style-name="T1938">e</text:span>ta<text:span text:style-name="T1939">p</text:span>ow<text:span text:style-name="T1940">e</text:span>go urynkowienia gospodarki żywnościowej ze względu na głębokość destrukcji obrotu towarowego<text:s/><text:span text:style-name="T1941">i</text:span><text:s/>ekonomiki prz<text:span text:style-name="T1942">ed</text:span>siębiorstw wywołanej rozdzielnictwem z zakresem dotacji<text:s/><text:span text:style-name="T1943">i</text:span><text:s/>fiskalizmem. Usuwanie tych mankamentów systemowych prowadzące równocześnie do równoważenia rynku rolnego<text:s/><text:span text:style-name="T1944">i</text:span><text:s/>żywnościowego powinno jednak trwać możliwie krótko<text:span text:style-name="T1945">.</text:span><text:s/>To jest stylistyczna po prostu poprawka. Jam mam wrażenie, że stylistyczna.</text:p>
      <text:p text:style-name="P1946">Druga poprawka jest taka: na 2 stronie w rozwinięciu, w takim podsumowaniu po 7 punkcie, po zdaniu<text:s/>„r<text:span text:style-name="T1947">oz</text:span>wiązaniu problemów skutków ruchu cen rolniczych dla warunków bytu ludności, szczególnie niższych grup dochodowych”<text:s/><text:span text:style-name="T1948">z</text:span>amiast tego zdania chyba dwuwi<text:span text:style-name="T1949">er</text:span>sz<text:span text:style-name="T1950">oweg</text:span>o, proponujemy<text:span text:style-name="T1951">:</text:span><text:s/>zróżnicowanie sytuacji na segmentach rynku żywnościowego wymaga dostosowania sposobu i tempa dokonywanych zmian do ich<text:s/><text:soft-page-break/>specyfiki<text:span text:style-name="T1952">. P</text:span>rzy tym nie wydaje się możliwe jednorazowe zniesienie dotacji do produktów żywnościowych. Zdaje<text:s/>się, że tre<text:span text:style-name="T1953">ś</text:span>ci nie zmienia, lecz porządkuje myśl, która tam jest zawarta.</text:p>
      <text:p text:style-name="P1954">Dziękuję bardzo<text:span text:style-name="T1955">.</text:span></text:p>
      <text:p text:style-name="P1956"><text:span text:style-name="T1957">Przewodniczący</text:span><text:span text:style-name="T1958">:</text:span></text:p>
      <text:p text:style-name="P1959">Dziękuję bardzo<text:span text:style-name="T1960">.</text:span><text:s/>Pan Pazura<text:span text:style-name="T1961">.</text:span></text:p>
      <text:p text:style-name="P1962"><text:span text:style-name="T1963">Ob</text:span><text:span text:style-name="T1964">.</text:span><text:span text:style-name="T1965"><text:s/>Ryszard Pazura</text:span><text:span text:style-name="T1966">:</text:span></text:p>
      <text:p text:style-name="P1967">Ja mam pytanie, ponieważ w pkt. 2 jest takie określenie chodzi o likwidację tej destrukcji spowodowanej rozdzielnictwem, dotacjami<text:s/><text:span text:style-name="T1968">i</text:span><text:s/>fiskalizmem<text:span text:style-name="T1969">.</text:span><text:s/>Ja by<text:span text:style-name="T1970">m</text:span><text:s/>bardzo prosił o wyjaśnienie co oznacza ten fiskalizm, w kontekście bardzo znacznych zmian w systemie podatkowym i w systemie finansowym gospodarki wprowadzonych ustawami niedawno podjętymi przez Sejm, ustawą o opodatkowaniu osób prawnych, zmianą ustawy o opodatkowaniu podatkiem dochodowym z roku<text:s/>‘72, zmianą ustaw o gospodarce finansowej<text:span text:style-name="T1971">.</text:span><text:s/>Dlatego, że ten termin j<text:span text:style-name="T1972">es</text:span>t co najmniej dwuznaczny.<text:s/>Czy chodzi o rozwiązania finansowe czy wielkoś<text:span text:style-name="T1973">ć</text:span><text:s/>obciążeń<text:span text:style-name="T1974">.</text:span><text:span text:style-name="T1975"><text:s/></text:span>Jeśli wielkość obciążeń to sprawa jest niezwykle dyskusyjna, dlatego, że finansowe obciążenia wsi wie<text:span text:style-name="T1976">m</text:span>y jakie są, dokładnie możemy o tym powiedzieć, rolnictwa. Jeśli chodzi o obciążenia finansowe przemysłu spożywczego to jest diametralna zmiana sytuacji, podam tylko, że przemysł ten po raz pierwszy może finansować swój rozwój z dochodu przed<text:s/><text:span text:style-name="T1977">opod</text:span>atkowaniem, a więc to jest sytuacja, która radykalnie ulega zmianie.<text:s/><text:span text:style-name="T1978">W</text:span><text:s/>tej chwili jest zmieniona<text:span text:style-name="T1979">.</text:span></text:p>
      <text:p text:style-name="P1980">Naprawdę trudno jest mi powiedzieć<text:s/><text:span text:style-name="T1981">o</text:span><text:s/>co w tym wyrażeniu chodzi.<text:s/><text:span text:style-name="T1982">Jeśli</text:span>by<text:s/>chodziło o rozwiązania finansowe, to jest to bardziej nośne niż tak zwany fiskalizm<text:span text:style-name="T1983">.</text:span><text:s/>Bo zadam następujące pytanie. Fiskalizm w stosunku do kogo, w stosunku do czego czy rzeczywiście fiskalizm, czy nie wydolność w ogóle gospodarki? Po prostu czy to jest autentyczny fiskalizm, skoro popyt na każdym rynku zdecydowanie przewyższa podaż. Chodzi mi o samo wyrażenie. Ja bym proponował nośne wyrażenie dostosowanie systemów finansowych, a nie takie negatywne wyraż<text:span text:style-name="T1984">enie,</text:span><text:s/>które co w<text:span text:style-name="T1985">i</text:span>ęcej wprowadza w błąd<text:span text:style-name="T1986">.</text:span></text:p>
      <text:p text:style-name="P1987"><text:span text:style-name="T1988">Przew</text:span><text:span text:style-name="T1989">od</text:span><text:span text:style-name="T1990">niczący</text:span><text:span text:style-name="T1991">:</text:span></text:p>
      <text:p text:style-name="P1992">Dz<text:span text:style-name="T1993">ię</text:span>k<text:span text:style-name="T1994">uję</text:span>,<text:s/><text:span text:style-name="T1995">b</text:span>ardzo prosz<text:span text:style-name="T1996">ę</text:span>.</text:p>
      <text:p text:style-name="P1997"><text:span text:style-name="T1998">Ob</text:span><text:span text:style-name="T1999">.</text:span><text:span text:style-name="T2000"><text:s/>Antoni Leopold</text:span><text:span text:style-name="T2001">:</text:span></text:p>
      <text:p text:style-name="P2002">Stan prz<text:span text:style-name="T2003">ed</text:span>siębior<text:span text:style-name="T2004">st</text:span>w jest taki, jaki jest na skutek właśnie fiskalizmu związanego bezpośrednio z redy<text:span text:style-name="T2005">st</text:span>rybu<text:span text:style-name="T2006">cj</text:span>ą poprzez budżet w postaci dotacji.</text:p>
      <text:p text:style-name="P2007">Jeżeli z jednej strony mówimy o zniesieniu dotacji to z drugiej strony konieczne jest czy<text:s/><text:span text:style-name="T2008">w</text:span>ywoła to zmniejszenie koniecznego obciążenia przedsiębiorstw. Przemysł spożywczy, który tutaj jest dla nas bardzo istotny, miał najniższą rentowność wśród przemysłów<text:span text:style-name="T2009">.</text:span><text:s/>Miał ok. 7 - 8 proc. rentowności wobec średniej 16<text:span text:style-name="T2010">.</text:span></text:p>
      <text:p text:style-name="P2011">Przemysł zaopatrujący rolnictwo był dotowany szczególnie ten najważni<text:span text:style-name="T2012">ej</text:span>szy dla wydajności ziemi, przemysł chemiczny.<text:s/><text:span text:style-name="T2013">I</text:span><text:s/>rentowność jego uzależniona tylko od dobrej woli d<text:span text:style-name="T2014">ot</text:span>acji ze Skarbu Państwa.</text:p>
      <text:p text:style-name="P2015">Rozumiem, ż<text:span text:style-name="T2016">e</text:span><text:s/>przyszłość może być inna jeżeli ten duch fiskalizmu zniknie. Ale tego ducha nie gwarantują już same ustawy zmieniające system. Tylko myślenie, sama koncepcja stosowania systemowych rozwiązań w sferze podatków.</text:p>
      <text:p text:style-name="P2017">Sądzę, że w tym kontekście fiskalizm jest odniesiony do stanu, on wywołał taki stan, jaki jest. Proszę przeczytać, że to jest - piszemy wywołany fiskalizmem. Nie wiem czy to wystarcza to wyjaśnienie.</text:p>
      <text:p text:style-name="P2018"><text:span text:style-name="T2019">Przewodniczący</text:span><text:span text:style-name="T2020">:</text:span></text:p>
      <text:soft-page-break/>
      <text:p text:style-name="P2021">Dziękuję. Pan Pazura.</text:p>
      <text:p text:style-name="P2022"><text:span text:style-name="T2023">Ob</text:span><text:span text:style-name="T2024">.</text:span><text:span text:style-name="T2025"><text:s/>Ryszard Pazura</text:span><text:span text:style-name="T2026">:</text:span></text:p>
      <text:p text:style-name="P2027">Niezwykle dyskusyjne. I dlatego ja mam propozycję, żeby w sensie pozytywnym o tym pisać, a nie w sensie negatywnym. Otóż tak po pierwsze sama teza, że rentowność przemysłu spożywczego jest daleko niższa niż innych przemysłów prz<text:span text:style-name="T2028">et</text:span>wórczych, jest niezwykle dyskusyjna. Bo zależy do czego odnosi się tę rentowność.</text:p>
      <text:p text:style-name="P2029">Rentowność tego przemysłu jest m.in. dlatego niższa, że<text:s/><text:span text:style-name="T2030">w</text:span><text:s/>kosztach, struktura ko<text:span text:style-name="T2031">s</text:span>ztowego przemysłu jest taka, a nie<text:s/><text:span text:style-name="T2032">i</text:span>nna. Gros tych kosztów stanowią surowce, tym charakteryzuje się ten przemysł.</text:p>
      <text:p text:style-name="P2033"><text:span text:style-name="T2034">J</text:span>eśli więc patrzymy na rentowność przerobu to jest jedna z wyższych przemyśle rentowności. Ale pomijając już te kwestie to ja powiem co innego. Mówiąc o możliwości inwestowania w tym przemyśle trzeba by bra<text:span text:style-name="T2035">ć</text:span><text:s/>także pod uwagę drugą stronę. Mianowicie ulgi podatkowe z jakich ten przemysł tradycyjnie korzysta. A więc siła rozwoju tego przemysłu nie zależała tylko od tak statystycznie liczonej rentowności tego przemysłu. Ale pomijając już to proponowa<text:span text:style-name="T2036">łb</text:span>ym, żeby po prostu pisać w sensie pozytywnym, tym bardziej, że na ten przemysł m.in. uki<text:span text:style-name="T2037">er</text:span>unkowane zostały te rozwiązania. Ja powiadam dzisiaj po pierwsze podatek dochodowy jest obniżony zdecydowanie z 65 do 40 proc., po drugie ten przemysł jako j<text:span text:style-name="T2038">e</text:span>den z nielicznych może korzystać z ulg podatkowych to znaczy finansować sw<text:span text:style-name="T2039">ó</text:span>j rozwój z dochodu przed opodatkowaniem, a więc niejako z udziałem budżetu państwa, także sytuacja się zmienia i my nie możemy po prostu mówić o sytuacji wstecz tylko do przodu. Proponowałbym zmianę sformułowania. B<text:span text:style-name="T2040">o</text:span><text:s/>ono naprawdę wprowadza w błąd<text:span text:style-name="T2041">.</text:span></text:p>
      <text:p text:style-name="P2042"><text:span text:style-name="T2043">Przew</text:span><text:span text:style-name="T2044">od</text:span><text:span text:style-name="T2045">n</text:span><text:span text:style-name="T2046">icz</text:span><text:span text:style-name="T2047">ący</text:span>:</text:p>
      <text:p text:style-name="P2048">Przepraszam bardzo, czy pan Pazura ma propozycję tego zapisu?</text:p>
      <text:p text:style-name="P2049"><text:span text:style-name="T2050">Ob</text:span><text:span text:style-name="T2051">.</text:span><text:span text:style-name="T2052"><text:s/>Ryszard Pazura</text:span><text:span text:style-name="T2053">:</text:span></text:p>
      <text:p text:style-name="P2054">Tak jest. Bardzo bym prosił dotacjami i stosowanymi systemami finansowymi.</text:p>
      <text:p text:style-name="P2055"><text:span text:style-name="T2056">Przewodniczący</text:span><text:span text:style-name="T2057">:</text:span></text:p>
      <text:p text:style-name="P2058">Znaczy brzmia<text:span text:style-name="T2059">ło</text:span>by jak? Wywołanej rozdzielni<text:span text:style-name="T2060">ct</text:span>wem zakresem dotacji i...</text:p>
      <text:p text:style-name="P2061"><text:span text:style-name="T2062">Ob</text:span><text:span text:style-name="T2063">.</text:span><text:span text:style-name="T2064"><text:s/>Ryszard Pazura</text:span><text:span text:style-name="T2065">:</text:span></text:p>
      <text:p text:style-name="P2066">...stosowanymi r<text:span text:style-name="T2067">oz</text:span>w<text:span text:style-name="T2068">ią</text:span>zaniami czy systemami finansowymi. Rozwiązaniami finansowymi.</text:p>
      <text:p text:style-name="P2069"><text:span text:style-name="T2070">/Głos</text:span><text:s/>z sali: To samo/.</text:p>
      <text:p text:style-name="P2071"><text:span text:style-name="T2072">Ob</text:span><text:span text:style-name="T2073">.</text:span><text:span text:style-name="T2074"><text:s/>R. Pazura</text:span><text:span text:style-name="T2075">:</text:span></text:p>
      <text:p text:style-name="P2076">To samo, ale ma inny wydźwięk<text:s/><text:span text:style-name="T2077">ca</text:span>łkowicie. Ja jeszcze dodatkowo, żeby uzupełnić to dla prof<text:span text:style-name="T2078">.<text:s/></text:span>Leopolda<text:s/><text:span text:style-name="T2079">moż</text:span>e być istotne.<text:s/><text:span text:style-name="T2080">O</text:span>d roku<text:s/>‘89 zmienia się zasadniczo system dotowania i to oddaje to o<text:s/><text:span text:style-name="T2081">c</text:span>zym ja mówię. Mianowicie we wszystkich przemysłach d<text:span text:style-name="T2082">ot</text:span>owanych była stosowana dotychczas zasada następują, że z budżetem państwa rozliczano tzw. ponadnormatywną rentowność. Teraz już nie funkcjonuje to rozwiązanie.<text:s/><text:span text:style-name="T2083">A</text:span><text:s/>więc systemy te zmieniają się i w sensie<text:s/>właśnie nośnym, pozytywnym i dlate<text:span text:style-name="T2084">g</text:span>o proponuję o ty<text:span text:style-name="T2085">m</text:span><text:s/>pisać, o rozwiązaniach finansowych. One rzeczywiście blokowały, ale my od nic<text:span text:style-name="T2086">h</text:span><text:s/>odchodzimy.</text:p>
      <text:p text:style-name="P2087">Dziękuję.</text:p>
      <text:p text:style-name="P2088"><text:span text:style-name="T2089">Przewodniczący</text:span><text:span text:style-name="T2090">:</text:span></text:p>
      <text:p text:style-name="P2091">Dzi<text:span text:style-name="T2092">ę</text:span>kuję, pan Leopold.</text:p>
      <text:p text:style-name="P2093"><text:span text:style-name="T2094">Ob</text:span><text:span text:style-name="T2095">.</text:span><text:span text:style-name="T2096"><text:s/></text:span><text:span text:style-name="T2097">A,</text:span><text:span text:style-name="T2098"><text:s/>Leopold</text:span><text:span text:style-name="T2099">:</text:span></text:p>
      <text:soft-page-break/>
      <text:p text:style-name="P2100">Rozwiązania, o których pan był łaskaw powiedzieć, te ulgi, stosowanie ulg to jest właśnie ten mankament systemowy. Chcielibyśmy bardzo, żeby te ulgi nie były stosowane, dlatego, że tego rodzaju rozwiązania są indyw<text:span text:style-name="T2101">id</text:span>ua<text:span text:style-name="T2102">liz</text:span>owane. Zawsze byliśmy zdania, że jeżeli dotacje to p<text:span text:style-name="T2103">rzed</text:span>m<text:span text:style-name="T2104">iotow</text:span>e. Aby nie były upodmi<text:span text:style-name="T2105">ot</text:span>owion<text:span text:style-name="T2106">e</text:span>, indywidua<text:span text:style-name="T2107">liz</text:span>owane.<text:s/><text:span text:style-name="T2108">Te</text:span><text:s/>narzędzia muszą być param<text:span text:style-name="T2109">et</text:span>ryzowane.</text:p>
      <text:p text:style-name="P2110"><text:span text:style-name="T2111">J</text:span>a mam wrażenie, że możemy s<text:span text:style-name="T2112">i</text:span>ę zgodzić z propozycją takiego zapisu, o którym pan tutaj mówił<text:span text:style-name="T2113">.</text:span></text:p>
      <text:p text:style-name="P2114"><text:span text:style-name="T2115">Przewodniczący</text:span><text:span text:style-name="T2116">:</text:span></text:p>
      <text:p text:style-name="P2117">Dzi<text:span text:style-name="T2118">ę</text:span>kuj<text:span text:style-name="T2119">ę</text:span>, pan Dąbrowski.</text:p>
      <text:p text:style-name="P2120"><text:span text:style-name="T2121">Ob</text:span><text:span text:style-name="T2122">.</text:span><text:span text:style-name="T2123"><text:s/>Piotr Dąbrowski</text:span><text:span text:style-name="T2124">:</text:span></text:p>
      <text:p text:style-name="P2125">Proszę pań<text:span text:style-name="T2126">st</text:span>wa my tu przechodzimy do omawiania sformułowań szczegółowych czy detali tego dokumentu. Natomiast ja ośmielam s<text:span text:style-name="T2127">i</text:span>ę zgłosić zastrzeżenia natury bardziej generalnej.</text:p>
      <text:p text:style-name="P2128">Mianowicie jestem mocno zaniepok<text:span text:style-name="T2129">oj</text:span>ony zarówno ogólną filozofią tej propozycji, jak i niestety zasadniczym meritum rozwiązania, jakie tu proponujemy. Gdy chodzi o filozofię dokumentu to niepokój mój budzi już sam tytuł, który tutaj zo<text:span text:style-name="T2130">st</text:span>ał przyjęty w ślad za propozycjami rządowymi prz<text:span text:style-name="T2131">ed</text:span>łożonymi na samym początku naszych obrad, które to sformułowania stawiają w mo<text:span text:style-name="T2132">i</text:span>m przekonaniu jakby chyba w nieco właściwym oświetleniu rzecz podejmowaną. Mianowicie mów<text:span text:style-name="T2133">i<text:s/></text:span>się o urynkowieniu gospodarki żywnościow<text:span text:style-name="T2134">ej.</text:span><text:s/>Tak jakby urynkowienie tutaj było celem głównym, zasadniczym, a chyba to nie całkiem tak. Dlatego, że sądz<text:span text:style-name="T2135">ę</text:span><text:s/>na podstawie oglądu sytuacji, że naszym celem zasadniczym w tej chwili, a przynajmniej takie chyba są najszersze odczucia społeczne, to jest wzrost produkcji w rolnictwie, obniżenie kosztów, poprawa jako<text:span text:style-name="T2136">ś</text:span>c<text:span text:style-name="T2137">i</text:span><text:s/>żywności.</text:p>
      <text:p text:style-name="P2138">Oczywiście rozumiem, że urynkowienie ma właśnie do tego prowadzi<text:span text:style-name="T2139">ć</text:span><text:s/>w najszybszym tempie, taka jest<text:s/><text:span text:style-name="T2140">i</text:span>ntencja tutaj naszych prac. Ale niepokój mój wynika stąd, że zadaję sobie pytanie, a jeżeli nie doprowadzi, jeżeli coś istotnego np. zostanie przeoczone i to urynkowienie nie doprowadzi, to znaczy precyzyjnie mówiąc jeżeli koszty dojścia do systemu rynkowego, ten dołek w produkcji, jaki będziemy musieli przejś<text:span text:style-name="T2141">ć</text:span><text:s/>będzie ponad miarę cierpliwości społeczeństwa to co wtedy? I wydaje mi się, że takie przeoczenie, tu przechodzę do meritum tej propozycji, która budzi to moje bardzo poważne zaniepok<text:span text:style-name="T2142">oj</text:span>enie. Myślę<text:span text:style-name="T2143">,</text:span><text:s/>że takie przeoczenie tutaj jest.</text:p>
      <text:p text:style-name="P2144">Mianowicie jednym głosem odpowiedzialnością za tą destrukcję obrotów towarowych, jak tu się p<text:span text:style-name="T2145">i</text:span>sze<text:s/><text:span text:style-name="T2146">i</text:span><text:s/>ekonomiki prz<text:span text:style-name="T2147">ed</text:span>siębior<text:span text:style-name="T2148">st</text:span>w obarcza<text:s/><text:span text:style-name="T2149">si</text:span>ę rozdzi<text:span text:style-name="T2150">el</text:span>nictwo, system nakazowo- rozdzielczy i to bardzo słusznie, tu jest całkowita zgoda, że właśnie to przyczyniło się do destrukcji w rolnictwie i w gospodarce żywnościow<text:span text:style-name="T2151">ej</text:span>. Co do fiskalizmu polemizował już mój przedmówca. Natomiast w tym jednym worku, przepraszam za określenie, umieszcza się również i dotacje, jako przyczynę tej destrukcji.</text:p>
      <text:p text:style-name="P2152">Otóż czy dotacje były przyczyną, czy sposób ich lokowania i filozofia dotacji. Często dotacji podmiotowych, a nie prz<text:span text:style-name="T2153">ed</text:span>mi<text:span text:style-name="T2154">ot</text:span>owych i z reguły dotacje do konsumpcji<text:span text:style-name="T2155">.</text:span><text:s/>Jak wiemy z dokumentu rządowego gors tych dotacji 84 proc. to były dotacje do spożycia, do cen.</text:p>
      <text:p text:style-name="P2156">I tutaj stawiam pod ewentualną dyskusję czy rzeczywiście dotacje wśród tych innych przyczyn były powodem destrukcji.</text:p>
      <text:p text:style-name="P2157"><text:span text:style-name="T2158">W</text:span><text:s/>tym dokumencie i tu jest pewna niekonsekwen<text:span text:style-name="T2159">cj</text:span>a jakby ukryta proponuje s<text:span text:style-name="T2160">ię</text:span><text:s/>wyjście z tej sytuacji w pkt. 4 mów<text:span text:style-name="T2161">i</text:span><text:s/>się o tym, że b<text:span text:style-name="T2162">ę</text:span>d<text:span text:style-name="T2163">ą</text:span><text:s/>gwarantowane prz<text:span text:style-name="T2164">ez</text:span><text:s/>państwo ceny minimalne na podstawowe produkty rolnicze.<text:s/><text:span text:style-name="T2165">W</text:span><text:s/>domyśle rozumiemy, że różnica między ceną rynkową a tą ceną minimalną gwarantowaną<text:s/><text:soft-page-break/>przez państwo będzie pokrywana ze środków państwowych, ale będzie de facto dotacją, która w punkcie poprzednim drugim była winna tej destrukc<text:span text:style-name="T2166">ji</text:span>. Natomiast bardzo enigmatycznie traktuje s<text:span text:style-name="T2167">i</text:span>ę zakres, poziom i sposób stosowania cen gwarantowanych czyli de facto tych dotacji<text:span text:style-name="T2168">.</text:span><text:s/>Bardzo dobrze, że będą one negocjowane ze związkami zawodowymi.<text:s/><text:span text:style-name="T2169">W</text:span><text:s/>naszym stanowisku związkowym z jesieni '81 r, tego domagaliśmy się i<text:s/><text:span text:style-name="T2170">R</text:span>adzie Żywnościowej Gospodarki to stanowisko prezentowaliśmy, żeby choć raz na kwartał ceny rolne przeglądać i negocjowa<text:span text:style-name="T2171">ć</text:span>, i ustalać te rzeczy to jest coś z filozofii indeksacji, tutaj zawartego.<text:s/><text:span text:style-name="T2172">A</text:span><text:span text:style-name="T2173">le</text:span><text:s/>prosz<text:span text:style-name="T2174">ę</text:span><text:s/>państwa ten poziom dotacji jest tutaj p<text:span text:style-name="T2175">ot</text:span>raktowany, tak jak powiedziałem<text:s/><text:span text:style-name="T2176">en</text:span>igmaty<text:span text:style-name="T2177">cz</text:span>n<text:span text:style-name="T2178">ie,</text:span><text:s/>nie wiemy na jakim poziomie mają kształtować się te ceny minimalne<text:span text:style-name="T2179">.</text:span></text:p>
      <text:p text:style-name="P2180">Otóż sądzę, że jeśliby w ogóle godz<text:span text:style-name="T2181">ić</text:span><text:s/>się na tego typu meritum rozwiązań to należałoby wyraźnie powiedzieć, że ten poziom cen minimalnych musiałby gwarantować wysoką i trwałą opłacalność społecznie ważnych kierunków produkcji, dopiero wtedy ocalilibyśmy mechanizmy motywacyjne w rolnictwie.<text:s/>Z tym że nawet przy tym<text:s/><text:span text:style-name="T2182">sf</text:span>ormu<text:span text:style-name="T2183">ło</text:span>wan<text:span text:style-name="T2184">iu</text:span><text:s/>pr<text:span text:style-name="T2185">ec</text:span>yzującym jak miałby kształtować s<text:span text:style-name="T2186">ię</text:span><text:s/>poziom cen minimalnych<text:s/>byłoby<text:s/>to rozwiązanie połowiczne. Dobre już, bo przenoszące dotacje z konsumpcji do produkcji, ale jeszcze rozwiązanie połowiczne. Dlaczego? Dlatego, że zaraz dalej mówi s<text:span text:style-name="T2187">i</text:span>ę o cenach maksymalnych na<text:s/><text:span text:style-name="T2188">ś</text:span>rodki produkcji. I tutaj jako rolnik pow<text:span text:style-name="T2189">ied</text:span>ziałbym brawo<text:span text:style-name="T2190">.</text:span><text:s/>No, nie mogą zwłaszcza w sytuacji monopolu po stronie zaopatrzenia te ceny, jak to się mówi popularnie hulać do góry w sposób nieograniczony. Ale z drugiej strony była mowa na tej sali, że rentowność przemysłu maszyn rolniczych jest niska.<text:s/><text:span text:style-name="T2191">I</text:span><text:s/>wobec tego jeżeli związek rolników np<text:span text:style-name="T2192">.</text:span><text:s/>czy organizacje rolnicze w negocjacjach zagwara<text:span text:style-name="T2193">nt</text:span>owałyby sobie wysokie ceny i minimalne z jednej strony, a z drugiej strony dość niskie ceny maksymalne śr<text:span text:style-name="T2194">od</text:span>k<text:span text:style-name="T2195">ó</text:span>w produkcji dla rolnictwa, to w ten sposób przy pewnym egoizmie zrozumiałym klasowym, ale można by spowodować destrukcję po stronie przemysłu zasilającego.</text:p>
      <text:p text:style-name="P2196">Jakie jest z tego wyjście? Chyba nowe spojrzenie na instytucje dotacji, żeby to spojrzenie było to nowe, to możemy sobie zap<text:span text:style-name="T2197">om</text:span>nieć słowo dotacje. Nazwać to subwencjami będziemy przynajmniej mniej boleśnie dotykani przez ten problem.<text:s/><text:span text:style-name="T2198">I</text:span><text:s/>powiedzieć sobie tak te dotacje jakieś są na obecnym poziomie, wymienione w dokumencie resortowym, znane, proponuje się w ramach urynkowienia odchodzenie od tych dotacji, i z konsumpcji przeniesienie ich ni<text:span text:style-name="T2199">estet</text:span>y w jeszcze gorszym kierunku<text:span text:style-name="T2200">.</text:span><text:s/>To znaczy dotacji do niedostatku. Dlatego, że osłony socjalne to jest de facto dodate<text:span text:style-name="T2201">k</text:span><text:s/>do niedostatku, boję si<text:span text:style-name="T2202">ę</text:span><text:s/>użyć tego słowa, do jakiejś nędzy<text:span text:style-name="T2203">.</text:span><text:s/><text:span text:style-name="T2204">I</text:span><text:s/>proszę zwrócić uwagę, że czy to rekompensata, czy to jeszcze osłony socjalne dla na<text:span text:style-name="T2205">ju</text:span>boż<text:span text:style-name="T2206">sz</text:span>ych, które<text:s/>miałyby<text:s/>rekomp<text:span text:style-name="T2207">en</text:span>sowa<text:span text:style-name="T2208">ć</text:span><text:s/>zwyżkę cen żywności nie zostaną w całości przeznaczone na żywność<text:span text:style-name="T2209">.<text:s/></text:span>Dlatego, że rodziny mają inne pilne potrzeby i przepraszam za efektowne sformułowanie nie wszystkie pieniądze przeznaczone jako osłona socjalna na mleko pójdą na mleko. Czę<text:span text:style-name="T2210">ść</text:span><text:s/>z nich pójdzie na wódkę. A jeżeli nie aż tak<text:s/>pejoratywnie<text:s/>to na inne pilne potrzeby rodziny. Na odzież itd.<text:s/><text:span text:style-name="T2211">W</text:span><text:s/>efekcie poziom spożycia może drastycznie spać, a w winę za to zostanie ubrany system rynkowy, przynajmniej w odczuciu społecznym i to może spowodowa<text:span text:style-name="T2212">ć</text:span><text:s/>bardzo niebezpieczne i na dalszą metę pomieszanie p<text:span text:style-name="T2213">oj</text:span>ęć w społeczeństwie nie mówiąc o jakichś zasadniczych konfliktach. Także sądzę, że w jakimś sensie w nie dość tutaj jeszcze pogłębiony sposób prz<text:span text:style-name="T2214">yj</text:span>rz<text:span text:style-name="T2215">el</text:span>iśmy s<text:span text:style-name="T2216">i</text:span>ę wszystkim możliwym konsekwen<text:span text:style-name="T2217">cj</text:span>om, nie doś<text:span text:style-name="T2218">ć</text:span><text:s/>dokładnie jeszcze zasymu<text:span text:style-name="T2219">lo</text:span>wa<text:span text:style-name="T2220">liś</text:span>my ewentualny przyszły prawdopodobny rozw<text:span text:style-name="T2221">ó</text:span>j sytuacji ewentualnie w ujęciu wariantowym. To widać szczególnie w ostatnim akapi<text:span text:style-name="T2222">c</text:span>ie tego dokumentu na stronie 2<text:span text:style-name="T2223">.<text:s/></text:span>Uczestnicy podzespołu wyrażają zaniepok<text:span text:style-name="T2224">oj</text:span>enie tą produkcją zwierzęcą i widzą niezbędnoś<text:span text:style-name="T2225">ć</text:span><text:s/>pilnego podjęcia działań<text:s/><text:soft-page-break/>celem zahamowania tej produkcji<text:span text:style-name="T2226">.</text:span><text:s/>Bardzo mi to przypomina sformułowania o dalszym doskonaleniu<text:span text:style-name="T2227">.</text:span><text:s/>To j<text:span text:style-name="T2228">es</text:span>t takie sformułowanie, które bez ryzyka można w stosunku do każdej dziedziny odnieść, podpisa<text:span text:style-name="T2229">ć</text:span><text:s/>się pod nim, i nie pomylić się, tylko dalszego doskonalenia nie ma.<text:s/><text:span text:style-name="T2230">M</text:span>y<text:span text:style-name="T2231">ś</text:span>l<text:span text:style-name="T2232">ę,</text:span><text:s/><text:span text:style-name="T2233">ż</text:span>e gdybyśmy w kwestii rzeczywiście palącej, w kwestii poprawy rentowności skupu żywca, produkcji zwierzęcej wypowi<text:span text:style-name="T2234">ed</text:span>zi<text:span text:style-name="T2235">eli</text:span><text:s/>się w tym dokumencie precyzyjnie, a jeżeli uzurpowaliśmy sobie w dyskusji na temat funduszu socjalnego prawo do precyzyjnego dokładnego wypowiadania s<text:span text:style-name="T2236">i</text:span>ę to tym bardziej w tej kwestii, która naprawdę liczy<text:s/><text:span text:style-name="T2237">się</text:span><text:s/>na dni, należałoby wypowiedzieć się w sposób precyzyjny to tutaj akurat traktujemy to ogólnikami, bo właśnie w jakiś sposób n<text:span text:style-name="T2238">i</text:span>e jesteśmy jeszcze dokładnie pewni jak ten problem rozegrać i jakie to dalsze wywoła reperkusje, ewentualna zwyżka cen skupu na rynku żywnościowym itd.</text:p>
      <text:p text:style-name="P2239"><text:span text:style-name="T2240">K</text:span>ończąc chciałbym powiedzieć w ten sposób. Jestem absolutnie przekonany chociaż pozostaje w zdecydowanej mniejszości z tym poglądem w tej chwili, to jeszcze nie musi przesądzać o racjach tut<text:span text:style-name="T2241">aj,</text:span><text:s/>że w wolnej grze rynkowej rolnictwo zwłaszcza takie, jakie jest mniejsza o przyczyny znamy, będzie stroną słabszą<text:span text:style-name="T2242">.</text:span><text:s/><text:span text:style-name="T2243">I</text:span><text:s/>może okazać s<text:span text:style-name="T2244">ię</text:span>, że relacje na rynku wolnym ukształtowane okażą się dla rolnictwa ogólnie, nie chcę tutaj mówić<text:s/><text:span text:style-name="T2245">o</text:span><text:s/>dochodach rolników, bo to będzie brzmiało właśnie, trąciło tym egoizmem klasowym czy stanowym czy zawodowym, ale przede wszystkim, że opłacalność tej produkcji będzie pod znakiem zapytania, że szybką reakcją z jednej strony będą rosnące rekompensaty, osłony w mieście, z drugiej strony windowane poziomy cen minimalnych itd. Ale mimo wszystko, że rolnictwo tutaj będzie przegrywać, i że ten dołek p<text:span text:style-name="T2246">r</text:span>zez, który będziemy musieli przechodzić w drodze do gospodarki rynkowej będzie głęboki. Już dosłownie kończąc staj<text:span text:style-name="T2247">ę</text:span><text:s/>na stanowisku takim, że państwo obowiązane jest stać na straży podstawowych praw ludzkich swoich obywateli.<text:s/><text:span text:style-name="T2248">I</text:span><text:s/>do praw tych zalicza się prawo do wyżywienia na godziwym poziomie.<text:s/><text:span text:style-name="T2249">W</text:span><text:s/>naszym przypadku również do możliwości wyżywienia si<text:span text:style-name="T2250">ę</text:span><text:s/>żywnością zdrową.<text:s/><text:span text:style-name="T2251">I</text:span><text:s/>wobec tego stwierdzenia jeślibyśmy s<text:span text:style-name="T2252">ię</text:span><text:s/>z nim zgadzali, to odchodzenie od interwen<text:span text:style-name="T2253">cj</text:span>onizmu państwowego w dziedzinie rolnictwa i gospodarki żywnościow<text:span text:style-name="T2254">ej,</text:span><text:s/>który to interwen<text:span text:style-name="T2255">cj</text:span>onizm znowu stawiam pod dyskusję, ale w moim przekonaniu i moich kolegów ekonomistów również, wcale nie kłóci się z instytucją wolnego rynku. Interwencja ekonomiczna byle by prawidłowo stosowana lokuje ten rynek po prostu na innym poziomie. Ale wale nie musi powodować wewn<text:span text:style-name="T2256">ęt</text:span>rznych zakłóceń na rynku. Jeśli są to dotacje prz<text:span text:style-name="T2257">ed</text:span>m<text:span text:style-name="T2258">ioto</text:span>we.</text:p>
      <text:p text:style-name="P2259">Otóż uważani, że w ramach tej ogólnej formuły o gwarantowaniu prawa do wyżywienia godziwego, po godziwych cenach, godziwej jakości, godziwych ilościach itd., że ten... że tutaj w tym dokumencie po prostu sami byśmy...</text:p>
      <text:p text:style-name="P2260">Państwo od tego obowiązku, jakby zwalniali i pozostawiali odpowi<text:span text:style-name="T2261">ed</text:span>zialność za poziom wyżywienia, skutki na rynku żywnościowym samym instytucjom samoregu<text:span text:style-name="T2262">luj</text:span>ącym rynek i sądzę, że skutki tego<text:s/>mogłyby<text:s/>być fatalne, przede wszystkim dla rynku, dla tego społeczeń<text:span text:style-name="T2263">st</text:span>wa i również dla tych sił społecznych czy pol<text:span text:style-name="T2264">it</text:span>ycznych, które takie rozwiązanie lansowałyby i poparłyby.</text:p>
      <text:p text:style-name="P2265"><text:span text:style-name="T2266">Dziękuję</text:span><text:s/>bardzo<text:span text:style-name="T2267">.</text:span></text:p>
      <text:p text:style-name="P2268"><text:span text:style-name="T2269">Przewodni</text:span><text:span text:style-name="T2270">cz</text:span><text:span text:style-name="T2271">ący</text:span><text:span text:style-name="T2272">:</text:span></text:p>
      <text:p text:style-name="P2273">Jeś<text:span text:style-name="T2274">l</text:span>i można zapytać, do tego tekstu miałby pan jakieś bardziej konkretne propozycje?</text:p>
      <text:p text:style-name="P2275"><text:span text:style-name="T2276">Ob. P. Dąbrowski</text:span><text:span text:style-name="T2277">:</text:span></text:p>
      <text:p text:style-name="P2278"><text:span text:style-name="T2279">J</text:span><text:span text:style-name="T2280">eśli</text:span><text:s/>wolno, proponowałem w trakcie, to może zginęło nieco w toku - jeśli przydługiej to przepraszam -<text:s/><text:soft-page-break/>wypowiedzi, że gdyby już w ogóle godzić się na ten dokument to w punkcie czwartym, tam gdzie mówimy o poziomie cen g<text:span text:style-name="T2281">wa</text:span>rantowanych należałoby wskazać kierunkowo oczywiście nie kusząc się o wielkości liczbowe, kierunkowo wskazać, że ten poziom ten minimalny powinien gwarantować wysoką, trwałą opłacalność społecznie ważnych kierunków produkcji rolniczej. To jest j<text:span text:style-name="T2282">ed</text:span>no.</text:p>
      <text:p text:style-name="P2283">I dalej, gdy chodzi i te ceny maksymalne po stronie zaopatrzenia w środ<text:span text:style-name="T2284">ki</text:span><text:s/>produkcji to proponowałbym z tego sformułowania zrezygnować i problem prz<text:span text:style-name="T2285">ed</text:span>yskutować, i uzgodnić w innym pakiecie zagadnień dotyczących r<text:span text:style-name="T2286">es</text:span>trukturyza<text:span text:style-name="T2287">cji<text:s/></text:span>gospodarki narodowej na rzecz rolnictwa. Dlatego, że takie zagadnienie prędzej czy później będziemy omawiać<text:s/><text:span text:style-name="T2288">i</text:span><text:s/>tutaj kwestie systemów ekonomicznych, gdy chodzi o przemysły zasilające tutaj w tym punkcie moglibyśmy bliżej te rzeczy sobie omówić<text:span text:style-name="T2289">.</text:span></text:p>
      <text:p text:style-name="P2290">Dziękuję.</text:p>
      <text:p text:style-name="P2291"><text:span text:style-name="T2292">Przewodniczący</text:span><text:span text:style-name="T2293">:</text:span></text:p>
      <text:p text:style-name="P2294">Proszę bardzo, po kolei.</text:p>
      <text:p text:style-name="P2295"><text:span text:style-name="T2296">Ob. Józef Bąk</text:span><text:span text:style-name="T2297">:</text:span></text:p>
      <text:p text:style-name="P2298"><text:span text:style-name="T2299">J</text:span>a myślę, że dokument, który dyskutujemy w tej chwili jest jednym z najważni<text:span text:style-name="T2300">ej</text:span>szych, jakie na tym zespole był podjęty. I myślę, że on jest niekompletny jednak. Proponuję żeby - a miałem czas przemyśleć wiele spraw przez tydzień - żeby zapisać w nim także<text:s/><text:span text:style-name="T2301">i</text:span><text:s/>takie stwierdzenia, które mog<text:span text:style-name="T2302">ę</text:span><text:s/>podać także przewodniczącemu do opublikowania.</text:p>
      <text:p text:style-name="P2303">Po pierwsze, że uznaje się wszystkie działające na wsi sektory państwowe, spółdzielcze<text:s/><text:span text:style-name="T2304">i</text:span><text:s/>indywidualne za równoprawne.<text:s/><text:span text:style-name="T2305">J</text:span>est to szalenie moim zdaniem ważna sprawa.</text:p>
      <text:p text:style-name="P2306">Po drugie, że w rozwiązaniach systemowych państwa dla tych sektorów nie może być różnicowania w sferze dotacji an<text:span text:style-name="T2307">i</text:span><text:s/>też dostępu do środków produkcji.</text:p>
      <text:p text:style-name="P2308">Po trzecie, że znosi się w polskim prawodawstwie podział na sektor gospodarki uspołecznion<text:span text:style-name="T2309">ej</text:span><text:s/>i nieuspołecznionej<text:s/><text:span text:style-name="T2310">w</text:span><text:s/>rolnictwie. Mówię o rolnictwie.</text:p>
      <text:p text:style-name="P2311">Po czwart<text:span text:style-name="T2312">e</text:span>, że wszyscy rolnicy na wsi prowadzą swoje gospodarstwa samodzielnie na własny koszt, na własne ryzyko, a ich działalność pod<text:span text:style-name="T2313">l</text:span>ega wyłącznie przepisom prawa. Że rolnicy mają prawo do swobodnego dostępu do nielim<text:span text:style-name="T2314">it</text:span>owan<text:span text:style-name="T2315">eg</text:span>o kredytu, taniego, obrotowego i inw<text:span text:style-name="T2316">est</text:span>ycyjn<text:span text:style-name="T2317">eg</text:span>o. Zasady oprocentowania nie mogą obowiązywać wstecz.</text:p>
      <text:p text:style-name="P2318">Wszelkie klauzule w zawartych przed 1 stycznia umowach o zmienności stopy oprocentowania trzeba uznać za nieważne, że rolnicy wszystkich sektorów mają jednakowe prawo do uzyskiwania odsetek z tytułu gromadzenia środków na rachunkach bankowych.</text:p>
      <text:p text:style-name="P2319">Po piąte - że minimalne ceny gwarantowane muszą obejmować zboże, mleko, buraki, ziemniaki i wszystkie inne artykuły pochodzenia zwierzęcego. Muszą one podlegać uzgodnieniom z prz<text:span text:style-name="T2320">edst</text:span>aw<text:span text:style-name="T2321">iciel</text:span>ami producentów, a ich wprowadzenie wymagać musi opracowania i wdrożenia systemu wykupu tych produktów rolnych po cenach gwarantowanych.</text:p>
      <text:p text:style-name="P2322">Ze środków technicznych, jakie przekazuje się ws<text:span text:style-name="T2323">i<text:s/></text:span>należ<text:span text:style-name="T2324">y</text:span><text:s/>wydzielić tylko dla rolnictwa. Myślę głównie o samochodach, żeby w systemie przetargowym wydzielić samochody i inne środki dla rolnictwa, i żeby przetargi odbywały s<text:span text:style-name="T2325">i</text:span>ę nie np. rolnika z Hutą Katowice czy z hutą miedzi, tylko rolnika z rolnikiem. Do czasu pełnego urynkowienia, bo proces jest dłuższy, n<text:span text:style-name="T2326">iejed</text:span>norazowy np<text:span text:style-name="T2327">.</text:span><text:s/>w ciągu najbliższych 5 lat zawieść windykację podatku rolnego z gruntów, z gleb słabych z klasy V, VI zwłaszcza z terenów położonych w<text:s/><text:soft-page-break/>górach, na pogórzu, przepraszam za słowo, na ścianie wschodniej, ale i zachodniej, a więc ogólnie mówiąc wyludnionych, a na 10 lat wszystkich, które dotyczą gospodarstw<text:s/>nowoutworzonych. Obojętnie pod<text:s/><text:span text:style-name="T2328">j</text:span>aki<text:span text:style-name="T2329">m</text:span><text:s/>szyldem.</text:p>
      <text:p text:style-name="P2330">Politykę państwa w zakresie pomocy dla rolnictwa skierowa<text:span text:style-name="T2331">ć</text:span><text:s/>na wielofunkcyjny rozwój wsi zwłaszcza w zakresie przetwórstwa rolno-spożywczego, tworzenia infrastruktury, nowych stanowisk pracy w oparciu o zasoby siły roboczej i surowców naturalnych.</text:p>
      <text:p text:style-name="P2332">Ja rozumiem, że kilka z tych myśli powinno pójść pewnie do innego projektu, ale nie chciałem zabierać dwa razy głosu i za jednym zamachem powiedzieć to co my<text:span text:style-name="T2333">ś</text:span>lę<text:span text:style-name="T2334">.</text:span><text:s/>I myślę, że do tej całej sfery ekonomicznej par<text:span text:style-name="T2335">ę</text:span><text:s/>tych uwag po prostu by się przydało.</text:p>
      <text:p text:style-name="P2336"><text:span text:style-name="T2337">Przewodnicząc</text:span><text:span text:style-name="T2338">y</text:span><text:span text:style-name="T2339">:</text:span></text:p>
      <text:p text:style-name="P2340">Ja miałbym tylko pytanie do pana mianowicie tu pan podał dwie kwestie, które się wykluczają. Mianowicie uznać wszystkie sektory za równoprawne i w następnym proponuje pan znieść podziały na sektory. A wi<text:span text:style-name="T2341">ę</text:span>c jeśli uzn<text:span text:style-name="T2342">a</text:span>ć wszystkie za równoprawne czyli de facto uznać sektory. Jak to mam rozumieć?</text:p>
      <text:p text:style-name="P2343"><text:span text:style-name="T2344">O</text:span><text:span text:style-name="T2345">b.<text:s/></text:span><text:span text:style-name="T2346">J</text:span><text:span text:style-name="T2347">.</text:span><text:span text:style-name="T2348"><text:s/>Bąk</text:span><text:span text:style-name="T2349">:</text:span></text:p>
      <text:p text:style-name="P2350">Nie, to poprzez zniesienie tego... żeby nie było podziału na gospodarstwa indywidualne i uspołecznione.</text:p>
      <text:p text:style-name="P2351"><text:span text:style-name="T2352">Przewodniczący</text:span><text:span text:style-name="T2353">:</text:span></text:p>
      <text:p text:style-name="P2354"><text:span text:style-name="T2355">D</text:span>obra. Pan B<text:span text:style-name="T2356">es</text:span>zta-Borowski.</text:p>
      <text:p text:style-name="P2357"><text:span text:style-name="T2358">Ob</text:span><text:span text:style-name="T2359">.</text:span><text:span text:style-name="T2360"><text:s/>Jan<text:s/></text:span><text:span text:style-name="T2361">B</text:span><text:span text:style-name="T2362">es</text:span><text:span text:style-name="T2363">zta</text:span><text:span text:style-name="T2364">-</text:span><text:span text:style-name="T2365">Borowski</text:span><text:span text:style-name="T2366">:</text:span></text:p>
      <text:p text:style-name="P2367">Proszę państwa my<text:s/><text:span text:style-name="T2368">t</text:span>u<text:span text:style-name="T2369"><text:s/></text:span>rozmawiamy, ale widzimy to z pozycji Warszawy w tej ostatniej dyskusji kilkunastominutow<text:span text:style-name="T2370">ej</text:span>, chylę czoła przed panami profesorami, ale ja wracam z rzeczywistości. Jaka jest.<text:s/><text:span text:style-name="T2371">I<text:s/></text:span>na ostatnim swoim, na poprzednim naszym zebraniu powiedziałem właśnie, że - i tu powtórzę - nie możemy stąd odejść jeśli natychmiast nie załatwimy odwrotu trendu po prostu<text:s/>co się dzieje na wsi. Żeby te odczucie rolników zmieniło się<text:span text:style-name="T2372"><text:s/></text:span>i żeby nie był upadek galopady cen, tu jest<text:s/><text:span text:style-name="T2373">„</text:span>okrągły stół”, ceny wzrastają, chłopi pytają co<text:span text:style-name="T2374"><text:s/></text:span>wy tam robicie, czy to jest celowe? I tutaj chcę opowiedzieć taki przykład z wydarzeń, jakie ostatnio miały miejsce i co jest niebezpieczne, że one się rozszerzą.</text:p>
      <text:p text:style-name="P2375">Otóż sytuacja jest tak w tej chwili niedobra, są takie nastroje, że jakikolwiek drobny incydent może spowodowa<text:span text:style-name="T2376">ć<text:s/></text:span>eksplozję. Eksplozję, której się nie uda załatwi<text:span text:style-name="T2377">ć</text:span><text:s/>13 grudnia. Bo to nie wiem czy to dla nas będzie dobre. Chłop znalazł środek na którego nie będziemy mieli sposobu. I teraz zmierzam do tego.</text:p>
      <text:p text:style-name="P2378"><text:span text:style-name="T2379">O</text:span>tóż w rejonie Łap doszło do takiego incydentu, że chłopi zaczęli wylewać mleko, zniszczono, wylano dosłownie ok. 8 tys. litrów mleka. Za<text:span text:style-name="T2380">c</text:span>zęło się jak powiadam od drobnego incydentu. Kiedy jeden z zarządców tejże mleczarni w głosie w dyskusji powiedział w końcu pal z waszym mlekiem, nie zależy nam, możecie wylewać<text:span text:style-name="T2381">.</text:span><text:s/>I wtedy się zaczęło. Tu mam gaz<text:span text:style-name="T2382">et</text:span>ę, są zdjęcia, są to dramatyczne rzeczy. Sam, który zdawałoby się znam wie<text:span text:style-name="T2383">ś</text:span>, przez tyle lat s<text:span text:style-name="T2384">i</text:span>ę obcowało, nie spodziewałem się takiej d<text:span text:style-name="T2385">et</text:span>erminacji.</text:p>
      <text:p text:style-name="P2386">Na drugi dz<text:span text:style-name="T2387">i</text:span>eń ta fala rozszerza się na następne punkty skupu, bo to był tylko jeden punkt. Na trzeci dzień rośnie to kwadratu, do sześcianu.</text:p>
      <text:p text:style-name="P2388">Wracam stąd, bo tu mieli<text:span text:style-name="T2389">ś</text:span>my zebranie, i dowiaduj<text:span text:style-name="T2390">ę<text:s/></text:span>się tych rzeczy. Dla mnie nie do wiary, że ten rolnik, który dotąd był tym wydawało się niewolnikiem nie podniósł głowy, teraz tego typu rzeczy. Czy przez kogoś inspirowana sprawa?<text:s/>Bo takie głosy mogły chodzić<text:span text:style-name="T2391">,</text:span><text:s/>że tam w elbląskim itd.</text:p>
      <text:p text:style-name="P2392">Więc jadę tam<text:s/><text:span text:style-name="T2393">w</text:span><text:s/>s<text:span text:style-name="T2394">obotę</text:span><text:s/>ratować, coś<text:s/><text:span text:style-name="T2395">s</text:span>i<text:span text:style-name="T2396">ę</text:span><text:s/>dowiedzieć. 60 - 80 chłopów no cóż proponuje? Zebranie<text:s/><text:soft-page-break/>robimy i musimy ratować, bo się rozszerza, bo mleko zostaje i jest niszczone, przez to niszczone, bo marnuje się, zrozumiałe, że to jest środek, którego się nie przechowa<text:span text:style-name="T2397">.</text:span><text:s/>Proponuję wojewodzie, żeby przybył na zebranie, rolnicy chcą zrobić zebranie<text:span text:style-name="T2398">.</text:span><text:s/>Wojewoda s<text:span text:style-name="T2399">i</text:span>ę zgadza, ale mówi żeby ok. 12 przedzwonił, upewnił się<text:span text:style-name="T2400">.</text:span><text:s/><text:span text:style-name="T2401">Ok.</text:span><text:s/>12 zmienia już w ogóle zdanie. Okazuje się, że rozmawiał z Warszawą, trwa właśnie rozmowa z wicepremi<text:span text:style-name="T2402">er</text:span>em i z innymi i powiada, że on nie przybędzie na to zebranie, bo nie wie kto je urządza. No, żeby to Rada Sołecka zaprosiła. Więc mówię pros<text:span text:style-name="T2403">zę</text:span><text:s/>pana ratujmy sprawę. T<text:span text:style-name="T2404">o</text:span><text:s/>jest przecież katastrofa, tysiące litrów mleka. I rozszerza się, czy panu włos z głowy itd., czy kwestie proceduralne. Nie, nie ma m<text:span text:style-name="T2405">o</text:span>wy. Wobec tego jeszcze ratuję. Proponuję<text:s/><text:span text:style-name="T2406">m</text:span>u, panu wojewodzie, żeby wysłał pełnomocnika. Bo już ludzie s<text:span text:style-name="T2407">i</text:span>ę zbiorą, już nie ma możliwości odwołania.<text:s/><text:span text:style-name="T2408">A</text:span><text:s/>w poprzednim dniu było zebranie, gdzie było ok. 800 - 900 chłopów i do niczego nie doszliśmy<text:span text:style-name="T2409">.</text:span><text:s/>I ja tylko na koni<text:span text:style-name="T2410">ec</text:span><text:s/>zaszedłem, nie zabierałem głosu, bo w takiej euforii nic się nie da zrobić.</text:p>
      <text:p text:style-name="P2411">I rzeczywiście załatwiliśmy to zebranie. Przybyło ok. 1 200 ludzi, chłopów z kilkudzi<text:span text:style-name="T2412">es</text:span>ięciu wsi i gdzieś ok. 30 gmin. Woj<text:span text:style-name="T2413">.</text:span><text:s/>Łomża tak samo. Wydawałoby się, inna mleczarnia inna rzecz i otóż te same problemy. I teraz do czego dochodzi, przybywają ci ludzie, władze itd. więc nastrój jest taki. Stawiają postulaty tego typu, że 250 zł litr mleka inaczej<text:s/>nie m<text:span text:style-name="T2414">a</text:span><text:s/>o czym gadać<text:span text:style-name="T2415">.</text:span><text:s/>Ba dochodzi potem do spraw indeksacji, bo mówią za tydzień to może być tak, że my za litr mleka pudełko kupić, to są tylko przykłady. Żądają, żeby to wzrastało w miarę wzrostu<text:span text:style-name="T2416">.</text:span><text:s/>Dają przykłady wzrostu cen części rozrzutnik<text:span text:style-name="T2417">ó</text:span>w, do maszyn, sprzętu, które rosną za każdą dostawą. Nie muszę tu powtarzać. My pracujemy właściwie za darmo, ba jesteśmy i pracujemy z siebie dajemy, my nic z tego nie mamy, straty ponosimy. Dalej tak nie może być. I dochodzi sprawa żywca<text:span text:style-name="T2418">,</text:span><text:s/>że to musi być prz<text:span text:style-name="T2419">edst</text:span>aw<text:span text:style-name="T2420">io</text:span>ne, znaczy podniesione i to natychmiast w tej chwili. Zebranie trwa 4 godziny, absolutnie nie zgadzając się na nic, tylko muszą być te sprawy tej chwili załatwione.</text:p>
      <text:p text:style-name="P2421">Więc próbuję ratować w ten sposób żeby choć lokalne załatwić, a resztę na dalszą met<text:span text:style-name="T2422">ę</text:span>. Więc trzykrotnie, właściwie pięciokrotnie zabieram głos, całym swoim wysiłkiem, jeżeli mam to z autorytetem tam, a ranie się wydaje, że mam. Bo mnie znają.<text:s/><text:span text:style-name="T2423">I</text:span><text:s/>próbuj<text:span text:style-name="T2424">ę</text:span><text:s/>ratować w ten sposób, żeby zawiesili to. Tylko najwyższym wysiłkiem, nawet groźbą tego, że musici<text:span text:style-name="T2425">e</text:span><text:s/>mieć do kogo<text:span text:style-name="T2426">ś</text:span><text:s/>zaufanie w końcu, jeśli nie macie to ja nie stawię się tutaj na ten<text:s/><text:span text:style-name="T2427">„</text:span>okrągły stół”, bo nie mam czego, bo nie macie zaufania.<text:s/><text:span text:style-name="T2428">I</text:span><text:s/>tu jedynie ar<text:span text:style-name="T2429">g</text:span>ument w jaki sposób przeważył i została akcja wstrzymana, proszę pań<text:span text:style-name="T2430">st</text:span>wa ja mówię to dramatycznie, bo jest sytuacja naprawdę dramatyczna. Dlatego, że postawili warunek, no trzy tygodnie my wznawiamy akcje, ja mówię przecież to<text:s/><text:span text:style-name="T2431">j</text:span>est szkodliwe dla narodu i dla was.<text:s/><text:span text:style-name="T2432">A</text:span><text:span text:style-name="T2433">le</text:span><text:s/>oni tu zobaczyli, że tu jest skuteczna działanie. Przecież można na inne sprawy, m<text:span text:style-name="T2434">ówię</text:span><text:s/>to żeby zwrócić uwagę, by mleka nie marnować itd. Nie można przekonać. To ja mówię tylko w skrócie, ale postawiono tam spraw bardzo dużo innych, o których poprzednio mówiliśmy<text:span text:style-name="T2435">.</text:span><text:span text:style-name="T2436"><text:s/></text:span>Nie chcę tu przytaczać przykładów z kolegiów<text:span text:style-name="T2437">,</text:span><text:s/>dziesiątki, z różnych gmin. To cośmy tu powtarzali, a do tego na razie nie wracamy, nie wiem czy to utknęło.</text:p>
      <text:p text:style-name="P2438">I teraz apel, prośba, pokorna prośba do pana Kiszczaka, współszefa<text:s/>„okrągłego stołu<text:span text:style-name="T2439">”</text:span><text:s/>proszę pana do mnie po zakończeniu zebrania przyszło 15 chyba 20 ludzi młodych, ze łzami w oczach mówią niech pan nas ratuje.<text:s/><text:span text:style-name="T2440">B</text:span>o nie damy rady tu żyć. Mamy takiego milicjanta, który powiada, że zniszczy to gniazdo partyzantów. A to są już dzieci tych partyzantów. Dzieci. I na nich chce się jeszcze zemścić. To partyzantów to znaczy z Armii Krajowej, tam dość działała. I dalej przykład jeszcze jeden<text:span text:style-name="T2441">.</text:span><text:s/>Tenże milicjant dzieci, kilkoro dzieci do siódmej klasy z dubeltówką w ręku przed sobą prowadził do lasu, kazał podnosić ręce i groził im.<text:s/><text:soft-page-break/>Panowie, panie Kiszczak niech pan zrobi coś, ja nie mówi<text:span text:style-name="T2442">ę</text:span><text:s/>o sobie, bo ja też mam kolegium na 3 marca, nie o siebie proszę, jakoś dam radę, jak i przyjdzie zapłacić. A te kolegium za to, że wystąpiłem w obronie Porośli Wojsław, taka się historia zdarzyła, raz już odpowiedziałem, przysłane jest kolegium, wezwan<text:span text:style-name="T2443">ie.</text:span></text:p>
      <text:p text:style-name="P2444">I gorąca prośba do pana, panie Kiszczak, niech pan tych ludzi ratuje przed tym milicjantem, który chce ich wykończyć. Tam jest szereg innych podobnych spraw. Gmina Poświętne dla przypomnienia.</text:p>
      <text:p text:style-name="P2445">Przepraszam, że uległem takiemu wstrząsowi, bo takie odczucie było i to przenosi się, przypomina mnie to właśnie, jak oni z dramatem... cóż ja mam im zrobić, cóż powiedzieć, więc to jedynie co mogę przekazać<text:span text:style-name="T2446">.</text:span><text:s/>Chciałbym tu podkre<text:span text:style-name="T2447">ś</text:span>lić jeszcze raz, że my rynek 99 proc. tam ludzi n<text:span text:style-name="T2448">i</text:span>e zrozumiałoby naszej dyskusji<text:span text:style-name="T2449">.</text:span></text:p>
      <text:p text:style-name="P2450">Oczywiście rynek my możemy zrozumieć, ale na metę<text:span text:style-name="T2451"><text:s/></text:span>kilku miesięcy, roku dalej. Natomiast jest sytuacja taka, że natychmiast musimy odwrócić sytuację, czyli trend, żeby rolnicy po prostu w desperacji nie robili tego typu rzeczy, a jest to niebezpieczne, no na drugi raz, nie wiem, prawdopodobnie nie uda się tego powstrzymać. Ba,<text:s/><text:span text:style-name="T2452">m</text:span>og<text:span text:style-name="T2453">ą</text:span><text:s/>mnie tam ukamienować, nawet pocieszałem ich, że przecież Sejm właśnie te ustawy uchwalił. Tak to jest nasze powiedziałem działanie, jakieś, że to zostało zrobione. Ale nie wiedziałem szczegółów. Jeśl<text:span text:style-name="T2454">i</text:span><text:s/>oni się dowiedzą teraz, że 3-krotnie wzrosła stawka, to mnie mogą ukamienować, czy... ty nas tutaj uciszyłeś tą ustawą, a my teraz 3-krotnie płacimy. Przepraszam, mam tu jeszcze szereg...</text:p>
      <text:p text:style-name="P2455">Jeszcze odnośnie, pan powiedział, mój poprzednik absolutnie zgadzam<text:s/><text:span text:style-name="T2456">s</text:span>i<text:span text:style-name="T2457">ę</text:span><text:s/>z tymi dwoma ostatnimi chyba... podatek zawiesić na słabych glebach, to jest absolutnie koniecznie, żeby w jakiś sposób utrzymać tam ludzi, dalej usługi, jeszcze jeden moment właśnie usługi, tu pan Okuniewski na pierwszym zebraniu zaproponował, ale nie<text:s/><text:span text:style-name="T2458">m</text:span>a odzewu, że tym wszystkim, którzy zakładają warsztaty, usługi jakieś na wsi podatek, po prostu zawiesić, żeby nie płacili na 8 lat, 10 i tu wprowadzą się wtedy ludzie, ale z tym związano jest sprawa, o której może nie wiemy, ja się dowiedziałem niedawno. Otóż ten, który nie jest rolnikiem na wsi, nie może zbudować domu na swoje nazwisko, nie może nabyć działki. Panowie to jest coś niezrozumiałego, które od dziś powinno być zmieniane. Przecież ten człowiek, który chce coś pobudować dom, on nie czeka na blok, a tutaj nie może, bo inne nazwisko. Potem musi to wykupić i płacić za wzbogacenie podatek ogromny<text:span text:style-name="T2459">.</text:span><text:s/>T<text:span text:style-name="T2460">o</text:span><text:s/>jest rzecz, która na dziś powinna być.</text:p>
      <text:p text:style-name="P2461">Dziękuję, może ja już za dużo tak chaotycznie.</text:p>
      <text:p text:style-name="P2462"><text:span text:style-name="T2463">Przewodni</text:span><text:span text:style-name="T2464">cz</text:span><text:span text:style-name="T2465">ąc</text:span><text:span text:style-name="T2466">y</text:span><text:span text:style-name="T2467">:</text:span></text:p>
      <text:p text:style-name="P2468">Dziękuję. Kwestie tu podniesione przez pana i przez pana Dąbrowskiego, otóż podatek na VI kl<text:span text:style-name="T2469">.<text:s/></text:span>w ogóle nie obowiązuje. Na V tak<text:span text:style-name="T2470">.</text:span></text:p>
      <text:p text:style-name="P2471">Natomiast jest tu, o czym będziemy jeszcze mówić przygotowany projekt koncepcja, regionaliza<text:span text:style-name="T2472">cj</text:span>i polityki rolnej i tam te propozycje czy te wnioski, które pan Beszta-Borowski w skrótowej formie podni<text:span text:style-name="T2473">ó</text:span>sł są zawarowan<text:span text:style-name="T2474">e</text:span>, sądzę, że jeszcze o tym będziemy mówić w szczegółach. Znaczy ciąg dalszy tej myśli podniesionej przez pana Okuniewskiego na pierwszym naszym posiedzeniu.</text:p>
      <text:p text:style-name="P2475"><text:span text:style-name="T2476">Ob</text:span><text:span text:style-name="T2477">.</text:span><text:span text:style-name="T2478"><text:s/></text:span><text:span text:style-name="T2479">Jan Beszta-Borowski</text:span><text:span text:style-name="T2480">:</text:span></text:p>
      <text:p text:style-name="P2481">Jeszcze j<text:span text:style-name="T2482">ed</text:span>no zdanie, które wyszło. Proszę państwa boli, boli mnie jeśli człowiek poświęcił czasu, nerwu przez kilka dni i oto teraz s<text:span text:style-name="T2483">i</text:span>ę przedstawia tak nas i wojewoda, i do Warszawy przedstawiał takie opinie, że to było inspirowane, ten incydent, te wydarzenia przez nas, czy przeze mnie. Proszę panów to jest dla mnie w ogóle, jeśli takie informacje dochodzą do Warszawy, rzeczywiście to my się tu w niczym<text:s/><text:soft-page-break/>nie dogadamy<text:span text:style-name="T2484">.</text:span><text:s/>Bo może dojś<text:span text:style-name="T2485">ć</text:span><text:s/>do tego, że my czy ja będziemy starać się mitygować chłopów przed tym buntem, jaki może nastąpić, a na który nie będziemy mieli sposobu.</text:p>
      <text:p text:style-name="P2486">Dziękuję.</text:p>
      <text:p text:style-name="P2487"><text:span text:style-name="T2488">Przewodnicząc</text:span><text:span text:style-name="T2489">y</text:span><text:span text:style-name="T2490">:</text:span></text:p>
      <text:p text:style-name="P2491">Dziękuję pan Dietl.</text:p>
      <text:p text:style-name="P2492"><text:span text:style-name="T2493">Ob</text:span><text:span text:style-name="T2494">.</text:span><text:span text:style-name="T2495"><text:s/>Jerzy Dietl</text:span><text:span text:style-name="T2496">:</text:span></text:p>
      <text:p text:style-name="P2497">Ja chciałem gwoli wyjaśnienia powiedzieć wyraźnie otrzymaliśmy tutaj polecenie przygotowania dwóch dokumentów. Jednego dokumentu o urynkowieniu wsi, które miało być dyskutowane w mieszanej komisji.<text:s/><text:span text:style-name="T2498">I</text:span><text:s/>to zostało uczynione<text:s/><text:span text:style-name="T2499">i</text:span><text:s/>ten dokument państwo mają.</text:p>
      <text:p text:style-name="P2500">I miał by<text:span text:style-name="T2501">ć</text:span><text:s/>dyskutowany drugi dokument dotyczący demonopoliza<text:span text:style-name="T2502">cj</text:span>i wsi i prywatyza<text:span text:style-name="T2503">cj</text:span>i. Otóż ten dokument nie był przez naszą komisję dyskutowany, bośmy tego nie zdążyli. Natomiast tekst tego dokumentu nie dyskutowan<text:span text:style-name="T2504">ego</text:span>, zaznaczam państwu, przed chwilą dostałem. Ja w moim głosie ustosunko<text:span text:style-name="T2505">wuj</text:span>ę się tylko do wypowiedzi, dotyczących tego dokumentu odnośnie urynkowi<text:span text:style-name="T2506">en</text:span>ia. Tak więc po pierwsze tam gdzie jest mowa na pierwszej stronie o stworzeniu warunków instytucjonalnych dla demonopolizacji a konsekwentnego zwalczania praktyk monopolistycznych można zaznaczyć,<text:s/><text:span text:style-name="T2507">ż</text:span>e to jest rozwinięte w następnym dokumencie. Tam jest to rozwinięte i w związku z tym bardzo wiele uwag, które padło są uwzględnione w tamtym dokumencie. Naturalnie nie są uwzględnione sprawy dotyczące systemu fiskalnego dla wsi, bo to miał być trzeci dokument po prz<text:span text:style-name="T2508">ep</text:span>rowadzeniu tutaj dyskusji. Te sprawy nie są poruszone.</text:p>
      <text:p text:style-name="P2509">Teraz tak, ten dokument o urynkowieniu gospodarki żywnościowej itd. Jest dokumentem, który daje bardzo wiele zabezpieczeń, to znaczy bardzo wiele jest różnych, ale i zabezpieczeń pod warunkiem, których realizacji można to urynkowienie wprowadzić. Wydaje mi się, że to jest maksimum co tu można podać. Jeśli chodzi o to co tu pan Beszta-Borowski był łaskaw powiedzieć z czym ja się zupełnie zgadzam. To wyra<text:span text:style-name="T2510">ź</text:span>nie na końcu jest zdanie, że uczestnicy podzespołu<text:s/>rolniczego wyrażają zaniepok<text:span text:style-name="T2511">oj</text:span>enie pogarszającą s<text:span text:style-name="T2512">i</text:span>ę sytuacją w produkcji zwierzęcej, widzą koniecznoś<text:span text:style-name="T2513">ć</text:span><text:s/>pilnego podjęcia działań celem zahamowania spadku tej produkcji czyli to jest jeszcze odrębnie poza wszystkim podkreślone. Można tu jeszcze dodać, uważałbym za wskazane, natychmia<text:span text:style-name="T2514">st</text:span>owy postulat zniesienia cen urzędowych na żywiec.</text:p>
      <text:p text:style-name="P2515">Teraz jeszcze jedna uwaga dotycząca cen gwarantowanych. Ceny gwarantowane są stosowane wyjątkowo<text:span text:style-name="T2516">.</text:span><text:s/>To znaczy one stanowią zabezpieczenie opłacalności rolnictwa, gwarantowane przez państwo. I ex definitione ceny gwarantowane minimalne mają ten charakter.</text:p>
      <text:p text:style-name="P2517">Możemy postulować ogólnie na podstawowe produkty. Ale nie możemy, uważam, w takim dokumencie chyba, że rezygnujemy z urynkowienia, proponować cen gwarantowanych na wszystkie produkty<text:span text:style-name="T2518">.</text:span><text:s/>Bo wtedy natychmiast przyjmujemy założenie, że łamiemy w drodze ręcznego sterowania układanie s<text:span text:style-name="T2519">i</text:span>ę proporcji cen w drodze działania rynku<text:span text:style-name="T2520">.</text:span><text:s/>Dlatego też w większości krajów ceny gwarantowane są ustalane na pewne podstawowe produkty<text:span text:style-name="T2521">.</text:span><text:s/>Dlatego myś<text:span text:style-name="T2522">m</text:span>y proponowali w szczególności zboża i w szczególności mleko z tego względu, że sytuacja mleczna jest tak bardzo trudna. Natomiast proszę zwrócić uwagę, że tam jest jeszcze w tym dokumencie jedno dodatkowe zabezpieczenie, któregoś my nie dyskutowali na stole. Mianowicie mówimy w ten sposób, jeżeli państwo chce urynkowić<text:span text:style-name="T2523"><text:s/></text:span>gospodarkę, to musi posiadać pewne rezerwy, które pozwolą mu na interwencyjne wkroczenie na rynek, jeżeli s<text:span text:style-name="T2524">i</text:span>ę okaże, że urynkowienie powoduje te pewne<text:s/><text:soft-page-break/>perturbacje czy zmiany<text:s/><text:span text:style-name="T2525">f</text:span>rakcyjne<text:s/>na tym rynku w okresie prz<text:span text:style-name="T2526">ej</text:span>ściowym. Oczywiście w okresie prz<text:span text:style-name="T2527">ej</text:span>ściowym.</text:p>
      <text:p text:style-name="P2528">Dziękuję.</text:p>
      <text:p text:style-name="P2529"><text:span text:style-name="T2530">Przewodniczący</text:span><text:span text:style-name="T2531">:</text:span></text:p>
      <text:p text:style-name="P2532">Proszę bardzo, pan Tomczak.</text:p>
      <text:p text:style-name="P2533"><text:span text:style-name="T2534">Ob.</text:span><text:span text:style-name="T2535"><text:s/>Franciszek Tomczak</text:span><text:span text:style-name="T2536">:</text:span></text:p>
      <text:p text:style-name="P2537">Byłem współautorem razem z panem prof. Dietlem tego dokumentu chciałbym i w związku z pytaniami i problemami przede wszystkim podni<text:span text:style-name="T2538">es</text:span>ionymi przez pana Dąbrowskiego chciałbym prosić o rozpatrzenie pewnej zgody w kilku sprawach, które pan podniósł.</text:p>
      <text:p text:style-name="P2539">Mianowicie po pierwsze<text:s/><text:span text:style-name="T2540">wyda</text:span>je mi się, że... tzn. byliśmy raczej zgodni, bo to wynika z całych n<text:span text:style-name="T2541">as</text:span>zych dotychczasowych dyskusji, że jednakże obecny i narastający w sensie ilościowym system dotacji do żywności, bo mówimy przede wszystkim jest czynnikiem destrukcyjnym w obu elementach, zarówno na rynku żywności, jak i na rynku rolniczym i decyzji dotyczących rolnictwa,<text:s/><text:span text:style-name="T2542">i</text:span><text:s/>w tym sensie wypowiada<text:span text:style-name="T2543">liś</text:span>my s<text:span text:style-name="T2544">ię</text:span>, to zr<text:span text:style-name="T2545">es</text:span>ztą dotyczy także Komit<text:span text:style-name="T2546">et</text:span>u Ekonomiki Rolni<text:span text:style-name="T2547">ct</text:span>wa i Rady Gospodarki Żywnościowej za zniesieniem obecnego systemu dotacji. Natomiast nie wprowadza<text:span text:style-name="T2548">li</text:span>śmy tutaj i s<text:span text:style-name="T2549">ą</text:span>dzę, że jest to myśl<text:span text:style-name="T2550">,</text:span><text:s/>która ze względu na skrót nie została wniesiona, iż są także różnorodne propozycje zabezpieczeń tego co nazywamy, co może się pojawić przy zniesieniu dotacji dla niektórych grup ludności. I tutaj niewątpliwie ten element dotyczący pewnych subwencji czy nawet były propozycje dotyczące kartek wartościowych czy jakichś bonów na mleko czy..<text:span text:style-name="T2551">.</text:span><text:s/>inaczej pewnych grup ludności, być może się pojawią.</text:p>
      <text:p text:style-name="P2552">Jednakże podobnie, jak w innych przypadkach, aby nie sprowadzać dyskusję w szczegóły odnosiliśmy się do zespołów czy komisji, które<text:s/>mogłyby<text:s/>następnie rozpatrzyć to w szczegółach. Natomiast zasada, o której mówimy nie oznacza, nazwijmy to wyłączenia dyskusji na ten temat aby zachować w pewnym zakresie także dotacje do żywności tam, gdzie one<text:s/>b<text:span text:style-name="T2553">ę</text:span>dą społecznie uznane<text:span text:style-name="T2554">.</text:span><text:s/>Wiemy to<text:s/><text:span text:style-name="T2555">w</text:span><text:s/>świecie dotyczy np. pewnych cen wyżywienia dzieci w szkołach, pewnych<text:s/><text:span text:style-name="T2556">g</text:span>rup emerytów, b<text:span text:style-name="T2557">ez</text:span>robotnych je<text:span text:style-name="T2558">ś</text:span>li<text:s/><text:span text:style-name="T2559">s</text:span>ię pojawią czy coś w tym rodzaju.</text:p>
      <text:p text:style-name="P2560">Po drugie proponuję także w nawiązaniu do poprzedniej dyskusji tego, mówię że jesteśmy tutaj zgodni wśród teoretyków na temat aby nie wpr<text:span text:style-name="T2561">ow</text:span>adzać do formuły cen minimalnych z zasady, że mają to być ceny... gwarantować wysoką i trwałą opłacalność produkcji rolniczej.<text:s/><text:span text:style-name="T2562">J</text:span>est to proszę państwa niemożliwe ze względu na to, że to wyłącza wolny rynek.<text:s/><text:span text:style-name="T2563">Je</text:span>ś<text:span text:style-name="T2564">l</text:span>i tak to my musimy wybr<text:span text:style-name="T2565">ać</text:span><text:s/>tylko pewne, albo niższy poziom, albo pewne produkty, w których ministerstwo czy budżet będzie interweniował w sensie skupu, wtedy gdy zagraża to bezpośr<text:span text:style-name="T2566">ed</text:span>nio opłacalności, a nie wówczas aby zapewniał opłacalność. Bo zapewni<text:span text:style-name="T2567">ć</text:span><text:s/>opłacalność na rynek po to właśnie o tą gospodarkę rynkową zabiegamy. Jeśliby nie zapewniał to rzecz jasna byłaby inna sytuacja. Mamy nadzieję, że zapewni, bo inaczej przecież budżet nie może zapewniać pewnej opłacalności. Nie jest to seminarium to możemy też udokum<text:span text:style-name="T2568">en</text:span>tować.<text:s/><text:span text:style-name="T2569">I</text:span><text:s/>dlatego odnosimy tutaj i chyba tu była zgoda do tego aby to także był...</text:p>
      <text:p text:style-name="P2570">/Chwilowy brak nagrania/.</text:p>
      <text:p text:style-name="P2571">...negocjacji pomiędzy Związkiem Rol<text:span text:style-name="T2572">ni</text:span>ków a ministrem rolnictwa, który powinien mieć to w budżecie. To samo dotyczy cen maksymalnych. Także myślę, że o niebezpieczeństwa, które pan widzi mogą być rozwiązane tylko nie przez obecne nasze ustalenia, jak to ma wyglądać tylko w toku dyskusji natomiast<text:s/><text:soft-page-break/>zasada jest taka, aby zablokować i to je<text:span text:style-name="T2573">s</text:span>zcze dodatkowo będzie i to chyba będzie jeszcze dodatkowo w tym dokumencie, zablokować przemysł od góry czy od dołu? Też jest możliwe, tzn. takie ceny, kt<text:span text:style-name="T2574">ó</text:span>re jemu si<text:span text:style-name="T2575">ę</text:span><text:s/>nie opłacą<text:span text:style-name="T2576">.</text:span><text:s/>Sądzę, że tutaj rolnicy jednakże<text:s/><text:span text:style-name="T2577">w</text:span><text:s/>tych dyskusjach wykażą.</text:p>
      <text:p text:style-name="P2578">Dwie rzeczy tutaj są związane z wypowiedzią, w nawiązaniu do tego dokumentu<text:span text:style-name="T2579">.</text:span></text:p>
      <text:p text:style-name="P2580">Pan mówi o tej końcowej części. Proszę państwa świadomie wprowadziliśmy tą końcową właśnie z tego względu, że mamy - proszę sobie uświadomić w związku z tym co się dzieje na rynku mleczarskim i na rynku żywca. Mamy do wyboru w tej chwili dwie opcje albo natychmiast wprowadzamy pełne urynkowienie, a to oznacza wzrost cen skupu, przecież to widzimy i wtedy podejmujemy decyzje, że to się odbywa natychmiast, mówimy o dniu dzisiejszym, w ciągu tygodnia, dwóch czy trzech, albo decydujemy się na pewien etapowy i wówczas musimy zdecydować w jaki sposób podnieść ceny skupu, w tej sytuacji, jakie one są. I to jest problem, który rzeczywiście może być rozwiązany i do rozwiązania, i dlatego jest on tam w tym końcowym jako dodatkowo wprowadzony do całości dokumentu ponieważ nie wi<text:span text:style-name="T2581">ed</text:span>zieliśmy jaka przeważy opinia jeśli chodzi o nasz<text:s/><text:span text:style-name="T2582">c</text:span>ały<text:s/>„podstolik”. I w ko<text:span text:style-name="T2583">ń</text:span>cu chciałbym się wypowiedzieć w sprawie, którą pan Bąk podniósł.</text:p>
      <text:p text:style-name="P2584">Wiele właśnie z tych propozycji proponujemy szczególnie do rejonów górskich, do rejonów o słabszych glebach. Jest już przyg<text:span text:style-name="T2585">ot</text:span>owywany dokument, niestety zespół ten, który dopiero został powołany i za kilka dni będzie taki dokument gotowy proponujemy tam szereg bardzo radykalnych propozycji właśnie zniesienia opodatkowania, zniesienia pełnego obrotu ziemią, zniesienia wszelkich ograniczeń obrotu ziemią, pełnej<text:s/>realizacji tych postulatów, o których mówiliśmy przy<text:s/>wi<text:span text:style-name="T2586">el</text:span>o<text:span text:style-name="T2587">f</text:span>unkcyjnym<text:s/>rozwoju wsi, a więc pełna wolność w zakresie<text:s/>budowania, zniesienie podatków itd. Jest w każdym razie myś<text:span text:style-name="T2588">l</text:span>, aby znaleźć sposób taki, żeby nie tworzyły si<text:span text:style-name="T2589">ę</text:span><text:s/>pustynie wokół granic<text:s/><text:span text:style-name="T2590">P</text:span><text:span text:style-name="T2591">o</text:span><text:span text:style-name="T2592">lski</text:span><text:s/>i na słabszych glebach oraz w trudnych warunkach produkcyjnych. Czy to się uda? To nieco inna kwest<text:span text:style-name="T2593">i</text:span>a ze względu na to, że nieco koliduje z gospodarką, znaczy z zasadami rynkowymi ponieważ w pewnych elementach także rynek będzie czynnikiem wyrównu<text:span text:style-name="T2594">ją</text:span>cym. Np. jeśli zniesione zostaną ograniczenia gospodarstw jednym z czynników rozwoju rolnictwa<text:span text:style-name="T2595"><text:s/></text:span>będzie to, że będzie można mieć 200 - 150 czy 200 hektarowe gospodar<text:span text:style-name="T2596">s</text:span>two, które nawet w słabych warunkach, na słabej glebie może przynieść wystarczający dochód dla rolnika i rodziny rolniczej. Myślę, że w tym względzie bylibyśmy zgodni jeśli chodzi o ten zespół redakcyjny i chyba tutaj możemy uznać pewne elementy zgody i odniesień do następnych negocjacji także zgodnych, ze względu na to, ż<text:span text:style-name="T2597">e</text:span><text:s/>są to bardzo sko<text:span text:style-name="T2598">m</text:span>plikowane i teoretycznie, i praktycznie zagadnienia. Mówię szczególnie o tych cenach minimalnych.</text:p>
      <text:p text:style-name="P2599"><text:span text:style-name="T2600">Ob</text:span><text:span text:style-name="T2601">.</text:span><text:span text:style-name="T2602"><text:s/>Dąbrowski</text:span><text:span text:style-name="T2603">:</text:span></text:p>
      <text:p text:style-name="P2604"><text:span text:style-name="T2605">Cz</text:span>y m<text:span text:style-name="T2606">ógłb</text:span>y<text:span text:style-name="T2607">m...</text:span></text:p>
      <text:p text:style-name="P2608"><text:span text:style-name="T2609">Przewodniczący</text:span><text:span text:style-name="T2610">:</text:span></text:p>
      <text:p text:style-name="P2611">Bardzo proszę, ale krótko.</text:p>
      <text:p text:style-name="P2612"><text:span text:style-name="T2613">Ob. Dąbrowski</text:span><text:span text:style-name="T2614">:</text:span></text:p>
      <text:p text:style-name="P2615">R<text:span text:style-name="T2616">oz</text:span>umiem z wypowiedzi pana profesora Tomczaka, że argumenta<text:span text:style-name="T2617">cj</text:span>i, którą starałem s<text:span text:style-name="T2618">i</text:span>ę tutaj przedstawić nie podziela i w związku z tym podtrzymuje podstawowe tezy tego dokumentu. Chciałem tylko zgłosić, że ja z kolei te swoje zastrzeżenia i propozycje, które były już skrótowo na końcu potraktowane, a które wypłyną jeszcze w dokumencie o r<text:span text:style-name="T2619">est</text:span>rukturyza<text:span text:style-name="T2620">cj</text:span>i podtrzymuj<text:span text:style-name="T2621">ę</text:span><text:s/>i również zo<text:span text:style-name="T2622">st</text:span>aję nie przekonany tym<text:s/><text:soft-page-break/>co pan prof. Tomczak był łaskaw powiedzieć.</text:p>
      <text:p text:style-name="P2623">Dziękuję bardzo.</text:p>
      <text:p text:style-name="P2624"><text:span text:style-name="T2625">Pr</text:span><text:span text:style-name="T2626">zewodn</text:span><text:span text:style-name="T2627">icz</text:span><text:span text:style-name="T2628">ący</text:span><text:span text:style-name="T2629">:</text:span></text:p>
      <text:p text:style-name="P2630">Dziękuję bardzo. Proszę pan Iwaniec<text:span text:style-name="T2631">.</text:span></text:p>
      <text:p text:style-name="P2632"><text:span text:style-name="T2633">Ob</text:span><text:span text:style-name="T2634">.</text:span><text:span text:style-name="T2635"><text:s/>Kazimierz Iwaniec</text:span><text:span text:style-name="T2636">:</text:span></text:p>
      <text:p text:style-name="P2637">Ja chciałem tylko zapytać przewodniczącego na wstępie ile mamy jeszcze czasu. Bo chciałem się ustosunkować do tych propozycji urynkowienia gospodarki żywnościow<text:span text:style-name="T2638">ej</text:span>, tylko ile mamy czasu do p<text:span text:style-name="T2639">rzer</text:span>wy obiadowej?</text:p>
      <text:p text:style-name="P2640"><text:span text:style-name="T2641">Przewodni</text:span><text:span text:style-name="T2642">cz</text:span><text:span text:style-name="T2643">ący</text:span><text:span text:style-name="T2644">:</text:span></text:p>
      <text:p text:style-name="P2645">Przerwa jest o drugiej.</text:p>
      <text:p text:style-name="P2646"><text:span text:style-name="T2647">O</text:span><text:span text:style-name="T2648">b. K. Iwaniec</text:span><text:span text:style-name="T2649">:</text:span></text:p>
      <text:p text:style-name="P2650">Dziękuję bardzo. Oczywiście jeśl<text:span text:style-name="T2651">i<text:s/></text:span>chodzi o urynkowienie gospodarki żywnościowej myśmy w pierwszym dniu tutaj grupa OPZZ wyraziliśmy swoją aprobatę uznając, że urynkowienie gospodarki żywnościowej za słuszne i nie ukrywajmy najłatwi<text:span text:style-name="T2652">ej</text:span>sze jeśli idzie o wyrażenie pozytywnej opinii.<text:s/>Dlaczego?<text:s/>Otóż wiążemy z tym naszym stanowiskiem pewne korzyści i nadzieje. Gdy się przejeżdża obecnie przez polską wiś to wierzyć się nie chce, czyli nieporozumieniem jest, s<text:span text:style-name="T2653">ą<text:s/></text:span>kolejki przed naszymi s<text:span text:style-name="T2654">k</text:span>lepami czy w sklepach mięsnych. Coś się kolejno<text:s/>ciągle nie opłaca. I trudno wierzyć rolnikowi w jego wyliczenie, ż<text:span text:style-name="T2655">e</text:span><text:s/>jemu produk<text:span text:style-name="T2656">cj</text:span>a się nie opłaca. Obecnie cena zbóż i z<text:span text:style-name="T2657">i</text:span>emn<text:span text:style-name="T2658">i</text:span>aków. Oczywiście mamy bardzo rozwinięty rynek owocowo-warzywny, wolny rynek, który bardzo zdaje egzamin. Muszę tu wspomnieć, że duża zasługa pro<text:span text:style-name="T2659">f</text:span>. Pieniążka, że on bez<text:s/><text:span text:style-name="T2660">„</text:span>okrągłego stołu”<text:s/>rynek owocowo-warzywny nam w naszym kraju rozwi<text:span text:style-name="T2661">ą</text:span>zał. Ale przecież pam<text:span text:style-name="T2662">ię</text:span>tam dokładnie no przecież kiedyś w tej branży pracowałem. Jak on się wypowiadał, że tylko rynek owocowo-warzywny musi być przy cenach wolnych. Czyli o cenach powinna decydowa<text:span text:style-name="T2663">ć</text:span><text:s/>podaż i popyt. I muszę powiedzieć, że to jest jak najbardziej słuszna teza. I ceny wolnorynkowe mamy nadzieję, że wywołają produkcj<text:span text:style-name="T2664">ę<text:s/></text:span>i podaż towaru na rynek nasz krajowy, zresztą nie tylko. Z tym że jeśli chodzi o samą produkcję żywności to producentów żywności jest dużo w kraju<text:span text:style-name="T2665">,</text:span><text:s/>mamy trzy se<text:span text:style-name="T2666">kt</text:span>ory. Muszę powiedzieć, że rolnictwo w Polsce na dzień dzisiejszy i mimo, i tego kryzysu gospodarczego jeśli nieźle sobie radzi. Ale są... i są to te korzyści. Ale są też i obawy. Ceny wolnorynkowe i rynek... urynkowienie już funkcjonuje przy zakupie środków do pr<text:span text:style-name="T2667">od</text:span>ukcji rolnej i przy zakupie artykułów zaopatrzeniowych dla rolnictwa. Ale chciałem powiedzieć, że tam bardzo duży monopol w dalszym ciągu. I to jest ta obawa, że rolnik, producent żywności skazany jest na zakup ciągnika w<text:s/>„Ursusie”, na zakup maszyny w P<text:span text:style-name="T2668">ł</text:span>ocku i to jest ten właśnie... przy urynkowieniu<text:s/><text:span text:style-name="T2669">i</text:span><text:s/>przy naszych korzyściach jeszcze ta obawa, że ten system czyli to zaopatrzenie naszych rolników w sprz<text:span text:style-name="T2670">ę</text:span>t rolniczy, w środki do produkcji rolnej będą miały bardzo w dalszym ciągu duży wpływ na koszty produkcji żywności<text:span text:style-name="T2671">.</text:span></text:p>
      <text:p text:style-name="P2672">Oczywiście trzeba tutaj podjąć pewne stanowcze decyzje. Ja mam trochę, choć tutaj zostało takie stwierdzenie powiedziane przede mną, że zabezpiecze<text:span text:style-name="T2673">ń</text:span><text:s/>podjęto wiele jeśl<text:span text:style-name="T2674">i<text:s/></text:span>chodzi o zaopatrzenie interwenc<text:span text:style-name="T2675">y</text:span>jn<text:span text:style-name="T2676">e</text:span><text:s/>w okresie prze<text:span text:style-name="T2677">j</text:span>ściowym, bo każda zmiana przynosi pewne zakłócenia.<text:s/><text:span text:style-name="T2678">I</text:span><text:s/>jeśli urynkowienie gospodarki żywnościowej ma bardzo pozytywne opinie w rolnictwie<text:s/><text:span text:style-name="T2679">i</text:span><text:s/>na wsi, to odwrotna sytuacja jest jeśli chodzi o konsumentów. Tutaj są większe obawy czy to<text:span text:style-name="T2680"><text:s/>w</text:span><text:s/>zasadzie<text:s/><text:span text:style-name="T2681">n</text:span>ie doprowadzi do bardzo wysokich cen żywności na rynku. Bo kiedy ceny, że tak powiem przy wolnym rynku, kiedy ceny idą w górę? Ano wtedy,<text:s/><text:soft-page-break/>kiedy j<text:span text:style-name="T2682">es</text:span>t bardzo słaba podaż towaru na rynku. Wtedy ceny te niewspółmiernie wzrastają. Tutaj na stronie 2 w pkt<text:span text:style-name="T2683">.</text:span><text:s/>7 jest taki punkt stworz<text:span text:style-name="T2684">en</text:span>ie możliwości<text:s/><text:span text:style-name="T2685">i</text:span>nwestycyjnych dostaw zboża, .<text:span text:style-name="T2686">..</text:span>itd. urynkowienie i powiązań rolnictwa z zaopatrzeniem może być podjęte przy równoczesnym - i tu do zdania prz<text:span text:style-name="T2687">ed</text:span>o<text:span text:style-name="T2688">st</text:span>atniego mam takie zastrzeżenie - problemy te powinny być ujęte w kompleksowej problematyce rządu określając kierunek skutków i tryb rozwiązań.</text:p>
      <text:p text:style-name="P2689"><text:span text:style-name="T2690">D</text:span>opóki my tego nie otrzymamy ze strony rządowej - chociaż jeszcze raz powtarzam j<text:span text:style-name="T2691">es</text:span>tem za urynkow<text:span text:style-name="T2692">i</text:span>eni<text:span text:style-name="T2693">em</text:span><text:s/>gospodarki żywnościowej bałbym się głosowa<text:span text:style-name="T2694">ć</text:span><text:s/><text:span text:style-name="T2695">z</text:span>a taką decyzją<text:span text:style-name="T2696">,</text:span><text:s/>są to bardzo poważne skutki społeczne z tego tytułu. Nie wiem kiedy strona rządowa, ale mówię już konkretnie, bo to dotyczy resortu rolnictwa, dotyczy resortu handlu wewnętrznego mogłaby przedstawić nam taki rachunek zabezpieczeń. Tzn.<text:s/>rezerw<text:span text:style-name="T2697">ę</text:span><text:s/>żywności na okres przejściowy, jak i również prawa rekompensat z tytułu wzrostu cen przy wolnych cenach rynkowych.</text:p>
      <text:p text:style-name="P2698">Dziękuję.</text:p>
      <text:p text:style-name="P2699"><text:span text:style-name="T2700">Przewodni</text:span><text:span text:style-name="T2701">cz</text:span><text:span text:style-name="T2702">ący</text:span><text:span text:style-name="T2703">:</text:span></text:p>
      <text:p text:style-name="P2704">Dziękuję bardzo. Pan Szatkowski.</text:p>
      <text:p text:style-name="P2705"><text:span text:style-name="T2706">Ob.</text:span><text:span text:style-name="T2707"><text:s/>Eugeniusz Szatkowski</text:span><text:span text:style-name="T2708">:</text:span></text:p>
      <text:p text:style-name="P2709">Pan prof. Tomczak w swojej wypowiedzi użył takiego<text:s/><text:span text:style-name="T2710">sf</text:span>ormułowania - zablokować w cenach przemysł od góry. Czy zechciałby pan to wyjaśnić?</text:p>
      <text:p text:style-name="P2711"><text:span text:style-name="T2712">O</text:span><text:span text:style-name="T2713">b</text:span><text:span text:style-name="T2714">.</text:span><text:span text:style-name="T2715"><text:s/>Franciszek Tomczak</text:span><text:span text:style-name="T2716">:</text:span></text:p>
      <text:p text:style-name="P2717"><text:span text:style-name="T2718">Cz</text:span>y mogę panie przewodni<text:span text:style-name="T2719">cz</text:span>ący?</text:p>
      <text:p text:style-name="P2720"><text:span text:style-name="T2721">Przewodn</text:span><text:span text:style-name="T2722">icz</text:span><text:span text:style-name="T2723">ący</text:span><text:span text:style-name="T2724">:</text:span></text:p>
      <text:p text:style-name="P2725">Tak.</text:p>
      <text:p text:style-name="P2726"><text:span text:style-name="T2727">Ob</text:span><text:span text:style-name="T2728">.</text:span><text:span text:style-name="T2729"><text:s/>F. Tomczak</text:span><text:span text:style-name="T2730">:</text:span></text:p>
      <text:p text:style-name="P2731">Jak rozumiem, czy jak rozumiemy, jak należy rozumieć ten punkt dotyczący cen maksymalnych śr<text:span text:style-name="T2732">odkó</text:span>w produkcji. To jest to cośmy chyba ustalili przy naszym stole, iż instytucje i organizacje fabryki mające, które są monopolami albo oligopolami nie powinny znajdować się pod kontrolą regulującą ceny<text:s/><text:span text:style-name="T2733">sprzed</text:span>awan<text:span text:style-name="T2734">ych</text:span><text:s/>produktów i aby to była regulacja maksymalna, to znaczy aby nie mogły podnosić cen bez żadnej kontroli i bez żadnych dyskusji z kimkolwiek i proponujemy aby te przedsiębiorstwa, które są monopolistami mogły podnosić ceny tylko po pewnych konsu<text:span text:style-name="T2735">lt</text:span>a<text:span text:style-name="T2736">cj</text:span>ach z rolnikami.<text:s/><text:span text:style-name="T2737">W</text:span><text:s/>bliższych tych możemy ustalić pewne zasady. Chodzi o to aby np. nie podnosili ceny traktora czy maszyn bez żadnego opami<text:span text:style-name="T2738">ęt</text:span>ania, bez zachowania pewnych relacji produkcyjnych dla rolnictwa, niezależnie od kosztów i sytuacji jakie są poza rolnictwem, nie ulega wątpliwości, żeby było jakieś forum dyskusyjne dotyczące samej ceny. Przy czym ja<text:s/>nie mówię o kosztach, ponieważ rzecz jasna możemy zachować system dotacji lub uzupełnień kosztów jeśli uznane to zostanie przez przemysł, tak mi się wyda<text:span text:style-name="T2739">j</text:span>e<text:span text:style-name="T2740">.</text:span></text:p>
      <text:p text:style-name="P2741"><text:span text:style-name="T2742">Prz</text:span><text:span text:style-name="T2743">ew</text:span><text:span text:style-name="T2744">odniczący</text:span><text:span text:style-name="T2745">:</text:span></text:p>
      <text:p text:style-name="P2746">Dziękuję, proszę pan Pazura.</text:p>
      <text:p text:style-name="P2747"><text:span text:style-name="T2748">Ob</text:span><text:span text:style-name="T2749">.</text:span><text:span text:style-name="T2750"><text:s/>Ryszard Pazura</text:span><text:span text:style-name="T2751">:</text:span></text:p>
      <text:p text:style-name="P2752"><text:span text:style-name="T2753">J</text:span>edno słowo co do końcówki wypowiedzi pana prof. Tomczaka. Wokół dotacji jest dużo zamieszania i my<text:span text:style-name="T2754">ś</text:span>lę że i wiele n<text:span text:style-name="T2755">ie</text:span>por<text:span text:style-name="T2756">oz</text:span>umień. Operujemy tutaj takimi hasłami wyeliminowa<text:span text:style-name="T2757">ć</text:span><text:s/>dotacje, a myślę, że sprawa jest bardziej skomplikowana.<text:s/><text:span text:style-name="T2758">W</text:span><text:s/>tej sferze występują bardzo różne,<text:s/><text:span text:style-name="T2759">o</text:span><text:s/>różnych charakterze dotacje.<text:s/><text:soft-page-break/>Niektórych dotacji nie radziłbym eliminowa<text:span text:style-name="T2760">ć</text:span><text:s/>wręcz przeciwnie radziłbym po prostu je rozszerzać. Mam na myśli tutaj dotacje do postępu biologicznego w rolnictwie i szerzej postępu w rolnictwie również postępu w zakresie środków produkcji.</text:p>
      <text:p text:style-name="P2761">Mów<text:span text:style-name="T2762">i</text:span>ę o tym dlatego, ż<text:span text:style-name="T2763">e</text:span><text:s/>prof. Tomczak mówi o dotacjach w sferze środków do produkcji rolnej. J<text:span text:style-name="T2764">a</text:span><text:s/>myślę, tak, że jest dopuszczalne tutaj dotowanie środk<text:span text:style-name="T2765">ów</text:span><text:s/>do produkcji rolnej ale tylko i wyłącznie w warunkach rynkowych rzeczywiście nowoczesnych środków produkcji do czasu ich upowszechnienia, później natomiast po ich upowszechnieniu natomiast musi grać rynek środków produkcji. Bo my z jednej strony chcemy pu<text:span text:style-name="T2766">ści</text:span>ć ceny rynkowe, pop<text:span text:style-name="T2767">yt</text:span>owo-podażow<text:span text:style-name="T2768">e</text:span>, a z drugiej strony grozi to, że my zablokujemy przemysł. Po prostu my chcemy odejść od tej sytuacji klinczu finansowego w tej sferze, bo on dzisiaj występuje. Dlat<text:span text:style-name="T2769">eg</text:span>o tutaj te sform<text:span text:style-name="T2770">u</text:span>łowania<text:s/><text:span text:style-name="T2771">s</text:span>ą niezwykle... muszą być precyzyjne. Dotacje tak do środków produkcji będących nośnikami post<text:span text:style-name="T2772">ę</text:span>pu technicznego do czasu upowsz<text:span text:style-name="T2773">ec</text:span>hni<text:span text:style-name="T2774">en</text:span>ia tego postępu i nic na<text:span text:style-name="T2775">pr</text:span>awd<text:span text:style-name="T2776">ę</text:span><text:s/>więcej. Z tzw. monopolami są inne metody walki zaproponowane w tym dokumencie i<text:s/><text:span text:style-name="T2777">m</text:span>am nadzieję i w tym następnym dokumencie<text:span text:style-name="T2778">.</text:span><text:s/>Inacz<text:span text:style-name="T2779">e</text:span>j nie zmieniamy stanu, będziemy wszystko znowu dotować<text:span text:style-name="T2780">.</text:span></text:p>
      <text:p text:style-name="P2781"><text:span text:style-name="T2782">P</text:span><text:span text:style-name="T2783">rz</text:span><text:span text:style-name="T2784">e</text:span><text:span text:style-name="T2785">w</text:span><text:span text:style-name="T2786">od</text:span><text:span text:style-name="T2787">n</text:span><text:span text:style-name="T2788">icz</text:span><text:span text:style-name="T2789">ą</text:span><text:span text:style-name="T2790">cy</text:span><text:span text:style-name="T2791">:</text:span></text:p>
      <text:p text:style-name="P2792">Dziękuję, proszę min. Młynarczyk.</text:p>
      <text:p text:style-name="P2793"><text:span text:style-name="T2794">M</text:span><text:span text:style-name="T2795">in.</text:span><text:span text:style-name="T2796"><text:s/></text:span><text:span text:style-name="T2797">W</text:span><text:span text:style-name="T2798">ie</text:span><text:span text:style-name="T2799">sła</text:span><text:span text:style-name="T2800">w<text:s/></text:span><text:span text:style-name="T2801">Młynarczyk</text:span><text:span text:style-name="T2802">:</text:span></text:p>
      <text:p text:style-name="P2803">Ja chciałem króciutko. Według mojej opinii autorzy zdawali sobie sprawę z trudu<text:s/><text:span text:style-name="T2804">i<text:s/></text:span>z niebezpieczeństw. W związku z tym bardzo ładnie wybrnęli z tych wszystkich wątpliwości, które tutaj pa<text:span text:style-name="T2805">d</text:span>ają. Bowiem rzeczywiśc<text:span text:style-name="T2806">i</text:span>e<text:s/><text:span text:style-name="T2807">m</text:span>ożna sobie zadawać pytanie czy w tej chwili akurat urynkowienie jest nadrzędne czy ono doprowadzi do poprawy efektywności<text:s/><text:span text:style-name="T2808">i</text:span><text:s/>produktywności. Czy ta efektywność i produktywność<text:s/>muszą<text:s/>wyprzedzać? Otóż można. Czy w takim razie w pełni załatwia si<text:span text:style-name="T2809">ę</text:span><text:s/>sprawy systemu dotacji? Tu użyto tylko słowa zakresu dotacji.<text:s/><text:span text:style-name="T2810">W</text:span><text:s/>takim razie obawy pana dr. Dąbrowskiego można usunąć przez postawienie j<text:span text:style-name="T2811">e</text:span>szcze tak samo przed słowem zakresem - zakresem<text:s/><text:span text:style-name="T2812">i</text:span><text:s/>systemem dotacji. Bo<text:s/><text:span text:style-name="T2813">istot</text:span>a jest w systemie dotacji według jego opinii to możemy potwierdzać, ale ja myś<text:span text:style-name="T2814">l</text:span>ę, że nie dążmy do wszystkich szczegółowych rozwiązań jeże<text:span text:style-name="T2815">l</text:span>i tutaj jest najistotni<text:span text:style-name="T2816">ej</text:span>sze zawarte zarówno w punkcie 4, jak i piątym. Jeżeli chodzi o obawy prz<text:span text:style-name="T2817">e</text:span>d tym czy rolnictwo nie przegra. To jest propozycja przecież wprowadze<text:span text:style-name="T2818">n</text:span>ia gwarantów rolnych cen. I teraz zakres itd. ma być negocjowany przez reprezentantów. My ich nie pozbawiajmy.<text:span text:style-name="T2819"><text:s/></text:span>Jeszcze zakresu reprezentantów nie określili, sformułowania są podan<text:span text:style-name="T2820">e</text:span>,<text:s/><text:span text:style-name="T2821">z</text:span>akr<text:span text:style-name="T2822">es,</text:span><text:s/>poziom stosowani<text:span text:style-name="T2823">a</text:span><text:s/>cen gwarantowanych będą negocjowane ze związkami zawo<text:span text:style-name="T2824">d</text:span>owymi rolników. To jest, tego nikt w tej chwili nie przecina, w takim razie n<text:span text:style-name="T2825">i</text:span>e ryzykujemy popełnienia błędu jeżeli wierzymy w mądrość społeczną, która tu jest zagwarantowana.<text:s/>Kontroli cen hurtowych środków produkcji w<text:span text:style-name="T2826">yt</text:span>warzanych.<text:s/><text:span text:style-name="T2827">I<text:s/></text:span>znowu<text:s/><text:span text:style-name="T2828">m</text:span>a<text:span text:style-name="T2829">m</text:span>y określenie n<text:span text:style-name="T2830">egocjo</text:span>wane<text:s/><text:span text:style-name="T2831">z</text:span>e związkami zawodowymi rolników<text:span text:style-name="T2832">,</text:span><text:s/>będą.<text:s/><text:span text:style-name="T2833">W</text:span><text:s/>związku z ty<text:span text:style-name="T2834">m</text:span><text:s/>wątpliwości może być sto, odnośnie krańcowych. Tak jak wynegocjują i tak jakie będą mieli stanowisko<text:span text:style-name="T2835">.</text:span><text:s/><text:span text:style-name="T2836">I</text:span><text:s/>prz<text:span text:style-name="T2837">yj</text:span>mijmy to jako zasadę.<text:s/><text:span text:style-name="T2838">I</text:span><text:s/>w takim razie nie stawiajmy szcz<text:span text:style-name="T2839">eg</text:span>ółowych wątpliwości, jako przedmiot nowej do rozważań dalszych skoro sam<text:span text:style-name="T2840">i</text:span><text:s/>widzimy, że tych szczegółów do rozwiązania jest spor<text:span text:style-name="T2841">o</text:span><text:s/>dla tych, których chcemy do tego upoważnić.</text:p>
      <text:p text:style-name="P2842">Dziękuj<text:span text:style-name="T2843">ę</text:span>.</text:p>
      <text:p text:style-name="P2844"><text:span text:style-name="T2845">Przew</text:span><text:span text:style-name="T2846">od</text:span><text:span text:style-name="T2847">n</text:span><text:span text:style-name="T2848">ic</text:span><text:span text:style-name="T2849">zący</text:span><text:span text:style-name="T2850">:</text:span></text:p>
      <text:soft-page-break/>
      <text:p text:style-name="P2851">Dz<text:span text:style-name="T2852">iękuję.</text:span><text:s/>Pan Szatkowski<text:span text:style-name="T2853">.</text:span></text:p>
      <text:p text:style-name="P2854"><text:span text:style-name="T2855">O</text:span><text:span text:style-name="T2856">b</text:span><text:span text:style-name="T2857">.</text:span><text:span text:style-name="T2858"><text:s/></text:span><text:span text:style-name="T2859">B.</text:span><text:span text:style-name="T2860"><text:s/>Szatkowski</text:span><text:span text:style-name="T2861">:</text:span></text:p>
      <text:p text:style-name="P2862">Ja m<text:span text:style-name="T2863">a</text:span>m następujące propozycje. W poprzednim dniu, kiedy r<text:span text:style-name="T2864">ef</text:span>erowaliśmy, dyskutowa<text:span text:style-name="T2865">li</text:span>śmy problemy restrukturyza<text:span text:style-name="T2866">cj</text:span>i słusznie większość dyskutantów zwróciła uwagę, że programów to my ma<text:span text:style-name="T2867">m</text:span>y dość dużo, warunki są, jakie będą podjęte, ażeby one były dobrze zrealizowane.</text:p>
      <text:p text:style-name="P2868"><text:span text:style-name="T2869">W</text:span><text:s/>związku z tym proponuję, ażeby te wszystkie uwarunkowania<text:s/><text:span text:style-name="T2870">w</text:span><text:s/>tej części również i do cen moglibyśmy komplementarnie rozpatrzyć kiedy będziemy mówili o proble<text:span text:style-name="T2871">m</text:span>ie restrukturyza<text:span text:style-name="T2872">cj</text:span>i.</text:p>
      <text:p text:style-name="P2873">D<text:span text:style-name="T2874">l</text:span>a<text:span text:style-name="T2875">teg</text:span>o, że jedną z podstawowych spraw -<text:s/><text:span text:style-name="T2876">m</text:span>o<text:span text:style-name="T2877">im</text:span><text:s/>zdaniem - rozwoju przemysłu na rzecz rolnictwa jest problem<text:s/><text:span text:style-name="T2878">ni</text:span>e blokowania tego przemysłu. A zatem jego rentowności.<text:s/><text:span text:style-name="T2879">I</text:span><text:s/>dlatego też przemysł opowiedział się zdecydowanie za urynkowieniem, bo jesteśmy za tym, żeby rolnictwo było silne. I dlatego też bym proponował panie przewodniczący, żebyśmy do tych tematów mogli wrócić komplementarnie przy tych ustaleniach, które będą dotyczyły restrukturyza<text:span text:style-name="T2880">cj</text:span>i przemysłu. I<text:s/><text:span text:style-name="T2881">s</text:span>tąd b<text:span text:style-name="T2882">y</text:span>ło moje pytanie o blokowaniu cen.</text:p>
      <text:p text:style-name="P2883">Dziękuję bardzo<text:span text:style-name="T2884">.</text:span></text:p>
      <text:p text:style-name="P2885"><text:span text:style-name="T2886">Pr</text:span><text:span text:style-name="T2887">zewodni</text:span><text:span text:style-name="T2888">cz</text:span><text:span text:style-name="T2889">ący</text:span>:<text:s/></text:p>
      <text:p text:style-name="P2890">Dziękuję bardzo. Tera<text:span text:style-name="T2891">z</text:span><text:s/>ogłaszam przerwę do<text:s/><text:span text:style-name="T2892">g</text:span>o<text:span text:style-name="T2893">d</text:span>z<text:span text:style-name="T2894">.</text:span><text:s/>15.00<text:span text:style-name="T2895">.</text:span></text:p>
      <text:p text:style-name="P2896"/>
      <text:p text:style-name="P2897">/Przerwa/.</text:p>
      <text:p text:style-name="P2898"/>
      <text:p text:style-name="P2899">/Po przerwie/.</text:p>
      <text:p text:style-name="P2900"/>
      <text:p text:style-name="P2901">/<text:span text:style-name="T2902">Przewodni</text:span><text:span text:style-name="T2903">ct</text:span><text:span text:style-name="T2904">wo</text:span><text:s/>obrad obejmuje ob<text:span text:style-name="T2905">.</text:span><text:s/><text:span text:style-name="T2906">Andrzej<text:s/></text:span><text:span text:style-name="T2907">St</text:span><text:span text:style-name="T2908">elmachowski</text:span>/.</text:p>
      <text:p text:style-name="P2909"><text:span text:style-name="T2910">Prz</text:span><text:span text:style-name="T2911">ewod</text:span><text:span text:style-name="T2912">niczący</text:span><text:span text:style-name="T2913">:</text:span></text:p>
      <text:p text:style-name="P2914">Wznawiamy obrady po przerwie.<text:s/><text:span text:style-name="T2915">W<text:s/></text:span>związku z powyższym może na chwilę wróćmy do tekstu, który był przedmiotem porannej dyskusji. Przed nami leży propozycja przez<text:s/>„mini-zespolik”<text:s/>zrobiona. Z tym, że tutaj po pewnej naradzie wewn<text:span text:style-name="T2916">ęt</text:span>rznej proponowaliby<text:span text:style-name="T2917">ś</text:span>my taką oto propozycję jeszcze pewnych retuszy.</text:p>
      <text:p text:style-name="P2918">Mianowicie pierwszy akapit byłby taki, jak tu jest przy dru<text:span text:style-name="T2919">g</text:span>im byłoby dodane na początki słowo<text:s/>„niestety”. Byłoby w ten sposób - niestety mimo trwających przy<text:s/>„okrągłym stole”<text:s/>dyskusji o kształcie rolnictwa podjęto w<text:s/><text:span text:style-name="T2920">S</text:span>ejmie uchwałę o funduszu socjalnym wsi i ustawę emerytalną rolników - może nie podjęto, a uchwalono, to będzie bardziej zgodne z tym co się stało<text:span text:style-name="T2921">.</text:span></text:p>
      <text:p text:style-name="P2922">A następnie uwaga - wyrażamy zaniepok<text:span text:style-name="T2923">oj</text:span>enie tym faktem i uważamy, że... i jak dalej... ustawy te powinny ulec nowelizacji po legalizacji NSZZ<text:s/>„Solidarność”<text:s/>Rolników I<text:span text:style-name="T2924">n</text:span>dyw<text:span text:style-name="T2925">id</text:span>ua<text:span text:style-name="T2926">ln</text:span>y<text:span text:style-name="T2927">ch</text:span><text:s/><text:span text:style-name="T2928">i</text:span><text:s/>innych organizacji, które powstaną na wsi.<text:span text:style-name="T2929"><text:s/></text:span>O, tak by to wyglądało. Czy byłby jakiś consensus w ty<text:span text:style-name="T2930">m</text:span><text:s/>zakr<text:span text:style-name="T2931">es</text:span>ie?</text:p>
      <text:p text:style-name="P2932">Czy milczenie mam uważać za zgodę?</text:p>
      <text:p text:style-name="P2933"><text:span text:style-name="T2934">/Głos</text:span><text:s/>z sali: Jeszcze raz niech pan przeczyta panie profesorze/.</text:p>
      <text:p text:style-name="P2935"><text:span text:style-name="T2936">Przewodni</text:span><text:span text:style-name="T2937">cz</text:span><text:span text:style-name="T2938">ący</text:span><text:span text:style-name="T2939">:</text:span></text:p>
      <text:p text:style-name="P2940">Dobrze<text:span text:style-name="T2941">.</text:span><text:s/><text:span text:style-name="T2942">M</text:span>oże przeczytam powolutku c<text:span text:style-name="T2943">ałoś</text:span>ć tekstu.</text:p>
      <text:p text:style-name="P2944">„Uczestnicy Podzespołu do spraw Rolnictwa „okrągłego stołu” uważali od momentu rozpoczęcia obr<text:span text:style-name="T2945">a</text:span>d „ok<text:span text:style-name="T2946">rą</text:span>głego stołu” i uważają nadal, że wszystkie sprawy dotyczące rolników<text:s/><text:span text:style-name="T2947">i<text:s/></text:span>rolnictwa powinny by<text:span text:style-name="T2948">ć</text:span><text:s/>rozwiązywane w duchu propozycji os<text:span text:style-name="T2949">i</text:span>ągniętych przy „okrągłym stole”. Niestety mino trwającej przy<text:s/><text:soft-page-break/>„okrągłym stole” dyskusji o kształcie rolnictwa uchwalono w Sejmie ustawę o funduszu socjalnym wsi i ustaw<text:span text:style-name="T2950">ę</text:span><text:s/>emerytalną rolników. Wyrażamy zani<text:span text:style-name="T2951">ep</text:span>ok<text:span text:style-name="T2952">oj</text:span>en<text:span text:style-name="T2953">ie</text:span><text:s/>tym faktem i uważamy, że ustawy te powinny ulec nowelizacji po legalizacji NSZZ „Solidarność” Rolników Indywidualnych i innych or<text:span text:style-name="T2954">g</text:span>a<text:span text:style-name="T2955">n</text:span>izacji, które powstaną na<text:s/><text:span text:style-name="T2956">w</text:span>si”.</text:p>
      <text:p text:style-name="P2957"><text:span text:style-name="T2958">/Głos</text:span><text:s/>z sali: Panie profesorze ja mam zastrzeżenie do tej ostatniej poprawki. Do tego akapitu<text:s/>„w związku z powyższym ustawy te powinny ulec nowelizacji”<text:s/>- jest tu niejedna strona my n<text:span text:style-name="T2959">i</text:span>e wyrażamy ubolewania/.</text:p>
      <text:p text:style-name="P2960"><text:span text:style-name="T2961">Przewodn</text:span><text:span text:style-name="T2962">ic</text:span><text:span text:style-name="T2963">zący</text:span><text:span text:style-name="T2964">:</text:span></text:p>
      <text:p text:style-name="P2965">Tu nie ma słowa ubolewania?</text:p>
      <text:p text:style-name="P2966"><text:span text:style-name="T2967">/</text:span>Głos z sali: Czy zaniepok<text:span text:style-name="T2968">oj</text:span>enie/.</text:p>
      <text:p text:style-name="P2969"><text:span text:style-name="T2970">Przewodn</text:span><text:span text:style-name="T2971">ic</text:span><text:span text:style-name="T2972">zący</text:span><text:span text:style-name="T2973">:</text:span></text:p>
      <text:p text:style-name="P2974">Ty<text:span text:style-name="T2975">m</text:span><text:s/>faktem, że podjęto uchwałę i uważamy, że ustawy te powinny ulec nowelizacji.</text:p>
      <text:p text:style-name="P2976"><text:span text:style-name="T2977">/Głos</text:span><text:s/>z sali: Że powinny ulec nowelizacji, tak. Jesteśmy za tym<text:span text:style-name="T2978">.</text:span><text:s/>Chodzi tu tylko o te dwa słowa/.</text:p>
      <text:p text:style-name="P2979"><text:span text:style-name="T2980">Przewodniczący</text:span><text:span text:style-name="T2981">:</text:span></text:p>
      <text:p text:style-name="P2982">Pro<text:span text:style-name="T2983">sz</text:span>ę bardzo pan Baumgart.</text:p>
      <text:p text:style-name="P2984"><text:span text:style-name="T2985">Ob</text:span><text:span text:style-name="T2986">.</text:span><text:span text:style-name="T2987"><text:s/>Pi</text:span><text:span text:style-name="T2988">ot</text:span><text:span text:style-name="T2989">r Baumgart</text:span><text:span text:style-name="T2990">:</text:span></text:p>
      <text:p text:style-name="P2991">Myślę, że jest to bardzo jednostronne. Bo rzeczywiście trudno żebyście ubolewali na<text:span text:style-name="T2992">d</text:span><text:s/><text:span text:style-name="T2993">t</text:span>ym,<text:s/>że dostaliście dużo pieniędzy. Jest to dla nas zupełnie zrozumiałe.<text:s/><text:span text:style-name="T2994">U</text:span><text:span text:style-name="T2995">w</text:span>a<text:span text:style-name="T2996">ż</text:span>a<text:span text:style-name="T2997">m</text:span>, że jednak<text:s/>„okrą<text:span text:style-name="T2998">g</text:span>ły stół”<text:s/>tak, jak Lech Wałęsa powiedział powinien być wolny od ludzi j<text:span text:style-name="T2999">ed</text:span>n<text:span text:style-name="T3000">eg</text:span>o interesu. My mamy tu jeden o<text:span text:style-name="T3001">g</text:span>ólny interes narodowy interes. I dlatego uważamy, że te sprawy powinny si<text:span text:style-name="T3002">ę</text:span><text:s/>wznieść nad tymi pa<text:span text:style-name="T3003">rt</text:span>ykularnymi historiami<text:span text:style-name="T3004">.</text:span><text:s/><text:span text:style-name="T3005">I</text:span><text:s/>fakt, że w momencie obradowania<text:s/>„okrągłego stołu”<text:s/>coś takie zostało przez Sejm przepuszczone powinny zaniepokoić również<text:s/><text:span text:style-name="T3006">i</text:span><text:s/>tą drugą stronę. Mimo, że na ty<text:span text:style-name="T3007">m</text:span><text:s/>zarobiła mówiąc krótko. Poza tym uważam, że jeśli w tym tekście nie będzie czegoś takiego to po prostu musimy się zastanowić nad rozbieżnym tekstem niestety.</text:p>
      <text:p text:style-name="P3008">Dz<text:span text:style-name="T3009">ię</text:span>kuj<text:span text:style-name="T3010">ę</text:span>.</text:p>
      <text:p text:style-name="P3011"><text:span text:style-name="T3012">Prz</text:span><text:span text:style-name="T3013">ew</text:span><text:span text:style-name="T3014">odni</text:span><text:span text:style-name="T3015">cz</text:span><text:span text:style-name="T3016">ąc</text:span><text:span text:style-name="T3017">y</text:span><text:span text:style-name="T3018">:</text:span></text:p>
      <text:p text:style-name="P3019">Tak. Prosz<text:span text:style-name="T3020">ę</text:span><text:s/>uprz<text:span text:style-name="T3021">ej</text:span>mie.</text:p>
      <text:p text:style-name="P3022"><text:span text:style-name="T3023">Ob</text:span><text:span text:style-name="T3024">.</text:span><text:span text:style-name="T3025"><text:s/>Henryk Przygodzki</text:span><text:span text:style-name="T3026">:</text:span></text:p>
      <text:p text:style-name="P3027">Tu z treści zdania wynikałoby,<text:s/><text:span text:style-name="T3028">ż</text:span>e dwie ustawy wymi<text:span text:style-name="T3029">enio</text:span>ne to znaczy ta o funduszu socjalny<text:span text:style-name="T3030">m</text:span><text:s/>i ustawa emerytalna przesądza o kształcie rolnictwa. Myślę, że te dwie ustawy mają przede wszystkim taki skutek w części produkcyjny, ale przede wszystkim pozaprodukcyjny zwłaszcza emerytalna chociaż w części też ona poprawia ma i skutek ekonomiczny, ale znikomy, a lektury t<text:span text:style-name="T3031">e</text:span>go zdania zwła<text:span text:style-name="T3032">szc</text:span>za ni<text:span text:style-name="T3033">e</text:span><text:s/>wprowadzonego, dla nie wprowadzon<text:span text:style-name="T3034">eg</text:span>o w tą tematykę czytelnika wynikałoby, ż<text:span text:style-name="T3035">e</text:span><text:s/>na sk<text:span text:style-name="T3036">u</text:span>tek tego co<text:s/><text:span text:style-name="T3037">się</text:span><text:s/><text:span text:style-name="T3038">s</text:span>tało zmiana kształtu rolnictwa jest jeśli nieco najmniej przesądzona to wysoce mocno utrudniona. Ja nie wiem czy my tej sprawie w ogóle zbyt wielkiej rangi nie nadajemy<text:span text:style-name="T3039">.</text:span><text:s/>Jest to takie pytanie proszę m<text:span text:style-name="T3040">n</text:span>ie przekonać jeśl<text:span text:style-name="T3041">i</text:span><text:s/>ja jestem w błędzie<text:span text:style-name="T3042">.</text:span></text:p>
      <text:p text:style-name="P3043"><text:span text:style-name="T3044">Pr</text:span><text:span text:style-name="T3045">z</text:span><text:span text:style-name="T3046">ewod</text:span><text:span text:style-name="T3047">n</text:span><text:span text:style-name="T3048">icz</text:span><text:span text:style-name="T3049">ą</text:span><text:span text:style-name="T3050">cy</text:span><text:span text:style-name="T3051">:</text:span></text:p>
      <text:p text:style-name="P3052">Proszę pan<text:s/><text:span text:style-name="T3053">M</text:span><text:span text:style-name="T3054">a</text:span><text:span text:style-name="T3055">ł</text:span>ec<text:span text:style-name="T3056">ki.</text:span></text:p>
      <text:p text:style-name="P3057"><text:span text:style-name="T3058">Ob</text:span><text:span text:style-name="T3059">.</text:span><text:span text:style-name="T3060"><text:s/>Edward Małecki</text:span><text:span text:style-name="T3061">:</text:span></text:p>
      <text:p text:style-name="P3062">Mnie si<text:span text:style-name="T3063">ę</text:span><text:s/>wydaje, że<text:s/><text:span text:style-name="T3064">m</text:span>y prz<text:span text:style-name="T3065">e</text:span>cież nie dyskutujemy w tej chwili nad tym czy u<text:span text:style-name="T3066">st</text:span>awa jest tro<text:span text:style-name="T3067">chę</text:span><text:s/>lepsza czy<text:s/><text:soft-page-break/>trochę gorsza, dysk<text:span text:style-name="T3068">ut</text:span>ujemy nad zasadą proszę pa<text:span text:style-name="T3069">ń</text:span>stwa.<text:s/><text:span text:style-name="T3070">I</text:span><text:s/>teraz jest pytanie czy uczestnicy<text:s/><text:span text:style-name="T3071">„</text:span>okrągłego stołu”<text:s/>czy kółka rolnicze uważają rów<text:span text:style-name="T3072">n</text:span>ież, że nasza obecność tutaj nie ma znaczenia i nasza praca? Bo jeżeli tak uważają to niech to powiedzą po prostu.</text:p>
      <text:p text:style-name="P3073">Natomiast jeżeli uważają, że te u<text:span text:style-name="T3074">st</text:span>alenia przy<text:s/>„okrągłym stole”<text:s/>doprowadzą do jakiejś sensownej umowy społecznej to w międzyczasie poza naszymi plecami i wbrew naszym protestom, prośbom wręcz o wstrzymanie, te sprawy są załatwiane, coś tu jest nie tak.</text:p>
      <text:p text:style-name="P3075"><text:span text:style-name="T3076">A</text:span><text:s/>druga uwaga jaką mam, to j<text:span text:style-name="T3077">est</text:span><text:s/>zakończenie t<text:span text:style-name="T3078">eg</text:span>o tekstu, które mówi - i innych organizacji, które powstaną na wsi. Jest to piekielnie nieostra formuła. Bo jeżeli będzie zalegalizowana<text:s/>„Solidarność”<text:s/>Rolników I<text:span text:style-name="T3079">n</text:span>dyw<text:span text:style-name="T3080">id</text:span>ua<text:span text:style-name="T3081">ln</text:span>ych, a inne organizacje jeszcze nie powstaną to ja podejrzewam, że tacy si<text:span text:style-name="T3082">ę</text:span><text:s/>znajdą, powie no dobrze, ale przecież mają by<text:span text:style-name="T3083">ć<text:s/></text:span>jeszcze inne organizacje.<text:s/><text:span text:style-name="T3084">W</text:span>ięc proponowa<text:span text:style-name="T3085">łb</text:span>ym to wykreślić natomiast ewentualnie stworzyć formułę, że inne organizacje zawodowe, które powstaną na wsi będą uczestniczy<text:span text:style-name="T3086">ć</text:span><text:s/>w tym.</text:p>
      <text:p text:style-name="P3087">Zresztą my od początku byliśmy przekonani, że nie jest funkcją związków zawodowych, zresztą to podkreślał kol. Rokicki admini<text:span text:style-name="T3088">st</text:span>rowanie tym funduszem raczej powinien to być fundusz w gestii samorządu i ewentualnie refundowany rolnikom, którzy korzystają z takich świadczeń. Rzeczywiście wizja t<text:span text:style-name="T3089">eg</text:span>o sanatorium administrowanego przez kilka związków jest straszna.</text:p>
      <text:p text:style-name="P3090">Dziękuję.</text:p>
      <text:p text:style-name="P3091"><text:span text:style-name="T3092">Prz</text:span><text:span text:style-name="T3093">e</text:span><text:span text:style-name="T3094">wodni</text:span><text:span text:style-name="T3095">c</text:span><text:span text:style-name="T3096">ząc</text:span><text:span text:style-name="T3097">y</text:span><text:span text:style-name="T3098">:</text:span></text:p>
      <text:p text:style-name="P3099">Bardzo proszę, pan Maksymiuk.</text:p>
      <text:p text:style-name="P3100"><text:span text:style-name="T3101">Ob</text:span><text:span text:style-name="T3102">.</text:span><text:span text:style-name="T3103"><text:s/>Janusz Maksymiuk</text:span><text:span text:style-name="T3104">:</text:span></text:p>
      <text:p text:style-name="P3105">Chciałbym,<text:s/>aż<text:span text:style-name="T3106">eb</text:span>yśmy sprawę sprowadzili na ziemię<text:s/><text:span text:style-name="T3107">i</text:span><text:s/>nie zawężali rzeczy, bo do istoty taki<text:span text:style-name="T3108">ej</text:span>, że jest tu coś między kółkami rolniczymi a<text:s/>„Solidarnością”<text:s/>my<text:span text:style-name="T3109">ś</text:span>my od począ<text:span text:style-name="T3110">t</text:span>ku mówili, że to nie o to chodzi. I sprawa jest po prostu wspólna nasza i powinniśmy patrzeć, jak to my wszyscy przyjmiemy.</text:p>
      <text:p text:style-name="P3111">Pytanie czy kółka są za tym, czy tutaj jak było sf<text:span text:style-name="T3112">o</text:span><text:span text:style-name="T3113">r</text:span>muło<text:span text:style-name="T3114">w</text:span>anie czy dobrze czy nie jest bezprz<text:span text:style-name="T3115">ed</text:span>miotowe, ponieważ ni<text:span text:style-name="T3116">e</text:span><text:s/>d<text:span text:style-name="T3117">ot</text:span>yczy żadna odpowiedź odnośnie pierwszego akapitu.<text:s/><text:span text:style-name="T3118">U</text:span>ważam,<text:s/><text:span text:style-name="T3119">ż</text:span>e ten pierwszy akapit może zostać, tak na<text:span text:style-name="T3120">m</text:span><text:s/>się wydaj<text:span text:style-name="T3121">e</text:span>. I mówię w tej chwili już nie jako przedstawiciel kółek, jako prz<text:span text:style-name="T3122">edst</text:span>aw<text:span text:style-name="T3123">ic</text:span>iel ucz<text:span text:style-name="T3124">es</text:span>tniczący w tym, żebyśmy ten temat chyba zamknęli w duchu takim, jaki<text:s/>m<text:span text:style-name="T3125">yś</text:span>my<text:s/><text:span text:style-name="T3126">sob</text:span>ie na początku u<text:span text:style-name="T3127">st</text:span>alili.</text:p>
      <text:p text:style-name="P3128">Drugi z tym dodatkiem niestety uważam, że to je to p<text:span text:style-name="T3129">od</text:span>kr<text:span text:style-name="T3130">eś</text:span>lenie, które wskazuje jeszcze bardziej na tą ran<text:span text:style-name="T3131">gę</text:span>, ale popatrzmy sobie na ten trzeci. I tu chyba koleżance o to chodziło. Proponowałbym tutaj taką zmianę. Tam jest ten początek i doda<text:span text:style-name="T3132">ć</text:span>, nie chciałbym od początku, bo mi ucieka - po wprowadzeniu skoro są te wątpliwości czy inne organizacj<text:span text:style-name="T3133">e</text:span>, czy inne i po wprowadzeniu w życie przepisów o pluralizmie zgodnie z deklaracją w sprawie pluralizmu związkowego, który wcześniej ustalili. I ta deklaracja, którą na początku ustalili nie<text:s/><text:span text:style-name="T3134">w</text:span>yklucza ani<text:s/>„Solidarności”, ani kółek, ani żadnej innej. My w tej chwili się nie określamy czy my ty<text:span text:style-name="T3135">m</text:span><text:s/>z<text:span text:style-name="T3136">w</text:span>iązkiem jesteśmy, czy będziemy czy chcemy być<text:span text:style-name="T3137">.</text:span><text:s/>To jest całkiem inna sprawa. W te<text:span text:style-name="T3138">j</text:span><text:s/>chw<text:span text:style-name="T3139">i</text:span>li nad ustawą o związkach zawodowych rozmawiają fachowcy. Ja s<text:span text:style-name="T3140">i</text:span>ę w tym temacie nie wypowiadam i jako działacz kółek nie<text:s/><text:span text:style-name="T3141">m</text:span>o<text:span text:style-name="T3142">gę</text:span><text:s/>się również w tej chwili wypowiedzieć<text:span text:style-name="T3143"><text:s/></text:span>czy nas to będzie interesowało czy nie. Niemniej jednak drogi nikomu nie zamykajmy<text:s/><text:span text:style-name="T3144">i</text:span><text:s/>nie twórzmy nowych przepisów, które przeczą wcześniej ustalonym deklaracjom<text:span text:style-name="T3145">.</text:span><text:s/>Myśmy na początku da<text:span text:style-name="T3146">li</text:span><text:s/>wszystkim szanse. Dlatego o tych szansach powinniśmy<text:s/><text:soft-page-break/>tutaj wspomnieć i ten temat zamknąć.</text:p>
      <text:p text:style-name="P3147"><text:span text:style-name="T3148">A</text:span><text:s/>najważni<text:span text:style-name="T3149">ej</text:span>sze jest to co koledzy mówili, żeby wyrazić dezaprobatę do tego co si<text:span text:style-name="T3150">ę</text:span><text:s/>stało. I to również w naszym stanowisku stanęło. Niemniej jednak tamte stanowisko było nasze, na<text:s/>„okrągły stół”, a w tej chwili prz<text:span text:style-name="T3151">yj</text:span>m<text:span text:style-name="T3152">uj</text:span>emy wspólne<text:s/>„okrągłego stołu”<text:s/>i te dwa pierwsze akapity uważam w naszym mniemaniu są do przyj<text:span text:style-name="T3153">ę</text:span>cia.</text:p>
      <text:p text:style-name="P3154">Natomiast trzeci wyłączający jak gdyby z<text:s/><text:span text:style-name="T3155">g</text:span>óry kogoś gdzieś, a pretendujący, ko<text:span text:style-name="T3156">m</text:span>uś dający miejsce, jakieś szczególne, że tak powiem, nie ma sensu. Jest to niezgodne w ogóle z duchem tego<text:s/>„stołu”. I myślę, że odwołanie się do przepisów, do stanowiska, do deklaracji jakie<text:s/>myśmy przyjęli załatwiałoby sprawę, bylibyśmy wszyscy zadowoleni.</text:p>
      <text:p text:style-name="P3157"><text:span text:style-name="T3158">/</text:span>Głos z sali: To jak pan proponuje trzeci akapit?/.</text:p>
      <text:p text:style-name="P3159"><text:span text:style-name="T3160">Ob</text:span><text:span text:style-name="T3161">.</text:span><text:span text:style-name="T3162"><text:s/>J. Maksymiuk</text:span><text:span text:style-name="T3163">:</text:span></text:p>
      <text:p text:style-name="P3164">Trzeci, że w związku z powyższym ustawy te powinny ulec nowelizacji po wprowadzeniu w życie przepisów o plurali<text:span text:style-name="T3165">z</text:span>mie zgodnie z deklaracją w sprawie pluralizmu związkowego. Myśmy taką z dnia 15<text:span text:style-name="T3166">.</text:span>.. a fachowcy n<text:span text:style-name="T3167">i</text:span>ech sobie dochodzą, a my wiemy o co chodzi. I ludzie rozumieją w czym jest sprawa<text:span text:style-name="T3168">.</text:span><text:s/>Proponowałbym koledzy coś takiego przyjąć.</text:p>
      <text:p text:style-name="P3169"><text:span text:style-name="T3170">Przewodni</text:span><text:span text:style-name="T3171">cz</text:span><text:span text:style-name="T3172">ący</text:span><text:span text:style-name="T3173">:</text:span></text:p>
      <text:p text:style-name="P3174">P<text:span text:style-name="T3175">r</text:span>oszę bardzo pan Baumgart<text:span text:style-name="T3176">.</text:span></text:p>
      <text:p text:style-name="P3177"><text:span text:style-name="T3178">Ob</text:span><text:span text:style-name="T3179">.</text:span><text:span text:style-name="T3180"><text:s/>P. Baumgart</text:span><text:span text:style-name="T3181">:</text:span></text:p>
      <text:p text:style-name="P3182">Wydaje mi się, że w tym trzecim akapicie musi by<text:span text:style-name="T3183">ć</text:span><text:s/>wyraźnie powiedziane, ponieważ nie ma<text:span text:style-name="T3184">m</text:span>y żadnej gwarancji, że<text:s/><text:span text:style-name="T3185">w</text:span><text:s/>następnym posi<text:span text:style-name="T3186">e</text:span>dzen<text:span text:style-name="T3187">i</text:span>u S<text:span text:style-name="T3188">e</text:span>jmu wejdzie na<text:span text:style-name="T3189">stę</text:span>pny<text:s/><text:span text:style-name="T3190">jaki</text:span>ś numer antychłopsk<text:span text:style-name="T3191">i,</text:span><text:s/>dlatego uważam, że musi<text:s/><text:span text:style-name="T3192">by</text:span>ć wyraźnie powiedzian<text:span text:style-name="T3193">e</text:span>, że jesteśmy zaniepok<text:span text:style-name="T3194">oj</text:span>eni tym faktem<text:span text:style-name="T3195">.</text:span><text:s/><text:span text:style-name="T3196">I</text:span><text:s/>z tego tu bym w żaden sposób nie rezygnował<text:span text:style-name="T3197">.<text:s/></text:span>Wszystko inne może być, ale nasze zadanie<text:span text:style-name="T3198">,</text:span><text:s/>niepokój jest w tym,<text:s/><text:span text:style-name="T3199">ż</text:span>e tu obraduje<text:s/>„okrągły stół”, a poza naszymi plecami robi si<text:span text:style-name="T3200">ę</text:span><text:s/>tego rodzaju historie musi być. A poza tym zgadzam się z kolegą tutaj poprzednikiem, przedmówcą, że można<text:s/><text:span text:style-name="T3201">s</text:span>ię<text:span text:style-name="T3202"><text:s/></text:span>odnieś<text:span text:style-name="T3203">ć</text:span><text:s/>do wcześni<text:span text:style-name="T3204">ej</text:span>szych deklaracji. Tylko proponowałbym żeby jednak w całości one tutaj były...</text:p>
      <text:p text:style-name="P3205"><text:span text:style-name="T3206">Przewodnicząc</text:span><text:span text:style-name="T3207">y</text:span><text:span text:style-name="T3208">:</text:span></text:p>
      <text:p text:style-name="P3209">Mam propozycję może zróbmy tak.<text:s/><text:span text:style-name="T3210">M</text:span>o<text:span text:style-name="T3211">że</text:span><text:s/>bym pana Maksymiuka poprosił, żeby zechciał to<text:s/><text:span text:style-name="T3212">s</text:span>for<text:span text:style-name="T3213">mu</text:span>ło<text:span text:style-name="T3214">wać</text:span><text:s/>na piśmie, my ty<text:span text:style-name="T3215">m</text:span><text:s/>czase<text:span text:style-name="T3216">m</text:span><text:s/>może prz<text:span text:style-name="T3217">ej</text:span>dziemy sobie do dalszych zagadnień i wrócimy potem po pewnym czasie<text:s/><text:span text:style-name="T3218">d</text:span>o tego. Lepiej... jak si<text:span text:style-name="T3219">ę</text:span><text:s/>zaczyna redagować na gorąco, to są kłopoty.</text:p>
      <text:p text:style-name="P3220">/Głosy z sali<text:span text:style-name="T3221">:</text:span><text:s/><text:span text:style-name="T3222">n</text:span>ie słychać/.</text:p>
      <text:p text:style-name="P3223"><text:span text:style-name="T3224">/Głos</text:span><text:s/>z sali: Może ze mną dokończymy ten tekst/.</text:p>
      <text:p text:style-name="P3225"><text:span text:style-name="T3226">Przew</text:span><text:span text:style-name="T3227">od</text:span><text:span text:style-name="T3228">niczący</text:span><text:span text:style-name="T3229">:</text:span></text:p>
      <text:p text:style-name="P3230"><text:span text:style-name="T3231">W</text:span>e dwóch ch<text:span text:style-name="T3232">c</text:span>ecie, to dobrze. No to redukujemy we dwóch, może coś wymyślą.<text:s/><text:span text:style-name="T3233">S</text:span>próbuj<text:span text:style-name="T3234">ci</text:span>e panowie coś<text:s/><text:span text:style-name="T3235">w</text:span>ymyś<text:span text:style-name="T3236">l</text:span>i<text:span text:style-name="T3237">ć,</text:span><text:s/>a my pójdziemy dalej.</text:p>
      <text:p text:style-name="P3238"><text:span text:style-name="T3239">O</text:span><text:span text:style-name="T3240">b. <text:s text:c="22"/></text:span><text:span text:style-name="T3241">:</text:span></text:p>
      <text:p text:style-name="P3242">Mam tu jeszcze jedną uwagę, chc<text:span text:style-name="T3243">i</text:span>ałbym się odwołać do wspólnie przyjętej deklaracji oczy<text:span text:style-name="T3244">w</text:span>iście słownej, mianowicie to już na pierwszym posiedzeniu przyjęliśmy pod koniec, że jeżeli wybieramy jakiś zespół redagujący wspólny, to proponuję podtrzymać tą na<text:span text:style-name="T3245">s</text:span>za<text:s/><text:span text:style-name="T3246">z</text:span>asa<text:span text:style-name="T3247">dę<text:s/></text:span>z pierwszego posiedzenia, że obdarzamy ich zaufaniem, bo<text:s/><text:span text:style-name="T3248">i</text:span>naczej<text:s/><text:span text:style-name="T3249">m</text:span>y byśmy tutaj kolejno powołując zespoły, zespoliki, redagujące ten<text:s/><text:soft-page-break/>san tekst<text:s/><text:span text:style-name="T3250">d</text:span>o niczego nie doszli. Ja bym w dalszym ciągu podtrzymywał tą tezę, która została na pierwszym posiedzeniu przyjęta<text:span text:style-name="T3251">.</text:span></text:p>
      <text:p text:style-name="P3252"><text:span text:style-name="T3253">Ob. Artur Balazs</text:span><text:span text:style-name="T3254">:</text:span></text:p>
      <text:p text:style-name="P3255">Ja dwa słowa tylko..<text:span text:style-name="T3256">.</text:span></text:p>
      <text:p text:style-name="P3257"><text:span text:style-name="T3258">Przewodn</text:span><text:span text:style-name="T3259">ic</text:span><text:span text:style-name="T3260">zący</text:span>:</text:p>
      <text:p text:style-name="P3261">Zaraz, zaraz<text:span text:style-name="T3262">,</text:span><text:s/>no proszę.<text:span text:style-name="T3263">.</text:span>.</text:p>
      <text:p text:style-name="P3264"><text:span text:style-name="T3265">Ob</text:span><text:span text:style-name="T3266">.</text:span><text:span text:style-name="T3267"><text:s/>A. Balazs</text:span><text:span text:style-name="T3268">:</text:span></text:p>
      <text:p text:style-name="P3269">Ja tylko wyjaśnię,<text:s/><text:span text:style-name="T3270">ż</text:span>e w tym naszym zespole jednak o z<text:span text:style-name="T3271">g</text:span>od<text:span text:style-name="T3272">ę</text:span><text:s/>było do<text:span text:style-name="T3273">ś</text:span>ć trudno i to był tekst taki, kt<text:span text:style-name="T3274">ó</text:span>ry<text:s/><text:span text:style-name="T3275">n</text:span>ie uzyskiwał takiej powszechnej aprobaty. Chcieliśmy st<text:span text:style-name="T3276">w</text:span>orzyć dwa odrębne tekst<text:span text:style-name="T3277">y</text:span>,<text:s/><text:span text:style-name="T3278">a</text:span>le uważaliśmy, że będzie to gorsze. Natomiast nie było zgody takiej, że<text:s/><text:span text:style-name="T3279">m</text:span>y się tu ściskamy i mówimy, że t<text:span text:style-name="T3280">a</text:span>k...</text:p>
      <text:p text:style-name="P3281"><text:span text:style-name="T3282">Pr</text:span><text:span text:style-name="T3283">zew</text:span><text:span text:style-name="T3284">od</text:span><text:span text:style-name="T3285">n</text:span><text:span text:style-name="T3286">iczą</text:span><text:span text:style-name="T3287">c</text:span><text:span text:style-name="T3288">y</text:span><text:span text:style-name="T3289">:</text:span></text:p>
      <text:p text:style-name="P3290">No wróćmy może do bieżących zagadnień, jeśli państwo pozwolą. Proponuję wrócić do tekstu na temat urynkowienia gospodarki żywnościowej. Byłaby tu propozycja już z mojej strony następujących małych dalszych poprawek.<text:s/><text:span text:style-name="T3291">Ż</text:span>eby mianowicie dla uwypuklenia niektórych myś<text:span text:style-name="T3292">l</text:span>i przyjąć jeszcze podział na rzymskie cyfry. Czyli 2 akapit - urynkowienie skupu produktów rolniczych<text:s/><text:span text:style-name="T3293">i</text:span><text:s/>prz<text:span text:style-name="T3294">et</text:span>wór<text:span text:style-name="T3295">st</text:span>wa,<text:s/><text:span text:style-name="T3296">i</text:span><text:s/>zaopatrzenia... wymaga, to byłoby rzymskie<text:s/><text:span text:style-name="T3297">I.</text:span><text:s/>Po czy<text:span text:style-name="T3298">m</text:span><text:s/>by szło tak, jak szło, 1, 2, 3, 4, 5.</text:p>
      <text:p text:style-name="P3299">Na stronie 2 - urynkowienie rozwiązań rolnictwa z otoczeniem mo<text:span text:style-name="T3300">ż</text:span>e być podj<text:span text:style-name="T3301">ę</text:span>te itd., żeby to było rzymskie II to jest inny kompleks.</text:p>
      <text:p text:style-name="P3302"><text:span text:style-name="T3303">I</text:span><text:s/>na końcu<text:s/>byłoby<text:s/>rzymskie III, który by brz<text:span text:style-name="T3304">m</text:span>iało - uczestnicy podzespołu rolniczego wyrażają zaniepok<text:span text:style-name="T3305">oj</text:span>enie pogarszającą się sytuacją w produkcji zwierzęcej widzą konieczność pilnego podjęcia działań zahamowania spadku tej pr<text:span text:style-name="T3306">od</text:span>uk<text:span text:style-name="T3307">cji</text:span>.</text:p>
      <text:p text:style-name="P3308"><text:span text:style-name="T3309">I</text:span><text:s/>uwaga proszę rozważyć czy nie należy dopisać następującego zdania:<text:s/><text:span text:style-name="T3310">„</text:span>W szcz<text:span text:style-name="T3311">eg</text:span>ólności konieczne<text:s/><text:span text:style-name="T3312">je</text:span>st podniesienie cen skupu traktowanych jako m<text:span text:style-name="T3313">i</text:span>nimalne celem skorygowania<text:s/>niewłaściwych relacji cen”<text:span text:style-name="T3314">.</text:span><text:s/>C<text:span text:style-name="T3315">z</text:span>y to byłoby do przyjęcia?</text:p>
      <text:p text:style-name="P3316">Jeszcze raz to zdanie pozwolę sobie przeczytać:<text:s/>„W szcz<text:span text:style-name="T3317">e</text:span>gólności konieczne jest podniesienie cen skupu, traktowanych jako minimalne, celem skorygowania niewłaściwych relacji cen”. Chodzi o to,<text:s/><text:span text:style-name="T3318">ż</text:span>e system zachowujemy, byłaby to jako cena minimalna, ale chodzi o skorygowanie niewłaś<text:span text:style-name="T3319">ci</text:span>wych relacji cen głównie do zi<text:span text:style-name="T3320">em</text:span>niaków, bo tam nastąpiło załamanie. Czy to byłoby dobrze?</text:p>
      <text:p text:style-name="P3321"><text:span text:style-name="T3322">/</text:span>Głos z sal<text:span text:style-name="T3323">i</text:span>: Nie<text:s/>bardzo/.</text:p>
      <text:p text:style-name="P3324"><text:span text:style-name="T3325">Przewodniczący</text:span><text:span text:style-name="T3326">:</text:span></text:p>
      <text:p text:style-name="P3327">Nie.</text:p>
      <text:p text:style-name="P3328"><text:span text:style-name="T3329">/</text:span>Głos z sali: Mam obawy,<text:s/><text:span text:style-name="T3330">ż</text:span>e n<text:span text:style-name="T3331">i</text:span>e<text:span text:style-name="T3332">/</text:span>.</text:p>
      <text:p text:style-name="P3333"><text:span text:style-name="T3334">Pr</text:span><text:span text:style-name="T3335">z</text:span><text:span text:style-name="T3336">ewod</text:span><text:span text:style-name="T3337">n</text:span><text:span text:style-name="T3338">icz</text:span><text:span text:style-name="T3339">ący</text:span><text:span text:style-name="T3340">:</text:span></text:p>
      <text:p text:style-name="P3341">Bardzo proszę.</text:p>
      <text:p text:style-name="P3342"><text:span text:style-name="T3343">O</text:span><text:span text:style-name="T3344">b. <text:s text:c="22"/></text:span><text:span text:style-name="T3345">:</text:span></text:p>
      <text:p text:style-name="P3346">Wydaje mi się, że nie. Dl<text:span text:style-name="T3347">a</text:span>te<text:span text:style-name="T3348">g</text:span>o, że po pierwsze nie ma<text:span text:style-name="T3349">m</text:span>y jeszcze poza kierunkową zgodnością co do minimalnych cen gwara<text:span text:style-name="T3350">nt</text:span>owan<text:span text:style-name="T3351">yc</text:span>h, jeszcze bliżs<text:span text:style-name="T3352">z</text:span>e<text:span text:style-name="T3353">g</text:span>o sprecyzowania tych cen. My jako zespół redakcyjny wypowi<text:span text:style-name="T3354">ad</text:span>a<text:span text:style-name="T3355">li</text:span>śmy się za niewielką ilością produktów rolniczych, na które można by było stosować ceny minimalne. Ten zapis by oznaczał, że na wszystko ceny minimalne<text:span text:style-name="T3356">.</text:span></text:p>
      <text:soft-page-break/>
      <text:p text:style-name="P3357"><text:span text:style-name="T3358">Przewodni</text:span><text:span text:style-name="T3359">cz</text:span><text:span text:style-name="T3360">ący</text:span><text:span text:style-name="T3361">:</text:span></text:p>
      <text:p text:style-name="P3362">N<text:span text:style-name="T3363">i</text:span>e, tu jest produkcja zwierzęca w tym trzecim akapicie.</text:p>
      <text:p text:style-name="P3364"><text:span text:style-name="T3365">O</text:span><text:span text:style-name="T3366">b. <text:s text:c="22"/></text:span><text:span text:style-name="T3367">:</text:span></text:p>
      <text:p text:style-name="P3368">Ale za wsz<text:span text:style-name="T3369">yst</text:span>ko,<text:s/><text:span text:style-name="T3370">m</text:span>yś<text:span text:style-name="T3371">m</text:span>y wypowiadali s<text:span text:style-name="T3372">i</text:span>ę za mlekiem tylko. Bo zapisać cen<text:span text:style-name="T3373">ę</text:span><text:s/>minimalną gwarantowaną to jednocześnie nałożyć obowiązek na pa<text:span text:style-name="T3374">ńs</text:span>two wykupu po tych cenach gwara<text:span text:style-name="T3375">nt</text:span>owanych. Nie ma ni szans, ni możliwości, żeby na wszystkie produkty zwierzęce ustalić cen<text:span text:style-name="T3376">ę</text:span><text:s/>gwarantowaną. Mo<text:span text:style-name="T3377">ż</text:span>emy tylko na niektóre decydujące. W tym przyp<text:span text:style-name="T3378">ad</text:span>ku<text:s/>wyraziliśmy po<text:span text:style-name="T3379">g</text:span>ląd, oczywiście jeżel<text:span text:style-name="T3380">i</text:span><text:s/>państwo podzielą t<text:span text:style-name="T3381">e</text:span>n nasz po<text:span text:style-name="T3382">g</text:span>ląd na<text:s/><text:span text:style-name="T3383">m</text:span>leko<text:span text:style-name="T3384">.</text:span><text:s/><text:span text:style-name="T3385">I</text:span><text:s/>cztery podstawowe zboża, n<text:span text:style-name="T3386">i</text:span>e wszystkie, t<text:span text:style-name="T3387">y</text:span>lko cztery podstawowe zboża<text:span text:style-name="T3388">.</text:span><text:s/><text:span text:style-name="T3389">W</text:span>obec te<text:span text:style-name="T3390">g</text:span>o te<text:span text:style-name="T3391">n</text:span><text:s/>zapis byłby wyprz<text:span text:style-name="T3392">ed</text:span>zającym do precyzowania cen gwara<text:span text:style-name="T3393">nt</text:span>owanych<text:span text:style-name="T3394">.</text:span></text:p>
      <text:p text:style-name="P3395">Natomiast ostatni akapit, wracam do te<text:span text:style-name="T3396">g</text:span>o<text:span text:style-name="T3397">,</text:span><text:s/>czuliśmy<text:s/><text:span text:style-name="T3398">się</text:span><text:s/>zobowiązani do ostatniego akapitu mówił o tym prof<text:span text:style-name="T3399">.</text:span><text:s/>Tomczak wnioskiem pana Brasza na posiedzeniu, na którym podzielono obawy co do sytuacji aktualnej produkcji zwierzęcej. Nie chcieliśmy dawać tu zapisu wiążąc<text:span text:style-name="T3400">e</text:span>go. Być może rozwiązaniem będzie szersze wprowadzenie wolnych<text:s/><text:span text:style-name="T3401">c</text:span>en. Nie tylko w dotychczasowym już systemie. Ale wskazaliśmy tylko na potrzeb<text:span text:style-name="T3402">ę<text:s/></text:span>działań<text:s/><text:span text:style-name="T3403">j</text:span>uż na rzecz wywoływania produkcji zwierzęcej. By<text:span text:style-name="T3404">ć<text:s/></text:span>moż<text:span text:style-name="T3405">e</text:span>, może tu na<text:span text:style-name="T3406">m</text:span><text:s/>min. Młynarczyk przybliży, może się wydać potrzebne incydentalnie już puszczenie np. wyższych cen skupu na produkty zwierzęce. My kierunkowy<text:span text:style-name="T3407">m</text:span><text:s/>zapisem nie chcieliśmy tutaj dawać sformułowań bardzo ściśle włażących.</text:p>
      <text:p text:style-name="P3408">Dziękuję.</text:p>
      <text:p text:style-name="P3409"><text:span text:style-name="T3410">Pr</text:span><text:span text:style-name="T3411">zewodniczący</text:span><text:span text:style-name="T3412">:</text:span></text:p>
      <text:p text:style-name="P3413">Dziękuj<text:span text:style-name="T3414">ę</text:span>, pan prof<text:span text:style-name="T3415">.</text:span><text:s/>Leopold.</text:p>
      <text:p text:style-name="P3416"><text:span text:style-name="T3417">O</text:span><text:span text:style-name="T3418">b. Antoni Leopold</text:span><text:span text:style-name="T3419">:</text:span></text:p>
      <text:p text:style-name="P3420">Ja myślę, że wprowadzanie ceny minimalnej, czy nawet podniesienie ceny obecnej skupu żywca i uważanie jej za cenę minimalną rozszerzałoby niestety ten zakres c<text:span text:style-name="T3421">en</text:span><text:s/>minimal<text:span text:style-name="T3422">n</text:span>ych i ja si<text:span text:style-name="T3423">ę</text:span><text:s/>zgadzam si<text:span text:style-name="T3424">ę</text:span>, że nie powinno być rozszerzania zakresu ceny minimalnej. Natomiast wróćmy do rozważonego już poprzednio projektu. Mianowicie czy nie należy wyprzedzając rozwiązania, og<text:span text:style-name="T3425">ó</text:span>lne rozwiązania urynkowienia znieść ceny urzędowe skupu na żywiec.<text:s/><text:span text:style-name="T3426">I</text:span><text:s/>wtedy umożliwić ż<text:span text:style-name="T3427">ąd</text:span>anie tej ceny przez rolników na wyższych poziomie, tak<text:span text:style-name="T3428">.</text:span></text:p>
      <text:p text:style-name="P3429"><text:span text:style-name="T3430">Prz</text:span><text:span text:style-name="T3431">ewod</text:span><text:span text:style-name="T3432">n</text:span><text:span text:style-name="T3433">icz</text:span><text:span text:style-name="T3434">ący</text:span><text:span text:style-name="T3435">:</text:span></text:p>
      <text:p text:style-name="P3436">Bardzo proszę pan minister, pan Pazura.</text:p>
      <text:p text:style-name="P3437"><text:span text:style-name="T3438">Ob</text:span><text:span text:style-name="T3439">.</text:span><text:span text:style-name="T3440"><text:s/>Ryszard Pazura</text:span><text:span text:style-name="T3441">:</text:span></text:p>
      <text:p text:style-name="P3442">Ja zabiera<text:span text:style-name="T3443">m</text:span><text:s/>głos<text:s/><text:span text:style-name="T3444">w</text:span><text:s/>związku z tym co mów<text:span text:style-name="T3445">i</text:span><text:s/>prof. Leopold<text:span text:style-name="T3446">.</text:span><text:s/>Mianowicie myślę, że taki zapi<text:span text:style-name="T3447">s</text:span><text:s/>także jest prz<text:span text:style-name="T3448">ed</text:span>wczesny. Dlat<text:span text:style-name="T3449">eg</text:span>o, że to<text:s/><text:span text:style-name="T3450">m</text:span>a swoje finansowe skutki oczywiście niebywałe.<text:s/><text:span text:style-name="T3451">I</text:span><text:s/>teraz powstaje problem<text:s/><text:span text:style-name="T3452">s</text:span>kąd te pieniądze wziąć. Najłatwiejszą sprawą by było równomiernie podwyższyć ceny wyrobów końcowych<text:span text:style-name="T3453">.</text:span><text:s/>Tzn. ceny detaliczne żywnoś<text:span text:style-name="T3454">ci.</text:span></text:p>
      <text:p text:style-name="P3455"><text:span text:style-name="T3456">N</text:span>ie mamy jeszcze opracowanych zasad jak to urynkowienie ma si<text:span text:style-name="T3457">ę</text:span><text:s/>odbijać<text:s/><text:span text:style-name="T3458">w</text:span><text:s/>dochodach ludności<text:span text:style-name="T3459">?</text:span><text:s/>Jakie mają by<text:span text:style-name="T3460">ć<text:s/></text:span>zasady komp<text:span text:style-name="T3461">e</text:span>nsowania wzrostu tych cen? A ponadto jak raz w tym miejscu łączy się to j<text:span text:style-name="T3462">ed</text:span>nocześnie z odejściem, musiałoby się wiązać jednocześnie od systemu kartkow<text:span text:style-name="T3463">eg</text:span>o<text:span text:style-name="T3464">.</text:span></text:p>
      <text:p text:style-name="P3465">A więc<text:s/><text:span text:style-name="T3466">m</text:span>amy tutaj po drodze szereg problemów,<text:s/><text:span text:style-name="T3467">k</text:span>t<text:span text:style-name="T3468">ó</text:span>re ani w sposób t<text:span text:style-name="T3469">ec</text:span>hn<text:span text:style-name="T3470">i</text:span>czny, ani nie sądzę w sposób merytoryczny jeszcze do końca nie są dopracowane.</text:p>
      <text:p text:style-name="P3471">Dlatego wydaje mi się, że ten zapis, który jest<text:span text:style-name="T3472">,</text:span><text:s/>on oddaje sytuację, gro<text:span text:style-name="T3473">ź</text:span>bę sytuacji, konieczność<text:s/><text:soft-page-break/>powzięcia już teraz wyprz<text:span text:style-name="T3474">ed</text:span>zających decyzji. Nie zamyka sprawy w ni<text:span text:style-name="T3475">cz</text:span>ym.</text:p>
      <text:p text:style-name="P3476">Dziękuję bardzo<text:span text:style-name="T3477">.</text:span></text:p>
      <text:p text:style-name="P3478"><text:span text:style-name="T3479">Przew</text:span><text:span text:style-name="T3480">od</text:span><text:span text:style-name="T3481">ni</text:span><text:span text:style-name="T3482">cz</text:span><text:span text:style-name="T3483">ący</text:span><text:span text:style-name="T3484">:</text:span></text:p>
      <text:p text:style-name="P3485">Prosz<text:span text:style-name="T3486">ę</text:span><text:s/>bardzo pan Godzinowski.</text:p>
      <text:p text:style-name="P3487"><text:span text:style-name="T3488">Ob</text:span><text:span text:style-name="T3489">.</text:span><text:span text:style-name="T3490"><text:s/>Leonard Godzinowski</text:span><text:span text:style-name="T3491">:</text:span></text:p>
      <text:p text:style-name="P3492">Wydaje mi się czy<text:s/><text:span text:style-name="T3493">m</text:span>y w tej dyskusji idziemy we właściwym kierunku jeśli chodzi o ceny minimalne. Ja się wypowiadam za ustaleniem towarów cen minimalnych na dosyć duży zakres podstawowych produktów. Ale w innym aspekcie. W najbliższych latach przecież dosyć jeszcze długo nie b<text:span text:style-name="T3494">ę</text:span>dzie problemu zbytu tych towarów.<text:s/><text:span text:style-name="T3495">M</text:span>oże<text:s/>by<text:span text:style-name="T3496">ć</text:span><text:s/>zbyt z miodem<text:span text:style-name="T3497">,</text:span><text:s/>z jajkami już jest, z drobnymi produktami, ale nie p<text:span text:style-name="T3498">odst</text:span>awowymi. W<text:span text:style-name="T3499">i</text:span>ę<text:span text:style-name="T3500">c</text:span><text:s/>w ty<text:span text:style-name="T3501">m</text:span><text:s/>sensie,<text:s/><text:span text:style-name="T3502">że</text:span><text:s/>państwo wykupić to w<text:s/><text:span text:style-name="T3503">s</text:span>posób tzw. gwarantowany takiego zjawiska długo nie będz<text:span text:style-name="T3504">i</text:span>e<text:span text:style-name="T3505">.</text:span><text:s/>Natomiast jest to potrzebne dla rolników z innych względów<text:span text:style-name="T3506">.</text:span><text:s/><text:span text:style-name="T3507">B</text:span><text:span text:style-name="T3508">o</text:span><text:s/>wbrew naszym tutaj ustaleniom, znaczy monopole przestaną działać to potrwa dłuższy czas i ceny minimalne s<text:span text:style-name="T3509">ą</text:span><text:s/>na<text:span text:style-name="T3510">m</text:span><text:s/>głównie potrzebne do negocjacji cen właśnie tych nazwijmy umownie, wolnorynkowych.<text:s/><text:span text:style-name="T3511">I</text:span><text:s/>to jest dla m<text:span text:style-name="T3512">n</text:span>ie<text:s/><text:span text:style-name="T3513">m</text:span>onopo<text:span text:style-name="T3514">li</text:span>styczne. To jest potrzebne na<text:span text:style-name="T3515">m</text:span><text:s/>rolnikom, właśnie te c<text:span text:style-name="T3516">e</text:span>ny minimaln<text:span text:style-name="T3517">e</text:span>, że to b<text:span text:style-name="T3518">ę</text:span>dzie punkt wyjścia do prz<text:span text:style-name="T3519">et</text:span>argów, do targowania si<text:span text:style-name="T3520">ę.</text:span><text:s/>A nie w<text:span text:style-name="T3521">i</text:span>dzę t<text:span text:style-name="T3522">e</text:span>go w<text:span text:style-name="T3523">i</text:span>e<text:span text:style-name="T3524">lk</text:span>i<text:span text:style-name="T3525">eg</text:span>o problemu, który istnieje powiedzmy może na Zachodzie jeszcze, bo nam daleko do tego<text:span text:style-name="T3526">.</text:span></text:p>
      <text:p text:style-name="P3527"><text:span text:style-name="T3528">D</text:span>zi<text:span text:style-name="T3529">ęk</text:span>u<text:span text:style-name="T3530">ję.</text:span></text:p>
      <text:p text:style-name="P3531"><text:span text:style-name="T3532">P</text:span><text:span text:style-name="T3533">rz</text:span><text:span text:style-name="T3534">ewodnic</text:span><text:span text:style-name="T3535">z</text:span><text:span text:style-name="T3536">ąc</text:span><text:span text:style-name="T3537">y</text:span><text:span text:style-name="T3538">:</text:span></text:p>
      <text:p text:style-name="P3539">Dziękuję. Pan sekr<text:span text:style-name="T3540">et</text:span>arz Śliwiński<text:span text:style-name="T3541">.</text:span></text:p>
      <text:p text:style-name="P3542"><text:span text:style-name="T3543">O</text:span><text:span text:style-name="T3544">b</text:span><text:span text:style-name="T3545">.</text:span><text:span text:style-name="T3546"><text:s/></text:span><text:span text:style-name="T3547">St</text:span><text:span text:style-name="T3548">. Śliwiński</text:span><text:span text:style-name="T3549">:</text:span></text:p>
      <text:p text:style-name="P3550">W zwi<text:span text:style-name="T3551">ą</text:span>zku z o<text:span text:style-name="T3552">st</text:span>atnim głosem<text:span text:style-name="T3553">.</text:span><text:span text:style-name="T3554"><text:s/></text:span>Na 1 stronie w pkt. 4 jest zapis<text:s/>„zakres, poziom i sposób stosowania cen gwarantowanych będzie negocjowany ze z<text:span text:style-name="T3555">w</text:span>iązkam<text:span text:style-name="T3556">i</text:span><text:span text:style-name="T3557">”</text:span>.<text:s/><text:span text:style-name="T3558">W</text:span><text:s/>związku z tym wracam to do poprzedniego... do d<text:span text:style-name="T3559">ys</text:span>kutowan<text:span text:style-name="T3560">e</text:span>j kwestii<text:span text:style-name="T3561">.</text:span><text:s/>Zostawmy to tym, którzy będą to negocjować.<text:s/><text:span text:style-name="T3562">I</text:span><text:s/>zakres, i poziom, i sposób, czyli tu nie określajmy, czyli tu przyłączam si<text:span text:style-name="T3563">ę</text:span><text:s/>do tych głosów, które są przeciwne wyliczaniu na co tu by jeszcze ceny gwarantowane minimalne, bo ta li<text:span text:style-name="T3564">s</text:span>ta byłaby bardzo długa i praktycznie biorąc nikomu... nikt by nie był zadowolony z tej listy. Dlatego zostawić to w tym zapisie jaki jest<text:span text:style-name="T3565">.</text:span><text:s/>„Zakres, pozio<text:span text:style-name="T3566">m</text:span><text:s/>i sposób stosowania... itd. będą ne<text:span text:style-name="T3567">g</text:span>ocjowane ze związkami zawodowymi rolników i prz<text:span text:style-name="T3568">ed</text:span>stawici<text:span text:style-name="T3569">el</text:span>ami innych producentów rolnych. Tutaj, tą sprawę<text:span text:style-name="T3570">,</text:span><text:s/>ja<text:span text:style-name="T3571">k</text:span><text:s/>pow<text:span text:style-name="T3572">ied</text:span>ziano ju<text:span text:style-name="T3573">ż</text:span><text:s/>poprzednio będą to ludz<text:span text:style-name="T3574">i</text:span>e kompetentni, odpowi<text:span text:style-name="T3575">ed</text:span>zialni i wynegocjują te kwestie.</text:p>
      <text:p text:style-name="P3576">Dziękuję<text:span text:style-name="T3577">.</text:span></text:p>
      <text:p text:style-name="P3578"><text:span text:style-name="T3579">Pr</text:span><text:span text:style-name="T3580">z</text:span><text:span text:style-name="T3581">ewodnicz</text:span><text:span text:style-name="T3582">ący</text:span><text:span text:style-name="T3583">:</text:span></text:p>
      <text:p text:style-name="P3584">Bardzo proszę pan prof. Grochowski<text:span text:style-name="T3585">.</text:span></text:p>
      <text:p text:style-name="P3586"><text:span text:style-name="T3587">Prof. Zdzisław Grochowski</text:span><text:span text:style-name="T3588">:</text:span></text:p>
      <text:p text:style-name="P3589">Na<text:span text:style-name="T3590">jp</text:span>i<text:span text:style-name="T3591">er</text:span>w do t<text:span text:style-name="T3592">eg</text:span>o ostatniego punktu.<text:s/><text:span text:style-name="T3593">T</text:span>u jest<text:s/><text:span text:style-name="T3594">sf</text:span>ormułowanie, że zaniepok<text:span text:style-name="T3595">oj</text:span>enie po<text:span text:style-name="T3596">g</text:span>ar<text:span text:style-name="T3597">szają</text:span>cą się sytuacją w produkcji zwierzęcej. Ja by<text:span text:style-name="T3598">m</text:span><text:s/>to uściśli<text:span text:style-name="T3599">ł</text:span><text:s/>i dodał tylko, że ni<text:span text:style-name="T3600">e</text:span><text:s/>w produkcji zwi<text:span text:style-name="T3601">er</text:span>z<text:span text:style-name="T3602">ęcej<text:s/></text:span>, tylko w produkcji żywca<text:span text:style-name="T3603">.</text:span><text:s/>Bo tu rzeczywiście opłacalność jej spadła. Jeśli chodzi o mleko to wbrew temu co pan tutaj mówił co się dzieje w biało<text:span text:style-name="T3604">st</text:span>ockim, my<text:s/><text:span text:style-name="T3605">m</text:span>amy ostatnie ankiety, który dopiero teraz wpływają od rolników i bez wyjątku, we wszystkich rejonach kraju łącznie z białostockim i j<text:span text:style-name="T3606">el</text:span>eniogórskim najwyżej jest oceniana przez rolników opłacalnoś<text:span text:style-name="T3607">ć</text:span><text:s/>mleka.<text:s/><text:span text:style-name="T3608">W<text:s/></text:span>tej chwili w styczniu i w lutym t<text:span text:style-name="T3609">eg</text:span>o roku. Także to nie<text:s/><text:soft-page-break/>dotyczy całej produkcji zwierzęcej, więc ja bym t<text:span text:style-name="T3610">u</text:span><text:s/>dodał produkcji żywca<text:span text:style-name="T3611">.</text:span><text:s/>W<text:span text:style-name="T3612">i</text:span>dz<text:span text:style-name="T3613">ę</text:span><text:s/>pilną potrzebę, ni<text:span text:style-name="T3614">ezbęd</text:span>no<text:span text:style-name="T3615">ś</text:span>ć pilnego podjęcia działań celem zahamowania spadku tej produkcji w szczególności konieczne jest podniesienie cen skupu. Oczywiście nie wolnego skupu, ja się zgadzam z tym co mówił min<text:span text:style-name="T3616">.<text:s/></text:span>Pazura.</text:p>
      <text:p text:style-name="P3617">Teraz jeżeli chodzi o ceny minimalne, ja już się wypowiadałem, że nie mam nic przeciwko takiemu zapisowi. Chociaż uważam, że to ma bardziej psychologiczne niż praktyczne znaczenie. Oczywiście nie należy wymieniać, jakie produkty, i praktycznie w tej chwili to ja np. widzę ustalenie ceny minimalnej dla wełny. Dlaczego? Dlatego, że przemysł kupuje wełnę za granicą po cenach atrakcyjnych i nie jest za<text:span text:style-name="T3618">in</text:span>t<text:span text:style-name="T3619">eres</text:span>owany<text:s/><text:span text:style-name="T3620">w</text:span><text:s/>skupie wełny krajowej i raczej obniżaniem cen. Także tu<text:s/><text:span text:style-name="T3621">w</text:span>idz<text:span text:style-name="T3622">ę</text:span><text:s/>już jedną praktyczną możliwość zastosowania tej ceny<text:span text:style-name="T3623">.</text:span></text:p>
      <text:p text:style-name="P3624">Je<text:span text:style-name="T3625">ś</text:span>li chodzi o inne to tak, jak mówiłem to w warunkach nadprodukcji wtedy gdy popyt spada, spadają ceny, państwo gwarantuje pewne minimum<text:span text:style-name="T3626">.</text:span><text:s/><text:span text:style-name="T3627">U</text:span><text:s/>nas długo jeszcze taka ewentualność nie b<text:span text:style-name="T3628">ę</text:span>dzie zachodzić.</text:p>
      <text:p text:style-name="P3629">Także proponuję przyjąć ten zapis i w pkt. 4 w takiej formie, jak on jest na podstawowe produkty, a już jakie to będzie się ustalać w drodze negocjacji.</text:p>
      <text:p text:style-name="P3630">Dziękuj<text:span text:style-name="T3631">ę.</text:span></text:p>
      <text:p text:style-name="P3632"><text:span text:style-name="T3633">Przewodniczący</text:span><text:span text:style-name="T3634">:</text:span></text:p>
      <text:p text:style-name="P3635">Żebym tylko wiedzi<text:span text:style-name="T3636">a</text:span>ł, bo mnie chodziło tylko na samiutkim końcu po tym zaniepok<text:span text:style-name="T3637">oj</text:span>en<text:span text:style-name="T3638">iu</text:span><text:s/>produkcją zwi<text:span text:style-name="T3639">er</text:span>zęcą, czyli pan profesor uważa, że tu n<text:span text:style-name="T3640">i</text:span>c nie pisać. Czy napisać...</text:p>
      <text:p text:style-name="P3641"><text:span text:style-name="T3642">/</text:span>Głos z sali: nie słychać/.</text:p>
      <text:p text:style-name="P3643"><text:span text:style-name="T3644">Przewodniczący</text:span><text:span text:style-name="T3645">:</text:span></text:p>
      <text:p text:style-name="P3646">Kropka.</text:p>
      <text:p text:style-name="P3647"><text:span text:style-name="T3648">/</text:span>Głos z sali: Tam już było o żywcu, to tutaj już nie wymien<text:span text:style-name="T3649">ia</text:span>m/.</text:p>
      <text:p text:style-name="P3650"><text:span text:style-name="T3651">Przewodniczący</text:span><text:span text:style-name="T3652">:</text:span></text:p>
      <text:p text:style-name="P3653"><text:span text:style-name="T3654">Z</text:span>naczy pan proponuje produkcję żywca<text:span text:style-name="T3655">.</text:span></text:p>
      <text:p text:style-name="P3656"><text:span text:style-name="T3657">/</text:span>Głos z sali: Produkcję żywca, no oczywiście to jest wołowe i wieprzowe/.</text:p>
      <text:p text:style-name="P3658"><text:span text:style-name="T3659">Prz</text:span><text:span text:style-name="T3660">ewod</text:span><text:span text:style-name="T3661">ni</text:span><text:span text:style-name="T3662">cz</text:span><text:span text:style-name="T3663">ąc</text:span><text:span text:style-name="T3664">y</text:span><text:span text:style-name="T3665">:</text:span></text:p>
      <text:p text:style-name="P3666">Chodzi o to, żeby zrobić coś od razu.</text:p>
      <text:p text:style-name="P3667">/Głos z sali: Albo może wymienić trzody chlewnej, żywca trzody chlewnej i wołowej. Bo drobiowej i baraniej nie wchodzi tutaj w rachubę, w każdym razie produkcja zwierzęca jest za szerokie/.</text:p>
      <text:p text:style-name="P3668"><text:span text:style-name="T3669">Przew</text:span><text:span text:style-name="T3670">od</text:span><text:span text:style-name="T3671">niczący</text:span><text:span text:style-name="T3672">:</text:span></text:p>
      <text:p text:style-name="P3673"><text:span text:style-name="T3674">P</text:span>an<text:s/><text:span text:style-name="T3675">Be</text:span>s<text:span text:style-name="T3676">z</text:span>ta-Borowsk<text:span text:style-name="T3677">i</text:span>.</text:p>
      <text:p text:style-name="P3678"><text:span text:style-name="T3679">Ob.</text:span><text:span text:style-name="T3680"><text:s/>Jan Be</text:span><text:span text:style-name="T3681">szt</text:span><text:span text:style-name="T3682">a-Borowsk</text:span><text:span text:style-name="T3683">i</text:span><text:span text:style-name="T3684">:</text:span></text:p>
      <text:p text:style-name="P3685"><text:span text:style-name="T3686">T</text:span><text:span text:style-name="T3687">e</text:span>n ostatni punkt, jego sformułowanie uważam za obecnie bardzo<text:s/><text:span text:style-name="T3688">w</text:span>ażne.<text:s/><text:span text:style-name="T3689">I</text:span><text:s/>proponuję z uwagi na gwałtownie pogarszające się relacje cen produkcji zwierzęcej<text:s/><text:span text:style-name="T3690">i</text:span><text:s/>środków produkcji oraz spadku urodzaju zbóż w roku ubiegłym, konieczne jest natychmia<text:span text:style-name="T3691">st</text:span>owe podniesienie cen na produkty zwierzęce.</text:p>
      <text:p text:style-name="P3692">Dziękuję<text:span text:style-name="T3693">.</text:span></text:p>
      <text:p text:style-name="P3694"><text:span text:style-name="T3695">/Głos</text:span><text:s/>z sali: Czy można jeszcze?/.</text:p>
      <text:p text:style-name="P3696"><text:span text:style-name="T3697">Przewodnicząc</text:span><text:span text:style-name="T3698">y</text:span><text:span text:style-name="T3699">:</text:span></text:p>
      <text:p text:style-name="P3700">Proszę bardzo.</text:p>
      <text:p text:style-name="P3701"><text:span text:style-name="T3702">Głos z sa</text:span><text:span text:style-name="T3703">li</text:span>:</text:p>
      <text:soft-page-break/>
      <text:p text:style-name="P3704"><text:span text:style-name="T3705">W</text:span><text:s/>zeszłym roku ceny skupu produktów rolnych wzrosły o 84 proc. w tym ceny urzędowych cen skupu o 97 proc.<text:span text:style-name="T3706"><text:s/></text:span>natomiast ceny do środków do produkcji rolnej, na bieżącą produkcję wzrosły 77 proc. Także nożyce cen były i wyniosły 112 po raz pierwszy od roku<text:s/>‘81 były bardzo korzystne dla r<text:span text:style-name="T3707">olnict</text:span>wa.</text:p>
      <text:p text:style-name="P3708">Oczywiście nie wiem, jak to się dalej rozwinie, ale mówimy na koniec t<text:span text:style-name="T3709">eg</text:span>o roku, poprz<text:span text:style-name="T3710">ed</text:span>ni<text:span text:style-name="T3711">eg</text:span>o.</text:p>
      <text:p text:style-name="P3712"><text:span text:style-name="T3713">Przew</text:span><text:span text:style-name="T3714">od</text:span><text:span text:style-name="T3715">ni</text:span><text:span text:style-name="T3716">cz</text:span><text:span text:style-name="T3717">ący</text:span><text:span text:style-name="T3718">:</text:span></text:p>
      <text:p text:style-name="P3719">To co zrobimy z ty<text:span text:style-name="T3720">m</text:span>i nieszczęsnymi bydlętami? Dlatego, że chodzi mi o to żeby, że są alarmistyczne sygnały, że może spaść produkcja mięsa w końcu roku. Chodzi o to..<text:span text:style-name="T3721">.</text:span><text:s/>Pan minister.</text:p>
      <text:p text:style-name="P3722"><text:span text:style-name="T3723">Min. Ryszard Pazura</text:span><text:span text:style-name="T3724">:</text:span></text:p>
      <text:p text:style-name="P3725">Pan Grochowski tutaj zaproponował, mnie się wydaje, dobre<text:s/><text:span text:style-name="T3726">sf</text:span>ormułowanie.<text:s/><text:span text:style-name="T3727">W</text:span><text:s/>tym rzymskim punkcie III należałoby napisać<text:s/>„uczestnicy podzespołu rolniczego wyrażają zaniepok<text:span text:style-name="T3728">oj</text:span>enie pogarszającą się sytuacją w produkcji żywca wieprzowego i wołowego, widzą niezbędne... do końca to zdanie pozostaje... w szczególności należałoby podn<text:span text:style-name="T3729">ieś</text:span>ć ceny na te pr<text:span text:style-name="T3730">od</text:span>ukty<text:span text:style-name="T3731">.</text:span></text:p>
      <text:p text:style-name="P3732"><text:span text:style-name="T3733">/Głos</text:span><text:s/>z sali: Nie cen, podn<text:span text:style-name="T3734">ie</text:span>sienie ceny skupu/.</text:p>
      <text:p text:style-name="P3735"><text:span text:style-name="T3736">Min. R</text:span><text:span text:style-name="T3737">.</text:span><text:span text:style-name="T3738"><text:s/>Pazura</text:span><text:span text:style-name="T3739">:</text:span></text:p>
      <text:p text:style-name="P3740">Ceny skupu n<text:span text:style-name="T3741">a</text:span><text:s/>t<text:span text:style-name="T3742">e</text:span><text:s/>produkty.<text:s/><text:span text:style-name="T3743">I</text:span><text:s/>kropka<text:span text:style-name="T3744">.</text:span></text:p>
      <text:p text:style-name="P3745"><text:span text:style-name="T3746">/Głos</text:span><text:s/>z sali: nie słychać<text:span text:style-name="T3747">.</text:span>/.</text:p>
      <text:p text:style-name="P3748"><text:span text:style-name="T3749">Min. R. Pazur</text:span><text:span text:style-name="T3750">a</text:span><text:span text:style-name="T3751">:</text:span></text:p>
      <text:p text:style-name="P3752">Można i<text:s/>„natychmia<text:span text:style-name="T3753">st</text:span>owo”..<text:span text:style-name="T3754">.</text:span></text:p>
      <text:p text:style-name="P3755"><text:span text:style-name="T3756">/Głos</text:span><text:s/>z sali: Zanim my to zdanie sformułujemy, to ceny będą na pewno podniesione/.</text:p>
      <text:p text:style-name="P3757"><text:span text:style-name="T3758">Min.</text:span><text:span text:style-name="T3759"><text:s/>R. Pazura</text:span><text:span text:style-name="T3760">:</text:span></text:p>
      <text:p text:style-name="P3761">A co z mlekiem? Mleka nie ruszamy?</text:p>
      <text:p text:style-name="P3762"><text:span text:style-name="T3763">/Głos</text:span><text:s/>z sali: Mleka nie zachodzi potrzeba w tej chwili, jest tylko sprawa ceny letniej/.</text:p>
      <text:p text:style-name="P3764"><text:span text:style-name="T3765">M</text:span><text:span text:style-name="T3766">in. R. Pazura</text:span><text:span text:style-name="T3767">:</text:span></text:p>
      <text:p text:style-name="P3768">Tak, ale to jest już inny pr<text:span text:style-name="T3769">ob</text:span>lem.</text:p>
      <text:p text:style-name="P3770"><text:span text:style-name="T3771">Przewodn</text:span><text:span text:style-name="T3772">ic</text:span><text:span text:style-name="T3773">zący</text:span><text:span text:style-name="T3774">:</text:span></text:p>
      <text:p text:style-name="P3775">Proszę bardzo pan Borowski.</text:p>
      <text:p text:style-name="P3776"><text:span text:style-name="T3777">O</text:span><text:span text:style-name="T3778">b. Borowski</text:span><text:span text:style-name="T3779">:</text:span></text:p>
      <text:p text:style-name="P3780">To co p<text:span text:style-name="T3781">a</text:span>n Grochowski mówi, to tak było. Natomiast to zmienia się dosłownie z tygodnia na tydzień, kiedy drożeją środki produkcji, kiedy pasza, ja już tu o tym mówiłem, zboże, kiedy rolnik nie może utrzyma<text:span text:style-name="T3782">ć<text:s/></text:span>przydziału żadnej paszy na 2 tys. litrów przykładowo otrzymuje 50 kg paszy, która kosztuje ok. 10, także tu już nie<text:span text:style-name="T3783"><text:s/></text:span>musz<text:span text:style-name="T3784">ę</text:span><text:s/>przekonywać<text:span text:style-name="T3785">.</text:span><text:s/>Te relacje gwałtownie si<text:span text:style-name="T3786">ę</text:span><text:s/>pogarszają i na mleko. Więc jeśli chcemy, żeby nie było tej sytuacji katastrofalnej to uważam z<text:span text:style-name="T3787">a</text:span><text:s/>konieczne tu produkcji zwierzęcej.</text:p>
      <text:p text:style-name="P3788">Dzi<text:span text:style-name="T3789">ęk</text:span>uj<text:span text:style-name="T3790">ę.</text:span></text:p>
      <text:p text:style-name="P3791"><text:span text:style-name="T3792">Przewodni</text:span><text:span text:style-name="T3793">cz</text:span><text:span text:style-name="T3794">ący</text:span><text:span text:style-name="T3795">:</text:span></text:p>
      <text:p text:style-name="P3796">Proszę bardzo, pan Małecki.</text:p>
      <text:p text:style-name="P3797"><text:span text:style-name="T3798">Ob</text:span><text:span text:style-name="T3799">.</text:span><text:span text:style-name="T3800"><text:s/>Edward Małecki</text:span><text:span text:style-name="T3801">:</text:span></text:p>
      <text:p text:style-name="P3802">Proszę państwa, ja akurat na tej produkcji mlecznej trochę się znam.<text:s/><text:span text:style-name="T3803">I</text:span><text:s/>pamiętam relacje z lat 70-<text:span text:style-name="T3804">t</text:span>ych kiedy litr mleka była cena podstawowa<text:s/><text:span text:style-name="T3805">1</text:span>,50<text:s/><text:span text:style-name="T3806">z</text:span>ł, przy dobrym tłuszczu wychodziło ponad 5, cena paliwa do ciągnika wynosiła 2,20. W większym gospodarstwi<text:span text:style-name="T3807">e</text:span>, które musi<text:span text:style-name="T3808">, b</text:span>y<text:span text:style-name="T3809">ć</text:span><text:s/>zm<text:span text:style-name="T3810">ec</text:span>han<text:span text:style-name="T3811">iz</text:span>owane wydaje<text:s/><text:span text:style-name="T3812">mi</text:span><text:s/><text:span text:style-name="T3813">s</text:span>i<text:span text:style-name="T3814">ę</text:span>, że<text:s/><text:soft-page-break/>takim bardzo do<text:span text:style-name="T3815">k</text:span>ładnym odniesieniem jest właśnie cena paliwa, bo tutaj nie dość, ż<text:span text:style-name="T3816">e<text:s/></text:span>trzeba, są kwestie, jak koszenie trawy, wysuszenia jej przy pomocy mechaniczn<text:span text:style-name="T3817">ej,</text:span><text:s/>ładowania przy pomo<text:span text:style-name="T3818">c</text:span>y mechani<text:span text:style-name="T3819">cz</text:span>n<text:span text:style-name="T3820">ej.</text:span><text:s/>Kwe<text:span text:style-name="T3821">s</text:span>tia energii elektryczn<text:span text:style-name="T3822">ej,</text:span><text:s/>która też jest zbliżona do ceny paliw przy dojeniu itd.<text:s/><text:span text:style-name="T3823">I</text:span><text:s/>ja si<text:span text:style-name="T3824">ę</text:span><text:s/>wcale nie dziwę, że pan Borowski mówi o cenie rzędu 250 zł, bo to jest właśnie ta rel<text:span text:style-name="T3825">acj</text:span>a z lat 70-tych.<text:s/><text:span text:style-name="T3826">I</text:span><text:s/>wydaje<text:s/><text:span text:style-name="T3827">m</text:span>i się, że najlepszym odniesieniem właśnie do mleka jest cena paliwa do ciągnika. Ponieważ bardzo dużo przy próbie zm<text:span text:style-name="T3828">ec</text:span>han<text:span text:style-name="T3829">iz</text:span>owania przy<text:s/><text:span text:style-name="T3830">w</text:span>iększych<text:s/><text:span text:style-name="T3831">g</text:span>ospodarstwach się tego zużywa. I chyba nie będziemy mieli jakiejś takiej możliwości rozwoju tej produkcji jeśli tej relacji nie<text:s/><text:span text:style-name="T3832">ut</text:span>rzymamy.</text:p>
      <text:p text:style-name="P3833">Dziękuję.</text:p>
      <text:p text:style-name="P3834"><text:span text:style-name="T3835">Przewodniczący</text:span><text:span text:style-name="T3836">:</text:span></text:p>
      <text:p text:style-name="P3837">Proszę bardzo pan Bąk<text:span text:style-name="T3838">.</text:span></text:p>
      <text:p text:style-name="P3839"><text:span text:style-name="T3840">Ob</text:span><text:span text:style-name="T3841">.</text:span><text:span text:style-name="T3842"><text:s/>Józef Bąk</text:span><text:span text:style-name="T3843">:</text:span></text:p>
      <text:p text:style-name="P3844">Za mlekiem jestem, także za mlekiem<text:span text:style-name="T3845">.</text:span></text:p>
      <text:p text:style-name="P3846"><text:span text:style-name="T3847">Przewodn</text:span><text:span text:style-name="T3848">icz</text:span><text:span text:style-name="T3849">ący</text:span><text:span text:style-name="T3850">:</text:span></text:p>
      <text:p text:style-name="P3851"><text:span text:style-name="T3852">T</text:span>o co? M<text:span text:style-name="T3853">oż</text:span>e byśmy tak zrob<text:span text:style-name="T3854">il</text:span>i w ten sposób<text:span text:style-name="T3855">.</text:span><text:s/>Może wrócić do sformułowania, jakie było napisane, że<text:s/>„uczestnicy podzespołu rolniczego wyrażają zaniepokojenie pogarszającą się sytuacją w produkcji zwierzęcej widzą konieczność pilnego podjęcia działań cel<text:span text:style-name="T3856">e</text:span>m zahamowania spadku tej produkcji.<text:s/><text:span text:style-name="T3857">W</text:span><text:s/>szczególności konieczne jest podniesienie cen skupu żywca wołowego i wieprzow<text:span text:style-name="T3858">eg</text:span>o, a także mleka”. Tak.</text:p>
      <text:p text:style-name="P3859">Proszę bardzo pan minister.</text:p>
      <text:p text:style-name="P3860"><text:span text:style-name="T3861">O</text:span><text:span text:style-name="T3862">b</text:span><text:span text:style-name="T3863">.</text:span><text:span text:style-name="T3864"><text:s/>R. Pazura</text:span><text:span text:style-name="T3865">:</text:span></text:p>
      <text:p text:style-name="P3866">Dyskusja nasza zaczyna<text:s/><text:span text:style-name="T3867">się</text:span><text:s/>w tym miejscu przeradzać w podwyżkę p<text:span text:style-name="T3868">ow</text:span>szechną cen skupu. Śmiem<text:span text:style-name="T3869"><text:s/></text:span>zauważyć. Natomiast nasze stanowisko miało mówić pamiętam poprzednią dyskusję - o int<text:span text:style-name="T3870">er</text:span>w<text:span text:style-name="T3871">en</text:span>cy<text:span text:style-name="T3872">jnej</text:span><text:s/>decyzji, którą trz<text:span text:style-name="T3873">e</text:span>ba podjąć, jak tu mówiono natychmiast. Jeśli zaczniemy rozszerzać równi<text:span text:style-name="T3874">eż</text:span><text:s/>to na produkcję mleka, która n<text:span text:style-name="T3875">i</text:span>e jest jeszcze<text:s/><text:span text:style-name="T3876">w</text:span><text:s/>takiej sytuacji, jak produkcja zwierzęca, to obawiam<text:s/><text:span text:style-name="T3877">się</text:span>, że rozszerzymy tą decyzję na globalną propozycj<text:span text:style-name="T3878">ę</text:span><text:s/>podwyżki cen skupu. Muszą być zachowane między cenami skupu produktów rolniczych określone relacje. My chcemy połamać te relacje od razu, teraz, natychmia<text:span text:style-name="T3879">st.</text:span></text:p>
      <text:p text:style-name="P3880">Ja myślę, że ta propozycja, to uzasadnienie prof<text:span text:style-name="T3881">.<text:s/></text:span>Grochowski<text:span text:style-name="T3882">eg</text:span>o jest właściwe tutaj<text:s/><text:span text:style-name="T3883">i</text:span><text:s/>po prostu trzeba tą interwencję ograniczyć, dalej ma działać jakiś system<text:span text:style-name="T3884">.</text:span><text:s/>I nad tym pracujemy tutaj.</text:p>
      <text:p text:style-name="P3885">Dziękuję bardzo.</text:p>
      <text:p text:style-name="P3886"><text:span text:style-name="T3887">Prz</text:span><text:span text:style-name="T3888">ewod</text:span><text:span text:style-name="T3889">n</text:span><text:span text:style-name="T3890">icz</text:span><text:span text:style-name="T3891">ący</text:span><text:span text:style-name="T3892">:</text:span></text:p>
      <text:p text:style-name="P3893">Proszę bardzo, pan Bąk.</text:p>
      <text:p text:style-name="P3894"><text:span text:style-name="T3895">Ob</text:span><text:span text:style-name="T3896">.</text:span><text:span text:style-name="T3897"><text:s/>Józ</text:span><text:span text:style-name="T3898">ef</text:span><text:span text:style-name="T3899"><text:s/>Bąk</text:span><text:span text:style-name="T3900">:</text:span></text:p>
      <text:p text:style-name="P3901">Mam 240 krów i naprawdę spada opłacalność. Jeżeli mam 4,5 tys. l mleka to robię to dobrze.</text:p>
      <text:p text:style-name="P3902"><text:span text:style-name="T3903">/Głos</text:span><text:s/>z sali: Ile mleka?/.</text:p>
      <text:p text:style-name="P3904"><text:span text:style-name="T3905">Ob</text:span><text:span text:style-name="T3906">.</text:span><text:span text:style-name="T3907"><text:s/>Józef Bąk</text:span><text:span text:style-name="T3908">:</text:span></text:p>
      <text:p text:style-name="P3909">4,5 tys. to źle czy mało?</text:p>
      <text:p text:style-name="P3910"><text:span text:style-name="T3911">/Głos</text:span><text:s/>z sali: nie słychać/.</text:p>
      <text:p text:style-name="P3912"><text:span text:style-name="T3913">Ob. Józef Bąk</text:span><text:span text:style-name="T3914">:</text:span></text:p>
      <text:soft-page-break/>
      <text:p text:style-name="P3915"><text:span text:style-name="T3916">I</text:span><text:s/>spada opłacalność. Wobec tego...</text:p>
      <text:p text:style-name="P3917"><text:span text:style-name="T3918">/Głos</text:span><text:s/>z sali: nie słychać/.</text:p>
      <text:p text:style-name="P3919"><text:span text:style-name="T3920">Ob</text:span><text:span text:style-name="T3921">.</text:span><text:span text:style-name="T3922"><text:s/>Józef Bąk</text:span><text:span text:style-name="T3923">:</text:span></text:p>
      <text:p text:style-name="P3924">Ale m<text:span text:style-name="T3925">n</text:span>ie spada opłacalność.</text:p>
      <text:p text:style-name="P3926"><text:span text:style-name="T3927">/Głos</text:span><text:s/>z sali: nie słychać/.</text:p>
      <text:p text:style-name="P3928"><text:span text:style-name="T3929">Przewodn</text:span><text:span text:style-name="T3930">ic</text:span><text:span text:style-name="T3931">ząc</text:span><text:span text:style-name="T3932">y</text:span><text:span text:style-name="T3933">:</text:span></text:p>
      <text:p text:style-name="P3934">Pan Lipiec proszę.</text:p>
      <text:p text:style-name="P3935"><text:span text:style-name="T3936">Ob</text:span><text:span text:style-name="T3937">.</text:span><text:span text:style-name="T3938"><text:s/>Edward Lipiec</text:span><text:span text:style-name="T3939">:</text:span></text:p>
      <text:p text:style-name="P3940">Ja się akurat nie znam na produkcji mleka, ale wiem,<text:s/><text:span text:style-name="T3941">ż</text:span>e cykl świński jest dużo krótszy i w ciągu roku można tą produkcję odbudować. Natomiast, jak<text:span text:style-name="T3942"><text:s/></text:span>spadnie produkcja mleka to już będzie za pó<text:span text:style-name="T3943">ź</text:span>no. Bo tu trzeba czekać przynajmniej 3 lata, żeby można było odbudować.<text:s/>W<text:span text:style-name="T3944">ięc</text:span><text:s/>patrzenie tylko takie,<text:s/><text:span text:style-name="T3945">ż</text:span>e to nie j<text:span text:style-name="T3946">e</text:span>st jeszcze tak<text:s/><text:span text:style-name="T3947">ź</text:span>le<text:s/><text:span text:style-name="T3948">i</text:span><text:s/>czekajmy, jak będz<text:span text:style-name="T3949">i</text:span>e ju<text:span text:style-name="T3950">ż</text:span><text:s/>katastrofa to wydaje mi si<text:span text:style-name="T3951">ę</text:span>,<text:s/><text:span text:style-name="T3952">że<text:s/></text:span>to jest chyba złe.</text:p>
      <text:p text:style-name="P3953"><text:span text:style-name="T3954">Przewodniczący</text:span><text:span text:style-name="T3955">:</text:span></text:p>
      <text:p text:style-name="P3956">Proszę bardzo pan sekretarz Śliwiński.</text:p>
      <text:p text:style-name="P3957"><text:span text:style-name="T3958">Ob</text:span><text:span text:style-name="T3959">.</text:span><text:span text:style-name="T3960"><text:s/>Stanisław Śliwiński</text:span><text:span text:style-name="T3961">:</text:span></text:p>
      <text:p text:style-name="P3962">Otóż ja tu<text:s/><text:span text:style-name="T3963">c</text:span>hc<text:span text:style-name="T3964">ę</text:span><text:s/>zauważyć,<text:s/>że dyskusja schodzi na<text:span text:style-name="T3965">.</text:span>.. schodzi do sytuacji, któr<text:span text:style-name="T3966">ą</text:span><text:s/>krytykujemy, tzn. do ręcznego sterowania. Tzn. znowu urzędowe ceny na wszystkie produkty czy surowce rolnicze. Ponieważ uznaliśmy i wszyscy co do te<text:span text:style-name="T3967">g</text:span>o si<text:span text:style-name="T3968">ę</text:span><text:s/>zgadzają<text:span text:style-name="T3969">,</text:span><text:s/>że najbardziej niepokojąca czy też bardzo zła, niektórzy<text:s/><text:span text:style-name="T3970">m</text:span>ówią tragiczna jest sytuacja<text:s/><text:span text:style-name="T3971">w</text:span><text:s/>produkcji żywca wieprzowego, wołowego to proponuję zapis następujący:<text:s/><text:span text:style-name="T3972">„</text:span>Uczestnicy podzespołu rolniczego wyrażają zaniepok<text:span text:style-name="T3973">oj</text:span>enie pogarszającą się sytuacją produkcji żywca wieprzowego i wołowego. W<text:span text:style-name="T3974">i</text:span>dz<text:span text:style-name="T3975">ą</text:span><text:s/>konieczność n<text:span text:style-name="T3976">atyc</text:span>h<text:span text:style-name="T3977">m</text:span>ia<text:span text:style-name="T3978">st</text:span>owego podniesienia cen skupu tychże oczywiście produktów, celem zahamowania spadku tej produkcji”. Dlaczego tak mówię?</text:p>
      <text:p text:style-name="P3979">Dlatego, że przecież opowiadamy się wcześniej za pilnym urynkowieniem czyli wejściem w wolne ceny<text:s/><text:span text:style-name="T3980">w</text:span><text:s/>gospodarce żywnościow<text:span text:style-name="T3981">ej,</text:span><text:s/>w rolnictwie. Idzie o to, żeby te dwie kwes<text:span text:style-name="T3982">ti</text:span>e podnieść nazwijmy to do poziomu opłacaln<text:span text:style-name="T3983">eg</text:span>o i gwarantowanego i od tego poziomu potem rolnicy, producenci mają możliwość uzyskania cen, jakie wynegocjują ze swoimi kontrahe<text:span text:style-name="T3984">nt</text:span>ami.</text:p>
      <text:p text:style-name="P3985">Domaganie się w tej chwili podniesienia wszystkich cen, ja się zgadzam z tą tezą, że pisanie tu jeszcze czegokolwiek to następni powiedz<text:span text:style-name="T3986">ą</text:span><text:s/>no dobrze, a zboża itd. Czyli podnieślibyśmy wolumen cen w ogóle urzędowych cen skupu do takiego poziomu, miejmy na uwadze i drugą stronę. A więc wtedy kasa państwowa pęknie bo tych dotacji, które teraz przeznaczany na cele, o których<text:s/><text:span text:style-name="T3987">m</text:span>owa wcześniej, mianowicie przemysłu spożywczego i innych, nie starczy na ewentualne wyrównanie cen detalicznych żywności.</text:p>
      <text:p text:style-name="P3988">Dziękuję.</text:p>
      <text:p text:style-name="P3989"><text:span text:style-name="T3990">Przew</text:span><text:span text:style-name="T3991">od</text:span><text:span text:style-name="T3992">ni</text:span><text:span text:style-name="T3993">cz</text:span><text:span text:style-name="T3994">ący</text:span><text:span text:style-name="T3995">:</text:span></text:p>
      <text:p text:style-name="P3996"><text:span text:style-name="T3997">Cz</text:span>y<text:s/><text:span text:style-name="T3998">na</text:span><text:s/>mleko są urzędowe ceny?</text:p>
      <text:p text:style-name="P3999"><text:span text:style-name="T4000">Ob.</text:span><text:span text:style-name="T4001"><text:s/>Stanisław Śliwiński</text:span><text:span text:style-name="T4002">:</text:span></text:p>
      <text:p text:style-name="P4003">Tak.</text:p>
      <text:p text:style-name="P4004"><text:span text:style-name="T4005">Przewodniczący</text:span><text:span text:style-name="T4006">:</text:span></text:p>
      <text:p text:style-name="P4007">Może w takim razie zniesienie cen urzędowych z mleka?</text:p>
      <text:soft-page-break/>
      <text:p text:style-name="P4008"><text:span text:style-name="T4009">Ob</text:span><text:span text:style-name="T4010">.</text:span><text:span text:style-name="T4011"><text:s/>St</text:span><text:span text:style-name="T4012">.</text:span><text:span text:style-name="T4013"><text:s/>Śliwiński</text:span><text:span text:style-name="T4014">:</text:span></text:p>
      <text:p text:style-name="P4015">No urynkowienie to zniesienie.</text:p>
      <text:p text:style-name="P4016"><text:span text:style-name="T4017">/</text:span>Głos z sali: To w tej sytuacji znieśmy na mleko ceny urzędowe/.</text:p>
      <text:p text:style-name="P4018"><text:span text:style-name="T4019">Przewodniczący</text:span><text:span text:style-name="T4020">:</text:span></text:p>
      <text:p text:style-name="P4021"><text:span text:style-name="T4022">M</text:span>oże tak.</text:p>
      <text:p text:style-name="P4023"><text:span text:style-name="T4024">/Głos</text:span><text:s/>z sali: Bardzo słusznie<text:span text:style-name="T4025">/.</text:span></text:p>
      <text:p text:style-name="P4026">/Głos z sali: Prz<text:span text:style-name="T4027">e</text:span>cie<text:span text:style-name="T4028">ż</text:span><text:s/>b<text:span text:style-name="T4029">ę</text:span>dą zniesione, bo urynkowienie to o to chodzi/.</text:p>
      <text:p text:style-name="P4030"><text:span text:style-name="T4031">Prz</text:span><text:span text:style-name="T4032">ew</text:span><text:span text:style-name="T4033">odni</text:span><text:span text:style-name="T4034">cz</text:span><text:span text:style-name="T4035">ący</text:span><text:span text:style-name="T4036">:</text:span></text:p>
      <text:p text:style-name="P4037">Ale chodzi o to, że natychmia<text:span text:style-name="T4038">st</text:span>owe zniesienie,<text:s/><text:span text:style-name="T4039">a</text:span><text:s/>ta<text:span text:style-name="T4040">m</text:span><text:s/>są stopniowo przewidywan<text:span text:style-name="T4041">e.</text:span></text:p>
      <text:p text:style-name="P4042"><text:span text:style-name="T4043">O</text:span><text:span text:style-name="T4044">b. <text:s text:c="22"/></text:span><text:span text:style-name="T4045">:</text:span></text:p>
      <text:p text:style-name="P4046">Nie, to już. Proszę państwa sytuacja jest taka, że na to mleko jest tylko jeden odbiorca.<text:s/><text:span text:style-name="T4047">I</text:span><text:s/>tutaj nie będzie możliwości pojechania z<text:s/><text:span text:style-name="T4048">n</text:span>im na targ.</text:p>
      <text:p text:style-name="P4049">Podobnie, jak się może mie<text:span text:style-name="T4050">ć</text:span><text:s/>sytuacja w mi<text:span text:style-name="T4051">ęs</text:span>ie wo<text:span text:style-name="T4052">ł</text:span>owym czy wi<text:span text:style-name="T4053">ep</text:span>rzowym.</text:p>
      <text:p text:style-name="P4054"><text:span text:style-name="T4055">Pr</text:span><text:span text:style-name="T4056">zew</text:span><text:span text:style-name="T4057">od</text:span><text:span text:style-name="T4058">ni</text:span><text:span text:style-name="T4059">cz</text:span><text:span text:style-name="T4060">ąc</text:span><text:span text:style-name="T4061">y</text:span><text:span text:style-name="T4062">:</text:span></text:p>
      <text:p text:style-name="P4063">Pan min. Pazura jeszcze.</text:p>
      <text:p text:style-name="P4064"><text:span text:style-name="T4065">Min. Pazura</text:span><text:span text:style-name="T4066">:</text:span></text:p>
      <text:p text:style-name="P4067">Żebyśmy byli w zgodzie rysowano tutaj koncepcję. Ja ją rozumiem<text:s/><text:span text:style-name="T4068">w</text:span><text:s/>ten spo<text:span text:style-name="T4069">só</text:span>b, że twor<text:span text:style-name="T4070">zy</text:span>m<text:span text:style-name="T4071">y<text:s/></text:span>rozwiązania czy proponujemy rozwiązania, które m<text:span text:style-name="T4072">a</text:span>j<text:span text:style-name="T4073">ą</text:span><text:s/>doprowadzić do odejścia od urzędowych czytaj: dekr<text:span text:style-name="T4074">et</text:span>owan<text:span text:style-name="T4075">yc</text:span>h pr<text:span text:style-name="T4076">ze</text:span>z państwo cen<text:s/><text:span text:style-name="T4077">s</text:span>kupu, cen środków produkcji, cen d<text:span text:style-name="T4078">et</text:span>a<text:span text:style-name="T4079">lic</text:span>znych przy niezbędnych zabezpieczeniach politycznych, ekonomicznych i organ<text:span text:style-name="T4080">iz</text:span>acyjno<text:span text:style-name="T4081">-</text:span>adm<text:span text:style-name="T4082">i</text:span>ni<text:span text:style-name="T4083">st</text:span>rac<text:span text:style-name="T4084">yjn</text:span>ych. Tak zrozumiałem<text:span text:style-name="T4085"><text:s/></text:span>całą tą dyskusję.</text:p>
      <text:p text:style-name="P4086">Jednocześnie stwierdzamy niezwykle negatywne tendencje w zakresie produkcji zwierzęcej w części<text:s/><text:span text:style-name="T4087">mi</text:span>ęsa wieprzowego<text:s/><text:span text:style-name="T4088">i</text:span><text:s/>wołow<text:span text:style-name="T4089">eg</text:span>o<text:span text:style-name="T4090">.</text:span></text:p>
      <text:p text:style-name="P4091"><text:span text:style-name="T4092">W</text:span><text:s/>innych częściach takich tendencji stwierdzić dzisiaj nie można. W związku z powyższym podejmujemy tutaj extra doraźnie, proponujemy żeby zaint<text:span text:style-name="T4093">er</text:span>wenio<text:span text:style-name="T4094">w</text:span>ano w tę sytuacj<text:span text:style-name="T4095">ę</text:span><text:s/>bo staje się ona niebezpieczna, gdyż trwa to, jak mnie pamięć nie myli od kilku już miesięcy. Od pół roku co najmniej. Te tendencje, ale nasiliły si<text:span text:style-name="T4096">ę</text:span><text:s/>ostatnio. I ten problem<text:s/><text:span text:style-name="T4097">s</text:span>próbujmy załatwić ręcznie w tej chw<text:span text:style-name="T4098">i</text:span>li<text:span text:style-name="T4099">.</text:span></text:p>
      <text:p text:style-name="P4100">Tutaj pro<text:span text:style-name="T4101">po</text:span>zy<text:span text:style-name="T4102">cj</text:span>e, żeby odejść od ml<text:span text:style-name="T4103">e</text:span>ka, od cen urz<text:span text:style-name="T4104">ędowyc</text:span>h natychmiast oczywiście są nie do przyj<text:span text:style-name="T4105">ę</text:span>cia, dlat<text:span text:style-name="T4106">eg</text:span>o ż<text:span text:style-name="T4107">e</text:span><text:s/>proszę zauważyć, że połowę, prawie połowę dotacji to jest właśnie do mleka i jego przetworów. Oznaczałoby to, że te środki trzeba by było odzyskać w innym miejscu tej gospodarki.<text:s/><text:span text:style-name="T4108">W</text:span><text:s/>ja<text:span text:style-name="T4109">kim</text:span><text:s/><text:span text:style-name="T4110">miejscu</text:span><text:s/><text:span text:style-name="T4111">py</text:span>tam<text:span text:style-name="T4112">?</text:span></text:p>
      <text:p text:style-name="P4113">Dziękuję bardzo.</text:p>
      <text:p text:style-name="P4114"><text:span text:style-name="T4115">Przewodn</text:span><text:span text:style-name="T4116">icz</text:span><text:span text:style-name="T4117">ący</text:span><text:span text:style-name="T4118">:</text:span></text:p>
      <text:p text:style-name="P4119">Dobrze. To co widzę, że może zróbmy w ten sposób<text:s/><text:span text:style-name="T4120">pr</text:span>zy<text:span text:style-name="T4121">j</text:span>mi<text:span text:style-name="T4122">jm</text:span>y to sformułowanie, zaznaczając protokół rozbieżności co do mleka, to znaczy, że dżentelmeni niech spierając się o fakty, więc chodzi o to czy jest zagrożenie co do mleka, czy nie ma? To trzeba sprawdzić<text:span text:style-name="T4123">.</text:span></text:p>
      <text:p text:style-name="P4124"><text:span text:style-name="T4125">J</text:span>a proponuję, żeby t<text:span text:style-name="T4126">e</text:span><text:s/>sprawdzenia dokonać, k<text:span text:style-name="T4127">ażd</text:span>y po swojej linii i na ra<text:span text:style-name="T4128">zi</text:span>e stwierdzamy tutaj i dajmy do<text:s/>protokołu<text:s/>rozbieżności, ż<text:span text:style-name="T4129">e</text:span><text:s/>uważamy również, że powinno by<text:span text:style-name="T4130">ć</text:span><text:s/>ml<text:span text:style-name="T4131">ek</text:span>o, ale n<text:span text:style-name="T4132">i</text:span>e m<text:span text:style-name="T4133">a</text:span><text:s/>consensusu, wobec czego proponuję, żebyśmy pod koniec naszych obrad jeszcze do t<text:span text:style-name="T4134">e</text:span>go<text:s/><text:span text:style-name="T4135">m</text:span>le<text:span text:style-name="T4136">k</text:span>a wrócili<text:span text:style-name="T4137">.</text:span></text:p>
      <text:soft-page-break/>
      <text:p text:style-name="P4138">Czy poza ty<text:span text:style-name="T4139">m</text:span>,<text:s/><text:span text:style-name="T4140">tą</text:span><text:s/>rozbieżnością co do mlek<text:span text:style-name="T4141">a</text:span><text:s/>czy byłyby<text:span text:style-name="T4142">,</text:span><text:s/>czy ten dokument możn<text:span text:style-name="T4143">a</text:span><text:s/>by uważać jako nadający si<text:span text:style-name="T4144">ę d</text:span>o przyjęcia<text:span text:style-name="T4145">?</text:span></text:p>
      <text:p text:style-name="P4146">Proszę bardzo pan dr Dąbkowski.</text:p>
      <text:p text:style-name="P4147"><text:span text:style-name="T4148">dr Dąbkowski</text:span><text:span text:style-name="T4149">:</text:span></text:p>
      <text:p text:style-name="P4150">Proszę pa<text:span text:style-name="T4151">ńst</text:span>wa w pkt. 5 proponowałbym przeczytać uważnie drugą połowę pierwszej części zdania po słowie<text:s/>oligopolistyczne, mianow<text:span text:style-name="T4152">ic</text:span>ie<text:s/><text:span text:style-name="T4153">st</text:span>anow<text:span text:style-name="T4154">i</text:span>enie cen maksyma<text:span text:style-name="T4155">ln</text:span>ych.<text:s/><text:span text:style-name="T4156">Z</text:span><text:s/>tego...<text:s/><text:span text:style-name="T4157">m</text:span>oże to być różnie<text:s/>int<text:span text:style-name="T4158">er</text:span>pr<text:span text:style-name="T4159">etow</text:span>ane<text:span text:style-name="T4160">.<text:s/></text:span>Tz<text:span text:style-name="T4161">w</text:span>. jako mo<text:span text:style-name="T4162">żl</text:span>iwo<text:span text:style-name="T4163">ś</text:span>ć ustanawiania cen maksymalnych dla<text:s/><text:span text:style-name="T4164">p</text:span>rzemysłu<text:span text:style-name="T4165">.</text:span><text:s/>Ja rozumiem, że<text:s/>w<text:s/>pierwszej<text:s/>część zdania mówimy o tym,<text:s/><text:span text:style-name="T4166">że</text:span><text:s/>jest kontrola cen, to znaczy i kosztów wytwarzan<text:span text:style-name="T4167">ia</text:span><text:s/>tak to rozumiem.<text:s/><text:span text:style-name="T4168">W</text:span><text:s/>wyniku tego jeśli one s<text:span text:style-name="T4169">ą</text:span><text:s/>prawidłowe to jakby nie były wysokie my nie możemy ustanowić cen maksyma<text:span text:style-name="T4170">ln</text:span>ych. My mu<text:span text:style-name="T4171">s</text:span>i<text:span text:style-name="T4172">m</text:span>y wyraźnie napisać<text:s/><text:span text:style-name="T4173">i</text:span><text:s/>możliwości stanowienia cen maksymalnych w drodze subwencji. Bo jeśli cenę uznamy z<text:span text:style-name="T4174">a<text:s/></text:span>n<text:span text:style-name="T4175">ie</text:span>uzasadnioną, to to jest oczywiście logiczne, że cena musi być zmieniona.<text:s/><text:span text:style-name="T4176">B</text:span><text:span text:style-name="T4177">o</text:span><text:s/>jeśli będzie takowa kontrola. Natomiast nie możemy tak zapisać, bo wynikałoby z t<text:span text:style-name="T4178">eg</text:span>o, że będziemy ograniczać opłacalność przemysłowi produkcji.</text:p>
      <text:p text:style-name="P4179"><text:span text:style-name="T4180">I</text:span><text:s/>chciałem si<text:span text:style-name="T4181">ę</text:span><text:s/>przy okazji wypowi<text:span text:style-name="T4182">ed</text:span>zieć, pan minister finansów był uprzejmy przed przerwą powiedzieć t<text:span text:style-name="T4183">a</text:span>kie zdanie, że będziemy dopłacać, subwencje będziemy tylko dawać n<text:span text:style-name="T4184">a</text:span><text:s/>środki produkcji w okresie wdrażania postępu technicznego. To jest prawda, ale teoretyczna. Takie rozwiązanie jest może wtedy, kiedy przemysł jest w pełni konkurencyjny, różne ogniwa, różnie wytwarzające różne propozycje technologiczn<text:span text:style-name="T4185">e.</text:span></text:p>
      <text:p text:style-name="P4186">Jeśli przemysł ma swoje zaszłości, ta<text:span text:style-name="T4187">k</text:span><text:s/>jak dzisiaj<text:s/><text:span text:style-name="T4188">w<text:s/></text:span>swo<text:span text:style-name="T4189">i</text:span>m rozwoju nie wnikając powiedzmy s<text:span text:style-name="T4190">ob</text:span>ie w przyczyny, musimy się liczyć,<text:s/><text:span text:style-name="T4191">że</text:span><text:s/>być może błędy popełnione w pewnym okresie w doborze tego co produkujemy czy też inaczej technologii wytwarzania i że mamy jaki<text:span text:style-name="T4192">ś</text:span><text:s/>produkt gdzieś w jednym zakładzie jest 40<text:s/><text:span text:style-name="T4193">m</text:span>ld deficytu, nie możemy powiedzieć i<text:s/><text:span text:style-name="T4194">o</text:span>n już powiedzmy sobie nie jest postępem technicznym w tej chwili wdrażanym tylko wdrożonym, to nie możemy powi<text:span text:style-name="T4195">ed</text:span>zi<text:span text:style-name="T4196">eć,</text:span><text:s/><text:span text:style-name="T4197">ż</text:span>e te 40 mld utopimy w cenie, bo nam nikt tego nie kupi. Także my będziemy dawać subwencje i n<text:span text:style-name="T4198">i</text:span>e tylko w okresie postępu. Ja nie oczekuję, żebyśmy tu zapis zro<text:span text:style-name="T4199">b</text:span>ili w tym zakresie, ale my będziemy dawać subwencje, bo się w pewnym momencie zorientujemy, że cena powstałaby n<text:span text:style-name="T4200">ierealist</text:span>y<text:span text:style-name="T4201">cz</text:span>na do przełknięcia przez rolnika. Musiałyby wzrosnąć koszty produkcji. Także ja bardzo proponuję jasne sformułowanie wobec partnera po stronie przemysłu pkt 5 kontroli ja bym<text:s/><text:span text:style-name="T4202">w</text:span><text:s/>ogóle powiedział kosztów wytwarzania środków produkcji wytwarzanych przez prz<text:span text:style-name="T4203">ed</text:span>siębiorstwa monopol<text:span text:style-name="T4204">is</text:span>tyczne i mo<text:span text:style-name="T4205">ż</text:span>liwości stanowienia cen maksymalnych w drodze subwencji.</text:p>
      <text:p text:style-name="P4206"><text:span text:style-name="T4207">I</text:span><text:s/>dalej, których kryteria będą n<text:span text:style-name="T4208">eg</text:span>ocjowane<text:span text:style-name="T4209">.</text:span></text:p>
      <text:p text:style-name="P4210"><text:span text:style-name="T4211">D</text:span>ziękuję.</text:p>
      <text:p text:style-name="P4212"><text:span text:style-name="T4213">Przewodn</text:span><text:span text:style-name="T4214">icz</text:span><text:span text:style-name="T4215">ący</text:span><text:span text:style-name="T4216">:</text:span></text:p>
      <text:p text:style-name="P4217">Proszę pan Cholewa.</text:p>
      <text:p text:style-name="P4218"><text:span text:style-name="T4219">Ob</text:span><text:span text:style-name="T4220">.</text:span><text:span text:style-name="T4221"><text:s/>Ryszard Cholewa</text:span><text:span text:style-name="T4222">:</text:span></text:p>
      <text:p text:style-name="P4223">Nawiązując do mojego przedmówcy może rzeczywiście trzeba doformułować i powiedzieć,<text:s/><text:span text:style-name="T4224">że<text:s/></text:span>chodzi o cenę maksymalną dla producenta rolnego. Ale nie wiem czy ona musi być ustalana koniecznie w drodze subwencji.</text:p>
      <text:p text:style-name="P4225"><text:span text:style-name="T4226">Przewodnicząc</text:span><text:span text:style-name="T4227">y</text:span><text:span text:style-name="T4228">:</text:span></text:p>
      <text:p text:style-name="P4229"><text:span text:style-name="T4230">N</text:span>ie dla producenta roln<text:span text:style-name="T4231">eg</text:span>o.</text:p>
      <text:soft-page-break/>
      <text:p text:style-name="P4232"><text:span text:style-name="T4233">/Głos</text:span><text:s/>z sali: Dla producenta jako kupującego/.</text:p>
      <text:p text:style-name="P4234"><text:span text:style-name="T4235">Ob</text:span><text:span text:style-name="T4236">.</text:span><text:span text:style-name="T4237"><text:s/></text:span><text:span text:style-name="T4238">R</text:span><text:span text:style-name="T4239">. Cholewa</text:span><text:span text:style-name="T4240">:</text:span></text:p>
      <text:p text:style-name="P4241">Kupującego. Tu chodzi o to, żeby tu była cena maksymalna dla producenta rolnego.</text:p>
      <text:p text:style-name="P4242"><text:span text:style-name="T4243">/Głos</text:span><text:s/>z sal<text:span text:style-name="T4244">i:</text:span><text:s/><text:span text:style-name="T4245">n</text:span>i<text:span text:style-name="T4246">e</text:span><text:s/>słychać/.</text:p>
      <text:p text:style-name="P4247"><text:span text:style-name="T4248">Ob</text:span><text:span text:style-name="T4249">.</text:span><text:span text:style-name="T4250"><text:s/>R. Cholewa</text:span><text:span text:style-name="T4251">:</text:span></text:p>
      <text:p text:style-name="P4252"><text:span text:style-name="T4253">M</text:span>oże to trzeba dopisać, dlaczego mówię nie w drodze subwencji.<text:s/><text:span text:style-name="T4254">A</text:span><text:s/>może w drodze posiadanych ustawowych kontrolnych uprawnień Minister Finansów stwierdzi niezasadność ceny<text:span text:style-name="T4255">.</text:span><text:s/><text:span text:style-name="T4256">I</text:span><text:s/>nie koniecznie<text:s/><text:span text:style-name="T4257">m</text:span>usi dawać subwencje.</text:p>
      <text:p text:style-name="P4258"><text:span text:style-name="T4259">Przewodni</text:span><text:span text:style-name="T4260">cz</text:span><text:span text:style-name="T4261">ący</text:span><text:span text:style-name="T4262">:</text:span></text:p>
      <text:p text:style-name="P4263">Pan prof. Leopold chciał.</text:p>
      <text:p text:style-name="P4264"><text:span text:style-name="T4265">Prof. Antoni Leopold</text:span><text:span text:style-name="T4266">:</text:span></text:p>
      <text:p text:style-name="P4267">Zapis tutaj przygotowany jest narzędziem antymonopolowym. Chodzi o to, żeby maksymalną cenę czy pułap ceny ustawiać dla tych, którzy są w pozycji monopoli<text:span text:style-name="T4268">st</text:span>y<text:span text:style-name="T4269">.</text:span></text:p>
      <text:p text:style-name="P4270">Więc to jest cena, którą otrzymuje, z którą wolno wyjść na rynek producentowi. My nie rozwiązujemy sprawy stosunku tego producenta do Skarbu Państwa, Pozostawiamy tą sprawę otwartą. Na<text:span text:style-name="T4271">m</text:span><text:s/>chodzi o to, żeby zwalczać monopol. Jeżeli pa<text:span text:style-name="T4272">ń</text:span>stwo będzie uważało, że to jest producent, który<text:s/><text:span text:style-name="T4273">s</text:span>ię w tych warunkach nie opłaca to go doprowadzi do tego, że nie na dotacji, bank mu odmówi kredytów i nastąpi upadłość<text:span text:style-name="T4274">.</text:span></text:p>
      <text:p text:style-name="P4275">Jeżeli państwo będzie uważało, że trzeba na rynku za<text:span text:style-name="T4276">inter</text:span>wen<text:span text:style-name="T4277">io</text:span>wa<text:span text:style-name="T4278">ć</text:span><text:s/>to albo zaimportuje te środki produkcji, albo wspomoże tego producenta<text:span text:style-name="T4279">.</text:span><text:s/>Ale to jest działanie antymonopolowe.</text:p>
      <text:p text:style-name="P4280"><text:span text:style-name="T4281">P</text:span><text:span text:style-name="T4282">rzewod</text:span><text:span text:style-name="T4283">n</text:span><text:span text:style-name="T4284">i</text:span><text:span text:style-name="T4285">cząc</text:span><text:span text:style-name="T4286">y</text:span><text:span text:style-name="T4287">:</text:span></text:p>
      <text:p text:style-name="P4288">Proszę bardzo.</text:p>
      <text:p text:style-name="P4289"><text:span text:style-name="T4290">Ob</text:span><text:span text:style-name="T4291">.</text:span><text:span text:style-name="T4292"><text:s/>Zygmunt<text:s/></text:span><text:span text:style-name="T4293">Z</text:span><text:span text:style-name="T4294">a</text:span><text:span text:style-name="T4295">s</text:span><text:span text:style-name="T4296">oń</text:span><text:span text:style-name="T4297">:</text:span></text:p>
      <text:p text:style-name="P4298">Mnie chodzi o sprawę tych<text:s/><text:span text:style-name="T4299">ce</text:span>n maksymalnych itd. Wsz<text:span text:style-name="T4300">ę</text:span>dzie w tych propozycjach zginęła indeksacja. Zupełnie nie ma.<text:s/><text:span text:style-name="T4301">I</text:span><text:s/>w związku z tym ja rozumiem, że wszystkim chodzi o tę cenę maksymalną<text:span text:style-name="T4302">,</text:span><text:s/>ale to będzie cena, która będzie przyjmowana do indeksacji cen minimalnych.<text:s/>To jest rzeczywiście, tak jak<text:s/><text:span text:style-name="T4303">m</text:span>ówił prof. Leopold, jest to kwestia budżetu i przemysłu<text:span text:style-name="T4304">.</text:span><text:s/>Dla rolnika jest to obojętne, ponieważ ta cena ustalana powinna być podstawą indeksacji cen rolnych<text:span text:style-name="T4305">.</text:span></text:p>
      <text:p text:style-name="P4306"><text:span text:style-name="T4307">Przewodni</text:span><text:span text:style-name="T4308">cz</text:span><text:span text:style-name="T4309">ący</text:span><text:span text:style-name="T4310">:</text:span></text:p>
      <text:p text:style-name="P4311">Czyli byłby pan za pozostawieniem tego zapisu. Proszę bardzo pan minister.</text:p>
      <text:p text:style-name="P4312"><text:span text:style-name="T4313">Min. R. Pazura</text:span><text:span text:style-name="T4314">:</text:span></text:p>
      <text:p text:style-name="P4315">Panie profesorze jeśli chodzi o<text:s/>uogólnienie<text:s/>tych c<text:span text:style-name="T4316">e</text:span>n, tak jak to przedstawił prof. Leopold s<text:span text:style-name="T4317">ą</text:span>dzę, że jest to rozumienie prawidłow<text:span text:style-name="T4318">e.</text:span><text:s/>Dlatego, że tutaj ta kontrola cen<text:s/><text:span text:style-name="T4319">i</text:span><text:s/>to stanowienie maksymalnych cen<text:s/>stają<text:s/>się rzeczywiście narzędziem antymonopolowym.<text:s/><text:span text:style-name="T4320">I</text:span><text:s/>niekoniecznie muszą wystąpić tu subwencje, tak jak profesor powiedział.</text:p>
      <text:p text:style-name="P4321">Natomiast ja prz<text:span text:style-name="T4322">est</text:span>rzegam przed w<text:span text:style-name="T4323">pis</text:span>ywan<text:span text:style-name="T4324">iem</text:span><text:s/>tu, gdziekolwiek subwencji. Dlatego, że jest to tylko wywoływanie wilka z lasu. My to znamy, po prostu i możemy uzyskać efekt odwrotny od zamierzonego<text:span text:style-name="T4325">.</text:span><text:s/>To znaczy możemy przez to dokonać ugruntowania jeszcze tej struktury przemysłowej jaką mamy<text:span text:style-name="T4326">.</text:span><text:s/>Także gdyby taką int<text:span text:style-name="T4327">er</text:span>pr<text:span text:style-name="T4328">et</text:span>a<text:span text:style-name="T4329">cj</text:span>ę nadać, jak prof<text:span text:style-name="T4330">.</text:span><text:s/>Leopold to zapis w moim przekonaniu jest w<text:span text:style-name="T4331">ła</text:span>ściwy.</text:p>
      <text:p text:style-name="P4332"><text:span text:style-name="T4333">D</text:span>ziękuję.</text:p>
      <text:soft-page-break/>
      <text:p text:style-name="P4334"><text:span text:style-name="T4335">Przewod</text:span><text:span text:style-name="T4336">n</text:span><text:span text:style-name="T4337">ic</text:span><text:span text:style-name="T4338">z</text:span><text:span text:style-name="T4339">ą</text:span><text:span text:style-name="T4340">c</text:span><text:span text:style-name="T4341">y</text:span><text:span text:style-name="T4342">:</text:span></text:p>
      <text:p text:style-name="P4343">Proponuję wobec tego... proszę bardzo pan Maksymiuk.</text:p>
      <text:p text:style-name="P4344"><text:span text:style-name="T4345">Ob.</text:span><text:span text:style-name="T4346"><text:s/>Janusz Maksymiuk</text:span><text:span text:style-name="T4347">:</text:span></text:p>
      <text:p text:style-name="P4348">J<text:span text:style-name="T4349">ed</text:span>na króciutka taka uwaga, prz<text:span text:style-name="T4350">ep</text:span>raszam bardzo, ale taka powi<text:span text:style-name="T4351">ed</text:span>ziałbym równi<text:span text:style-name="T4352">eż</text:span><text:s/>autopoprawka, bo brałem udział<text:s/><text:span text:style-name="T4353">w</text:span><text:s/>tym i mogłem wcześniej zgłosić, ale potem po dyskusji w pkt.<text:s/><text:span text:style-name="T4354">4</text:span><text:s/>wprowadzenie gwarantowanych przez państwo i od nowego zdania:<text:s/>„zakres,<text:s/><text:span text:style-name="T4355">p</text:span>ozio<text:span text:style-name="T4356">m</text:span><text:s/>i spo<text:span text:style-name="T4357">s</text:span>ób stosowanych cen gwarantowanych będą negocjowane ze związkami zawodowymi rolników i przedstawicielami producentów rolnych.<text:s/>Je<text:span text:style-name="T4358">s</text:span>t propozycja żeby po<text:s/><text:span text:style-name="T4359">„</text:span>ze związkam<text:span text:style-name="T4360">i</text:span><text:s/>zawodowymi r<text:span text:style-name="T4361">ol</text:span>ników<text:s/><text:span text:style-name="T4362">-</text:span><text:s/>doda<text:span text:style-name="T4363">ć</text:span><text:s/>- przecinek<text:s/>„społ<text:span text:style-name="T4364">ec</text:span>zno-zawodowymi organ<text:span text:style-name="T4365">iz</text:span>a<text:span text:style-name="T4366">cj</text:span>ami i przedstawicielami”.<text:s/><text:span text:style-name="T4367">Ch</text:span>o<text:span text:style-name="T4368">dz</text:span>i o co, że odezwały się związki branżowe, one działają. Jest np. Związek Hodowców Bydła, Trzody. Jeżeliby jakiś temat był negocjowany chcieliby w ramach swoich d<text:span text:style-name="T4369">ot</text:span>ychczasowych uprawnień<text:s/><text:span text:style-name="T4370">w</text:span><text:s/>tym temacie równi<text:span text:style-name="T4371">eż</text:span><text:s/><text:span text:style-name="T4372">roz</text:span>ma<text:span text:style-name="T4373">wi</text:span>a<text:span text:style-name="T4374">ć.</text:span></text:p>
      <text:p text:style-name="P4375"><text:span text:style-name="T4376">/Głos</text:span><text:s/>z sali: nie słychać/.</text:p>
      <text:p text:style-name="P4377"><text:span text:style-name="T4378">Ob. J. Maksymiuk</text:span>:</text:p>
      <text:p text:style-name="P4379">Ale wytłumaczcie tym kolegom, których tutaj nie ma.<text:s/><text:span text:style-name="T4380">O</text:span>ni dzisiaj są społeczno-zawodowymi organiza<text:span text:style-name="T4381">cj</text:span>ami, jest związków branżowych ponad 20. Nie chciałbym ich na tym etapie wyłączać. Nie chciałbym do tego po prostu przykłada<text:span text:style-name="T4382">ć</text:span><text:s/>ręki. Mają prawo w nego<text:span text:style-name="T4383">cj</text:span>a<text:span text:style-name="T4384">cj</text:span>ach o cenie wyst<text:span text:style-name="T4385">ę</text:span>pować. Dlatego prośba taka, żeby to uwzględnić.</text:p>
      <text:p text:style-name="P4386"><text:span text:style-name="T4387">Prz</text:span><text:span text:style-name="T4388">ew</text:span><text:span text:style-name="T4389">odniczący</text:span><text:span text:style-name="T4390">:</text:span></text:p>
      <text:p text:style-name="P4391">J<text:span text:style-name="T4392">est</text:span><text:s/>zgoda. Czyli będzie to brzmiało tak:<text:s/>„zakres, poziom i sposób stosowania cen gwarantowanych będzie negocjowane ze związkami zawodowymi rolników, społeczno-zawodowymi organiza<text:span text:style-name="T4393">cj</text:span>ami rolników i przedstawicielami innych producentów rolnych”.</text:p>
      <text:p text:style-name="P4394"><text:span text:style-name="T4395">Ob</text:span><text:span text:style-name="T4396">.</text:span><text:span text:style-name="T4397"><text:s/>J. Maksymiuk</text:span><text:span text:style-name="T4398">:</text:span></text:p>
      <text:p text:style-name="P4399">Tam było producentów, tak. Dzi<text:span text:style-name="T4400">ę</text:span>ku<text:span text:style-name="T4401">ję.</text:span></text:p>
      <text:p text:style-name="P4402"><text:span text:style-name="T4403">Przewodniczący</text:span><text:span text:style-name="T4404">:</text:span></text:p>
      <text:p text:style-name="P4405">Dobrze. Czy m<text:span text:style-name="T4406">oż</text:span>n<text:span text:style-name="T4407">a</text:span><text:s/>uznać, że prowizorycznie przyjmujemy ten dokument z rozbi<text:span text:style-name="T4408">eż</text:span>nośc<text:span text:style-name="T4409">ią</text:span><text:s/>co do mleka in fine? Proszę pan Borowski.</text:p>
      <text:p text:style-name="P4410"><text:span text:style-name="T4411">Ob</text:span><text:span text:style-name="T4412">.</text:span><text:span text:style-name="T4413"><text:s/>Jan Borowski</text:span><text:span text:style-name="T4414">:</text:span></text:p>
      <text:p text:style-name="P4415">Proszę państwa, nie je<text:span text:style-name="T4416">st</text:span>em ekonomistą, ale nie uwzgl<text:span text:style-name="T4417">ęd</text:span>niliśmy podstawowej sprawy tutaj. To do pana Grochowskiego. Stopień inflacji u nas ok. 100 proc. Cena mleka ustalona ok.<text:s/><text:span text:style-name="T4418">4</text:span><text:s/>miesiące temu obliczmy. Obliczmy miesięcznie trzeba podwyższać o 10 proc., cztery m<text:span text:style-name="T4419">i</text:span>esiące to wynosi 40 proc. Niech ta c<text:span text:style-name="T4420">e</text:span>na mleka była 100 złotych to dzi<text:span text:style-name="T4421">ś</text:span><text:s/>powinna być średnio 140 złotych, a tu się mówi o opłacalności.</text:p>
      <text:p text:style-name="P4422">No wi<text:span text:style-name="T4423">ę</text:span>c, jak inaczej jeszcze można przekonać. Nie braliśmy tej właśnie inflacji.<text:s/><text:span text:style-name="T4424">I</text:span><text:s/>tu jest chyba argument podstawowy, że w ogóle jest nie do pomyślenia, że pozostawić to samą cenę.</text:p>
      <text:p text:style-name="P4425">Dziękuję.</text:p>
      <text:p text:style-name="P4426"><text:span text:style-name="T4427">Przewodn</text:span><text:span text:style-name="T4428">ic</text:span><text:span text:style-name="T4429">zący</text:span><text:span text:style-name="T4430">:</text:span></text:p>
      <text:p text:style-name="P4431"><text:span text:style-name="T4432">Prof.</text:span><text:s/>D<text:span text:style-name="T4433">ie</text:span>tl.</text:p>
      <text:p text:style-name="P4434"><text:span text:style-name="T4435">Prof</text:span><text:span text:style-name="T4436">.</text:span><text:span text:style-name="T4437"><text:s/>Jerzy Dietl</text:span><text:span text:style-name="T4438">:</text:span></text:p>
      <text:p text:style-name="P4439">Tak, ale j<text:span text:style-name="T4440">eżel</text:span>i są ceny rynkowe to właśnie dlatego suger<text:span text:style-name="T4441">ujem</text:span>y ceny rynkowe, żeby uwzględnić ten wskaźnik inflacji. Ten wskaźnik inflacji jest oczyw<text:span text:style-name="T4442">iście</text:span><text:s/>uwzględniony w cenach rynkowych. Jeż<text:span text:style-name="T4443">e</text:span>l<text:span text:style-name="T4444">i,</text:span><text:s/>mówimy<text:s/><text:soft-page-break/>o cenach maksymalnych i cenach gwarantowanych to oczywiście ze wskaźnikiem inflacji, to je<text:span text:style-name="T4445">s</text:span>t zupełnie zrozumiałe. Tak że to automatycznie jest uwzgl<text:span text:style-name="T4446">ędnio</text:span>ne.</text:p>
      <text:p text:style-name="P4447"><text:span text:style-name="T4448">/Głos</text:span><text:s/>z sali: Tylko trzeba by natychmia<text:span text:style-name="T4449">stowego</text:span><text:s/>zniesienia cen urzędowych<text:span text:style-name="T4450">/</text:span><text:s/>- przewodniczący.</text:p>
      <text:p text:style-name="P4451"><text:span text:style-name="T4452">/Głos</text:span><text:s/>z sali: Tak, tak/.</text:p>
      <text:p text:style-name="P4453"><text:span text:style-name="T4454">/Głos</text:span><text:s/>z sali: Ale to w ogóle postulujemy przy spełn<text:span text:style-name="T4455">ie</text:span>n<text:span text:style-name="T4456">i</text:span>u tych wszystkich pozostałych warunków. Natomiast sprawa żywca jest sprawą szczególną i sprawa mleka jest sprawą szczególną i dlat<text:span text:style-name="T4457">eg</text:span>o to podkr<text:span text:style-name="T4458">e</text:span>ślamy w ostatnim akapicie - z ewentualną rozbieżnością do mleka<text:s/><text:span text:style-name="T4459">i</text:span><text:s/>żywca/ - przewodniczący.</text:p>
      <text:p text:style-name="P4460"><text:span text:style-name="T4461">/Głos</text:span><text:s/>z sali: Tam nie ma mleka/.</text:p>
      <text:p text:style-name="P4462"><text:span text:style-name="T4463">Przewod</text:span><text:span text:style-name="T4464">n</text:span><text:span text:style-name="T4465">i</text:span><text:span text:style-name="T4466">cząc</text:span><text:span text:style-name="T4467">y</text:span><text:span text:style-name="T4468">:</text:span></text:p>
      <text:p text:style-name="P4469">Przepraszam bardzo w naszym dokumencie jest w ogóle produkcja zwierzęca.<text:s/><text:span text:style-name="T4470">I</text:span><text:s/>m<text:span text:style-name="T4471">y</text:span>ś<text:span text:style-name="T4472">m</text:span>y uwzględnili tutaj zarówno mleko, zarówno żywiec. Natomiast tu w dyskusji padło, żeby to tylko było w odnie<text:span text:style-name="T4473">s</text:span>ien<text:span text:style-name="T4474">i</text:span>u do żywca.</text:p>
      <text:p text:style-name="P4475">Wobec tego tak jak prof<text:span text:style-name="T4476">.</text:span><text:s/><text:span text:style-name="T4477">St</text:span>elmachowski powi<text:span text:style-name="T4478">ed</text:span>ział powstaje teraz problem czy zostawić pierwotne sformułowanie w którym jest ujęta automatycznie i żywiec,<text:s/><text:span text:style-name="T4479">i</text:span><text:s/>bydło jeśli chodzi o mleko i produkcję<text:s/><text:span text:style-name="T4480">m</text:span>leka<text:span text:style-name="T4481">,</text:span><text:s/>czy ewentualnie przyjąć ten dokument z tą rozbi<text:span text:style-name="T4482">eż</text:span>nością, że cz<text:span text:style-name="T4483">ę</text:span>ść uważa, że tylko żywiec, a cz<text:span text:style-name="T4484">ę</text:span>ść żywiec plus mleko<text:span text:style-name="T4485">.</text:span></text:p>
      <text:p text:style-name="P4486">Tutaj jeszcze pan sekretarz Śliwiński<text:s/><text:span text:style-name="T4487">m</text:span>a pro<text:span text:style-name="T4488">p</text:span>oz<text:span text:style-name="T4489">ycj</text:span>e.</text:p>
      <text:p text:style-name="P4490"><text:span text:style-name="T4491">Ob</text:span><text:span text:style-name="T4492">.</text:span><text:span text:style-name="T4493"><text:s/>St. Ś</text:span><text:span text:style-name="T4494">liw</text:span><text:span text:style-name="T4495">i</text:span><text:span text:style-name="T4496">ńs</text:span><text:span text:style-name="T4497">k</text:span><text:span text:style-name="T4498">i</text:span><text:span text:style-name="T4499">:</text:span></text:p>
      <text:p text:style-name="P4500">Ja proponuję może zrobić tak. Rzeczywiście to co mówił pan profesor przed chwilą, najwyżej możemy jeszcze wzmocnić nasze zaniepok<text:span text:style-name="T4501">oj</text:span>enie, ale zostawię tą szeroką<text:s/><text:span text:style-name="T4502">f</text:span>o<text:span text:style-name="T4503">r</text:span>mułę wobec tego, żeby uniknąć tutaj tej wyliczanki i ewentualnie odsyłania do następnej dyskusji czy to mleko włączyć czy nie włączyć. Czy uczestnicy podzespołu rolniczego wyrażają powiedzmy zaniepok<text:span text:style-name="T4504">oj</text:span>enie, jak to można jeszcze... pogarszającą się sytuacją produkcji zwierzęcej widzą pilną konieczność, czy natychmia<text:span text:style-name="T4505">st</text:span>ową konieczność czy konieczność podjęcia natychmiastowych działań celem zahamowania spadku tej produkcji.<text:s/><text:span text:style-name="T4506">W</text:span><text:s/>ten sposób, i zostawić tą formułę.</text:p>
      <text:p text:style-name="P4507"><text:span text:style-name="T4508">/Głos</text:span><text:s/>z sali: Bardzo dobrze/.</text:p>
      <text:p text:style-name="P4509"><text:span text:style-name="T4510">Ob</text:span><text:span text:style-name="T4511">.</text:span><text:span text:style-name="T4512"><text:s/></text:span><text:span text:style-name="T4513">St</text:span><text:span text:style-name="T4514">. Śliwiński</text:span><text:span text:style-name="T4515">:</text:span></text:p>
      <text:p text:style-name="P4516"><text:span text:style-name="T4517">I</text:span><text:s/>wtedy mieszczą się rzeczywiście, to o czym mówił prof.<text:s/><text:span text:style-name="T4518">Stel</text:span>machowski, zależy jak na to patrzeć<text:s/><text:span text:style-name="T4519">c</text:span>zy patrzy się od strony producenta mleka, czy od innej, no wychodzi raz to mleko w takiej lub innej sytuacji. Żeby tu nie przesądzać sprawy, podjęcia natychmia<text:span text:style-name="T4520">st</text:span>owych działań w celu zahamowania spadku tej produkcji<text:span text:style-name="T4521">.</text:span><text:s/>Odnosimy się do całej produkcji zwierzęcej. Tu i wełna była podnoszona, t<text:span text:style-name="T4522">e</text:span>ż jest<text:s/><text:span text:style-name="T4523">s</text:span>p<text:span text:style-name="T4524">r</text:span>a<text:span text:style-name="T4525">w</text:span>a ważna, czy akurat najpilniejsza w tej chwili<text:span text:style-name="T4526">?</text:span><text:s/>Trudno to mówić<text:span text:style-name="T4527">.</text:span><text:s/>Miałbym t<text:span text:style-name="T4528">a</text:span>ką konkretną propozycję.</text:p>
      <text:p text:style-name="P4529"><text:span text:style-name="T4530">Przewodniczący</text:span><text:span text:style-name="T4531">:</text:span></text:p>
      <text:p text:style-name="P4532"><text:span text:style-name="T4533">Może</text:span><text:s/>by<text:span text:style-name="T4534">ć</text:span><text:s/>t<text:span text:style-name="T4535">a</text:span>k.</text:p>
      <text:p text:style-name="P4536"><text:span text:style-name="T4537">/Głos</text:span><text:s/>z sali: W tym je<text:span text:style-name="T4538">s</text:span>t uw<text:span text:style-name="T4539">zg</text:span>l<text:span text:style-name="T4540">ęd</text:span>niona<text:span text:style-name="T4541">..</text:span>.<text:span text:style-name="T4542">/.</text:span></text:p>
      <text:p text:style-name="P4543"><text:span text:style-name="T4544">Przewodni</text:span><text:span text:style-name="T4545">cz</text:span><text:span text:style-name="T4546">ący</text:span><text:span text:style-name="T4547">:</text:span></text:p>
      <text:p text:style-name="P4548"><text:span text:style-name="T4549">N</text:span>o to<text:s/><text:span text:style-name="T4550">p</text:span>ro<text:span text:style-name="T4551">po</text:span>nu<text:span text:style-name="T4552">ję</text:span><text:s/>wo<text:span text:style-name="T4553">b</text:span>e<text:span text:style-name="T4554">c</text:span><text:s/>tego,<text:s/><text:span text:style-name="T4555">ż</text:span>eby przyjąć tę formułę<text:span text:style-name="T4556">.</text:span><text:s/>Powtarza<text:span text:style-name="T4557">m</text:span><text:s/>r<text:span text:style-name="T4558">a</text:span>z jeszcze, jakie byłoby jej brzmieni<text:span text:style-name="T4559">e</text:span>, t<text:span text:style-name="T4560">e</text:span>j rzymskiej I<text:span text:style-name="T4561">II</text:span>:</text:p>
      <text:p text:style-name="P4562">„Uczestnicy podzespołu rolniczego wyrażają zaniepokojenie pogarszającą si<text:span text:style-name="T4563">ę</text:span><text:s/>sytuacją w produkcji<text:s/><text:soft-page-break/>zwierzęcej, widzą konieczność pilnego podjęcia natychmia<text:span text:style-name="T4564">st</text:span>owych działań<text:span text:style-name="T4565"><text:s/></text:span>celem zahamo<text:span text:style-name="T4566">w</text:span>ania<text:s/><text:span text:style-name="T4567">s</text:span>padku tej produkcji” - tak<text:span text:style-name="T4568">?</text:span><text:s/>Dobrze.</text:p>
      <text:p text:style-name="P4569">Wobec te<text:span text:style-name="T4570">g</text:span>o<text:s/><text:span text:style-name="T4571">z</text:span><text:s/>kolei, ponieważ jest to dokument skojarzony, bo była<text:span text:style-name="T4572">,</text:span><text:s/>mo<text:span text:style-name="T4573">w</text:span>a o demonopolizac<text:span text:style-name="T4574">ji</text:span><text:s/>bardzo ogólnie pros<text:span text:style-name="T4575">z</text:span>ę<text:span text:style-name="T4576"><text:s/></text:span>wziąć łaskawie teraz pod uwa<text:span text:style-name="T4577">g</text:span>ę dokument<text:span text:style-name="T4578">.</text:span>.<text:span text:style-name="T4579">.</text:span></text:p>
      <text:p text:style-name="P4580"><text:span text:style-name="T4581">/Głos</text:span><text:s/>z sali: P<text:span text:style-name="T4582">r</text:span>zy<text:span text:style-name="T4583">j</text:span>m<text:span text:style-name="T4584">uj</text:span>emy/.</text:p>
      <text:p text:style-name="P4585"><text:span text:style-name="T4586">P</text:span><text:span text:style-name="T4587">rz</text:span><text:span text:style-name="T4588">ew</text:span><text:span text:style-name="T4589">od</text:span><text:span text:style-name="T4590">n</text:span><text:span text:style-name="T4591">iczą</text:span><text:span text:style-name="T4592">c</text:span><text:span text:style-name="T4593">y</text:span><text:span text:style-name="T4594">:</text:span></text:p>
      <text:p text:style-name="P4595">Przyjmujemy. Następne<text:s/><text:span text:style-name="T4596">st</text:span>anowisko podzespołu w sprawie demonopol<text:span text:style-name="T4597">iz</text:span>acji, ta sprawa nie była dyskutowana<text:span text:style-name="T4598">.</text:span><text:s/>Proszę bardzo o łaskawe przyjrzenie<text:s/><text:span text:style-name="T4599">s</text:span>i<text:span text:style-name="T4600">ę</text:span><text:s/><text:span text:style-name="T4601">tem</text:span>u<text:span text:style-name="T4602"><text:s/></text:span>tekstowi, czy byłyby jakieś uwagi do te<text:span text:style-name="T4603">g</text:span>o tekstu.</text:p>
      <text:p text:style-name="P4604"><text:span text:style-name="T4605">P</text:span>ro<text:span text:style-name="T4606">sz</text:span>ę bardzo pan profesor...</text:p>
      <text:p text:style-name="P4607"><text:span text:style-name="T4608">Prof. <text:s text:c="22"/></text:span><text:span text:style-name="T4609">:</text:span></text:p>
      <text:p text:style-name="P4610">Szanowni państwo, ponieważ myśmy ten dok<text:span text:style-name="T4611">u</text:span>ment dostali niejako przed pięcioma minutami, byłoby dla nas wygodniejsze gdyby<text:s/><text:span text:style-name="T4612">s</text:span>i<text:span text:style-name="T4613">ę</text:span><text:s/>druga<text:s/><text:span text:style-name="T4614">st</text:span>rona przychy<text:span text:style-name="T4615">li</text:span>ła do naszej prośby, żebyśmy so<text:span text:style-name="T4616">b</text:span>ie to przetrawili<text:s/><text:span text:style-name="T4617">i</text:span><text:s/>moż<text:span text:style-name="T4618">e</text:span><text:s/>na następnym spotkaniu, które będzie równie miłe, jak dzisiejsze, którego na pewno nie unikniemy żebyśmy w sprawie tej propozycji zajęli ju<text:span text:style-name="T4619">ż</text:span><text:s/>takie konkretne stanowisko. Bo możemy si<text:span text:style-name="T4620">ę</text:span><text:s/>kłócić o poszczególne akapity, sformułowania, intencje itd<text:span text:style-name="T4621">.</text:span>, ale będzie w tym sporo jałowej takiej roboty. Ja mogę się natychmiast odnieść do niektórych spraw, ale<text:s/><text:span text:style-name="T4622">d</text:span>o całego dokumentu w tej chwili stosunku nie mam wyrobionego. Myślę,<text:s/><text:span text:style-name="T4623">ż</text:span>e ta strona stołu by się przychylała do m<text:span text:style-name="T4624">ojeg</text:span>o wn<text:span text:style-name="T4625">ios</text:span>kowania, nie wiem, ja<text:span text:style-name="T4626">k</text:span><text:s/>pan przewodniczący i pozostali pań<text:span text:style-name="T4627">st</text:span>wo<text:span text:style-name="T4628">.</text:span></text:p>
      <text:p text:style-name="P4629"><text:span text:style-name="T4630">Przew</text:span><text:span text:style-name="T4631">od</text:span><text:span text:style-name="T4632">niczący</text:span>:</text:p>
      <text:p text:style-name="P4633">Prosimy bardzo.<text:s/>Także w takim razie... Proszę bardzo pan Rączkiewicz.</text:p>
      <text:p text:style-name="P4634"><text:span text:style-name="T4635">Ob</text:span><text:span text:style-name="T4636">.</text:span><text:span text:style-name="T4637"><text:s/>T</text:span><text:span text:style-name="T4638">a</text:span><text:span text:style-name="T4639">deusz Rączkiewicz</text:span><text:s/>/OPZZ/:</text:p>
      <text:p text:style-name="P4640">Strona OPZZ również się tutaj do wniosku pana przychyla, my również mu<text:span text:style-name="T4641">s</text:span>iel<text:span text:style-name="T4642">i</text:span>by<text:span text:style-name="T4643">śm</text:span>y ten temat podnieść na następnym spotkaniu.</text:p>
      <text:p text:style-name="P4644"><text:span text:style-name="T4645">Przewodniczący</text:span><text:span text:style-name="T4646">:</text:span></text:p>
      <text:p text:style-name="P4647">Proszę uprzejmie, pan Dąbrowski.</text:p>
      <text:p text:style-name="P4648"><text:span text:style-name="T4649">Ob. Piotr Dąbrowski</text:span><text:span text:style-name="T4650">:</text:span></text:p>
      <text:p text:style-name="P4651">Jeś<text:span text:style-name="T4652">li</text:span><text:s/>wolno, w sprawie formalnej chciałem zapytać czy wobec tego uważamy, że ten dokument w kwestii urynkowienia jest przyj<text:span text:style-name="T4653">ęt</text:span>ym dokumentem<text:span text:style-name="T4654">?</text:span></text:p>
      <text:p text:style-name="P4655"><text:span text:style-name="T4656">Przewodnicząc</text:span><text:span text:style-name="T4657">y</text:span><text:span text:style-name="T4658">:</text:span></text:p>
      <text:p text:style-name="P4659">T<text:span text:style-name="T4660">a</text:span>k, z tym, że oczywiście rozumiem, że akapit mówiący o demonopoliza<text:span text:style-name="T4661">cj</text:span>i znajdzie swoje rozwinięcie w tym przedłożonym dokumen<text:span text:style-name="T4662">ci</text:span>e, o tyle one<text:s/><text:span text:style-name="T4663">s</text:span>ą sprzężone.</text:p>
      <text:p text:style-name="P4664"><text:span text:style-name="T4665">O</text:span><text:span text:style-name="T4666">b.</text:span><text:span text:style-name="T4667"><text:s/>P</text:span><text:span text:style-name="T4668">.</text:span><text:span text:style-name="T4669"><text:s/>Dąbrowski</text:span><text:span text:style-name="T4670">:</text:span></text:p>
      <text:p text:style-name="P4671">Tak, rozumiem. Ponieważ ja złożyłem w trakcie dyskusji, prz<text:span text:style-name="T4672">edst</text:span>aw<text:span text:style-name="T4673">ił</text:span>em tutaj zasadnicze zastrzeżenia w tej<text:s/><text:span text:style-name="T4674">k</text:span>w<text:span text:style-name="T4675">e</text:span>stii i jednocześnie ponieważ uważam, że ten dokument w sprawie urynkowienia gospodarki żywnościowej jest najważn<text:span text:style-name="T4676">iejsz</text:span>ym dokumentem w kwestiach<text:s/><text:span text:style-name="T4677">gos</text:span>podarczych jak<text:span text:style-name="T4678">i</text:span><text:s/>staje na<text:s/><text:span text:style-name="T4679">„</text:span>okrągłym stole”<text:s/>to proszę o przyj<text:span text:style-name="T4680">ę</text:span>cie moje<text:span text:style-name="T4681">g</text:span>o votum separatum w stosunku do t<text:span text:style-name="T4682">eg</text:span>o dokumentu, jednocześnie prosz<text:span text:style-name="T4683">ę</text:span><text:s/>o n<text:span text:style-name="T4684">i</text:span>etraktowanie tego głosu, jako próby tutaj antagonizowania stanowisk, a jednocześnie, a jedynie jako wyraz pewnej podstawy.</text:p>
      <text:soft-page-break/>
      <text:p text:style-name="P4685">Dzi<text:span text:style-name="T4686">ę</text:span>kuję<text:span text:style-name="T4687">.</text:span></text:p>
      <text:p text:style-name="P4688"><text:span text:style-name="T4689">Przewodniczący</text:span><text:span text:style-name="T4690">:</text:span></text:p>
      <text:p text:style-name="P4691">Tak<text:span text:style-name="T4692">.</text:span><text:s/>Wobec te<text:span text:style-name="T4693">g</text:span>o może jeszcze mamy dwie propozycje. Jedna z nich<text:s/><text:span text:style-name="T4694">n</text:span>a celu przyspieszenie toku naszych obrad. Mianowicie jest tu przymiarka, żeby następne posiedzenie zrobić we wtorek przyszły, czyli z<text:span text:style-name="T4695">a</text:span><text:s/><text:span text:style-name="T4696">8</text:span><text:s/>dn<text:span text:style-name="T4697">i</text:span>, natomiast<text:s/><text:span text:style-name="T4698">w</text:span><text:s/>międzyczasie powoła<text:span text:style-name="T4699">ć</text:span><text:s/>trz<text:span text:style-name="T4700">y</text:span><text:s/>podzespoły, które by nam pr<text:span text:style-name="T4701">z</text:span>y<text:span text:style-name="T4702">g</text:span>oto<text:span text:style-name="T4703">w</text:span>ały pewne dokumenty<text:span text:style-name="T4704">.</text:span><text:s/>W szczególności zespół do spraw infra<text:span text:style-name="T4705">st</text:span>ruktury i obrotu ziemią, żeby ten cały kompleks był tutaj prz<text:span text:style-name="T4706">edst</text:span>awiony.</text:p>
      <text:p text:style-name="P4707">Drugi dotyczący spraw finansowych,<text:s/><text:span text:style-name="T4708">w</text:span><text:s/>najszerszym tego słowa znaczeniu, to byłby drugi zespół.</text:p>
      <text:p text:style-name="P4709"><text:span text:style-name="T4710">I</text:span><text:s/>trzeci<text:s/><text:span text:style-name="T4711">-</text:span><text:s/>o Boże skleroza, zapomniałem..<text:span text:style-name="T4712">.</text:span></text:p>
      <text:p text:style-name="P4713"><text:span text:style-name="T4714">/Głos</text:span><text:s/>z sali: nie słychać<text:span text:style-name="T4715">/.</text:span></text:p>
      <text:p text:style-name="P4716"><text:span text:style-name="T4717">Prz</text:span><text:span text:style-name="T4718">ewodniczący</text:span><text:span text:style-name="T4719">:</text:span></text:p>
      <text:p text:style-name="P4720"><text:span text:style-name="T4721">T</text:span><text:span text:style-name="T4722">o</text:span><text:s/>je<text:span text:style-name="T4723">st</text:span><text:s/>dokument w sprawie restrukturyzacji<text:span text:style-name="T4724">.</text:span><text:s/>Może myślałem o re<text:span text:style-name="T4725">st</text:span>rukturyzacji...</text:p>
      <text:p text:style-name="P4726"><text:span text:style-name="T4727">O</text:span><text:span text:style-name="T4728">b. <text:s text:c="22"/></text:span><text:span text:style-name="T4729">:</text:span></text:p>
      <text:p text:style-name="P4730">Jeszcze jest ze<text:span text:style-name="T4731">s</text:span>pół do spraw s<text:span text:style-name="T4732">am</text:span>orząd<text:span text:style-name="T4733">ow</text:span>ych, który już zaczął obradować, ale nie przygotował końcowego dokumentu ze względu na to, że pan prof. Pańko był zajęty w innym zespole itd. i nie zebraliśmy si<text:span text:style-name="T4734">ę</text:span><text:s/>w pełnym składzie.<text:s/><text:span text:style-name="T4735">I</text:span><text:s/>ten zespół powinien jakby kontynuować ob<text:span text:style-name="T4736">r</text:span>a<text:span text:style-name="T4737">d</text:span>y i dopracować s<text:span text:style-name="T4738">i</text:span>ę dokumentu. Bo my jesteśmy w trakcie w tej chw<text:span text:style-name="T4739">il</text:span>i.</text:p>
      <text:p text:style-name="P4740">Spotkaliśmy się, był pan prof. Ziarkiewicz, by<text:span text:style-name="T4741">ła<text:s/></text:span>pani Grażyna Sołtyk, była pani<text:span text:style-name="T4742">...</text:span></text:p>
      <text:p text:style-name="P4743"><text:span text:style-name="T4744">Przewodniczący</text:span><text:span text:style-name="T4745">:</text:span></text:p>
      <text:p text:style-name="P4746"><text:span text:style-name="T4747">J</text:span>u<text:span text:style-name="T4748">ż</text:span><text:s/>mi się od<text:span text:style-name="T4749">et</text:span>kało<text:s/><text:span text:style-name="T4750">w</text:span><text:s/>pamię<text:span text:style-name="T4751">ci,<text:s/></text:span>chodziłoby o te sprawy nie majątkowe, to znaczy sprawy oświaty<text:s/><text:span text:style-name="T4752">i</text:span><text:s/>zdrowia na wsi. Oświata, zdrowie, kultura na wsi.</text:p>
      <text:p text:style-name="P4753">To znaczy infra<text:span text:style-name="T4754">st</text:span>ruktura niematerialna. Ale ona ma<text:span text:style-name="T4755">...</text:span><text:s/>to jest coś Innego niż infra<text:span text:style-name="T4756">st</text:span>ruk<text:span text:style-name="T4757">t</text:span>ura materialna.<text:s/><text:span text:style-name="T4758">M</text:span>ożna połączyć to oczywiście...</text:p>
      <text:p text:style-name="P4759"><text:span text:style-name="T4760">/Głos</text:span><text:s/>z sali: Blok technic<text:span text:style-name="T4761">z</text:span>no<text:span text:style-name="T4762">-</text:span>soc<text:span text:style-name="T4763">j</text:span>alny/.</text:p>
      <text:p text:style-name="P4764"><text:span text:style-name="T4765">Prz</text:span><text:span text:style-name="T4766">ew</text:span><text:span text:style-name="T4767">odniczący</text:span><text:span text:style-name="T4768">:</text:span></text:p>
      <text:p text:style-name="P4769">Blok socjalny, o to by chodziło. Pan to lepiej sformułował panie pośle. Czyli byłby trzeci blok socjalny. Czy mogłaby by<text:span text:style-name="T4770">ć</text:span><text:s/>taka propozycja, żebyśmy takie trzy zespoły sobie powołali i one by ju<text:span text:style-name="T4771">ż</text:span><text:s/>nam coś prze<text:span text:style-name="T4772">d</text:span>łożyły<text:s/><text:span text:style-name="T4773">d</text:span>o następnego razu.</text:p>
      <text:p text:style-name="P4774"><text:span text:style-name="T4775">O</text:span><text:span text:style-name="T4776">b. <text:s text:c="22"/></text:span><text:span text:style-name="T4777">:</text:span></text:p>
      <text:p text:style-name="P4778">Jeśli można<text:span text:style-name="T4779">?</text:span></text:p>
      <text:p text:style-name="P4780"><text:span text:style-name="T4781">Przewodniczący</text:span><text:span text:style-name="T4782">:</text:span></text:p>
      <text:p text:style-name="P4783">P<text:span text:style-name="T4784">ro</text:span>szę<text:s/><text:span text:style-name="T4785">bardzo.</text:span></text:p>
      <text:p text:style-name="P4786"><text:span text:style-name="T4787">Ob. Śliwiński</text:span><text:span text:style-name="T4788">:</text:span></text:p>
      <text:p text:style-name="P4789"><text:span text:style-name="T4790">W</text:span>i<text:span text:style-name="T4791">ę</text:span>c j<text:span text:style-name="T4792">ą</text:span><text:s/>proponu<text:span text:style-name="T4793">j</text:span>ę żeby t<text:span text:style-name="T4794">e</text:span>n zespół, który opracowywał stanowisko<text:s/><text:span text:style-name="T4795">w</text:span><text:s/><text:span text:style-name="T4796">s</text:span>pr<text:span text:style-name="T4797">a</text:span>wie urynkowien<text:span text:style-name="T4798">ia</text:span>, bo zespół ten<text:s/><text:span text:style-name="T4799">m</text:span>iał<text:s/><text:span text:style-name="T4800">si</text:span>ę również zają<text:span text:style-name="T4801">ć</text:span><text:s/>kwestią demonopoliza<text:span text:style-name="T4802">cj</text:span>i, żeby wziął na warsztat ten tekst, który<text:s/><text:span text:style-name="T4803">mam</text:span>y przed<text:s/><text:span text:style-name="T4804">s</text:span>obą<text:s/><text:span text:style-name="T4805">w</text:span><text:s/>sprawie demonopoliza<text:span text:style-name="T4806">cj</text:span>i w tym<text:s/><text:span text:style-name="T4807">s</text:span>amym składzie, żeby tutaj zachować ten sam cią<text:span text:style-name="T4808">g</text:span><text:s/>rozumowania i myślen<text:span text:style-name="T4809">i</text:span>a. I przygotował tekst stanowiska na następne posiedzenie. Je<text:span text:style-name="T4810">ś</text:span>li idzie to o czym tu<text:s/><text:span text:style-name="T4811">m</text:span>ó<text:span text:style-name="T4812">w</text:span>ił pan Szymanderski, jeśli się nie mylę, prośba serdeczna do pa<text:span text:style-name="T4813">ń</text:span>stwa, którzy pracują nad kwestią samorządów, żebyśmy<text:s/><text:span text:style-name="T4814">to<text:s/></text:span>też uporządkowali na następne posiedzenie również projekt stanowiska w tej<text:s/><text:span text:style-name="T4815">m</text:span>aterii<text:span text:style-name="T4816">.</text:span><text:s/><text:span text:style-name="T4817">W</text:span><text:s/>trzec<text:span text:style-name="T4818">i</text:span>e<text:span text:style-name="T4819">j</text:span><text:s/><text:soft-page-break/>to by było<text:s/><text:span text:style-name="T4820">fi</text:span>nansowe. Jeś<text:span text:style-name="T4821">li</text:span><text:s/>można to by<text:span text:style-name="T4822">m</text:span><text:s/>prosił o bliższe sprecyzowanie, bo tutaj<text:s/><text:span text:style-name="T4823">m</text:span>us<text:span text:style-name="T4824">i</text:span>my patrzeć kogo do tego zespołu powoływać.</text:p>
      <text:p text:style-name="P4825"><text:span text:style-name="T4826">P</text:span><text:span text:style-name="T4827">rzewod</text:span><text:span text:style-name="T4828">n</text:span><text:span text:style-name="T4829">iczą</text:span><text:span text:style-name="T4830">cy</text:span><text:span text:style-name="T4831">:</text:span></text:p>
      <text:p text:style-name="P4832">To<text:s/>byłaby sprawa podatków, przede wszystkim kredytów bardzo ważna<text:s/>rzecz. Proszę bardzo panie profesorze.</text:p>
      <text:p text:style-name="P4833"><text:span text:style-name="T4834">O</text:span><text:span text:style-name="T4835">b. <text:s text:c="22"/></text:span><text:span text:style-name="T4836">:</text:span></text:p>
      <text:p text:style-name="P4837">Ja w sprawie zespołu dotyczącego zapisu demonopoliza<text:span text:style-name="T4838">cji.</text:span><text:s/>Ponieważ z propozycji prz<text:span text:style-name="T4839">edst</text:span>awion<text:span text:style-name="T4840">yc</text:span>h przez pana profesora jest dużo o spółdzielczości wnosiłbym o włączenie do zespołu roboczego przedstawiciela spółdzielczości rolniczej<text:span text:style-name="T4841">.</text:span><text:s/>Ja się tu do obu<text:s/><text:span text:style-name="T4842">p</text:span>rzewodniczących zwracam.</text:p>
      <text:p text:style-name="P4843"><text:span text:style-name="T4844">/Głos</text:span><text:s/>z sali: J<text:span text:style-name="T4845">es</text:span>t/.</text:p>
      <text:p text:style-name="P4846"><text:span text:style-name="T4847">Ob. Przygodzki</text:span><text:span text:style-name="T4848">:</text:span></text:p>
      <text:p text:style-name="P4849">Ale<text:s/><text:span text:style-name="T4850">w</text:span><text:s/>zespole redakcyjnym<text:s/><text:span text:style-name="T4851">n</text:span>i<text:span text:style-name="T4852">e<text:s/></text:span>było, w tej grupie roboczej.<text:s/><text:span text:style-name="T4853">I</text:span><text:s/>pr<text:span text:style-name="T4854">os</text:span>iłbym o włączenie do naszej g<text:span text:style-name="T4855">r</text:span>upy roboczej<text:s/><text:span text:style-name="T4856">prz</text:span>edstawic<text:span text:style-name="T4857">i</text:span>el<text:span text:style-name="T4858">a</text:span><text:s/>spółdzielczości<text:span text:style-name="T4859">.</text:span></text:p>
      <text:p text:style-name="P4860"><text:span text:style-name="T4861">Pr</text:span><text:span text:style-name="T4862">z</text:span><text:span text:style-name="T4863">ew</text:span><text:span text:style-name="T4864">odnicząc</text:span><text:span text:style-name="T4865">y</text:span><text:span text:style-name="T4866">:</text:span></text:p>
      <text:p text:style-name="P4867">W porządku, zgoda.</text:p>
      <text:p text:style-name="P4868"><text:span text:style-name="T4869">Przewodniczący Śliwińsk</text:span><text:span text:style-name="T4870">i</text:span><text:span text:style-name="T4871">:</text:span></text:p>
      <text:p text:style-name="P4872">Ale kto to by był ko<text:span text:style-name="T4873">nk</text:span>r<text:span text:style-name="T4874">et</text:span>n<text:span text:style-name="T4875">i</text:span>e?</text:p>
      <text:p text:style-name="P4876"><text:span text:style-name="T4877">/Głos</text:span><text:s/><text:span text:style-name="T4878">z</text:span><text:s/>s<text:span text:style-name="T4879">o</text:span>li:<text:s/>Pan Przygodzki/.</text:p>
      <text:p text:style-name="P4880"><text:span text:style-name="T4881">Przewodnicząc</text:span><text:span text:style-name="T4882">y</text:span><text:span text:style-name="T4883">:</text:span></text:p>
      <text:p text:style-name="P4884">Pan Przygodzki by to już repr<text:span text:style-name="T4885">ez</text:span>entował<text:span text:style-name="T4886">,</text:span><text:s/>t<text:span text:style-name="T4887">a</text:span>k?</text:p>
      <text:p text:style-name="P4888"><text:span text:style-name="T4889">/Głos</text:span><text:s/>z sali: nie słychać<text:span text:style-name="T4890">/.</text:span></text:p>
      <text:p text:style-name="P4891"><text:span text:style-name="T4892">Przewodniczący</text:span><text:span text:style-name="T4893">:</text:span></text:p>
      <text:p text:style-name="P4894">Dobrze, dobrze,<text:s/><text:span text:style-name="T4895">w</text:span><text:s/>demonopo<text:span text:style-name="T4896">liz</text:span>a<text:span text:style-name="T4897">cj</text:span>i<text:span text:style-name="T4898">.</text:span></text:p>
      <text:p text:style-name="P4899"><text:span text:style-name="T4900">/Głos</text:span><text:s/>z s<text:span text:style-name="T4901">a</text:span>li: Przypomn<text:span text:style-name="T4902">ij</text:span>my sobie kto<text:s/><text:span text:style-name="T4903">w</text:span><text:s/>tym zespole jest/.</text:p>
      <text:p text:style-name="P4904"><text:span text:style-name="T4905">Prz</text:span><text:span text:style-name="T4906">ew</text:span><text:span text:style-name="T4907">odniczący</text:span>:</text:p>
      <text:p text:style-name="P4908"><text:span text:style-name="T4909">Kt</text:span>o może<text:s/><text:span text:style-name="T4910">si</text:span>ę zająć sprawami<text:s/><text:span text:style-name="T4911">in</text:span>fra<text:span text:style-name="T4912">st</text:span>ru<text:span text:style-name="T4913">kt</text:span>ury? Pa<text:span text:style-name="T4914">ń</text:span>ko oczywiście, ale kto..<text:span text:style-name="T4915">.</text:span></text:p>
      <text:p text:style-name="P4916"><text:span text:style-name="T4917">O</text:span><text:span text:style-name="T4918">b. <text:s text:c="22"/></text:span><text:span text:style-name="T4919">:</text:span></text:p>
      <text:p text:style-name="P4920">Jeże<text:span text:style-name="T4921">li</text:span><text:s/>można to, żeby w tym<text:span text:style-name="T4922"><text:s/></text:span>zespole była jasność, żebyśmy wiedzieli od kogo<text:s/><text:span text:style-name="T4923">egzek</text:span>wować<text:span text:style-name="T4924"><text:s/></text:span>nasze postanowienia.<text:s/><text:span text:style-name="T4925">Z</text:span><text:s/>naszej strony, nazwijmy ze strony koalicyjno-związk<text:span text:style-name="T4926">owo</text:span>-samorządow<text:span text:style-name="T4927">ej</text:span>, żeby tu niko<text:span text:style-name="T4928">g</text:span>o nie urazić: pan<text:s/><text:span text:style-name="T4929">T</text:span>omczak, pan Chole<text:span text:style-name="T4930">w</text:span>a, pan Przygodzki, pan Maksymiuk - wszyscy<text:span text:style-name="T4931">.</text:span></text:p>
      <text:p text:style-name="P4932"><text:span text:style-name="T4933">W</text:span><text:s/>sprawach samorządowych zespół jest znany. To jest trzy i trzy, to jest szóstka.</text:p>
      <text:p text:style-name="P4934"><text:span text:style-name="T4935">/Głos</text:span><text:s/>z sali: A tam są cztery osoby/.</text:p>
      <text:p text:style-name="P4936"><text:span text:style-name="T4937">O</text:span><text:span text:style-name="T4938">b. <text:s text:c="22"/></text:span><text:span text:style-name="T4939">:</text:span></text:p>
      <text:p text:style-name="P4940">Tutaj panowie na pewno możecie.<text:span text:style-name="T4941">..</text:span></text:p>
      <text:p text:style-name="P4942"><text:span text:style-name="T4943">/Głos</text:span><text:s/>z sa<text:span text:style-name="T4944">li:</text:span><text:s/>Nie d<text:span text:style-name="T4945">oj</text:span>dz<text:span text:style-name="T4946">i</text:span>emy na pewno do por<text:span text:style-name="T4947">oz</text:span>umi<text:span text:style-name="T4948">en</text:span>ia/.</text:p>
      <text:p text:style-name="P4949"><text:span text:style-name="T4950">O</text:span><text:span text:style-name="T4951">b. <text:s text:c="22"/></text:span><text:span text:style-name="T4952">:</text:span></text:p>
      <text:p text:style-name="P4953">Co za dużo?</text:p>
      <text:p text:style-name="P4954"><text:span text:style-name="T4955">/Głos</text:span><text:s/>z sali: Ja uważam, ż<text:span text:style-name="T4956">e</text:span><text:s/>zespoły, które<text:s/><text:span text:style-name="T4957">m</text:span>ają po 6 osób to jest już bard<text:span text:style-name="T4958">z</text:span>o dużo, a nie tylko 8/.</text:p>
      <text:p text:style-name="P4959"><text:span text:style-name="T4960">/Głos</text:span><text:s/>z s<text:span text:style-name="T4961">a</text:span>li: Wobec tego<text:s/><text:span text:style-name="T4962">w</text:span><text:s/>temacie demonop<text:span text:style-name="T4963">oliz</text:span>a<text:span text:style-name="T4964">cji</text:span><text:s/>wycofać<text:s/>siebie, a kolega.<text:span text:style-name="T4965">.</text:span>.</text:p>
      <text:soft-page-break/>
      <text:p text:style-name="P4966"><text:span text:style-name="T4967">O</text:span><text:span text:style-name="T4968">b. <text:s text:c="22"/></text:span><text:span text:style-name="T4969">:</text:span></text:p>
      <text:p text:style-name="P4970">Dobra, ni<text:span text:style-name="T4971">e</text:span><text:s/><text:span text:style-name="T4972">ma</text:span><text:s/>sprawy.<text:s/><text:span text:style-name="T4973">J</text:span><text:span text:style-name="T4974">es</text:span><text:span text:style-name="T4975">t</text:span><text:span text:style-name="T4976"><text:s/></text:span>trzy<text:span text:style-name="T4977">.</text:span><text:s/><text:span text:style-name="T4978">W</text:span><text:s/>porządku, zgoda.</text:p>
      <text:p text:style-name="P4979"><text:span text:style-name="T4980">/Głos</text:span><text:s/>z sali: Z waszej strony jest kto?/.</text:p>
      <text:p text:style-name="P4981"><text:span text:style-name="T4982">O</text:span><text:span text:style-name="T4983">b. <text:s text:c="22"/></text:span><text:span text:style-name="T4984">:</text:span></text:p>
      <text:p text:style-name="P4985">Jeże<text:span text:style-name="T4986">li</text:span><text:s/>chodzi o<text:s/><text:span text:style-name="T4987">n</text:span>a<text:span text:style-name="T4988">s</text:span>z<text:span text:style-name="T4989">ą</text:span><text:s/>stronę w ty<text:span text:style-name="T4990">m<text:s/></text:span>zespole finansowym proponuję: pan<text:s/><text:span text:style-name="T4991">Pa</text:span>zura, p<text:span text:style-name="T4992">a</text:span>n C<text:span text:style-name="T4993">ic</text:span>h<text:span text:style-name="T4994">osz</text:span>.<text:span text:style-name="T4995">..</text:span></text:p>
      <text:p text:style-name="P4996"><text:span text:style-name="T4997">O</text:span><text:span text:style-name="T4998">b. <text:s text:c="22"/></text:span><text:span text:style-name="T4999">:</text:span></text:p>
      <text:p text:style-name="P5000"><text:span text:style-name="T5001">A</text:span><text:s/>kto od nas by do finansowego wszedł<text:span text:style-name="T5002">?</text:span></text:p>
      <text:p text:style-name="P5003"><text:span text:style-name="T5004">O</text:span><text:span text:style-name="T5005">b. <text:s text:c="22"/></text:span><text:span text:style-name="T5006">:</text:span></text:p>
      <text:p text:style-name="P5007">Ja zgłaszam propozycj<text:span text:style-name="T5008">ę</text:span>, kol<text:span text:style-name="T5009">.</text:span><text:s/>Traczyk pisze: p<text:span text:style-name="T5010">a</text:span>n Gn<text:span text:style-name="T5011">a</text:span>t, pan<text:s/><text:span text:style-name="T5012">P</text:span>azura, pan C<text:span text:style-name="T5013">i</text:span>chosz<text:span text:style-name="T5014">.</text:span></text:p>
      <text:p text:style-name="P5015"><text:span text:style-name="T5016">/Głos</text:span><text:s/>z sali: Trójka/.</text:p>
      <text:p text:style-name="P5017"><text:span text:style-name="T5018">O</text:span><text:span text:style-name="T5019">b. <text:s text:c="22"/></text:span><text:span text:style-name="T5020">:</text:span></text:p>
      <text:p text:style-name="P5021">Tak, proszę bardzo cztery<text:span text:style-name="T5022">.</text:span></text:p>
      <text:p text:style-name="P5023"><text:span text:style-name="T5024">Przewodn</text:span><text:span text:style-name="T5025">icz</text:span><text:span text:style-name="T5026">ący</text:span><text:span text:style-name="T5027">:</text:span></text:p>
      <text:p text:style-name="P5028">C<text:span text:style-name="T5029">z</text:span>tery to z<text:span text:style-name="T5030">a</text:span><text:s/>dużo. To<text:s/><text:span text:style-name="T5031">m</text:span>oże<text:span text:style-name="T5032">...</text:span></text:p>
      <text:p text:style-name="P5033"><text:span text:style-name="T5034">/Głos</text:span><text:s/>z s<text:span text:style-name="T5035">a</text:span>li:<text:s/><text:span text:style-name="T5036">ni</text:span>e słychać<text:span text:style-name="T5037">/.</text:span></text:p>
      <text:p text:style-name="P5038"><text:span text:style-name="T5039">Przewodn</text:span><text:span text:style-name="T5040">ic</text:span><text:span text:style-name="T5041">zący</text:span><text:span text:style-name="T5042">:</text:span></text:p>
      <text:p text:style-name="P5043"><text:span text:style-name="T5044">D</text:span>obrze, ale dwóch jeszcze trzeba.</text:p>
      <text:p text:style-name="P5045"><text:span text:style-name="T5046">/Głos</text:span><text:s/>z sali: Rokicki i Banaszkiewic<text:span text:style-name="T5047">z</text:span>/.</text:p>
      <text:p text:style-name="P5048"><text:span text:style-name="T5049">/Głos</text:span><text:s/>z sali: Można, ale on do socjalnych powinien by<text:span text:style-name="T5050">ć</text:span>/.</text:p>
      <text:p text:style-name="P5051"><text:span text:style-name="T5052">/Głos</text:span><text:s/>z sal<text:span text:style-name="T5053">i</text:span>: nie słychać<text:span text:style-name="T5054">/.</text:span></text:p>
      <text:p text:style-name="P5055"><text:span text:style-name="T5056">/Głos</text:span><text:s/>z s<text:span text:style-name="T5057">a</text:span>l<text:span text:style-name="T5058">i</text:span>: nie słychać<text:span text:style-name="T5059">/.</text:span></text:p>
      <text:p text:style-name="P5060"><text:span text:style-name="T5061">P</text:span><text:span text:style-name="T5062">rze</text:span><text:span text:style-name="T5063">wod</text:span><text:span text:style-name="T5064">nicz</text:span><text:span text:style-name="T5065">ą</text:span><text:span text:style-name="T5066">c</text:span><text:span text:style-name="T5067">y</text:span><text:span text:style-name="T5068">:</text:span></text:p>
      <text:p text:style-name="P5069">Ja proponuję, żeby s<text:span text:style-name="T5070">i</text:span>ę zastanowić.</text:p>
      <text:p text:style-name="P5071"><text:span text:style-name="T5072">/Głos</text:span><text:s/><text:span text:style-name="T5073">z</text:span><text:s/>sali: nie słychać/.</text:p>
      <text:p text:style-name="P5074"><text:span text:style-name="T5075">Przewodniczący</text:span><text:span text:style-name="T5076">:</text:span></text:p>
      <text:p text:style-name="P5077">Gdy chodzi o finansowe to byśmy<text:s/><text:span text:style-name="T5078">w</text:span>zięli od nas pana Małeckiego, może Rokicki mógłby i p<text:span text:style-name="T5079">a</text:span>na prof. Leopolda. To byśmy mieli tak<text:span text:style-name="T5080">ą</text:span><text:s/>trójk<text:span text:style-name="T5081">ę</text:span><text:s/>do finansów<text:span text:style-name="T5082">.</text:span></text:p>
      <text:p text:style-name="P5083">Teraz infra<text:span text:style-name="T5084">st</text:span>ruktura<text:span text:style-name="T5085">.</text:span><text:s/>To kto mó<text:span text:style-name="T5086">g</text:span>łby zrobić? Pańko tak, panie profesorze p<text:span text:style-name="T5087">a</text:span>n by mógł do infra<text:span text:style-name="T5088">st</text:span>ruktury.<text:span text:style-name="T5089">.</text:span>.</text:p>
      <text:p text:style-name="P5090"><text:span text:style-name="T5091">/Głos</text:span><text:s/>z sali<text:span text:style-name="T5092">:</text:span><text:s/>nie słychać/.</text:p>
      <text:p text:style-name="P5093"><text:span text:style-name="T5094">Przewodni</text:span><text:span text:style-name="T5095">cz</text:span><text:span text:style-name="T5096">ący</text:span><text:span text:style-name="T5097">:</text:span></text:p>
      <text:p text:style-name="P5098">Ale sprawy ziemskie też trzeba jakoś załatwić<text:span text:style-name="T5099">.</text:span><text:s/>No<text:span text:style-name="T5100">.</text:span></text:p>
      <text:p text:style-name="P5101"><text:span text:style-name="T5102">/Głos</text:span><text:s/>z sali: ...<text:s/><text:span text:style-name="T5103">i</text:span><text:s/>Lutyka/.</text:p>
      <text:p text:style-name="P5104"><text:span text:style-name="T5105">/Głos</text:span><text:s/>z sali:<text:s/>O<text:s/>Lutyk/.</text:p>
      <text:p text:style-name="P5106"><text:span text:style-name="T5107">Przewodniczący</text:span><text:span text:style-name="T5108">:</text:span></text:p>
      <text:p text:style-name="P5109">Lutyk to raczej do tych społecznych, do socjalnych. Nie, tu chodzi o obrót zie<text:span text:style-name="T5110">m</text:span>ią i t<text:span text:style-name="T5111">o<text:s/></text:span>wszy<text:span text:style-name="T5112">st</text:span>ko.</text:p>
      <text:p text:style-name="P5113"><text:span text:style-name="T5114">/Głos</text:span><text:s/>z sali: nie słychać<text:span text:style-name="T5115">/.</text:span></text:p>
      <text:p text:style-name="P5116"><text:span text:style-name="T5117">Przewodn</text:span><text:span text:style-name="T5118">i</text:span><text:span text:style-name="T5119">cząc</text:span><text:span text:style-name="T5120">y</text:span><text:span text:style-name="T5121">:</text:span></text:p>
      <text:p text:style-name="P5122"><text:span text:style-name="T5123">D</text:span>obr<text:span text:style-name="T5124">ze,</text:span><text:s/>to B<text:span text:style-name="T5125">a</text:span>naszkiewicz, pow<text:span text:style-name="T5126">i</text:span>edzmy ja sa<text:span text:style-name="T5127">m</text:span><text:s/>by<text:span text:style-name="T5128">m</text:span><text:s/><text:span text:style-name="T5129">w</text:span>ziął<text:s/><text:span text:style-name="T5130">i</text:span><text:s/>jeszcze ktoś o<text:span text:style-name="T5131">d</text:span><text:s/><text:span text:style-name="T5132">w</text:span>as?</text:p>
      <text:p text:style-name="P5133"><text:span text:style-name="T5134">/Głos</text:span><text:s/><text:span text:style-name="T5135">z</text:span><text:s/>sa<text:span text:style-name="T5136">l</text:span>i<text:span text:style-name="T5137">:</text:span><text:s/>L<text:span text:style-name="T5138">i</text:span>piec/.</text:p>
      <text:soft-page-break/>
      <text:p text:style-name="P5139"><text:span text:style-name="T5140">Przewodniczący</text:span><text:span text:style-name="T5141">:</text:span></text:p>
      <text:p text:style-name="P5142">Lipiec, mógłby p<text:span text:style-name="T5143">a</text:span>n dojechać tu któregoś dn<text:span text:style-name="T5144">i</text:span>a? Dobra.</text:p>
      <text:p text:style-name="P5145">Czyl<text:span text:style-name="T5146">i</text:span><text:s/>co do infra<text:span text:style-name="T5147">s</text:span>tru<text:span text:style-name="T5148">k</text:span>tury to ju<text:span text:style-name="T5149">ż</text:span><text:s/>piszemy<text:s/><text:span text:style-name="T5150">z</text:span>araz: Banaszkiewicz,<text:s/><text:span text:style-name="T5151">Stel</text:span>ma<text:span text:style-name="T5152">ch</text:span>ow<text:span text:style-name="T5153">s</text:span>ki, Lipiec.</text:p>
      <text:p text:style-name="P5154"><text:span text:style-name="T5155">/Głos</text:span><text:s/>z sali: Ale Banaszkiewicz pojechał<text:s/><text:span text:style-name="T5156">s</text:span>obie na urlop, to mnie przekln<text:span text:style-name="T5157">i</text:span>e/.</text:p>
      <text:p text:style-name="P5158"><text:span text:style-name="T5159">/Głos</text:span><text:s/>z s<text:span text:style-name="T5160">a</text:span>li: Jutro jesteście?<text:span text:style-name="T5161">/.</text:span></text:p>
      <text:p text:style-name="P5162"><text:span text:style-name="T5163">Przewodniczący</text:span><text:span text:style-name="T5164">:</text:span></text:p>
      <text:p text:style-name="P5165"><text:span text:style-name="T5166">Jest</text:span>eśmy<text:span text:style-name="T5167">.</text:span></text:p>
      <text:p text:style-name="P5168"><text:span text:style-name="T5169">/Głos</text:span><text:s/>z sali:<text:s/><text:span text:style-name="T5170">I</text:span><text:s/>Banaszkiewicz<text:s/>te<text:span text:style-name="T5171">ż</text:span><text:s/>jest/.</text:p>
      <text:p text:style-name="P5172"><text:span text:style-name="T5173">Przewodn</text:span><text:span text:style-name="T5174">ic</text:span><text:span text:style-name="T5175">zący</text:span><text:span text:style-name="T5176">:</text:span></text:p>
      <text:p text:style-name="P5177">J<text:span text:style-name="T5178">e</text:span>st, tylko<text:s/><text:span text:style-name="T5179">m</text:span>y<text:s/><text:span text:style-name="T5180">mam</text:span>y w Ministerstwie Sprawiedliwości... to kiedy my to zrobimy? Chyba wieczorem, ale byłoby trudno<text:span text:style-name="T5181">.</text:span><text:s/>Kogo by tu jeszcze wzią<text:span text:style-name="T5182">ć</text:span>? Kogoś z nas.</text:p>
      <text:p text:style-name="P5183"><text:span text:style-name="T5184">/Głos</text:span><text:s/>z sali: My byśmy chcieli jechać do domu/.</text:p>
      <text:p text:style-name="P5185"><text:span text:style-name="T5186">Przewodniczący</text:span><text:span text:style-name="T5187">:</text:span></text:p>
      <text:p text:style-name="P5188"><text:span text:style-name="T5189">Z</text:span><text:s/><text:span text:style-name="T5190">czeg</text:span>o? Finanse: pan Gn<text:span text:style-name="T5191">at</text:span>,<text:s/><text:span text:style-name="T5192">m</text:span>in. Pazura<text:s/><text:span text:style-name="T5193">i</text:span><text:s/>pan Cichosz<text:span text:style-name="T5194">.</text:span></text:p>
      <text:p text:style-name="P5195"><text:span text:style-name="T5196">/Głos</text:span><text:s/>z sali: Jest pani Stroińska/.</text:p>
      <text:p text:style-name="P5197"><text:span text:style-name="T5198">Przewodn</text:span><text:span text:style-name="T5199">ic</text:span><text:span text:style-name="T5200">zący</text:span><text:span text:style-name="T5201">:</text:span></text:p>
      <text:p text:style-name="P5202"><text:span text:style-name="T5203">Fin</text:span>an<text:span text:style-name="T5204">se...</text:span></text:p>
      <text:p text:style-name="P5205"><text:span text:style-name="T5206">/Głos</text:span><text:s/>z sali: Pan<text:s/><text:span text:style-name="T5207">P</text:span>azura, Cichosz, Stroińska/.</text:p>
      <text:p text:style-name="P5208"><text:span text:style-name="T5209">Przew</text:span><text:span text:style-name="T5210">od</text:span><text:span text:style-name="T5211">niczący</text:span><text:span text:style-name="T5212">:</text:span></text:p>
      <text:p text:style-name="P5213">To cztery?</text:p>
      <text:p text:style-name="P5214"><text:span text:style-name="T5215">/Głos</text:span><text:s/>z sali: To są finansiści sami, nie<text:s/><text:span text:style-name="T5216">m</text:span>a wyboru/.</text:p>
      <text:p text:style-name="P5217"><text:span text:style-name="T5218">Przewodniczący</text:span><text:span text:style-name="T5219">:</text:span></text:p>
      <text:p text:style-name="P5220"><text:span text:style-name="T5221">I</text:span><text:s/>pani Stroińska<text:span text:style-name="T5222">.</text:span><text:s/>Dobrze<text:span text:style-name="T5223">.</text:span><text:s/><text:span text:style-name="T5224">Co</text:span><text:s/>do ziemi, co byśmy tutaj zrobili?</text:p>
      <text:p text:style-name="P5225"><text:span text:style-name="T5226">/Głos</text:span><text:s/>z sali: To co<text:s/><text:span text:style-name="T5227">m</text:span>amy cztery zespoły?/.</text:p>
      <text:p text:style-name="P5228"><text:span text:style-name="T5229">Przewodniczący</text:span><text:span text:style-name="T5230">:</text:span></text:p>
      <text:p text:style-name="P5231">Jeszcz<text:span text:style-name="T5232">e</text:span><text:s/>socjalny.</text:p>
      <text:p text:style-name="P5233"><text:span text:style-name="T5234">/Głos</text:span><text:s/>z sali: To pię<text:span text:style-name="T5235">ć</text:span>/.</text:p>
      <text:p text:style-name="P5236"><text:span text:style-name="T5237">Prz</text:span><text:span text:style-name="T5238">ew</text:span><text:span text:style-name="T5239">odniczący</text:span><text:span text:style-name="T5240">:</text:span></text:p>
      <text:p text:style-name="P5241">To pięć<text:span text:style-name="T5242">.</text:span></text:p>
      <text:p text:style-name="P5243"><text:span text:style-name="T5244">O</text:span><text:span text:style-name="T5245">b. <text:s text:c="22"/></text:span><text:span text:style-name="T5246">:</text:span></text:p>
      <text:p text:style-name="P5247">Panie profesorze to<text:s/><text:span text:style-name="T5248">z</text:span>r<text:span text:style-name="T5249">ó</text:span>bmy to<text:s/>tak, dajmy spokój<text:s/><text:span text:style-name="T5250">m</text:span>oże na dziś. Załatwmy to stanowisko i wychodzimy. To znaczy będzie te trzy zespoły<text:s/><text:span text:style-name="T5251">w</text:span><text:s/>t<text:span text:style-name="T5252">e</text:span>j chwili<text:span text:style-name="T5253">.<text:s/></text:span>Demonopol<text:span text:style-name="T5254">iz</text:span>a<text:span text:style-name="T5255">cj</text:span>a, finansowy i infra<text:span text:style-name="T5256">st</text:span>ruktury.</text:p>
      <text:p text:style-name="P5257"><text:span text:style-name="T5258">/Głos</text:span>y z sali: nie słychać/.</text:p>
      <text:p text:style-name="P5259"><text:span text:style-name="T5260">Pr</text:span><text:span text:style-name="T5261">ze</text:span><text:span text:style-name="T5262">wodniczący</text:span><text:span text:style-name="T5263">:</text:span></text:p>
      <text:p text:style-name="P5264">Ju<text:span text:style-name="T5265">ż</text:span><text:s/>zaraz.<text:s/><text:span text:style-name="T5266">Ko</text:span>g<text:span text:style-name="T5267">o</text:span><text:s/>do spraw infrastru<text:span text:style-name="T5268">kt</text:span>ury i<text:s/><text:span text:style-name="T5269">zie</text:span>mi da<text:span text:style-name="T5270">lib</text:span>yście?<text:s/><text:span text:style-name="T5271">M</text:span>o<text:span text:style-name="T5272">że</text:span><text:s/>d<text:span text:style-name="T5273">w</text:span>ie osoby?</text:p>
      <text:p text:style-name="P5274"><text:span text:style-name="T5275">/Głos</text:span><text:s/>z sali: Je<text:span text:style-name="T5276">ż</text:span>el<text:span text:style-name="T5277">i</text:span><text:s/>p<text:span text:style-name="T5278">a</text:span>n b<text:span text:style-name="T5279">ę</text:span>dzi<text:span text:style-name="T5280">e</text:span><text:s/><text:span text:style-name="T5281">mó</text:span>w<text:span text:style-name="T5282">ił</text:span><text:s/>do tej telewizji, bo poproszą pana i pana Ś<text:span text:style-name="T5283">liw</text:span>iński<text:span text:style-name="T5284">e</text:span>go, to niech pan<text:s/><text:span text:style-name="T5285">w</text:span>spomn<text:span text:style-name="T5286">i</text:span><text:s/>o tym, o tej pierwszej części, a na konferencji prasowej to niech już, pan spróbuje na spółk<text:span text:style-name="T5287">ę</text:span><text:s/>z<text:s/><text:span text:style-name="T5288">Sz</text:span>ymand<text:span text:style-name="T5289">er</text:span>s<text:span text:style-name="T5290">kim,</text:span><text:s/>bo ja musz<text:span text:style-name="T5291">ę</text:span><text:s/>lecie<text:span text:style-name="T5292">ć</text:span><text:s/>do dalszej roboty/.</text:p>
      <text:p text:style-name="P5293"><text:span text:style-name="T5294">O</text:span><text:span text:style-name="T5295">b. <text:s text:c="22"/></text:span><text:span text:style-name="T5296">:</text:span></text:p>
      <text:soft-page-break/>
      <text:p text:style-name="P5297"><text:span text:style-name="T5298">Ni</text:span>e na konferencję ja t<text:span text:style-name="T5299">eż</text:span><text:s/><text:span text:style-name="T5300">n</text:span>ie idę<text:span text:style-name="T5301">,<text:s/></text:span>bo ja te<text:span text:style-name="T5302">ż</text:span><text:s/>jad<text:span text:style-name="T5303">ę</text:span><text:s/>do d<text:span text:style-name="T5304">om</text:span>u, idzie Małecki i Gabriel.</text:p>
      <text:p text:style-name="P5305"><text:span text:style-name="T5306">Przewodn</text:span><text:span text:style-name="T5307">ic</text:span><text:span text:style-name="T5308">zący</text:span>:</text:p>
      <text:p text:style-name="P5309"><text:span text:style-name="T5310">A</text:span><text:s/>d<text:span text:style-name="T5311">ad</text:span>zą sobie radę.</text:p>
      <text:p text:style-name="P5312"><text:span text:style-name="T5313">O</text:span><text:span text:style-name="T5314">b. <text:s text:c="22"/></text:span><text:span text:style-name="T5315">:</text:span></text:p>
      <text:p text:style-name="P5316">Panie profesorze ja<text:s/><text:span text:style-name="T5317">ws</text:span>zystkie uwagi dotyczące u<text:span text:style-name="T5318">kł</text:span>adu pr<text:span text:style-name="T5319">z</text:span>e<text:span text:style-name="T5320">s</text:span>trz<text:span text:style-name="T5321">en</text:span>neg<text:span text:style-name="T5322">o...</text:span></text:p>
      <text:p text:style-name="P5323"><text:span text:style-name="T5324">O</text:span><text:span text:style-name="T5325">b. <text:s text:c="22"/></text:span><text:span text:style-name="T5326">:</text:span></text:p>
      <text:p text:style-name="P5327">Prosz<text:span text:style-name="T5328">ę</text:span><text:s/>pań<text:span text:style-name="T5329">st</text:span>wa, żebyśmy<text:s/><text:span text:style-name="T5330">s</text:span>i<text:span text:style-name="T5331">ę</text:span><text:s/>ni<text:span text:style-name="T5332">e<text:s/></text:span>pogubili w tych kwestiach. Proponujemy z n<text:span text:style-name="T5333">a</text:span>szej strony koalic<text:span text:style-name="T5334">yj</text:span>n<text:span text:style-name="T5335">o</text:span>-z<text:span text:style-name="T5336">wi</text:span>ą<text:span text:style-name="T5337">zkowo</text:span>-s<text:span text:style-name="T5338">a</text:span>m<text:span text:style-name="T5339">o</text:span>r<text:span text:style-name="T5340">zą</text:span>d<text:span text:style-name="T5341">owej</text:span>.</text:p>
      <text:p text:style-name="P5342"><text:span text:style-name="T5343">W</text:span><text:s/>zespole pierwszym, infra<text:span text:style-name="T5344">st</text:span>ruktura i obrót ziemią<text:s/><text:span text:style-name="T5345">-</text:span><text:s/>pan Maksym<text:span text:style-name="T5346">i</text:span>u<text:span text:style-name="T5347">k</text:span>, pan<text:s/><text:span text:style-name="T5348">St</text:span>adnik i pan Okuniewski.</text:p>
      <text:p text:style-name="P5349"><text:span text:style-name="T5350">W</text:span><text:s/>zespole kolejnym w sprawach finansowych - pan Gnat, pan Pazura, pan Cichosz i pani Stroińska.</text:p>
      <text:p text:style-name="P5351"><text:span text:style-name="T5352">I</text:span><text:s/>w zespole socjalnym - pani Sołtyk, pan Malczewski i pan Gaworski.</text:p>
      <text:p text:style-name="P5353"><text:span text:style-name="T5354">/Głos</text:span><text:s/>z sa<text:span text:style-name="T5355">l</text:span>i: nie słychać/.</text:p>
      <text:p text:style-name="P5356"><text:span text:style-name="T5357">O</text:span><text:span text:style-name="T5358">b. <text:s text:c="22"/></text:span><text:span text:style-name="T5359">:</text:span></text:p>
      <text:p text:style-name="P5360">Bo tak wyszło<text:span text:style-name="T5361">.</text:span><text:s/><text:span text:style-name="T5362">I</text:span><text:s/>teraz proponuję i prosz<text:span text:style-name="T5363">ę</text:span><text:s/>bardzo, je<text:span text:style-name="T5364">ś</text:span>li pa<text:span text:style-name="T5365">n</text:span><text:s/>profesor się zgodzi, żeby pań<text:span text:style-name="T5366">stwo<text:s/></text:span>wszyscy ci, którzy w zespołach redagujących są się u<text:span text:style-name="T5367">m</text:span>ó<text:span text:style-name="T5368">w</text:span>il<text:span text:style-name="T5369">i</text:span><text:s/>co do<text:s/><text:span text:style-name="T5370">k</text:span>iedy, jak<text:s/><text:span text:style-name="T5371">i</text:span><text:s/>u kogo po<text:span text:style-name="T5372">d</text:span>jąć prace,<text:s/><text:span text:style-name="T5373">ż</text:span>eby można rz<text:span text:style-name="T5374">e</text:span>cz<text:span text:style-name="T5375">y</text:span>wi<text:span text:style-name="T5376">śc</text:span>i<text:span text:style-name="T5377">e</text:span><text:s/>najbardzi<text:span text:style-name="T5378">ej</text:span><text:s/>efektywnie<text:s/><text:span text:style-name="T5379">t</text:span>en czas wykorzystać<text:span text:style-name="T5380">.</text:span><text:s/>Potem byśmy w następnym spotkaniu mi<text:span text:style-name="T5381">e</text:span>li już możliw<text:span text:style-name="T5382">i</text:span>e dopracowane teksty, żebyśmy mogli dość konkretnie podyskutowa<text:span text:style-name="T5383">ć</text:span><text:s/><text:span text:style-name="T5384">i</text:span><text:s/>ewentualnie przyjąć.</text:p>
      <text:p text:style-name="P5385"><text:span text:style-name="T5386">P</text:span><text:span text:style-name="T5387">rz</text:span><text:span text:style-name="T5388">ewod</text:span><text:span text:style-name="T5389">n</text:span><text:span text:style-name="T5390">icz</text:span><text:span text:style-name="T5391">ą</text:span><text:span text:style-name="T5392">cy</text:span><text:span text:style-name="T5393">:</text:span></text:p>
      <text:p text:style-name="P5394">Teraz tak, gdy chodzi o sprawy finansowe to jest panowie Rokicki, Leopold, Małecki<text:span text:style-name="T5395">.</text:span></text:p>
      <text:p text:style-name="P5396">Gdy chodzi o sprawy infra<text:span text:style-name="T5397">st</text:span>rukturalne -<text:s/><text:span text:style-name="T5398">Stelm</text:span>a<text:span text:style-name="T5399">chow</text:span>ski,<text:s/>Lipiec<text:s/><text:span text:style-name="T5400">i</text:span><text:s/>ewentualnie Pa<text:span text:style-name="T5401">ń</text:span>ko lub<text:s/><text:span text:style-name="T5402">Ba</text:span>na<text:span text:style-name="T5403">szkiewicz,</text:span><text:s/>to b<text:span text:style-name="T5404">ędą<text:s/></text:span>j<text:span text:style-name="T5405">esz</text:span>cze takie<text:span text:style-name="T5406">.</text:span></text:p>
      <text:p text:style-name="P5407"><text:span text:style-name="T5408">I</text:span><text:s/>socjalny, do socjalnych<text:s/><text:span text:style-name="T5409">w</text:span><text:s/>ty<text:span text:style-name="T5410">m</text:span><text:s/>zam<text:span text:style-name="T5411">ies</text:span>zan<text:span text:style-name="T5412">iu</text:span><text:s/>nie wyznaczyliśmy kogo byśmy tutaj dali? Mógłby pan<text:s/><text:span text:style-name="T5413">B</text:span><text:span text:style-name="T5414">eszta</text:span>-B<text:span text:style-name="T5415">o</text:span>ro<text:span text:style-name="T5416">w</text:span>ski do socjalnego? Dobrze.<text:s/><text:span text:style-name="T5417">Cz</text:span>yli byłby p<text:span text:style-name="T5418">a</text:span>n Beszta, może wziąć panią<text:s/><text:span text:style-name="T5419">P</text:span>omi<text:span text:style-name="T5420">an</text:span>o<text:span text:style-name="T5421">w</text:span>ską?<text:s/><text:span text:style-name="T5422">M</text:span>oże być. Pani doc<text:span text:style-name="T5423">.</text:span><text:s/>Pomi<text:span text:style-name="T5424">a</text:span>nowska, która<text:span text:style-name="T5425"><text:s/></text:span>nie j<text:span text:style-name="T5426">est</text:span><text:s/><text:span text:style-name="T5427">w</text:span><text:s/>naszym gronie,<text:s/><text:span text:style-name="T5428">a</text:span>le będzie<text:s/><text:span text:style-name="T5429">i</text:span><text:s/>jeszcze trzeci<text:span text:style-name="T5430">ą</text:span><text:s/>osobę,<text:s/><text:span text:style-name="T5431">m</text:span>oże kol<text:span text:style-name="T5432">.</text:span><text:s/>Janowski by mógł<text:span text:style-name="T5433">.</text:span></text:p>
      <text:p text:style-name="P5434"><text:span text:style-name="T5435">/Głos</text:span><text:s/>z sali: Jest w zespole demonopoliza<text:span text:style-name="T5436">cj</text:span>i/.</text:p>
      <text:p text:style-name="P5437"><text:span text:style-name="T5438">Przewodni</text:span><text:span text:style-name="T5439">cz</text:span><text:span text:style-name="T5440">ąc</text:span><text:span text:style-name="T5441">y</text:span><text:span text:style-name="T5442">:</text:span></text:p>
      <text:p text:style-name="P5443">A zapomniałem<text:span text:style-name="T5444">...</text:span></text:p>
      <text:p text:style-name="P5445"><text:span text:style-name="T5446">/Głos</text:span><text:s/>z sali: Zastanowimy<text:s/><text:span text:style-name="T5447">s</text:span>ię<text:span text:style-name="T5448">/.</text:span></text:p>
      <text:p text:style-name="P5449"><text:span text:style-name="T5450">Przewodnicząc</text:span><text:span text:style-name="T5451">y</text:span><text:span text:style-name="T5452">:</text:span></text:p>
      <text:p text:style-name="P5453"><text:span text:style-name="T5454">M</text:span>oże dołączymy potem trzecią osobę, w tej chwili mózg staje.</text:p>
      <text:p text:style-name="P5455"><text:span text:style-name="T5456">/Głos</text:span><text:s/>z sali: Po spotkan<text:span text:style-name="T5457">iu</text:span><text:s/>musimy się umówić, jak pracować/.</text:p>
      <text:p text:style-name="P5458"><text:span text:style-name="T5459">P</text:span><text:span text:style-name="T5460">rz</text:span><text:span text:style-name="T5461">ewod</text:span><text:span text:style-name="T5462">nic</text:span><text:span text:style-name="T5463">zą</text:span><text:span text:style-name="T5464">c</text:span><text:span text:style-name="T5465">y</text:span><text:span text:style-name="T5466">:</text:span></text:p>
      <text:p text:style-name="P5467">Po spotkaniu<text:s/><text:span text:style-name="T5468">m</text:span>oż<text:span text:style-name="T5469">e</text:span><text:s/>p<text:span text:style-name="T5470">an</text:span><text:s/><text:span text:style-name="T5471">Beszta-</text:span>Borowski jeszcze później pomówimy, jak<text:s/><text:span text:style-name="T5472">i</text:span><text:s/>gdzie się<text:s/><text:span text:style-name="T5473">s</text:span>p<text:span text:style-name="T5474">ot</text:span>kać.</text:p>
      <text:p text:style-name="P5475"><text:span text:style-name="T5476">/Głos</text:span><text:s/>z sali<text:span text:style-name="T5477">:</text:span><text:s/>Ż<text:span text:style-name="T5478">e</text:span>by się te wspólne zespoły po zebraniu się<text:span text:style-name="T5479"><text:s/></text:span>poumaw<text:span text:style-name="T5480">i</text:span>a<text:span text:style-name="T5481">ł</text:span>y, ja<text:span text:style-name="T5482">k</text:span><text:s/>będ<text:span text:style-name="T5483">ą</text:span><text:s/>pracować<text:span text:style-name="T5484">/.</text:span></text:p>
      <text:p text:style-name="P5485"><text:span text:style-name="T5486">P</text:span><text:span text:style-name="T5487">rz</text:span><text:span text:style-name="T5488">ewod</text:span><text:span text:style-name="T5489">n</text:span><text:span text:style-name="T5490">iczący</text:span><text:span text:style-name="T5491">:</text:span></text:p>
      <text:p text:style-name="P5492"><text:span text:style-name="T5493">J</text:span><text:span text:style-name="T5494">a</text:span><text:s/>już<text:s/><text:span text:style-name="T5495">w</text:span><text:s/>s<text:span text:style-name="T5496">w</text:span>o<text:span text:style-name="T5497">im</text:span><text:s/><text:span text:style-name="T5498">u</text:span>stal<text:span text:style-name="T5499">ił</text:span>em i<text:span text:style-name="T5500"><text:s/></text:span>panowie z finansowego też ustalili.</text:p>
      <text:p text:style-name="P5501"><text:span text:style-name="T5502">/Głos</text:span><text:s/>z sali<text:span text:style-name="T5503">:</text:span><text:s/>nie słychać<text:span text:style-name="T5504">/.</text:span></text:p>
      <text:p text:style-name="P5505"><text:span text:style-name="T5506">P</text:span><text:span text:style-name="T5507">rz</text:span><text:span text:style-name="T5508">ewod</text:span><text:span text:style-name="T5509">n</text:span><text:span text:style-name="T5510">iczący</text:span><text:span text:style-name="T5511">:</text:span></text:p>
      <text:soft-page-break/>
      <text:p text:style-name="P5512">Tośmy ustalili,<text:s/><text:span text:style-name="T5513">że</text:span><text:s/>jeże<text:span text:style-name="T5514">li</text:span><text:s/>nie m<text:span text:style-name="T5515">a</text:span><text:span text:style-name="T5516"><text:s/></text:span><text:span text:style-name="T5517">le</text:span>p<text:span text:style-name="T5518">s</text:span>zego m<text:span text:style-name="T5519">iej</text:span>sc<text:span text:style-name="T5520">a</text:span><text:s/>to n<text:span text:style-name="T5521">a</text:span><text:s/>uniwersytecie<text:s/><text:span text:style-name="T5522">u</text:span><text:s/>m<text:span text:style-name="T5523">ni</text:span>e<text:span text:style-name="T5524">.</text:span></text:p>
      <text:p text:style-name="P5525">W p<text:span text:style-name="T5526">ią</text:span>tek proponuję.</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3:00Z</meta:creation-date>
    <dc:date>2023-10-30T19:33:00Z</dc:date>
    <meta:template xlink:href="Normal.dotm" xlink:type="simple"/>
    <meta:editing-cycles>2</meta:editing-cycles>
    <meta:editing-duration>PT0S</meta:editing-duration>
    <meta:document-statistic meta:page-count="63" meta:paragraph-count="365" meta:word-count="26142" meta:character-count="182629" meta:row-count="1307" meta:non-whitespace-character-count="156852"/>
  </office:meta>
</office:document-meta>
</file>